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17c7a3" officeooo:paragraph-rsid="0017c7a3" fo:background-color="#ffff00"/>
    </style:style>
    <style:style style:name="P2" style:family="paragraph" style:parent-style-name="Standard">
      <style:text-properties officeooo:rsid="0017c7a3" officeooo:paragraph-rsid="0017c7a3" fo:background-color="#ff99ff"/>
    </style:style>
    <style:style style:name="P3" style:family="paragraph" style:parent-style-name="Standard">
      <style:text-properties officeooo:rsid="0017c7a3" officeooo:paragraph-rsid="0017c7a3" fo:background-color="#ccff66"/>
    </style:style>
    <style:style style:name="P4" style:family="paragraph" style:parent-style-name="Standard">
      <style:text-properties officeooo:rsid="0017c7a3" officeooo:paragraph-rsid="0017c7a3" fo:background-color="#9999ff"/>
    </style:style>
    <style:style style:name="P5" style:family="paragraph" style:parent-style-name="Standard">
      <style:text-properties officeooo:rsid="0017c7a3" officeooo:paragraph-rsid="0017c7a3" fo:background-color="#ff9999"/>
    </style:style>
    <style:style style:name="P6" style:family="paragraph" style:parent-style-name="Standard">
      <style:text-properties officeooo:rsid="0017c7a3" officeooo:paragraph-rsid="0017c7a3" fo:background-color="#ccffff"/>
    </style:style>
    <style:style style:name="P7" style:family="paragraph" style:parent-style-name="Standard">
      <style:text-properties officeooo:rsid="0017c7a3" officeooo:paragraph-rsid="0017c7a3" fo:background-color="#ffffcc"/>
    </style:style>
    <style:style style:name="P8" style:family="paragraph" style:parent-style-name="Standard">
      <style:text-properties officeooo:rsid="0017c7a3" officeooo:paragraph-rsid="0017c7a3" fo:background-color="#dddd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ual: <text:s/>Max: <text:s text:c="3"/>Min: <text:s text:c="3"/>Sum: <text:s text:c="3"/>Shutter: <text:s text:c="7"/>LaserPower: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<text:soft-page-break/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<text:soft-page-break/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<text:soft-page-break/>000 <text:s text:c="4"/>002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5 <text:s text:c="4"/>001 <text:s text:c="4"/>002 <text:s text:c="4"/>12810 <text:s text:c="2"/>143</text:p>
      <text:p text:style-name="P1">001 <text:s text:c="4"/>005 <text:s text:c="4"/>001 <text:s text:c="4"/>002 <text:s text:c="4"/>12810 <text:s text:c="2"/>143</text:p>
      <text:p text:style-name="P1">001 <text:s text:c="4"/>005 <text:s text:c="4"/>001 <text:s text:c="4"/>002 <text:s text:c="4"/>12810 <text:s text:c="2"/>143</text:p>
      <text:p text:style-name="P1">000 <text:s text:c="4"/>005 <text:s text:c="4"/>001 <text:s text:c="4"/>002 <text:s text:c="4"/>12810 <text:s text:c="2"/>143</text:p>
      <text:p text:style-name="P1">001 <text:s text:c="4"/>006 <text:s text:c="4"/>001 <text:s text:c="4"/>002 <text:s text:c="4"/>12810 <text:s text:c="2"/>143</text:p>
      <text:p text:style-name="P1">001 <text:s text:c="4"/>006 <text:s text:c="4"/>001 <text:s text:c="4"/>002 <text:s text:c="4"/>12810 <text:s text:c="2"/>143</text:p>
      <text:p text:style-name="P1">002 <text:s text:c="4"/>006 <text:s text:c="4"/>001 <text:s text:c="4"/>002 <text:s text:c="4"/>12810 <text:s text:c="2"/>143</text:p>
      <text:p text:style-name="P1">003 <text:s text:c="4"/>007 <text:s text:c="4"/>001 <text:s text:c="4"/>002 <text:s text:c="4"/>12810 <text:s text:c="2"/>143</text:p>
      <text:p text:style-name="P1">002 <text:s text:c="4"/>007 <text:s text:c="4"/>001 <text:s text:c="4"/>002 <text:s text:c="4"/>12810 <text:s text:c="2"/>143</text:p>
      <text:p text:style-name="P1">002 <text:s text:c="4"/>007 <text:s text:c="4"/>001 <text:s text:c="4"/>002 <text:s text:c="4"/>12810 <text:s text:c="2"/>143</text:p>
      <text:p text:style-name="P1">004 <text:s text:c="4"/>008 <text:s text:c="4"/>001 <text:s text:c="4"/>002 <text:s text:c="4"/>12810 <text:s text:c="2"/>143</text:p>
      <text:p text:style-name="P1">003 <text:s text:c="4"/>009 <text:s text:c="4"/>001 <text:s text:c="4"/>002 <text:s text:c="4"/>12810 <text:s text:c="2"/>143</text:p>
      <text:p text:style-name="P1">004 <text:s text:c="4"/>010 <text:s text:c="4"/>001 <text:s text:c="4"/>002 <text:s text:c="4"/>12810 <text:s text:c="2"/>143</text:p>
      <text:p text:style-name="P1">004 <text:s text:c="4"/>011 <text:s text:c="4"/>001 <text:s text:c="4"/>002 <text:s text:c="4"/>12810 <text:s text:c="2"/>143</text:p>
      <text:p text:style-name="P1">004 <text:s text:c="4"/>011 <text:s text:c="4"/>001 <text:s text:c="4"/>002 <text:s text:c="4"/>12810 <text:s text:c="2"/>143</text:p>
      <text:p text:style-name="P1">004 <text:s text:c="4"/>011 <text:s text:c="4"/>001 <text:s text:c="4"/>002 <text:s text:c="4"/>12810 <text:s text:c="2"/>143</text:p>
      <text:p text:style-name="P1">004 <text:s text:c="4"/>011 <text:s text:c="4"/>001 <text:s text:c="4"/>002 <text:s text:c="4"/>12810 <text:s text:c="2"/>143</text:p>
      <text:p text:style-name="P1">005 <text:s text:c="4"/>011 <text:s text:c="4"/>001 <text:s text:c="4"/>002 <text:s text:c="4"/>12810 <text:s text:c="2"/>143</text:p>
      <text:p text:style-name="P1">005 <text:s text:c="4"/>012 <text:s text:c="4"/>001 <text:s text:c="4"/>002 <text:s text:c="4"/>12810 <text:s text:c="2"/>143</text:p>
      <text:p text:style-name="P1">005 <text:s text:c="4"/>012 <text:s text:c="4"/>001 <text:s text:c="4"/>002 <text:s text:c="4"/>12810 <text:s text:c="2"/>143</text:p>
      <text:p text:style-name="P1">006 <text:s text:c="4"/>013 <text:s text:c="4"/>001 <text:s text:c="4"/>002 <text:s text:c="4"/>12810 <text:s text:c="2"/>143</text:p>
      <text:p text:style-name="P1">005 <text:s text:c="4"/>013 <text:s text:c="4"/>001 <text:s text:c="4"/>002 <text:s text:c="4"/>12810 <text:s text:c="2"/>143</text:p>
      <text:p text:style-name="P1">004 <text:s text:c="4"/>014 <text:s text:c="4"/>001 <text:s text:c="4"/>002 <text:s text:c="4"/>12810 <text:s text:c="2"/>143</text:p>
      <text:p text:style-name="P1">005 <text:s text:c="4"/>013 <text:s text:c="4"/>001 <text:s text:c="4"/>002 <text:s text:c="4"/>12810 <text:s text:c="2"/>143</text:p>
      <text:p text:style-name="P1">006 <text:s text:c="4"/>014 <text:s text:c="4"/>001 <text:s text:c="4"/>002 <text:s text:c="4"/>12810 <text:s text:c="2"/>143</text:p>
      <text:p text:style-name="P1">006 <text:s text:c="4"/>013 <text:s text:c="4"/>001 <text:s text:c="4"/>002 <text:s text:c="4"/>12810 <text:s text:c="2"/>143</text:p>
      <text:p text:style-name="P1">006 <text:s text:c="4"/>015 <text:s text:c="4"/>001 <text:s text:c="4"/>002 <text:s text:c="4"/>12810 <text:s text:c="2"/>143</text:p>
      <text:p text:style-name="P1">006 <text:s text:c="4"/>015 <text:s text:c="4"/>001 <text:s text:c="4"/>003 <text:s text:c="4"/>12810 <text:s text:c="2"/>143</text:p>
      <text:p text:style-name="P1">006 <text:s text:c="4"/>017 <text:s text:c="4"/>001 <text:s text:c="4"/>003 <text:s text:c="4"/>12810 <text:s text:c="2"/>143</text:p>
      <text:p text:style-name="P1">006 <text:s text:c="4"/>017 <text:s text:c="4"/>001 <text:s text:c="4"/>003 <text:s text:c="4"/>12810 <text:s text:c="2"/>143</text:p>
      <text:p text:style-name="P1">006 <text:s text:c="4"/>017 <text:s text:c="4"/>001 <text:s text:c="4"/>003 <text:s text:c="4"/>12810 <text:s text:c="2"/>143</text:p>
      <text:p text:style-name="P1"><text:soft-page-break/>005 <text:s text:c="4"/>018 <text:s text:c="4"/>001 <text:s text:c="4"/>003 <text:s text:c="4"/>12810 <text:s text:c="2"/>143</text:p>
      <text:p text:style-name="P1">006 <text:s text:c="4"/>018 <text:s text:c="4"/>001 <text:s text:c="4"/>003 <text:s text:c="4"/>12810 <text:s text:c="2"/>143</text:p>
      <text:p text:style-name="P1">007 <text:s text:c="4"/>020 <text:s text:c="4"/>001 <text:s text:c="4"/>003 <text:s text:c="4"/>12810 <text:s text:c="2"/>143</text:p>
      <text:p text:style-name="P1">007 <text:s text:c="4"/>021 <text:s text:c="4"/>001 <text:s text:c="4"/>003 <text:s text:c="4"/>12810 <text:s text:c="2"/>143</text:p>
      <text:p text:style-name="P1">007 <text:s text:c="4"/>025 <text:s text:c="4"/>001 <text:s text:c="4"/>003 <text:s text:c="4"/>12810 <text:s text:c="2"/>143</text:p>
      <text:p text:style-name="P1">008 <text:s text:c="4"/>026 <text:s text:c="4"/>001 <text:s text:c="4"/>003 <text:s text:c="4"/>12810 <text:s text:c="2"/>143</text:p>
      <text:p text:style-name="P1">008 <text:s text:c="4"/>028 <text:s text:c="4"/>001 <text:s text:c="4"/>003 <text:s text:c="4"/>12810 <text:s text:c="2"/>143</text:p>
      <text:p text:style-name="P1">008 <text:s text:c="4"/>024 <text:s text:c="4"/>001 <text:s text:c="4"/>003 <text:s text:c="4"/>12810 <text:s text:c="2"/>143</text:p>
      <text:p text:style-name="P1">008 <text:s text:c="4"/>026 <text:s text:c="4"/>001 <text:s text:c="4"/>003 <text:s text:c="4"/>12810 <text:s text:c="2"/>143</text:p>
      <text:p text:style-name="P1">008 <text:s text:c="4"/>023 <text:s text:c="4"/>001 <text:s text:c="4"/>003 <text:s text:c="4"/>12810 <text:s text:c="2"/>143</text:p>
      <text:p text:style-name="P1">008 <text:s text:c="4"/>023 <text:s text:c="4"/>001 <text:s text:c="4"/>003 <text:s text:c="4"/>12810 <text:s text:c="2"/>143</text:p>
      <text:p text:style-name="P1">009 <text:s text:c="4"/>024 <text:s text:c="4"/>001 <text:s text:c="4"/>003 <text:s text:c="4"/>12810 <text:s text:c="2"/>143</text:p>
      <text:p text:style-name="P1">008 <text:s text:c="4"/>029 <text:s text:c="4"/>001 <text:s text:c="4"/>003 <text:s text:c="4"/>12810 <text:s text:c="2"/>143</text:p>
      <text:p text:style-name="P1">009 <text:s text:c="4"/>029 <text:s text:c="4"/>001 <text:s text:c="4"/>003 <text:s text:c="4"/>12810 <text:s text:c="2"/>143</text:p>
      <text:p text:style-name="P1">009 <text:s text:c="4"/>036 <text:s text:c="4"/>001 <text:s text:c="4"/>003 <text:s text:c="4"/>12810 <text:s text:c="2"/>143</text:p>
      <text:p text:style-name="P1">009 <text:s text:c="4"/>037 <text:s text:c="4"/>001 <text:s text:c="4"/>003 <text:s text:c="4"/>12810 <text:s text:c="2"/>143</text:p>
      <text:p text:style-name="P1">009 <text:s text:c="4"/>035 <text:s text:c="4"/>001 <text:s text:c="4"/>003 <text:s text:c="4"/>12810 <text:s text:c="2"/>143</text:p>
      <text:p text:style-name="P1">008 <text:s text:c="4"/>029 <text:s text:c="4"/>001 <text:s text:c="4"/>003 <text:s text:c="4"/>12810 <text:s text:c="2"/>143</text:p>
      <text:p text:style-name="P1">009 <text:s text:c="4"/>029 <text:s text:c="4"/>001 <text:s text:c="4"/>003 <text:s text:c="4"/>12810 <text:s text:c="2"/>143</text:p>
      <text:p text:style-name="P1">008 <text:s text:c="4"/>027 <text:s text:c="4"/>001 <text:s text:c="4"/>003 <text:s text:c="4"/>12810 <text:s text:c="2"/>143</text:p>
      <text:p text:style-name="P1">008 <text:s text:c="4"/>027 <text:s text:c="4"/>001 <text:s text:c="4"/>003 <text:s text:c="4"/>12810 <text:s text:c="2"/>143</text:p>
      <text:p text:style-name="P1">009 <text:s text:c="4"/>030 <text:s text:c="4"/>001 <text:s text:c="4"/>003 <text:s text:c="4"/>12810 <text:s text:c="2"/>143</text:p>
      <text:p text:style-name="P1">009 <text:s text:c="4"/>036 <text:s text:c="4"/>001 <text:s text:c="4"/>003 <text:s text:c="4"/>12810 <text:s text:c="2"/>143</text:p>
      <text:p text:style-name="P1">009 <text:s text:c="4"/>036 <text:s text:c="4"/>001 <text:s text:c="4"/>003 <text:s text:c="4"/>12810 <text:s text:c="2"/>143</text:p>
      <text:p text:style-name="P1">009 <text:s text:c="4"/>041 <text:s text:c="4"/>001 <text:s text:c="4"/>003 <text:s text:c="4"/>12810 <text:s text:c="2"/>143</text:p>
      <text:p text:style-name="P1">009 <text:s text:c="4"/>040 <text:s text:c="4"/>001 <text:s text:c="4"/>003 <text:s text:c="4"/>12810 <text:s text:c="2"/>143</text:p>
      <text:p text:style-name="P1">009 <text:s text:c="4"/>029 <text:s text:c="4"/>001 <text:s text:c="4"/>003 <text:s text:c="4"/>12810 <text:s text:c="2"/>143</text:p>
      <text:p text:style-name="P1">009 <text:s text:c="4"/>028 <text:s text:c="4"/>001 <text:s text:c="4"/>003 <text:s text:c="4"/>12810 <text:s text:c="2"/>143</text:p>
      <text:p text:style-name="P1">009 <text:s text:c="4"/>027 <text:s text:c="4"/>001 <text:s text:c="4"/>003 <text:s text:c="4"/>12810 <text:s text:c="2"/>143</text:p>
      <text:p text:style-name="P1">009 <text:s text:c="4"/>029 <text:s text:c="4"/>001 <text:s text:c="4"/>003 <text:s text:c="4"/>12810 <text:s text:c="2"/>143</text:p>
      <text:p text:style-name="P1">009 <text:s text:c="4"/>029 <text:s text:c="4"/>001 <text:s text:c="4"/>003 <text:s text:c="4"/>12810 <text:s text:c="2"/>143</text:p>
      <text:p text:style-name="P1">009 <text:s text:c="4"/>035 <text:s text:c="4"/>001 <text:s text:c="4"/>003 <text:s text:c="4"/>12810 <text:s text:c="2"/>143</text:p>
      <text:p text:style-name="P1">009 <text:s text:c="4"/>037 <text:s text:c="4"/>001 <text:s text:c="4"/>004 <text:s text:c="4"/>12810 <text:s text:c="2"/>143</text:p>
      <text:p text:style-name="P1">009 <text:s text:c="4"/>037 <text:s text:c="4"/>001 <text:s text:c="4"/>004 <text:s text:c="4"/>12810 <text:s text:c="2"/>143</text:p>
      <text:p text:style-name="P1">009 <text:s text:c="4"/>031 <text:s text:c="4"/>001 <text:s text:c="4"/>004 <text:s text:c="4"/>12810 <text:s text:c="2"/>143</text:p>
      <text:p text:style-name="P1">009 <text:s text:c="4"/>032 <text:s text:c="4"/>001 <text:s text:c="4"/>003 <text:s text:c="4"/>12810 <text:s text:c="2"/>143</text:p>
      <text:p text:style-name="P1">010 <text:s text:c="4"/>029 <text:s text:c="4"/>001 <text:s text:c="4"/>003 <text:s text:c="4"/>12810 <text:s text:c="2"/>143</text:p>
      <text:p text:style-name="P1">010 <text:s text:c="4"/>029 <text:s text:c="4"/>001 <text:s text:c="4"/>003 <text:s text:c="4"/>12810 <text:s text:c="2"/>143</text:p>
      <text:p text:style-name="P1">010 <text:s text:c="4"/>030 <text:s text:c="4"/>001 <text:s text:c="4"/>003 <text:s text:c="4"/>12810 <text:s text:c="2"/>143</text:p>
      <text:p text:style-name="P1">011 <text:s text:c="4"/>037 <text:s text:c="4"/>001 <text:s text:c="4"/>003 <text:s text:c="4"/>12810 <text:s text:c="2"/>143</text:p>
      <text:p text:style-name="P1">011 <text:s text:c="4"/>037 <text:s text:c="4"/>001 <text:s text:c="4"/>004 <text:s text:c="4"/>12810 <text:s text:c="2"/>143</text:p>
      <text:p text:style-name="P1">011 <text:s text:c="4"/>037 <text:s text:c="4"/>001 <text:s text:c="4"/>004 <text:s text:c="4"/>12810 <text:s text:c="2"/>143</text:p>
      <text:p text:style-name="P1">011 <text:s text:c="4"/>030 <text:s text:c="4"/>001 <text:s text:c="4"/>003 <text:s text:c="4"/>12810 <text:s text:c="2"/>143</text:p>
      <text:p text:style-name="P1">011 <text:s text:c="4"/>027 <text:s text:c="4"/>001 <text:s text:c="4"/>003 <text:s text:c="4"/>12810 <text:s text:c="2"/>143</text:p>
      <text:p text:style-name="P1">011 <text:s text:c="4"/>031 <text:s text:c="4"/>001 <text:s text:c="4"/>004 <text:s text:c="4"/>12810 <text:s text:c="2"/>143</text:p>
      <text:p text:style-name="P1">012 <text:s text:c="4"/>030 <text:s text:c="4"/>001 <text:s text:c="4"/>004 <text:s text:c="4"/>12810 <text:s text:c="2"/>143</text:p>
      <text:p text:style-name="P1">011 <text:s text:c="4"/>036 <text:s text:c="4"/>001 <text:s text:c="4"/>004 <text:s text:c="4"/>12810 <text:s text:c="2"/>143</text:p>
      <text:p text:style-name="P1">011 <text:s text:c="4"/>036 <text:s text:c="4"/>001 <text:s text:c="4"/>004 <text:s text:c="4"/>12810 <text:s text:c="2"/>143</text:p>
      <text:p text:style-name="P1">012 <text:s text:c="4"/>039 <text:s text:c="4"/>001 <text:s text:c="4"/>004 <text:s text:c="4"/>12810 <text:s text:c="2"/>143</text:p>
      <text:p text:style-name="P1"><text:soft-page-break/>012 <text:s text:c="4"/>032 <text:s text:c="4"/>001 <text:s text:c="4"/>004 <text:s text:c="4"/>12810 <text:s text:c="2"/>143</text:p>
      <text:p text:style-name="P1">012 <text:s text:c="4"/>032 <text:s text:c="4"/>001 <text:s text:c="4"/>004 <text:s text:c="4"/>12810 <text:s text:c="2"/>143</text:p>
      <text:p text:style-name="P1">011 <text:s text:c="4"/>029 <text:s text:c="4"/>001 <text:s text:c="4"/>004 <text:s text:c="4"/>12810 <text:s text:c="2"/>143</text:p>
      <text:p text:style-name="P1">010 <text:s text:c="4"/>029 <text:s text:c="4"/>001 <text:s text:c="4"/>004 <text:s text:c="4"/>12810 <text:s text:c="2"/>143</text:p>
      <text:p text:style-name="P1">011 <text:s text:c="4"/>038 <text:s text:c="4"/>001 <text:s text:c="4"/>004 <text:s text:c="4"/>12810 <text:s text:c="2"/>143</text:p>
      <text:p text:style-name="P1">012 <text:s text:c="4"/>038 <text:s text:c="4"/>001 <text:s text:c="4"/>004 <text:s text:c="4"/>12810 <text:s text:c="2"/>143</text:p>
      <text:p text:style-name="P1">012 <text:s text:c="4"/>039 <text:s text:c="4"/>001 <text:s text:c="4"/>004 <text:s text:c="4"/>12810 <text:s text:c="2"/>143</text:p>
      <text:p text:style-name="P1">012 <text:s text:c="4"/>041 <text:s text:c="4"/>001 <text:s text:c="4"/>004 <text:s text:c="4"/>12810 <text:s text:c="2"/>143</text:p>
      <text:p text:style-name="P1">011 <text:s text:c="4"/>034 <text:s text:c="4"/>001 <text:s text:c="4"/>004 <text:s text:c="4"/>12810 <text:s text:c="2"/>143</text:p>
      <text:p text:style-name="P1">011 <text:s text:c="4"/>030 <text:s text:c="4"/>001 <text:s text:c="4"/>004 <text:s text:c="4"/>12810 <text:s text:c="2"/>143</text:p>
      <text:p text:style-name="P1">011 <text:s text:c="4"/>031 <text:s text:c="4"/>001 <text:s text:c="4"/>004 <text:s text:c="4"/>12810 <text:s text:c="2"/>143</text:p>
      <text:p text:style-name="P1">011 <text:s text:c="4"/>031 <text:s text:c="4"/>001 <text:s text:c="4"/>004 <text:s text:c="4"/>12810 <text:s text:c="2"/>143</text:p>
      <text:p text:style-name="P1">011 <text:s text:c="4"/>031 <text:s text:c="4"/>001 <text:s text:c="4"/>004 <text:s text:c="4"/>12810 <text:s text:c="2"/>143</text:p>
      <text:p text:style-name="P1">011 <text:s text:c="4"/>037 <text:s text:c="4"/>001 <text:s text:c="4"/>004 <text:s text:c="4"/>12810 <text:s text:c="2"/>143</text:p>
      <text:p text:style-name="P1">011 <text:s text:c="4"/>044 <text:s text:c="4"/>001 <text:s text:c="4"/>004 <text:s text:c="4"/>12810 <text:s text:c="2"/>143</text:p>
      <text:p text:style-name="P1">012 <text:s text:c="4"/>045 <text:s text:c="4"/>001 <text:s text:c="4"/>004 <text:s text:c="4"/>12810 <text:s text:c="2"/>143</text:p>
      <text:p text:style-name="P1">012 <text:s text:c="4"/>037 <text:s text:c="4"/>001 <text:s text:c="4"/>005 <text:s text:c="4"/>12810 <text:s text:c="2"/>143</text:p>
      <text:p text:style-name="P1">011 <text:s text:c="4"/>036 <text:s text:c="4"/>001 <text:s text:c="4"/>004 <text:s text:c="4"/>12810 <text:s text:c="2"/>143</text:p>
      <text:p text:style-name="P1">011 <text:s text:c="4"/>031 <text:s text:c="4"/>001 <text:s text:c="4"/>004 <text:s text:c="4"/>12810 <text:s text:c="2"/>143</text:p>
      <text:p text:style-name="P1">010 <text:s text:c="4"/>031 <text:s text:c="4"/>001 <text:s text:c="4"/>004 <text:s text:c="4"/>12810 <text:s text:c="2"/>143</text:p>
      <text:p text:style-name="P1">011 <text:s text:c="4"/>029 <text:s text:c="4"/>001 <text:s text:c="4"/>004 <text:s text:c="4"/>12810 <text:s text:c="2"/>143</text:p>
      <text:p text:style-name="P1">011 <text:s text:c="4"/>032 <text:s text:c="4"/>001 <text:s text:c="4"/>004 <text:s text:c="4"/>12810 <text:s text:c="2"/>143</text:p>
      <text:p text:style-name="P1">011 <text:s text:c="4"/>032 <text:s text:c="4"/>001 <text:s text:c="4"/>004 <text:s text:c="4"/>12810 <text:s text:c="2"/>143</text:p>
      <text:p text:style-name="P1">010 <text:s text:c="4"/>040 <text:s text:c="4"/>001 <text:s text:c="4"/>005 <text:s text:c="4"/>12810 <text:s text:c="2"/>143</text:p>
      <text:p text:style-name="P1">010 <text:s text:c="4"/>042 <text:s text:c="4"/>001 <text:s text:c="4"/>005 <text:s text:c="4"/>12810 <text:s text:c="2"/>143</text:p>
      <text:p text:style-name="P1">011 <text:s text:c="4"/>040 <text:s text:c="4"/>001 <text:s text:c="4"/>005 <text:s text:c="4"/>12810 <text:s text:c="2"/>143</text:p>
      <text:p text:style-name="P1">010 <text:s text:c="4"/>033 <text:s text:c="4"/>001 <text:s text:c="4"/>005 <text:s text:c="4"/>12810 <text:s text:c="2"/>143</text:p>
      <text:p text:style-name="P1">009 <text:s text:c="4"/>033 <text:s text:c="4"/>001 <text:s text:c="4"/>005 <text:s text:c="4"/>12810 <text:s text:c="2"/>143</text:p>
      <text:p text:style-name="P1">011 <text:s text:c="4"/>029 <text:s text:c="4"/>001 <text:s text:c="4"/>005 <text:s text:c="4"/>12810 <text:s text:c="2"/>143</text:p>
      <text:p text:style-name="P1">009 <text:s text:c="4"/>028 <text:s text:c="4"/>001 <text:s text:c="4"/>004 <text:s text:c="4"/>12810 <text:s text:c="2"/>143</text:p>
      <text:p text:style-name="P1">011 <text:s text:c="4"/>030 <text:s text:c="4"/>001 <text:s text:c="4"/>004 <text:s text:c="4"/>12810 <text:s text:c="2"/>143</text:p>
      <text:p text:style-name="P1">012 <text:s text:c="4"/>033 <text:s text:c="4"/>001 <text:s text:c="4"/>005 <text:s text:c="4"/>12810 <text:s text:c="2"/>143</text:p>
      <text:p text:style-name="P1">013 <text:s text:c="4"/>039 <text:s text:c="4"/>001 <text:s text:c="4"/>005 <text:s text:c="4"/>12810 <text:s text:c="2"/>143</text:p>
      <text:p text:style-name="P1">012 <text:s text:c="4"/>039 <text:s text:c="4"/>001 <text:s text:c="4"/>005 <text:s text:c="4"/>12810 <text:s text:c="2"/>143</text:p>
      <text:p text:style-name="P1">013 <text:s text:c="4"/>033 <text:s text:c="4"/>001 <text:s text:c="4"/>005 <text:s text:c="4"/>12810 <text:s text:c="2"/>143</text:p>
      <text:p text:style-name="P1">012 <text:s text:c="4"/>031 <text:s text:c="4"/>001 <text:s text:c="4"/>005 <text:s text:c="4"/>12810 <text:s text:c="2"/>143</text:p>
      <text:p text:style-name="P1">013 <text:s text:c="4"/>038 <text:s text:c="4"/>001 <text:s text:c="4"/>005 <text:s text:c="4"/>12810 <text:s text:c="2"/>143</text:p>
      <text:p text:style-name="P1">014 <text:s text:c="4"/>045 <text:s text:c="4"/>001 <text:s text:c="4"/>005 <text:s text:c="4"/>12810 <text:s text:c="2"/>143</text:p>
      <text:p text:style-name="P1">014 <text:s text:c="4"/>045 <text:s text:c="4"/>001 <text:s text:c="4"/>005 <text:s text:c="4"/>12810 <text:s text:c="2"/>143</text:p>
      <text:p text:style-name="P1">014 <text:s text:c="4"/>040 <text:s text:c="4"/>001 <text:s text:c="4"/>006 <text:s text:c="4"/>12810 <text:s text:c="2"/>143</text:p>
      <text:p text:style-name="P1">013 <text:s text:c="4"/>038 <text:s text:c="4"/>001 <text:s text:c="4"/>005 <text:s text:c="4"/>12810 <text:s text:c="2"/>143</text:p>
      <text:p text:style-name="P1">013 <text:s text:c="4"/>031 <text:s text:c="4"/>001 <text:s text:c="4"/>005 <text:s text:c="4"/>12810 <text:s text:c="2"/>143</text:p>
      <text:p text:style-name="P1">013 <text:s text:c="4"/>029 <text:s text:c="4"/>001 <text:s text:c="4"/>005 <text:s text:c="4"/>12810 <text:s text:c="2"/>143</text:p>
      <text:p text:style-name="P1">014 <text:s text:c="4"/>029 <text:s text:c="4"/>001 <text:s text:c="4"/>005 <text:s text:c="4"/>12810 <text:s text:c="2"/>143</text:p>
      <text:p text:style-name="P1">015 <text:s text:c="4"/>032 <text:s text:c="4"/>001 <text:s text:c="4"/>005 <text:s text:c="4"/>12810 <text:s text:c="2"/>143</text:p>
      <text:p text:style-name="P1">014 <text:s text:c="4"/>032 <text:s text:c="4"/>001 <text:s text:c="4"/>005 <text:s text:c="4"/>12810 <text:s text:c="2"/>143</text:p>
      <text:p text:style-name="P1">014 <text:s text:c="4"/>037 <text:s text:c="4"/>001 <text:s text:c="4"/>005 <text:s text:c="4"/>12810 <text:s text:c="2"/>143</text:p>
      <text:p text:style-name="P1">013 <text:s text:c="4"/>039 <text:s text:c="4"/>001 <text:s text:c="4"/>005 <text:s text:c="4"/>12810 <text:s text:c="2"/>143</text:p>
      <text:p text:style-name="P1">014 <text:s text:c="4"/>040 <text:s text:c="4"/>001 <text:s text:c="4"/>005 <text:s text:c="4"/>12810 <text:s text:c="2"/>143</text:p>
      <text:p text:style-name="P1"><text:soft-page-break/>012 <text:s text:c="4"/>033 <text:s text:c="4"/>001 <text:s text:c="4"/>005 <text:s text:c="4"/>12810 <text:s text:c="2"/>143</text:p>
      <text:p text:style-name="P1">012 <text:s text:c="4"/>033 <text:s text:c="4"/>001 <text:s text:c="4"/>005 <text:s text:c="4"/>12810 <text:s text:c="2"/>143</text:p>
      <text:p text:style-name="P1">012 <text:s text:c="4"/>031 <text:s text:c="4"/>001 <text:s text:c="4"/>005 <text:s text:c="4"/>12810 <text:s text:c="2"/>143</text:p>
      <text:p text:style-name="P1">012 <text:s text:c="4"/>031 <text:s text:c="4"/>001 <text:s text:c="4"/>005 <text:s text:c="4"/>12810 <text:s text:c="2"/>143</text:p>
      <text:p text:style-name="P1">012 <text:s text:c="4"/>031 <text:s text:c="4"/>001 <text:s text:c="4"/>005 <text:s text:c="4"/>12810 <text:s text:c="2"/>143</text:p>
      <text:p text:style-name="P1">013 <text:s text:c="4"/>037 <text:s text:c="4"/>001 <text:s text:c="4"/>005 <text:s text:c="4"/>12810 <text:s text:c="2"/>143</text:p>
      <text:p text:style-name="P1">014 <text:s text:c="4"/>038 <text:s text:c="4"/>001 <text:s text:c="4"/>006 <text:s text:c="4"/>12810 <text:s text:c="2"/>143</text:p>
      <text:p text:style-name="P1">014 <text:s text:c="4"/>046 <text:s text:c="4"/>001 <text:s text:c="4"/>006 <text:s text:c="4"/>12810 <text:s text:c="2"/>143</text:p>
      <text:p text:style-name="P1">014 <text:s text:c="4"/>045 <text:s text:c="4"/>001 <text:s text:c="4"/>006 <text:s text:c="4"/>12810 <text:s text:c="2"/>143</text:p>
      <text:p text:style-name="P1">015 <text:s text:c="4"/>038 <text:s text:c="4"/>001 <text:s text:c="4"/>005 <text:s text:c="4"/>12810 <text:s text:c="2"/>143</text:p>
      <text:p text:style-name="P1">016 <text:s text:c="4"/>048 <text:s text:c="4"/>001 <text:s text:c="4"/>006 <text:s text:c="4"/>12810 <text:s text:c="2"/>143</text:p>
      <text:p text:style-name="P1">015 <text:s text:c="4"/>042 <text:s text:c="4"/>001 <text:s text:c="4"/>006 <text:s text:c="4"/>12810 <text:s text:c="2"/>143</text:p>
      <text:p text:style-name="P1">015 <text:s text:c="4"/>042 <text:s text:c="4"/>001 <text:s text:c="4"/>006 <text:s text:c="4"/>12810 <text:s text:c="2"/>143</text:p>
      <text:p text:style-name="P1">016 <text:s text:c="4"/>035 <text:s text:c="4"/>001 <text:s text:c="4"/>006 <text:s text:c="4"/>12810 <text:s text:c="2"/>143</text:p>
      <text:p text:style-name="P1">014 <text:s text:c="4"/>032 <text:s text:c="4"/>001 <text:s text:c="4"/>005 <text:s text:c="4"/>12810 <text:s text:c="2"/>143</text:p>
      <text:p text:style-name="P1">015 <text:s text:c="4"/>032 <text:s text:c="4"/>001 <text:s text:c="4"/>005 <text:s text:c="4"/>12810 <text:s text:c="2"/>143</text:p>
      <text:p text:style-name="P1">014 <text:s text:c="4"/>035 <text:s text:c="4"/>001 <text:s text:c="4"/>005 <text:s text:c="4"/>12810 <text:s text:c="2"/>143</text:p>
      <text:p text:style-name="P1">015 <text:s text:c="4"/>035 <text:s text:c="4"/>001 <text:s text:c="4"/>005 <text:s text:c="4"/>12810 <text:s text:c="2"/>143</text:p>
      <text:p text:style-name="P1">017 <text:s text:c="4"/>044 <text:s text:c="4"/>001 <text:s text:c="4"/>006 <text:s text:c="4"/>12810 <text:s text:c="2"/>143</text:p>
      <text:p text:style-name="P1">017 <text:s text:c="4"/>045 <text:s text:c="4"/>001 <text:s text:c="4"/>006 <text:s text:c="4"/>12810 <text:s text:c="2"/>143</text:p>
      <text:p text:style-name="P1">016 <text:s text:c="4"/>050 <text:s text:c="4"/>001 <text:s text:c="4"/>006 <text:s text:c="4"/>12810 <text:s text:c="2"/>143</text:p>
      <text:p text:style-name="P1">017 <text:s text:c="4"/>041 <text:s text:c="4"/>001 <text:s text:c="4"/>006 <text:s text:c="4"/>12810 <text:s text:c="2"/>143</text:p>
      <text:p text:style-name="P1">015 <text:s text:c="4"/>041 <text:s text:c="4"/>001 <text:s text:c="4"/>006 <text:s text:c="4"/>12810 <text:s text:c="2"/>143</text:p>
      <text:p text:style-name="P1">017 <text:s text:c="4"/>035 <text:s text:c="4"/>001 <text:s text:c="4"/>006 <text:s text:c="4"/>12810 <text:s text:c="2"/>143</text:p>
      <text:p text:style-name="P1">017 <text:s text:c="4"/>034 <text:s text:c="4"/>001 <text:s text:c="4"/>005 <text:s text:c="4"/>12810 <text:s text:c="2"/>143</text:p>
      <text:p text:style-name="P1">018 <text:s text:c="4"/>040 <text:s text:c="4"/>001 <text:s text:c="4"/>005 <text:s text:c="4"/>12810 <text:s text:c="2"/>143</text:p>
      <text:p text:style-name="P1">017 <text:s text:c="4"/>040 <text:s text:c="4"/>001 <text:s text:c="4"/>006 <text:s text:c="4"/>12810 <text:s text:c="2"/>143</text:p>
      <text:p text:style-name="P1">018 <text:s text:c="4"/>040 <text:s text:c="4"/>001 <text:s text:c="4"/>006 <text:s text:c="4"/>12810 <text:s text:c="2"/>143</text:p>
      <text:p text:style-name="P1">017 <text:s text:c="4"/>049 <text:s text:c="4"/>001 <text:s text:c="4"/>006 <text:s text:c="4"/>12810 <text:s text:c="2"/>143</text:p>
      <text:p text:style-name="P1">018 <text:s text:c="4"/>045 <text:s text:c="4"/>001 <text:s text:c="4"/>007 <text:s text:c="4"/>12810 <text:s text:c="2"/>143</text:p>
      <text:p text:style-name="P1">016 <text:s text:c="4"/>033 <text:s text:c="4"/>001 <text:s text:c="4"/>006 <text:s text:c="4"/>12810 <text:s text:c="2"/>143</text:p>
      <text:p text:style-name="P1">017 <text:s text:c="4"/>036 <text:s text:c="4"/>001 <text:s text:c="4"/>005 <text:s text:c="4"/>12810 <text:s text:c="2"/>143</text:p>
      <text:p text:style-name="P1">019 <text:s text:c="4"/>036 <text:s text:c="4"/>001 <text:s text:c="4"/>006 <text:s text:c="4"/>12810 <text:s text:c="2"/>143</text:p>
      <text:p text:style-name="P1">017 <text:s text:c="4"/>044 <text:s text:c="4"/>001 <text:s text:c="4"/>006 <text:s text:c="4"/>12810 <text:s text:c="2"/>143</text:p>
      <text:p text:style-name="P1">020 <text:s text:c="4"/>054 <text:s text:c="4"/>001 <text:s text:c="4"/>006 <text:s text:c="4"/>12810 <text:s text:c="2"/>143</text:p>
      <text:p text:style-name="P1">019 <text:s text:c="4"/>053 <text:s text:c="4"/>001 <text:s text:c="4"/>007 <text:s text:c="4"/>12810 <text:s text:c="2"/>143</text:p>
      <text:p text:style-name="P1">017 <text:s text:c="4"/>037 <text:s text:c="4"/>001 <text:s text:c="4"/>006 <text:s text:c="4"/>12810 <text:s text:c="2"/>143</text:p>
      <text:p text:style-name="P1">018 <text:s text:c="4"/>033 <text:s text:c="4"/>001 <text:s text:c="4"/>006 <text:s text:c="4"/>12810 <text:s text:c="2"/>143</text:p>
      <text:p text:style-name="P1">019 <text:s text:c="4"/>037 <text:s text:c="4"/>001 <text:s text:c="4"/>005 <text:s text:c="4"/>12810 <text:s text:c="2"/>143</text:p>
      <text:p text:style-name="P1">019 <text:s text:c="4"/>038 <text:s text:c="4"/>001 <text:s text:c="4"/>006 <text:s text:c="4"/>12810 <text:s text:c="2"/>143</text:p>
      <text:p text:style-name="P1">020 <text:s text:c="4"/>046 <text:s text:c="4"/>001 <text:s text:c="4"/>006 <text:s text:c="4"/>12810 <text:s text:c="2"/>143</text:p>
      <text:p text:style-name="P1">021 <text:s text:c="4"/>047 <text:s text:c="4"/>001 <text:s text:c="4"/>006 <text:s text:c="4"/>12810 <text:s text:c="2"/>143</text:p>
      <text:p text:style-name="P1">021 <text:s text:c="4"/>054 <text:s text:c="4"/>001 <text:s text:c="4"/>007 <text:s text:c="4"/>12810 <text:s text:c="2"/>143</text:p>
      <text:p text:style-name="P1">019 <text:s text:c="4"/>044 <text:s text:c="4"/>001 <text:s text:c="4"/>007 <text:s text:c="4"/>12810 <text:s text:c="2"/>143</text:p>
      <text:p text:style-name="P1">019 <text:s text:c="4"/>042 <text:s text:c="4"/>001 <text:s text:c="4"/>006 <text:s text:c="4"/>12810 <text:s text:c="2"/>143</text:p>
      <text:p text:style-name="P1">019 <text:s text:c="4"/>036 <text:s text:c="4"/>001 <text:s text:c="4"/>006 <text:s text:c="4"/>12810 <text:s text:c="2"/>143</text:p>
      <text:p text:style-name="P1">019 <text:s text:c="4"/>035 <text:s text:c="4"/>001 <text:s text:c="4"/>006 <text:s text:c="4"/>12810 <text:s text:c="2"/>143</text:p>
      <text:p text:style-name="P1">020 <text:s text:c="4"/>035 <text:s text:c="4"/>001 <text:s text:c="4"/>006 <text:s text:c="4"/>12810 <text:s text:c="2"/>143</text:p>
      <text:p text:style-name="P1">021 <text:s text:c="4"/>034 <text:s text:c="4"/>001 <text:s text:c="4"/>006 <text:s text:c="4"/>12810 <text:s text:c="2"/>143</text:p>
      <text:p text:style-name="P1"><text:soft-page-break/>021 <text:s text:c="4"/>040 <text:s text:c="4"/>001 <text:s text:c="4"/>006 <text:s text:c="4"/>12810 <text:s text:c="2"/>143</text:p>
      <text:p text:style-name="P1">022 <text:s text:c="4"/>049 <text:s text:c="4"/>001 <text:s text:c="4"/>006 <text:s text:c="4"/>12810 <text:s text:c="2"/>143</text:p>
      <text:p text:style-name="P1">021 <text:s text:c="4"/>050 <text:s text:c="4"/>001 <text:s text:c="4"/>007 <text:s text:c="4"/>12810 <text:s text:c="2"/>143</text:p>
      <text:p text:style-name="P1">022 <text:s text:c="4"/>046 <text:s text:c="4"/>001 <text:s text:c="4"/>007 <text:s text:c="4"/>12810 <text:s text:c="2"/>143</text:p>
      <text:p text:style-name="P1">021 <text:s text:c="4"/>037 <text:s text:c="4"/>001 <text:s text:c="4"/>006 <text:s text:c="4"/>12810 <text:s text:c="2"/>143</text:p>
      <text:p text:style-name="P1">022 <text:s text:c="4"/>038 <text:s text:c="4"/>001 <text:s text:c="4"/>006 <text:s text:c="4"/>12810 <text:s text:c="2"/>143</text:p>
      <text:p text:style-name="P1">022 <text:s text:c="4"/>034 <text:s text:c="4"/>001 <text:s text:c="4"/>006 <text:s text:c="4"/>12810 <text:s text:c="2"/>143</text:p>
      <text:p text:style-name="P1">023 <text:s text:c="4"/>033 <text:s text:c="4"/>001 <text:s text:c="4"/>006 <text:s text:c="4"/>12810 <text:s text:c="2"/>143</text:p>
      <text:p text:style-name="P1">022 <text:s text:c="4"/>036 <text:s text:c="4"/>001 <text:s text:c="4"/>006 <text:s text:c="4"/>12810 <text:s text:c="2"/>143</text:p>
      <text:p text:style-name="P1">024 <text:s text:c="4"/>044 <text:s text:c="4"/>001 <text:s text:c="4"/>006 <text:s text:c="4"/>12810 <text:s text:c="2"/>143</text:p>
      <text:p text:style-name="P1">023 <text:s text:c="4"/>045 <text:s text:c="4"/>001 <text:s text:c="4"/>006 <text:s text:c="4"/>12810 <text:s text:c="2"/>143</text:p>
      <text:p text:style-name="P1">025 <text:s text:c="4"/>050 <text:s text:c="4"/>001 <text:s text:c="4"/>006 <text:s text:c="4"/>12810 <text:s text:c="2"/>143</text:p>
      <text:p text:style-name="P1">023 <text:s text:c="4"/>050 <text:s text:c="4"/>001 <text:s text:c="4"/>007 <text:s text:c="4"/>12810 <text:s text:c="2"/>143</text:p>
      <text:p text:style-name="P1">023 <text:s text:c="4"/>041 <text:s text:c="4"/>001 <text:s text:c="4"/>007 <text:s text:c="4"/>12810 <text:s text:c="2"/>143</text:p>
      <text:p text:style-name="P1">022 <text:s text:c="4"/>041 <text:s text:c="4"/>001 <text:s text:c="4"/>006 <text:s text:c="4"/>12810 <text:s text:c="2"/>143</text:p>
      <text:p text:style-name="P1">023 <text:s text:c="4"/>035 <text:s text:c="4"/>001 <text:s text:c="4"/>006 <text:s text:c="4"/>12810 <text:s text:c="2"/>143</text:p>
      <text:p text:style-name="P1">021 <text:s text:c="4"/>034 <text:s text:c="4"/>001 <text:s text:c="4"/>006 <text:s text:c="4"/>12810 <text:s text:c="2"/>143</text:p>
      <text:p text:style-name="P1">023 <text:s text:c="4"/>034 <text:s text:c="4"/>001 <text:s text:c="4"/>006 <text:s text:c="4"/>12810 <text:s text:c="2"/>143</text:p>
      <text:p text:style-name="P1">023 <text:s text:c="4"/>039 <text:s text:c="4"/>001 <text:s text:c="4"/>006 <text:s text:c="4"/>12810 <text:s text:c="2"/>143</text:p>
      <text:p text:style-name="P1">022 <text:s text:c="4"/>047 <text:s text:c="4"/>001 <text:s text:c="4"/>006 <text:s text:c="4"/>12810 <text:s text:c="2"/>143</text:p>
      <text:p text:style-name="P1">022 <text:s text:c="4"/>046 <text:s text:c="4"/>001 <text:s text:c="4"/>007 <text:s text:c="4"/>12810 <text:s text:c="2"/>143</text:p>
      <text:p text:style-name="P1">023 <text:s text:c="4"/>042 <text:s text:c="4"/>001 <text:s text:c="4"/>007 <text:s text:c="4"/>12810 <text:s text:c="2"/>143</text:p>
      <text:p text:style-name="P1">020 <text:s text:c="4"/>041 <text:s text:c="4"/>001 <text:s text:c="4"/>006 <text:s text:c="4"/>12810 <text:s text:c="2"/>143</text:p>
      <text:p text:style-name="P1">020 <text:s text:c="4"/>033 <text:s text:c="4"/>001 <text:s text:c="4"/>006 <text:s text:c="4"/>12810 <text:s text:c="2"/>143</text:p>
      <text:p text:style-name="P1">020 <text:s text:c="4"/>032 <text:s text:c="4"/>001 <text:s text:c="4"/>006 <text:s text:c="4"/>12810 <text:s text:c="2"/>143</text:p>
      <text:p text:style-name="P1">021 <text:s text:c="4"/>038 <text:s text:c="4"/>001 <text:s text:c="4"/>006 <text:s text:c="4"/>12810 <text:s text:c="2"/>143</text:p>
      <text:p text:style-name="P1">022 <text:s text:c="4"/>044 <text:s text:c="4"/>001 <text:s text:c="4"/>006 <text:s text:c="4"/>12810 <text:s text:c="2"/>143</text:p>
      <text:p text:style-name="P1">021 <text:s text:c="4"/>043 <text:s text:c="4"/>001 <text:s text:c="4"/>007 <text:s text:c="4"/>12810 <text:s text:c="2"/>143</text:p>
      <text:p text:style-name="P1">020 <text:s text:c="4"/>032 <text:s text:c="4"/>001 <text:s text:c="4"/>006 <text:s text:c="4"/>12810 <text:s text:c="2"/>143</text:p>
      <text:p text:style-name="P1">021 <text:s text:c="4"/>032 <text:s text:c="4"/>001 <text:s text:c="4"/>006 <text:s text:c="4"/>12810 <text:s text:c="2"/>143</text:p>
      <text:p text:style-name="P1">022 <text:s text:c="4"/>030 <text:s text:c="4"/>001 <text:s text:c="4"/>006 <text:s text:c="4"/>12810 <text:s text:c="2"/>143</text:p>
      <text:p text:style-name="P1">021 <text:s text:c="4"/>029 <text:s text:c="4"/>001 <text:s text:c="4"/>006 <text:s text:c="4"/>12810 <text:s text:c="2"/>143</text:p>
      <text:p text:style-name="P1">022 <text:s text:c="4"/>033 <text:s text:c="4"/>001 <text:s text:c="4"/>006 <text:s text:c="4"/>12810 <text:s text:c="2"/>143</text:p>
      <text:p text:style-name="P1">023 <text:s text:c="4"/>039 <text:s text:c="4"/>001 <text:s text:c="4"/>006 <text:s text:c="4"/>12810 <text:s text:c="2"/>143</text:p>
      <text:p text:style-name="P1">024 <text:s text:c="4"/>040 <text:s text:c="4"/>001 <text:s text:c="4"/>007 <text:s text:c="4"/>12810 <text:s text:c="2"/>143</text:p>
      <text:p text:style-name="P1">024 <text:s text:c="4"/>042 <text:s text:c="4"/>001 <text:s text:c="4"/>007 <text:s text:c="4"/>12810 <text:s text:c="2"/>143</text:p>
      <text:p text:style-name="P1">022 <text:s text:c="4"/>042 <text:s text:c="4"/>001 <text:s text:c="4"/>007 <text:s text:c="4"/>12810 <text:s text:c="2"/>143</text:p>
      <text:p text:style-name="P1">024 <text:s text:c="4"/>035 <text:s text:c="4"/>001 <text:s text:c="4"/>007 <text:s text:c="4"/>12810 <text:s text:c="2"/>143</text:p>
      <text:p text:style-name="P1">024 <text:s text:c="4"/>036 <text:s text:c="4"/>001 <text:s text:c="4"/>006 <text:s text:c="4"/>12810 <text:s text:c="2"/>143</text:p>
      <text:p text:style-name="P1">023 <text:s text:c="4"/>031 <text:s text:c="4"/>001 <text:s text:c="4"/>006 <text:s text:c="4"/>12810 <text:s text:c="2"/>143</text:p>
      <text:p text:style-name="P1">024 <text:s text:c="4"/>031 <text:s text:c="4"/>001 <text:s text:c="4"/>006 <text:s text:c="4"/>12810 <text:s text:c="2"/>143</text:p>
      <text:p text:style-name="P1">024 <text:s text:c="4"/>032 <text:s text:c="4"/>001 <text:s text:c="4"/>006 <text:s text:c="4"/>12810 <text:s text:c="2"/>143</text:p>
      <text:p text:style-name="P1">025 <text:s text:c="4"/>039 <text:s text:c="4"/>001 <text:s text:c="4"/>006 <text:s text:c="4"/>12810 <text:s text:c="2"/>143</text:p>
      <text:p text:style-name="P1">024 <text:s text:c="4"/>046 <text:s text:c="4"/>001 <text:s text:c="4"/>006 <text:s text:c="4"/>12810 <text:s text:c="2"/>143</text:p>
      <text:p text:style-name="P1">024 <text:s text:c="4"/>046 <text:s text:c="4"/>001 <text:s text:c="4"/>006 <text:s text:c="4"/>12810 <text:s text:c="2"/>143</text:p>
      <text:p text:style-name="P1">024 <text:s text:c="4"/>041 <text:s text:c="4"/>001 <text:s text:c="4"/>007 <text:s text:c="4"/>12810 <text:s text:c="2"/>143</text:p>
      <text:p text:style-name="P1">024 <text:s text:c="4"/>041 <text:s text:c="4"/>001 <text:s text:c="4"/>006 <text:s text:c="4"/>12810 <text:s text:c="2"/>143</text:p>
      <text:p text:style-name="P1">024 <text:s text:c="4"/>035 <text:s text:c="4"/>001 <text:s text:c="4"/>006 <text:s text:c="4"/>12810 <text:s text:c="2"/>143</text:p>
      <text:p text:style-name="P1">023 <text:s text:c="4"/>031 <text:s text:c="4"/>001 <text:s text:c="4"/>006 <text:s text:c="4"/>12810 <text:s text:c="2"/>143</text:p>
      <text:p text:style-name="P1"><text:soft-page-break/>024 <text:s text:c="4"/>032 <text:s text:c="4"/>001 <text:s text:c="4"/>006 <text:s text:c="4"/>12810 <text:s text:c="2"/>143</text:p>
      <text:p text:style-name="P1">023 <text:s text:c="4"/>036 <text:s text:c="4"/>001 <text:s text:c="4"/>006 <text:s text:c="4"/>12810 <text:s text:c="2"/>143</text:p>
      <text:p text:style-name="P1">024 <text:s text:c="4"/>036 <text:s text:c="4"/>001 <text:s text:c="4"/>006 <text:s text:c="4"/>12810 <text:s text:c="2"/>143</text:p>
      <text:p text:style-name="P1">025 <text:s text:c="4"/>044 <text:s text:c="4"/>001 <text:s text:c="4"/>006 <text:s text:c="4"/>12810 <text:s text:c="2"/>143</text:p>
      <text:p text:style-name="P1">024 <text:s text:c="4"/>047 <text:s text:c="4"/>001 <text:s text:c="4"/>007 <text:s text:c="4"/>12810 <text:s text:c="2"/>143</text:p>
      <text:p text:style-name="P1">024 <text:s text:c="4"/>048 <text:s text:c="4"/>001 <text:s text:c="4"/>007 <text:s text:c="4"/>12810 <text:s text:c="2"/>143</text:p>
      <text:p text:style-name="P1">023 <text:s text:c="4"/>037 <text:s text:c="4"/>001 <text:s text:c="4"/>006 <text:s text:c="4"/>12810 <text:s text:c="2"/>143</text:p>
      <text:p text:style-name="P1">025 <text:s text:c="4"/>045 <text:s text:c="4"/>001 <text:s text:c="4"/>007 <text:s text:c="4"/>12810 <text:s text:c="2"/>143</text:p>
      <text:p text:style-name="P1">025 <text:s text:c="4"/>049 <text:s text:c="4"/>001 <text:s text:c="4"/>007 <text:s text:c="4"/>12810 <text:s text:c="2"/>143</text:p>
      <text:p text:style-name="P1">024 <text:s text:c="4"/>041 <text:s text:c="4"/>001 <text:s text:c="4"/>007 <text:s text:c="4"/>12810 <text:s text:c="2"/>143</text:p>
      <text:p text:style-name="P1">024 <text:s text:c="4"/>039 <text:s text:c="4"/>001 <text:s text:c="4"/>007 <text:s text:c="4"/>12810 <text:s text:c="2"/>143</text:p>
      <text:p text:style-name="P1">023 <text:s text:c="4"/>035 <text:s text:c="4"/>001 <text:s text:c="4"/>006 <text:s text:c="4"/>12810 <text:s text:c="2"/>143</text:p>
      <text:p text:style-name="P1">022 <text:s text:c="4"/>034 <text:s text:c="4"/>001 <text:s text:c="4"/>006 <text:s text:c="4"/>12810 <text:s text:c="2"/>143</text:p>
      <text:p text:style-name="P1">023 <text:s text:c="4"/>034 <text:s text:c="4"/>001 <text:s text:c="4"/>006 <text:s text:c="4"/>12810 <text:s text:c="2"/>143</text:p>
      <text:p text:style-name="P1">023 <text:s text:c="4"/>041 <text:s text:c="4"/>001 <text:s text:c="4"/>006 <text:s text:c="4"/>12810 <text:s text:c="2"/>143</text:p>
      <text:p text:style-name="P1">023 <text:s text:c="4"/>040 <text:s text:c="4"/>001 <text:s text:c="4"/>007 <text:s text:c="4"/>12810 <text:s text:c="2"/>143</text:p>
      <text:p text:style-name="P1">023 <text:s text:c="4"/>049 <text:s text:c="4"/>001 <text:s text:c="4"/>007 <text:s text:c="4"/>12810 <text:s text:c="2"/>143</text:p>
      <text:p text:style-name="P1">022 <text:s text:c="4"/>043 <text:s text:c="4"/>001 <text:s text:c="4"/>007 <text:s text:c="4"/>12810 <text:s text:c="2"/>143</text:p>
      <text:p text:style-name="P1">021 <text:s text:c="4"/>032 <text:s text:c="4"/>001 <text:s text:c="4"/>006 <text:s text:c="4"/>12810 <text:s text:c="2"/>143</text:p>
      <text:p text:style-name="P1">022 <text:s text:c="4"/>034 <text:s text:c="4"/>001 <text:s text:c="4"/>006 <text:s text:c="4"/>12810 <text:s text:c="2"/>143</text:p>
      <text:p text:style-name="P1">023 <text:s text:c="4"/>035 <text:s text:c="4"/>001 <text:s text:c="4"/>006 <text:s text:c="4"/>12810 <text:s text:c="2"/>143</text:p>
      <text:p text:style-name="P1">024 <text:s text:c="4"/>042 <text:s text:c="4"/>001 <text:s text:c="4"/>006 <text:s text:c="4"/>12810 <text:s text:c="2"/>143</text:p>
      <text:p text:style-name="P1">023 <text:s text:c="4"/>042 <text:s text:c="4"/>001 <text:s text:c="4"/>007 <text:s text:c="4"/>12810 <text:s text:c="2"/>143</text:p>
      <text:p text:style-name="P1">024 <text:s text:c="4"/>047 <text:s text:c="4"/>001 <text:s text:c="4"/>007 <text:s text:c="4"/>12810 <text:s text:c="2"/>143</text:p>
      <text:p text:style-name="P1">024 <text:s text:c="4"/>039 <text:s text:c="4"/>001 <text:s text:c="4"/>007 <text:s text:c="4"/>12810 <text:s text:c="2"/>143</text:p>
      <text:p text:style-name="P1">024 <text:s text:c="4"/>039 <text:s text:c="4"/>001 <text:s text:c="4"/>006 <text:s text:c="4"/>12810 <text:s text:c="2"/>143</text:p>
      <text:p text:style-name="P1">024 <text:s text:c="4"/>034 <text:s text:c="4"/>001 <text:s text:c="4"/>006 <text:s text:c="4"/>12810 <text:s text:c="2"/>143</text:p>
      <text:p text:style-name="P1">025 <text:s text:c="4"/>033 <text:s text:c="4"/>001 <text:s text:c="4"/>006 <text:s text:c="4"/>12810 <text:s text:c="2"/>143</text:p>
      <text:p text:style-name="P1">025 <text:s text:c="4"/>033 <text:s text:c="4"/>001 <text:s text:c="4"/>006 <text:s text:c="4"/>12810 <text:s text:c="2"/>143</text:p>
      <text:p text:style-name="P1">025 <text:s text:c="4"/>039 <text:s text:c="4"/>001 <text:s text:c="4"/>006 <text:s text:c="4"/>12810 <text:s text:c="2"/>143</text:p>
      <text:p text:style-name="P1">025 <text:s text:c="4"/>038 <text:s text:c="4"/>001 <text:s text:c="4"/>006 <text:s text:c="4"/>12810 <text:s text:c="2"/>143</text:p>
      <text:p text:style-name="P1">026 <text:s text:c="4"/>047 <text:s text:c="4"/>001 <text:s text:c="4"/>007 <text:s text:c="4"/>12810 <text:s text:c="2"/>143</text:p>
      <text:p text:style-name="P1">026 <text:s text:c="4"/>048 <text:s text:c="4"/>001 <text:s text:c="4"/>007 <text:s text:c="4"/>12810 <text:s text:c="2"/>143</text:p>
      <text:p text:style-name="P1">026 <text:s text:c="4"/>048 <text:s text:c="4"/>001 <text:s text:c="4"/>007 <text:s text:c="4"/>12810 <text:s text:c="2"/>143</text:p>
      <text:p text:style-name="P1">026 <text:s text:c="4"/>047 <text:s text:c="4"/>001 <text:s text:c="4"/>007 <text:s text:c="4"/>12810 <text:s text:c="2"/>143</text:p>
      <text:p text:style-name="P1">024 <text:s text:c="4"/>045 <text:s text:c="4"/>001 <text:s text:c="4"/>007 <text:s text:c="4"/>12810 <text:s text:c="2"/>143</text:p>
      <text:p text:style-name="P1">025 <text:s text:c="4"/>045 <text:s text:c="4"/>001 <text:s text:c="4"/>007 <text:s text:c="4"/>12810 <text:s text:c="2"/>143</text:p>
      <text:p text:style-name="P1">025 <text:s text:c="4"/>038 <text:s text:c="4"/>001 <text:s text:c="4"/>007 <text:s text:c="4"/>12810 <text:s text:c="2"/>143</text:p>
      <text:p text:style-name="P1">025 <text:s text:c="4"/>033 <text:s text:c="4"/>001 <text:s text:c="4"/>006 <text:s text:c="4"/>12810 <text:s text:c="2"/>143</text:p>
      <text:p text:style-name="P1">025 <text:s text:c="4"/>032 <text:s text:c="4"/>001 <text:s text:c="4"/>006 <text:s text:c="4"/>12810 <text:s text:c="2"/>143</text:p>
      <text:p text:style-name="P1">024 <text:s text:c="4"/>034 <text:s text:c="4"/>001 <text:s text:c="4"/>006 <text:s text:c="4"/>12810 <text:s text:c="2"/>143</text:p>
      <text:p text:style-name="P1">024 <text:s text:c="4"/>035 <text:s text:c="4"/>001 <text:s text:c="4"/>006 <text:s text:c="4"/>12810 <text:s text:c="2"/>143</text:p>
      <text:p text:style-name="P1">025 <text:s text:c="4"/>041 <text:s text:c="4"/>001 <text:s text:c="4"/>006 <text:s text:c="4"/>12810 <text:s text:c="2"/>143</text:p>
      <text:p text:style-name="P1">027 <text:s text:c="4"/>049 <text:s text:c="4"/>001 <text:s text:c="4"/>007 <text:s text:c="4"/>12810 <text:s text:c="2"/>143</text:p>
      <text:p text:style-name="P1">026 <text:s text:c="4"/>050 <text:s text:c="4"/>001 <text:s text:c="4"/>007 <text:s text:c="4"/>12810 <text:s text:c="2"/>143</text:p>
      <text:p text:style-name="P1">026 <text:s text:c="4"/>042 <text:s text:c="4"/>001 <text:s text:c="4"/>008 <text:s text:c="4"/>12810 <text:s text:c="2"/>143</text:p>
      <text:p text:style-name="P1">024 <text:s text:c="4"/>051 <text:s text:c="4"/>001 <text:s text:c="4"/>007 <text:s text:c="4"/>12810 <text:s text:c="2"/>143</text:p>
      <text:p text:style-name="P1">024 <text:s text:c="4"/>044 <text:s text:c="4"/>001 <text:s text:c="4"/>006 <text:s text:c="4"/>12810 <text:s text:c="2"/>143</text:p>
      <text:p text:style-name="P1">024 <text:s text:c="4"/>050 <text:s text:c="4"/>001 <text:s text:c="4"/>007 <text:s text:c="4"/>12810 <text:s text:c="2"/>143</text:p>
      <text:p text:style-name="P1"><text:soft-page-break/>024 <text:s text:c="4"/>050 <text:s text:c="4"/>001 <text:s text:c="4"/>007 <text:s text:c="4"/>12810 <text:s text:c="2"/>143</text:p>
      <text:p text:style-name="P1">023 <text:s text:c="4"/>040 <text:s text:c="4"/>001 <text:s text:c="4"/>007 <text:s text:c="4"/>12810 <text:s text:c="2"/>143</text:p>
      <text:p text:style-name="P1">023 <text:s text:c="4"/>039 <text:s text:c="4"/>001 <text:s text:c="4"/>007 <text:s text:c="4"/>12810 <text:s text:c="2"/>143</text:p>
      <text:p text:style-name="P1">022 <text:s text:c="4"/>035 <text:s text:c="4"/>001 <text:s text:c="4"/>007 <text:s text:c="4"/>12810 <text:s text:c="2"/>143</text:p>
      <text:p text:style-name="P1">022 <text:s text:c="4"/>034 <text:s text:c="4"/>001 <text:s text:c="4"/>006 <text:s text:c="4"/>12810 <text:s text:c="2"/>143</text:p>
      <text:p text:style-name="P1">022 <text:s text:c="4"/>034 <text:s text:c="4"/>001 <text:s text:c="4"/>006 <text:s text:c="4"/>12810 <text:s text:c="2"/>143</text:p>
      <text:p text:style-name="P1">023 <text:s text:c="4"/>041 <text:s text:c="4"/>001 <text:s text:c="4"/>006 <text:s text:c="4"/>12810 <text:s text:c="2"/>143</text:p>
      <text:p text:style-name="P1">024 <text:s text:c="4"/>042 <text:s text:c="4"/>001 <text:s text:c="4"/>007 <text:s text:c="4"/>12810 <text:s text:c="2"/>143</text:p>
      <text:p text:style-name="P1">024 <text:s text:c="4"/>053 <text:s text:c="4"/>001 <text:s text:c="4"/>007 <text:s text:c="4"/>12810 <text:s text:c="2"/>143</text:p>
      <text:p text:style-name="P1">024 <text:s text:c="4"/>048 <text:s text:c="4"/>001 <text:s text:c="4"/>008 <text:s text:c="4"/>12810 <text:s text:c="2"/>143</text:p>
      <text:p text:style-name="P1">024 <text:s text:c="4"/>048 <text:s text:c="4"/>001 <text:s text:c="4"/>007 <text:s text:c="4"/>12810 <text:s text:c="2"/>143</text:p>
      <text:p text:style-name="P1">024 <text:s text:c="4"/>043 <text:s text:c="4"/>001 <text:s text:c="4"/>007 <text:s text:c="4"/>12810 <text:s text:c="2"/>143</text:p>
      <text:p text:style-name="P1">024 <text:s text:c="4"/>038 <text:s text:c="4"/>001 <text:s text:c="4"/>006 <text:s text:c="4"/>12810 <text:s text:c="2"/>143</text:p>
      <text:p text:style-name="P1">026 <text:s text:c="4"/>054 <text:s text:c="4"/>001 <text:s text:c="4"/>007 <text:s text:c="4"/>12810 <text:s text:c="2"/>143</text:p>
      <text:p text:style-name="P1">024 <text:s text:c="4"/>049 <text:s text:c="4"/>001 <text:s text:c="4"/>008 <text:s text:c="4"/>12810 <text:s text:c="2"/>143</text:p>
      <text:p text:style-name="P1">023 <text:s text:c="4"/>040 <text:s text:c="4"/>001 <text:s text:c="4"/>007 <text:s text:c="4"/>12810 <text:s text:c="2"/>143</text:p>
      <text:p text:style-name="P1">024 <text:s text:c="4"/>040 <text:s text:c="4"/>001 <text:s text:c="4"/>007 <text:s text:c="4"/>12810 <text:s text:c="2"/>143</text:p>
      <text:p text:style-name="P1">025 <text:s text:c="4"/>036 <text:s text:c="4"/>001 <text:s text:c="4"/>007 <text:s text:c="4"/>12810 <text:s text:c="2"/>143</text:p>
      <text:p text:style-name="P1">026 <text:s text:c="4"/>035 <text:s text:c="4"/>001 <text:s text:c="4"/>006 <text:s text:c="4"/>12810 <text:s text:c="2"/>143</text:p>
      <text:p text:style-name="P1">025 <text:s text:c="4"/>038 <text:s text:c="4"/>001 <text:s text:c="4"/>006 <text:s text:c="4"/>12810 <text:s text:c="2"/>143</text:p>
      <text:p text:style-name="P1">028 <text:s text:c="4"/>047 <text:s text:c="4"/>001 <text:s text:c="4"/>007 <text:s text:c="4"/>12810 <text:s text:c="2"/>143</text:p>
      <text:p text:style-name="P1">027 <text:s text:c="4"/>048 <text:s text:c="4"/>001 <text:s text:c="4"/>007 <text:s text:c="4"/>12810 <text:s text:c="2"/>143</text:p>
      <text:p text:style-name="P1">026 <text:s text:c="4"/>053 <text:s text:c="4"/>001 <text:s text:c="4"/>007 <text:s text:c="4"/>12810 <text:s text:c="2"/>143</text:p>
      <text:p text:style-name="P1">026 <text:s text:c="4"/>052 <text:s text:c="4"/>001 <text:s text:c="4"/>008 <text:s text:c="4"/>12810 <text:s text:c="2"/>143</text:p>
      <text:p text:style-name="P1">026 <text:s text:c="4"/>043 <text:s text:c="4"/>001 <text:s text:c="4"/>008 <text:s text:c="4"/>12810 <text:s text:c="2"/>143</text:p>
      <text:p text:style-name="P1">025 <text:s text:c="4"/>036 <text:s text:c="4"/>001 <text:s text:c="4"/>007 <text:s text:c="4"/>12810 <text:s text:c="2"/>143</text:p>
      <text:p text:style-name="P1">024 <text:s text:c="4"/>035 <text:s text:c="4"/>001 <text:s text:c="4"/>006 <text:s text:c="4"/>12810 <text:s text:c="2"/>143</text:p>
      <text:p text:style-name="P1">025 <text:s text:c="4"/>034 <text:s text:c="4"/>001 <text:s text:c="4"/>006 <text:s text:c="4"/>12810 <text:s text:c="2"/>143</text:p>
      <text:p text:style-name="P1">024 <text:s text:c="4"/>034 <text:s text:c="4"/>001 <text:s text:c="4"/>006 <text:s text:c="4"/>12810 <text:s text:c="2"/>143</text:p>
      <text:p text:style-name="P1">025 <text:s text:c="4"/>040 <text:s text:c="4"/>001 <text:s text:c="4"/>006 <text:s text:c="4"/>12810 <text:s text:c="2"/>143</text:p>
      <text:p text:style-name="P1">026 <text:s text:c="4"/>048 <text:s text:c="4"/>001 <text:s text:c="4"/>007 <text:s text:c="4"/>12810 <text:s text:c="2"/>143</text:p>
      <text:p text:style-name="P1">026 <text:s text:c="4"/>047 <text:s text:c="4"/>001 <text:s text:c="4"/>008 <text:s text:c="4"/>12810 <text:s text:c="2"/>143</text:p>
      <text:p text:style-name="P1">026 <text:s text:c="4"/>043 <text:s text:c="4"/>001 <text:s text:c="4"/>008 <text:s text:c="4"/>12810 <text:s text:c="2"/>143</text:p>
      <text:p text:style-name="P1">024 <text:s text:c="4"/>043 <text:s text:c="4"/>001 <text:s text:c="4"/>007 <text:s text:c="4"/>12810 <text:s text:c="2"/>143</text:p>
      <text:p text:style-name="P1">022 <text:s text:c="4"/>036 <text:s text:c="4"/>001 <text:s text:c="4"/>007 <text:s text:c="4"/>12810 <text:s text:c="2"/>143</text:p>
      <text:p text:style-name="P1">024 <text:s text:c="4"/>035 <text:s text:c="4"/>001 <text:s text:c="4"/>006 <text:s text:c="4"/>12810 <text:s text:c="2"/>143</text:p>
      <text:p text:style-name="P1">024 <text:s text:c="4"/>032 <text:s text:c="4"/>001 <text:s text:c="4"/>006 <text:s text:c="4"/>12810 <text:s text:c="2"/>143</text:p>
      <text:p text:style-name="P1">024 <text:s text:c="4"/>035 <text:s text:c="4"/>001 <text:s text:c="4"/>006 <text:s text:c="4"/>12810 <text:s text:c="2"/>143</text:p>
      <text:p text:style-name="P1">024 <text:s text:c="4"/>035 <text:s text:c="4"/>001 <text:s text:c="4"/>006 <text:s text:c="4"/>12810 <text:s text:c="2"/>143</text:p>
      <text:p text:style-name="P1">024 <text:s text:c="4"/>035 <text:s text:c="4"/>001 <text:s text:c="4"/>007 <text:s text:c="4"/>12810 <text:s text:c="2"/>143</text:p>
      <text:p text:style-name="P1">024 <text:s text:c="4"/>033 <text:s text:c="4"/>001 <text:s text:c="4"/>006 <text:s text:c="4"/>12810 <text:s text:c="2"/>143</text:p>
      <text:p text:style-name="P1">024 <text:s text:c="4"/>033 <text:s text:c="4"/>001 <text:s text:c="4"/>006 <text:s text:c="4"/>12810 <text:s text:c="2"/>143</text:p>
      <text:p text:style-name="P1">024 <text:s text:c="4"/>037 <text:s text:c="4"/>001 <text:s text:c="4"/>006 <text:s text:c="4"/>12810 <text:s text:c="2"/>143</text:p>
      <text:p text:style-name="P1">025 <text:s text:c="4"/>038 <text:s text:c="4"/>001 <text:s text:c="4"/>007 <text:s text:c="4"/>12810 <text:s text:c="2"/>143</text:p>
      <text:p text:style-name="P1">025 <text:s text:c="4"/>048 <text:s text:c="4"/>001 <text:s text:c="4"/>007 <text:s text:c="4"/>12810 <text:s text:c="2"/>143</text:p>
      <text:p text:style-name="P1">025 <text:s text:c="4"/>049 <text:s text:c="4"/>001 <text:s text:c="4"/>007 <text:s text:c="4"/>12810 <text:s text:c="2"/>143</text:p>
      <text:p text:style-name="P1">026 <text:s text:c="4"/>048 <text:s text:c="4"/>001 <text:s text:c="4"/>008 <text:s text:c="4"/>12810 <text:s text:c="2"/>143</text:p>
      <text:p text:style-name="P1">025 <text:s text:c="4"/>039 <text:s text:c="4"/>001 <text:s text:c="4"/>007 <text:s text:c="4"/>12810 <text:s text:c="2"/>143</text:p>
      <text:p text:style-name="P1">026 <text:s text:c="4"/>040 <text:s text:c="4"/>001 <text:s text:c="4"/>007 <text:s text:c="4"/>12810 <text:s text:c="2"/>143</text:p>
      <text:p text:style-name="P1"><text:soft-page-break/>026 <text:s text:c="4"/>035 <text:s text:c="4"/>001 <text:s text:c="4"/>007 <text:s text:c="4"/>12810 <text:s text:c="2"/>143</text:p>
      <text:p text:style-name="P1">028 <text:s text:c="4"/>034 <text:s text:c="4"/>001 <text:s text:c="4"/>006 <text:s text:c="4"/>12810 <text:s text:c="2"/>143</text:p>
      <text:p text:style-name="P1">027 <text:s text:c="4"/>035 <text:s text:c="4"/>001 <text:s text:c="4"/>006 <text:s text:c="4"/>12810 <text:s text:c="2"/>143</text:p>
      <text:p text:style-name="P1">026 <text:s text:c="4"/>051 <text:s text:c="4"/>001 <text:s text:c="4"/>007 <text:s text:c="4"/>12810 <text:s text:c="2"/>143</text:p>
      <text:p text:style-name="P1">027 <text:s text:c="4"/>053 <text:s text:c="4"/>001 <text:s text:c="4"/>007 <text:s text:c="4"/>12810 <text:s text:c="2"/>143</text:p>
      <text:p text:style-name="P1">026 <text:s text:c="4"/>047 <text:s text:c="4"/>001 <text:s text:c="4"/>008 <text:s text:c="4"/>12810 <text:s text:c="2"/>143</text:p>
      <text:p text:style-name="P1">025 <text:s text:c="4"/>047 <text:s text:c="4"/>001 <text:s text:c="4"/>007 <text:s text:c="4"/>12810 <text:s text:c="2"/>143</text:p>
      <text:p text:style-name="P1">025 <text:s text:c="4"/>040 <text:s text:c="4"/>001 <text:s text:c="4"/>007 <text:s text:c="4"/>12810 <text:s text:c="2"/>143</text:p>
      <text:p text:style-name="P1">025 <text:s text:c="4"/>039 <text:s text:c="4"/>001 <text:s text:c="4"/>007 <text:s text:c="4"/>12810 <text:s text:c="2"/>143</text:p>
      <text:p text:style-name="P1">025 <text:s text:c="4"/>047 <text:s text:c="4"/>001 <text:s text:c="4"/>007 <text:s text:c="4"/>12810 <text:s text:c="2"/>143</text:p>
      <text:p text:style-name="P1">025 <text:s text:c="4"/>056 <text:s text:c="4"/>001 <text:s text:c="4"/>007 <text:s text:c="4"/>12810 <text:s text:c="2"/>143</text:p>
      <text:p text:style-name="P1">025 <text:s text:c="4"/>057 <text:s text:c="4"/>001 <text:s text:c="4"/>008 <text:s text:c="4"/>12810 <text:s text:c="2"/>143</text:p>
      <text:p text:style-name="P1">027 <text:s text:c="4"/>046 <text:s text:c="4"/>001 <text:s text:c="4"/>008 <text:s text:c="4"/>12810 <text:s text:c="2"/>143</text:p>
      <text:p text:style-name="P1">023 <text:s text:c="4"/>045 <text:s text:c="4"/>001 <text:s text:c="4"/>007 <text:s text:c="4"/>12810 <text:s text:c="2"/>143</text:p>
      <text:p text:style-name="P1">026 <text:s text:c="4"/>049 <text:s text:c="4"/>001 <text:s text:c="4"/>007 <text:s text:c="4"/>12810 <text:s text:c="2"/>143</text:p>
      <text:p text:style-name="P1">025 <text:s text:c="4"/>054 <text:s text:c="4"/>001 <text:s text:c="4"/>008 <text:s text:c="4"/>12810 <text:s text:c="2"/>143</text:p>
      <text:p text:style-name="P1">025 <text:s text:c="4"/>053 <text:s text:c="4"/>001 <text:s text:c="4"/>008 <text:s text:c="4"/>12810 <text:s text:c="2"/>143</text:p>
      <text:p text:style-name="P1">024 <text:s text:c="4"/>043 <text:s text:c="4"/>001 <text:s text:c="4"/>008 <text:s text:c="4"/>12810 <text:s text:c="2"/>143</text:p>
      <text:p text:style-name="P1">023 <text:s text:c="4"/>036 <text:s text:c="4"/>001 <text:s text:c="4"/>007 <text:s text:c="4"/>12810 <text:s text:c="2"/>143</text:p>
      <text:p text:style-name="P1">023 <text:s text:c="4"/>036 <text:s text:c="4"/>001 <text:s text:c="4"/>007 <text:s text:c="4"/>12810 <text:s text:c="2"/>143</text:p>
      <text:p text:style-name="P1">022 <text:s text:c="4"/>035 <text:s text:c="4"/>001 <text:s text:c="4"/>006 <text:s text:c="4"/>12810 <text:s text:c="2"/>143</text:p>
      <text:p text:style-name="P1">024 <text:s text:c="4"/>035 <text:s text:c="4"/>001 <text:s text:c="4"/>006 <text:s text:c="4"/>12810 <text:s text:c="2"/>143</text:p>
      <text:p text:style-name="P1">025 <text:s text:c="4"/>041 <text:s text:c="4"/>001 <text:s text:c="4"/>006 <text:s text:c="4"/>12810 <text:s text:c="2"/>143</text:p>
      <text:p text:style-name="P1">025 <text:s text:c="4"/>049 <text:s text:c="4"/>001 <text:s text:c="4"/>007 <text:s text:c="4"/>12810 <text:s text:c="2"/>143</text:p>
      <text:p text:style-name="P1">026 <text:s text:c="4"/>049 <text:s text:c="4"/>001 <text:s text:c="4"/>007 <text:s text:c="4"/>12810 <text:s text:c="2"/>143</text:p>
      <text:p text:style-name="P1">025 <text:s text:c="4"/>042 <text:s text:c="4"/>001 <text:s text:c="4"/>008 <text:s text:c="4"/>12810 <text:s text:c="2"/>143</text:p>
      <text:p text:style-name="P1">024 <text:s text:c="4"/>041 <text:s text:c="4"/>001 <text:s text:c="4"/>008 <text:s text:c="4"/>12810 <text:s text:c="2"/>143</text:p>
      <text:p text:style-name="P1">025 <text:s text:c="4"/>035 <text:s text:c="4"/>001 <text:s text:c="4"/>007 <text:s text:c="4"/>12810 <text:s text:c="2"/>143</text:p>
      <text:p text:style-name="P1">025 <text:s text:c="4"/>034 <text:s text:c="4"/>001 <text:s text:c="4"/>006 <text:s text:c="4"/>12810 <text:s text:c="2"/>143</text:p>
      <text:p text:style-name="P1">024 <text:s text:c="4"/>031 <text:s text:c="4"/>001 <text:s text:c="4"/>006 <text:s text:c="4"/>12810 <text:s text:c="2"/>143</text:p>
      <text:p text:style-name="P1">025 <text:s text:c="4"/>036 <text:s text:c="4"/>001 <text:s text:c="4"/>006 <text:s text:c="4"/>12810 <text:s text:c="2"/>143</text:p>
      <text:p text:style-name="P1">026 <text:s text:c="4"/>037 <text:s text:c="4"/>001 <text:s text:c="4"/>007 <text:s text:c="4"/>12810 <text:s text:c="2"/>143</text:p>
      <text:p text:style-name="P1">028 <text:s text:c="4"/>047 <text:s text:c="4"/>001 <text:s text:c="4"/>007 <text:s text:c="4"/>12810 <text:s text:c="2"/>143</text:p>
      <text:p text:style-name="P1">026 <text:s text:c="4"/>047 <text:s text:c="4"/>001 <text:s text:c="4"/>007 <text:s text:c="4"/>12810 <text:s text:c="2"/>143</text:p>
      <text:p text:style-name="P1">026 <text:s text:c="4"/>051 <text:s text:c="4"/>001 <text:s text:c="4"/>007 <text:s text:c="4"/>12810 <text:s text:c="2"/>143</text:p>
      <text:p text:style-name="P1">024 <text:s text:c="4"/>042 <text:s text:c="4"/>001 <text:s text:c="4"/>007 <text:s text:c="4"/>12810 <text:s text:c="2"/>143</text:p>
      <text:p text:style-name="P1">024 <text:s text:c="4"/>042 <text:s text:c="4"/>001 <text:s text:c="4"/>007 <text:s text:c="4"/>12810 <text:s text:c="2"/>143</text:p>
      <text:p text:style-name="P1">024 <text:s text:c="4"/>036 <text:s text:c="4"/>001 <text:s text:c="4"/>007 <text:s text:c="4"/>12810 <text:s text:c="2"/>143</text:p>
      <text:p text:style-name="P1">026 <text:s text:c="4"/>036 <text:s text:c="4"/>001 <text:s text:c="4"/>006 <text:s text:c="4"/>12810 <text:s text:c="2"/>143</text:p>
      <text:p text:style-name="P1">024 <text:s text:c="4"/>037 <text:s text:c="4"/>001 <text:s text:c="4"/>006 <text:s text:c="4"/>12810 <text:s text:c="2"/>143</text:p>
      <text:p text:style-name="P1">024 <text:s text:c="4"/>046 <text:s text:c="4"/>001 <text:s text:c="4"/>006 <text:s text:c="4"/>12810 <text:s text:c="2"/>143</text:p>
      <text:p text:style-name="P1">025 <text:s text:c="4"/>046 <text:s text:c="4"/>001 <text:s text:c="4"/>007 <text:s text:c="4"/>12810 <text:s text:c="2"/>143</text:p>
      <text:p text:style-name="P1">026 <text:s text:c="4"/>058 <text:s text:c="4"/>001 <text:s text:c="4"/>007 <text:s text:c="4"/>12810 <text:s text:c="2"/>143</text:p>
      <text:p text:style-name="P1">026 <text:s text:c="4"/>060 <text:s text:c="4"/>001 <text:s text:c="4"/>008 <text:s text:c="4"/>12810 <text:s text:c="2"/>143</text:p>
      <text:p text:style-name="P1">025 <text:s text:c="4"/>052 <text:s text:c="4"/>001 <text:s text:c="4"/>008 <text:s text:c="4"/>12810 <text:s text:c="2"/>143</text:p>
      <text:p text:style-name="P1">024 <text:s text:c="4"/>043 <text:s text:c="4"/>001 <text:s text:c="4"/>007 <text:s text:c="4"/>12810 <text:s text:c="2"/>143</text:p>
      <text:p text:style-name="P1">024 <text:s text:c="4"/>042 <text:s text:c="4"/>001 <text:s text:c="4"/>007 <text:s text:c="4"/>12810 <text:s text:c="2"/>143</text:p>
      <text:p text:style-name="P1">022 <text:s text:c="4"/>038 <text:s text:c="4"/>001 <text:s text:c="4"/>006 <text:s text:c="4"/>12810 <text:s text:c="2"/>143</text:p>
      <text:p text:style-name="P1">023 <text:s text:c="4"/>038 <text:s text:c="4"/>001 <text:s text:c="4"/>006 <text:s text:c="4"/>12810 <text:s text:c="2"/>143</text:p>
      <text:p text:style-name="P1"><text:soft-page-break/>023 <text:s text:c="4"/>042 <text:s text:c="4"/>001 <text:s text:c="4"/>006 <text:s text:c="4"/>12810 <text:s text:c="2"/>143</text:p>
      <text:p text:style-name="P1">023 <text:s text:c="4"/>043 <text:s text:c="4"/>001 <text:s text:c="4"/>007 <text:s text:c="4"/>12810 <text:s text:c="2"/>143</text:p>
      <text:p text:style-name="P1">023 <text:s text:c="4"/>053 <text:s text:c="4"/>001 <text:s text:c="4"/>007 <text:s text:c="4"/>12810 <text:s text:c="2"/>143</text:p>
      <text:p text:style-name="P1">023 <text:s text:c="4"/>051 <text:s text:c="4"/>001 <text:s text:c="4"/>007 <text:s text:c="4"/>12810 <text:s text:c="2"/>143</text:p>
      <text:p text:style-name="P1">023 <text:s text:c="4"/>056 <text:s text:c="4"/>001 <text:s text:c="4"/>008 <text:s text:c="4"/>12810 <text:s text:c="2"/>143</text:p>
      <text:p text:style-name="P1">022 <text:s text:c="4"/>045 <text:s text:c="4"/>001 <text:s text:c="4"/>007 <text:s text:c="4"/>12810 <text:s text:c="2"/>143</text:p>
      <text:p text:style-name="P1">022 <text:s text:c="4"/>038 <text:s text:c="4"/>001 <text:s text:c="4"/>007 <text:s text:c="4"/>12810 <text:s text:c="2"/>143</text:p>
      <text:p text:style-name="P1">021 <text:s text:c="4"/>038 <text:s text:c="4"/>001 <text:s text:c="4"/>007 <text:s text:c="4"/>12810 <text:s text:c="2"/>143</text:p>
      <text:p text:style-name="P1">021 <text:s text:c="4"/>036 <text:s text:c="4"/>001 <text:s text:c="4"/>006 <text:s text:c="4"/>12810 <text:s text:c="2"/>143</text:p>
      <text:p text:style-name="P1">022 <text:s text:c="4"/>036 <text:s text:c="4"/>001 <text:s text:c="4"/>006 <text:s text:c="4"/>12810 <text:s text:c="2"/>143</text:p>
      <text:p text:style-name="P1">021 <text:s text:c="4"/>043 <text:s text:c="4"/>001 <text:s text:c="4"/>006 <text:s text:c="4"/>12810 <text:s text:c="2"/>143</text:p>
      <text:p text:style-name="P1">022 <text:s text:c="4"/>043 <text:s text:c="4"/>001 <text:s text:c="4"/>007 <text:s text:c="4"/>12810 <text:s text:c="2"/>143</text:p>
      <text:p text:style-name="P1">022 <text:s text:c="4"/>051 <text:s text:c="4"/>001 <text:s text:c="4"/>007 <text:s text:c="4"/>12810 <text:s text:c="2"/>143</text:p>
      <text:p text:style-name="P1">022 <text:s text:c="4"/>047 <text:s text:c="4"/>001 <text:s text:c="4"/>007 <text:s text:c="4"/>12810 <text:s text:c="2"/>143</text:p>
      <text:p text:style-name="P1">021 <text:s text:c="4"/>046 <text:s text:c="4"/>001 <text:s text:c="4"/>007 <text:s text:c="4"/>12810 <text:s text:c="2"/>143</text:p>
      <text:p text:style-name="P1">022 <text:s text:c="4"/>038 <text:s text:c="4"/>001 <text:s text:c="4"/>007 <text:s text:c="4"/>12810 <text:s text:c="2"/>143</text:p>
      <text:p text:style-name="P1">021 <text:s text:c="4"/>037 <text:s text:c="4"/>001 <text:s text:c="4"/>006 <text:s text:c="4"/>12810 <text:s text:c="2"/>143</text:p>
      <text:p text:style-name="P1">021 <text:s text:c="4"/>034 <text:s text:c="4"/>001 <text:s text:c="4"/>006 <text:s text:c="4"/>12810 <text:s text:c="2"/>143</text:p>
      <text:p text:style-name="P1">022 <text:s text:c="4"/>038 <text:s text:c="4"/>001 <text:s text:c="4"/>006 <text:s text:c="4"/>12810 <text:s text:c="2"/>143</text:p>
      <text:p text:style-name="P1">023 <text:s text:c="4"/>039 <text:s text:c="4"/>001 <text:s text:c="4"/>006 <text:s text:c="4"/>12810 <text:s text:c="2"/>143</text:p>
      <text:p text:style-name="P1">024 <text:s text:c="4"/>047 <text:s text:c="4"/>001 <text:s text:c="4"/>007 <text:s text:c="4"/>12810 <text:s text:c="2"/>143</text:p>
      <text:p text:style-name="P1">025 <text:s text:c="4"/>049 <text:s text:c="4"/>001 <text:s text:c="4"/>007 <text:s text:c="4"/>12810 <text:s text:c="2"/>143</text:p>
      <text:p text:style-name="P1">025 <text:s text:c="4"/>056 <text:s text:c="4"/>001 <text:s text:c="4"/>007 <text:s text:c="4"/>12810 <text:s text:c="2"/>143</text:p>
      <text:p text:style-name="P1">025 <text:s text:c="4"/>046 <text:s text:c="4"/>001 <text:s text:c="4"/>008 <text:s text:c="4"/>12810 <text:s text:c="2"/>143</text:p>
      <text:p text:style-name="P1">024 <text:s text:c="4"/>045 <text:s text:c="4"/>001 <text:s text:c="4"/>008 <text:s text:c="4"/>12810 <text:s text:c="2"/>143</text:p>
      <text:p text:style-name="P1">024 <text:s text:c="4"/>038 <text:s text:c="4"/>001 <text:s text:c="4"/>007 <text:s text:c="4"/>12810 <text:s text:c="2"/>143</text:p>
      <text:p text:style-name="P1">024 <text:s text:c="4"/>039 <text:s text:c="4"/>001 <text:s text:c="4"/>006 <text:s text:c="4"/>12810 <text:s text:c="2"/>143</text:p>
      <text:p text:style-name="P1">025 <text:s text:c="4"/>038 <text:s text:c="4"/>001 <text:s text:c="4"/>006 <text:s text:c="4"/>12810 <text:s text:c="2"/>143</text:p>
      <text:p text:style-name="P1">025 <text:s text:c="4"/>044 <text:s text:c="4"/>001 <text:s text:c="4"/>006 <text:s text:c="4"/>12810 <text:s text:c="2"/>143</text:p>
      <text:p text:style-name="P1">025 <text:s text:c="4"/>044 <text:s text:c="4"/>001 <text:s text:c="4"/>007 <text:s text:c="4"/>12810 <text:s text:c="2"/>143</text:p>
      <text:p text:style-name="P1">024 <text:s text:c="4"/>054 <text:s text:c="4"/>001 <text:s text:c="4"/>008 <text:s text:c="4"/>12810 <text:s text:c="2"/>143</text:p>
      <text:p text:style-name="P1">025 <text:s text:c="4"/>043 <text:s text:c="4"/>001 <text:s text:c="4"/>008 <text:s text:c="4"/>12810 <text:s text:c="2"/>143</text:p>
      <text:p text:style-name="P1">023 <text:s text:c="4"/>037 <text:s text:c="4"/>001 <text:s text:c="4"/>007 <text:s text:c="4"/>12810 <text:s text:c="2"/>143</text:p>
      <text:p text:style-name="P1">025 <text:s text:c="4"/>036 <text:s text:c="4"/>001 <text:s text:c="4"/>007 <text:s text:c="4"/>12810 <text:s text:c="2"/>143</text:p>
      <text:p text:style-name="P1">025 <text:s text:c="4"/>037 <text:s text:c="4"/>001 <text:s text:c="4"/>006 <text:s text:c="4"/>12810 <text:s text:c="2"/>143</text:p>
      <text:p text:style-name="P1">023 <text:s text:c="4"/>038 <text:s text:c="4"/>001 <text:s text:c="4"/>007 <text:s text:c="4"/>12810 <text:s text:c="2"/>143</text:p>
      <text:p text:style-name="P1">024 <text:s text:c="4"/>036 <text:s text:c="4"/>001 <text:s text:c="4"/>006 <text:s text:c="4"/>12810 <text:s text:c="2"/>143</text:p>
      <text:p text:style-name="P1">023 <text:s text:c="4"/>036 <text:s text:c="4"/>001 <text:s text:c="4"/>006 <text:s text:c="4"/>12810 <text:s text:c="2"/>143</text:p>
      <text:p text:style-name="P1">024 <text:s text:c="4"/>043 <text:s text:c="4"/>001 <text:s text:c="4"/>006 <text:s text:c="4"/>12810 <text:s text:c="2"/>143</text:p>
      <text:p text:style-name="P1">024 <text:s text:c="4"/>044 <text:s text:c="4"/>001 <text:s text:c="4"/>007 <text:s text:c="4"/>12810 <text:s text:c="2"/>143</text:p>
      <text:p text:style-name="P1">024 <text:s text:c="4"/>053 <text:s text:c="4"/>001 <text:s text:c="4"/>007 <text:s text:c="4"/>12810 <text:s text:c="2"/>143</text:p>
      <text:p text:style-name="P1">023 <text:s text:c="4"/>050 <text:s text:c="4"/>001 <text:s text:c="4"/>008 <text:s text:c="4"/>12810 <text:s text:c="2"/>143</text:p>
      <text:p text:style-name="P1">023 <text:s text:c="4"/>050 <text:s text:c="4"/>001 <text:s text:c="4"/>008 <text:s text:c="4"/>12810 <text:s text:c="2"/>143</text:p>
      <text:p text:style-name="P1">022 <text:s text:c="4"/>045 <text:s text:c="4"/>001 <text:s text:c="4"/>006 <text:s text:c="4"/>12810 <text:s text:c="2"/>143</text:p>
      <text:p text:style-name="P1">023 <text:s text:c="4"/>052 <text:s text:c="4"/>001 <text:s text:c="4"/>008 <text:s text:c="4"/>12810 <text:s text:c="2"/>143</text:p>
      <text:p text:style-name="P1">024 <text:s text:c="4"/>051 <text:s text:c="4"/>001 <text:s text:c="4"/>008 <text:s text:c="4"/>12810 <text:s text:c="2"/>143</text:p>
      <text:p text:style-name="P1">023 <text:s text:c="4"/>043 <text:s text:c="4"/>001 <text:s text:c="4"/>007 <text:s text:c="4"/>12810 <text:s text:c="2"/>143</text:p>
      <text:p text:style-name="P1">022 <text:s text:c="4"/>040 <text:s text:c="4"/>001 <text:s text:c="4"/>006 <text:s text:c="4"/>12810 <text:s text:c="2"/>143</text:p>
      <text:p text:style-name="P1">024 <text:s text:c="4"/>047 <text:s text:c="4"/>001 <text:s text:c="4"/>006 <text:s text:c="4"/>12810 <text:s text:c="2"/>143</text:p>
      <text:p text:style-name="P1"><text:soft-page-break/>024 <text:s text:c="4"/>048 <text:s text:c="4"/>001 <text:s text:c="4"/>007 <text:s text:c="4"/>12810 <text:s text:c="2"/>143</text:p>
      <text:p text:style-name="P1">025 <text:s text:c="4"/>057 <text:s text:c="4"/>001 <text:s text:c="4"/>007 <text:s text:c="4"/>12810 <text:s text:c="2"/>143</text:p>
      <text:p text:style-name="P1">024 <text:s text:c="4"/>048 <text:s text:c="4"/>001 <text:s text:c="4"/>008 <text:s text:c="4"/>12810 <text:s text:c="2"/>143</text:p>
      <text:p text:style-name="P1">025 <text:s text:c="4"/>046 <text:s text:c="4"/>001 <text:s text:c="4"/>008 <text:s text:c="4"/>12810 <text:s text:c="2"/>143</text:p>
      <text:p text:style-name="P1">025 <text:s text:c="4"/>038 <text:s text:c="4"/>001 <text:s text:c="4"/>007 <text:s text:c="4"/>12810 <text:s text:c="2"/>143</text:p>
      <text:p text:style-name="P1">024 <text:s text:c="4"/>039 <text:s text:c="4"/>001 <text:s text:c="4"/>006 <text:s text:c="4"/>12810 <text:s text:c="2"/>143</text:p>
      <text:p text:style-name="P1">023 <text:s text:c="4"/>037 <text:s text:c="4"/>001 <text:s text:c="4"/>006 <text:s text:c="4"/>12810 <text:s text:c="2"/>143</text:p>
      <text:p text:style-name="P1">024 <text:s text:c="4"/>043 <text:s text:c="4"/>001 <text:s text:c="4"/>006 <text:s text:c="4"/>12810 <text:s text:c="2"/>143</text:p>
      <text:p text:style-name="P1">023 <text:s text:c="4"/>044 <text:s text:c="4"/>001 <text:s text:c="4"/>006 <text:s text:c="4"/>12810 <text:s text:c="2"/>143</text:p>
      <text:p text:style-name="P1">025 <text:s text:c="4"/>055 <text:s text:c="4"/>001 <text:s text:c="4"/>007 <text:s text:c="4"/>12810 <text:s text:c="2"/>143</text:p>
      <text:p text:style-name="P1">026 <text:s text:c="4"/>058 <text:s text:c="4"/>001 <text:s text:c="4"/>007 <text:s text:c="4"/>12810 <text:s text:c="2"/>143</text:p>
      <text:p text:style-name="P1">025 <text:s text:c="4"/>058 <text:s text:c="4"/>001 <text:s text:c="4"/>007 <text:s text:c="4"/>12810 <text:s text:c="2"/>143</text:p>
      <text:p text:style-name="P1">023 <text:s text:c="4"/>046 <text:s text:c="4"/>001 <text:s text:c="4"/>007 <text:s text:c="4"/>12810 <text:s text:c="2"/>143</text:p>
      <text:p text:style-name="P1">023 <text:s text:c="4"/>046 <text:s text:c="4"/>001 <text:s text:c="4"/>007 <text:s text:c="4"/>12810 <text:s text:c="2"/>143</text:p>
      <text:p text:style-name="P1">022 <text:s text:c="4"/>041 <text:s text:c="4"/>001 <text:s text:c="4"/>006 <text:s text:c="4"/>12810 <text:s text:c="2"/>143</text:p>
      <text:p text:style-name="P1">024 <text:s text:c="4"/>039 <text:s text:c="4"/>001 <text:s text:c="4"/>006 <text:s text:c="4"/>12810 <text:s text:c="2"/>143</text:p>
      <text:p text:style-name="P1">024 <text:s text:c="4"/>041 <text:s text:c="4"/>001 <text:s text:c="4"/>006 <text:s text:c="4"/>12810 <text:s text:c="2"/>143</text:p>
      <text:p text:style-name="P1">025 <text:s text:c="4"/>050 <text:s text:c="4"/>001 <text:s text:c="4"/>006 <text:s text:c="4"/>12810 <text:s text:c="2"/>143</text:p>
      <text:p text:style-name="P1">024 <text:s text:c="4"/>051 <text:s text:c="4"/>001 <text:s text:c="4"/>006 <text:s text:c="4"/>12810 <text:s text:c="2"/>143</text:p>
      <text:p text:style-name="P1">025 <text:s text:c="4"/>062 <text:s text:c="4"/>001 <text:s text:c="4"/>007 <text:s text:c="4"/>12810 <text:s text:c="2"/>143</text:p>
      <text:p text:style-name="P1">023 <text:s text:c="4"/>061 <text:s text:c="4"/>001 <text:s text:c="4"/>008 <text:s text:c="4"/>12810 <text:s text:c="2"/>143</text:p>
      <text:p text:style-name="P1">023 <text:s text:c="4"/>040 <text:s text:c="4"/>001 <text:s text:c="4"/>006 <text:s text:c="4"/>12810 <text:s text:c="2"/>143</text:p>
      <text:p text:style-name="P1">024 <text:s text:c="4"/>040 <text:s text:c="4"/>001 <text:s text:c="4"/>006 <text:s text:c="4"/>12810 <text:s text:c="2"/>143</text:p>
      <text:p text:style-name="P1">024 <text:s text:c="4"/>042 <text:s text:c="4"/>001 <text:s text:c="4"/>006 <text:s text:c="4"/>12810 <text:s text:c="2"/>143</text:p>
      <text:p text:style-name="P1">023 <text:s text:c="4"/>042 <text:s text:c="4"/>001 <text:s text:c="4"/>006 <text:s text:c="4"/>12810 <text:s text:c="2"/>143</text:p>
      <text:p text:style-name="P1">023 <text:s text:c="4"/>051 <text:s text:c="4"/>001 <text:s text:c="4"/>006 <text:s text:c="4"/>12810 <text:s text:c="2"/>143</text:p>
      <text:p text:style-name="P1">023 <text:s text:c="4"/>062 <text:s text:c="4"/>001 <text:s text:c="4"/>007 <text:s text:c="4"/>12810 <text:s text:c="2"/>143</text:p>
      <text:p text:style-name="P1">023 <text:s text:c="4"/>060 <text:s text:c="4"/>001 <text:s text:c="4"/>007 <text:s text:c="4"/>12810 <text:s text:c="2"/>143</text:p>
      <text:p text:style-name="P1">022 <text:s text:c="4"/>048 <text:s text:c="4"/>001 <text:s text:c="4"/>007 <text:s text:c="4"/>12810 <text:s text:c="2"/>143</text:p>
      <text:p text:style-name="P1">022 <text:s text:c="4"/>047 <text:s text:c="4"/>001 <text:s text:c="4"/>007 <text:s text:c="4"/>12810 <text:s text:c="2"/>143</text:p>
      <text:p text:style-name="P1">022 <text:s text:c="4"/>041 <text:s text:c="4"/>001 <text:s text:c="4"/>007 <text:s text:c="4"/>12810 <text:s text:c="2"/>143</text:p>
      <text:p text:style-name="P1">022 <text:s text:c="4"/>037 <text:s text:c="4"/>001 <text:s text:c="4"/>006 <text:s text:c="4"/>12810 <text:s text:c="2"/>143</text:p>
      <text:p text:style-name="P1">023 <text:s text:c="4"/>036 <text:s text:c="4"/>001 <text:s text:c="4"/>006 <text:s text:c="4"/>12810 <text:s text:c="2"/>143</text:p>
      <text:p text:style-name="P1">024 <text:s text:c="4"/>042 <text:s text:c="4"/>001 <text:s text:c="4"/>006 <text:s text:c="4"/>12810 <text:s text:c="2"/>143</text:p>
      <text:p text:style-name="P1">024 <text:s text:c="4"/>043 <text:s text:c="4"/>001 <text:s text:c="4"/>007 <text:s text:c="4"/>12810 <text:s text:c="2"/>143</text:p>
      <text:p text:style-name="P1">024 <text:s text:c="4"/>052 <text:s text:c="4"/>001 <text:s text:c="4"/>007 <text:s text:c="4"/>12810 <text:s text:c="2"/>143</text:p>
      <text:p text:style-name="P1">024 <text:s text:c="4"/>051 <text:s text:c="4"/>001 <text:s text:c="4"/>007 <text:s text:c="4"/>12810 <text:s text:c="2"/>143</text:p>
      <text:p text:style-name="P1">024 <text:s text:c="4"/>051 <text:s text:c="4"/>001 <text:s text:c="4"/>007 <text:s text:c="4"/>12810 <text:s text:c="2"/>143</text:p>
      <text:p text:style-name="P1">025 <text:s text:c="4"/>042 <text:s text:c="4"/>001 <text:s text:c="4"/>007 <text:s text:c="4"/>12810 <text:s text:c="2"/>143</text:p>
      <text:p text:style-name="P1">022 <text:s text:c="4"/>042 <text:s text:c="4"/>001 <text:s text:c="4"/>006 <text:s text:c="4"/>12810 <text:s text:c="2"/>143</text:p>
      <text:p text:style-name="P1">024 <text:s text:c="4"/>037 <text:s text:c="4"/>001 <text:s text:c="4"/>006 <text:s text:c="4"/>12810 <text:s text:c="2"/>143</text:p>
      <text:p text:style-name="P1">024 <text:s text:c="4"/>039 <text:s text:c="4"/>001 <text:s text:c="4"/>006 <text:s text:c="4"/>12810 <text:s text:c="2"/>143</text:p>
      <text:p text:style-name="P1">026 <text:s text:c="4"/>056 <text:s text:c="4"/>001 <text:s text:c="4"/>007 <text:s text:c="4"/>12810 <text:s text:c="2"/>143</text:p>
      <text:p text:style-name="P1">025 <text:s text:c="4"/>048 <text:s text:c="4"/>001 <text:s text:c="4"/>008 <text:s text:c="4"/>12810 <text:s text:c="2"/>143</text:p>
      <text:p text:style-name="P1">023 <text:s text:c="4"/>046 <text:s text:c="4"/>001 <text:s text:c="4"/>007 <text:s text:c="4"/>12810 <text:s text:c="2"/>143</text:p>
      <text:p text:style-name="P1">024 <text:s text:c="4"/>039 <text:s text:c="4"/>001 <text:s text:c="4"/>007 <text:s text:c="4"/>12810 <text:s text:c="2"/>143</text:p>
      <text:p text:style-name="P1">024 <text:s text:c="4"/>037 <text:s text:c="4"/>001 <text:s text:c="4"/>006 <text:s text:c="4"/>12810 <text:s text:c="2"/>143</text:p>
      <text:p text:style-name="P1">023 <text:s text:c="4"/>037 <text:s text:c="4"/>001 <text:s text:c="4"/>006 <text:s text:c="4"/>12810 <text:s text:c="2"/>143</text:p>
      <text:p text:style-name="P1">023 <text:s text:c="4"/>050 <text:s text:c="4"/>001 <text:s text:c="4"/>007 <text:s text:c="4"/>12810 <text:s text:c="2"/>143</text:p>
      <text:p text:style-name="P1"><text:soft-page-break/>022 <text:s text:c="4"/>037 <text:s text:c="4"/>001 <text:s text:c="4"/>006 <text:s text:c="4"/>12810 <text:s text:c="2"/>143</text:p>
      <text:p text:style-name="P1">023 <text:s text:c="4"/>038 <text:s text:c="4"/>001 <text:s text:c="4"/>006 <text:s text:c="4"/>12810 <text:s text:c="2"/>143</text:p>
      <text:p text:style-name="P1">023 <text:s text:c="4"/>042 <text:s text:c="4"/>001 <text:s text:c="4"/>006 <text:s text:c="4"/>12810 <text:s text:c="2"/>143</text:p>
      <text:p text:style-name="P1">023 <text:s text:c="4"/>051 <text:s text:c="4"/>001 <text:s text:c="4"/>006 <text:s text:c="4"/>12810 <text:s text:c="2"/>143</text:p>
      <text:p text:style-name="P1">023 <text:s text:c="4"/>051 <text:s text:c="4"/>001 <text:s text:c="4"/>007 <text:s text:c="4"/>12810 <text:s text:c="2"/>143</text:p>
      <text:p text:style-name="P1">024 <text:s text:c="4"/>057 <text:s text:c="4"/>001 <text:s text:c="4"/>007 <text:s text:c="4"/>12810 <text:s text:c="2"/>143</text:p>
      <text:p text:style-name="P1">024 <text:s text:c="4"/>046 <text:s text:c="4"/>001 <text:s text:c="4"/>007 <text:s text:c="4"/>12810 <text:s text:c="2"/>143</text:p>
      <text:p text:style-name="P1">024 <text:s text:c="4"/>045 <text:s text:c="4"/>001 <text:s text:c="4"/>007 <text:s text:c="4"/>12810 <text:s text:c="2"/>143</text:p>
      <text:p text:style-name="P1">023 <text:s text:c="4"/>039 <text:s text:c="4"/>001 <text:s text:c="4"/>006 <text:s text:c="4"/>12810 <text:s text:c="2"/>143</text:p>
      <text:p text:style-name="P1">023 <text:s text:c="4"/>040 <text:s text:c="4"/>001 <text:s text:c="4"/>006 <text:s text:c="4"/>12810 <text:s text:c="2"/>143</text:p>
      <text:p text:style-name="P1">024 <text:s text:c="4"/>039 <text:s text:c="4"/>001 <text:s text:c="4"/>006 <text:s text:c="4"/>12810 <text:s text:c="2"/>143</text:p>
      <text:p text:style-name="P1">024 <text:s text:c="4"/>039 <text:s text:c="4"/>001 <text:s text:c="4"/>006 <text:s text:c="4"/>12810 <text:s text:c="2"/>143</text:p>
      <text:p text:style-name="P1">023 <text:s text:c="4"/>047 <text:s text:c="4"/>001 <text:s text:c="4"/>006 <text:s text:c="4"/>12810 <text:s text:c="2"/>143</text:p>
      <text:p text:style-name="P1">024 <text:s text:c="4"/>060 <text:s text:c="4"/>001 <text:s text:c="4"/>007 <text:s text:c="4"/>12810 <text:s text:c="2"/>143</text:p>
      <text:p text:style-name="P1">023 <text:s text:c="4"/>061 <text:s text:c="4"/>001 <text:s text:c="4"/>007 <text:s text:c="4"/>12810 <text:s text:c="2"/>143</text:p>
      <text:p text:style-name="P1">023 <text:s text:c="4"/>054 <text:s text:c="4"/>001 <text:s text:c="4"/>007 <text:s text:c="4"/>12810 <text:s text:c="2"/>143</text:p>
      <text:p text:style-name="P1">023 <text:s text:c="4"/>054 <text:s text:c="4"/>001 <text:s text:c="4"/>007 <text:s text:c="4"/>12810 <text:s text:c="2"/>143</text:p>
      <text:p text:style-name="P1">023 <text:s text:c="4"/>046 <text:s text:c="4"/>001 <text:s text:c="4"/>007 <text:s text:c="4"/>12810 <text:s text:c="2"/>143</text:p>
      <text:p text:style-name="P1">023 <text:s text:c="4"/>041 <text:s text:c="4"/>001 <text:s text:c="4"/>006 <text:s text:c="4"/>12810 <text:s text:c="2"/>143</text:p>
      <text:p text:style-name="P1">022 <text:s text:c="4"/>040 <text:s text:c="4"/>001 <text:s text:c="4"/>006 <text:s text:c="4"/>12810 <text:s text:c="2"/>143</text:p>
      <text:p text:style-name="P1">023 <text:s text:c="4"/>045 <text:s text:c="4"/>001 <text:s text:c="4"/>006 <text:s text:c="4"/>12810 <text:s text:c="2"/>143</text:p>
      <text:p text:style-name="P1">023 <text:s text:c="4"/>045 <text:s text:c="4"/>001 <text:s text:c="4"/>006 <text:s text:c="4"/>12810 <text:s text:c="2"/>143</text:p>
      <text:p text:style-name="P1">026 <text:s text:c="4"/>057 <text:s text:c="4"/>001 <text:s text:c="4"/>006 <text:s text:c="4"/>12810 <text:s text:c="2"/>143</text:p>
      <text:p text:style-name="P1">025 <text:s text:c="4"/>063 <text:s text:c="4"/>001 <text:s text:c="4"/>007 <text:s text:c="4"/>12810 <text:s text:c="2"/>143</text:p>
      <text:p text:style-name="P1">025 <text:s text:c="4"/>063 <text:s text:c="4"/>001 <text:s text:c="4"/>007 <text:s text:c="4"/>12810 <text:s text:c="2"/>143</text:p>
      <text:p text:style-name="P1">026 <text:s text:c="4"/>051 <text:s text:c="4"/>001 <text:s text:c="4"/>007 <text:s text:c="4"/>12810 <text:s text:c="2"/>143</text:p>
      <text:p text:style-name="P1">025 <text:s text:c="4"/>050 <text:s text:c="4"/>001 <text:s text:c="4"/>006 <text:s text:c="4"/>12810 <text:s text:c="2"/>143</text:p>
      <text:p text:style-name="P1">025 <text:s text:c="4"/>042 <text:s text:c="4"/>001 <text:s text:c="4"/>006 <text:s text:c="4"/>12810 <text:s text:c="2"/>143</text:p>
      <text:p text:style-name="P1">025 <text:s text:c="4"/>040 <text:s text:c="4"/>001 <text:s text:c="4"/>006 <text:s text:c="4"/>12810 <text:s text:c="2"/>143</text:p>
      <text:p text:style-name="P1">025 <text:s text:c="4"/>041 <text:s text:c="4"/>001 <text:s text:c="4"/>006 <text:s text:c="4"/>12810 <text:s text:c="2"/>143</text:p>
      <text:p text:style-name="P1">025 <text:s text:c="4"/>048 <text:s text:c="4"/>001 <text:s text:c="4"/>006 <text:s text:c="4"/>12810 <text:s text:c="2"/>143</text:p>
      <text:p text:style-name="P1">025 <text:s text:c="4"/>049 <text:s text:c="4"/>001 <text:s text:c="4"/>007 <text:s text:c="4"/>12810 <text:s text:c="2"/>143</text:p>
      <text:p text:style-name="P1">023 <text:s text:c="4"/>061 <text:s text:c="4"/>001 <text:s text:c="4"/>007 <text:s text:c="4"/>12810 <text:s text:c="2"/>143</text:p>
      <text:p text:style-name="P1">022 <text:s text:c="4"/>063 <text:s text:c="4"/>001 <text:s text:c="4"/>007 <text:s text:c="4"/>12810 <text:s text:c="2"/>143</text:p>
      <text:p text:style-name="P1">024 <text:s text:c="4"/>055 <text:s text:c="4"/>001 <text:s text:c="4"/>007 <text:s text:c="4"/>12810 <text:s text:c="2"/>143</text:p>
      <text:p text:style-name="P1">023 <text:s text:c="4"/>045 <text:s text:c="4"/>001 <text:s text:c="4"/>007 <text:s text:c="4"/>12810 <text:s text:c="2"/>143</text:p>
      <text:p text:style-name="P1">024 <text:s text:c="4"/>045 <text:s text:c="4"/>001 <text:s text:c="4"/>006 <text:s text:c="4"/>12810 <text:s text:c="2"/>143</text:p>
      <text:p text:style-name="P1">024 <text:s text:c="4"/>045 <text:s text:c="4"/>001 <text:s text:c="4"/>006 <text:s text:c="4"/>12810 <text:s text:c="2"/>143</text:p>
      <text:p text:style-name="P1">025 <text:s text:c="4"/>056 <text:s text:c="4"/>001 <text:s text:c="4"/>007 <text:s text:c="4"/>12810 <text:s text:c="2"/>143</text:p>
      <text:p text:style-name="P1">024 <text:s text:c="4"/>063 <text:s text:c="4"/>001 <text:s text:c="4"/>007 <text:s text:c="4"/>12810 <text:s text:c="2"/>143</text:p>
      <text:p text:style-name="P1">024 <text:s text:c="4"/>055 <text:s text:c="4"/>001 <text:s text:c="4"/>006 <text:s text:c="4"/>12810 <text:s text:c="2"/>143</text:p>
      <text:p text:style-name="P1">024 <text:s text:c="4"/>056 <text:s text:c="4"/>001 <text:s text:c="4"/>007 <text:s text:c="4"/>12810 <text:s text:c="2"/>143</text:p>
      <text:p text:style-name="P1">023 <text:s text:c="4"/>063 <text:s text:c="4"/>001 <text:s text:c="4"/>007 <text:s text:c="4"/>12810 <text:s text:c="2"/>143</text:p>
      <text:p text:style-name="P1">023 <text:s text:c="4"/>063 <text:s text:c="4"/>001 <text:s text:c="4"/>007 <text:s text:c="4"/>12810 <text:s text:c="2"/>143</text:p>
      <text:p text:style-name="P1">023 <text:s text:c="4"/>051 <text:s text:c="4"/>001 <text:s text:c="4"/>007 <text:s text:c="4"/>12810 <text:s text:c="2"/>143</text:p>
      <text:p text:style-name="P1">022 <text:s text:c="4"/>045 <text:s text:c="4"/>001 <text:s text:c="4"/>006 <text:s text:c="4"/>12810 <text:s text:c="2"/>143</text:p>
      <text:p text:style-name="P1">022 <text:s text:c="4"/>045 <text:s text:c="4"/>001 <text:s text:c="4"/>006 <text:s text:c="4"/>12810 <text:s text:c="2"/>143</text:p>
      <text:p text:style-name="P1">022 <text:s text:c="4"/>042 <text:s text:c="4"/>001 <text:s text:c="4"/>006 <text:s text:c="4"/>12810 <text:s text:c="2"/>143</text:p>
      <text:p text:style-name="P1">023 <text:s text:c="4"/>042 <text:s text:c="4"/>001 <text:s text:c="4"/>006 <text:s text:c="4"/>12810 <text:s text:c="2"/>143</text:p>
      <text:p text:style-name="P1"><text:soft-page-break/>022 <text:s text:c="4"/>050 <text:s text:c="4"/>001 <text:s text:c="4"/>006 <text:s text:c="4"/>12810 <text:s text:c="2"/>143</text:p>
      <text:p text:style-name="P1">023 <text:s text:c="4"/>062 <text:s text:c="4"/>000 <text:s text:c="4"/>006 <text:s text:c="4"/>12810 <text:s text:c="2"/>143</text:p>
      <text:p text:style-name="P1">023 <text:s text:c="4"/>063 <text:s text:c="4"/>001 <text:s text:c="4"/>006 <text:s text:c="4"/>12810 <text:s text:c="2"/>143</text:p>
      <text:p text:style-name="P1">023 <text:s text:c="4"/>059 <text:s text:c="4"/>001 <text:s text:c="4"/>007 <text:s text:c="4"/>12810 <text:s text:c="2"/>143</text:p>
      <text:p text:style-name="P1">023 <text:s text:c="4"/>059 <text:s text:c="4"/>001 <text:s text:c="4"/>007 <text:s text:c="4"/>12810 <text:s text:c="2"/>143</text:p>
      <text:p text:style-name="P1">022 <text:s text:c="4"/>049 <text:s text:c="4"/>001 <text:s text:c="4"/>007 <text:s text:c="4"/>12810 <text:s text:c="2"/>143</text:p>
      <text:p text:style-name="P1">023 <text:s text:c="4"/>043 <text:s text:c="4"/>001 <text:s text:c="4"/>006 <text:s text:c="4"/>12810 <text:s text:c="2"/>143</text:p>
      <text:p text:style-name="P1">023 <text:s text:c="4"/>043 <text:s text:c="4"/>001 <text:s text:c="4"/>006 <text:s text:c="4"/>12810 <text:s text:c="2"/>143</text:p>
      <text:p text:style-name="P1">023 <text:s text:c="4"/>046 <text:s text:c="4"/>001 <text:s text:c="4"/>006 <text:s text:c="4"/>12810 <text:s text:c="2"/>143</text:p>
      <text:p text:style-name="P1">023 <text:s text:c="4"/>047 <text:s text:c="4"/>001 <text:s text:c="4"/>006 <text:s text:c="4"/>12810 <text:s text:c="2"/>143</text:p>
      <text:p text:style-name="P1">024 <text:s text:c="4"/>057 <text:s text:c="4"/>001 <text:s text:c="4"/>006 <text:s text:c="4"/>12810 <text:s text:c="2"/>143</text:p>
      <text:p text:style-name="P1">024 <text:s text:c="4"/>063 <text:s text:c="4"/>001 <text:s text:c="4"/>007 <text:s text:c="4"/>12810 <text:s text:c="2"/>143</text:p>
      <text:p text:style-name="P1">023 <text:s text:c="4"/>063 <text:s text:c="4"/>001 <text:s text:c="4"/>007 <text:s text:c="4"/>12810 <text:s text:c="2"/>143</text:p>
      <text:p text:style-name="P1">022 <text:s text:c="4"/>056 <text:s text:c="4"/>001 <text:s text:c="4"/>007 <text:s text:c="4"/>12810 <text:s text:c="2"/>143</text:p>
      <text:p text:style-name="P1">023 <text:s text:c="4"/>055 <text:s text:c="4"/>001 <text:s text:c="4"/>006 <text:s text:c="4"/>12810 <text:s text:c="2"/>143</text:p>
      <text:p text:style-name="P1">024 <text:s text:c="4"/>045 <text:s text:c="4"/>001 <text:s text:c="4"/>006 <text:s text:c="4"/>12810 <text:s text:c="2"/>143</text:p>
      <text:p text:style-name="P1">023 <text:s text:c="4"/>043 <text:s text:c="4"/>001 <text:s text:c="4"/>006 <text:s text:c="4"/>12810 <text:s text:c="2"/>143</text:p>
      <text:p text:style-name="P1">024 <text:s text:c="4"/>043 <text:s text:c="4"/>001 <text:s text:c="4"/>006 <text:s text:c="4"/>12810 <text:s text:c="2"/>143</text:p>
      <text:p text:style-name="P1">022 <text:s text:c="4"/>058 <text:s text:c="4"/>001 <text:s text:c="4"/>007 <text:s text:c="4"/>12810 <text:s text:c="2"/>143</text:p>
      <text:p text:style-name="P1">024 <text:s text:c="4"/>063 <text:s text:c="4"/>001 <text:s text:c="4"/>007 <text:s text:c="4"/>12810 <text:s text:c="2"/>143</text:p>
      <text:p text:style-name="P1">022 <text:s text:c="4"/>053 <text:s text:c="4"/>001 <text:s text:c="4"/>007 <text:s text:c="4"/>12810 <text:s text:c="2"/>143</text:p>
      <text:p text:style-name="P1">024 <text:s text:c="4"/>052 <text:s text:c="4"/>001 <text:s text:c="4"/>007 <text:s text:c="4"/>12810 <text:s text:c="2"/>143</text:p>
      <text:p text:style-name="P1">023 <text:s text:c="4"/>043 <text:s text:c="4"/>001 <text:s text:c="4"/>006 <text:s text:c="4"/>12810 <text:s text:c="2"/>143</text:p>
      <text:p text:style-name="P1">023 <text:s text:c="4"/>045 <text:s text:c="4"/>001 <text:s text:c="4"/>006 <text:s text:c="4"/>12810 <text:s text:c="2"/>143</text:p>
      <text:p text:style-name="P1">023 <text:s text:c="4"/>052 <text:s text:c="4"/>001 <text:s text:c="4"/>006 <text:s text:c="4"/>12810 <text:s text:c="2"/>143</text:p>
      <text:p text:style-name="P1">023 <text:s text:c="4"/>044 <text:s text:c="4"/>001 <text:s text:c="4"/>006 <text:s text:c="4"/>12810 <text:s text:c="2"/>143</text:p>
      <text:p text:style-name="P1">022 <text:s text:c="4"/>040 <text:s text:c="4"/>001 <text:s text:c="4"/>006 <text:s text:c="4"/>12810 <text:s text:c="2"/>143</text:p>
      <text:p text:style-name="P1">022 <text:s text:c="4"/>040 <text:s text:c="4"/>001 <text:s text:c="4"/>006 <text:s text:c="4"/>12810 <text:s text:c="2"/>143</text:p>
      <text:p text:style-name="P1">023 <text:s text:c="4"/>049 <text:s text:c="4"/>001 <text:s text:c="4"/>006 <text:s text:c="4"/>12810 <text:s text:c="2"/>143</text:p>
      <text:p text:style-name="P1">023 <text:s text:c="4"/>049 <text:s text:c="4"/>001 <text:s text:c="4"/>006 <text:s text:c="4"/>12810 <text:s text:c="2"/>143</text:p>
      <text:p text:style-name="P1">023 <text:s text:c="4"/>061 <text:s text:c="4"/>001 <text:s text:c="4"/>006 <text:s text:c="4"/>12810 <text:s text:c="2"/>143</text:p>
      <text:p text:style-name="P1">023 <text:s text:c="4"/>042 <text:s text:c="4"/>001 <text:s text:c="4"/>006 <text:s text:c="4"/>12810 <text:s text:c="2"/>143</text:p>
      <text:p text:style-name="P1">024 <text:s text:c="4"/>042 <text:s text:c="4"/>001 <text:s text:c="4"/>006 <text:s text:c="4"/>12810 <text:s text:c="2"/>143</text:p>
      <text:p text:style-name="P1">024 <text:s text:c="4"/>051 <text:s text:c="4"/>001 <text:s text:c="4"/>006 <text:s text:c="4"/>12810 <text:s text:c="2"/>143</text:p>
      <text:p text:style-name="P1">024 <text:s text:c="4"/>061 <text:s text:c="4"/>001 <text:s text:c="4"/>006 <text:s text:c="4"/>12810 <text:s text:c="2"/>143</text:p>
      <text:p text:style-name="P1">023 <text:s text:c="4"/>062 <text:s text:c="4"/>001 <text:s text:c="4"/>007 <text:s text:c="4"/>12810 <text:s text:c="2"/>143</text:p>
      <text:p text:style-name="P1">023 <text:s text:c="4"/>058 <text:s text:c="4"/>001 <text:s text:c="4"/>007 <text:s text:c="4"/>12810 <text:s text:c="2"/>143</text:p>
      <text:p text:style-name="P1">022 <text:s text:c="4"/>057 <text:s text:c="4"/>001 <text:s text:c="4"/>006 <text:s text:c="4"/>12810 <text:s text:c="2"/>143</text:p>
      <text:p text:style-name="P1">022 <text:s text:c="4"/>055 <text:s text:c="4"/>001 <text:s text:c="4"/>006 <text:s text:c="4"/>12810 <text:s text:c="2"/>143</text:p>
      <text:p text:style-name="P1">022 <text:s text:c="4"/>040 <text:s text:c="4"/>001 <text:s text:c="4"/>006 <text:s text:c="4"/>12810 <text:s text:c="2"/>143</text:p>
      <text:p text:style-name="P1">023 <text:s text:c="4"/>040 <text:s text:c="4"/>001 <text:s text:c="4"/>006 <text:s text:c="4"/>12810 <text:s text:c="2"/>143</text:p>
      <text:p text:style-name="P1">023 <text:s text:c="4"/>043 <text:s text:c="4"/>001 <text:s text:c="4"/>006 <text:s text:c="4"/>12810 <text:s text:c="2"/>143</text:p>
      <text:p text:style-name="P1">023 <text:s text:c="4"/>043 <text:s text:c="4"/>001 <text:s text:c="4"/>006 <text:s text:c="4"/>12810 <text:s text:c="2"/>143</text:p>
      <text:p text:style-name="P1">024 <text:s text:c="4"/>051 <text:s text:c="4"/>001 <text:s text:c="4"/>006 <text:s text:c="4"/>12810 <text:s text:c="2"/>143</text:p>
      <text:p text:style-name="P1">023 <text:s text:c="4"/>059 <text:s text:c="4"/>001 <text:s text:c="4"/>006 <text:s text:c="4"/>12810 <text:s text:c="2"/>143</text:p>
      <text:p text:style-name="P1">023 <text:s text:c="4"/>059 <text:s text:c="4"/>001 <text:s text:c="4"/>007 <text:s text:c="4"/>12810 <text:s text:c="2"/>143</text:p>
      <text:p text:style-name="P1">023 <text:s text:c="4"/>047 <text:s text:c="4"/>001 <text:s text:c="4"/>007 <text:s text:c="4"/>12810 <text:s text:c="2"/>143</text:p>
      <text:p text:style-name="P1">023 <text:s text:c="4"/>047 <text:s text:c="4"/>001 <text:s text:c="4"/>006 <text:s text:c="4"/>12810 <text:s text:c="2"/>143</text:p>
      <text:p text:style-name="P1">023 <text:s text:c="4"/>040 <text:s text:c="4"/>001 <text:s text:c="4"/>006 <text:s text:c="4"/>12810 <text:s text:c="2"/>143</text:p>
      <text:p text:style-name="P1"><text:soft-page-break/>022 <text:s text:c="4"/>039 <text:s text:c="4"/>001 <text:s text:c="4"/>005 <text:s text:c="4"/>12810 <text:s text:c="2"/>143</text:p>
      <text:p text:style-name="P1">023 <text:s text:c="4"/>039 <text:s text:c="4"/>001 <text:s text:c="4"/>005 <text:s text:c="4"/>12810 <text:s text:c="2"/>143</text:p>
      <text:p text:style-name="P1">023 <text:s text:c="4"/>046 <text:s text:c="4"/>001 <text:s text:c="4"/>006 <text:s text:c="4"/>12810 <text:s text:c="2"/>143</text:p>
      <text:p text:style-name="P1">023 <text:s text:c="4"/>047 <text:s text:c="4"/>001 <text:s text:c="4"/>006 <text:s text:c="4"/>12810 <text:s text:c="2"/>143</text:p>
      <text:p text:style-name="P1">023 <text:s text:c="4"/>057 <text:s text:c="4"/>001 <text:s text:c="4"/>006 <text:s text:c="4"/>12810 <text:s text:c="2"/>143</text:p>
      <text:p text:style-name="P1">022 <text:s text:c="4"/>053 <text:s text:c="4"/>001 <text:s text:c="4"/>007 <text:s text:c="4"/>12810 <text:s text:c="2"/>143</text:p>
      <text:p text:style-name="P1">023 <text:s text:c="4"/>054 <text:s text:c="4"/>001 <text:s text:c="4"/>007 <text:s text:c="4"/>12810 <text:s text:c="2"/>143</text:p>
      <text:p text:style-name="P1">021 <text:s text:c="4"/>046 <text:s text:c="4"/>001 <text:s text:c="4"/>006 <text:s text:c="4"/>12810 <text:s text:c="2"/>143</text:p>
      <text:p text:style-name="P1">021 <text:s text:c="4"/>048 <text:s text:c="4"/>001 <text:s text:c="4"/>006 <text:s text:c="4"/>12810 <text:s text:c="2"/>143</text:p>
      <text:p text:style-name="P1">021 <text:s text:c="4"/>042 <text:s text:c="4"/>001 <text:s text:c="4"/>006 <text:s text:c="4"/>12810 <text:s text:c="2"/>143</text:p>
      <text:p text:style-name="P1">021 <text:s text:c="4"/>046 <text:s text:c="4"/>001 <text:s text:c="4"/>005 <text:s text:c="4"/>12810 <text:s text:c="2"/>143</text:p>
      <text:p text:style-name="P1">022 <text:s text:c="4"/>047 <text:s text:c="4"/>001 <text:s text:c="4"/>005 <text:s text:c="4"/>12810 <text:s text:c="2"/>143</text:p>
      <text:p text:style-name="P1">022 <text:s text:c="4"/>059 <text:s text:c="4"/>001 <text:s text:c="4"/>006 <text:s text:c="4"/>12810 <text:s text:c="2"/>143</text:p>
      <text:p text:style-name="P1">023 <text:s text:c="4"/>059 <text:s text:c="4"/>001 <text:s text:c="4"/>006 <text:s text:c="4"/>12810 <text:s text:c="2"/>143</text:p>
      <text:p text:style-name="P1">021 <text:s text:c="4"/>063 <text:s text:c="4"/>001 <text:s text:c="4"/>006 <text:s text:c="4"/>12810 <text:s text:c="2"/>143</text:p>
      <text:p text:style-name="P1">021 <text:s text:c="4"/>063 <text:s text:c="4"/>001 <text:s text:c="4"/>006 <text:s text:c="4"/>12810 <text:s text:c="2"/>143</text:p>
      <text:p text:style-name="P1">021 <text:s text:c="4"/>057 <text:s text:c="4"/>001 <text:s text:c="4"/>006 <text:s text:c="4"/>12810 <text:s text:c="2"/>143</text:p>
      <text:p text:style-name="P1">022 <text:s text:c="4"/>047 <text:s text:c="4"/>001 <text:s text:c="4"/>006 <text:s text:c="4"/>12810 <text:s text:c="2"/>143</text:p>
      <text:p text:style-name="P1">021 <text:s text:c="4"/>047 <text:s text:c="4"/>001 <text:s text:c="4"/>005 <text:s text:c="4"/>12810 <text:s text:c="2"/>143</text:p>
      <text:p text:style-name="P1">022 <text:s text:c="4"/>044 <text:s text:c="4"/>001 <text:s text:c="4"/>005 <text:s text:c="4"/>12810 <text:s text:c="2"/>143</text:p>
      <text:p text:style-name="P1">023 <text:s text:c="4"/>045 <text:s text:c="4"/>001 <text:s text:c="4"/>005 <text:s text:c="4"/>12810 <text:s text:c="2"/>143</text:p>
      <text:p text:style-name="P1">024 <text:s text:c="4"/>053 <text:s text:c="4"/>001 <text:s text:c="4"/>005 <text:s text:c="4"/>12810 <text:s text:c="2"/>143</text:p>
      <text:p text:style-name="P1">023 <text:s text:c="4"/>063 <text:s text:c="4"/>001 <text:s text:c="4"/>006 <text:s text:c="4"/>12810 <text:s text:c="2"/>143</text:p>
      <text:p text:style-name="P1">023 <text:s text:c="4"/>044 <text:s text:c="4"/>001 <text:s text:c="4"/>005 <text:s text:c="4"/>12810 <text:s text:c="2"/>143</text:p>
      <text:p text:style-name="P1">023 <text:s text:c="4"/>053 <text:s text:c="4"/>001 <text:s text:c="4"/>005 <text:s text:c="4"/>12810 <text:s text:c="2"/>143</text:p>
      <text:p text:style-name="P1">024 <text:s text:c="4"/>052 <text:s text:c="4"/>001 <text:s text:c="4"/>006 <text:s text:c="4"/>12810 <text:s text:c="2"/>143</text:p>
      <text:p text:style-name="P1">023 <text:s text:c="4"/>063 <text:s text:c="4"/>001 <text:s text:c="4"/>006 <text:s text:c="4"/>12810 <text:s text:c="2"/>143</text:p>
      <text:p text:style-name="P1">022 <text:s text:c="4"/>047 <text:s text:c="4"/>001 <text:s text:c="4"/>006 <text:s text:c="4"/>12810 <text:s text:c="2"/>143</text:p>
      <text:p text:style-name="P1">022 <text:s text:c="4"/>042 <text:s text:c="4"/>001 <text:s text:c="4"/>006 <text:s text:c="4"/>12810 <text:s text:c="2"/>143</text:p>
      <text:p text:style-name="P1">022 <text:s text:c="4"/>040 <text:s text:c="4"/>001 <text:s text:c="4"/>005 <text:s text:c="4"/>12810 <text:s text:c="2"/>143</text:p>
      <text:p text:style-name="P1">022 <text:s text:c="4"/>042 <text:s text:c="4"/>001 <text:s text:c="4"/>005 <text:s text:c="4"/>12810 <text:s text:c="2"/>143</text:p>
      <text:p text:style-name="P1">022 <text:s text:c="4"/>051 <text:s text:c="4"/>001 <text:s text:c="4"/>005 <text:s text:c="4"/>12810 <text:s text:c="2"/>143</text:p>
      <text:p text:style-name="P1">022 <text:s text:c="4"/>052 <text:s text:c="4"/>001 <text:s text:c="4"/>006 <text:s text:c="4"/>12810 <text:s text:c="2"/>143</text:p>
      <text:p text:style-name="P1">023 <text:s text:c="4"/>059 <text:s text:c="4"/>001 <text:s text:c="4"/>006 <text:s text:c="4"/>12810 <text:s text:c="2"/>143</text:p>
      <text:p text:style-name="P1">022 <text:s text:c="4"/>058 <text:s text:c="4"/>001 <text:s text:c="4"/>006 <text:s text:c="4"/>12810 <text:s text:c="2"/>143</text:p>
      <text:p text:style-name="P1">021 <text:s text:c="4"/>047 <text:s text:c="4"/>001 <text:s text:c="4"/>006 <text:s text:c="4"/>12810 <text:s text:c="2"/>143</text:p>
      <text:p text:style-name="P1">021 <text:s text:c="4"/>041 <text:s text:c="4"/>001 <text:s text:c="4"/>006 <text:s text:c="4"/>12810 <text:s text:c="2"/>143</text:p>
      <text:p text:style-name="P1">019 <text:s text:c="4"/>041 <text:s text:c="4"/>001 <text:s text:c="4"/>005 <text:s text:c="4"/>12810 <text:s text:c="2"/>143</text:p>
      <text:p text:style-name="P1">019 <text:s text:c="4"/>038 <text:s text:c="4"/>001 <text:s text:c="4"/>005 <text:s text:c="4"/>12810 <text:s text:c="2"/>143</text:p>
      <text:p text:style-name="P1">020 <text:s text:c="4"/>039 <text:s text:c="4"/>001 <text:s text:c="4"/>005 <text:s text:c="4"/>12810 <text:s text:c="2"/>143</text:p>
      <text:p text:style-name="P1">021 <text:s text:c="4"/>046 <text:s text:c="4"/>001 <text:s text:c="4"/>005 <text:s text:c="4"/>12810 <text:s text:c="2"/>143</text:p>
      <text:p text:style-name="P1">021 <text:s text:c="4"/>039 <text:s text:c="4"/>001 <text:s text:c="4"/>005 <text:s text:c="4"/>12810 <text:s text:c="2"/>143</text:p>
      <text:p text:style-name="P1">021 <text:s text:c="4"/>039 <text:s text:c="4"/>001 <text:s text:c="4"/>005 <text:s text:c="4"/>12810 <text:s text:c="2"/>143</text:p>
      <text:p text:style-name="P1">020 <text:s text:c="4"/>039 <text:s text:c="4"/>001 <text:s text:c="4"/>005 <text:s text:c="4"/>12810 <text:s text:c="2"/>143</text:p>
      <text:p text:style-name="P1">021 <text:s text:c="4"/>046 <text:s text:c="4"/>001 <text:s text:c="4"/>005 <text:s text:c="4"/>12810 <text:s text:c="2"/>143</text:p>
      <text:p text:style-name="P1">021 <text:s text:c="4"/>056 <text:s text:c="4"/>001 <text:s text:c="4"/>006 <text:s text:c="4"/>12810 <text:s text:c="2"/>143</text:p>
      <text:p text:style-name="P1">020 <text:s text:c="4"/>056 <text:s text:c="4"/>001 <text:s text:c="4"/>006 <text:s text:c="4"/>12810 <text:s text:c="2"/>143</text:p>
      <text:p text:style-name="P1">020 <text:s text:c="4"/>052 <text:s text:c="4"/>001 <text:s text:c="4"/>006 <text:s text:c="4"/>12810 <text:s text:c="2"/>143</text:p>
      <text:p text:style-name="P1">021 <text:s text:c="4"/>045 <text:s text:c="4"/>001 <text:s text:c="4"/>006 <text:s text:c="4"/>12810 <text:s text:c="2"/>143</text:p>
      <text:p text:style-name="P1"><text:soft-page-break/>020 <text:s text:c="4"/>044 <text:s text:c="4"/>001 <text:s text:c="4"/>005 <text:s text:c="4"/>12810 <text:s text:c="2"/>143</text:p>
      <text:p text:style-name="P1">021 <text:s text:c="4"/>054 <text:s text:c="4"/>001 <text:s text:c="4"/>006 <text:s text:c="4"/>12810 <text:s text:c="2"/>143</text:p>
      <text:p text:style-name="P1">020 <text:s text:c="4"/>054 <text:s text:c="4"/>001 <text:s text:c="4"/>006 <text:s text:c="4"/>12810 <text:s text:c="2"/>143</text:p>
      <text:p text:style-name="P1">020 <text:s text:c="4"/>047 <text:s text:c="4"/>001 <text:s text:c="4"/>006 <text:s text:c="4"/>12810 <text:s text:c="2"/>143</text:p>
      <text:p text:style-name="P1">020 <text:s text:c="4"/>041 <text:s text:c="4"/>001 <text:s text:c="4"/>005 <text:s text:c="4"/>12810 <text:s text:c="2"/>143</text:p>
      <text:p text:style-name="P1">020 <text:s text:c="4"/>042 <text:s text:c="4"/>001 <text:s text:c="4"/>005 <text:s text:c="4"/>12810 <text:s text:c="2"/>143</text:p>
      <text:p text:style-name="P1">020 <text:s text:c="4"/>046 <text:s text:c="4"/>001 <text:s text:c="4"/>005 <text:s text:c="4"/>12810 <text:s text:c="2"/>143</text:p>
      <text:p text:style-name="P1">020 <text:s text:c="4"/>047 <text:s text:c="4"/>001 <text:s text:c="4"/>005 <text:s text:c="4"/>12810 <text:s text:c="2"/>143</text:p>
      <text:p text:style-name="P1">020 <text:s text:c="4"/>058 <text:s text:c="4"/>001 <text:s text:c="4"/>005 <text:s text:c="4"/>12810 <text:s text:c="2"/>143</text:p>
      <text:p text:style-name="P1">020 <text:s text:c="4"/>063 <text:s text:c="4"/>001 <text:s text:c="4"/>006 <text:s text:c="4"/>12810 <text:s text:c="2"/>143</text:p>
      <text:p text:style-name="P1">020 <text:s text:c="4"/>063 <text:s text:c="4"/>001 <text:s text:c="4"/>006 <text:s text:c="4"/>12810 <text:s text:c="2"/>143</text:p>
      <text:p text:style-name="P1">020 <text:s text:c="4"/>056 <text:s text:c="4"/>001 <text:s text:c="4"/>006 <text:s text:c="4"/>12810 <text:s text:c="2"/>143</text:p>
      <text:p text:style-name="P1">019 <text:s text:c="4"/>055 <text:s text:c="4"/>001 <text:s text:c="4"/>005 <text:s text:c="4"/>12810 <text:s text:c="2"/>143</text:p>
      <text:p text:style-name="P1">018 <text:s text:c="4"/>046 <text:s text:c="4"/>001 <text:s text:c="4"/>005 <text:s text:c="4"/>12810 <text:s text:c="2"/>143</text:p>
      <text:p text:style-name="P1">017 <text:s text:c="4"/>042 <text:s text:c="4"/>001 <text:s text:c="4"/>005 <text:s text:c="4"/>12810 <text:s text:c="2"/>143</text:p>
      <text:p text:style-name="P1">017 <text:s text:c="4"/>043 <text:s text:c="4"/>001 <text:s text:c="4"/>005 <text:s text:c="4"/>12810 <text:s text:c="2"/>143</text:p>
      <text:p text:style-name="P1">016 <text:s text:c="4"/>051 <text:s text:c="4"/>001 <text:s text:c="4"/>005 <text:s text:c="4"/>12810 <text:s text:c="2"/>143</text:p>
      <text:p text:style-name="P1">017 <text:s text:c="4"/>050 <text:s text:c="4"/>001 <text:s text:c="4"/>005 <text:s text:c="4"/>12810 <text:s text:c="2"/>143</text:p>
      <text:p text:style-name="P1">016 <text:s text:c="4"/>062 <text:s text:c="4"/>001 <text:s text:c="4"/>005 <text:s text:c="4"/>12810 <text:s text:c="2"/>143</text:p>
      <text:p text:style-name="P1">018 <text:s text:c="4"/>063 <text:s text:c="4"/>001 <text:s text:c="4"/>006 <text:s text:c="4"/>12810 <text:s text:c="2"/>143</text:p>
      <text:p text:style-name="P1">017 <text:s text:c="4"/>055 <text:s text:c="4"/>001 <text:s text:c="4"/>006 <text:s text:c="4"/>12810 <text:s text:c="2"/>143</text:p>
      <text:p text:style-name="P1">017 <text:s text:c="4"/>044 <text:s text:c="4"/>001 <text:s text:c="4"/>005 <text:s text:c="4"/>12810 <text:s text:c="2"/>143</text:p>
      <text:p text:style-name="P1">017 <text:s text:c="4"/>042 <text:s text:c="4"/>001 <text:s text:c="4"/>005 <text:s text:c="4"/>12810 <text:s text:c="2"/>143</text:p>
      <text:p text:style-name="P1">017 <text:s text:c="4"/>051 <text:s text:c="4"/>001 <text:s text:c="4"/>005 <text:s text:c="4"/>12810 <text:s text:c="2"/>143</text:p>
      <text:p text:style-name="P1">017 <text:s text:c="4"/>051 <text:s text:c="4"/>001 <text:s text:c="4"/>006 <text:s text:c="4"/>12810 <text:s text:c="2"/>143</text:p>
      <text:p text:style-name="P1">017 <text:s text:c="4"/>059 <text:s text:c="4"/>001 <text:s text:c="4"/>005 <text:s text:c="4"/>12810 <text:s text:c="2"/>143</text:p>
      <text:p text:style-name="P1">017 <text:s text:c="4"/>058 <text:s text:c="4"/>001 <text:s text:c="4"/>006 <text:s text:c="4"/>12810 <text:s text:c="2"/>143</text:p>
      <text:p text:style-name="P1">017 <text:s text:c="4"/>048 <text:s text:c="4"/>001 <text:s text:c="4"/>006 <text:s text:c="4"/>12810 <text:s text:c="2"/>143</text:p>
      <text:p text:style-name="P1">017 <text:s text:c="4"/>037 <text:s text:c="4"/>001 <text:s text:c="4"/>005 <text:s text:c="4"/>12810 <text:s text:c="2"/>143</text:p>
      <text:p text:style-name="P1">016 <text:s text:c="4"/>041 <text:s text:c="4"/>001 <text:s text:c="4"/>005 <text:s text:c="4"/>12810 <text:s text:c="2"/>143</text:p>
      <text:p text:style-name="P1">017 <text:s text:c="4"/>041 <text:s text:c="4"/>001 <text:s text:c="4"/>005 <text:s text:c="4"/>12810 <text:s text:c="2"/>143</text:p>
      <text:p text:style-name="P1">017 <text:s text:c="4"/>051 <text:s text:c="4"/>001 <text:s text:c="4"/>005 <text:s text:c="4"/>12810 <text:s text:c="2"/>143</text:p>
      <text:p text:style-name="P1">017 <text:s text:c="4"/>052 <text:s text:c="4"/>001 <text:s text:c="4"/>005 <text:s text:c="4"/>12810 <text:s text:c="2"/>143</text:p>
      <text:p text:style-name="P1">017 <text:s text:c="4"/>056 <text:s text:c="4"/>001 <text:s text:c="4"/>005 <text:s text:c="4"/>12810 <text:s text:c="2"/>143</text:p>
      <text:p text:style-name="P1">016 <text:s text:c="4"/>047 <text:s text:c="4"/>001 <text:s text:c="4"/>005 <text:s text:c="4"/>12810 <text:s text:c="2"/>143</text:p>
      <text:p text:style-name="P1">016 <text:s text:c="4"/>047 <text:s text:c="4"/>001 <text:s text:c="4"/>005 <text:s text:c="4"/>12810 <text:s text:c="2"/>143</text:p>
      <text:p text:style-name="P1">015 <text:s text:c="4"/>040 <text:s text:c="4"/>001 <text:s text:c="4"/>005 <text:s text:c="4"/>12810 <text:s text:c="2"/>143</text:p>
      <text:p text:style-name="P1">015 <text:s text:c="4"/>039 <text:s text:c="4"/>001 <text:s text:c="4"/>005 <text:s text:c="4"/>12810 <text:s text:c="2"/>143</text:p>
      <text:p text:style-name="P1">015 <text:s text:c="4"/>039 <text:s text:c="4"/>001 <text:s text:c="4"/>005 <text:s text:c="4"/>12810 <text:s text:c="2"/>143</text:p>
      <text:p text:style-name="P1">015 <text:s text:c="4"/>047 <text:s text:c="4"/>001 <text:s text:c="4"/>005 <text:s text:c="4"/>12810 <text:s text:c="2"/>143</text:p>
      <text:p text:style-name="P1">015 <text:s text:c="4"/>047 <text:s text:c="4"/>001 <text:s text:c="4"/>005 <text:s text:c="4"/>12810 <text:s text:c="2"/>143</text:p>
      <text:p text:style-name="P1">014 <text:s text:c="4"/>058 <text:s text:c="4"/>001 <text:s text:c="4"/>005 <text:s text:c="4"/>12810 <text:s text:c="2"/>143</text:p>
      <text:p text:style-name="P1">014 <text:s text:c="4"/>059 <text:s text:c="4"/>001 <text:s text:c="4"/>006 <text:s text:c="4"/>12810 <text:s text:c="2"/>143</text:p>
      <text:p text:style-name="P1">013 <text:s text:c="4"/>054 <text:s text:c="4"/>001 <text:s text:c="4"/>006 <text:s text:c="4"/>12810 <text:s text:c="2"/>143</text:p>
      <text:p text:style-name="P1">014 <text:s text:c="4"/>044 <text:s text:c="4"/>001 <text:s text:c="4"/>005 <text:s text:c="4"/>12810 <text:s text:c="2"/>143</text:p>
      <text:p text:style-name="P1">012 <text:s text:c="4"/>043 <text:s text:c="4"/>001 <text:s text:c="4"/>005 <text:s text:c="4"/>12810 <text:s text:c="2"/>143</text:p>
      <text:p text:style-name="P1">012 <text:s text:c="4"/>039 <text:s text:c="4"/>001 <text:s text:c="4"/>005 <text:s text:c="4"/>12810 <text:s text:c="2"/>143</text:p>
      <text:p text:style-name="P1">012 <text:s text:c="4"/>039 <text:s text:c="4"/>001 <text:s text:c="4"/>005 <text:s text:c="4"/>12810 <text:s text:c="2"/>143</text:p>
      <text:p text:style-name="P1">011 <text:s text:c="4"/>043 <text:s text:c="4"/>001 <text:s text:c="4"/>005 <text:s text:c="4"/>12810 <text:s text:c="2"/>143</text:p>
      <text:p text:style-name="P1"><text:soft-page-break/>012 <text:s text:c="4"/>053 <text:s text:c="4"/>001 <text:s text:c="4"/>005 <text:s text:c="4"/>12810 <text:s text:c="2"/>143</text:p>
      <text:p text:style-name="P1">012 <text:s text:c="4"/>053 <text:s text:c="4"/>001 <text:s text:c="4"/>005 <text:s text:c="4"/>12810 <text:s text:c="2"/>143</text:p>
      <text:p text:style-name="P1">012 <text:s text:c="4"/>060 <text:s text:c="4"/>001 <text:s text:c="4"/>005 <text:s text:c="4"/>12810 <text:s text:c="2"/>143</text:p>
      <text:p text:style-name="P1">012 <text:s text:c="4"/>059 <text:s text:c="4"/>001 <text:s text:c="4"/>005 <text:s text:c="4"/>12810 <text:s text:c="2"/>143</text:p>
      <text:p text:style-name="P1">012 <text:s text:c="4"/>046 <text:s text:c="4"/>001 <text:s text:c="4"/>005 <text:s text:c="4"/>12810 <text:s text:c="2"/>143</text:p>
      <text:p text:style-name="P1">012 <text:s text:c="4"/>045 <text:s text:c="4"/>001 <text:s text:c="4"/>005 <text:s text:c="4"/>12810 <text:s text:c="2"/>143</text:p>
      <text:p text:style-name="P1">013 <text:s text:c="4"/>058 <text:s text:c="4"/>001 <text:s text:c="4"/>005 <text:s text:c="4"/>12810 <text:s text:c="2"/>143</text:p>
      <text:p text:style-name="P1">012 <text:s text:c="4"/>046 <text:s text:c="4"/>001 <text:s text:c="4"/>005 <text:s text:c="4"/>12810 <text:s text:c="2"/>143</text:p>
      <text:p text:style-name="P1">012 <text:s text:c="4"/>038 <text:s text:c="4"/>001 <text:s text:c="4"/>005 <text:s text:c="4"/>12810 <text:s text:c="2"/>143</text:p>
      <text:p text:style-name="P1">012 <text:s text:c="4"/>038 <text:s text:c="4"/>001 <text:s text:c="4"/>004 <text:s text:c="4"/>12810 <text:s text:c="2"/>143</text:p>
      <text:p text:style-name="P1">011 <text:s text:c="4"/>037 <text:s text:c="4"/>001 <text:s text:c="4"/>004 <text:s text:c="4"/>12810 <text:s text:c="2"/>143</text:p>
      <text:p text:style-name="P1">011 <text:s text:c="4"/>043 <text:s text:c="4"/>001 <text:s text:c="4"/>004 <text:s text:c="4"/>12810 <text:s text:c="2"/>143</text:p>
      <text:p text:style-name="P1">012 <text:s text:c="4"/>043 <text:s text:c="4"/>001 <text:s text:c="4"/>004 <text:s text:c="4"/>12810 <text:s text:c="2"/>143</text:p>
      <text:p text:style-name="P1">011 <text:s text:c="4"/>054 <text:s text:c="4"/>001 <text:s text:c="4"/>005 <text:s text:c="4"/>12810 <text:s text:c="2"/>143</text:p>
      <text:p text:style-name="P1">011 <text:s text:c="4"/>056 <text:s text:c="4"/>001 <text:s text:c="4"/>005 <text:s text:c="4"/>12810 <text:s text:c="2"/>143</text:p>
      <text:p text:style-name="P1">012 <text:s text:c="4"/>051 <text:s text:c="4"/>001 <text:s text:c="4"/>005 <text:s text:c="4"/>12810 <text:s text:c="2"/>143</text:p>
      <text:p text:style-name="P1">011 <text:s text:c="4"/>041 <text:s text:c="4"/>001 <text:s text:c="4"/>005 <text:s text:c="4"/>12810 <text:s text:c="2"/>143</text:p>
      <text:p text:style-name="P1">011 <text:s text:c="4"/>039 <text:s text:c="4"/>001 <text:s text:c="4"/>004 <text:s text:c="4"/>12810 <text:s text:c="2"/>143</text:p>
      <text:p text:style-name="P1">012 <text:s text:c="4"/>048 <text:s text:c="4"/>001 <text:s text:c="4"/>004 <text:s text:c="4"/>12810 <text:s text:c="2"/>143</text:p>
      <text:p text:style-name="P1">011 <text:s text:c="4"/>049 <text:s text:c="4"/>001 <text:s text:c="4"/>005 <text:s text:c="4"/>12810 <text:s text:c="2"/>143</text:p>
      <text:p text:style-name="P1">012 <text:s text:c="4"/>060 <text:s text:c="4"/>001 <text:s text:c="4"/>005 <text:s text:c="4"/>12810 <text:s text:c="2"/>143</text:p>
      <text:p text:style-name="P1">011 <text:s text:c="4"/>059 <text:s text:c="4"/>001 <text:s text:c="4"/>005 <text:s text:c="4"/>12810 <text:s text:c="2"/>143</text:p>
      <text:p text:style-name="P1">012 <text:s text:c="4"/>051 <text:s text:c="4"/>001 <text:s text:c="4"/>005 <text:s text:c="4"/>12810 <text:s text:c="2"/>143</text:p>
      <text:p text:style-name="P1">010 <text:s text:c="4"/>042 <text:s text:c="4"/>001 <text:s text:c="4"/>004 <text:s text:c="4"/>12810 <text:s text:c="2"/>143</text:p>
      <text:p text:style-name="P1">011 <text:s text:c="4"/>042 <text:s text:c="4"/>001 <text:s text:c="4"/>004 <text:s text:c="4"/>12810 <text:s text:c="2"/>143</text:p>
      <text:p text:style-name="P1">011 <text:s text:c="4"/>039 <text:s text:c="4"/>001 <text:s text:c="4"/>004 <text:s text:c="4"/>12810 <text:s text:c="2"/>143</text:p>
      <text:p text:style-name="P1">011 <text:s text:c="4"/>039 <text:s text:c="4"/>001 <text:s text:c="4"/>004 <text:s text:c="4"/>12810 <text:s text:c="2"/>143</text:p>
      <text:p text:style-name="P1">011 <text:s text:c="4"/>046 <text:s text:c="4"/>001 <text:s text:c="4"/>004 <text:s text:c="4"/>12810 <text:s text:c="2"/>143</text:p>
      <text:p text:style-name="P1">010 <text:s text:c="4"/>041 <text:s text:c="4"/>001 <text:s text:c="4"/>004 <text:s text:c="4"/>12810 <text:s text:c="2"/>143</text:p>
      <text:p text:style-name="P1">010 <text:s text:c="4"/>041 <text:s text:c="4"/>001 <text:s text:c="4"/>004 <text:s text:c="4"/>12810 <text:s text:c="2"/>143</text:p>
      <text:p text:style-name="P1">009 <text:s text:c="4"/>041 <text:s text:c="4"/>001 <text:s text:c="4"/>004 <text:s text:c="4"/>12810 <text:s text:c="2"/>143</text:p>
      <text:p text:style-name="P1">010 <text:s text:c="4"/>047 <text:s text:c="4"/>001 <text:s text:c="4"/>004 <text:s text:c="4"/>12810 <text:s text:c="2"/>143</text:p>
      <text:p text:style-name="P1">011 <text:s text:c="4"/>047 <text:s text:c="4"/>001 <text:s text:c="4"/>004 <text:s text:c="4"/>12810 <text:s text:c="2"/>143</text:p>
      <text:p text:style-name="P1">010 <text:s text:c="4"/>060 <text:s text:c="4"/>001 <text:s text:c="4"/>004 <text:s text:c="4"/>12810 <text:s text:c="2"/>143</text:p>
      <text:p text:style-name="P1">010 <text:s text:c="4"/>056 <text:s text:c="4"/>001 <text:s text:c="4"/>005 <text:s text:c="4"/>12810 <text:s text:c="2"/>143</text:p>
      <text:p text:style-name="P1">010 <text:s text:c="4"/>055 <text:s text:c="4"/>001 <text:s text:c="4"/>004 <text:s text:c="4"/>12810 <text:s text:c="2"/>143</text:p>
      <text:p text:style-name="P1">010 <text:s text:c="4"/>044 <text:s text:c="4"/>001 <text:s text:c="4"/>004 <text:s text:c="4"/>12810 <text:s text:c="2"/>143</text:p>
      <text:p text:style-name="P1">010 <text:s text:c="4"/>043 <text:s text:c="4"/>001 <text:s text:c="4"/>004 <text:s text:c="4"/>12810 <text:s text:c="2"/>143</text:p>
      <text:p text:style-name="P1">010 <text:s text:c="4"/>038 <text:s text:c="4"/>001 <text:s text:c="4"/>004 <text:s text:c="4"/>12810 <text:s text:c="2"/>143</text:p>
      <text:p text:style-name="P1">010 <text:s text:c="4"/>039 <text:s text:c="4"/>001 <text:s text:c="4"/>004 <text:s text:c="4"/>12810 <text:s text:c="2"/>143</text:p>
      <text:p text:style-name="P1">010 <text:s text:c="4"/>041 <text:s text:c="4"/>001 <text:s text:c="4"/>004 <text:s text:c="4"/>12810 <text:s text:c="2"/>143</text:p>
      <text:p text:style-name="P1">010 <text:s text:c="4"/>051 <text:s text:c="4"/>001 <text:s text:c="4"/>004 <text:s text:c="4"/>12810 <text:s text:c="2"/>143</text:p>
      <text:p text:style-name="P1">010 <text:s text:c="4"/>052 <text:s text:c="4"/>001 <text:s text:c="4"/>004 <text:s text:c="4"/>12810 <text:s text:c="2"/>143</text:p>
      <text:p text:style-name="P1">010 <text:s text:c="4"/>060 <text:s text:c="4"/>001 <text:s text:c="4"/>004 <text:s text:c="4"/>12810 <text:s text:c="2"/>143</text:p>
      <text:p text:style-name="P1">010 <text:s text:c="4"/>058 <text:s text:c="4"/>001 <text:s text:c="4"/>004 <text:s text:c="4"/>12810 <text:s text:c="2"/>143</text:p>
      <text:p text:style-name="P1">010 <text:s text:c="4"/>046 <text:s text:c="4"/>001 <text:s text:c="4"/>004 <text:s text:c="4"/>12810 <text:s text:c="2"/>143</text:p>
      <text:p text:style-name="P1">010 <text:s text:c="4"/>040 <text:s text:c="4"/>001 <text:s text:c="4"/>004 <text:s text:c="4"/>12810 <text:s text:c="2"/>143</text:p>
      <text:p text:style-name="P1">010 <text:s text:c="4"/>039 <text:s text:c="4"/>001 <text:s text:c="4"/>004 <text:s text:c="4"/>12810 <text:s text:c="2"/>143</text:p>
      <text:p text:style-name="P1">010 <text:s text:c="4"/>037 <text:s text:c="4"/>001 <text:s text:c="4"/>004 <text:s text:c="4"/>12810 <text:s text:c="2"/>143</text:p>
      <text:p text:style-name="P1"><text:soft-page-break/>010 <text:s text:c="4"/>037 <text:s text:c="4"/>001 <text:s text:c="4"/>004 <text:s text:c="4"/>12810 <text:s text:c="2"/>143</text:p>
      <text:p text:style-name="P1">009 <text:s text:c="4"/>046 <text:s text:c="4"/>001 <text:s text:c="4"/>004 <text:s text:c="4"/>12810 <text:s text:c="2"/>143</text:p>
      <text:p text:style-name="P1">010 <text:s text:c="4"/>057 <text:s text:c="4"/>001 <text:s text:c="4"/>004 <text:s text:c="4"/>12810 <text:s text:c="2"/>143</text:p>
      <text:p text:style-name="P1">009 <text:s text:c="4"/>056 <text:s text:c="4"/>001 <text:s text:c="4"/>004 <text:s text:c="4"/>12810 <text:s text:c="2"/>143</text:p>
      <text:p text:style-name="P1">009 <text:s text:c="4"/>050 <text:s text:c="4"/>001 <text:s text:c="4"/>004 <text:s text:c="4"/>12810 <text:s text:c="2"/>143</text:p>
      <text:p text:style-name="P1">010 <text:s text:c="4"/>050 <text:s text:c="4"/>001 <text:s text:c="4"/>004 <text:s text:c="4"/>12810 <text:s text:c="2"/>143</text:p>
      <text:p text:style-name="P1">009 <text:s text:c="4"/>037 <text:s text:c="4"/>001 <text:s text:c="4"/>003 <text:s text:c="4"/>12810 <text:s text:c="2"/>143</text:p>
      <text:p text:style-name="P1">010 <text:s text:c="4"/>037 <text:s text:c="4"/>001 <text:s text:c="4"/>003 <text:s text:c="4"/>12810 <text:s text:c="2"/>143</text:p>
      <text:p text:style-name="P1">009 <text:s text:c="4"/>044 <text:s text:c="4"/>001 <text:s text:c="4"/>003 <text:s text:c="4"/>12810 <text:s text:c="2"/>143</text:p>
      <text:p text:style-name="P1">010 <text:s text:c="4"/>044 <text:s text:c="4"/>001 <text:s text:c="4"/>003 <text:s text:c="4"/>12810 <text:s text:c="2"/>143</text:p>
      <text:p text:style-name="P1">009 <text:s text:c="4"/>054 <text:s text:c="4"/>001 <text:s text:c="4"/>003 <text:s text:c="4"/>12810 <text:s text:c="2"/>143</text:p>
      <text:p text:style-name="P1">009 <text:s text:c="4"/>045 <text:s text:c="4"/>001 <text:s text:c="4"/>004 <text:s text:c="4"/>12810 <text:s text:c="2"/>143</text:p>
      <text:p text:style-name="P1">008 <text:s text:c="4"/>033 <text:s text:c="4"/>001 <text:s text:c="4"/>003 <text:s text:c="4"/>12810 <text:s text:c="2"/>143</text:p>
      <text:p text:style-name="P1">008 <text:s text:c="4"/>035 <text:s text:c="4"/>001 <text:s text:c="4"/>003 <text:s text:c="4"/>12810 <text:s text:c="2"/>143</text:p>
      <text:p text:style-name="P1">009 <text:s text:c="4"/>035 <text:s text:c="4"/>001 <text:s text:c="4"/>003 <text:s text:c="4"/>12810 <text:s text:c="2"/>143</text:p>
      <text:p text:style-name="P1">008 <text:s text:c="4"/>041 <text:s text:c="4"/>001 <text:s text:c="4"/>003 <text:s text:c="4"/>12810 <text:s text:c="2"/>143</text:p>
      <text:p text:style-name="P1">009 <text:s text:c="4"/>040 <text:s text:c="4"/>001 <text:s text:c="4"/>003 <text:s text:c="4"/>12810 <text:s text:c="2"/>143</text:p>
      <text:p text:style-name="P1">008 <text:s text:c="4"/>043 <text:s text:c="4"/>001 <text:s text:c="4"/>003 <text:s text:c="4"/>12810 <text:s text:c="2"/>143</text:p>
      <text:p text:style-name="P1">008 <text:s text:c="4"/>034 <text:s text:c="4"/>001 <text:s text:c="4"/>003 <text:s text:c="4"/>12810 <text:s text:c="2"/>143</text:p>
      <text:p text:style-name="P1">008 <text:s text:c="4"/>031 <text:s text:c="4"/>001 <text:s text:c="4"/>003 <text:s text:c="4"/>12810 <text:s text:c="2"/>143</text:p>
      <text:p text:style-name="P1">007 <text:s text:c="4"/>026 <text:s text:c="4"/>001 <text:s text:c="4"/>003 <text:s text:c="4"/>12810 <text:s text:c="2"/>143</text:p>
      <text:p text:style-name="P1">007 <text:s text:c="4"/>025 <text:s text:c="4"/>001 <text:s text:c="4"/>003 <text:s text:c="4"/>12810 <text:s text:c="2"/>143</text:p>
      <text:p text:style-name="P1">008 <text:s text:c="4"/>025 <text:s text:c="4"/>001 <text:s text:c="4"/>003 <text:s text:c="4"/>12810 <text:s text:c="2"/>143</text:p>
      <text:p text:style-name="P1">007 <text:s text:c="4"/>027 <text:s text:c="4"/>001 <text:s text:c="4"/>003 <text:s text:c="4"/>12810 <text:s text:c="2"/>143</text:p>
      <text:p text:style-name="P1">007 <text:s text:c="4"/>026 <text:s text:c="4"/>001 <text:s text:c="4"/>003 <text:s text:c="4"/>12810 <text:s text:c="2"/>143</text:p>
      <text:p text:style-name="P1">007 <text:s text:c="4"/>029 <text:s text:c="4"/>001 <text:s text:c="4"/>003 <text:s text:c="4"/>12810 <text:s text:c="2"/>143</text:p>
      <text:p text:style-name="P1">007 <text:s text:c="4"/>027 <text:s text:c="4"/>001 <text:s text:c="4"/>003 <text:s text:c="4"/>12810 <text:s text:c="2"/>143</text:p>
      <text:p text:style-name="P1">006 <text:s text:c="4"/>022 <text:s text:c="4"/>001 <text:s text:c="4"/>003 <text:s text:c="4"/>12810 <text:s text:c="2"/>143</text:p>
      <text:p text:style-name="P1">005 <text:s text:c="4"/>019 <text:s text:c="4"/>001 <text:s text:c="4"/>003 <text:s text:c="4"/>12810 <text:s text:c="2"/>143</text:p>
      <text:p text:style-name="P1">005 <text:s text:c="4"/>018 <text:s text:c="4"/>001 <text:s text:c="4"/>003 <text:s text:c="4"/>12810 <text:s text:c="2"/>143</text:p>
      <text:p text:style-name="P1">005 <text:s text:c="4"/>016 <text:s text:c="4"/>001 <text:s text:c="4"/>003 <text:s text:c="4"/>12810 <text:s text:c="2"/>143</text:p>
      <text:p text:style-name="P1">005 <text:s text:c="4"/>017 <text:s text:c="4"/>001 <text:s text:c="4"/>003 <text:s text:c="4"/>12810 <text:s text:c="2"/>143</text:p>
      <text:p text:style-name="P1">005 <text:s text:c="4"/>016 <text:s text:c="4"/>001 <text:s text:c="4"/>003 <text:s text:c="4"/>12810 <text:s text:c="2"/>143</text:p>
      <text:p text:style-name="P1">005 <text:s text:c="4"/>017 <text:s text:c="4"/>001 <text:s text:c="4"/>003 <text:s text:c="4"/>12810 <text:s text:c="2"/>143</text:p>
      <text:p text:style-name="P1">005 <text:s text:c="4"/>014 <text:s text:c="4"/>001 <text:s text:c="4"/>003 <text:s text:c="4"/>12810 <text:s text:c="2"/>143</text:p>
      <text:p text:style-name="P1">004 <text:s text:c="4"/>013 <text:s text:c="4"/>001 <text:s text:c="4"/>002 <text:s text:c="4"/>12810 <text:s text:c="2"/>143</text:p>
      <text:p text:style-name="P1">004 <text:s text:c="4"/>011 <text:s text:c="4"/>001 <text:s text:c="4"/>002 <text:s text:c="4"/>12810 <text:s text:c="2"/>143</text:p>
      <text:p text:style-name="P1">004 <text:s text:c="4"/>011 <text:s text:c="4"/>001 <text:s text:c="4"/>002 <text:s text:c="4"/>12810 <text:s text:c="2"/>143</text:p>
      <text:p text:style-name="P1">004 <text:s text:c="4"/>010 <text:s text:c="4"/>001 <text:s text:c="4"/>002 <text:s text:c="4"/>12810 <text:s text:c="2"/>143</text:p>
      <text:p text:style-name="P1">004 <text:s text:c="4"/>010 <text:s text:c="4"/>001 <text:s text:c="4"/>002 <text:s text:c="4"/>12810 <text:s text:c="2"/>143</text:p>
      <text:p text:style-name="P1">004 <text:s text:c="4"/>009 <text:s text:c="4"/>001 <text:s text:c="4"/>002 <text:s text:c="4"/>12810 <text:s text:c="2"/>143</text:p>
      <text:p text:style-name="P1">004 <text:s text:c="4"/>009 <text:s text:c="4"/>001 <text:s text:c="4"/>002 <text:s text:c="4"/>12810 <text:s text:c="2"/>143</text:p>
      <text:p text:style-name="P1">004 <text:s text:c="4"/>009 <text:s text:c="4"/>001 <text:s text:c="4"/>002 <text:s text:c="4"/>12810 <text:s text:c="2"/>143</text:p>
      <text:p text:style-name="P1">004 <text:s text:c="4"/>008 <text:s text:c="4"/>001 <text:s text:c="4"/>002 <text:s text:c="4"/>12810 <text:s text:c="2"/>143</text:p>
      <text:p text:style-name="P1">003 <text:s text:c="4"/>007 <text:s text:c="4"/>001 <text:s text:c="4"/>002 <text:s text:c="4"/>12810 <text:s text:c="2"/>143</text:p>
      <text:p text:style-name="P1">004 <text:s text:c="4"/>007 <text:s text:c="4"/>001 <text:s text:c="4"/>002 <text:s text:c="4"/>12810 <text:s text:c="2"/>143</text:p>
      <text:p text:style-name="P1">003 <text:s text:c="4"/>006 <text:s text:c="4"/>001 <text:s text:c="4"/>002 <text:s text:c="4"/>12810 <text:s text:c="2"/>143</text:p>
      <text:p text:style-name="P1">003 <text:s text:c="4"/>006 <text:s text:c="4"/>001 <text:s text:c="4"/>002 <text:s text:c="4"/>12810 <text:s text:c="2"/>143</text:p>
      <text:p text:style-name="P1">002 <text:s text:c="4"/>006 <text:s text:c="4"/>001 <text:s text:c="4"/>002 <text:s text:c="4"/>12810 <text:s text:c="2"/>143</text:p>
      <text:p text:style-name="P1"><text:soft-page-break/>002 <text:s text:c="4"/>005 <text:s text:c="4"/>001 <text:s text:c="4"/>002 <text:s text:c="4"/>12810 <text:s text:c="2"/>143</text:p>
      <text:p text:style-name="P1">002 <text:s text:c="4"/>005 <text:s text:c="4"/>001 <text:s text:c="4"/>002 <text:s text:c="4"/>12810 <text:s text:c="2"/>143</text:p>
      <text:p text:style-name="P1">002 <text:s text:c="4"/>005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4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3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<text:soft-page-break/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1">000 <text:s text:c="4"/>002 <text:s text:c="4"/>001 <text:s text:c="4"/>002 <text:s text:c="4"/>12810 <text:s text:c="2"/>143</text:p>
      <text:p text:style-name="P2">Squal: <text:s/>Max: <text:s text:c="3"/>Min: <text:s text:c="3"/>Sum: <text:s text:c="3"/>Shutter: <text:s text:c="7"/>LaserPower: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<text:soft-page-break/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<text:soft-page-break/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<text:soft-page-break/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4 <text:s text:c="4"/>001 <text:s text:c="4"/>002 <text:s text:c="4"/>12810 <text:s text:c="2"/>143</text:p>
      <text:p text:style-name="P2">000 <text:s text:c="4"/>004 <text:s text:c="4"/>001 <text:s text:c="4"/>002 <text:s text:c="4"/>12810 <text:s text:c="2"/>143</text:p>
      <text:p text:style-name="P2">000 <text:s text:c="4"/>004 <text:s text:c="4"/>001 <text:s text:c="4"/>002 <text:s text:c="4"/>12810 <text:s text:c="2"/>143</text:p>
      <text:p text:style-name="P2">000 <text:s text:c="4"/>004 <text:s text:c="4"/>001 <text:s text:c="4"/>002 <text:s text:c="4"/>12810 <text:s text:c="2"/>143</text:p>
      <text:p text:style-name="P2">000 <text:s text:c="4"/>004 <text:s text:c="4"/>001 <text:s text:c="4"/>002 <text:s text:c="4"/>12810 <text:s text:c="2"/>143</text:p>
      <text:p text:style-name="P2">000 <text:s text:c="4"/>004 <text:s text:c="4"/>001 <text:s text:c="4"/>002 <text:s text:c="4"/>12810 <text:s text:c="2"/>143</text:p>
      <text:p text:style-name="P2">002 <text:s text:c="4"/>005 <text:s text:c="4"/>001 <text:s text:c="4"/>002 <text:s text:c="4"/>12810 <text:s text:c="2"/>143</text:p>
      <text:p text:style-name="P2">001 <text:s text:c="4"/>005 <text:s text:c="4"/>001 <text:s text:c="4"/>002 <text:s text:c="4"/>12810 <text:s text:c="2"/>143</text:p>
      <text:p text:style-name="P2">001 <text:s text:c="4"/>005 <text:s text:c="4"/>001 <text:s text:c="4"/>002 <text:s text:c="4"/>12810 <text:s text:c="2"/>143</text:p>
      <text:p text:style-name="P2">000 <text:s text:c="4"/>005 <text:s text:c="4"/>001 <text:s text:c="4"/>002 <text:s text:c="4"/>12810 <text:s text:c="2"/>143</text:p>
      <text:p text:style-name="P2">002 <text:s text:c="4"/>006 <text:s text:c="4"/>001 <text:s text:c="4"/>002 <text:s text:c="4"/>12810 <text:s text:c="2"/>143</text:p>
      <text:p text:style-name="P2">002 <text:s text:c="4"/>006 <text:s text:c="4"/>001 <text:s text:c="4"/>002 <text:s text:c="4"/>12810 <text:s text:c="2"/>143</text:p>
      <text:p text:style-name="P2">002 <text:s text:c="4"/>006 <text:s text:c="4"/>001 <text:s text:c="4"/>002 <text:s text:c="4"/>12810 <text:s text:c="2"/>143</text:p>
      <text:p text:style-name="P2">003 <text:s text:c="4"/>007 <text:s text:c="4"/>001 <text:s text:c="4"/>002 <text:s text:c="4"/>12810 <text:s text:c="2"/>143</text:p>
      <text:p text:style-name="P2">003 <text:s text:c="4"/>007 <text:s text:c="4"/>001 <text:s text:c="4"/>002 <text:s text:c="4"/>12810 <text:s text:c="2"/>143</text:p>
      <text:p text:style-name="P2">003 <text:s text:c="4"/>007 <text:s text:c="4"/>001 <text:s text:c="4"/>002 <text:s text:c="4"/>12810 <text:s text:c="2"/>143</text:p>
      <text:p text:style-name="P2"><text:soft-page-break/>003 <text:s text:c="4"/>008 <text:s text:c="4"/>001 <text:s text:c="4"/>002 <text:s text:c="4"/>12810 <text:s text:c="2"/>143</text:p>
      <text:p text:style-name="P2">003 <text:s text:c="4"/>008 <text:s text:c="4"/>001 <text:s text:c="4"/>002 <text:s text:c="4"/>12810 <text:s text:c="2"/>143</text:p>
      <text:p text:style-name="P2">003 <text:s text:c="4"/>009 <text:s text:c="4"/>001 <text:s text:c="4"/>002 <text:s text:c="4"/>12810 <text:s text:c="2"/>143</text:p>
      <text:p text:style-name="P2">004 <text:s text:c="4"/>011 <text:s text:c="4"/>001 <text:s text:c="4"/>002 <text:s text:c="4"/>12810 <text:s text:c="2"/>143</text:p>
      <text:p text:style-name="P2">004 <text:s text:c="4"/>011 <text:s text:c="4"/>001 <text:s text:c="4"/>002 <text:s text:c="4"/>12810 <text:s text:c="2"/>143</text:p>
      <text:p text:style-name="P2">004 <text:s text:c="4"/>012 <text:s text:c="4"/>001 <text:s text:c="4"/>002 <text:s text:c="4"/>12810 <text:s text:c="2"/>143</text:p>
      <text:p text:style-name="P2">004 <text:s text:c="4"/>012 <text:s text:c="4"/>001 <text:s text:c="4"/>002 <text:s text:c="4"/>12810 <text:s text:c="2"/>143</text:p>
      <text:p text:style-name="P2">004 <text:s text:c="4"/>012 <text:s text:c="4"/>001 <text:s text:c="4"/>002 <text:s text:c="4"/>12810 <text:s text:c="2"/>143</text:p>
      <text:p text:style-name="P2">005 <text:s text:c="4"/>012 <text:s text:c="4"/>001 <text:s text:c="4"/>002 <text:s text:c="4"/>12810 <text:s text:c="2"/>143</text:p>
      <text:p text:style-name="P2">005 <text:s text:c="4"/>012 <text:s text:c="4"/>001 <text:s text:c="4"/>002 <text:s text:c="4"/>12810 <text:s text:c="2"/>143</text:p>
      <text:p text:style-name="P2">005 <text:s text:c="4"/>012 <text:s text:c="4"/>001 <text:s text:c="4"/>002 <text:s text:c="4"/>12810 <text:s text:c="2"/>143</text:p>
      <text:p text:style-name="P2">005 <text:s text:c="4"/>012 <text:s text:c="4"/>001 <text:s text:c="4"/>002 <text:s text:c="4"/>12810 <text:s text:c="2"/>143</text:p>
      <text:p text:style-name="P2">005 <text:s text:c="4"/>013 <text:s text:c="4"/>001 <text:s text:c="4"/>002 <text:s text:c="4"/>12810 <text:s text:c="2"/>143</text:p>
      <text:p text:style-name="P2">006 <text:s text:c="4"/>015 <text:s text:c="4"/>001 <text:s text:c="4"/>002 <text:s text:c="4"/>12810 <text:s text:c="2"/>143</text:p>
      <text:p text:style-name="P2">006 <text:s text:c="4"/>015 <text:s text:c="4"/>001 <text:s text:c="4"/>002 <text:s text:c="4"/>12810 <text:s text:c="2"/>143</text:p>
      <text:p text:style-name="P2">006 <text:s text:c="4"/>015 <text:s text:c="4"/>001 <text:s text:c="4"/>002 <text:s text:c="4"/>12810 <text:s text:c="2"/>143</text:p>
      <text:p text:style-name="P2">006 <text:s text:c="4"/>016 <text:s text:c="4"/>001 <text:s text:c="4"/>003 <text:s text:c="4"/>12810 <text:s text:c="2"/>143</text:p>
      <text:p text:style-name="P2">006 <text:s text:c="4"/>015 <text:s text:c="4"/>001 <text:s text:c="4"/>003 <text:s text:c="4"/>12810 <text:s text:c="2"/>143</text:p>
      <text:p text:style-name="P2">006 <text:s text:c="4"/>015 <text:s text:c="4"/>001 <text:s text:c="4"/>003 <text:s text:c="4"/>12810 <text:s text:c="2"/>143</text:p>
      <text:p text:style-name="P2">006 <text:s text:c="4"/>018 <text:s text:c="4"/>001 <text:s text:c="4"/>003 <text:s text:c="4"/>12810 <text:s text:c="2"/>143</text:p>
      <text:p text:style-name="P2">006 <text:s text:c="4"/>020 <text:s text:c="4"/>001 <text:s text:c="4"/>003 <text:s text:c="4"/>12810 <text:s text:c="2"/>143</text:p>
      <text:p text:style-name="P2">006 <text:s text:c="4"/>022 <text:s text:c="4"/>001 <text:s text:c="4"/>003 <text:s text:c="4"/>12810 <text:s text:c="2"/>143</text:p>
      <text:p text:style-name="P2">007 <text:s text:c="4"/>020 <text:s text:c="4"/>001 <text:s text:c="4"/>003 <text:s text:c="4"/>12810 <text:s text:c="2"/>143</text:p>
      <text:p text:style-name="P2">007 <text:s text:c="4"/>021 <text:s text:c="4"/>001 <text:s text:c="4"/>003 <text:s text:c="4"/>12810 <text:s text:c="2"/>143</text:p>
      <text:p text:style-name="P2">006 <text:s text:c="4"/>020 <text:s text:c="4"/>001 <text:s text:c="4"/>003 <text:s text:c="4"/>12810 <text:s text:c="2"/>143</text:p>
      <text:p text:style-name="P2">007 <text:s text:c="4"/>020 <text:s text:c="4"/>001 <text:s text:c="4"/>003 <text:s text:c="4"/>12810 <text:s text:c="2"/>143</text:p>
      <text:p text:style-name="P2">007 <text:s text:c="4"/>021 <text:s text:c="4"/>001 <text:s text:c="4"/>003 <text:s text:c="4"/>12810 <text:s text:c="2"/>143</text:p>
      <text:p text:style-name="P2">008 <text:s text:c="4"/>023 <text:s text:c="4"/>001 <text:s text:c="4"/>003 <text:s text:c="4"/>12810 <text:s text:c="2"/>143</text:p>
      <text:p text:style-name="P2">007 <text:s text:c="4"/>027 <text:s text:c="4"/>001 <text:s text:c="4"/>003 <text:s text:c="4"/>12810 <text:s text:c="2"/>143</text:p>
      <text:p text:style-name="P2">008 <text:s text:c="4"/>031 <text:s text:c="4"/>001 <text:s text:c="4"/>003 <text:s text:c="4"/>12810 <text:s text:c="2"/>143</text:p>
      <text:p text:style-name="P2">008 <text:s text:c="4"/>027 <text:s text:c="4"/>001 <text:s text:c="4"/>003 <text:s text:c="4"/>12810 <text:s text:c="2"/>143</text:p>
      <text:p text:style-name="P2">008 <text:s text:c="4"/>027 <text:s text:c="4"/>001 <text:s text:c="4"/>003 <text:s text:c="4"/>12810 <text:s text:c="2"/>143</text:p>
      <text:p text:style-name="P2">008 <text:s text:c="4"/>025 <text:s text:c="4"/>001 <text:s text:c="4"/>003 <text:s text:c="4"/>12810 <text:s text:c="2"/>143</text:p>
      <text:p text:style-name="P2">008 <text:s text:c="4"/>025 <text:s text:c="4"/>001 <text:s text:c="4"/>003 <text:s text:c="4"/>12810 <text:s text:c="2"/>143</text:p>
      <text:p text:style-name="P2">009 <text:s text:c="4"/>025 <text:s text:c="4"/>001 <text:s text:c="4"/>003 <text:s text:c="4"/>12810 <text:s text:c="2"/>143</text:p>
      <text:p text:style-name="P2">008 <text:s text:c="4"/>029 <text:s text:c="4"/>001 <text:s text:c="4"/>003 <text:s text:c="4"/>12810 <text:s text:c="2"/>143</text:p>
      <text:p text:style-name="P2">008 <text:s text:c="4"/>030 <text:s text:c="4"/>001 <text:s text:c="4"/>003 <text:s text:c="4"/>12810 <text:s text:c="2"/>143</text:p>
      <text:p text:style-name="P2">009 <text:s text:c="4"/>036 <text:s text:c="4"/>001 <text:s text:c="4"/>003 <text:s text:c="4"/>12810 <text:s text:c="2"/>143</text:p>
      <text:p text:style-name="P2">009 <text:s text:c="4"/>035 <text:s text:c="4"/>001 <text:s text:c="4"/>003 <text:s text:c="4"/>12810 <text:s text:c="2"/>143</text:p>
      <text:p text:style-name="P2">009 <text:s text:c="4"/>035 <text:s text:c="4"/>001 <text:s text:c="4"/>003 <text:s text:c="4"/>12810 <text:s text:c="2"/>143</text:p>
      <text:p text:style-name="P2">008 <text:s text:c="4"/>030 <text:s text:c="4"/>001 <text:s text:c="4"/>003 <text:s text:c="4"/>12810 <text:s text:c="2"/>143</text:p>
      <text:p text:style-name="P2">008 <text:s text:c="4"/>031 <text:s text:c="4"/>001 <text:s text:c="4"/>003 <text:s text:c="4"/>12810 <text:s text:c="2"/>143</text:p>
      <text:p text:style-name="P2">009 <text:s text:c="4"/>027 <text:s text:c="4"/>001 <text:s text:c="4"/>003 <text:s text:c="4"/>12810 <text:s text:c="2"/>143</text:p>
      <text:p text:style-name="P2">009 <text:s text:c="4"/>029 <text:s text:c="4"/>001 <text:s text:c="4"/>003 <text:s text:c="4"/>12810 <text:s text:c="2"/>143</text:p>
      <text:p text:style-name="P2">008 <text:s text:c="4"/>029 <text:s text:c="4"/>001 <text:s text:c="4"/>003 <text:s text:c="4"/>12810 <text:s text:c="2"/>143</text:p>
      <text:p text:style-name="P2">008 <text:s text:c="4"/>035 <text:s text:c="4"/>001 <text:s text:c="4"/>003 <text:s text:c="4"/>12810 <text:s text:c="2"/>143</text:p>
      <text:p text:style-name="P2">008 <text:s text:c="4"/>034 <text:s text:c="4"/>001 <text:s text:c="4"/>003 <text:s text:c="4"/>12810 <text:s text:c="2"/>143</text:p>
      <text:p text:style-name="P2">010 <text:s text:c="4"/>038 <text:s text:c="4"/>001 <text:s text:c="4"/>003 <text:s text:c="4"/>12810 <text:s text:c="2"/>143</text:p>
      <text:p text:style-name="P2">009 <text:s text:c="4"/>037 <text:s text:c="4"/>001 <text:s text:c="4"/>003 <text:s text:c="4"/>12810 <text:s text:c="2"/>143</text:p>
      <text:p text:style-name="P2"><text:soft-page-break/>010 <text:s text:c="4"/>031 <text:s text:c="4"/>001 <text:s text:c="4"/>004 <text:s text:c="4"/>12810 <text:s text:c="2"/>143</text:p>
      <text:p text:style-name="P2">010 <text:s text:c="4"/>027 <text:s text:c="4"/>001 <text:s text:c="4"/>003 <text:s text:c="4"/>12810 <text:s text:c="2"/>143</text:p>
      <text:p text:style-name="P2">010 <text:s text:c="4"/>026 <text:s text:c="4"/>001 <text:s text:c="4"/>003 <text:s text:c="4"/>12810 <text:s text:c="2"/>143</text:p>
      <text:p text:style-name="P2">009 <text:s text:c="4"/>026 <text:s text:c="4"/>001 <text:s text:c="4"/>003 <text:s text:c="4"/>12810 <text:s text:c="2"/>143</text:p>
      <text:p text:style-name="P2">009 <text:s text:c="4"/>026 <text:s text:c="4"/>001 <text:s text:c="4"/>003 <text:s text:c="4"/>12810 <text:s text:c="2"/>143</text:p>
      <text:p text:style-name="P2">009 <text:s text:c="4"/>030 <text:s text:c="4"/>001 <text:s text:c="4"/>003 <text:s text:c="4"/>12810 <text:s text:c="2"/>143</text:p>
      <text:p text:style-name="P2">010 <text:s text:c="4"/>029 <text:s text:c="4"/>001 <text:s text:c="4"/>003 <text:s text:c="4"/>12810 <text:s text:c="2"/>143</text:p>
      <text:p text:style-name="P2">010 <text:s text:c="4"/>031 <text:s text:c="4"/>001 <text:s text:c="4"/>003 <text:s text:c="4"/>12810 <text:s text:c="2"/>143</text:p>
      <text:p text:style-name="P2">009 <text:s text:c="4"/>039 <text:s text:c="4"/>001 <text:s text:c="4"/>003 <text:s text:c="4"/>12810 <text:s text:c="2"/>143</text:p>
      <text:p text:style-name="P2">010 <text:s text:c="4"/>040 <text:s text:c="4"/>001 <text:s text:c="4"/>003 <text:s text:c="4"/>12810 <text:s text:c="2"/>143</text:p>
      <text:p text:style-name="P2">010 <text:s text:c="4"/>041 <text:s text:c="4"/>001 <text:s text:c="4"/>004 <text:s text:c="4"/>12810 <text:s text:c="2"/>143</text:p>
      <text:p text:style-name="P2">009 <text:s text:c="4"/>041 <text:s text:c="4"/>001 <text:s text:c="4"/>004 <text:s text:c="4"/>12810 <text:s text:c="2"/>143</text:p>
      <text:p text:style-name="P2">010 <text:s text:c="4"/>034 <text:s text:c="4"/>001 <text:s text:c="4"/>004 <text:s text:c="4"/>12810 <text:s text:c="2"/>143</text:p>
      <text:p text:style-name="P2">010 <text:s text:c="4"/>029 <text:s text:c="4"/>001 <text:s text:c="4"/>003 <text:s text:c="4"/>12810 <text:s text:c="2"/>143</text:p>
      <text:p text:style-name="P2">011 <text:s text:c="4"/>034 <text:s text:c="4"/>001 <text:s text:c="4"/>003 <text:s text:c="4"/>12810 <text:s text:c="2"/>143</text:p>
      <text:p text:style-name="P2">011 <text:s text:c="4"/>033 <text:s text:c="4"/>001 <text:s text:c="4"/>004 <text:s text:c="4"/>12810 <text:s text:c="2"/>143</text:p>
      <text:p text:style-name="P2">011 <text:s text:c="4"/>039 <text:s text:c="4"/>001 <text:s text:c="4"/>004 <text:s text:c="4"/>12810 <text:s text:c="2"/>143</text:p>
      <text:p text:style-name="P2">012 <text:s text:c="4"/>034 <text:s text:c="4"/>001 <text:s text:c="4"/>004 <text:s text:c="4"/>12810 <text:s text:c="2"/>143</text:p>
      <text:p text:style-name="P2">012 <text:s text:c="4"/>034 <text:s text:c="4"/>001 <text:s text:c="4"/>004 <text:s text:c="4"/>12810 <text:s text:c="2"/>143</text:p>
      <text:p text:style-name="P2">013 <text:s text:c="4"/>029 <text:s text:c="4"/>001 <text:s text:c="4"/>004 <text:s text:c="4"/>12810 <text:s text:c="2"/>143</text:p>
      <text:p text:style-name="P2">011 <text:s text:c="4"/>028 <text:s text:c="4"/>001 <text:s text:c="4"/>004 <text:s text:c="4"/>12810 <text:s text:c="2"/>143</text:p>
      <text:p text:style-name="P2">012 <text:s text:c="4"/>028 <text:s text:c="4"/>001 <text:s text:c="4"/>004 <text:s text:c="4"/>12810 <text:s text:c="2"/>143</text:p>
      <text:p text:style-name="P2">012 <text:s text:c="4"/>031 <text:s text:c="4"/>001 <text:s text:c="4"/>004 <text:s text:c="4"/>12810 <text:s text:c="2"/>143</text:p>
      <text:p text:style-name="P2">012 <text:s text:c="4"/>031 <text:s text:c="4"/>001 <text:s text:c="4"/>004 <text:s text:c="4"/>12810 <text:s text:c="2"/>143</text:p>
      <text:p text:style-name="P2">012 <text:s text:c="4"/>038 <text:s text:c="4"/>001 <text:s text:c="4"/>004 <text:s text:c="4"/>12810 <text:s text:c="2"/>143</text:p>
      <text:p text:style-name="P2">012 <text:s text:c="4"/>037 <text:s text:c="4"/>001 <text:s text:c="4"/>004 <text:s text:c="4"/>12810 <text:s text:c="2"/>143</text:p>
      <text:p text:style-name="P2">012 <text:s text:c="4"/>039 <text:s text:c="4"/>001 <text:s text:c="4"/>004 <text:s text:c="4"/>12810 <text:s text:c="2"/>143</text:p>
      <text:p text:style-name="P2">012 <text:s text:c="4"/>032 <text:s text:c="4"/>001 <text:s text:c="4"/>004 <text:s text:c="4"/>12810 <text:s text:c="2"/>143</text:p>
      <text:p text:style-name="P2">011 <text:s text:c="4"/>033 <text:s text:c="4"/>001 <text:s text:c="4"/>004 <text:s text:c="4"/>12810 <text:s text:c="2"/>143</text:p>
      <text:p text:style-name="P2">011 <text:s text:c="4"/>029 <text:s text:c="4"/>001 <text:s text:c="4"/>004 <text:s text:c="4"/>12810 <text:s text:c="2"/>143</text:p>
      <text:p text:style-name="P2">011 <text:s text:c="4"/>030 <text:s text:c="4"/>001 <text:s text:c="4"/>004 <text:s text:c="4"/>12810 <text:s text:c="2"/>143</text:p>
      <text:p text:style-name="P2">011 <text:s text:c="4"/>030 <text:s text:c="4"/>001 <text:s text:c="4"/>004 <text:s text:c="4"/>12810 <text:s text:c="2"/>143</text:p>
      <text:p text:style-name="P2">011 <text:s text:c="4"/>037 <text:s text:c="4"/>001 <text:s text:c="4"/>004 <text:s text:c="4"/>12810 <text:s text:c="2"/>143</text:p>
      <text:p text:style-name="P2">011 <text:s text:c="4"/>036 <text:s text:c="4"/>001 <text:s text:c="4"/>004 <text:s text:c="4"/>12810 <text:s text:c="2"/>143</text:p>
      <text:p text:style-name="P2">011 <text:s text:c="4"/>043 <text:s text:c="4"/>001 <text:s text:c="4"/>004 <text:s text:c="4"/>12810 <text:s text:c="2"/>143</text:p>
      <text:p text:style-name="P2">010 <text:s text:c="4"/>042 <text:s text:c="4"/>001 <text:s text:c="4"/>005 <text:s text:c="4"/>12810 <text:s text:c="2"/>143</text:p>
      <text:p text:style-name="P2">012 <text:s text:c="4"/>038 <text:s text:c="4"/>001 <text:s text:c="4"/>005 <text:s text:c="4"/>12810 <text:s text:c="2"/>143</text:p>
      <text:p text:style-name="P2">011 <text:s text:c="4"/>031 <text:s text:c="4"/>001 <text:s text:c="4"/>004 <text:s text:c="4"/>12810 <text:s text:c="2"/>143</text:p>
      <text:p text:style-name="P2">011 <text:s text:c="4"/>031 <text:s text:c="4"/>001 <text:s text:c="4"/>004 <text:s text:c="4"/>12810 <text:s text:c="2"/>143</text:p>
      <text:p text:style-name="P2">011 <text:s text:c="4"/>029 <text:s text:c="4"/>001 <text:s text:c="4"/>004 <text:s text:c="4"/>12810 <text:s text:c="2"/>143</text:p>
      <text:p text:style-name="P2">009 <text:s text:c="4"/>029 <text:s text:c="4"/>001 <text:s text:c="4"/>004 <text:s text:c="4"/>12810 <text:s text:c="2"/>143</text:p>
      <text:p text:style-name="P2">010 <text:s text:c="4"/>031 <text:s text:c="4"/>001 <text:s text:c="4"/>004 <text:s text:c="4"/>12810 <text:s text:c="2"/>143</text:p>
      <text:p text:style-name="P2">011 <text:s text:c="4"/>037 <text:s text:c="4"/>001 <text:s text:c="4"/>004 <text:s text:c="4"/>12810 <text:s text:c="2"/>143</text:p>
      <text:p text:style-name="P2">011 <text:s text:c="4"/>038 <text:s text:c="4"/>001 <text:s text:c="4"/>004 <text:s text:c="4"/>12810 <text:s text:c="2"/>143</text:p>
      <text:p text:style-name="P2">012 <text:s text:c="4"/>042 <text:s text:c="4"/>001 <text:s text:c="4"/>005 <text:s text:c="4"/>12810 <text:s text:c="2"/>143</text:p>
      <text:p text:style-name="P2">010 <text:s text:c="4"/>040 <text:s text:c="4"/>001 <text:s text:c="4"/>005 <text:s text:c="4"/>12810 <text:s text:c="2"/>143</text:p>
      <text:p text:style-name="P2">009 <text:s text:c="4"/>032 <text:s text:c="4"/>001 <text:s text:c="4"/>005 <text:s text:c="4"/>12810 <text:s text:c="2"/>143</text:p>
      <text:p text:style-name="P2">011 <text:s text:c="4"/>038 <text:s text:c="4"/>001 <text:s text:c="4"/>005 <text:s text:c="4"/>12810 <text:s text:c="2"/>143</text:p>
      <text:p text:style-name="P2">011 <text:s text:c="4"/>040 <text:s text:c="4"/>001 <text:s text:c="4"/>005 <text:s text:c="4"/>12810 <text:s text:c="2"/>143</text:p>
      <text:p text:style-name="P2"><text:soft-page-break/>010 <text:s text:c="4"/>032 <text:s text:c="4"/>001 <text:s text:c="4"/>005 <text:s text:c="4"/>12810 <text:s text:c="2"/>143</text:p>
      <text:p text:style-name="P2">010 <text:s text:c="4"/>032 <text:s text:c="4"/>001 <text:s text:c="4"/>005 <text:s text:c="4"/>12810 <text:s text:c="2"/>143</text:p>
      <text:p text:style-name="P2">010 <text:s text:c="4"/>028 <text:s text:c="4"/>001 <text:s text:c="4"/>005 <text:s text:c="4"/>12810 <text:s text:c="2"/>143</text:p>
      <text:p text:style-name="P2">010 <text:s text:c="4"/>029 <text:s text:c="4"/>001 <text:s text:c="4"/>004 <text:s text:c="4"/>12810 <text:s text:c="2"/>143</text:p>
      <text:p text:style-name="P2">012 <text:s text:c="4"/>029 <text:s text:c="4"/>001 <text:s text:c="4"/>004 <text:s text:c="4"/>12810 <text:s text:c="2"/>143</text:p>
      <text:p text:style-name="P2">013 <text:s text:c="4"/>035 <text:s text:c="4"/>001 <text:s text:c="4"/>005 <text:s text:c="4"/>12810 <text:s text:c="2"/>143</text:p>
      <text:p text:style-name="P2">013 <text:s text:c="4"/>036 <text:s text:c="4"/>001 <text:s text:c="4"/>005 <text:s text:c="4"/>12810 <text:s text:c="2"/>143</text:p>
      <text:p text:style-name="P2">011 <text:s text:c="4"/>045 <text:s text:c="4"/>001 <text:s text:c="4"/>005 <text:s text:c="4"/>12810 <text:s text:c="2"/>143</text:p>
      <text:p text:style-name="P2">011 <text:s text:c="4"/>033 <text:s text:c="4"/>001 <text:s text:c="4"/>005 <text:s text:c="4"/>12810 <text:s text:c="2"/>143</text:p>
      <text:p text:style-name="P2">011 <text:s text:c="4"/>030 <text:s text:c="4"/>001 <text:s text:c="4"/>005 <text:s text:c="4"/>12810 <text:s text:c="2"/>143</text:p>
      <text:p text:style-name="P2">011 <text:s text:c="4"/>030 <text:s text:c="4"/>001 <text:s text:c="4"/>005 <text:s text:c="4"/>12810 <text:s text:c="2"/>143</text:p>
      <text:p text:style-name="P2">013 <text:s text:c="4"/>033 <text:s text:c="4"/>001 <text:s text:c="4"/>005 <text:s text:c="4"/>12810 <text:s text:c="2"/>143</text:p>
      <text:p text:style-name="P2">014 <text:s text:c="4"/>039 <text:s text:c="4"/>001 <text:s text:c="4"/>005 <text:s text:c="4"/>12810 <text:s text:c="2"/>143</text:p>
      <text:p text:style-name="P2">014 <text:s text:c="4"/>039 <text:s text:c="4"/>001 <text:s text:c="4"/>005 <text:s text:c="4"/>12810 <text:s text:c="2"/>143</text:p>
      <text:p text:style-name="P2">015 <text:s text:c="4"/>042 <text:s text:c="4"/>001 <text:s text:c="4"/>005 <text:s text:c="4"/>12810 <text:s text:c="2"/>143</text:p>
      <text:p text:style-name="P2">014 <text:s text:c="4"/>042 <text:s text:c="4"/>001 <text:s text:c="4"/>005 <text:s text:c="4"/>12810 <text:s text:c="2"/>143</text:p>
      <text:p text:style-name="P2">013 <text:s text:c="4"/>034 <text:s text:c="4"/>001 <text:s text:c="4"/>005 <text:s text:c="4"/>12810 <text:s text:c="2"/>143</text:p>
      <text:p text:style-name="P2">012 <text:s text:c="4"/>029 <text:s text:c="4"/>001 <text:s text:c="4"/>005 <text:s text:c="4"/>12810 <text:s text:c="2"/>143</text:p>
      <text:p text:style-name="P2">012 <text:s text:c="4"/>028 <text:s text:c="4"/>001 <text:s text:c="4"/>005 <text:s text:c="4"/>12810 <text:s text:c="2"/>143</text:p>
      <text:p text:style-name="P2">012 <text:s text:c="4"/>028 <text:s text:c="4"/>001 <text:s text:c="4"/>005 <text:s text:c="4"/>12810 <text:s text:c="2"/>143</text:p>
      <text:p text:style-name="P2">013 <text:s text:c="4"/>029 <text:s text:c="4"/>001 <text:s text:c="4"/>005 <text:s text:c="4"/>12810 <text:s text:c="2"/>143</text:p>
      <text:p text:style-name="P2">012 <text:s text:c="4"/>034 <text:s text:c="4"/>001 <text:s text:c="4"/>005 <text:s text:c="4"/>12810 <text:s text:c="2"/>143</text:p>
      <text:p text:style-name="P2">013 <text:s text:c="4"/>042 <text:s text:c="4"/>001 <text:s text:c="4"/>005 <text:s text:c="4"/>12810 <text:s text:c="2"/>143</text:p>
      <text:p text:style-name="P2">013 <text:s text:c="4"/>044 <text:s text:c="4"/>001 <text:s text:c="4"/>006 <text:s text:c="4"/>12810 <text:s text:c="2"/>143</text:p>
      <text:p text:style-name="P2">013 <text:s text:c="4"/>040 <text:s text:c="4"/>001 <text:s text:c="4"/>006 <text:s text:c="4"/>12810 <text:s text:c="2"/>143</text:p>
      <text:p text:style-name="P2">012 <text:s text:c="4"/>031 <text:s text:c="4"/>001 <text:s text:c="4"/>005 <text:s text:c="4"/>12810 <text:s text:c="2"/>143</text:p>
      <text:p text:style-name="P2">011 <text:s text:c="4"/>030 <text:s text:c="4"/>001 <text:s text:c="4"/>005 <text:s text:c="4"/>12810 <text:s text:c="2"/>143</text:p>
      <text:p text:style-name="P2">014 <text:s text:c="4"/>031 <text:s text:c="4"/>001 <text:s text:c="4"/>005 <text:s text:c="4"/>12810 <text:s text:c="2"/>143</text:p>
      <text:p text:style-name="P2">013 <text:s text:c="4"/>031 <text:s text:c="4"/>001 <text:s text:c="4"/>005 <text:s text:c="4"/>12810 <text:s text:c="2"/>143</text:p>
      <text:p text:style-name="P2">014 <text:s text:c="4"/>037 <text:s text:c="4"/>001 <text:s text:c="4"/>005 <text:s text:c="4"/>12810 <text:s text:c="2"/>143</text:p>
      <text:p text:style-name="P2">015 <text:s text:c="4"/>045 <text:s text:c="4"/>001 <text:s text:c="4"/>006 <text:s text:c="4"/>12810 <text:s text:c="2"/>143</text:p>
      <text:p text:style-name="P2">014 <text:s text:c="4"/>046 <text:s text:c="4"/>001 <text:s text:c="4"/>006 <text:s text:c="4"/>12810 <text:s text:c="2"/>143</text:p>
      <text:p text:style-name="P2">014 <text:s text:c="4"/>039 <text:s text:c="4"/>001 <text:s text:c="4"/>006 <text:s text:c="4"/>12810 <text:s text:c="2"/>143</text:p>
      <text:p text:style-name="P2">015 <text:s text:c="4"/>038 <text:s text:c="4"/>001 <text:s text:c="4"/>005 <text:s text:c="4"/>12810 <text:s text:c="2"/>143</text:p>
      <text:p text:style-name="P2">016 <text:s text:c="4"/>033 <text:s text:c="4"/>001 <text:s text:c="4"/>005 <text:s text:c="4"/>12810 <text:s text:c="2"/>143</text:p>
      <text:p text:style-name="P2">015 <text:s text:c="4"/>033 <text:s text:c="4"/>001 <text:s text:c="4"/>005 <text:s text:c="4"/>12810 <text:s text:c="2"/>143</text:p>
      <text:p text:style-name="P2">016 <text:s text:c="4"/>031 <text:s text:c="4"/>001 <text:s text:c="4"/>005 <text:s text:c="4"/>12810 <text:s text:c="2"/>143</text:p>
      <text:p text:style-name="P2">016 <text:s text:c="4"/>035 <text:s text:c="4"/>001 <text:s text:c="4"/>005 <text:s text:c="4"/>12810 <text:s text:c="2"/>143</text:p>
      <text:p text:style-name="P2">016 <text:s text:c="4"/>035 <text:s text:c="4"/>001 <text:s text:c="4"/>006 <text:s text:c="4"/>12810 <text:s text:c="2"/>143</text:p>
      <text:p text:style-name="P2">018 <text:s text:c="4"/>044 <text:s text:c="4"/>001 <text:s text:c="4"/>006 <text:s text:c="4"/>12810 <text:s text:c="2"/>143</text:p>
      <text:p text:style-name="P2">017 <text:s text:c="4"/>046 <text:s text:c="4"/>001 <text:s text:c="4"/>006 <text:s text:c="4"/>12810 <text:s text:c="2"/>143</text:p>
      <text:p text:style-name="P2">017 <text:s text:c="4"/>047 <text:s text:c="4"/>001 <text:s text:c="4"/>006 <text:s text:c="4"/>12810 <text:s text:c="2"/>143</text:p>
      <text:p text:style-name="P2">017 <text:s text:c="4"/>039 <text:s text:c="4"/>001 <text:s text:c="4"/>006 <text:s text:c="4"/>12810 <text:s text:c="2"/>143</text:p>
      <text:p text:style-name="P2">015 <text:s text:c="4"/>040 <text:s text:c="4"/>001 <text:s text:c="4"/>006 <text:s text:c="4"/>12810 <text:s text:c="2"/>143</text:p>
      <text:p text:style-name="P2">016 <text:s text:c="4"/>034 <text:s text:c="4"/>001 <text:s text:c="4"/>006 <text:s text:c="4"/>12810 <text:s text:c="2"/>143</text:p>
      <text:p text:style-name="P2">017 <text:s text:c="4"/>034 <text:s text:c="4"/>001 <text:s text:c="4"/>005 <text:s text:c="4"/>12810 <text:s text:c="2"/>143</text:p>
      <text:p text:style-name="P2">017 <text:s text:c="4"/>035 <text:s text:c="4"/>001 <text:s text:c="4"/>005 <text:s text:c="4"/>12810 <text:s text:c="2"/>143</text:p>
      <text:p text:style-name="P2">018 <text:s text:c="4"/>042 <text:s text:c="4"/>001 <text:s text:c="4"/>006 <text:s text:c="4"/>12810 <text:s text:c="2"/>143</text:p>
      <text:p text:style-name="P2">020 <text:s text:c="4"/>042 <text:s text:c="4"/>001 <text:s text:c="4"/>006 <text:s text:c="4"/>12810 <text:s text:c="2"/>143</text:p>
      <text:p text:style-name="P2"><text:soft-page-break/>018 <text:s text:c="4"/>049 <text:s text:c="4"/>001 <text:s text:c="4"/>006 <text:s text:c="4"/>12810 <text:s text:c="2"/>143</text:p>
      <text:p text:style-name="P2">018 <text:s text:c="4"/>050 <text:s text:c="4"/>001 <text:s text:c="4"/>007 <text:s text:c="4"/>12810 <text:s text:c="2"/>143</text:p>
      <text:p text:style-name="P2">016 <text:s text:c="4"/>032 <text:s text:c="4"/>001 <text:s text:c="4"/>006 <text:s text:c="4"/>12810 <text:s text:c="2"/>143</text:p>
      <text:p text:style-name="P2">018 <text:s text:c="4"/>037 <text:s text:c="4"/>001 <text:s text:c="4"/>005 <text:s text:c="4"/>12810 <text:s text:c="2"/>143</text:p>
      <text:p text:style-name="P2">018 <text:s text:c="4"/>037 <text:s text:c="4"/>001 <text:s text:c="4"/>006 <text:s text:c="4"/>12810 <text:s text:c="2"/>143</text:p>
      <text:p text:style-name="P2">018 <text:s text:c="4"/>045 <text:s text:c="4"/>001 <text:s text:c="4"/>006 <text:s text:c="4"/>12810 <text:s text:c="2"/>143</text:p>
      <text:p text:style-name="P2">020 <text:s text:c="4"/>045 <text:s text:c="4"/>001 <text:s text:c="4"/>006 <text:s text:c="4"/>12810 <text:s text:c="2"/>143</text:p>
      <text:p text:style-name="P2">019 <text:s text:c="4"/>049 <text:s text:c="4"/>001 <text:s text:c="4"/>006 <text:s text:c="4"/>12810 <text:s text:c="2"/>143</text:p>
      <text:p text:style-name="P2">018 <text:s text:c="4"/>039 <text:s text:c="4"/>001 <text:s text:c="4"/>006 <text:s text:c="4"/>12810 <text:s text:c="2"/>143</text:p>
      <text:p text:style-name="P2">018 <text:s text:c="4"/>038 <text:s text:c="4"/>001 <text:s text:c="4"/>006 <text:s text:c="4"/>12810 <text:s text:c="2"/>143</text:p>
      <text:p text:style-name="P2">018 <text:s text:c="4"/>034 <text:s text:c="4"/>001 <text:s text:c="4"/>006 <text:s text:c="4"/>12810 <text:s text:c="2"/>143</text:p>
      <text:p text:style-name="P2">019 <text:s text:c="4"/>035 <text:s text:c="4"/>001 <text:s text:c="4"/>005 <text:s text:c="4"/>12810 <text:s text:c="2"/>143</text:p>
      <text:p text:style-name="P2">018 <text:s text:c="4"/>034 <text:s text:c="4"/>001 <text:s text:c="4"/>005 <text:s text:c="4"/>12810 <text:s text:c="2"/>143</text:p>
      <text:p text:style-name="P2">019 <text:s text:c="4"/>041 <text:s text:c="4"/>001 <text:s text:c="4"/>006 <text:s text:c="4"/>12810 <text:s text:c="2"/>143</text:p>
      <text:p text:style-name="P2">020 <text:s text:c="4"/>042 <text:s text:c="4"/>001 <text:s text:c="4"/>006 <text:s text:c="4"/>12810 <text:s text:c="2"/>143</text:p>
      <text:p text:style-name="P2">020 <text:s text:c="4"/>052 <text:s text:c="4"/>001 <text:s text:c="4"/>006 <text:s text:c="4"/>12810 <text:s text:c="2"/>143</text:p>
      <text:p text:style-name="P2">019 <text:s text:c="4"/>051 <text:s text:c="4"/>001 <text:s text:c="4"/>007 <text:s text:c="4"/>12810 <text:s text:c="2"/>143</text:p>
      <text:p text:style-name="P2">019 <text:s text:c="4"/>041 <text:s text:c="4"/>001 <text:s text:c="4"/>006 <text:s text:c="4"/>12810 <text:s text:c="2"/>143</text:p>
      <text:p text:style-name="P2">020 <text:s text:c="4"/>042 <text:s text:c="4"/>001 <text:s text:c="4"/>006 <text:s text:c="4"/>12810 <text:s text:c="2"/>143</text:p>
      <text:p text:style-name="P2">021 <text:s text:c="4"/>051 <text:s text:c="4"/>001 <text:s text:c="4"/>006 <text:s text:c="4"/>12810 <text:s text:c="2"/>143</text:p>
      <text:p text:style-name="P2">020 <text:s text:c="4"/>043 <text:s text:c="4"/>001 <text:s text:c="4"/>007 <text:s text:c="4"/>12810 <text:s text:c="2"/>143</text:p>
      <text:p text:style-name="P2">021 <text:s text:c="4"/>042 <text:s text:c="4"/>001 <text:s text:c="4"/>007 <text:s text:c="4"/>12810 <text:s text:c="2"/>143</text:p>
      <text:p text:style-name="P2">021 <text:s text:c="4"/>036 <text:s text:c="4"/>001 <text:s text:c="4"/>006 <text:s text:c="4"/>12810 <text:s text:c="2"/>143</text:p>
      <text:p text:style-name="P2">021 <text:s text:c="4"/>036 <text:s text:c="4"/>001 <text:s text:c="4"/>006 <text:s text:c="4"/>12810 <text:s text:c="2"/>143</text:p>
      <text:p text:style-name="P2">022 <text:s text:c="4"/>033 <text:s text:c="4"/>001 <text:s text:c="4"/>006 <text:s text:c="4"/>12810 <text:s text:c="2"/>143</text:p>
      <text:p text:style-name="P2">022 <text:s text:c="4"/>037 <text:s text:c="4"/>001 <text:s text:c="4"/>006 <text:s text:c="4"/>12810 <text:s text:c="2"/>143</text:p>
      <text:p text:style-name="P2">023 <text:s text:c="4"/>038 <text:s text:c="4"/>001 <text:s text:c="4"/>006 <text:s text:c="4"/>12810 <text:s text:c="2"/>143</text:p>
      <text:p text:style-name="P2">021 <text:s text:c="4"/>046 <text:s text:c="4"/>001 <text:s text:c="4"/>006 <text:s text:c="4"/>12810 <text:s text:c="2"/>143</text:p>
      <text:p text:style-name="P2">025 <text:s text:c="4"/>046 <text:s text:c="4"/>001 <text:s text:c="4"/>007 <text:s text:c="4"/>12810 <text:s text:c="2"/>143</text:p>
      <text:p text:style-name="P2">023 <text:s text:c="4"/>047 <text:s text:c="4"/>001 <text:s text:c="4"/>007 <text:s text:c="4"/>12810 <text:s text:c="2"/>143</text:p>
      <text:p text:style-name="P2">024 <text:s text:c="4"/>039 <text:s text:c="4"/>001 <text:s text:c="4"/>006 <text:s text:c="4"/>12810 <text:s text:c="2"/>143</text:p>
      <text:p text:style-name="P2">023 <text:s text:c="4"/>038 <text:s text:c="4"/>001 <text:s text:c="4"/>006 <text:s text:c="4"/>12810 <text:s text:c="2"/>143</text:p>
      <text:p text:style-name="P2">021 <text:s text:c="4"/>033 <text:s text:c="4"/>001 <text:s text:c="4"/>006 <text:s text:c="4"/>12810 <text:s text:c="2"/>143</text:p>
      <text:p text:style-name="P2">021 <text:s text:c="4"/>033 <text:s text:c="4"/>001 <text:s text:c="4"/>005 <text:s text:c="4"/>12810 <text:s text:c="2"/>143</text:p>
      <text:p text:style-name="P2">023 <text:s text:c="4"/>034 <text:s text:c="4"/>001 <text:s text:c="4"/>005 <text:s text:c="4"/>12810 <text:s text:c="2"/>143</text:p>
      <text:p text:style-name="P2">023 <text:s text:c="4"/>041 <text:s text:c="4"/>001 <text:s text:c="4"/>006 <text:s text:c="4"/>12810 <text:s text:c="2"/>143</text:p>
      <text:p text:style-name="P2">022 <text:s text:c="4"/>040 <text:s text:c="4"/>001 <text:s text:c="4"/>006 <text:s text:c="4"/>12810 <text:s text:c="2"/>143</text:p>
      <text:p text:style-name="P2">022 <text:s text:c="4"/>049 <text:s text:c="4"/>001 <text:s text:c="4"/>006 <text:s text:c="4"/>12810 <text:s text:c="2"/>143</text:p>
      <text:p text:style-name="P2">020 <text:s text:c="4"/>049 <text:s text:c="4"/>001 <text:s text:c="4"/>007 <text:s text:c="4"/>12810 <text:s text:c="2"/>143</text:p>
      <text:p text:style-name="P2">021 <text:s text:c="4"/>041 <text:s text:c="4"/>001 <text:s text:c="4"/>007 <text:s text:c="4"/>12810 <text:s text:c="2"/>143</text:p>
      <text:p text:style-name="P2">020 <text:s text:c="4"/>039 <text:s text:c="4"/>001 <text:s text:c="4"/>006 <text:s text:c="4"/>12810 <text:s text:c="2"/>143</text:p>
      <text:p text:style-name="P2">020 <text:s text:c="4"/>033 <text:s text:c="4"/>001 <text:s text:c="4"/>006 <text:s text:c="4"/>12810 <text:s text:c="2"/>143</text:p>
      <text:p text:style-name="P2">020 <text:s text:c="4"/>031 <text:s text:c="4"/>001 <text:s text:c="4"/>006 <text:s text:c="4"/>12810 <text:s text:c="2"/>143</text:p>
      <text:p text:style-name="P2">021 <text:s text:c="4"/>030 <text:s text:c="4"/>001 <text:s text:c="4"/>006 <text:s text:c="4"/>12810 <text:s text:c="2"/>143</text:p>
      <text:p text:style-name="P2">022 <text:s text:c="4"/>037 <text:s text:c="4"/>001 <text:s text:c="4"/>006 <text:s text:c="4"/>12810 <text:s text:c="2"/>143</text:p>
      <text:p text:style-name="P2">019 <text:s text:c="4"/>031 <text:s text:c="4"/>001 <text:s text:c="4"/>006 <text:s text:c="4"/>12810 <text:s text:c="2"/>143</text:p>
      <text:p text:style-name="P2">020 <text:s text:c="4"/>029 <text:s text:c="4"/>001 <text:s text:c="4"/>006 <text:s text:c="4"/>12810 <text:s text:c="2"/>143</text:p>
      <text:p text:style-name="P2">020 <text:s text:c="4"/>030 <text:s text:c="4"/>001 <text:s text:c="4"/>006 <text:s text:c="4"/>12810 <text:s text:c="2"/>143</text:p>
      <text:p text:style-name="P2">021 <text:s text:c="4"/>033 <text:s text:c="4"/>001 <text:s text:c="4"/>006 <text:s text:c="4"/>12810 <text:s text:c="2"/>143</text:p>
      <text:p text:style-name="P2"><text:soft-page-break/>022 <text:s text:c="4"/>032 <text:s text:c="4"/>001 <text:s text:c="4"/>006 <text:s text:c="4"/>12810 <text:s text:c="2"/>143</text:p>
      <text:p text:style-name="P2">021 <text:s text:c="4"/>033 <text:s text:c="4"/>001 <text:s text:c="4"/>006 <text:s text:c="4"/>12810 <text:s text:c="2"/>143</text:p>
      <text:p text:style-name="P2">021 <text:s text:c="4"/>030 <text:s text:c="4"/>001 <text:s text:c="4"/>006 <text:s text:c="4"/>12810 <text:s text:c="2"/>143</text:p>
      <text:p text:style-name="P2">021 <text:s text:c="4"/>029 <text:s text:c="4"/>001 <text:s text:c="4"/>006 <text:s text:c="4"/>12810 <text:s text:c="2"/>143</text:p>
      <text:p text:style-name="P2">020 <text:s text:c="4"/>034 <text:s text:c="4"/>001 <text:s text:c="4"/>006 <text:s text:c="4"/>12810 <text:s text:c="2"/>143</text:p>
      <text:p text:style-name="P2">021 <text:s text:c="4"/>034 <text:s text:c="4"/>001 <text:s text:c="4"/>006 <text:s text:c="4"/>12810 <text:s text:c="2"/>143</text:p>
      <text:p text:style-name="P2">023 <text:s text:c="4"/>041 <text:s text:c="4"/>001 <text:s text:c="4"/>006 <text:s text:c="4"/>12810 <text:s text:c="2"/>143</text:p>
      <text:p text:style-name="P2">022 <text:s text:c="4"/>039 <text:s text:c="4"/>001 <text:s text:c="4"/>007 <text:s text:c="4"/>12810 <text:s text:c="2"/>143</text:p>
      <text:p text:style-name="P2">021 <text:s text:c="4"/>039 <text:s text:c="4"/>001 <text:s text:c="4"/>006 <text:s text:c="4"/>12810 <text:s text:c="2"/>143</text:p>
      <text:p text:style-name="P2">023 <text:s text:c="4"/>033 <text:s text:c="4"/>001 <text:s text:c="4"/>006 <text:s text:c="4"/>12810 <text:s text:c="2"/>143</text:p>
      <text:p text:style-name="P2">023 <text:s text:c="4"/>034 <text:s text:c="4"/>001 <text:s text:c="4"/>006 <text:s text:c="4"/>12810 <text:s text:c="2"/>143</text:p>
      <text:p text:style-name="P2">022 <text:s text:c="4"/>030 <text:s text:c="4"/>001 <text:s text:c="4"/>006 <text:s text:c="4"/>12810 <text:s text:c="2"/>143</text:p>
      <text:p text:style-name="P2">023 <text:s text:c="4"/>032 <text:s text:c="4"/>001 <text:s text:c="4"/>006 <text:s text:c="4"/>12810 <text:s text:c="2"/>143</text:p>
      <text:p text:style-name="P2">024 <text:s text:c="4"/>033 <text:s text:c="4"/>001 <text:s text:c="4"/>006 <text:s text:c="4"/>12810 <text:s text:c="2"/>143</text:p>
      <text:p text:style-name="P2">026 <text:s text:c="4"/>039 <text:s text:c="4"/>001 <text:s text:c="4"/>006 <text:s text:c="4"/>12810 <text:s text:c="2"/>143</text:p>
      <text:p text:style-name="P2">026 <text:s text:c="4"/>040 <text:s text:c="4"/>001 <text:s text:c="4"/>006 <text:s text:c="4"/>12810 <text:s text:c="2"/>143</text:p>
      <text:p text:style-name="P2">024 <text:s text:c="4"/>045 <text:s text:c="4"/>001 <text:s text:c="4"/>006 <text:s text:c="4"/>12810 <text:s text:c="2"/>143</text:p>
      <text:p text:style-name="P2">024 <text:s text:c="4"/>038 <text:s text:c="4"/>001 <text:s text:c="4"/>007 <text:s text:c="4"/>12810 <text:s text:c="2"/>143</text:p>
      <text:p text:style-name="P2">025 <text:s text:c="4"/>039 <text:s text:c="4"/>001 <text:s text:c="4"/>007 <text:s text:c="4"/>12810 <text:s text:c="2"/>143</text:p>
      <text:p text:style-name="P2">023 <text:s text:c="4"/>033 <text:s text:c="4"/>001 <text:s text:c="4"/>006 <text:s text:c="4"/>12810 <text:s text:c="2"/>143</text:p>
      <text:p text:style-name="P2">024 <text:s text:c="4"/>033 <text:s text:c="4"/>001 <text:s text:c="4"/>006 <text:s text:c="4"/>12810 <text:s text:c="2"/>143</text:p>
      <text:p text:style-name="P2">024 <text:s text:c="4"/>032 <text:s text:c="4"/>001 <text:s text:c="4"/>006 <text:s text:c="4"/>12810 <text:s text:c="2"/>143</text:p>
      <text:p text:style-name="P2">023 <text:s text:c="4"/>045 <text:s text:c="4"/>001 <text:s text:c="4"/>007 <text:s text:c="4"/>12810 <text:s text:c="2"/>143</text:p>
      <text:p text:style-name="P2">024 <text:s text:c="4"/>041 <text:s text:c="4"/>001 <text:s text:c="4"/>007 <text:s text:c="4"/>12810 <text:s text:c="2"/>143</text:p>
      <text:p text:style-name="P2">023 <text:s text:c="4"/>044 <text:s text:c="4"/>001 <text:s text:c="4"/>007 <text:s text:c="4"/>12810 <text:s text:c="2"/>143</text:p>
      <text:p text:style-name="P2">024 <text:s text:c="4"/>037 <text:s text:c="4"/>001 <text:s text:c="4"/>007 <text:s text:c="4"/>12810 <text:s text:c="2"/>143</text:p>
      <text:p text:style-name="P2">023 <text:s text:c="4"/>037 <text:s text:c="4"/>001 <text:s text:c="4"/>007 <text:s text:c="4"/>12810 <text:s text:c="2"/>143</text:p>
      <text:p text:style-name="P2">023 <text:s text:c="4"/>033 <text:s text:c="4"/>001 <text:s text:c="4"/>006 <text:s text:c="4"/>12810 <text:s text:c="2"/>143</text:p>
      <text:p text:style-name="P2">023 <text:s text:c="4"/>033 <text:s text:c="4"/>001 <text:s text:c="4"/>006 <text:s text:c="4"/>12810 <text:s text:c="2"/>143</text:p>
      <text:p text:style-name="P2">023 <text:s text:c="4"/>033 <text:s text:c="4"/>001 <text:s text:c="4"/>006 <text:s text:c="4"/>12810 <text:s text:c="2"/>143</text:p>
      <text:p text:style-name="P2">024 <text:s text:c="4"/>039 <text:s text:c="4"/>001 <text:s text:c="4"/>006 <text:s text:c="4"/>12810 <text:s text:c="2"/>143</text:p>
      <text:p text:style-name="P2">024 <text:s text:c="4"/>039 <text:s text:c="4"/>001 <text:s text:c="4"/>006 <text:s text:c="4"/>12810 <text:s text:c="2"/>143</text:p>
      <text:p text:style-name="P2">025 <text:s text:c="4"/>048 <text:s text:c="4"/>001 <text:s text:c="4"/>006 <text:s text:c="4"/>12810 <text:s text:c="2"/>143</text:p>
      <text:p text:style-name="P2">025 <text:s text:c="4"/>048 <text:s text:c="4"/>001 <text:s text:c="4"/>007 <text:s text:c="4"/>12810 <text:s text:c="2"/>143</text:p>
      <text:p text:style-name="P2">024 <text:s text:c="4"/>044 <text:s text:c="4"/>001 <text:s text:c="4"/>007 <text:s text:c="4"/>12810 <text:s text:c="2"/>143</text:p>
      <text:p text:style-name="P2">023 <text:s text:c="4"/>036 <text:s text:c="4"/>001 <text:s text:c="4"/>006 <text:s text:c="4"/>12810 <text:s text:c="2"/>143</text:p>
      <text:p text:style-name="P2">023 <text:s text:c="4"/>036 <text:s text:c="4"/>001 <text:s text:c="4"/>006 <text:s text:c="4"/>12810 <text:s text:c="2"/>143</text:p>
      <text:p text:style-name="P2">022 <text:s text:c="4"/>033 <text:s text:c="4"/>001 <text:s text:c="4"/>006 <text:s text:c="4"/>12810 <text:s text:c="2"/>143</text:p>
      <text:p text:style-name="P2">022 <text:s text:c="4"/>033 <text:s text:c="4"/>001 <text:s text:c="4"/>006 <text:s text:c="4"/>12810 <text:s text:c="2"/>143</text:p>
      <text:p text:style-name="P2">022 <text:s text:c="4"/>047 <text:s text:c="4"/>001 <text:s text:c="4"/>007 <text:s text:c="4"/>12810 <text:s text:c="2"/>143</text:p>
      <text:p text:style-name="P2">021 <text:s text:c="4"/>046 <text:s text:c="4"/>001 <text:s text:c="4"/>007 <text:s text:c="4"/>12810 <text:s text:c="2"/>143</text:p>
      <text:p text:style-name="P2">021 <text:s text:c="4"/>038 <text:s text:c="4"/>001 <text:s text:c="4"/>007 <text:s text:c="4"/>12810 <text:s text:c="2"/>143</text:p>
      <text:p text:style-name="P2">020 <text:s text:c="4"/>038 <text:s text:c="4"/>001 <text:s text:c="4"/>006 <text:s text:c="4"/>12810 <text:s text:c="2"/>143</text:p>
      <text:p text:style-name="P2">022 <text:s text:c="4"/>033 <text:s text:c="4"/>001 <text:s text:c="4"/>006 <text:s text:c="4"/>12810 <text:s text:c="2"/>143</text:p>
      <text:p text:style-name="P2">023 <text:s text:c="4"/>032 <text:s text:c="4"/>001 <text:s text:c="4"/>006 <text:s text:c="4"/>12810 <text:s text:c="2"/>143</text:p>
      <text:p text:style-name="P2">023 <text:s text:c="4"/>032 <text:s text:c="4"/>001 <text:s text:c="4"/>006 <text:s text:c="4"/>12810 <text:s text:c="2"/>143</text:p>
      <text:p text:style-name="P2">024 <text:s text:c="4"/>038 <text:s text:c="4"/>001 <text:s text:c="4"/>006 <text:s text:c="4"/>12810 <text:s text:c="2"/>143</text:p>
      <text:p text:style-name="P2">025 <text:s text:c="4"/>046 <text:s text:c="4"/>001 <text:s text:c="4"/>006 <text:s text:c="4"/>12810 <text:s text:c="2"/>143</text:p>
      <text:p text:style-name="P2">025 <text:s text:c="4"/>045 <text:s text:c="4"/>001 <text:s text:c="4"/>006 <text:s text:c="4"/>12810 <text:s text:c="2"/>143</text:p>
      <text:p text:style-name="P2"><text:soft-page-break/>024 <text:s text:c="4"/>045 <text:s text:c="4"/>001 <text:s text:c="4"/>006 <text:s text:c="4"/>12810 <text:s text:c="2"/>143</text:p>
      <text:p text:style-name="P2">026 <text:s text:c="4"/>045 <text:s text:c="4"/>001 <text:s text:c="4"/>006 <text:s text:c="4"/>12810 <text:s text:c="2"/>143</text:p>
      <text:p text:style-name="P2">025 <text:s text:c="4"/>044 <text:s text:c="4"/>001 <text:s text:c="4"/>007 <text:s text:c="4"/>12810 <text:s text:c="2"/>143</text:p>
      <text:p text:style-name="P2">025 <text:s text:c="4"/>044 <text:s text:c="4"/>001 <text:s text:c="4"/>007 <text:s text:c="4"/>12810 <text:s text:c="2"/>143</text:p>
      <text:p text:style-name="P2">026 <text:s text:c="4"/>037 <text:s text:c="4"/>001 <text:s text:c="4"/>007 <text:s text:c="4"/>12810 <text:s text:c="2"/>143</text:p>
      <text:p text:style-name="P2">024 <text:s text:c="4"/>037 <text:s text:c="4"/>001 <text:s text:c="4"/>006 <text:s text:c="4"/>12810 <text:s text:c="2"/>143</text:p>
      <text:p text:style-name="P2">026 <text:s text:c="4"/>033 <text:s text:c="4"/>001 <text:s text:c="4"/>006 <text:s text:c="4"/>12810 <text:s text:c="2"/>143</text:p>
      <text:p text:style-name="P2">025 <text:s text:c="4"/>033 <text:s text:c="4"/>001 <text:s text:c="4"/>006 <text:s text:c="4"/>12810 <text:s text:c="2"/>143</text:p>
      <text:p text:style-name="P2">025 <text:s text:c="4"/>034 <text:s text:c="4"/>001 <text:s text:c="4"/>006 <text:s text:c="4"/>12810 <text:s text:c="2"/>143</text:p>
      <text:p text:style-name="P2">025 <text:s text:c="4"/>042 <text:s text:c="4"/>001 <text:s text:c="4"/>006 <text:s text:c="4"/>12810 <text:s text:c="2"/>143</text:p>
      <text:p text:style-name="P2">025 <text:s text:c="4"/>041 <text:s text:c="4"/>001 <text:s text:c="4"/>007 <text:s text:c="4"/>12810 <text:s text:c="2"/>143</text:p>
      <text:p text:style-name="P2">025 <text:s text:c="4"/>047 <text:s text:c="4"/>001 <text:s text:c="4"/>007 <text:s text:c="4"/>12810 <text:s text:c="2"/>143</text:p>
      <text:p text:style-name="P2">025 <text:s text:c="4"/>039 <text:s text:c="4"/>001 <text:s text:c="4"/>007 <text:s text:c="4"/>12810 <text:s text:c="2"/>143</text:p>
      <text:p text:style-name="P2">025 <text:s text:c="4"/>040 <text:s text:c="4"/>001 <text:s text:c="4"/>007 <text:s text:c="4"/>12810 <text:s text:c="2"/>143</text:p>
      <text:p text:style-name="P2">024 <text:s text:c="4"/>034 <text:s text:c="4"/>001 <text:s text:c="4"/>007 <text:s text:c="4"/>12810 <text:s text:c="2"/>143</text:p>
      <text:p text:style-name="P2">024 <text:s text:c="4"/>034 <text:s text:c="4"/>001 <text:s text:c="4"/>006 <text:s text:c="4"/>12810 <text:s text:c="2"/>143</text:p>
      <text:p text:style-name="P2">024 <text:s text:c="4"/>032 <text:s text:c="4"/>001 <text:s text:c="4"/>006 <text:s text:c="4"/>12810 <text:s text:c="2"/>143</text:p>
      <text:p text:style-name="P2">025 <text:s text:c="4"/>038 <text:s text:c="4"/>001 <text:s text:c="4"/>006 <text:s text:c="4"/>12810 <text:s text:c="2"/>143</text:p>
      <text:p text:style-name="P2">025 <text:s text:c="4"/>038 <text:s text:c="4"/>001 <text:s text:c="4"/>007 <text:s text:c="4"/>12810 <text:s text:c="2"/>143</text:p>
      <text:p text:style-name="P2">024 <text:s text:c="4"/>046 <text:s text:c="4"/>001 <text:s text:c="4"/>006 <text:s text:c="4"/>12810 <text:s text:c="2"/>143</text:p>
      <text:p text:style-name="P2">024 <text:s text:c="4"/>047 <text:s text:c="4"/>001 <text:s text:c="4"/>007 <text:s text:c="4"/>12810 <text:s text:c="2"/>143</text:p>
      <text:p text:style-name="P2">024 <text:s text:c="4"/>046 <text:s text:c="4"/>001 <text:s text:c="4"/>007 <text:s text:c="4"/>12810 <text:s text:c="2"/>143</text:p>
      <text:p text:style-name="P2">023 <text:s text:c="4"/>038 <text:s text:c="4"/>001 <text:s text:c="4"/>007 <text:s text:c="4"/>12810 <text:s text:c="2"/>143</text:p>
      <text:p text:style-name="P2">022 <text:s text:c="4"/>037 <text:s text:c="4"/>001 <text:s text:c="4"/>007 <text:s text:c="4"/>12810 <text:s text:c="2"/>143</text:p>
      <text:p text:style-name="P2">022 <text:s text:c="4"/>033 <text:s text:c="4"/>001 <text:s text:c="4"/>006 <text:s text:c="4"/>12810 <text:s text:c="2"/>143</text:p>
      <text:p text:style-name="P2">023 <text:s text:c="4"/>033 <text:s text:c="4"/>001 <text:s text:c="4"/>006 <text:s text:c="4"/>12810 <text:s text:c="2"/>143</text:p>
      <text:p text:style-name="P2">022 <text:s text:c="4"/>035 <text:s text:c="4"/>001 <text:s text:c="4"/>006 <text:s text:c="4"/>12810 <text:s text:c="2"/>143</text:p>
      <text:p text:style-name="P2">022 <text:s text:c="4"/>035 <text:s text:c="4"/>001 <text:s text:c="4"/>006 <text:s text:c="4"/>12810 <text:s text:c="2"/>143</text:p>
      <text:p text:style-name="P2">023 <text:s text:c="4"/>035 <text:s text:c="4"/>001 <text:s text:c="4"/>006 <text:s text:c="4"/>12810 <text:s text:c="2"/>143</text:p>
      <text:p text:style-name="P2">024 <text:s text:c="4"/>036 <text:s text:c="4"/>001 <text:s text:c="4"/>006 <text:s text:c="4"/>12810 <text:s text:c="2"/>143</text:p>
      <text:p text:style-name="P2">024 <text:s text:c="4"/>043 <text:s text:c="4"/>001 <text:s text:c="4"/>006 <text:s text:c="4"/>12810 <text:s text:c="2"/>143</text:p>
      <text:p text:style-name="P2">025 <text:s text:c="4"/>044 <text:s text:c="4"/>001 <text:s text:c="4"/>007 <text:s text:c="4"/>12810 <text:s text:c="2"/>143</text:p>
      <text:p text:style-name="P2">025 <text:s text:c="4"/>054 <text:s text:c="4"/>001 <text:s text:c="4"/>007 <text:s text:c="4"/>12810 <text:s text:c="2"/>143</text:p>
      <text:p text:style-name="P2">025 <text:s text:c="4"/>047 <text:s text:c="4"/>001 <text:s text:c="4"/>008 <text:s text:c="4"/>12810 <text:s text:c="2"/>143</text:p>
      <text:p text:style-name="P2">024 <text:s text:c="4"/>036 <text:s text:c="4"/>001 <text:s text:c="4"/>006 <text:s text:c="4"/>12810 <text:s text:c="2"/>143</text:p>
      <text:p text:style-name="P2">024 <text:s text:c="4"/>039 <text:s text:c="4"/>001 <text:s text:c="4"/>006 <text:s text:c="4"/>12810 <text:s text:c="2"/>143</text:p>
      <text:p text:style-name="P2">026 <text:s text:c="4"/>039 <text:s text:c="4"/>001 <text:s text:c="4"/>006 <text:s text:c="4"/>12810 <text:s text:c="2"/>143</text:p>
      <text:p text:style-name="P2">025 <text:s text:c="4"/>047 <text:s text:c="4"/>001 <text:s text:c="4"/>007 <text:s text:c="4"/>12810 <text:s text:c="2"/>143</text:p>
      <text:p text:style-name="P2">026 <text:s text:c="4"/>053 <text:s text:c="4"/>001 <text:s text:c="4"/>007 <text:s text:c="4"/>12810 <text:s text:c="2"/>143</text:p>
      <text:p text:style-name="P2">026 <text:s text:c="4"/>052 <text:s text:c="4"/>001 <text:s text:c="4"/>007 <text:s text:c="4"/>12810 <text:s text:c="2"/>143</text:p>
      <text:p text:style-name="P2">026 <text:s text:c="4"/>043 <text:s text:c="4"/>001 <text:s text:c="4"/>008 <text:s text:c="4"/>12810 <text:s text:c="2"/>143</text:p>
      <text:p text:style-name="P2">025 <text:s text:c="4"/>042 <text:s text:c="4"/>001 <text:s text:c="4"/>007 <text:s text:c="4"/>12810 <text:s text:c="2"/>143</text:p>
      <text:p text:style-name="P2">027 <text:s text:c="4"/>036 <text:s text:c="4"/>001 <text:s text:c="4"/>007 <text:s text:c="4"/>12810 <text:s text:c="2"/>143</text:p>
      <text:p text:style-name="P2">027 <text:s text:c="4"/>035 <text:s text:c="4"/>001 <text:s text:c="4"/>006 <text:s text:c="4"/>12810 <text:s text:c="2"/>143</text:p>
      <text:p text:style-name="P2">026 <text:s text:c="4"/>035 <text:s text:c="4"/>001 <text:s text:c="4"/>006 <text:s text:c="4"/>12810 <text:s text:c="2"/>143</text:p>
      <text:p text:style-name="P2">026 <text:s text:c="4"/>041 <text:s text:c="4"/>001 <text:s text:c="4"/>006 <text:s text:c="4"/>12810 <text:s text:c="2"/>143</text:p>
      <text:p text:style-name="P2">027 <text:s text:c="4"/>042 <text:s text:c="4"/>001 <text:s text:c="4"/>007 <text:s text:c="4"/>12810 <text:s text:c="2"/>143</text:p>
      <text:p text:style-name="P2">027 <text:s text:c="4"/>050 <text:s text:c="4"/>001 <text:s text:c="4"/>007 <text:s text:c="4"/>12810 <text:s text:c="2"/>143</text:p>
      <text:p text:style-name="P2">026 <text:s text:c="4"/>045 <text:s text:c="4"/>001 <text:s text:c="4"/>008 <text:s text:c="4"/>12810 <text:s text:c="2"/>143</text:p>
      <text:p text:style-name="P2"><text:soft-page-break/>025 <text:s text:c="4"/>045 <text:s text:c="4"/>001 <text:s text:c="4"/>007 <text:s text:c="4"/>12810 <text:s text:c="2"/>143</text:p>
      <text:p text:style-name="P2">025 <text:s text:c="4"/>037 <text:s text:c="4"/>001 <text:s text:c="4"/>007 <text:s text:c="4"/>12810 <text:s text:c="2"/>143</text:p>
      <text:p text:style-name="P2">024 <text:s text:c="4"/>033 <text:s text:c="4"/>001 <text:s text:c="4"/>006 <text:s text:c="4"/>12810 <text:s text:c="2"/>143</text:p>
      <text:p text:style-name="P2">023 <text:s text:c="4"/>032 <text:s text:c="4"/>001 <text:s text:c="4"/>006 <text:s text:c="4"/>12810 <text:s text:c="2"/>143</text:p>
      <text:p text:style-name="P2">024 <text:s text:c="4"/>035 <text:s text:c="4"/>001 <text:s text:c="4"/>006 <text:s text:c="4"/>12810 <text:s text:c="2"/>143</text:p>
      <text:p text:style-name="P2">026 <text:s text:c="4"/>035 <text:s text:c="4"/>001 <text:s text:c="4"/>007 <text:s text:c="4"/>12810 <text:s text:c="2"/>143</text:p>
      <text:p text:style-name="P2">024 <text:s text:c="4"/>041 <text:s text:c="4"/>001 <text:s text:c="4"/>006 <text:s text:c="4"/>12810 <text:s text:c="2"/>143</text:p>
      <text:p text:style-name="P2">026 <text:s text:c="4"/>041 <text:s text:c="4"/>001 <text:s text:c="4"/>007 <text:s text:c="4"/>12810 <text:s text:c="2"/>143</text:p>
      <text:p text:style-name="P2">024 <text:s text:c="4"/>046 <text:s text:c="4"/>001 <text:s text:c="4"/>007 <text:s text:c="4"/>12810 <text:s text:c="2"/>143</text:p>
      <text:p text:style-name="P2">024 <text:s text:c="4"/>038 <text:s text:c="4"/>001 <text:s text:c="4"/>007 <text:s text:c="4"/>12810 <text:s text:c="2"/>143</text:p>
      <text:p text:style-name="P2">024 <text:s text:c="4"/>037 <text:s text:c="4"/>001 <text:s text:c="4"/>006 <text:s text:c="4"/>12810 <text:s text:c="2"/>143</text:p>
      <text:p text:style-name="P2">023 <text:s text:c="4"/>033 <text:s text:c="4"/>001 <text:s text:c="4"/>006 <text:s text:c="4"/>12810 <text:s text:c="2"/>143</text:p>
      <text:p text:style-name="P2">024 <text:s text:c="4"/>033 <text:s text:c="4"/>001 <text:s text:c="4"/>006 <text:s text:c="4"/>12810 <text:s text:c="2"/>143</text:p>
      <text:p text:style-name="P2">024 <text:s text:c="4"/>033 <text:s text:c="4"/>001 <text:s text:c="4"/>006 <text:s text:c="4"/>12810 <text:s text:c="2"/>143</text:p>
      <text:p text:style-name="P2">024 <text:s text:c="4"/>038 <text:s text:c="4"/>001 <text:s text:c="4"/>006 <text:s text:c="4"/>12810 <text:s text:c="2"/>143</text:p>
      <text:p text:style-name="P2">025 <text:s text:c="4"/>039 <text:s text:c="4"/>001 <text:s text:c="4"/>007 <text:s text:c="4"/>12810 <text:s text:c="2"/>143</text:p>
      <text:p text:style-name="P2">025 <text:s text:c="4"/>049 <text:s text:c="4"/>001 <text:s text:c="4"/>007 <text:s text:c="4"/>12810 <text:s text:c="2"/>143</text:p>
      <text:p text:style-name="P2">025 <text:s text:c="4"/>049 <text:s text:c="4"/>001 <text:s text:c="4"/>007 <text:s text:c="4"/>12810 <text:s text:c="2"/>143</text:p>
      <text:p text:style-name="P2">025 <text:s text:c="4"/>044 <text:s text:c="4"/>001 <text:s text:c="4"/>007 <text:s text:c="4"/>12810 <text:s text:c="2"/>143</text:p>
      <text:p text:style-name="P2">024 <text:s text:c="4"/>036 <text:s text:c="4"/>001 <text:s text:c="4"/>007 <text:s text:c="4"/>12810 <text:s text:c="2"/>143</text:p>
      <text:p text:style-name="P2">024 <text:s text:c="4"/>037 <text:s text:c="4"/>001 <text:s text:c="4"/>006 <text:s text:c="4"/>12810 <text:s text:c="2"/>143</text:p>
      <text:p text:style-name="P2">025 <text:s text:c="4"/>034 <text:s text:c="4"/>001 <text:s text:c="4"/>006 <text:s text:c="4"/>12810 <text:s text:c="2"/>143</text:p>
      <text:p text:style-name="P2">026 <text:s text:c="4"/>036 <text:s text:c="4"/>001 <text:s text:c="4"/>006 <text:s text:c="4"/>12810 <text:s text:c="2"/>143</text:p>
      <text:p text:style-name="P2">026 <text:s text:c="4"/>036 <text:s text:c="4"/>001 <text:s text:c="4"/>006 <text:s text:c="4"/>12810 <text:s text:c="2"/>143</text:p>
      <text:p text:style-name="P2">027 <text:s text:c="4"/>045 <text:s text:c="4"/>001 <text:s text:c="4"/>007 <text:s text:c="4"/>12810 <text:s text:c="2"/>143</text:p>
      <text:p text:style-name="P2">026 <text:s text:c="4"/>045 <text:s text:c="4"/>001 <text:s text:c="4"/>007 <text:s text:c="4"/>12810 <text:s text:c="2"/>143</text:p>
      <text:p text:style-name="P2">025 <text:s text:c="4"/>051 <text:s text:c="4"/>001 <text:s text:c="4"/>007 <text:s text:c="4"/>12810 <text:s text:c="2"/>143</text:p>
      <text:p text:style-name="P2">027 <text:s text:c="4"/>045 <text:s text:c="4"/>001 <text:s text:c="4"/>007 <text:s text:c="4"/>12810 <text:s text:c="2"/>143</text:p>
      <text:p text:style-name="P2">026 <text:s text:c="4"/>054 <text:s text:c="4"/>001 <text:s text:c="4"/>007 <text:s text:c="4"/>12810 <text:s text:c="2"/>143</text:p>
      <text:p text:style-name="P2">024 <text:s text:c="4"/>038 <text:s text:c="4"/>001 <text:s text:c="4"/>007 <text:s text:c="4"/>12810 <text:s text:c="2"/>143</text:p>
      <text:p text:style-name="P2">025 <text:s text:c="4"/>035 <text:s text:c="4"/>001 <text:s text:c="4"/>006 <text:s text:c="4"/>12810 <text:s text:c="2"/>143</text:p>
      <text:p text:style-name="P2">024 <text:s text:c="4"/>035 <text:s text:c="4"/>001 <text:s text:c="4"/>006 <text:s text:c="4"/>12810 <text:s text:c="2"/>143</text:p>
      <text:p text:style-name="P2">025 <text:s text:c="4"/>041 <text:s text:c="4"/>001 <text:s text:c="4"/>006 <text:s text:c="4"/>12810 <text:s text:c="2"/>143</text:p>
      <text:p text:style-name="P2">025 <text:s text:c="4"/>041 <text:s text:c="4"/>001 <text:s text:c="4"/>007 <text:s text:c="4"/>12810 <text:s text:c="2"/>143</text:p>
      <text:p text:style-name="P2">026 <text:s text:c="4"/>050 <text:s text:c="4"/>001 <text:s text:c="4"/>007 <text:s text:c="4"/>12810 <text:s text:c="2"/>143</text:p>
      <text:p text:style-name="P2">026 <text:s text:c="4"/>051 <text:s text:c="4"/>001 <text:s text:c="4"/>008 <text:s text:c="4"/>12810 <text:s text:c="2"/>143</text:p>
      <text:p text:style-name="P2">025 <text:s text:c="4"/>051 <text:s text:c="4"/>001 <text:s text:c="4"/>007 <text:s text:c="4"/>12810 <text:s text:c="2"/>143</text:p>
      <text:p text:style-name="P2">025 <text:s text:c="4"/>042 <text:s text:c="4"/>001 <text:s text:c="4"/>007 <text:s text:c="4"/>12810 <text:s text:c="2"/>143</text:p>
      <text:p text:style-name="P2">023 <text:s text:c="4"/>040 <text:s text:c="4"/>001 <text:s text:c="4"/>007 <text:s text:c="4"/>12810 <text:s text:c="2"/>143</text:p>
      <text:p text:style-name="P2">022 <text:s text:c="4"/>040 <text:s text:c="4"/>001 <text:s text:c="4"/>006 <text:s text:c="4"/>12810 <text:s text:c="2"/>143</text:p>
      <text:p text:style-name="P2">023 <text:s text:c="4"/>042 <text:s text:c="4"/>001 <text:s text:c="4"/>008 <text:s text:c="4"/>12810 <text:s text:c="2"/>143</text:p>
      <text:p text:style-name="P2">024 <text:s text:c="4"/>050 <text:s text:c="4"/>001 <text:s text:c="4"/>007 <text:s text:c="4"/>12810 <text:s text:c="2"/>143</text:p>
      <text:p text:style-name="P2">024 <text:s text:c="4"/>040 <text:s text:c="4"/>001 <text:s text:c="4"/>007 <text:s text:c="4"/>12810 <text:s text:c="2"/>143</text:p>
      <text:p text:style-name="P2">022 <text:s text:c="4"/>039 <text:s text:c="4"/>001 <text:s text:c="4"/>007 <text:s text:c="4"/>12810 <text:s text:c="2"/>143</text:p>
      <text:p text:style-name="P2">024 <text:s text:c="4"/>034 <text:s text:c="4"/>001 <text:s text:c="4"/>007 <text:s text:c="4"/>12810 <text:s text:c="2"/>143</text:p>
      <text:p text:style-name="P2">023 <text:s text:c="4"/>034 <text:s text:c="4"/>001 <text:s text:c="4"/>006 <text:s text:c="4"/>12810 <text:s text:c="2"/>143</text:p>
      <text:p text:style-name="P2">023 <text:s text:c="4"/>033 <text:s text:c="4"/>001 <text:s text:c="4"/>006 <text:s text:c="4"/>12810 <text:s text:c="2"/>143</text:p>
      <text:p text:style-name="P2">024 <text:s text:c="4"/>038 <text:s text:c="4"/>001 <text:s text:c="4"/>006 <text:s text:c="4"/>12810 <text:s text:c="2"/>143</text:p>
      <text:p text:style-name="P2">025 <text:s text:c="4"/>038 <text:s text:c="4"/>001 <text:s text:c="4"/>006 <text:s text:c="4"/>12810 <text:s text:c="2"/>143</text:p>
      <text:p text:style-name="P2"><text:soft-page-break/>026 <text:s text:c="4"/>046 <text:s text:c="4"/>001 <text:s text:c="4"/>007 <text:s text:c="4"/>12810 <text:s text:c="2"/>143</text:p>
      <text:p text:style-name="P2">025 <text:s text:c="4"/>045 <text:s text:c="4"/>001 <text:s text:c="4"/>007 <text:s text:c="4"/>12810 <text:s text:c="2"/>143</text:p>
      <text:p text:style-name="P2">026 <text:s text:c="4"/>040 <text:s text:c="4"/>001 <text:s text:c="4"/>007 <text:s text:c="4"/>12810 <text:s text:c="2"/>143</text:p>
      <text:p text:style-name="P2">024 <text:s text:c="4"/>041 <text:s text:c="4"/>001 <text:s text:c="4"/>007 <text:s text:c="4"/>12810 <text:s text:c="2"/>143</text:p>
      <text:p text:style-name="P2">025 <text:s text:c="4"/>035 <text:s text:c="4"/>001 <text:s text:c="4"/>007 <text:s text:c="4"/>12810 <text:s text:c="2"/>143</text:p>
      <text:p text:style-name="P2">026 <text:s text:c="4"/>033 <text:s text:c="4"/>001 <text:s text:c="4"/>006 <text:s text:c="4"/>12810 <text:s text:c="2"/>143</text:p>
      <text:p text:style-name="P2">026 <text:s text:c="4"/>033 <text:s text:c="4"/>001 <text:s text:c="4"/>006 <text:s text:c="4"/>12810 <text:s text:c="2"/>143</text:p>
      <text:p text:style-name="P2">025 <text:s text:c="4"/>037 <text:s text:c="4"/>001 <text:s text:c="4"/>006 <text:s text:c="4"/>12810 <text:s text:c="2"/>143</text:p>
      <text:p text:style-name="P2">026 <text:s text:c="4"/>038 <text:s text:c="4"/>001 <text:s text:c="4"/>007 <text:s text:c="4"/>12810 <text:s text:c="2"/>143</text:p>
      <text:p text:style-name="P2">026 <text:s text:c="4"/>047 <text:s text:c="4"/>001 <text:s text:c="4"/>007 <text:s text:c="4"/>12810 <text:s text:c="2"/>143</text:p>
      <text:p text:style-name="P2">024 <text:s text:c="4"/>051 <text:s text:c="4"/>001 <text:s text:c="4"/>007 <text:s text:c="4"/>12810 <text:s text:c="2"/>143</text:p>
      <text:p text:style-name="P2">025 <text:s text:c="4"/>052 <text:s text:c="4"/>001 <text:s text:c="4"/>007 <text:s text:c="4"/>12810 <text:s text:c="2"/>143</text:p>
      <text:p text:style-name="P2">023 <text:s text:c="4"/>043 <text:s text:c="4"/>001 <text:s text:c="4"/>007 <text:s text:c="4"/>12810 <text:s text:c="2"/>143</text:p>
      <text:p text:style-name="P2">024 <text:s text:c="4"/>043 <text:s text:c="4"/>001 <text:s text:c="4"/>007 <text:s text:c="4"/>12810 <text:s text:c="2"/>143</text:p>
      <text:p text:style-name="P2">023 <text:s text:c="4"/>038 <text:s text:c="4"/>001 <text:s text:c="4"/>007 <text:s text:c="4"/>12810 <text:s text:c="2"/>143</text:p>
      <text:p text:style-name="P2">024 <text:s text:c="4"/>038 <text:s text:c="4"/>001 <text:s text:c="4"/>006 <text:s text:c="4"/>12810 <text:s text:c="2"/>143</text:p>
      <text:p text:style-name="P2">024 <text:s text:c="4"/>038 <text:s text:c="4"/>001 <text:s text:c="4"/>006 <text:s text:c="4"/>12810 <text:s text:c="2"/>143</text:p>
      <text:p text:style-name="P2">025 <text:s text:c="4"/>046 <text:s text:c="4"/>001 <text:s text:c="4"/>006 <text:s text:c="4"/>12810 <text:s text:c="2"/>143</text:p>
      <text:p text:style-name="P2">025 <text:s text:c="4"/>044 <text:s text:c="4"/>001 <text:s text:c="4"/>007 <text:s text:c="4"/>12810 <text:s text:c="2"/>143</text:p>
      <text:p text:style-name="P2">023 <text:s text:c="4"/>044 <text:s text:c="4"/>001 <text:s text:c="4"/>006 <text:s text:c="4"/>12810 <text:s text:c="2"/>143</text:p>
      <text:p text:style-name="P2">023 <text:s text:c="4"/>045 <text:s text:c="4"/>001 <text:s text:c="4"/>007 <text:s text:c="4"/>12810 <text:s text:c="2"/>143</text:p>
      <text:p text:style-name="P2">023 <text:s text:c="4"/>055 <text:s text:c="4"/>001 <text:s text:c="4"/>007 <text:s text:c="4"/>12810 <text:s text:c="2"/>143</text:p>
      <text:p text:style-name="P2">023 <text:s text:c="4"/>055 <text:s text:c="4"/>001 <text:s text:c="4"/>008 <text:s text:c="4"/>12810 <text:s text:c="2"/>143</text:p>
      <text:p text:style-name="P2">023 <text:s text:c="4"/>051 <text:s text:c="4"/>001 <text:s text:c="4"/>008 <text:s text:c="4"/>12810 <text:s text:c="2"/>143</text:p>
      <text:p text:style-name="P2">023 <text:s text:c="4"/>037 <text:s text:c="4"/>001 <text:s text:c="4"/>006 <text:s text:c="4"/>12810 <text:s text:c="2"/>143</text:p>
      <text:p text:style-name="P2">024 <text:s text:c="4"/>039 <text:s text:c="4"/>001 <text:s text:c="4"/>006 <text:s text:c="4"/>12810 <text:s text:c="2"/>143</text:p>
      <text:p text:style-name="P2">023 <text:s text:c="4"/>046 <text:s text:c="4"/>001 <text:s text:c="4"/>006 <text:s text:c="4"/>12810 <text:s text:c="2"/>143</text:p>
      <text:p text:style-name="P2">024 <text:s text:c="4"/>046 <text:s text:c="4"/>001 <text:s text:c="4"/>007 <text:s text:c="4"/>12810 <text:s text:c="2"/>143</text:p>
      <text:p text:style-name="P2">022 <text:s text:c="4"/>056 <text:s text:c="4"/>001 <text:s text:c="4"/>007 <text:s text:c="4"/>12810 <text:s text:c="2"/>143</text:p>
      <text:p text:style-name="P2">023 <text:s text:c="4"/>054 <text:s text:c="4"/>001 <text:s text:c="4"/>007 <text:s text:c="4"/>12810 <text:s text:c="2"/>143</text:p>
      <text:p text:style-name="P2">022 <text:s text:c="4"/>045 <text:s text:c="4"/>001 <text:s text:c="4"/>007 <text:s text:c="4"/>12810 <text:s text:c="2"/>143</text:p>
      <text:p text:style-name="P2">022 <text:s text:c="4"/>038 <text:s text:c="4"/>001 <text:s text:c="4"/>007 <text:s text:c="4"/>12810 <text:s text:c="2"/>143</text:p>
      <text:p text:style-name="P2">021 <text:s text:c="4"/>037 <text:s text:c="4"/>001 <text:s text:c="4"/>006 <text:s text:c="4"/>12810 <text:s text:c="2"/>143</text:p>
      <text:p text:style-name="P2">021 <text:s text:c="4"/>034 <text:s text:c="4"/>001 <text:s text:c="4"/>006 <text:s text:c="4"/>12810 <text:s text:c="2"/>143</text:p>
      <text:p text:style-name="P2">021 <text:s text:c="4"/>035 <text:s text:c="4"/>001 <text:s text:c="4"/>006 <text:s text:c="4"/>12810 <text:s text:c="2"/>143</text:p>
      <text:p text:style-name="P2">021 <text:s text:c="4"/>040 <text:s text:c="4"/>001 <text:s text:c="4"/>006 <text:s text:c="4"/>12810 <text:s text:c="2"/>143</text:p>
      <text:p text:style-name="P2">023 <text:s text:c="4"/>049 <text:s text:c="4"/>001 <text:s text:c="4"/>007 <text:s text:c="4"/>12810 <text:s text:c="2"/>143</text:p>
      <text:p text:style-name="P2">023 <text:s text:c="4"/>048 <text:s text:c="4"/>001 <text:s text:c="4"/>007 <text:s text:c="4"/>12810 <text:s text:c="2"/>143</text:p>
      <text:p text:style-name="P2">023 <text:s text:c="4"/>047 <text:s text:c="4"/>001 <text:s text:c="4"/>007 <text:s text:c="4"/>12810 <text:s text:c="2"/>143</text:p>
      <text:p text:style-name="P2">023 <text:s text:c="4"/>046 <text:s text:c="4"/>001 <text:s text:c="4"/>007 <text:s text:c="4"/>12810 <text:s text:c="2"/>143</text:p>
      <text:p text:style-name="P2">023 <text:s text:c="4"/>039 <text:s text:c="4"/>001 <text:s text:c="4"/>007 <text:s text:c="4"/>12810 <text:s text:c="2"/>143</text:p>
      <text:p text:style-name="P2">022 <text:s text:c="4"/>034 <text:s text:c="4"/>001 <text:s text:c="4"/>006 <text:s text:c="4"/>12810 <text:s text:c="2"/>143</text:p>
      <text:p text:style-name="P2">023 <text:s text:c="4"/>035 <text:s text:c="4"/>001 <text:s text:c="4"/>006 <text:s text:c="4"/>12810 <text:s text:c="2"/>143</text:p>
      <text:p text:style-name="P2">024 <text:s text:c="4"/>037 <text:s text:c="4"/>001 <text:s text:c="4"/>006 <text:s text:c="4"/>12810 <text:s text:c="2"/>143</text:p>
      <text:p text:style-name="P2">025 <text:s text:c="4"/>038 <text:s text:c="4"/>001 <text:s text:c="4"/>006 <text:s text:c="4"/>12810 <text:s text:c="2"/>143</text:p>
      <text:p text:style-name="P2">025 <text:s text:c="4"/>046 <text:s text:c="4"/>001 <text:s text:c="4"/>006 <text:s text:c="4"/>12810 <text:s text:c="2"/>143</text:p>
      <text:p text:style-name="P2">025 <text:s text:c="4"/>056 <text:s text:c="4"/>001 <text:s text:c="4"/>007 <text:s text:c="4"/>12810 <text:s text:c="2"/>143</text:p>
      <text:p text:style-name="P2">025 <text:s text:c="4"/>056 <text:s text:c="4"/>001 <text:s text:c="4"/>007 <text:s text:c="4"/>12810 <text:s text:c="2"/>143</text:p>
      <text:p text:style-name="P2">026 <text:s text:c="4"/>047 <text:s text:c="4"/>001 <text:s text:c="4"/>008 <text:s text:c="4"/>12810 <text:s text:c="2"/>143</text:p>
      <text:p text:style-name="P2"><text:soft-page-break/>027 <text:s text:c="4"/>045 <text:s text:c="4"/>001 <text:s text:c="4"/>007 <text:s text:c="4"/>12810 <text:s text:c="2"/>143</text:p>
      <text:p text:style-name="P2">025 <text:s text:c="4"/>038 <text:s text:c="4"/>001 <text:s text:c="4"/>007 <text:s text:c="4"/>12810 <text:s text:c="2"/>143</text:p>
      <text:p text:style-name="P2">024 <text:s text:c="4"/>035 <text:s text:c="4"/>001 <text:s text:c="4"/>006 <text:s text:c="4"/>12810 <text:s text:c="2"/>143</text:p>
      <text:p text:style-name="P2">024 <text:s text:c="4"/>035 <text:s text:c="4"/>001 <text:s text:c="4"/>006 <text:s text:c="4"/>12810 <text:s text:c="2"/>143</text:p>
      <text:p text:style-name="P2">025 <text:s text:c="4"/>041 <text:s text:c="4"/>001 <text:s text:c="4"/>006 <text:s text:c="4"/>12810 <text:s text:c="2"/>143</text:p>
      <text:p text:style-name="P2">024 <text:s text:c="4"/>041 <text:s text:c="4"/>001 <text:s text:c="4"/>007 <text:s text:c="4"/>12810 <text:s text:c="2"/>143</text:p>
      <text:p text:style-name="P2">024 <text:s text:c="4"/>051 <text:s text:c="4"/>001 <text:s text:c="4"/>007 <text:s text:c="4"/>12810 <text:s text:c="2"/>143</text:p>
      <text:p text:style-name="P2">025 <text:s text:c="4"/>052 <text:s text:c="4"/>001 <text:s text:c="4"/>008 <text:s text:c="4"/>12810 <text:s text:c="2"/>143</text:p>
      <text:p text:style-name="P2">024 <text:s text:c="4"/>049 <text:s text:c="4"/>001 <text:s text:c="4"/>008 <text:s text:c="4"/>12810 <text:s text:c="2"/>143</text:p>
      <text:p text:style-name="P2">022 <text:s text:c="4"/>040 <text:s text:c="4"/>001 <text:s text:c="4"/>007 <text:s text:c="4"/>12810 <text:s text:c="2"/>143</text:p>
      <text:p text:style-name="P2">024 <text:s text:c="4"/>036 <text:s text:c="4"/>001 <text:s text:c="4"/>007 <text:s text:c="4"/>12810 <text:s text:c="2"/>143</text:p>
      <text:p text:style-name="P2">023 <text:s text:c="4"/>037 <text:s text:c="4"/>001 <text:s text:c="4"/>006 <text:s text:c="4"/>12810 <text:s text:c="2"/>143</text:p>
      <text:p text:style-name="P2">023 <text:s text:c="4"/>037 <text:s text:c="4"/>001 <text:s text:c="4"/>006 <text:s text:c="4"/>12810 <text:s text:c="2"/>143</text:p>
      <text:p text:style-name="P2">024 <text:s text:c="4"/>044 <text:s text:c="4"/>001 <text:s text:c="4"/>006 <text:s text:c="4"/>12810 <text:s text:c="2"/>143</text:p>
      <text:p text:style-name="P2">023 <text:s text:c="4"/>054 <text:s text:c="4"/>001 <text:s text:c="4"/>007 <text:s text:c="4"/>12810 <text:s text:c="2"/>143</text:p>
      <text:p text:style-name="P2">023 <text:s text:c="4"/>055 <text:s text:c="4"/>001 <text:s text:c="4"/>007 <text:s text:c="4"/>12810 <text:s text:c="2"/>143</text:p>
      <text:p text:style-name="P2">023 <text:s text:c="4"/>047 <text:s text:c="4"/>001 <text:s text:c="4"/>008 <text:s text:c="4"/>12810 <text:s text:c="2"/>143</text:p>
      <text:p text:style-name="P2">021 <text:s text:c="4"/>047 <text:s text:c="4"/>001 <text:s text:c="4"/>007 <text:s text:c="4"/>12810 <text:s text:c="2"/>143</text:p>
      <text:p text:style-name="P2">022 <text:s text:c="4"/>040 <text:s text:c="4"/>001 <text:s text:c="4"/>007 <text:s text:c="4"/>12810 <text:s text:c="2"/>143</text:p>
      <text:p text:style-name="P2">022 <text:s text:c="4"/>041 <text:s text:c="4"/>001 <text:s text:c="4"/>006 <text:s text:c="4"/>12810 <text:s text:c="2"/>143</text:p>
      <text:p text:style-name="P2">024 <text:s text:c="4"/>049 <text:s text:c="4"/>001 <text:s text:c="4"/>006 <text:s text:c="4"/>12810 <text:s text:c="2"/>143</text:p>
      <text:p text:style-name="P2">024 <text:s text:c="4"/>055 <text:s text:c="4"/>001 <text:s text:c="4"/>007 <text:s text:c="4"/>12810 <text:s text:c="2"/>143</text:p>
      <text:p text:style-name="P2">024 <text:s text:c="4"/>055 <text:s text:c="4"/>001 <text:s text:c="4"/>007 <text:s text:c="4"/>12810 <text:s text:c="2"/>143</text:p>
      <text:p text:style-name="P2">025 <text:s text:c="4"/>045 <text:s text:c="4"/>001 <text:s text:c="4"/>007 <text:s text:c="4"/>12810 <text:s text:c="2"/>143</text:p>
      <text:p text:style-name="P2">025 <text:s text:c="4"/>043 <text:s text:c="4"/>001 <text:s text:c="4"/>007 <text:s text:c="4"/>12810 <text:s text:c="2"/>143</text:p>
      <text:p text:style-name="P2">024 <text:s text:c="4"/>037 <text:s text:c="4"/>001 <text:s text:c="4"/>007 <text:s text:c="4"/>12810 <text:s text:c="2"/>143</text:p>
      <text:p text:style-name="P2">024 <text:s text:c="4"/>036 <text:s text:c="4"/>001 <text:s text:c="4"/>006 <text:s text:c="4"/>12810 <text:s text:c="2"/>143</text:p>
      <text:p text:style-name="P2">023 <text:s text:c="4"/>037 <text:s text:c="4"/>001 <text:s text:c="4"/>006 <text:s text:c="4"/>12810 <text:s text:c="2"/>143</text:p>
      <text:p text:style-name="P2">023 <text:s text:c="4"/>044 <text:s text:c="4"/>001 <text:s text:c="4"/>006 <text:s text:c="4"/>12810 <text:s text:c="2"/>143</text:p>
      <text:p text:style-name="P2">025 <text:s text:c="4"/>045 <text:s text:c="4"/>001 <text:s text:c="4"/>007 <text:s text:c="4"/>12810 <text:s text:c="2"/>143</text:p>
      <text:p text:style-name="P2">026 <text:s text:c="4"/>057 <text:s text:c="4"/>001 <text:s text:c="4"/>007 <text:s text:c="4"/>12810 <text:s text:c="2"/>143</text:p>
      <text:p text:style-name="P2">025 <text:s text:c="4"/>059 <text:s text:c="4"/>001 <text:s text:c="4"/>008 <text:s text:c="4"/>12810 <text:s text:c="2"/>143</text:p>
      <text:p text:style-name="P2">025 <text:s text:c="4"/>052 <text:s text:c="4"/>001 <text:s text:c="4"/>007 <text:s text:c="4"/>12810 <text:s text:c="2"/>143</text:p>
      <text:p text:style-name="P2">024 <text:s text:c="4"/>043 <text:s text:c="4"/>001 <text:s text:c="4"/>007 <text:s text:c="4"/>12810 <text:s text:c="2"/>143</text:p>
      <text:p text:style-name="P2">024 <text:s text:c="4"/>043 <text:s text:c="4"/>001 <text:s text:c="4"/>006 <text:s text:c="4"/>12810 <text:s text:c="2"/>143</text:p>
      <text:p text:style-name="P2">023 <text:s text:c="4"/>039 <text:s text:c="4"/>001 <text:s text:c="4"/>006 <text:s text:c="4"/>12810 <text:s text:c="2"/>143</text:p>
      <text:p text:style-name="P2">024 <text:s text:c="4"/>038 <text:s text:c="4"/>001 <text:s text:c="4"/>006 <text:s text:c="4"/>12810 <text:s text:c="2"/>143</text:p>
      <text:p text:style-name="P2">023 <text:s text:c="4"/>038 <text:s text:c="4"/>001 <text:s text:c="4"/>006 <text:s text:c="4"/>12810 <text:s text:c="2"/>143</text:p>
      <text:p text:style-name="P2">023 <text:s text:c="4"/>038 <text:s text:c="4"/>001 <text:s text:c="4"/>006 <text:s text:c="4"/>12810 <text:s text:c="2"/>143</text:p>
      <text:p text:style-name="P2">023 <text:s text:c="4"/>041 <text:s text:c="4"/>001 <text:s text:c="4"/>006 <text:s text:c="4"/>12810 <text:s text:c="2"/>143</text:p>
      <text:p text:style-name="P2">023 <text:s text:c="4"/>049 <text:s text:c="4"/>001 <text:s text:c="4"/>006 <text:s text:c="4"/>12810 <text:s text:c="2"/>143</text:p>
      <text:p text:style-name="P2">023 <text:s text:c="4"/>050 <text:s text:c="4"/>001 <text:s text:c="4"/>007 <text:s text:c="4"/>12810 <text:s text:c="2"/>143</text:p>
      <text:p text:style-name="P2">026 <text:s text:c="4"/>060 <text:s text:c="4"/>001 <text:s text:c="4"/>007 <text:s text:c="4"/>12810 <text:s text:c="2"/>143</text:p>
      <text:p text:style-name="P2">025 <text:s text:c="4"/>061 <text:s text:c="4"/>001 <text:s text:c="4"/>008 <text:s text:c="4"/>12810 <text:s text:c="2"/>143</text:p>
      <text:p text:style-name="P2">024 <text:s text:c="4"/>049 <text:s text:c="4"/>001 <text:s text:c="4"/>007 <text:s text:c="4"/>12810 <text:s text:c="2"/>143</text:p>
      <text:p text:style-name="P2">023 <text:s text:c="4"/>048 <text:s text:c="4"/>001 <text:s text:c="4"/>007 <text:s text:c="4"/>12810 <text:s text:c="2"/>143</text:p>
      <text:p text:style-name="P2">024 <text:s text:c="4"/>041 <text:s text:c="4"/>001 <text:s text:c="4"/>007 <text:s text:c="4"/>12810 <text:s text:c="2"/>143</text:p>
      <text:p text:style-name="P2">023 <text:s text:c="4"/>039 <text:s text:c="4"/>001 <text:s text:c="4"/>006 <text:s text:c="4"/>12810 <text:s text:c="2"/>143</text:p>
      <text:p text:style-name="P2">022 <text:s text:c="4"/>038 <text:s text:c="4"/>001 <text:s text:c="4"/>006 <text:s text:c="4"/>12810 <text:s text:c="2"/>143</text:p>
      <text:p text:style-name="P2"><text:soft-page-break/>022 <text:s text:c="4"/>044 <text:s text:c="4"/>001 <text:s text:c="4"/>006 <text:s text:c="4"/>12810 <text:s text:c="2"/>143</text:p>
      <text:p text:style-name="P2">022 <text:s text:c="4"/>044 <text:s text:c="4"/>001 <text:s text:c="4"/>007 <text:s text:c="4"/>12810 <text:s text:c="2"/>143</text:p>
      <text:p text:style-name="P2">023 <text:s text:c="4"/>055 <text:s text:c="4"/>001 <text:s text:c="4"/>007 <text:s text:c="4"/>12810 <text:s text:c="2"/>143</text:p>
      <text:p text:style-name="P2">024 <text:s text:c="4"/>051 <text:s text:c="4"/>001 <text:s text:c="4"/>007 <text:s text:c="4"/>12810 <text:s text:c="2"/>143</text:p>
      <text:p text:style-name="P2">024 <text:s text:c="4"/>050 <text:s text:c="4"/>001 <text:s text:c="4"/>007 <text:s text:c="4"/>12810 <text:s text:c="2"/>143</text:p>
      <text:p text:style-name="P2">024 <text:s text:c="4"/>041 <text:s text:c="4"/>001 <text:s text:c="4"/>007 <text:s text:c="4"/>12810 <text:s text:c="2"/>143</text:p>
      <text:p text:style-name="P2">024 <text:s text:c="4"/>037 <text:s text:c="4"/>001 <text:s text:c="4"/>006 <text:s text:c="4"/>12810 <text:s text:c="2"/>143</text:p>
      <text:p text:style-name="P2">024 <text:s text:c="4"/>036 <text:s text:c="4"/>001 <text:s text:c="4"/>006 <text:s text:c="4"/>12810 <text:s text:c="2"/>143</text:p>
      <text:p text:style-name="P2">024 <text:s text:c="4"/>038 <text:s text:c="4"/>001 <text:s text:c="4"/>006 <text:s text:c="4"/>12810 <text:s text:c="2"/>143</text:p>
      <text:p text:style-name="P2">025 <text:s text:c="4"/>039 <text:s text:c="4"/>001 <text:s text:c="4"/>006 <text:s text:c="4"/>12810 <text:s text:c="2"/>143</text:p>
      <text:p text:style-name="P2">027 <text:s text:c="4"/>047 <text:s text:c="4"/>001 <text:s text:c="4"/>006 <text:s text:c="4"/>12810 <text:s text:c="2"/>143</text:p>
      <text:p text:style-name="P2">026 <text:s text:c="4"/>047 <text:s text:c="4"/>001 <text:s text:c="4"/>007 <text:s text:c="4"/>12810 <text:s text:c="2"/>143</text:p>
      <text:p text:style-name="P2">026 <text:s text:c="4"/>054 <text:s text:c="4"/>001 <text:s text:c="4"/>007 <text:s text:c="4"/>12810 <text:s text:c="2"/>143</text:p>
      <text:p text:style-name="P2">026 <text:s text:c="4"/>045 <text:s text:c="4"/>001 <text:s text:c="4"/>007 <text:s text:c="4"/>12810 <text:s text:c="2"/>143</text:p>
      <text:p text:style-name="P2">022 <text:s text:c="4"/>036 <text:s text:c="4"/>001 <text:s text:c="4"/>006 <text:s text:c="4"/>12810 <text:s text:c="2"/>143</text:p>
      <text:p text:style-name="P2">024 <text:s text:c="4"/>047 <text:s text:c="4"/>001 <text:s text:c="4"/>007 <text:s text:c="4"/>12810 <text:s text:c="2"/>143</text:p>
      <text:p text:style-name="P2">024 <text:s text:c="4"/>054 <text:s text:c="4"/>001 <text:s text:c="4"/>007 <text:s text:c="4"/>12810 <text:s text:c="2"/>143</text:p>
      <text:p text:style-name="P2">023 <text:s text:c="4"/>045 <text:s text:c="4"/>001 <text:s text:c="4"/>007 <text:s text:c="4"/>12810 <text:s text:c="2"/>143</text:p>
      <text:p text:style-name="P2">024 <text:s text:c="4"/>045 <text:s text:c="4"/>001 <text:s text:c="4"/>007 <text:s text:c="4"/>12810 <text:s text:c="2"/>143</text:p>
      <text:p text:style-name="P2">023 <text:s text:c="4"/>039 <text:s text:c="4"/>001 <text:s text:c="4"/>006 <text:s text:c="4"/>12810 <text:s text:c="2"/>143</text:p>
      <text:p text:style-name="P2">022 <text:s text:c="4"/>039 <text:s text:c="4"/>001 <text:s text:c="4"/>006 <text:s text:c="4"/>12810 <text:s text:c="2"/>143</text:p>
      <text:p text:style-name="P2">023 <text:s text:c="4"/>037 <text:s text:c="4"/>001 <text:s text:c="4"/>006 <text:s text:c="4"/>12810 <text:s text:c="2"/>143</text:p>
      <text:p text:style-name="P2">024 <text:s text:c="4"/>043 <text:s text:c="4"/>001 <text:s text:c="4"/>006 <text:s text:c="4"/>12810 <text:s text:c="2"/>143</text:p>
      <text:p text:style-name="P2">023 <text:s text:c="4"/>043 <text:s text:c="4"/>001 <text:s text:c="4"/>006 <text:s text:c="4"/>12810 <text:s text:c="2"/>143</text:p>
      <text:p text:style-name="P2">024 <text:s text:c="4"/>052 <text:s text:c="4"/>001 <text:s text:c="4"/>006 <text:s text:c="4"/>12810 <text:s text:c="2"/>143</text:p>
      <text:p text:style-name="P2">023 <text:s text:c="4"/>052 <text:s text:c="4"/>001 <text:s text:c="4"/>007 <text:s text:c="4"/>12810 <text:s text:c="2"/>143</text:p>
      <text:p text:style-name="P2">023 <text:s text:c="4"/>052 <text:s text:c="4"/>001 <text:s text:c="4"/>007 <text:s text:c="4"/>12810 <text:s text:c="2"/>143</text:p>
      <text:p text:style-name="P2">023 <text:s text:c="4"/>039 <text:s text:c="4"/>001 <text:s text:c="4"/>006 <text:s text:c="4"/>12810 <text:s text:c="2"/>143</text:p>
      <text:p text:style-name="P2">023 <text:s text:c="4"/>056 <text:s text:c="4"/>001 <text:s text:c="4"/>007 <text:s text:c="4"/>12810 <text:s text:c="2"/>143</text:p>
      <text:p text:style-name="P2">022 <text:s text:c="4"/>045 <text:s text:c="4"/>001 <text:s text:c="4"/>006 <text:s text:c="4"/>12810 <text:s text:c="2"/>143</text:p>
      <text:p text:style-name="P2">023 <text:s text:c="4"/>039 <text:s text:c="4"/>001 <text:s text:c="4"/>006 <text:s text:c="4"/>12810 <text:s text:c="2"/>143</text:p>
      <text:p text:style-name="P2">023 <text:s text:c="4"/>037 <text:s text:c="4"/>001 <text:s text:c="4"/>006 <text:s text:c="4"/>12810 <text:s text:c="2"/>143</text:p>
      <text:p text:style-name="P2">023 <text:s text:c="4"/>037 <text:s text:c="4"/>001 <text:s text:c="4"/>006 <text:s text:c="4"/>12810 <text:s text:c="2"/>143</text:p>
      <text:p text:style-name="P2">023 <text:s text:c="4"/>044 <text:s text:c="4"/>001 <text:s text:c="4"/>006 <text:s text:c="4"/>12810 <text:s text:c="2"/>143</text:p>
      <text:p text:style-name="P2">023 <text:s text:c="4"/>046 <text:s text:c="4"/>001 <text:s text:c="4"/>006 <text:s text:c="4"/>12810 <text:s text:c="2"/>143</text:p>
      <text:p text:style-name="P2">024 <text:s text:c="4"/>057 <text:s text:c="4"/>001 <text:s text:c="4"/>006 <text:s text:c="4"/>12810 <text:s text:c="2"/>143</text:p>
      <text:p text:style-name="P2">024 <text:s text:c="4"/>054 <text:s text:c="4"/>001 <text:s text:c="4"/>007 <text:s text:c="4"/>12810 <text:s text:c="2"/>143</text:p>
      <text:p text:style-name="P2">023 <text:s text:c="4"/>052 <text:s text:c="4"/>001 <text:s text:c="4"/>006 <text:s text:c="4"/>12810 <text:s text:c="2"/>143</text:p>
      <text:p text:style-name="P2">024 <text:s text:c="4"/>046 <text:s text:c="4"/>001 <text:s text:c="4"/>007 <text:s text:c="4"/>12810 <text:s text:c="2"/>143</text:p>
      <text:p text:style-name="P2">023 <text:s text:c="4"/>045 <text:s text:c="4"/>001 <text:s text:c="4"/>006 <text:s text:c="4"/>12810 <text:s text:c="2"/>143</text:p>
      <text:p text:style-name="P2">022 <text:s text:c="4"/>039 <text:s text:c="4"/>001 <text:s text:c="4"/>006 <text:s text:c="4"/>12810 <text:s text:c="2"/>143</text:p>
      <text:p text:style-name="P2">022 <text:s text:c="4"/>042 <text:s text:c="4"/>001 <text:s text:c="4"/>006 <text:s text:c="4"/>12810 <text:s text:c="2"/>143</text:p>
      <text:p text:style-name="P2">023 <text:s text:c="4"/>043 <text:s text:c="4"/>001 <text:s text:c="4"/>006 <text:s text:c="4"/>12810 <text:s text:c="2"/>143</text:p>
      <text:p text:style-name="P2">023 <text:s text:c="4"/>053 <text:s text:c="4"/>001 <text:s text:c="4"/>006 <text:s text:c="4"/>12810 <text:s text:c="2"/>143</text:p>
      <text:p text:style-name="P2">025 <text:s text:c="4"/>053 <text:s text:c="4"/>001 <text:s text:c="4"/>007 <text:s text:c="4"/>12810 <text:s text:c="2"/>143</text:p>
      <text:p text:style-name="P2">024 <text:s text:c="4"/>062 <text:s text:c="4"/>001 <text:s text:c="4"/>007 <text:s text:c="4"/>12810 <text:s text:c="2"/>143</text:p>
      <text:p text:style-name="P2">025 <text:s text:c="4"/>062 <text:s text:c="4"/>001 <text:s text:c="4"/>007 <text:s text:c="4"/>12810 <text:s text:c="2"/>143</text:p>
      <text:p text:style-name="P2">025 <text:s text:c="4"/>051 <text:s text:c="4"/>001 <text:s text:c="4"/>007 <text:s text:c="4"/>12810 <text:s text:c="2"/>143</text:p>
      <text:p text:style-name="P2">025 <text:s text:c="4"/>042 <text:s text:c="4"/>001 <text:s text:c="4"/>006 <text:s text:c="4"/>12810 <text:s text:c="2"/>143</text:p>
      <text:p text:style-name="P2"><text:soft-page-break/>024 <text:s text:c="4"/>041 <text:s text:c="4"/>001 <text:s text:c="4"/>006 <text:s text:c="4"/>12810 <text:s text:c="2"/>143</text:p>
      <text:p text:style-name="P2">024 <text:s text:c="4"/>039 <text:s text:c="4"/>001 <text:s text:c="4"/>006 <text:s text:c="4"/>12810 <text:s text:c="2"/>143</text:p>
      <text:p text:style-name="P2">025 <text:s text:c="4"/>039 <text:s text:c="4"/>001 <text:s text:c="4"/>006 <text:s text:c="4"/>12810 <text:s text:c="2"/>143</text:p>
      <text:p text:style-name="P2">025 <text:s text:c="4"/>047 <text:s text:c="4"/>001 <text:s text:c="4"/>006 <text:s text:c="4"/>12810 <text:s text:c="2"/>143</text:p>
      <text:p text:style-name="P2">024 <text:s text:c="4"/>057 <text:s text:c="4"/>001 <text:s text:c="4"/>006 <text:s text:c="4"/>12810 <text:s text:c="2"/>143</text:p>
      <text:p text:style-name="P2">024 <text:s text:c="4"/>059 <text:s text:c="4"/>001 <text:s text:c="4"/>007 <text:s text:c="4"/>12810 <text:s text:c="2"/>143</text:p>
      <text:p text:style-name="P2">025 <text:s text:c="4"/>047 <text:s text:c="4"/>001 <text:s text:c="4"/>006 <text:s text:c="4"/>12810 <text:s text:c="2"/>143</text:p>
      <text:p text:style-name="P2">025 <text:s text:c="4"/>057 <text:s text:c="4"/>001 <text:s text:c="4"/>006 <text:s text:c="4"/>12810 <text:s text:c="2"/>143</text:p>
      <text:p text:style-name="P2">024 <text:s text:c="4"/>057 <text:s text:c="4"/>001 <text:s text:c="4"/>007 <text:s text:c="4"/>12810 <text:s text:c="2"/>143</text:p>
      <text:p text:style-name="P2">023 <text:s text:c="4"/>042 <text:s text:c="4"/>001 <text:s text:c="4"/>006 <text:s text:c="4"/>12810 <text:s text:c="2"/>143</text:p>
      <text:p text:style-name="P2">024 <text:s text:c="4"/>042 <text:s text:c="4"/>001 <text:s text:c="4"/>006 <text:s text:c="4"/>12810 <text:s text:c="2"/>143</text:p>
      <text:p text:style-name="P2">023 <text:s text:c="4"/>042 <text:s text:c="4"/>001 <text:s text:c="4"/>006 <text:s text:c="4"/>12810 <text:s text:c="2"/>143</text:p>
      <text:p text:style-name="P2">024 <text:s text:c="4"/>050 <text:s text:c="4"/>001 <text:s text:c="4"/>006 <text:s text:c="4"/>12810 <text:s text:c="2"/>143</text:p>
      <text:p text:style-name="P2">024 <text:s text:c="4"/>063 <text:s text:c="4"/>001 <text:s text:c="4"/>007 <text:s text:c="4"/>12810 <text:s text:c="2"/>143</text:p>
      <text:p text:style-name="P2">023 <text:s text:c="4"/>063 <text:s text:c="4"/>001 <text:s text:c="4"/>007 <text:s text:c="4"/>12810 <text:s text:c="2"/>143</text:p>
      <text:p text:style-name="P2">023 <text:s text:c="4"/>054 <text:s text:c="4"/>001 <text:s text:c="4"/>007 <text:s text:c="4"/>12810 <text:s text:c="2"/>143</text:p>
      <text:p text:style-name="P2">022 <text:s text:c="4"/>053 <text:s text:c="4"/>001 <text:s text:c="4"/>006 <text:s text:c="4"/>12810 <text:s text:c="2"/>143</text:p>
      <text:p text:style-name="P2">022 <text:s text:c="4"/>045 <text:s text:c="4"/>001 <text:s text:c="4"/>006 <text:s text:c="4"/>12810 <text:s text:c="2"/>143</text:p>
      <text:p text:style-name="P2">023 <text:s text:c="4"/>045 <text:s text:c="4"/>001 <text:s text:c="4"/>006 <text:s text:c="4"/>12810 <text:s text:c="2"/>143</text:p>
      <text:p text:style-name="P2">022 <text:s text:c="4"/>041 <text:s text:c="4"/>001 <text:s text:c="4"/>006 <text:s text:c="4"/>12810 <text:s text:c="2"/>143</text:p>
      <text:p text:style-name="P2">022 <text:s text:c="4"/>046 <text:s text:c="4"/>001 <text:s text:c="4"/>006 <text:s text:c="4"/>12810 <text:s text:c="2"/>143</text:p>
      <text:p text:style-name="P2">023 <text:s text:c="4"/>047 <text:s text:c="4"/>001 <text:s text:c="4"/>006 <text:s text:c="4"/>12810 <text:s text:c="2"/>143</text:p>
      <text:p text:style-name="P2">023 <text:s text:c="4"/>058 <text:s text:c="4"/>001 <text:s text:c="4"/>006 <text:s text:c="4"/>12810 <text:s text:c="2"/>143</text:p>
      <text:p text:style-name="P2">023 <text:s text:c="4"/>059 <text:s text:c="4"/>001 <text:s text:c="4"/>007 <text:s text:c="4"/>12810 <text:s text:c="2"/>143</text:p>
      <text:p text:style-name="P2">023 <text:s text:c="4"/>061 <text:s text:c="4"/>001 <text:s text:c="4"/>007 <text:s text:c="4"/>12810 <text:s text:c="2"/>143</text:p>
      <text:p text:style-name="P2">023 <text:s text:c="4"/>051 <text:s text:c="4"/>001 <text:s text:c="4"/>007 <text:s text:c="4"/>12810 <text:s text:c="2"/>143</text:p>
      <text:p text:style-name="P2">023 <text:s text:c="4"/>051 <text:s text:c="4"/>001 <text:s text:c="4"/>006 <text:s text:c="4"/>12810 <text:s text:c="2"/>143</text:p>
      <text:p text:style-name="P2">023 <text:s text:c="4"/>043 <text:s text:c="4"/>001 <text:s text:c="4"/>006 <text:s text:c="4"/>12810 <text:s text:c="2"/>143</text:p>
      <text:p text:style-name="P2">023 <text:s text:c="4"/>043 <text:s text:c="4"/>001 <text:s text:c="4"/>006 <text:s text:c="4"/>12810 <text:s text:c="2"/>143</text:p>
      <text:p text:style-name="P2">023 <text:s text:c="4"/>044 <text:s text:c="4"/>001 <text:s text:c="4"/>006 <text:s text:c="4"/>12810 <text:s text:c="2"/>143</text:p>
      <text:p text:style-name="P2">023 <text:s text:c="4"/>054 <text:s text:c="4"/>001 <text:s text:c="4"/>006 <text:s text:c="4"/>12810 <text:s text:c="2"/>143</text:p>
      <text:p text:style-name="P2">024 <text:s text:c="4"/>054 <text:s text:c="4"/>001 <text:s text:c="4"/>006 <text:s text:c="4"/>12810 <text:s text:c="2"/>143</text:p>
      <text:p text:style-name="P2">025 <text:s text:c="4"/>063 <text:s text:c="4"/>001 <text:s text:c="4"/>006 <text:s text:c="4"/>12810 <text:s text:c="2"/>143</text:p>
      <text:p text:style-name="P2">024 <text:s text:c="4"/>063 <text:s text:c="4"/>001 <text:s text:c="4"/>007 <text:s text:c="4"/>12810 <text:s text:c="2"/>143</text:p>
      <text:p text:style-name="P2">024 <text:s text:c="4"/>058 <text:s text:c="4"/>001 <text:s text:c="4"/>007 <text:s text:c="4"/>12810 <text:s text:c="2"/>143</text:p>
      <text:p text:style-name="P2">024 <text:s text:c="4"/>047 <text:s text:c="4"/>001 <text:s text:c="4"/>006 <text:s text:c="4"/>12810 <text:s text:c="2"/>143</text:p>
      <text:p text:style-name="P2">023 <text:s text:c="4"/>047 <text:s text:c="4"/>001 <text:s text:c="4"/>006 <text:s text:c="4"/>12810 <text:s text:c="2"/>143</text:p>
      <text:p text:style-name="P2">025 <text:s text:c="4"/>042 <text:s text:c="4"/>001 <text:s text:c="4"/>006 <text:s text:c="4"/>12810 <text:s text:c="2"/>143</text:p>
      <text:p text:style-name="P2">024 <text:s text:c="4"/>042 <text:s text:c="4"/>001 <text:s text:c="4"/>006 <text:s text:c="4"/>12810 <text:s text:c="2"/>143</text:p>
      <text:p text:style-name="P2">024 <text:s text:c="4"/>047 <text:s text:c="4"/>001 <text:s text:c="4"/>006 <text:s text:c="4"/>12810 <text:s text:c="2"/>143</text:p>
      <text:p text:style-name="P2">023 <text:s text:c="4"/>058 <text:s text:c="4"/>001 <text:s text:c="4"/>006 <text:s text:c="4"/>12810 <text:s text:c="2"/>143</text:p>
      <text:p text:style-name="P2">025 <text:s text:c="4"/>059 <text:s text:c="4"/>001 <text:s text:c="4"/>006 <text:s text:c="4"/>12810 <text:s text:c="2"/>143</text:p>
      <text:p text:style-name="P2">024 <text:s text:c="4"/>061 <text:s text:c="4"/>001 <text:s text:c="4"/>007 <text:s text:c="4"/>12810 <text:s text:c="2"/>143</text:p>
      <text:p text:style-name="P2">023 <text:s text:c="4"/>059 <text:s text:c="4"/>001 <text:s text:c="4"/>007 <text:s text:c="4"/>12810 <text:s text:c="2"/>143</text:p>
      <text:p text:style-name="P2">023 <text:s text:c="4"/>048 <text:s text:c="4"/>001 <text:s text:c="4"/>006 <text:s text:c="4"/>12810 <text:s text:c="2"/>143</text:p>
      <text:p text:style-name="P2">023 <text:s text:c="4"/>048 <text:s text:c="4"/>001 <text:s text:c="4"/>006 <text:s text:c="4"/>12810 <text:s text:c="2"/>143</text:p>
      <text:p text:style-name="P2">022 <text:s text:c="4"/>041 <text:s text:c="4"/>001 <text:s text:c="4"/>006 <text:s text:c="4"/>12810 <text:s text:c="2"/>143</text:p>
      <text:p text:style-name="P2">022 <text:s text:c="4"/>047 <text:s text:c="4"/>001 <text:s text:c="4"/>006 <text:s text:c="4"/>12810 <text:s text:c="2"/>143</text:p>
      <text:p text:style-name="P2">023 <text:s text:c="4"/>048 <text:s text:c="4"/>001 <text:s text:c="4"/>006 <text:s text:c="4"/>12810 <text:s text:c="2"/>143</text:p>
      <text:p text:style-name="P2"><text:soft-page-break/>024 <text:s text:c="4"/>061 <text:s text:c="4"/>001 <text:s text:c="4"/>006 <text:s text:c="4"/>12810 <text:s text:c="2"/>143</text:p>
      <text:p text:style-name="P2">022 <text:s text:c="4"/>062 <text:s text:c="4"/>001 <text:s text:c="4"/>007 <text:s text:c="4"/>12810 <text:s text:c="2"/>143</text:p>
      <text:p text:style-name="P2">023 <text:s text:c="4"/>055 <text:s text:c="4"/>001 <text:s text:c="4"/>007 <text:s text:c="4"/>12810 <text:s text:c="2"/>143</text:p>
      <text:p text:style-name="P2">023 <text:s text:c="4"/>047 <text:s text:c="4"/>001 <text:s text:c="4"/>006 <text:s text:c="4"/>12810 <text:s text:c="2"/>143</text:p>
      <text:p text:style-name="P2">023 <text:s text:c="4"/>044 <text:s text:c="4"/>001 <text:s text:c="4"/>006 <text:s text:c="4"/>12810 <text:s text:c="2"/>143</text:p>
      <text:p text:style-name="P2">022 <text:s text:c="4"/>053 <text:s text:c="4"/>001 <text:s text:c="4"/>006 <text:s text:c="4"/>12810 <text:s text:c="2"/>143</text:p>
      <text:p text:style-name="P2">023 <text:s text:c="4"/>053 <text:s text:c="4"/>001 <text:s text:c="4"/>006 <text:s text:c="4"/>12810 <text:s text:c="2"/>143</text:p>
      <text:p text:style-name="P2">023 <text:s text:c="4"/>063 <text:s text:c="4"/>001 <text:s text:c="4"/>006 <text:s text:c="4"/>12810 <text:s text:c="2"/>143</text:p>
      <text:p text:style-name="P2">023 <text:s text:c="4"/>053 <text:s text:c="4"/>001 <text:s text:c="4"/>007 <text:s text:c="4"/>12810 <text:s text:c="2"/>143</text:p>
      <text:p text:style-name="P2">022 <text:s text:c="4"/>052 <text:s text:c="4"/>001 <text:s text:c="4"/>007 <text:s text:c="4"/>12810 <text:s text:c="2"/>143</text:p>
      <text:p text:style-name="P2">022 <text:s text:c="4"/>043 <text:s text:c="4"/>001 <text:s text:c="4"/>006 <text:s text:c="4"/>12810 <text:s text:c="2"/>143</text:p>
      <text:p text:style-name="P2">022 <text:s text:c="4"/>042 <text:s text:c="4"/>001 <text:s text:c="4"/>006 <text:s text:c="4"/>12810 <text:s text:c="2"/>143</text:p>
      <text:p text:style-name="P2">023 <text:s text:c="4"/>040 <text:s text:c="4"/>001 <text:s text:c="4"/>006 <text:s text:c="4"/>12810 <text:s text:c="2"/>143</text:p>
      <text:p text:style-name="P2">024 <text:s text:c="4"/>046 <text:s text:c="4"/>001 <text:s text:c="4"/>006 <text:s text:c="4"/>12810 <text:s text:c="2"/>143</text:p>
      <text:p text:style-name="P2">024 <text:s text:c="4"/>046 <text:s text:c="4"/>001 <text:s text:c="4"/>006 <text:s text:c="4"/>12810 <text:s text:c="2"/>143</text:p>
      <text:p text:style-name="P2">025 <text:s text:c="4"/>055 <text:s text:c="4"/>001 <text:s text:c="4"/>006 <text:s text:c="4"/>12810 <text:s text:c="2"/>143</text:p>
      <text:p text:style-name="P2">023 <text:s text:c="4"/>055 <text:s text:c="4"/>001 <text:s text:c="4"/>007 <text:s text:c="4"/>12810 <text:s text:c="2"/>143</text:p>
      <text:p text:style-name="P2">024 <text:s text:c="4"/>054 <text:s text:c="4"/>001 <text:s text:c="4"/>007 <text:s text:c="4"/>12810 <text:s text:c="2"/>143</text:p>
      <text:p text:style-name="P2">023 <text:s text:c="4"/>044 <text:s text:c="4"/>001 <text:s text:c="4"/>006 <text:s text:c="4"/>12810 <text:s text:c="2"/>143</text:p>
      <text:p text:style-name="P2">023 <text:s text:c="4"/>043 <text:s text:c="4"/>001 <text:s text:c="4"/>006 <text:s text:c="4"/>12810 <text:s text:c="2"/>143</text:p>
      <text:p text:style-name="P2">023 <text:s text:c="4"/>043 <text:s text:c="4"/>001 <text:s text:c="4"/>006 <text:s text:c="4"/>12810 <text:s text:c="2"/>143</text:p>
      <text:p text:style-name="P2">023 <text:s text:c="4"/>039 <text:s text:c="4"/>001 <text:s text:c="4"/>005 <text:s text:c="4"/>12810 <text:s text:c="2"/>143</text:p>
      <text:p text:style-name="P2">022 <text:s text:c="4"/>040 <text:s text:c="4"/>001 <text:s text:c="4"/>005 <text:s text:c="4"/>12810 <text:s text:c="2"/>143</text:p>
      <text:p text:style-name="P2">023 <text:s text:c="4"/>041 <text:s text:c="4"/>001 <text:s text:c="4"/>006 <text:s text:c="4"/>12810 <text:s text:c="2"/>143</text:p>
      <text:p text:style-name="P2">023 <text:s text:c="4"/>049 <text:s text:c="4"/>001 <text:s text:c="4"/>006 <text:s text:c="4"/>12810 <text:s text:c="2"/>143</text:p>
      <text:p text:style-name="P2">024 <text:s text:c="4"/>052 <text:s text:c="4"/>001 <text:s text:c="4"/>006 <text:s text:c="4"/>12810 <text:s text:c="2"/>143</text:p>
      <text:p text:style-name="P2">022 <text:s text:c="4"/>042 <text:s text:c="4"/>001 <text:s text:c="4"/>006 <text:s text:c="4"/>12810 <text:s text:c="2"/>143</text:p>
      <text:p text:style-name="P2">022 <text:s text:c="4"/>043 <text:s text:c="4"/>001 <text:s text:c="4"/>006 <text:s text:c="4"/>12810 <text:s text:c="2"/>143</text:p>
      <text:p text:style-name="P2">022 <text:s text:c="4"/>039 <text:s text:c="4"/>001 <text:s text:c="4"/>006 <text:s text:c="4"/>12810 <text:s text:c="2"/>143</text:p>
      <text:p text:style-name="P2">021 <text:s text:c="4"/>043 <text:s text:c="4"/>001 <text:s text:c="4"/>005 <text:s text:c="4"/>12810 <text:s text:c="2"/>143</text:p>
      <text:p text:style-name="P2">022 <text:s text:c="4"/>044 <text:s text:c="4"/>001 <text:s text:c="4"/>006 <text:s text:c="4"/>12810 <text:s text:c="2"/>143</text:p>
      <text:p text:style-name="P2">022 <text:s text:c="4"/>055 <text:s text:c="4"/>001 <text:s text:c="4"/>006 <text:s text:c="4"/>12810 <text:s text:c="2"/>143</text:p>
      <text:p text:style-name="P2">022 <text:s text:c="4"/>063 <text:s text:c="4"/>001 <text:s text:c="4"/>006 <text:s text:c="4"/>12810 <text:s text:c="2"/>143</text:p>
      <text:p text:style-name="P2">022 <text:s text:c="4"/>063 <text:s text:c="4"/>001 <text:s text:c="4"/>006 <text:s text:c="4"/>12810 <text:s text:c="2"/>143</text:p>
      <text:p text:style-name="P2">021 <text:s text:c="4"/>053 <text:s text:c="4"/>001 <text:s text:c="4"/>006 <text:s text:c="4"/>12810 <text:s text:c="2"/>143</text:p>
      <text:p text:style-name="P2">022 <text:s text:c="4"/>053 <text:s text:c="4"/>001 <text:s text:c="4"/>006 <text:s text:c="4"/>12810 <text:s text:c="2"/>143</text:p>
      <text:p text:style-name="P2">021 <text:s text:c="4"/>045 <text:s text:c="4"/>001 <text:s text:c="4"/>006 <text:s text:c="4"/>12810 <text:s text:c="2"/>143</text:p>
      <text:p text:style-name="P2">021 <text:s text:c="4"/>046 <text:s text:c="4"/>001 <text:s text:c="4"/>005 <text:s text:c="4"/>12810 <text:s text:c="2"/>143</text:p>
      <text:p text:style-name="P2">021 <text:s text:c="4"/>043 <text:s text:c="4"/>001 <text:s text:c="4"/>005 <text:s text:c="4"/>12810 <text:s text:c="2"/>143</text:p>
      <text:p text:style-name="P2">022 <text:s text:c="4"/>051 <text:s text:c="4"/>001 <text:s text:c="4"/>005 <text:s text:c="4"/>12810 <text:s text:c="2"/>143</text:p>
      <text:p text:style-name="P2">022 <text:s text:c="4"/>051 <text:s text:c="4"/>001 <text:s text:c="4"/>006 <text:s text:c="4"/>12810 <text:s text:c="2"/>143</text:p>
      <text:p text:style-name="P2">021 <text:s text:c="4"/>063 <text:s text:c="4"/>001 <text:s text:c="4"/>006 <text:s text:c="4"/>12810 <text:s text:c="2"/>143</text:p>
      <text:p text:style-name="P2">022 <text:s text:c="4"/>063 <text:s text:c="4"/>001 <text:s text:c="4"/>006 <text:s text:c="4"/>12810 <text:s text:c="2"/>143</text:p>
      <text:p text:style-name="P2">022 <text:s text:c="4"/>060 <text:s text:c="4"/>001 <text:s text:c="4"/>006 <text:s text:c="4"/>12810 <text:s text:c="2"/>143</text:p>
      <text:p text:style-name="P2">023 <text:s text:c="4"/>049 <text:s text:c="4"/>001 <text:s text:c="4"/>006 <text:s text:c="4"/>12810 <text:s text:c="2"/>143</text:p>
      <text:p text:style-name="P2">023 <text:s text:c="4"/>049 <text:s text:c="4"/>001 <text:s text:c="4"/>006 <text:s text:c="4"/>12810 <text:s text:c="2"/>143</text:p>
      <text:p text:style-name="P2">022 <text:s text:c="4"/>042 <text:s text:c="4"/>001 <text:s text:c="4"/>005 <text:s text:c="4"/>12810 <text:s text:c="2"/>143</text:p>
      <text:p text:style-name="P2">023 <text:s text:c="4"/>041 <text:s text:c="4"/>001 <text:s text:c="4"/>005 <text:s text:c="4"/>12810 <text:s text:c="2"/>143</text:p>
      <text:p text:style-name="P2">023 <text:s text:c="4"/>063 <text:s text:c="4"/>001 <text:s text:c="4"/>006 <text:s text:c="4"/>12810 <text:s text:c="2"/>143</text:p>
      <text:p text:style-name="P2"><text:soft-page-break/>022 <text:s text:c="4"/>063 <text:s text:c="4"/>001 <text:s text:c="4"/>006 <text:s text:c="4"/>12810 <text:s text:c="2"/>143</text:p>
      <text:p text:style-name="P2">022 <text:s text:c="4"/>051 <text:s text:c="4"/>001 <text:s text:c="4"/>006 <text:s text:c="4"/>12810 <text:s text:c="2"/>143</text:p>
      <text:p text:style-name="P2">022 <text:s text:c="4"/>042 <text:s text:c="4"/>001 <text:s text:c="4"/>006 <text:s text:c="4"/>12810 <text:s text:c="2"/>143</text:p>
      <text:p text:style-name="P2">023 <text:s text:c="4"/>042 <text:s text:c="4"/>001 <text:s text:c="4"/>005 <text:s text:c="4"/>12810 <text:s text:c="2"/>143</text:p>
      <text:p text:style-name="P2">023 <text:s text:c="4"/>043 <text:s text:c="4"/>001 <text:s text:c="4"/>005 <text:s text:c="4"/>12810 <text:s text:c="2"/>143</text:p>
      <text:p text:style-name="P2">022 <text:s text:c="4"/>050 <text:s text:c="4"/>001 <text:s text:c="4"/>005 <text:s text:c="4"/>12810 <text:s text:c="2"/>143</text:p>
      <text:p text:style-name="P2">022 <text:s text:c="4"/>051 <text:s text:c="4"/>001 <text:s text:c="4"/>006 <text:s text:c="4"/>12810 <text:s text:c="2"/>143</text:p>
      <text:p text:style-name="P2">022 <text:s text:c="4"/>056 <text:s text:c="4"/>001 <text:s text:c="4"/>006 <text:s text:c="4"/>12810 <text:s text:c="2"/>143</text:p>
      <text:p text:style-name="P2">020 <text:s text:c="4"/>057 <text:s text:c="4"/>001 <text:s text:c="4"/>006 <text:s text:c="4"/>12810 <text:s text:c="2"/>143</text:p>
      <text:p text:style-name="P2">019 <text:s text:c="4"/>046 <text:s text:c="4"/>001 <text:s text:c="4"/>006 <text:s text:c="4"/>12810 <text:s text:c="2"/>143</text:p>
      <text:p text:style-name="P2">019 <text:s text:c="4"/>039 <text:s text:c="4"/>001 <text:s text:c="4"/>005 <text:s text:c="4"/>12810 <text:s text:c="2"/>143</text:p>
      <text:p text:style-name="P2">020 <text:s text:c="4"/>039 <text:s text:c="4"/>001 <text:s text:c="4"/>005 <text:s text:c="4"/>12810 <text:s text:c="2"/>143</text:p>
      <text:p text:style-name="P2">021 <text:s text:c="4"/>039 <text:s text:c="4"/>001 <text:s text:c="4"/>005 <text:s text:c="4"/>12810 <text:s text:c="2"/>143</text:p>
      <text:p text:style-name="P2">020 <text:s text:c="4"/>039 <text:s text:c="4"/>001 <text:s text:c="4"/>005 <text:s text:c="4"/>12810 <text:s text:c="2"/>143</text:p>
      <text:p text:style-name="P2">020 <text:s text:c="4"/>046 <text:s text:c="4"/>001 <text:s text:c="4"/>005 <text:s text:c="4"/>12810 <text:s text:c="2"/>143</text:p>
      <text:p text:style-name="P2">021 <text:s text:c="4"/>055 <text:s text:c="4"/>001 <text:s text:c="4"/>006 <text:s text:c="4"/>12810 <text:s text:c="2"/>143</text:p>
      <text:p text:style-name="P2">021 <text:s text:c="4"/>045 <text:s text:c="4"/>001 <text:s text:c="4"/>006 <text:s text:c="4"/>12810 <text:s text:c="2"/>143</text:p>
      <text:p text:style-name="P2">020 <text:s text:c="4"/>043 <text:s text:c="4"/>001 <text:s text:c="4"/>006 <text:s text:c="4"/>12810 <text:s text:c="2"/>143</text:p>
      <text:p text:style-name="P2">020 <text:s text:c="4"/>038 <text:s text:c="4"/>001 <text:s text:c="4"/>005 <text:s text:c="4"/>12810 <text:s text:c="2"/>143</text:p>
      <text:p text:style-name="P2">019 <text:s text:c="4"/>038 <text:s text:c="4"/>001 <text:s text:c="4"/>005 <text:s text:c="4"/>12810 <text:s text:c="2"/>143</text:p>
      <text:p text:style-name="P2">019 <text:s text:c="4"/>040 <text:s text:c="4"/>001 <text:s text:c="4"/>005 <text:s text:c="4"/>12810 <text:s text:c="2"/>143</text:p>
      <text:p text:style-name="P2">020 <text:s text:c="4"/>048 <text:s text:c="4"/>001 <text:s text:c="4"/>005 <text:s text:c="4"/>12810 <text:s text:c="2"/>143</text:p>
      <text:p text:style-name="P2">020 <text:s text:c="4"/>047 <text:s text:c="4"/>001 <text:s text:c="4"/>005 <text:s text:c="4"/>12810 <text:s text:c="2"/>143</text:p>
      <text:p text:style-name="P2">020 <text:s text:c="4"/>059 <text:s text:c="4"/>001 <text:s text:c="4"/>006 <text:s text:c="4"/>12810 <text:s text:c="2"/>143</text:p>
      <text:p text:style-name="P2">020 <text:s text:c="4"/>061 <text:s text:c="4"/>001 <text:s text:c="4"/>006 <text:s text:c="4"/>12810 <text:s text:c="2"/>143</text:p>
      <text:p text:style-name="P2">020 <text:s text:c="4"/>053 <text:s text:c="4"/>001 <text:s text:c="4"/>006 <text:s text:c="4"/>12810 <text:s text:c="2"/>143</text:p>
      <text:p text:style-name="P2">020 <text:s text:c="4"/>043 <text:s text:c="4"/>001 <text:s text:c="4"/>005 <text:s text:c="4"/>12810 <text:s text:c="2"/>143</text:p>
      <text:p text:style-name="P2">019 <text:s text:c="4"/>045 <text:s text:c="4"/>001 <text:s text:c="4"/>005 <text:s text:c="4"/>12810 <text:s text:c="2"/>143</text:p>
      <text:p text:style-name="P2">019 <text:s text:c="4"/>041 <text:s text:c="4"/>001 <text:s text:c="4"/>005 <text:s text:c="4"/>12810 <text:s text:c="2"/>143</text:p>
      <text:p text:style-name="P2">019 <text:s text:c="4"/>041 <text:s text:c="4"/>001 <text:s text:c="4"/>005 <text:s text:c="4"/>12810 <text:s text:c="2"/>143</text:p>
      <text:p text:style-name="P2">019 <text:s text:c="4"/>045 <text:s text:c="4"/>001 <text:s text:c="4"/>005 <text:s text:c="4"/>12810 <text:s text:c="2"/>143</text:p>
      <text:p text:style-name="P2">019 <text:s text:c="4"/>046 <text:s text:c="4"/>001 <text:s text:c="4"/>005 <text:s text:c="4"/>12810 <text:s text:c="2"/>143</text:p>
      <text:p text:style-name="P2">020 <text:s text:c="4"/>042 <text:s text:c="4"/>001 <text:s text:c="4"/>005 <text:s text:c="4"/>12810 <text:s text:c="2"/>143</text:p>
      <text:p text:style-name="P2">020 <text:s text:c="4"/>047 <text:s text:c="4"/>001 <text:s text:c="4"/>005 <text:s text:c="4"/>12810 <text:s text:c="2"/>143</text:p>
      <text:p text:style-name="P2">019 <text:s text:c="4"/>047 <text:s text:c="4"/>001 <text:s text:c="4"/>005 <text:s text:c="4"/>12810 <text:s text:c="2"/>143</text:p>
      <text:p text:style-name="P2">018 <text:s text:c="4"/>059 <text:s text:c="4"/>001 <text:s text:c="4"/>005 <text:s text:c="4"/>12810 <text:s text:c="2"/>143</text:p>
      <text:p text:style-name="P2">017 <text:s text:c="4"/>063 <text:s text:c="4"/>001 <text:s text:c="4"/>006 <text:s text:c="4"/>12810 <text:s text:c="2"/>143</text:p>
      <text:p text:style-name="P2">017 <text:s text:c="4"/>061 <text:s text:c="4"/>001 <text:s text:c="4"/>006 <text:s text:c="4"/>12810 <text:s text:c="2"/>143</text:p>
      <text:p text:style-name="P2">017 <text:s text:c="4"/>049 <text:s text:c="4"/>001 <text:s text:c="4"/>006 <text:s text:c="4"/>12810 <text:s text:c="2"/>143</text:p>
      <text:p text:style-name="P2">016 <text:s text:c="4"/>047 <text:s text:c="4"/>001 <text:s text:c="4"/>005 <text:s text:c="4"/>12810 <text:s text:c="2"/>143</text:p>
      <text:p text:style-name="P2">016 <text:s text:c="4"/>041 <text:s text:c="4"/>001 <text:s text:c="4"/>005 <text:s text:c="4"/>12810 <text:s text:c="2"/>143</text:p>
      <text:p text:style-name="P2">016 <text:s text:c="4"/>040 <text:s text:c="4"/>001 <text:s text:c="4"/>005 <text:s text:c="4"/>12810 <text:s text:c="2"/>143</text:p>
      <text:p text:style-name="P2">018 <text:s text:c="4"/>040 <text:s text:c="4"/>001 <text:s text:c="4"/>005 <text:s text:c="4"/>12810 <text:s text:c="2"/>143</text:p>
      <text:p text:style-name="P2">017 <text:s text:c="4"/>059 <text:s text:c="4"/>001 <text:s text:c="4"/>006 <text:s text:c="4"/>12810 <text:s text:c="2"/>143</text:p>
      <text:p text:style-name="P2">017 <text:s text:c="4"/>051 <text:s text:c="4"/>001 <text:s text:c="4"/>005 <text:s text:c="4"/>12810 <text:s text:c="2"/>143</text:p>
      <text:p text:style-name="P2">017 <text:s text:c="4"/>042 <text:s text:c="4"/>001 <text:s text:c="4"/>005 <text:s text:c="4"/>12810 <text:s text:c="2"/>143</text:p>
      <text:p text:style-name="P2">017 <text:s text:c="4"/>041 <text:s text:c="4"/>001 <text:s text:c="4"/>005 <text:s text:c="4"/>12810 <text:s text:c="2"/>143</text:p>
      <text:p text:style-name="P2">017 <text:s text:c="4"/>036 <text:s text:c="4"/>001 <text:s text:c="4"/>005 <text:s text:c="4"/>12810 <text:s text:c="2"/>143</text:p>
      <text:p text:style-name="P2">017 <text:s text:c="4"/>041 <text:s text:c="4"/>001 <text:s text:c="4"/>005 <text:s text:c="4"/>12810 <text:s text:c="2"/>143</text:p>
      <text:p text:style-name="P2"><text:soft-page-break/>016 <text:s text:c="4"/>041 <text:s text:c="4"/>001 <text:s text:c="4"/>005 <text:s text:c="4"/>12810 <text:s text:c="2"/>143</text:p>
      <text:p text:style-name="P2">016 <text:s text:c="4"/>050 <text:s text:c="4"/>001 <text:s text:c="4"/>005 <text:s text:c="4"/>12810 <text:s text:c="2"/>143</text:p>
      <text:p text:style-name="P2">016 <text:s text:c="4"/>050 <text:s text:c="4"/>001 <text:s text:c="4"/>005 <text:s text:c="4"/>12810 <text:s text:c="2"/>143</text:p>
      <text:p text:style-name="P2">016 <text:s text:c="4"/>056 <text:s text:c="4"/>001 <text:s text:c="4"/>005 <text:s text:c="4"/>12810 <text:s text:c="2"/>143</text:p>
      <text:p text:style-name="P2">015 <text:s text:c="4"/>045 <text:s text:c="4"/>001 <text:s text:c="4"/>005 <text:s text:c="4"/>12810 <text:s text:c="2"/>143</text:p>
      <text:p text:style-name="P2">016 <text:s text:c="4"/>044 <text:s text:c="4"/>001 <text:s text:c="4"/>005 <text:s text:c="4"/>12810 <text:s text:c="2"/>143</text:p>
      <text:p text:style-name="P2">016 <text:s text:c="4"/>038 <text:s text:c="4"/>001 <text:s text:c="4"/>005 <text:s text:c="4"/>12810 <text:s text:c="2"/>143</text:p>
      <text:p text:style-name="P2">016 <text:s text:c="4"/>039 <text:s text:c="4"/>001 <text:s text:c="4"/>005 <text:s text:c="4"/>12810 <text:s text:c="2"/>143</text:p>
      <text:p text:style-name="P2">015 <text:s text:c="4"/>039 <text:s text:c="4"/>001 <text:s text:c="4"/>005 <text:s text:c="4"/>12810 <text:s text:c="2"/>143</text:p>
      <text:p text:style-name="P2">016 <text:s text:c="4"/>045 <text:s text:c="4"/>001 <text:s text:c="4"/>005 <text:s text:c="4"/>12810 <text:s text:c="2"/>143</text:p>
      <text:p text:style-name="P2">016 <text:s text:c="4"/>046 <text:s text:c="4"/>001 <text:s text:c="4"/>005 <text:s text:c="4"/>12810 <text:s text:c="2"/>143</text:p>
      <text:p text:style-name="P2">015 <text:s text:c="4"/>058 <text:s text:c="4"/>001 <text:s text:c="4"/>005 <text:s text:c="4"/>12810 <text:s text:c="2"/>143</text:p>
      <text:p text:style-name="P2">015 <text:s text:c="4"/>058 <text:s text:c="4"/>001 <text:s text:c="4"/>005 <text:s text:c="4"/>12810 <text:s text:c="2"/>143</text:p>
      <text:p text:style-name="P2">014 <text:s text:c="4"/>051 <text:s text:c="4"/>001 <text:s text:c="4"/>005 <text:s text:c="4"/>12810 <text:s text:c="2"/>143</text:p>
      <text:p text:style-name="P2">014 <text:s text:c="4"/>042 <text:s text:c="4"/>001 <text:s text:c="4"/>005 <text:s text:c="4"/>12810 <text:s text:c="2"/>143</text:p>
      <text:p text:style-name="P2">013 <text:s text:c="4"/>042 <text:s text:c="4"/>001 <text:s text:c="4"/>005 <text:s text:c="4"/>12810 <text:s text:c="2"/>143</text:p>
      <text:p text:style-name="P2">013 <text:s text:c="4"/>038 <text:s text:c="4"/>001 <text:s text:c="4"/>005 <text:s text:c="4"/>12810 <text:s text:c="2"/>143</text:p>
      <text:p text:style-name="P2">013 <text:s text:c="4"/>038 <text:s text:c="4"/>001 <text:s text:c="4"/>005 <text:s text:c="4"/>12810 <text:s text:c="2"/>143</text:p>
      <text:p text:style-name="P2">011 <text:s text:c="4"/>042 <text:s text:c="4"/>001 <text:s text:c="4"/>005 <text:s text:c="4"/>12810 <text:s text:c="2"/>143</text:p>
      <text:p text:style-name="P2">011 <text:s text:c="4"/>052 <text:s text:c="4"/>001 <text:s text:c="4"/>005 <text:s text:c="4"/>12810 <text:s text:c="2"/>143</text:p>
      <text:p text:style-name="P2">012 <text:s text:c="4"/>052 <text:s text:c="4"/>001 <text:s text:c="4"/>005 <text:s text:c="4"/>12810 <text:s text:c="2"/>143</text:p>
      <text:p text:style-name="P2">012 <text:s text:c="4"/>056 <text:s text:c="4"/>001 <text:s text:c="4"/>005 <text:s text:c="4"/>12810 <text:s text:c="2"/>143</text:p>
      <text:p text:style-name="P2">012 <text:s text:c="4"/>056 <text:s text:c="4"/>001 <text:s text:c="4"/>005 <text:s text:c="4"/>12810 <text:s text:c="2"/>143</text:p>
      <text:p text:style-name="P2">012 <text:s text:c="4"/>045 <text:s text:c="4"/>001 <text:s text:c="4"/>005 <text:s text:c="4"/>12810 <text:s text:c="2"/>143</text:p>
      <text:p text:style-name="P2">013 <text:s text:c="4"/>044 <text:s text:c="4"/>001 <text:s text:c="4"/>005 <text:s text:c="4"/>12810 <text:s text:c="2"/>143</text:p>
      <text:p text:style-name="P2">012 <text:s text:c="4"/>037 <text:s text:c="4"/>001 <text:s text:c="4"/>005 <text:s text:c="4"/>12810 <text:s text:c="2"/>143</text:p>
      <text:p text:style-name="P2">012 <text:s text:c="4"/>037 <text:s text:c="4"/>001 <text:s text:c="4"/>004 <text:s text:c="4"/>12810 <text:s text:c="2"/>143</text:p>
      <text:p text:style-name="P2">013 <text:s text:c="4"/>038 <text:s text:c="4"/>001 <text:s text:c="4"/>004 <text:s text:c="4"/>12810 <text:s text:c="2"/>143</text:p>
      <text:p text:style-name="P2">013 <text:s text:c="4"/>044 <text:s text:c="4"/>001 <text:s text:c="4"/>004 <text:s text:c="4"/>12810 <text:s text:c="2"/>143</text:p>
      <text:p text:style-name="P2">013 <text:s text:c="4"/>044 <text:s text:c="4"/>001 <text:s text:c="4"/>005 <text:s text:c="4"/>12810 <text:s text:c="2"/>143</text:p>
      <text:p text:style-name="P2">013 <text:s text:c="4"/>049 <text:s text:c="4"/>001 <text:s text:c="4"/>005 <text:s text:c="4"/>12810 <text:s text:c="2"/>143</text:p>
      <text:p text:style-name="P2">011 <text:s text:c="4"/>049 <text:s text:c="4"/>001 <text:s text:c="4"/>005 <text:s text:c="4"/>12810 <text:s text:c="2"/>143</text:p>
      <text:p text:style-name="P2">011 <text:s text:c="4"/>041 <text:s text:c="4"/>001 <text:s text:c="4"/>005 <text:s text:c="4"/>12810 <text:s text:c="2"/>143</text:p>
      <text:p text:style-name="P2">011 <text:s text:c="4"/>036 <text:s text:c="4"/>001 <text:s text:c="4"/>004 <text:s text:c="4"/>12810 <text:s text:c="2"/>143</text:p>
      <text:p text:style-name="P2">011 <text:s text:c="4"/>048 <text:s text:c="4"/>001 <text:s text:c="4"/>005 <text:s text:c="4"/>12810 <text:s text:c="2"/>143</text:p>
      <text:p text:style-name="P2">010 <text:s text:c="4"/>048 <text:s text:c="4"/>001 <text:s text:c="4"/>005 <text:s text:c="4"/>12810 <text:s text:c="2"/>143</text:p>
      <text:p text:style-name="P2">010 <text:s text:c="4"/>040 <text:s text:c="4"/>001 <text:s text:c="4"/>005 <text:s text:c="4"/>12810 <text:s text:c="2"/>143</text:p>
      <text:p text:style-name="P2">010 <text:s text:c="4"/>037 <text:s text:c="4"/>001 <text:s text:c="4"/>004 <text:s text:c="4"/>12810 <text:s text:c="2"/>143</text:p>
      <text:p text:style-name="P2">011 <text:s text:c="4"/>048 <text:s text:c="4"/>001 <text:s text:c="4"/>004 <text:s text:c="4"/>12810 <text:s text:c="2"/>143</text:p>
      <text:p text:style-name="P2">012 <text:s text:c="4"/>056 <text:s text:c="4"/>001 <text:s text:c="4"/>005 <text:s text:c="4"/>12810 <text:s text:c="2"/>143</text:p>
      <text:p text:style-name="P2">011 <text:s text:c="4"/>058 <text:s text:c="4"/>001 <text:s text:c="4"/>005 <text:s text:c="4"/>12810 <text:s text:c="2"/>143</text:p>
      <text:p text:style-name="P2">010 <text:s text:c="4"/>046 <text:s text:c="4"/>001 <text:s text:c="4"/>005 <text:s text:c="4"/>12810 <text:s text:c="2"/>143</text:p>
      <text:p text:style-name="P2">011 <text:s text:c="4"/>045 <text:s text:c="4"/>001 <text:s text:c="4"/>004 <text:s text:c="4"/>12810 <text:s text:c="2"/>143</text:p>
      <text:p text:style-name="P2">010 <text:s text:c="4"/>039 <text:s text:c="4"/>001 <text:s text:c="4"/>004 <text:s text:c="4"/>12810 <text:s text:c="2"/>143</text:p>
      <text:p text:style-name="P2">010 <text:s text:c="4"/>038 <text:s text:c="4"/>001 <text:s text:c="4"/>004 <text:s text:c="4"/>12810 <text:s text:c="2"/>143</text:p>
      <text:p text:style-name="P2">010 <text:s text:c="4"/>038 <text:s text:c="4"/>001 <text:s text:c="4"/>004 <text:s text:c="4"/>12810 <text:s text:c="2"/>143</text:p>
      <text:p text:style-name="P2">011 <text:s text:c="4"/>045 <text:s text:c="4"/>001 <text:s text:c="4"/>004 <text:s text:c="4"/>12810 <text:s text:c="2"/>143</text:p>
      <text:p text:style-name="P2">011 <text:s text:c="4"/>046 <text:s text:c="4"/>001 <text:s text:c="4"/>004 <text:s text:c="4"/>12810 <text:s text:c="2"/>143</text:p>
      <text:p text:style-name="P2">011 <text:s text:c="4"/>057 <text:s text:c="4"/>001 <text:s text:c="4"/>004 <text:s text:c="4"/>12810 <text:s text:c="2"/>143</text:p>
      <text:p text:style-name="P2"><text:soft-page-break/>011 <text:s text:c="4"/>053 <text:s text:c="4"/>001 <text:s text:c="4"/>005 <text:s text:c="4"/>12810 <text:s text:c="2"/>143</text:p>
      <text:p text:style-name="P2">012 <text:s text:c="4"/>053 <text:s text:c="4"/>001 <text:s text:c="4"/>004 <text:s text:c="4"/>12810 <text:s text:c="2"/>143</text:p>
      <text:p text:style-name="P2">010 <text:s text:c="4"/>044 <text:s text:c="4"/>001 <text:s text:c="4"/>004 <text:s text:c="4"/>12810 <text:s text:c="2"/>143</text:p>
      <text:p text:style-name="P2">009 <text:s text:c="4"/>044 <text:s text:c="4"/>001 <text:s text:c="4"/>004 <text:s text:c="4"/>12810 <text:s text:c="2"/>143</text:p>
      <text:p text:style-name="P2">010 <text:s text:c="4"/>038 <text:s text:c="4"/>001 <text:s text:c="4"/>004 <text:s text:c="4"/>12810 <text:s text:c="2"/>143</text:p>
      <text:p text:style-name="P2">011 <text:s text:c="4"/>041 <text:s text:c="4"/>001 <text:s text:c="4"/>004 <text:s text:c="4"/>12810 <text:s text:c="2"/>143</text:p>
      <text:p text:style-name="P2">010 <text:s text:c="4"/>038 <text:s text:c="4"/>001 <text:s text:c="4"/>004 <text:s text:c="4"/>12810 <text:s text:c="2"/>143</text:p>
      <text:p text:style-name="P2">010 <text:s text:c="4"/>052 <text:s text:c="4"/>001 <text:s text:c="4"/>004 <text:s text:c="4"/>12810 <text:s text:c="2"/>143</text:p>
      <text:p text:style-name="P2">010 <text:s text:c="4"/>041 <text:s text:c="4"/>001 <text:s text:c="4"/>004 <text:s text:c="4"/>12810 <text:s text:c="2"/>143</text:p>
      <text:p text:style-name="P2">009 <text:s text:c="4"/>041 <text:s text:c="4"/>001 <text:s text:c="4"/>004 <text:s text:c="4"/>12810 <text:s text:c="2"/>143</text:p>
      <text:p text:style-name="P2">010 <text:s text:c="4"/>050 <text:s text:c="4"/>001 <text:s text:c="4"/>004 <text:s text:c="4"/>12810 <text:s text:c="2"/>143</text:p>
      <text:p text:style-name="P2">010 <text:s text:c="4"/>050 <text:s text:c="4"/>001 <text:s text:c="4"/>004 <text:s text:c="4"/>12810 <text:s text:c="2"/>143</text:p>
      <text:p text:style-name="P2">010 <text:s text:c="4"/>056 <text:s text:c="4"/>001 <text:s text:c="4"/>004 <text:s text:c="4"/>12810 <text:s text:c="2"/>143</text:p>
      <text:p text:style-name="P2">010 <text:s text:c="4"/>047 <text:s text:c="4"/>001 <text:s text:c="4"/>004 <text:s text:c="4"/>12810 <text:s text:c="2"/>143</text:p>
      <text:p text:style-name="P2">010 <text:s text:c="4"/>047 <text:s text:c="4"/>001 <text:s text:c="4"/>004 <text:s text:c="4"/>12810 <text:s text:c="2"/>143</text:p>
      <text:p text:style-name="P2">010 <text:s text:c="4"/>040 <text:s text:c="4"/>001 <text:s text:c="4"/>004 <text:s text:c="4"/>12810 <text:s text:c="2"/>143</text:p>
      <text:p text:style-name="P2">010 <text:s text:c="4"/>039 <text:s text:c="4"/>001 <text:s text:c="4"/>004 <text:s text:c="4"/>12810 <text:s text:c="2"/>143</text:p>
      <text:p text:style-name="P2">010 <text:s text:c="4"/>037 <text:s text:c="4"/>001 <text:s text:c="4"/>004 <text:s text:c="4"/>12810 <text:s text:c="2"/>143</text:p>
      <text:p text:style-name="P2">010 <text:s text:c="4"/>037 <text:s text:c="4"/>001 <text:s text:c="4"/>004 <text:s text:c="4"/>12810 <text:s text:c="2"/>143</text:p>
      <text:p text:style-name="P2">010 <text:s text:c="4"/>044 <text:s text:c="4"/>001 <text:s text:c="4"/>004 <text:s text:c="4"/>12810 <text:s text:c="2"/>143</text:p>
      <text:p text:style-name="P2">010 <text:s text:c="4"/>054 <text:s text:c="4"/>001 <text:s text:c="4"/>004 <text:s text:c="4"/>12810 <text:s text:c="2"/>143</text:p>
      <text:p text:style-name="P2">010 <text:s text:c="4"/>054 <text:s text:c="4"/>001 <text:s text:c="4"/>004 <text:s text:c="4"/>12810 <text:s text:c="2"/>143</text:p>
      <text:p text:style-name="P2">010 <text:s text:c="4"/>051 <text:s text:c="4"/>001 <text:s text:c="4"/>004 <text:s text:c="4"/>12810 <text:s text:c="2"/>143</text:p>
      <text:p text:style-name="P2">010 <text:s text:c="4"/>051 <text:s text:c="4"/>001 <text:s text:c="4"/>004 <text:s text:c="4"/>12810 <text:s text:c="2"/>143</text:p>
      <text:p text:style-name="P2">009 <text:s text:c="4"/>040 <text:s text:c="4"/>001 <text:s text:c="4"/>004 <text:s text:c="4"/>12810 <text:s text:c="2"/>143</text:p>
      <text:p text:style-name="P2">010 <text:s text:c="4"/>036 <text:s text:c="4"/>001 <text:s text:c="4"/>003 <text:s text:c="4"/>12810 <text:s text:c="2"/>143</text:p>
      <text:p text:style-name="P2">010 <text:s text:c="4"/>035 <text:s text:c="4"/>001 <text:s text:c="4"/>003 <text:s text:c="4"/>12810 <text:s text:c="2"/>143</text:p>
      <text:p text:style-name="P2">009 <text:s text:c="4"/>038 <text:s text:c="4"/>001 <text:s text:c="4"/>003 <text:s text:c="4"/>12810 <text:s text:c="2"/>143</text:p>
      <text:p text:style-name="P2">010 <text:s text:c="4"/>038 <text:s text:c="4"/>001 <text:s text:c="4"/>003 <text:s text:c="4"/>12810 <text:s text:c="2"/>143</text:p>
      <text:p text:style-name="P2">010 <text:s text:c="4"/>046 <text:s text:c="4"/>001 <text:s text:c="4"/>003 <text:s text:c="4"/>12810 <text:s text:c="2"/>143</text:p>
      <text:p text:style-name="P2">009 <text:s text:c="4"/>053 <text:s text:c="4"/>001 <text:s text:c="4"/>003 <text:s text:c="4"/>12810 <text:s text:c="2"/>143</text:p>
      <text:p text:style-name="P2">009 <text:s text:c="4"/>052 <text:s text:c="4"/>001 <text:s text:c="4"/>004 <text:s text:c="4"/>12810 <text:s text:c="2"/>143</text:p>
      <text:p text:style-name="P2">009 <text:s text:c="4"/>040 <text:s text:c="4"/>001 <text:s text:c="4"/>004 <text:s text:c="4"/>12810 <text:s text:c="2"/>143</text:p>
      <text:p text:style-name="P2">009 <text:s text:c="4"/>032 <text:s text:c="4"/>001 <text:s text:c="4"/>003 <text:s text:c="4"/>12810 <text:s text:c="2"/>143</text:p>
      <text:p text:style-name="P2">009 <text:s text:c="4"/>037 <text:s text:c="4"/>001 <text:s text:c="4"/>003 <text:s text:c="4"/>12810 <text:s text:c="2"/>143</text:p>
      <text:p text:style-name="P2">009 <text:s text:c="4"/>031 <text:s text:c="4"/>001 <text:s text:c="4"/>003 <text:s text:c="4"/>12810 <text:s text:c="2"/>143</text:p>
      <text:p text:style-name="P2">008 <text:s text:c="4"/>034 <text:s text:c="4"/>001 <text:s text:c="4"/>003 <text:s text:c="4"/>12810 <text:s text:c="2"/>143</text:p>
      <text:p text:style-name="P2">008 <text:s text:c="4"/>033 <text:s text:c="4"/>001 <text:s text:c="4"/>003 <text:s text:c="4"/>12810 <text:s text:c="2"/>143</text:p>
      <text:p text:style-name="P2">008 <text:s text:c="4"/>039 <text:s text:c="4"/>001 <text:s text:c="4"/>003 <text:s text:c="4"/>12810 <text:s text:c="2"/>143</text:p>
      <text:p text:style-name="P2">008 <text:s text:c="4"/>039 <text:s text:c="4"/>001 <text:s text:c="4"/>003 <text:s text:c="4"/>12810 <text:s text:c="2"/>143</text:p>
      <text:p text:style-name="P2">008 <text:s text:c="4"/>037 <text:s text:c="4"/>001 <text:s text:c="4"/>003 <text:s text:c="4"/>12810 <text:s text:c="2"/>143</text:p>
      <text:p text:style-name="P2">008 <text:s text:c="4"/>029 <text:s text:c="4"/>001 <text:s text:c="4"/>003 <text:s text:c="4"/>12810 <text:s text:c="2"/>143</text:p>
      <text:p text:style-name="P2">007 <text:s text:c="4"/>028 <text:s text:c="4"/>001 <text:s text:c="4"/>003 <text:s text:c="4"/>12810 <text:s text:c="2"/>143</text:p>
      <text:p text:style-name="P2">008 <text:s text:c="4"/>024 <text:s text:c="4"/>001 <text:s text:c="4"/>003 <text:s text:c="4"/>12810 <text:s text:c="2"/>143</text:p>
      <text:p text:style-name="P2">007 <text:s text:c="4"/>022 <text:s text:c="4"/>001 <text:s text:c="4"/>003 <text:s text:c="4"/>12810 <text:s text:c="2"/>143</text:p>
      <text:p text:style-name="P2">007 <text:s text:c="4"/>023 <text:s text:c="4"/>001 <text:s text:c="4"/>003 <text:s text:c="4"/>12810 <text:s text:c="2"/>143</text:p>
      <text:p text:style-name="P2">006 <text:s text:c="4"/>025 <text:s text:c="4"/>001 <text:s text:c="4"/>003 <text:s text:c="4"/>12810 <text:s text:c="2"/>143</text:p>
      <text:p text:style-name="P2">006 <text:s text:c="4"/>024 <text:s text:c="4"/>001 <text:s text:c="4"/>003 <text:s text:c="4"/>12810 <text:s text:c="2"/>143</text:p>
      <text:p text:style-name="P2">006 <text:s text:c="4"/>025 <text:s text:c="4"/>001 <text:s text:c="4"/>003 <text:s text:c="4"/>12810 <text:s text:c="2"/>143</text:p>
      <text:p text:style-name="P2"><text:soft-page-break/>006 <text:s text:c="4"/>020 <text:s text:c="4"/>001 <text:s text:c="4"/>003 <text:s text:c="4"/>12810 <text:s text:c="2"/>143</text:p>
      <text:p text:style-name="P2">005 <text:s text:c="4"/>019 <text:s text:c="4"/>001 <text:s text:c="4"/>003 <text:s text:c="4"/>12810 <text:s text:c="2"/>143</text:p>
      <text:p text:style-name="P2">005 <text:s text:c="4"/>016 <text:s text:c="4"/>001 <text:s text:c="4"/>003 <text:s text:c="4"/>12810 <text:s text:c="2"/>143</text:p>
      <text:p text:style-name="P2">005 <text:s text:c="4"/>015 <text:s text:c="4"/>001 <text:s text:c="4"/>003 <text:s text:c="4"/>12810 <text:s text:c="2"/>143</text:p>
      <text:p text:style-name="P2">005 <text:s text:c="4"/>014 <text:s text:c="4"/>001 <text:s text:c="4"/>002 <text:s text:c="4"/>12810 <text:s text:c="2"/>143</text:p>
      <text:p text:style-name="P2">005 <text:s text:c="4"/>014 <text:s text:c="4"/>001 <text:s text:c="4"/>002 <text:s text:c="4"/>12810 <text:s text:c="2"/>143</text:p>
      <text:p text:style-name="P2">004 <text:s text:c="4"/>014 <text:s text:c="4"/>001 <text:s text:c="4"/>002 <text:s text:c="4"/>12810 <text:s text:c="2"/>143</text:p>
      <text:p text:style-name="P2">004 <text:s text:c="4"/>013 <text:s text:c="4"/>001 <text:s text:c="4"/>002 <text:s text:c="4"/>12810 <text:s text:c="2"/>143</text:p>
      <text:p text:style-name="P2">004 <text:s text:c="4"/>012 <text:s text:c="4"/>001 <text:s text:c="4"/>002 <text:s text:c="4"/>12810 <text:s text:c="2"/>143</text:p>
      <text:p text:style-name="P2">004 <text:s text:c="4"/>011 <text:s text:c="4"/>001 <text:s text:c="4"/>002 <text:s text:c="4"/>12810 <text:s text:c="2"/>143</text:p>
      <text:p text:style-name="P2">004 <text:s text:c="4"/>011 <text:s text:c="4"/>001 <text:s text:c="4"/>002 <text:s text:c="4"/>12810 <text:s text:c="2"/>143</text:p>
      <text:p text:style-name="P2">004 <text:s text:c="4"/>009 <text:s text:c="4"/>001 <text:s text:c="4"/>002 <text:s text:c="4"/>12810 <text:s text:c="2"/>143</text:p>
      <text:p text:style-name="P2">004 <text:s text:c="4"/>009 <text:s text:c="4"/>001 <text:s text:c="4"/>002 <text:s text:c="4"/>12810 <text:s text:c="2"/>143</text:p>
      <text:p text:style-name="P2">004 <text:s text:c="4"/>008 <text:s text:c="4"/>001 <text:s text:c="4"/>002 <text:s text:c="4"/>12810 <text:s text:c="2"/>143</text:p>
      <text:p text:style-name="P2">004 <text:s text:c="4"/>008 <text:s text:c="4"/>001 <text:s text:c="4"/>002 <text:s text:c="4"/>12810 <text:s text:c="2"/>143</text:p>
      <text:p text:style-name="P2">004 <text:s text:c="4"/>007 <text:s text:c="4"/>001 <text:s text:c="4"/>002 <text:s text:c="4"/>12810 <text:s text:c="2"/>143</text:p>
      <text:p text:style-name="P2">003 <text:s text:c="4"/>007 <text:s text:c="4"/>001 <text:s text:c="4"/>002 <text:s text:c="4"/>12810 <text:s text:c="2"/>143</text:p>
      <text:p text:style-name="P2">003 <text:s text:c="4"/>006 <text:s text:c="4"/>001 <text:s text:c="4"/>002 <text:s text:c="4"/>12810 <text:s text:c="2"/>143</text:p>
      <text:p text:style-name="P2">003 <text:s text:c="4"/>006 <text:s text:c="4"/>001 <text:s text:c="4"/>002 <text:s text:c="4"/>12810 <text:s text:c="2"/>143</text:p>
      <text:p text:style-name="P2">002 <text:s text:c="4"/>006 <text:s text:c="4"/>001 <text:s text:c="4"/>002 <text:s text:c="4"/>12810 <text:s text:c="2"/>143</text:p>
      <text:p text:style-name="P2">001 <text:s text:c="4"/>005 <text:s text:c="4"/>001 <text:s text:c="4"/>002 <text:s text:c="4"/>12810 <text:s text:c="2"/>143</text:p>
      <text:p text:style-name="P2">002 <text:s text:c="4"/>005 <text:s text:c="4"/>001 <text:s text:c="4"/>002 <text:s text:c="4"/>12810 <text:s text:c="2"/>143</text:p>
      <text:p text:style-name="P2">002 <text:s text:c="4"/>005 <text:s text:c="4"/>001 <text:s text:c="4"/>002 <text:s text:c="4"/>12810 <text:s text:c="2"/>143</text:p>
      <text:p text:style-name="P2">000 <text:s text:c="4"/>004 <text:s text:c="4"/>001 <text:s text:c="4"/>002 <text:s text:c="4"/>12810 <text:s text:c="2"/>143</text:p>
      <text:p text:style-name="P2">000 <text:s text:c="4"/>004 <text:s text:c="4"/>001 <text:s text:c="4"/>002 <text:s text:c="4"/>12810 <text:s text:c="2"/>143</text:p>
      <text:p text:style-name="P2">000 <text:s text:c="4"/>004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3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<text:soft-page-break/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2">000 <text:s text:c="4"/>002 <text:s text:c="4"/>001 <text:s text:c="4"/>002 <text:s text:c="4"/>12810 <text:s text:c="2"/>143</text:p>
      <text:p text:style-name="P3">Squal: <text:s/>Max: <text:s text:c="3"/>Min: <text:s text:c="3"/>Sum: <text:s text:c="3"/>Shutter: <text:s text:c="7"/>LaserPower: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<text:soft-page-break/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<text:soft-page-break/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<text:soft-page-break/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<text:soft-page-break/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2 <text:s text:c="4"/>005 <text:s text:c="4"/>001 <text:s text:c="4"/>002 <text:s text:c="4"/>12810 <text:s text:c="2"/>143</text:p>
      <text:p text:style-name="P3">002 <text:s text:c="4"/>005 <text:s text:c="4"/>001 <text:s text:c="4"/>002 <text:s text:c="4"/>12810 <text:s text:c="2"/>143</text:p>
      <text:p text:style-name="P3">001 <text:s text:c="4"/>005 <text:s text:c="4"/>001 <text:s text:c="4"/>002 <text:s text:c="4"/>12810 <text:s text:c="2"/>143</text:p>
      <text:p text:style-name="P3">001 <text:s text:c="4"/>005 <text:s text:c="4"/>001 <text:s text:c="4"/>002 <text:s text:c="4"/>12810 <text:s text:c="2"/>143</text:p>
      <text:p text:style-name="P3">001 <text:s text:c="4"/>005 <text:s text:c="4"/>001 <text:s text:c="4"/>002 <text:s text:c="4"/>12810 <text:s text:c="2"/>143</text:p>
      <text:p text:style-name="P3">001 <text:s text:c="4"/>005 <text:s text:c="4"/>001 <text:s text:c="4"/>002 <text:s text:c="4"/>12810 <text:s text:c="2"/>143</text:p>
      <text:p text:style-name="P3">002 <text:s text:c="4"/>006 <text:s text:c="4"/>001 <text:s text:c="4"/>002 <text:s text:c="4"/>12810 <text:s text:c="2"/>143</text:p>
      <text:p text:style-name="P3">003 <text:s text:c="4"/>006 <text:s text:c="4"/>001 <text:s text:c="4"/>002 <text:s text:c="4"/>12810 <text:s text:c="2"/>143</text:p>
      <text:p text:style-name="P3">002 <text:s text:c="4"/>007 <text:s text:c="4"/>001 <text:s text:c="4"/>002 <text:s text:c="4"/>12810 <text:s text:c="2"/>143</text:p>
      <text:p text:style-name="P3">002 <text:s text:c="4"/>008 <text:s text:c="4"/>001 <text:s text:c="4"/>002 <text:s text:c="4"/>12810 <text:s text:c="2"/>143</text:p>
      <text:p text:style-name="P3">003 <text:s text:c="4"/>008 <text:s text:c="4"/>001 <text:s text:c="4"/>002 <text:s text:c="4"/>12810 <text:s text:c="2"/>143</text:p>
      <text:p text:style-name="P3">003 <text:s text:c="4"/>009 <text:s text:c="4"/>001 <text:s text:c="4"/>002 <text:s text:c="4"/>12810 <text:s text:c="2"/>143</text:p>
      <text:p text:style-name="P3">004 <text:s text:c="4"/>009 <text:s text:c="4"/>001 <text:s text:c="4"/>002 <text:s text:c="4"/>12810 <text:s text:c="2"/>143</text:p>
      <text:p text:style-name="P3">003 <text:s text:c="4"/>009 <text:s text:c="4"/>001 <text:s text:c="4"/>002 <text:s text:c="4"/>12810 <text:s text:c="2"/>143</text:p>
      <text:p text:style-name="P3">004 <text:s text:c="4"/>010 <text:s text:c="4"/>001 <text:s text:c="4"/>002 <text:s text:c="4"/>12810 <text:s text:c="2"/>143</text:p>
      <text:p text:style-name="P3">004 <text:s text:c="4"/>011 <text:s text:c="4"/>001 <text:s text:c="4"/>002 <text:s text:c="4"/>12810 <text:s text:c="2"/>143</text:p>
      <text:p text:style-name="P3">004 <text:s text:c="4"/>011 <text:s text:c="4"/>001 <text:s text:c="4"/>002 <text:s text:c="4"/>12810 <text:s text:c="2"/>143</text:p>
      <text:p text:style-name="P3">005 <text:s text:c="4"/>012 <text:s text:c="4"/>001 <text:s text:c="4"/>002 <text:s text:c="4"/>12810 <text:s text:c="2"/>143</text:p>
      <text:p text:style-name="P3">005 <text:s text:c="4"/>013 <text:s text:c="4"/>001 <text:s text:c="4"/>002 <text:s text:c="4"/>12810 <text:s text:c="2"/>143</text:p>
      <text:p text:style-name="P3">005 <text:s text:c="4"/>013 <text:s text:c="4"/>001 <text:s text:c="4"/>002 <text:s text:c="4"/>12810 <text:s text:c="2"/>143</text:p>
      <text:p text:style-name="P3">005 <text:s text:c="4"/>013 <text:s text:c="4"/>001 <text:s text:c="4"/>002 <text:s text:c="4"/>12810 <text:s text:c="2"/>143</text:p>
      <text:p text:style-name="P3">005 <text:s text:c="4"/>012 <text:s text:c="4"/>001 <text:s text:c="4"/>002 <text:s text:c="4"/>12810 <text:s text:c="2"/>143</text:p>
      <text:p text:style-name="P3">005 <text:s text:c="4"/>013 <text:s text:c="4"/>001 <text:s text:c="4"/>002 <text:s text:c="4"/>12810 <text:s text:c="2"/>143</text:p>
      <text:p text:style-name="P3">006 <text:s text:c="4"/>013 <text:s text:c="4"/>001 <text:s text:c="4"/>002 <text:s text:c="4"/>12810 <text:s text:c="2"/>143</text:p>
      <text:p text:style-name="P3">006 <text:s text:c="4"/>013 <text:s text:c="4"/>001 <text:s text:c="4"/>002 <text:s text:c="4"/>12810 <text:s text:c="2"/>143</text:p>
      <text:p text:style-name="P3">006 <text:s text:c="4"/>014 <text:s text:c="4"/>001 <text:s text:c="4"/>002 <text:s text:c="4"/>12810 <text:s text:c="2"/>143</text:p>
      <text:p text:style-name="P3">006 <text:s text:c="4"/>015 <text:s text:c="4"/>001 <text:s text:c="4"/>002 <text:s text:c="4"/>12810 <text:s text:c="2"/>143</text:p>
      <text:p text:style-name="P3">006 <text:s text:c="4"/>016 <text:s text:c="4"/>001 <text:s text:c="4"/>003 <text:s text:c="4"/>12810 <text:s text:c="2"/>143</text:p>
      <text:p text:style-name="P3">006 <text:s text:c="4"/>018 <text:s text:c="4"/>001 <text:s text:c="4"/>003 <text:s text:c="4"/>12810 <text:s text:c="2"/>143</text:p>
      <text:p text:style-name="P3">006 <text:s text:c="4"/>015 <text:s text:c="4"/>001 <text:s text:c="4"/>003 <text:s text:c="4"/>12810 <text:s text:c="2"/>143</text:p>
      <text:p text:style-name="P3">006 <text:s text:c="4"/>016 <text:s text:c="4"/>001 <text:s text:c="4"/>003 <text:s text:c="4"/>12810 <text:s text:c="2"/>143</text:p>
      <text:p text:style-name="P3">006 <text:s text:c="4"/>018 <text:s text:c="4"/>001 <text:s text:c="4"/>003 <text:s text:c="4"/>12810 <text:s text:c="2"/>143</text:p>
      <text:p text:style-name="P3">006 <text:s text:c="4"/>019 <text:s text:c="4"/>001 <text:s text:c="4"/>003 <text:s text:c="4"/>12810 <text:s text:c="2"/>143</text:p>
      <text:p text:style-name="P3">007 <text:s text:c="4"/>022 <text:s text:c="4"/>001 <text:s text:c="4"/>003 <text:s text:c="4"/>12810 <text:s text:c="2"/>143</text:p>
      <text:p text:style-name="P3">007 <text:s text:c="4"/>023 <text:s text:c="4"/>001 <text:s text:c="4"/>003 <text:s text:c="4"/>12810 <text:s text:c="2"/>143</text:p>
      <text:p text:style-name="P3">007 <text:s text:c="4"/>025 <text:s text:c="4"/>001 <text:s text:c="4"/>003 <text:s text:c="4"/>12810 <text:s text:c="2"/>143</text:p>
      <text:p text:style-name="P3">008 <text:s text:c="4"/>024 <text:s text:c="4"/>001 <text:s text:c="4"/>003 <text:s text:c="4"/>12810 <text:s text:c="2"/>143</text:p>
      <text:p text:style-name="P3">008 <text:s text:c="4"/>027 <text:s text:c="4"/>001 <text:s text:c="4"/>003 <text:s text:c="4"/>12810 <text:s text:c="2"/>143</text:p>
      <text:p text:style-name="P3"><text:soft-page-break/>008 <text:s text:c="4"/>024 <text:s text:c="4"/>001 <text:s text:c="4"/>003 <text:s text:c="4"/>12810 <text:s text:c="2"/>143</text:p>
      <text:p text:style-name="P3">008 <text:s text:c="4"/>025 <text:s text:c="4"/>001 <text:s text:c="4"/>003 <text:s text:c="4"/>12810 <text:s text:c="2"/>143</text:p>
      <text:p text:style-name="P3">008 <text:s text:c="4"/>023 <text:s text:c="4"/>001 <text:s text:c="4"/>003 <text:s text:c="4"/>12810 <text:s text:c="2"/>143</text:p>
      <text:p text:style-name="P3">008 <text:s text:c="4"/>023 <text:s text:c="4"/>001 <text:s text:c="4"/>003 <text:s text:c="4"/>12810 <text:s text:c="2"/>143</text:p>
      <text:p text:style-name="P3">009 <text:s text:c="4"/>023 <text:s text:c="4"/>001 <text:s text:c="4"/>003 <text:s text:c="4"/>12810 <text:s text:c="2"/>143</text:p>
      <text:p text:style-name="P3">008 <text:s text:c="4"/>027 <text:s text:c="4"/>001 <text:s text:c="4"/>003 <text:s text:c="4"/>12810 <text:s text:c="2"/>143</text:p>
      <text:p text:style-name="P3">009 <text:s text:c="4"/>028 <text:s text:c="4"/>001 <text:s text:c="4"/>003 <text:s text:c="4"/>12810 <text:s text:c="2"/>143</text:p>
      <text:p text:style-name="P3">009 <text:s text:c="4"/>033 <text:s text:c="4"/>001 <text:s text:c="4"/>003 <text:s text:c="4"/>12810 <text:s text:c="2"/>143</text:p>
      <text:p text:style-name="P3">009 <text:s text:c="4"/>034 <text:s text:c="4"/>001 <text:s text:c="4"/>003 <text:s text:c="4"/>12810 <text:s text:c="2"/>143</text:p>
      <text:p text:style-name="P3">008 <text:s text:c="4"/>034 <text:s text:c="4"/>001 <text:s text:c="4"/>003 <text:s text:c="4"/>12810 <text:s text:c="2"/>143</text:p>
      <text:p text:style-name="P3">009 <text:s text:c="4"/>029 <text:s text:c="4"/>001 <text:s text:c="4"/>003 <text:s text:c="4"/>12810 <text:s text:c="2"/>143</text:p>
      <text:p text:style-name="P3">008 <text:s text:c="4"/>026 <text:s text:c="4"/>001 <text:s text:c="4"/>003 <text:s text:c="4"/>12810 <text:s text:c="2"/>143</text:p>
      <text:p text:style-name="P3">008 <text:s text:c="4"/>027 <text:s text:c="4"/>001 <text:s text:c="4"/>003 <text:s text:c="4"/>12810 <text:s text:c="2"/>143</text:p>
      <text:p text:style-name="P3">008 <text:s text:c="4"/>027 <text:s text:c="4"/>001 <text:s text:c="4"/>003 <text:s text:c="4"/>12810 <text:s text:c="2"/>143</text:p>
      <text:p text:style-name="P3">009 <text:s text:c="4"/>028 <text:s text:c="4"/>001 <text:s text:c="4"/>003 <text:s text:c="4"/>12810 <text:s text:c="2"/>143</text:p>
      <text:p text:style-name="P3">009 <text:s text:c="4"/>034 <text:s text:c="4"/>001 <text:s text:c="4"/>003 <text:s text:c="4"/>12810 <text:s text:c="2"/>143</text:p>
      <text:p text:style-name="P3">009 <text:s text:c="4"/>034 <text:s text:c="4"/>001 <text:s text:c="4"/>003 <text:s text:c="4"/>12810 <text:s text:c="2"/>143</text:p>
      <text:p text:style-name="P3">009 <text:s text:c="4"/>040 <text:s text:c="4"/>001 <text:s text:c="4"/>003 <text:s text:c="4"/>12810 <text:s text:c="2"/>143</text:p>
      <text:p text:style-name="P3">009 <text:s text:c="4"/>039 <text:s text:c="4"/>001 <text:s text:c="4"/>003 <text:s text:c="4"/>12810 <text:s text:c="2"/>143</text:p>
      <text:p text:style-name="P3">009 <text:s text:c="4"/>032 <text:s text:c="4"/>001 <text:s text:c="4"/>003 <text:s text:c="4"/>12810 <text:s text:c="2"/>143</text:p>
      <text:p text:style-name="P3">009 <text:s text:c="4"/>028 <text:s text:c="4"/>001 <text:s text:c="4"/>003 <text:s text:c="4"/>12810 <text:s text:c="2"/>143</text:p>
      <text:p text:style-name="P3">009 <text:s text:c="4"/>028 <text:s text:c="4"/>001 <text:s text:c="4"/>003 <text:s text:c="4"/>12810 <text:s text:c="2"/>143</text:p>
      <text:p text:style-name="P3">009 <text:s text:c="4"/>026 <text:s text:c="4"/>001 <text:s text:c="4"/>003 <text:s text:c="4"/>12810 <text:s text:c="2"/>143</text:p>
      <text:p text:style-name="P3">009 <text:s text:c="4"/>025 <text:s text:c="4"/>001 <text:s text:c="4"/>003 <text:s text:c="4"/>12810 <text:s text:c="2"/>143</text:p>
      <text:p text:style-name="P3">010 <text:s text:c="4"/>029 <text:s text:c="4"/>001 <text:s text:c="4"/>003 <text:s text:c="4"/>12810 <text:s text:c="2"/>143</text:p>
      <text:p text:style-name="P3">009 <text:s text:c="4"/>035 <text:s text:c="4"/>001 <text:s text:c="4"/>003 <text:s text:c="4"/>12810 <text:s text:c="2"/>143</text:p>
      <text:p text:style-name="P3">009 <text:s text:c="4"/>035 <text:s text:c="4"/>001 <text:s text:c="4"/>003 <text:s text:c="4"/>12810 <text:s text:c="2"/>143</text:p>
      <text:p text:style-name="P3">009 <text:s text:c="4"/>035 <text:s text:c="4"/>001 <text:s text:c="4"/>004 <text:s text:c="4"/>12810 <text:s text:c="2"/>143</text:p>
      <text:p text:style-name="P3">009 <text:s text:c="4"/>036 <text:s text:c="4"/>001 <text:s text:c="4"/>004 <text:s text:c="4"/>12810 <text:s text:c="2"/>143</text:p>
      <text:p text:style-name="P3">009 <text:s text:c="4"/>031 <text:s text:c="4"/>001 <text:s text:c="4"/>004 <text:s text:c="4"/>12810 <text:s text:c="2"/>143</text:p>
      <text:p text:style-name="P3">009 <text:s text:c="4"/>031 <text:s text:c="4"/>001 <text:s text:c="4"/>003 <text:s text:c="4"/>12810 <text:s text:c="2"/>143</text:p>
      <text:p text:style-name="P3">009 <text:s text:c="4"/>028 <text:s text:c="4"/>001 <text:s text:c="4"/>003 <text:s text:c="4"/>12810 <text:s text:c="2"/>143</text:p>
      <text:p text:style-name="P3">010 <text:s text:c="4"/>030 <text:s text:c="4"/>001 <text:s text:c="4"/>003 <text:s text:c="4"/>12810 <text:s text:c="2"/>143</text:p>
      <text:p text:style-name="P3">010 <text:s text:c="4"/>030 <text:s text:c="4"/>001 <text:s text:c="4"/>003 <text:s text:c="4"/>12810 <text:s text:c="2"/>143</text:p>
      <text:p text:style-name="P3">011 <text:s text:c="4"/>036 <text:s text:c="4"/>001 <text:s text:c="4"/>004 <text:s text:c="4"/>12810 <text:s text:c="2"/>143</text:p>
      <text:p text:style-name="P3">011 <text:s text:c="4"/>035 <text:s text:c="4"/>001 <text:s text:c="4"/>004 <text:s text:c="4"/>12810 <text:s text:c="2"/>143</text:p>
      <text:p text:style-name="P3">011 <text:s text:c="4"/>029 <text:s text:c="4"/>001 <text:s text:c="4"/>004 <text:s text:c="4"/>12810 <text:s text:c="2"/>143</text:p>
      <text:p text:style-name="P3">012 <text:s text:c="4"/>027 <text:s text:c="4"/>001 <text:s text:c="4"/>004 <text:s text:c="4"/>12810 <text:s text:c="2"/>143</text:p>
      <text:p text:style-name="P3">011 <text:s text:c="4"/>027 <text:s text:c="4"/>001 <text:s text:c="4"/>004 <text:s text:c="4"/>12810 <text:s text:c="2"/>143</text:p>
      <text:p text:style-name="P3">011 <text:s text:c="4"/>030 <text:s text:c="4"/>001 <text:s text:c="4"/>004 <text:s text:c="4"/>12810 <text:s text:c="2"/>143</text:p>
      <text:p text:style-name="P3">012 <text:s text:c="4"/>031 <text:s text:c="4"/>001 <text:s text:c="4"/>004 <text:s text:c="4"/>12810 <text:s text:c="2"/>143</text:p>
      <text:p text:style-name="P3">012 <text:s text:c="4"/>038 <text:s text:c="4"/>001 <text:s text:c="4"/>004 <text:s text:c="4"/>12810 <text:s text:c="2"/>143</text:p>
      <text:p text:style-name="P3">012 <text:s text:c="4"/>039 <text:s text:c="4"/>001 <text:s text:c="4"/>004 <text:s text:c="4"/>12810 <text:s text:c="2"/>143</text:p>
      <text:p text:style-name="P3">012 <text:s text:c="4"/>038 <text:s text:c="4"/>001 <text:s text:c="4"/>004 <text:s text:c="4"/>12810 <text:s text:c="2"/>143</text:p>
      <text:p text:style-name="P3">011 <text:s text:c="4"/>031 <text:s text:c="4"/>001 <text:s text:c="4"/>004 <text:s text:c="4"/>12810 <text:s text:c="2"/>143</text:p>
      <text:p text:style-name="P3">011 <text:s text:c="4"/>032 <text:s text:c="4"/>001 <text:s text:c="4"/>004 <text:s text:c="4"/>12810 <text:s text:c="2"/>143</text:p>
      <text:p text:style-name="P3">011 <text:s text:c="4"/>028 <text:s text:c="4"/>001 <text:s text:c="4"/>004 <text:s text:c="4"/>12810 <text:s text:c="2"/>143</text:p>
      <text:p text:style-name="P3">012 <text:s text:c="4"/>031 <text:s text:c="4"/>001 <text:s text:c="4"/>004 <text:s text:c="4"/>12810 <text:s text:c="2"/>143</text:p>
      <text:p text:style-name="P3">011 <text:s text:c="4"/>032 <text:s text:c="4"/>001 <text:s text:c="4"/>004 <text:s text:c="4"/>12810 <text:s text:c="2"/>143</text:p>
      <text:p text:style-name="P3"><text:soft-page-break/>011 <text:s text:c="4"/>029 <text:s text:c="4"/>001 <text:s text:c="4"/>004 <text:s text:c="4"/>12810 <text:s text:c="2"/>143</text:p>
      <text:p text:style-name="P3">011 <text:s text:c="4"/>030 <text:s text:c="4"/>001 <text:s text:c="4"/>004 <text:s text:c="4"/>12810 <text:s text:c="2"/>143</text:p>
      <text:p text:style-name="P3">011 <text:s text:c="4"/>030 <text:s text:c="4"/>001 <text:s text:c="4"/>004 <text:s text:c="4"/>12810 <text:s text:c="2"/>143</text:p>
      <text:p text:style-name="P3">012 <text:s text:c="4"/>036 <text:s text:c="4"/>001 <text:s text:c="4"/>004 <text:s text:c="4"/>12810 <text:s text:c="2"/>143</text:p>
      <text:p text:style-name="P3">011 <text:s text:c="4"/>044 <text:s text:c="4"/>001 <text:s text:c="4"/>004 <text:s text:c="4"/>12810 <text:s text:c="2"/>143</text:p>
      <text:p text:style-name="P3">011 <text:s text:c="4"/>044 <text:s text:c="4"/>001 <text:s text:c="4"/>004 <text:s text:c="4"/>12810 <text:s text:c="2"/>143</text:p>
      <text:p text:style-name="P3">011 <text:s text:c="4"/>043 <text:s text:c="4"/>001 <text:s text:c="4"/>005 <text:s text:c="4"/>12810 <text:s text:c="2"/>143</text:p>
      <text:p text:style-name="P3">011 <text:s text:c="4"/>037 <text:s text:c="4"/>001 <text:s text:c="4"/>005 <text:s text:c="4"/>12810 <text:s text:c="2"/>143</text:p>
      <text:p text:style-name="P3">011 <text:s text:c="4"/>031 <text:s text:c="4"/>001 <text:s text:c="4"/>004 <text:s text:c="4"/>12810 <text:s text:c="2"/>143</text:p>
      <text:p text:style-name="P3">011 <text:s text:c="4"/>031 <text:s text:c="4"/>001 <text:s text:c="4"/>004 <text:s text:c="4"/>12810 <text:s text:c="2"/>143</text:p>
      <text:p text:style-name="P3">009 <text:s text:c="4"/>028 <text:s text:c="4"/>001 <text:s text:c="4"/>004 <text:s text:c="4"/>12810 <text:s text:c="2"/>143</text:p>
      <text:p text:style-name="P3">011 <text:s text:c="4"/>029 <text:s text:c="4"/>001 <text:s text:c="4"/>004 <text:s text:c="4"/>12810 <text:s text:c="2"/>143</text:p>
      <text:p text:style-name="P3">009 <text:s text:c="4"/>032 <text:s text:c="4"/>001 <text:s text:c="4"/>004 <text:s text:c="4"/>12810 <text:s text:c="2"/>143</text:p>
      <text:p text:style-name="P3">011 <text:s text:c="4"/>038 <text:s text:c="4"/>001 <text:s text:c="4"/>004 <text:s text:c="4"/>12810 <text:s text:c="2"/>143</text:p>
      <text:p text:style-name="P3">011 <text:s text:c="4"/>037 <text:s text:c="4"/>001 <text:s text:c="4"/>004 <text:s text:c="4"/>12810 <text:s text:c="2"/>143</text:p>
      <text:p text:style-name="P3">011 <text:s text:c="4"/>039 <text:s text:c="4"/>001 <text:s text:c="4"/>005 <text:s text:c="4"/>12810 <text:s text:c="2"/>143</text:p>
      <text:p text:style-name="P3">011 <text:s text:c="4"/>040 <text:s text:c="4"/>001 <text:s text:c="4"/>005 <text:s text:c="4"/>12810 <text:s text:c="2"/>143</text:p>
      <text:p text:style-name="P3">010 <text:s text:c="4"/>032 <text:s text:c="4"/>001 <text:s text:c="4"/>005 <text:s text:c="4"/>12810 <text:s text:c="2"/>143</text:p>
      <text:p text:style-name="P3">010 <text:s text:c="4"/>028 <text:s text:c="4"/>001 <text:s text:c="4"/>004 <text:s text:c="4"/>12810 <text:s text:c="2"/>143</text:p>
      <text:p text:style-name="P3">010 <text:s text:c="4"/>027 <text:s text:c="4"/>001 <text:s text:c="4"/>004 <text:s text:c="4"/>12810 <text:s text:c="2"/>143</text:p>
      <text:p text:style-name="P3">010 <text:s text:c="4"/>029 <text:s text:c="4"/>001 <text:s text:c="4"/>004 <text:s text:c="4"/>12810 <text:s text:c="2"/>143</text:p>
      <text:p text:style-name="P3">010 <text:s text:c="4"/>029 <text:s text:c="4"/>001 <text:s text:c="4"/>004 <text:s text:c="4"/>12810 <text:s text:c="2"/>143</text:p>
      <text:p text:style-name="P3">011 <text:s text:c="4"/>034 <text:s text:c="4"/>001 <text:s text:c="4"/>004 <text:s text:c="4"/>12810 <text:s text:c="2"/>143</text:p>
      <text:p text:style-name="P3">013 <text:s text:c="4"/>034 <text:s text:c="4"/>001 <text:s text:c="4"/>005 <text:s text:c="4"/>12810 <text:s text:c="2"/>143</text:p>
      <text:p text:style-name="P3">012 <text:s text:c="4"/>042 <text:s text:c="4"/>001 <text:s text:c="4"/>005 <text:s text:c="4"/>12810 <text:s text:c="2"/>143</text:p>
      <text:p text:style-name="P3">010 <text:s text:c="4"/>031 <text:s text:c="4"/>001 <text:s text:c="4"/>005 <text:s text:c="4"/>12810 <text:s text:c="2"/>143</text:p>
      <text:p text:style-name="P3">012 <text:s text:c="4"/>028 <text:s text:c="4"/>001 <text:s text:c="4"/>005 <text:s text:c="4"/>12810 <text:s text:c="2"/>143</text:p>
      <text:p text:style-name="P3">012 <text:s text:c="4"/>029 <text:s text:c="4"/>001 <text:s text:c="4"/>004 <text:s text:c="4"/>12810 <text:s text:c="2"/>143</text:p>
      <text:p text:style-name="P3">013 <text:s text:c="4"/>031 <text:s text:c="4"/>001 <text:s text:c="4"/>005 <text:s text:c="4"/>12810 <text:s text:c="2"/>143</text:p>
      <text:p text:style-name="P3">012 <text:s text:c="4"/>044 <text:s text:c="4"/>001 <text:s text:c="4"/>005 <text:s text:c="4"/>12810 <text:s text:c="2"/>143</text:p>
      <text:p text:style-name="P3">014 <text:s text:c="4"/>038 <text:s text:c="4"/>001 <text:s text:c="4"/>005 <text:s text:c="4"/>12810 <text:s text:c="2"/>143</text:p>
      <text:p text:style-name="P3">013 <text:s text:c="4"/>032 <text:s text:c="4"/>001 <text:s text:c="4"/>005 <text:s text:c="4"/>12810 <text:s text:c="2"/>143</text:p>
      <text:p text:style-name="P3">011 <text:s text:c="4"/>032 <text:s text:c="4"/>001 <text:s text:c="4"/>005 <text:s text:c="4"/>12810 <text:s text:c="2"/>143</text:p>
      <text:p text:style-name="P3">013 <text:s text:c="4"/>030 <text:s text:c="4"/>001 <text:s text:c="4"/>005 <text:s text:c="4"/>12810 <text:s text:c="2"/>143</text:p>
      <text:p text:style-name="P3">013 <text:s text:c="4"/>029 <text:s text:c="4"/>001 <text:s text:c="4"/>005 <text:s text:c="4"/>12810 <text:s text:c="2"/>143</text:p>
      <text:p text:style-name="P3">013 <text:s text:c="4"/>032 <text:s text:c="4"/>001 <text:s text:c="4"/>005 <text:s text:c="4"/>12810 <text:s text:c="2"/>143</text:p>
      <text:p text:style-name="P3">014 <text:s text:c="4"/>039 <text:s text:c="4"/>001 <text:s text:c="4"/>005 <text:s text:c="4"/>12810 <text:s text:c="2"/>143</text:p>
      <text:p text:style-name="P3">014 <text:s text:c="4"/>039 <text:s text:c="4"/>001 <text:s text:c="4"/>005 <text:s text:c="4"/>12810 <text:s text:c="2"/>143</text:p>
      <text:p text:style-name="P3">015 <text:s text:c="4"/>039 <text:s text:c="4"/>001 <text:s text:c="4"/>005 <text:s text:c="4"/>12810 <text:s text:c="2"/>143</text:p>
      <text:p text:style-name="P3">012 <text:s text:c="4"/>037 <text:s text:c="4"/>001 <text:s text:c="4"/>005 <text:s text:c="4"/>12810 <text:s text:c="2"/>143</text:p>
      <text:p text:style-name="P3">014 <text:s text:c="4"/>031 <text:s text:c="4"/>001 <text:s text:c="4"/>005 <text:s text:c="4"/>12810 <text:s text:c="2"/>143</text:p>
      <text:p text:style-name="P3">011 <text:s text:c="4"/>028 <text:s text:c="4"/>001 <text:s text:c="4"/>005 <text:s text:c="4"/>12810 <text:s text:c="2"/>143</text:p>
      <text:p text:style-name="P3">012 <text:s text:c="4"/>028 <text:s text:c="4"/>001 <text:s text:c="4"/>005 <text:s text:c="4"/>12810 <text:s text:c="2"/>143</text:p>
      <text:p text:style-name="P3">011 <text:s text:c="4"/>030 <text:s text:c="4"/>001 <text:s text:c="4"/>005 <text:s text:c="4"/>12810 <text:s text:c="2"/>143</text:p>
      <text:p text:style-name="P3">013 <text:s text:c="4"/>031 <text:s text:c="4"/>001 <text:s text:c="4"/>005 <text:s text:c="4"/>12810 <text:s text:c="2"/>143</text:p>
      <text:p text:style-name="P3">012 <text:s text:c="4"/>037 <text:s text:c="4"/>001 <text:s text:c="4"/>005 <text:s text:c="4"/>12810 <text:s text:c="2"/>143</text:p>
      <text:p text:style-name="P3">014 <text:s text:c="4"/>044 <text:s text:c="4"/>001 <text:s text:c="4"/>005 <text:s text:c="4"/>12810 <text:s text:c="2"/>143</text:p>
      <text:p text:style-name="P3">014 <text:s text:c="4"/>044 <text:s text:c="4"/>001 <text:s text:c="4"/>006 <text:s text:c="4"/>12810 <text:s text:c="2"/>143</text:p>
      <text:p text:style-name="P3">013 <text:s text:c="4"/>038 <text:s text:c="4"/>001 <text:s text:c="4"/>006 <text:s text:c="4"/>12810 <text:s text:c="2"/>143</text:p>
      <text:p text:style-name="P3"><text:soft-page-break/>013 <text:s text:c="4"/>038 <text:s text:c="4"/>001 <text:s text:c="4"/>005 <text:s text:c="4"/>12810 <text:s text:c="2"/>143</text:p>
      <text:p text:style-name="P3">014 <text:s text:c="4"/>031 <text:s text:c="4"/>001 <text:s text:c="4"/>005 <text:s text:c="4"/>12810 <text:s text:c="2"/>143</text:p>
      <text:p text:style-name="P3">012 <text:s text:c="4"/>029 <text:s text:c="4"/>001 <text:s text:c="4"/>005 <text:s text:c="4"/>12810 <text:s text:c="2"/>143</text:p>
      <text:p text:style-name="P3">015 <text:s text:c="4"/>033 <text:s text:c="4"/>001 <text:s text:c="4"/>006 <text:s text:c="4"/>12810 <text:s text:c="2"/>143</text:p>
      <text:p text:style-name="P3">014 <text:s text:c="4"/>030 <text:s text:c="4"/>001 <text:s text:c="4"/>005 <text:s text:c="4"/>12810 <text:s text:c="2"/>143</text:p>
      <text:p text:style-name="P3">014 <text:s text:c="4"/>030 <text:s text:c="4"/>001 <text:s text:c="4"/>005 <text:s text:c="4"/>12810 <text:s text:c="2"/>143</text:p>
      <text:p text:style-name="P3">014 <text:s text:c="4"/>033 <text:s text:c="4"/>001 <text:s text:c="4"/>005 <text:s text:c="4"/>12810 <text:s text:c="2"/>143</text:p>
      <text:p text:style-name="P3">016 <text:s text:c="4"/>034 <text:s text:c="4"/>001 <text:s text:c="4"/>005 <text:s text:c="4"/>12810 <text:s text:c="2"/>143</text:p>
      <text:p text:style-name="P3">016 <text:s text:c="4"/>041 <text:s text:c="4"/>001 <text:s text:c="4"/>005 <text:s text:c="4"/>12810 <text:s text:c="2"/>143</text:p>
      <text:p text:style-name="P3">015 <text:s text:c="4"/>041 <text:s text:c="4"/>001 <text:s text:c="4"/>006 <text:s text:c="4"/>12810 <text:s text:c="2"/>143</text:p>
      <text:p text:style-name="P3">016 <text:s text:c="4"/>045 <text:s text:c="4"/>001 <text:s text:c="4"/>006 <text:s text:c="4"/>12810 <text:s text:c="2"/>143</text:p>
      <text:p text:style-name="P3">015 <text:s text:c="4"/>037 <text:s text:c="4"/>001 <text:s text:c="4"/>006 <text:s text:c="4"/>12810 <text:s text:c="2"/>143</text:p>
      <text:p text:style-name="P3">015 <text:s text:c="4"/>038 <text:s text:c="4"/>001 <text:s text:c="4"/>005 <text:s text:c="4"/>12810 <text:s text:c="2"/>143</text:p>
      <text:p text:style-name="P3">016 <text:s text:c="4"/>033 <text:s text:c="4"/>001 <text:s text:c="4"/>005 <text:s text:c="4"/>12810 <text:s text:c="2"/>143</text:p>
      <text:p text:style-name="P3">016 <text:s text:c="4"/>033 <text:s text:c="4"/>001 <text:s text:c="4"/>005 <text:s text:c="4"/>12810 <text:s text:c="2"/>143</text:p>
      <text:p text:style-name="P3">016 <text:s text:c="4"/>033 <text:s text:c="4"/>001 <text:s text:c="4"/>005 <text:s text:c="4"/>12810 <text:s text:c="2"/>143</text:p>
      <text:p text:style-name="P3">018 <text:s text:c="4"/>040 <text:s text:c="4"/>001 <text:s text:c="4"/>005 <text:s text:c="4"/>12810 <text:s text:c="2"/>143</text:p>
      <text:p text:style-name="P3">019 <text:s text:c="4"/>040 <text:s text:c="4"/>001 <text:s text:c="4"/>006 <text:s text:c="4"/>12810 <text:s text:c="2"/>143</text:p>
      <text:p text:style-name="P3">019 <text:s text:c="4"/>049 <text:s text:c="4"/>001 <text:s text:c="4"/>006 <text:s text:c="4"/>12810 <text:s text:c="2"/>143</text:p>
      <text:p text:style-name="P3">019 <text:s text:c="4"/>050 <text:s text:c="4"/>001 <text:s text:c="4"/>006 <text:s text:c="4"/>12810 <text:s text:c="2"/>143</text:p>
      <text:p text:style-name="P3">018 <text:s text:c="4"/>043 <text:s text:c="4"/>001 <text:s text:c="4"/>006 <text:s text:c="4"/>12810 <text:s text:c="2"/>143</text:p>
      <text:p text:style-name="P3">017 <text:s text:c="4"/>035 <text:s text:c="4"/>001 <text:s text:c="4"/>006 <text:s text:c="4"/>12810 <text:s text:c="2"/>143</text:p>
      <text:p text:style-name="P3">017 <text:s text:c="4"/>034 <text:s text:c="4"/>001 <text:s text:c="4"/>006 <text:s text:c="4"/>12810 <text:s text:c="2"/>143</text:p>
      <text:p text:style-name="P3">017 <text:s text:c="4"/>034 <text:s text:c="4"/>001 <text:s text:c="4"/>006 <text:s text:c="4"/>12810 <text:s text:c="2"/>143</text:p>
      <text:p text:style-name="P3">019 <text:s text:c="4"/>043 <text:s text:c="4"/>001 <text:s text:c="4"/>006 <text:s text:c="4"/>12810 <text:s text:c="2"/>143</text:p>
      <text:p text:style-name="P3">019 <text:s text:c="4"/>050 <text:s text:c="4"/>001 <text:s text:c="4"/>006 <text:s text:c="4"/>12810 <text:s text:c="2"/>143</text:p>
      <text:p text:style-name="P3">018 <text:s text:c="4"/>049 <text:s text:c="4"/>001 <text:s text:c="4"/>006 <text:s text:c="4"/>12810 <text:s text:c="2"/>143</text:p>
      <text:p text:style-name="P3">018 <text:s text:c="4"/>040 <text:s text:c="4"/>001 <text:s text:c="4"/>006 <text:s text:c="4"/>12810 <text:s text:c="2"/>143</text:p>
      <text:p text:style-name="P3">018 <text:s text:c="4"/>034 <text:s text:c="4"/>001 <text:s text:c="4"/>006 <text:s text:c="4"/>12810 <text:s text:c="2"/>143</text:p>
      <text:p text:style-name="P3">016 <text:s text:c="4"/>033 <text:s text:c="4"/>001 <text:s text:c="4"/>006 <text:s text:c="4"/>12810 <text:s text:c="2"/>143</text:p>
      <text:p text:style-name="P3">019 <text:s text:c="4"/>041 <text:s text:c="4"/>001 <text:s text:c="4"/>006 <text:s text:c="4"/>12810 <text:s text:c="2"/>143</text:p>
      <text:p text:style-name="P3">019 <text:s text:c="4"/>036 <text:s text:c="4"/>001 <text:s text:c="4"/>006 <text:s text:c="4"/>12810 <text:s text:c="2"/>143</text:p>
      <text:p text:style-name="P3">017 <text:s text:c="4"/>034 <text:s text:c="4"/>001 <text:s text:c="4"/>006 <text:s text:c="4"/>12810 <text:s text:c="2"/>143</text:p>
      <text:p text:style-name="P3">019 <text:s text:c="4"/>033 <text:s text:c="4"/>001 <text:s text:c="4"/>005 <text:s text:c="4"/>12810 <text:s text:c="2"/>143</text:p>
      <text:p text:style-name="P3">019 <text:s text:c="4"/>038 <text:s text:c="4"/>001 <text:s text:c="4"/>005 <text:s text:c="4"/>12810 <text:s text:c="2"/>143</text:p>
      <text:p text:style-name="P3">019 <text:s text:c="4"/>039 <text:s text:c="4"/>001 <text:s text:c="4"/>006 <text:s text:c="4"/>12810 <text:s text:c="2"/>143</text:p>
      <text:p text:style-name="P3">019 <text:s text:c="4"/>048 <text:s text:c="4"/>001 <text:s text:c="4"/>006 <text:s text:c="4"/>12810 <text:s text:c="2"/>143</text:p>
      <text:p text:style-name="P3">019 <text:s text:c="4"/>048 <text:s text:c="4"/>001 <text:s text:c="4"/>006 <text:s text:c="4"/>12810 <text:s text:c="2"/>143</text:p>
      <text:p text:style-name="P3">019 <text:s text:c="4"/>047 <text:s text:c="4"/>001 <text:s text:c="4"/>006 <text:s text:c="4"/>12810 <text:s text:c="2"/>143</text:p>
      <text:p text:style-name="P3">020 <text:s text:c="4"/>039 <text:s text:c="4"/>001 <text:s text:c="4"/>006 <text:s text:c="4"/>12810 <text:s text:c="2"/>143</text:p>
      <text:p text:style-name="P3">020 <text:s text:c="4"/>039 <text:s text:c="4"/>001 <text:s text:c="4"/>006 <text:s text:c="4"/>12810 <text:s text:c="2"/>143</text:p>
      <text:p text:style-name="P3">019 <text:s text:c="4"/>033 <text:s text:c="4"/>001 <text:s text:c="4"/>006 <text:s text:c="4"/>12810 <text:s text:c="2"/>143</text:p>
      <text:p text:style-name="P3">020 <text:s text:c="4"/>034 <text:s text:c="4"/>001 <text:s text:c="4"/>005 <text:s text:c="4"/>12810 <text:s text:c="2"/>143</text:p>
      <text:p text:style-name="P3">021 <text:s text:c="4"/>034 <text:s text:c="4"/>001 <text:s text:c="4"/>006 <text:s text:c="4"/>12810 <text:s text:c="2"/>143</text:p>
      <text:p text:style-name="P3">021 <text:s text:c="4"/>041 <text:s text:c="4"/>001 <text:s text:c="4"/>006 <text:s text:c="4"/>12810 <text:s text:c="2"/>143</text:p>
      <text:p text:style-name="P3">023 <text:s text:c="4"/>041 <text:s text:c="4"/>001 <text:s text:c="4"/>006 <text:s text:c="4"/>12810 <text:s text:c="2"/>143</text:p>
      <text:p text:style-name="P3">023 <text:s text:c="4"/>049 <text:s text:c="4"/>001 <text:s text:c="4"/>006 <text:s text:c="4"/>12810 <text:s text:c="2"/>143</text:p>
      <text:p text:style-name="P3">024 <text:s text:c="4"/>042 <text:s text:c="4"/>001 <text:s text:c="4"/>007 <text:s text:c="4"/>12810 <text:s text:c="2"/>143</text:p>
      <text:p text:style-name="P3">023 <text:s text:c="4"/>042 <text:s text:c="4"/>001 <text:s text:c="4"/>006 <text:s text:c="4"/>12810 <text:s text:c="2"/>143</text:p>
      <text:p text:style-name="P3"><text:soft-page-break/>024 <text:s text:c="4"/>035 <text:s text:c="4"/>001 <text:s text:c="4"/>006 <text:s text:c="4"/>12810 <text:s text:c="2"/>143</text:p>
      <text:p text:style-name="P3">023 <text:s text:c="4"/>034 <text:s text:c="4"/>001 <text:s text:c="4"/>006 <text:s text:c="4"/>12810 <text:s text:c="2"/>143</text:p>
      <text:p text:style-name="P3">023 <text:s text:c="4"/>033 <text:s text:c="4"/>001 <text:s text:c="4"/>006 <text:s text:c="4"/>12810 <text:s text:c="2"/>143</text:p>
      <text:p text:style-name="P3">023 <text:s text:c="4"/>037 <text:s text:c="4"/>001 <text:s text:c="4"/>005 <text:s text:c="4"/>12810 <text:s text:c="2"/>143</text:p>
      <text:p text:style-name="P3">022 <text:s text:c="4"/>037 <text:s text:c="4"/>001 <text:s text:c="4"/>005 <text:s text:c="4"/>12810 <text:s text:c="2"/>143</text:p>
      <text:p text:style-name="P3">024 <text:s text:c="4"/>045 <text:s text:c="4"/>001 <text:s text:c="4"/>006 <text:s text:c="4"/>12810 <text:s text:c="2"/>143</text:p>
      <text:p text:style-name="P3">023 <text:s text:c="4"/>046 <text:s text:c="4"/>001 <text:s text:c="4"/>006 <text:s text:c="4"/>12810 <text:s text:c="2"/>143</text:p>
      <text:p text:style-name="P3">024 <text:s text:c="4"/>045 <text:s text:c="4"/>001 <text:s text:c="4"/>006 <text:s text:c="4"/>12810 <text:s text:c="2"/>143</text:p>
      <text:p text:style-name="P3">022 <text:s text:c="4"/>033 <text:s text:c="4"/>001 <text:s text:c="4"/>006 <text:s text:c="4"/>12810 <text:s text:c="2"/>143</text:p>
      <text:p text:style-name="P3">022 <text:s text:c="4"/>032 <text:s text:c="4"/>001 <text:s text:c="4"/>005 <text:s text:c="4"/>12810 <text:s text:c="2"/>143</text:p>
      <text:p text:style-name="P3">021 <text:s text:c="4"/>032 <text:s text:c="4"/>001 <text:s text:c="4"/>005 <text:s text:c="4"/>12810 <text:s text:c="2"/>143</text:p>
      <text:p text:style-name="P3">022 <text:s text:c="4"/>037 <text:s text:c="4"/>001 <text:s text:c="4"/>006 <text:s text:c="4"/>12810 <text:s text:c="2"/>143</text:p>
      <text:p text:style-name="P3">024 <text:s text:c="4"/>043 <text:s text:c="4"/>001 <text:s text:c="4"/>006 <text:s text:c="4"/>12810 <text:s text:c="2"/>143</text:p>
      <text:p text:style-name="P3">023 <text:s text:c="4"/>042 <text:s text:c="4"/>001 <text:s text:c="4"/>006 <text:s text:c="4"/>12810 <text:s text:c="2"/>143</text:p>
      <text:p text:style-name="P3">022 <text:s text:c="4"/>040 <text:s text:c="4"/>001 <text:s text:c="4"/>006 <text:s text:c="4"/>12810 <text:s text:c="2"/>143</text:p>
      <text:p text:style-name="P3">022 <text:s text:c="4"/>039 <text:s text:c="4"/>001 <text:s text:c="4"/>006 <text:s text:c="4"/>12810 <text:s text:c="2"/>143</text:p>
      <text:p text:style-name="P3">020 <text:s text:c="4"/>032 <text:s text:c="4"/>001 <text:s text:c="4"/>006 <text:s text:c="4"/>12810 <text:s text:c="2"/>143</text:p>
      <text:p text:style-name="P3">020 <text:s text:c="4"/>030 <text:s text:c="4"/>001 <text:s text:c="4"/>005 <text:s text:c="4"/>12810 <text:s text:c="2"/>143</text:p>
      <text:p text:style-name="P3">021 <text:s text:c="4"/>035 <text:s text:c="4"/>001 <text:s text:c="4"/>006 <text:s text:c="4"/>12810 <text:s text:c="2"/>143</text:p>
      <text:p text:style-name="P3">021 <text:s text:c="4"/>041 <text:s text:c="4"/>001 <text:s text:c="4"/>006 <text:s text:c="4"/>12810 <text:s text:c="2"/>143</text:p>
      <text:p text:style-name="P3">021 <text:s text:c="4"/>041 <text:s text:c="4"/>001 <text:s text:c="4"/>006 <text:s text:c="4"/>12810 <text:s text:c="2"/>143</text:p>
      <text:p text:style-name="P3">021 <text:s text:c="4"/>035 <text:s text:c="4"/>001 <text:s text:c="4"/>007 <text:s text:c="4"/>12810 <text:s text:c="2"/>143</text:p>
      <text:p text:style-name="P3">021 <text:s text:c="4"/>035 <text:s text:c="4"/>001 <text:s text:c="4"/>006 <text:s text:c="4"/>12810 <text:s text:c="2"/>143</text:p>
      <text:p text:style-name="P3">021 <text:s text:c="4"/>031 <text:s text:c="4"/>001 <text:s text:c="4"/>006 <text:s text:c="4"/>12810 <text:s text:c="2"/>143</text:p>
      <text:p text:style-name="P3">022 <text:s text:c="4"/>029 <text:s text:c="4"/>001 <text:s text:c="4"/>006 <text:s text:c="4"/>12810 <text:s text:c="2"/>143</text:p>
      <text:p text:style-name="P3">023 <text:s text:c="4"/>029 <text:s text:c="4"/>001 <text:s text:c="4"/>006 <text:s text:c="4"/>12810 <text:s text:c="2"/>143</text:p>
      <text:p text:style-name="P3">021 <text:s text:c="4"/>033 <text:s text:c="4"/>001 <text:s text:c="4"/>006 <text:s text:c="4"/>12810 <text:s text:c="2"/>143</text:p>
      <text:p text:style-name="P3">022 <text:s text:c="4"/>033 <text:s text:c="4"/>001 <text:s text:c="4"/>006 <text:s text:c="4"/>12810 <text:s text:c="2"/>143</text:p>
      <text:p text:style-name="P3">023 <text:s text:c="4"/>040 <text:s text:c="4"/>001 <text:s text:c="4"/>006 <text:s text:c="4"/>12810 <text:s text:c="2"/>143</text:p>
      <text:p text:style-name="P3">024 <text:s text:c="4"/>040 <text:s text:c="4"/>001 <text:s text:c="4"/>007 <text:s text:c="4"/>12810 <text:s text:c="2"/>143</text:p>
      <text:p text:style-name="P3">022 <text:s text:c="4"/>041 <text:s text:c="4"/>001 <text:s text:c="4"/>007 <text:s text:c="4"/>12810 <text:s text:c="2"/>143</text:p>
      <text:p text:style-name="P3">023 <text:s text:c="4"/>035 <text:s text:c="4"/>001 <text:s text:c="4"/>006 <text:s text:c="4"/>12810 <text:s text:c="2"/>143</text:p>
      <text:p text:style-name="P3">023 <text:s text:c="4"/>034 <text:s text:c="4"/>001 <text:s text:c="4"/>006 <text:s text:c="4"/>12810 <text:s text:c="2"/>143</text:p>
      <text:p text:style-name="P3">024 <text:s text:c="4"/>030 <text:s text:c="4"/>001 <text:s text:c="4"/>006 <text:s text:c="4"/>12810 <text:s text:c="2"/>143</text:p>
      <text:p text:style-name="P3">022 <text:s text:c="4"/>032 <text:s text:c="4"/>001 <text:s text:c="4"/>006 <text:s text:c="4"/>12810 <text:s text:c="2"/>143</text:p>
      <text:p text:style-name="P3">026 <text:s text:c="4"/>043 <text:s text:c="4"/>001 <text:s text:c="4"/>006 <text:s text:c="4"/>12810 <text:s text:c="2"/>143</text:p>
      <text:p text:style-name="P3">025 <text:s text:c="4"/>043 <text:s text:c="4"/>001 <text:s text:c="4"/>007 <text:s text:c="4"/>12810 <text:s text:c="2"/>143</text:p>
      <text:p text:style-name="P3">024 <text:s text:c="4"/>041 <text:s text:c="4"/>001 <text:s text:c="4"/>007 <text:s text:c="4"/>12810 <text:s text:c="2"/>143</text:p>
      <text:p text:style-name="P3">024 <text:s text:c="4"/>035 <text:s text:c="4"/>001 <text:s text:c="4"/>006 <text:s text:c="4"/>12810 <text:s text:c="2"/>143</text:p>
      <text:p text:style-name="P3">024 <text:s text:c="4"/>035 <text:s text:c="4"/>001 <text:s text:c="4"/>006 <text:s text:c="4"/>12810 <text:s text:c="2"/>143</text:p>
      <text:p text:style-name="P3">024 <text:s text:c="4"/>031 <text:s text:c="4"/>001 <text:s text:c="4"/>006 <text:s text:c="4"/>12810 <text:s text:c="2"/>143</text:p>
      <text:p text:style-name="P3">024 <text:s text:c="4"/>031 <text:s text:c="4"/>001 <text:s text:c="4"/>006 <text:s text:c="4"/>12810 <text:s text:c="2"/>143</text:p>
      <text:p text:style-name="P3">024 <text:s text:c="4"/>033 <text:s text:c="4"/>001 <text:s text:c="4"/>006 <text:s text:c="4"/>12810 <text:s text:c="2"/>143</text:p>
      <text:p text:style-name="P3">024 <text:s text:c="4"/>039 <text:s text:c="4"/>001 <text:s text:c="4"/>006 <text:s text:c="4"/>12810 <text:s text:c="2"/>143</text:p>
      <text:p text:style-name="P3">026 <text:s text:c="4"/>039 <text:s text:c="4"/>001 <text:s text:c="4"/>006 <text:s text:c="4"/>12810 <text:s text:c="2"/>143</text:p>
      <text:p text:style-name="P3">024 <text:s text:c="4"/>045 <text:s text:c="4"/>001 <text:s text:c="4"/>006 <text:s text:c="4"/>12810 <text:s text:c="2"/>143</text:p>
      <text:p text:style-name="P3">024 <text:s text:c="4"/>045 <text:s text:c="4"/>001 <text:s text:c="4"/>007 <text:s text:c="4"/>12810 <text:s text:c="2"/>143</text:p>
      <text:p text:style-name="P3">024 <text:s text:c="4"/>038 <text:s text:c="4"/>001 <text:s text:c="4"/>007 <text:s text:c="4"/>12810 <text:s text:c="2"/>143</text:p>
      <text:p text:style-name="P3">024 <text:s text:c="4"/>038 <text:s text:c="4"/>001 <text:s text:c="4"/>006 <text:s text:c="4"/>12810 <text:s text:c="2"/>143</text:p>
      <text:p text:style-name="P3"><text:soft-page-break/>024 <text:s text:c="4"/>033 <text:s text:c="4"/>001 <text:s text:c="4"/>006 <text:s text:c="4"/>12810 <text:s text:c="2"/>143</text:p>
      <text:p text:style-name="P3">023 <text:s text:c="4"/>033 <text:s text:c="4"/>001 <text:s text:c="4"/>006 <text:s text:c="4"/>12810 <text:s text:c="2"/>143</text:p>
      <text:p text:style-name="P3">024 <text:s text:c="4"/>033 <text:s text:c="4"/>001 <text:s text:c="4"/>006 <text:s text:c="4"/>12810 <text:s text:c="2"/>143</text:p>
      <text:p text:style-name="P3">024 <text:s text:c="4"/>038 <text:s text:c="4"/>001 <text:s text:c="4"/>006 <text:s text:c="4"/>12810 <text:s text:c="2"/>143</text:p>
      <text:p text:style-name="P3">025 <text:s text:c="4"/>038 <text:s text:c="4"/>001 <text:s text:c="4"/>006 <text:s text:c="4"/>12810 <text:s text:c="2"/>143</text:p>
      <text:p text:style-name="P3">025 <text:s text:c="4"/>047 <text:s text:c="4"/>001 <text:s text:c="4"/>006 <text:s text:c="4"/>12810 <text:s text:c="2"/>143</text:p>
      <text:p text:style-name="P3">025 <text:s text:c="4"/>046 <text:s text:c="4"/>001 <text:s text:c="4"/>007 <text:s text:c="4"/>12810 <text:s text:c="2"/>143</text:p>
      <text:p text:style-name="P3">023 <text:s text:c="4"/>044 <text:s text:c="4"/>001 <text:s text:c="4"/>007 <text:s text:c="4"/>12810 <text:s text:c="2"/>143</text:p>
      <text:p text:style-name="P3">023 <text:s text:c="4"/>036 <text:s text:c="4"/>001 <text:s text:c="4"/>007 <text:s text:c="4"/>12810 <text:s text:c="2"/>143</text:p>
      <text:p text:style-name="P3">021 <text:s text:c="4"/>036 <text:s text:c="4"/>001 <text:s text:c="4"/>006 <text:s text:c="4"/>12810 <text:s text:c="2"/>143</text:p>
      <text:p text:style-name="P3">021 <text:s text:c="4"/>032 <text:s text:c="4"/>001 <text:s text:c="4"/>006 <text:s text:c="4"/>12810 <text:s text:c="2"/>143</text:p>
      <text:p text:style-name="P3">023 <text:s text:c="4"/>039 <text:s text:c="4"/>001 <text:s text:c="4"/>006 <text:s text:c="4"/>12810 <text:s text:c="2"/>143</text:p>
      <text:p text:style-name="P3">022 <text:s text:c="4"/>045 <text:s text:c="4"/>001 <text:s text:c="4"/>006 <text:s text:c="4"/>12810 <text:s text:c="2"/>143</text:p>
      <text:p text:style-name="P3">021 <text:s text:c="4"/>035 <text:s text:c="4"/>001 <text:s text:c="4"/>006 <text:s text:c="4"/>12810 <text:s text:c="2"/>143</text:p>
      <text:p text:style-name="P3">020 <text:s text:c="4"/>032 <text:s text:c="4"/>001 <text:s text:c="4"/>006 <text:s text:c="4"/>12810 <text:s text:c="2"/>143</text:p>
      <text:p text:style-name="P3">022 <text:s text:c="4"/>031 <text:s text:c="4"/>001 <text:s text:c="4"/>006 <text:s text:c="4"/>12810 <text:s text:c="2"/>143</text:p>
      <text:p text:style-name="P3">023 <text:s text:c="4"/>033 <text:s text:c="4"/>001 <text:s text:c="4"/>006 <text:s text:c="4"/>12810 <text:s text:c="2"/>143</text:p>
      <text:p text:style-name="P3">023 <text:s text:c="4"/>039 <text:s text:c="4"/>001 <text:s text:c="4"/>006 <text:s text:c="4"/>12810 <text:s text:c="2"/>143</text:p>
      <text:p text:style-name="P3">025 <text:s text:c="4"/>041 <text:s text:c="4"/>001 <text:s text:c="4"/>007 <text:s text:c="4"/>12810 <text:s text:c="2"/>143</text:p>
      <text:p text:style-name="P3">024 <text:s text:c="4"/>046 <text:s text:c="4"/>001 <text:s text:c="4"/>007 <text:s text:c="4"/>12810 <text:s text:c="2"/>143</text:p>
      <text:p text:style-name="P3">024 <text:s text:c="4"/>046 <text:s text:c="4"/>001 <text:s text:c="4"/>007 <text:s text:c="4"/>12810 <text:s text:c="2"/>143</text:p>
      <text:p text:style-name="P3">025 <text:s text:c="4"/>038 <text:s text:c="4"/>001 <text:s text:c="4"/>007 <text:s text:c="4"/>12810 <text:s text:c="2"/>143</text:p>
      <text:p text:style-name="P3">025 <text:s text:c="4"/>034 <text:s text:c="4"/>001 <text:s text:c="4"/>006 <text:s text:c="4"/>12810 <text:s text:c="2"/>143</text:p>
      <text:p text:style-name="P3">024 <text:s text:c="4"/>032 <text:s text:c="4"/>001 <text:s text:c="4"/>006 <text:s text:c="4"/>12810 <text:s text:c="2"/>143</text:p>
      <text:p text:style-name="P3">025 <text:s text:c="4"/>032 <text:s text:c="4"/>001 <text:s text:c="4"/>006 <text:s text:c="4"/>12810 <text:s text:c="2"/>143</text:p>
      <text:p text:style-name="P3">025 <text:s text:c="4"/>037 <text:s text:c="4"/>001 <text:s text:c="4"/>006 <text:s text:c="4"/>12810 <text:s text:c="2"/>143</text:p>
      <text:p text:style-name="P3">024 <text:s text:c="4"/>038 <text:s text:c="4"/>001 <text:s text:c="4"/>006 <text:s text:c="4"/>12810 <text:s text:c="2"/>143</text:p>
      <text:p text:style-name="P3">026 <text:s text:c="4"/>045 <text:s text:c="4"/>001 <text:s text:c="4"/>006 <text:s text:c="4"/>12810 <text:s text:c="2"/>143</text:p>
      <text:p text:style-name="P3">026 <text:s text:c="4"/>045 <text:s text:c="4"/>001 <text:s text:c="4"/>007 <text:s text:c="4"/>12810 <text:s text:c="2"/>143</text:p>
      <text:p text:style-name="P3">026 <text:s text:c="4"/>044 <text:s text:c="4"/>001 <text:s text:c="4"/>007 <text:s text:c="4"/>12810 <text:s text:c="2"/>143</text:p>
      <text:p text:style-name="P3">024 <text:s text:c="4"/>037 <text:s text:c="4"/>001 <text:s text:c="4"/>007 <text:s text:c="4"/>12810 <text:s text:c="2"/>143</text:p>
      <text:p text:style-name="P3">026 <text:s text:c="4"/>036 <text:s text:c="4"/>001 <text:s text:c="4"/>007 <text:s text:c="4"/>12810 <text:s text:c="2"/>143</text:p>
      <text:p text:style-name="P3">024 <text:s text:c="4"/>032 <text:s text:c="4"/>001 <text:s text:c="4"/>006 <text:s text:c="4"/>12810 <text:s text:c="2"/>143</text:p>
      <text:p text:style-name="P3">025 <text:s text:c="4"/>031 <text:s text:c="4"/>001 <text:s text:c="4"/>006 <text:s text:c="4"/>12810 <text:s text:c="2"/>143</text:p>
      <text:p text:style-name="P3">024 <text:s text:c="4"/>033 <text:s text:c="4"/>001 <text:s text:c="4"/>006 <text:s text:c="4"/>12810 <text:s text:c="2"/>143</text:p>
      <text:p text:style-name="P3">025 <text:s text:c="4"/>039 <text:s text:c="4"/>001 <text:s text:c="4"/>006 <text:s text:c="4"/>12810 <text:s text:c="2"/>143</text:p>
      <text:p text:style-name="P3">024 <text:s text:c="4"/>040 <text:s text:c="4"/>001 <text:s text:c="4"/>006 <text:s text:c="4"/>12810 <text:s text:c="2"/>143</text:p>
      <text:p text:style-name="P3">026 <text:s text:c="4"/>047 <text:s text:c="4"/>001 <text:s text:c="4"/>007 <text:s text:c="4"/>12810 <text:s text:c="2"/>143</text:p>
      <text:p text:style-name="P3">025 <text:s text:c="4"/>049 <text:s text:c="4"/>001 <text:s text:c="4"/>007 <text:s text:c="4"/>12810 <text:s text:c="2"/>143</text:p>
      <text:p text:style-name="P3">024 <text:s text:c="4"/>040 <text:s text:c="4"/>001 <text:s text:c="4"/>007 <text:s text:c="4"/>12810 <text:s text:c="2"/>143</text:p>
      <text:p text:style-name="P3">026 <text:s text:c="4"/>048 <text:s text:c="4"/>001 <text:s text:c="4"/>007 <text:s text:c="4"/>12810 <text:s text:c="2"/>143</text:p>
      <text:p text:style-name="P3">025 <text:s text:c="4"/>042 <text:s text:c="4"/>001 <text:s text:c="4"/>007 <text:s text:c="4"/>12810 <text:s text:c="2"/>143</text:p>
      <text:p text:style-name="P3">024 <text:s text:c="4"/>042 <text:s text:c="4"/>001 <text:s text:c="4"/>007 <text:s text:c="4"/>12810 <text:s text:c="2"/>143</text:p>
      <text:p text:style-name="P3">023 <text:s text:c="4"/>035 <text:s text:c="4"/>001 <text:s text:c="4"/>007 <text:s text:c="4"/>12810 <text:s text:c="2"/>143</text:p>
      <text:p text:style-name="P3">022 <text:s text:c="4"/>032 <text:s text:c="4"/>001 <text:s text:c="4"/>006 <text:s text:c="4"/>12810 <text:s text:c="2"/>143</text:p>
      <text:p text:style-name="P3">022 <text:s text:c="4"/>033 <text:s text:c="4"/>001 <text:s text:c="4"/>006 <text:s text:c="4"/>12810 <text:s text:c="2"/>143</text:p>
      <text:p text:style-name="P3">022 <text:s text:c="4"/>037 <text:s text:c="4"/>001 <text:s text:c="4"/>006 <text:s text:c="4"/>12810 <text:s text:c="2"/>143</text:p>
      <text:p text:style-name="P3">023 <text:s text:c="4"/>037 <text:s text:c="4"/>001 <text:s text:c="4"/>006 <text:s text:c="4"/>12810 <text:s text:c="2"/>143</text:p>
      <text:p text:style-name="P3">023 <text:s text:c="4"/>044 <text:s text:c="4"/>001 <text:s text:c="4"/>006 <text:s text:c="4"/>12810 <text:s text:c="2"/>143</text:p>
      <text:p text:style-name="P3"><text:soft-page-break/>025 <text:s text:c="4"/>045 <text:s text:c="4"/>001 <text:s text:c="4"/>007 <text:s text:c="4"/>12810 <text:s text:c="2"/>143</text:p>
      <text:p text:style-name="P3">024 <text:s text:c="4"/>047 <text:s text:c="4"/>001 <text:s text:c="4"/>007 <text:s text:c="4"/>12810 <text:s text:c="2"/>143</text:p>
      <text:p text:style-name="P3">024 <text:s text:c="4"/>039 <text:s text:c="4"/>001 <text:s text:c="4"/>007 <text:s text:c="4"/>12810 <text:s text:c="2"/>143</text:p>
      <text:p text:style-name="P3">023 <text:s text:c="4"/>040 <text:s text:c="4"/>001 <text:s text:c="4"/>007 <text:s text:c="4"/>12810 <text:s text:c="2"/>143</text:p>
      <text:p text:style-name="P3">024 <text:s text:c="4"/>035 <text:s text:c="4"/>001 <text:s text:c="4"/>006 <text:s text:c="4"/>12810 <text:s text:c="2"/>143</text:p>
      <text:p text:style-name="P3">023 <text:s text:c="4"/>036 <text:s text:c="4"/>001 <text:s text:c="4"/>006 <text:s text:c="4"/>12810 <text:s text:c="2"/>143</text:p>
      <text:p text:style-name="P3">023 <text:s text:c="4"/>053 <text:s text:c="4"/>001 <text:s text:c="4"/>007 <text:s text:c="4"/>12810 <text:s text:c="2"/>143</text:p>
      <text:p text:style-name="P3">025 <text:s text:c="4"/>053 <text:s text:c="4"/>001 <text:s text:c="4"/>007 <text:s text:c="4"/>12810 <text:s text:c="2"/>143</text:p>
      <text:p text:style-name="P3">025 <text:s text:c="4"/>046 <text:s text:c="4"/>001 <text:s text:c="4"/>007 <text:s text:c="4"/>12810 <text:s text:c="2"/>143</text:p>
      <text:p text:style-name="P3">024 <text:s text:c="4"/>039 <text:s text:c="4"/>001 <text:s text:c="4"/>007 <text:s text:c="4"/>12810 <text:s text:c="2"/>143</text:p>
      <text:p text:style-name="P3">024 <text:s text:c="4"/>039 <text:s text:c="4"/>001 <text:s text:c="4"/>007 <text:s text:c="4"/>12810 <text:s text:c="2"/>143</text:p>
      <text:p text:style-name="P3">024 <text:s text:c="4"/>035 <text:s text:c="4"/>001 <text:s text:c="4"/>006 <text:s text:c="4"/>12810 <text:s text:c="2"/>143</text:p>
      <text:p text:style-name="P3">027 <text:s text:c="4"/>038 <text:s text:c="4"/>001 <text:s text:c="4"/>006 <text:s text:c="4"/>12810 <text:s text:c="2"/>143</text:p>
      <text:p text:style-name="P3">027 <text:s text:c="4"/>039 <text:s text:c="4"/>001 <text:s text:c="4"/>006 <text:s text:c="4"/>12810 <text:s text:c="2"/>143</text:p>
      <text:p text:style-name="P3">027 <text:s text:c="4"/>046 <text:s text:c="4"/>001 <text:s text:c="4"/>007 <text:s text:c="4"/>12810 <text:s text:c="2"/>143</text:p>
      <text:p text:style-name="P3">027 <text:s text:c="4"/>046 <text:s text:c="4"/>001 <text:s text:c="4"/>007 <text:s text:c="4"/>12810 <text:s text:c="2"/>143</text:p>
      <text:p text:style-name="P3">026 <text:s text:c="4"/>051 <text:s text:c="4"/>001 <text:s text:c="4"/>008 <text:s text:c="4"/>12810 <text:s text:c="2"/>143</text:p>
      <text:p text:style-name="P3">026 <text:s text:c="4"/>042 <text:s text:c="4"/>001 <text:s text:c="4"/>008 <text:s text:c="4"/>12810 <text:s text:c="2"/>143</text:p>
      <text:p text:style-name="P3">026 <text:s text:c="4"/>034 <text:s text:c="4"/>001 <text:s text:c="4"/>006 <text:s text:c="4"/>12810 <text:s text:c="2"/>143</text:p>
      <text:p text:style-name="P3">025 <text:s text:c="4"/>033 <text:s text:c="4"/>001 <text:s text:c="4"/>006 <text:s text:c="4"/>12810 <text:s text:c="2"/>143</text:p>
      <text:p text:style-name="P3">025 <text:s text:c="4"/>037 <text:s text:c="4"/>001 <text:s text:c="4"/>006 <text:s text:c="4"/>12810 <text:s text:c="2"/>143</text:p>
      <text:p text:style-name="P3">026 <text:s text:c="4"/>045 <text:s text:c="4"/>001 <text:s text:c="4"/>007 <text:s text:c="4"/>12810 <text:s text:c="2"/>143</text:p>
      <text:p text:style-name="P3">025 <text:s text:c="4"/>045 <text:s text:c="4"/>001 <text:s text:c="4"/>007 <text:s text:c="4"/>12810 <text:s text:c="2"/>143</text:p>
      <text:p text:style-name="P3">026 <text:s text:c="4"/>047 <text:s text:c="4"/>001 <text:s text:c="4"/>007 <text:s text:c="4"/>12810 <text:s text:c="2"/>143</text:p>
      <text:p text:style-name="P3">024 <text:s text:c="4"/>046 <text:s text:c="4"/>001 <text:s text:c="4"/>007 <text:s text:c="4"/>12810 <text:s text:c="2"/>143</text:p>
      <text:p text:style-name="P3">025 <text:s text:c="4"/>037 <text:s text:c="4"/>001 <text:s text:c="4"/>007 <text:s text:c="4"/>12810 <text:s text:c="2"/>143</text:p>
      <text:p text:style-name="P3">023 <text:s text:c="4"/>033 <text:s text:c="4"/>001 <text:s text:c="4"/>006 <text:s text:c="4"/>12810 <text:s text:c="2"/>143</text:p>
      <text:p text:style-name="P3">022 <text:s text:c="4"/>032 <text:s text:c="4"/>001 <text:s text:c="4"/>006 <text:s text:c="4"/>12810 <text:s text:c="2"/>143</text:p>
      <text:p text:style-name="P3">023 <text:s text:c="4"/>032 <text:s text:c="4"/>001 <text:s text:c="4"/>006 <text:s text:c="4"/>12810 <text:s text:c="2"/>143</text:p>
      <text:p text:style-name="P3">024 <text:s text:c="4"/>033 <text:s text:c="4"/>001 <text:s text:c="4"/>006 <text:s text:c="4"/>12810 <text:s text:c="2"/>143</text:p>
      <text:p text:style-name="P3">025 <text:s text:c="4"/>038 <text:s text:c="4"/>001 <text:s text:c="4"/>006 <text:s text:c="4"/>12810 <text:s text:c="2"/>143</text:p>
      <text:p text:style-name="P3">025 <text:s text:c="4"/>038 <text:s text:c="4"/>001 <text:s text:c="4"/>007 <text:s text:c="4"/>12810 <text:s text:c="2"/>143</text:p>
      <text:p text:style-name="P3">025 <text:s text:c="4"/>046 <text:s text:c="4"/>001 <text:s text:c="4"/>007 <text:s text:c="4"/>12810 <text:s text:c="2"/>143</text:p>
      <text:p text:style-name="P3">026 <text:s text:c="4"/>041 <text:s text:c="4"/>001 <text:s text:c="4"/>007 <text:s text:c="4"/>12810 <text:s text:c="2"/>143</text:p>
      <text:p text:style-name="P3">023 <text:s text:c="4"/>041 <text:s text:c="4"/>001 <text:s text:c="4"/>007 <text:s text:c="4"/>12810 <text:s text:c="2"/>143</text:p>
      <text:p text:style-name="P3">023 <text:s text:c="4"/>034 <text:s text:c="4"/>001 <text:s text:c="4"/>007 <text:s text:c="4"/>12810 <text:s text:c="2"/>143</text:p>
      <text:p text:style-name="P3">023 <text:s text:c="4"/>034 <text:s text:c="4"/>001 <text:s text:c="4"/>006 <text:s text:c="4"/>12810 <text:s text:c="2"/>143</text:p>
      <text:p text:style-name="P3">025 <text:s text:c="4"/>033 <text:s text:c="4"/>001 <text:s text:c="4"/>006 <text:s text:c="4"/>12810 <text:s text:c="2"/>143</text:p>
      <text:p text:style-name="P3">025 <text:s text:c="4"/>037 <text:s text:c="4"/>001 <text:s text:c="4"/>006 <text:s text:c="4"/>12810 <text:s text:c="2"/>143</text:p>
      <text:p text:style-name="P3">025 <text:s text:c="4"/>037 <text:s text:c="4"/>001 <text:s text:c="4"/>007 <text:s text:c="4"/>12810 <text:s text:c="2"/>143</text:p>
      <text:p text:style-name="P3">024 <text:s text:c="4"/>045 <text:s text:c="4"/>001 <text:s text:c="4"/>007 <text:s text:c="4"/>12810 <text:s text:c="2"/>143</text:p>
      <text:p text:style-name="P3">026 <text:s text:c="4"/>047 <text:s text:c="4"/>001 <text:s text:c="4"/>007 <text:s text:c="4"/>12810 <text:s text:c="2"/>143</text:p>
      <text:p text:style-name="P3">027 <text:s text:c="4"/>049 <text:s text:c="4"/>001 <text:s text:c="4"/>007 <text:s text:c="4"/>12810 <text:s text:c="2"/>143</text:p>
      <text:p text:style-name="P3">025 <text:s text:c="4"/>039 <text:s text:c="4"/>001 <text:s text:c="4"/>007 <text:s text:c="4"/>12810 <text:s text:c="2"/>143</text:p>
      <text:p text:style-name="P3">026 <text:s text:c="4"/>038 <text:s text:c="4"/>001 <text:s text:c="4"/>006 <text:s text:c="4"/>12810 <text:s text:c="2"/>143</text:p>
      <text:p text:style-name="P3">027 <text:s text:c="4"/>046 <text:s text:c="4"/>001 <text:s text:c="4"/>007 <text:s text:c="4"/>12810 <text:s text:c="2"/>143</text:p>
      <text:p text:style-name="P3">026 <text:s text:c="4"/>039 <text:s text:c="4"/>001 <text:s text:c="4"/>006 <text:s text:c="4"/>12810 <text:s text:c="2"/>143</text:p>
      <text:p text:style-name="P3">026 <text:s text:c="4"/>039 <text:s text:c="4"/>001 <text:s text:c="4"/>007 <text:s text:c="4"/>12810 <text:s text:c="2"/>143</text:p>
      <text:p text:style-name="P3">026 <text:s text:c="4"/>049 <text:s text:c="4"/>001 <text:s text:c="4"/>007 <text:s text:c="4"/>12810 <text:s text:c="2"/>143</text:p>
      <text:p text:style-name="P3"><text:soft-page-break/>025 <text:s text:c="4"/>051 <text:s text:c="4"/>001 <text:s text:c="4"/>008 <text:s text:c="4"/>12810 <text:s text:c="2"/>143</text:p>
      <text:p text:style-name="P3">024 <text:s text:c="4"/>036 <text:s text:c="4"/>001 <text:s text:c="4"/>007 <text:s text:c="4"/>12810 <text:s text:c="2"/>143</text:p>
      <text:p text:style-name="P3">024 <text:s text:c="4"/>036 <text:s text:c="4"/>001 <text:s text:c="4"/>006 <text:s text:c="4"/>12810 <text:s text:c="2"/>143</text:p>
      <text:p text:style-name="P3">025 <text:s text:c="4"/>037 <text:s text:c="4"/>001 <text:s text:c="4"/>006 <text:s text:c="4"/>12810 <text:s text:c="2"/>143</text:p>
      <text:p text:style-name="P3">025 <text:s text:c="4"/>045 <text:s text:c="4"/>001 <text:s text:c="4"/>006 <text:s text:c="4"/>12810 <text:s text:c="2"/>143</text:p>
      <text:p text:style-name="P3">025 <text:s text:c="4"/>045 <text:s text:c="4"/>001 <text:s text:c="4"/>007 <text:s text:c="4"/>12810 <text:s text:c="2"/>143</text:p>
      <text:p text:style-name="P3">026 <text:s text:c="4"/>053 <text:s text:c="4"/>001 <text:s text:c="4"/>007 <text:s text:c="4"/>12810 <text:s text:c="2"/>143</text:p>
      <text:p text:style-name="P3">024 <text:s text:c="4"/>053 <text:s text:c="4"/>001 <text:s text:c="4"/>008 <text:s text:c="4"/>12810 <text:s text:c="2"/>143</text:p>
      <text:p text:style-name="P3">025 <text:s text:c="4"/>044 <text:s text:c="4"/>001 <text:s text:c="4"/>008 <text:s text:c="4"/>12810 <text:s text:c="2"/>143</text:p>
      <text:p text:style-name="P3">025 <text:s text:c="4"/>038 <text:s text:c="4"/>001 <text:s text:c="4"/>007 <text:s text:c="4"/>12810 <text:s text:c="2"/>143</text:p>
      <text:p text:style-name="P3">023 <text:s text:c="4"/>037 <text:s text:c="4"/>001 <text:s text:c="4"/>006 <text:s text:c="4"/>12810 <text:s text:c="2"/>143</text:p>
      <text:p text:style-name="P3">021 <text:s text:c="4"/>034 <text:s text:c="4"/>001 <text:s text:c="4"/>006 <text:s text:c="4"/>12810 <text:s text:c="2"/>143</text:p>
      <text:p text:style-name="P3">021 <text:s text:c="4"/>039 <text:s text:c="4"/>001 <text:s text:c="4"/>006 <text:s text:c="4"/>12810 <text:s text:c="2"/>143</text:p>
      <text:p text:style-name="P3">023 <text:s text:c="4"/>039 <text:s text:c="4"/>001 <text:s text:c="4"/>007 <text:s text:c="4"/>12810 <text:s text:c="2"/>143</text:p>
      <text:p text:style-name="P3">023 <text:s text:c="4"/>045 <text:s text:c="4"/>001 <text:s text:c="4"/>007 <text:s text:c="4"/>12810 <text:s text:c="2"/>143</text:p>
      <text:p text:style-name="P3">024 <text:s text:c="4"/>045 <text:s text:c="4"/>001 <text:s text:c="4"/>007 <text:s text:c="4"/>12810 <text:s text:c="2"/>143</text:p>
      <text:p text:style-name="P3">025 <text:s text:c="4"/>044 <text:s text:c="4"/>001 <text:s text:c="4"/>007 <text:s text:c="4"/>12810 <text:s text:c="2"/>143</text:p>
      <text:p text:style-name="P3">025 <text:s text:c="4"/>044 <text:s text:c="4"/>001 <text:s text:c="4"/>007 <text:s text:c="4"/>12810 <text:s text:c="2"/>143</text:p>
      <text:p text:style-name="P3">024 <text:s text:c="4"/>036 <text:s text:c="4"/>001 <text:s text:c="4"/>006 <text:s text:c="4"/>12810 <text:s text:c="2"/>143</text:p>
      <text:p text:style-name="P3">024 <text:s text:c="4"/>032 <text:s text:c="4"/>001 <text:s text:c="4"/>006 <text:s text:c="4"/>12810 <text:s text:c="2"/>143</text:p>
      <text:p text:style-name="P3">023 <text:s text:c="4"/>032 <text:s text:c="4"/>001 <text:s text:c="4"/>006 <text:s text:c="4"/>12810 <text:s text:c="2"/>143</text:p>
      <text:p text:style-name="P3">025 <text:s text:c="4"/>033 <text:s text:c="4"/>001 <text:s text:c="4"/>006 <text:s text:c="4"/>12810 <text:s text:c="2"/>143</text:p>
      <text:p text:style-name="P3">024 <text:s text:c="4"/>039 <text:s text:c="4"/>001 <text:s text:c="4"/>006 <text:s text:c="4"/>12810 <text:s text:c="2"/>143</text:p>
      <text:p text:style-name="P3">025 <text:s text:c="4"/>032 <text:s text:c="4"/>001 <text:s text:c="4"/>006 <text:s text:c="4"/>12810 <text:s text:c="2"/>143</text:p>
      <text:p text:style-name="P3">023 <text:s text:c="4"/>033 <text:s text:c="4"/>001 <text:s text:c="4"/>006 <text:s text:c="4"/>12810 <text:s text:c="2"/>143</text:p>
      <text:p text:style-name="P3">027 <text:s text:c="4"/>039 <text:s text:c="4"/>001 <text:s text:c="4"/>006 <text:s text:c="4"/>12810 <text:s text:c="2"/>143</text:p>
      <text:p text:style-name="P3">028 <text:s text:c="4"/>039 <text:s text:c="4"/>001 <text:s text:c="4"/>007 <text:s text:c="4"/>12810 <text:s text:c="2"/>143</text:p>
      <text:p text:style-name="P3">026 <text:s text:c="4"/>048 <text:s text:c="4"/>001 <text:s text:c="4"/>007 <text:s text:c="4"/>12810 <text:s text:c="2"/>143</text:p>
      <text:p text:style-name="P3">025 <text:s text:c="4"/>044 <text:s text:c="4"/>001 <text:s text:c="4"/>007 <text:s text:c="4"/>12810 <text:s text:c="2"/>143</text:p>
      <text:p text:style-name="P3">024 <text:s text:c="4"/>043 <text:s text:c="4"/>001 <text:s text:c="4"/>007 <text:s text:c="4"/>12810 <text:s text:c="2"/>143</text:p>
      <text:p text:style-name="P3">025 <text:s text:c="4"/>036 <text:s text:c="4"/>001 <text:s text:c="4"/>007 <text:s text:c="4"/>12810 <text:s text:c="2"/>143</text:p>
      <text:p text:style-name="P3">025 <text:s text:c="4"/>036 <text:s text:c="4"/>001 <text:s text:c="4"/>006 <text:s text:c="4"/>12810 <text:s text:c="2"/>143</text:p>
      <text:p text:style-name="P3">023 <text:s text:c="4"/>035 <text:s text:c="4"/>001 <text:s text:c="4"/>006 <text:s text:c="4"/>12810 <text:s text:c="2"/>143</text:p>
      <text:p text:style-name="P3">025 <text:s text:c="4"/>039 <text:s text:c="4"/>001 <text:s text:c="4"/>006 <text:s text:c="4"/>12810 <text:s text:c="2"/>143</text:p>
      <text:p text:style-name="P3">024 <text:s text:c="4"/>040 <text:s text:c="4"/>001 <text:s text:c="4"/>006 <text:s text:c="4"/>12810 <text:s text:c="2"/>143</text:p>
      <text:p text:style-name="P3">025 <text:s text:c="4"/>049 <text:s text:c="4"/>001 <text:s text:c="4"/>007 <text:s text:c="4"/>12810 <text:s text:c="2"/>143</text:p>
      <text:p text:style-name="P3">024 <text:s text:c="4"/>051 <text:s text:c="4"/>001 <text:s text:c="4"/>007 <text:s text:c="4"/>12810 <text:s text:c="2"/>143</text:p>
      <text:p text:style-name="P3">024 <text:s text:c="4"/>055 <text:s text:c="4"/>001 <text:s text:c="4"/>007 <text:s text:c="4"/>12810 <text:s text:c="2"/>143</text:p>
      <text:p text:style-name="P3">025 <text:s text:c="4"/>054 <text:s text:c="4"/>001 <text:s text:c="4"/>007 <text:s text:c="4"/>12810 <text:s text:c="2"/>143</text:p>
      <text:p text:style-name="P3">025 <text:s text:c="4"/>044 <text:s text:c="4"/>001 <text:s text:c="4"/>007 <text:s text:c="4"/>12810 <text:s text:c="2"/>143</text:p>
      <text:p text:style-name="P3">024 <text:s text:c="4"/>039 <text:s text:c="4"/>001 <text:s text:c="4"/>007 <text:s text:c="4"/>12810 <text:s text:c="2"/>143</text:p>
      <text:p text:style-name="P3">022 <text:s text:c="4"/>038 <text:s text:c="4"/>001 <text:s text:c="4"/>006 <text:s text:c="4"/>12810 <text:s text:c="2"/>143</text:p>
      <text:p text:style-name="P3">023 <text:s text:c="4"/>038 <text:s text:c="4"/>001 <text:s text:c="4"/>006 <text:s text:c="4"/>12810 <text:s text:c="2"/>143</text:p>
      <text:p text:style-name="P3">023 <text:s text:c="4"/>038 <text:s text:c="4"/>001 <text:s text:c="4"/>006 <text:s text:c="4"/>12810 <text:s text:c="2"/>143</text:p>
      <text:p text:style-name="P3">024 <text:s text:c="4"/>046 <text:s text:c="4"/>001 <text:s text:c="4"/>006 <text:s text:c="4"/>12810 <text:s text:c="2"/>143</text:p>
      <text:p text:style-name="P3">025 <text:s text:c="4"/>050 <text:s text:c="4"/>001 <text:s text:c="4"/>007 <text:s text:c="4"/>12810 <text:s text:c="2"/>143</text:p>
      <text:p text:style-name="P3">023 <text:s text:c="4"/>040 <text:s text:c="4"/>001 <text:s text:c="4"/>007 <text:s text:c="4"/>12810 <text:s text:c="2"/>143</text:p>
      <text:p text:style-name="P3">022 <text:s text:c="4"/>036 <text:s text:c="4"/>001 <text:s text:c="4"/>006 <text:s text:c="4"/>12810 <text:s text:c="2"/>143</text:p>
      <text:p text:style-name="P3">022 <text:s text:c="4"/>036 <text:s text:c="4"/>001 <text:s text:c="4"/>006 <text:s text:c="4"/>12810 <text:s text:c="2"/>143</text:p>
      <text:p text:style-name="P3"><text:soft-page-break/>022 <text:s text:c="4"/>039 <text:s text:c="4"/>001 <text:s text:c="4"/>006 <text:s text:c="4"/>12810 <text:s text:c="2"/>143</text:p>
      <text:p text:style-name="P3">022 <text:s text:c="4"/>039 <text:s text:c="4"/>001 <text:s text:c="4"/>006 <text:s text:c="4"/>12810 <text:s text:c="2"/>143</text:p>
      <text:p text:style-name="P3">022 <text:s text:c="4"/>047 <text:s text:c="4"/>001 <text:s text:c="4"/>006 <text:s text:c="4"/>12810 <text:s text:c="2"/>143</text:p>
      <text:p text:style-name="P3">022 <text:s text:c="4"/>052 <text:s text:c="4"/>001 <text:s text:c="4"/>007 <text:s text:c="4"/>12810 <text:s text:c="2"/>143</text:p>
      <text:p text:style-name="P3">022 <text:s text:c="4"/>052 <text:s text:c="4"/>001 <text:s text:c="4"/>007 <text:s text:c="4"/>12810 <text:s text:c="2"/>143</text:p>
      <text:p text:style-name="P3">021 <text:s text:c="4"/>041 <text:s text:c="4"/>001 <text:s text:c="4"/>007 <text:s text:c="4"/>12810 <text:s text:c="2"/>143</text:p>
      <text:p text:style-name="P3">021 <text:s text:c="4"/>036 <text:s text:c="4"/>001 <text:s text:c="4"/>006 <text:s text:c="4"/>12810 <text:s text:c="2"/>143</text:p>
      <text:p text:style-name="P3">021 <text:s text:c="4"/>035 <text:s text:c="4"/>001 <text:s text:c="4"/>006 <text:s text:c="4"/>12810 <text:s text:c="2"/>143</text:p>
      <text:p text:style-name="P3">022 <text:s text:c="4"/>035 <text:s text:c="4"/>001 <text:s text:c="4"/>006 <text:s text:c="4"/>12810 <text:s text:c="2"/>143</text:p>
      <text:p text:style-name="P3">022 <text:s text:c="4"/>034 <text:s text:c="4"/>001 <text:s text:c="4"/>006 <text:s text:c="4"/>12810 <text:s text:c="2"/>143</text:p>
      <text:p text:style-name="P3">022 <text:s text:c="4"/>040 <text:s text:c="4"/>001 <text:s text:c="4"/>006 <text:s text:c="4"/>12810 <text:s text:c="2"/>143</text:p>
      <text:p text:style-name="P3">023 <text:s text:c="4"/>041 <text:s text:c="4"/>001 <text:s text:c="4"/>007 <text:s text:c="4"/>12810 <text:s text:c="2"/>143</text:p>
      <text:p text:style-name="P3">023 <text:s text:c="4"/>050 <text:s text:c="4"/>001 <text:s text:c="4"/>007 <text:s text:c="4"/>12810 <text:s text:c="2"/>143</text:p>
      <text:p text:style-name="P3">022 <text:s text:c="4"/>045 <text:s text:c="4"/>001 <text:s text:c="4"/>007 <text:s text:c="4"/>12810 <text:s text:c="2"/>143</text:p>
      <text:p text:style-name="P3">022 <text:s text:c="4"/>045 <text:s text:c="4"/>001 <text:s text:c="4"/>007 <text:s text:c="4"/>12810 <text:s text:c="2"/>143</text:p>
      <text:p text:style-name="P3">024 <text:s text:c="4"/>052 <text:s text:c="4"/>001 <text:s text:c="4"/>007 <text:s text:c="4"/>12810 <text:s text:c="2"/>143</text:p>
      <text:p text:style-name="P3">024 <text:s text:c="4"/>053 <text:s text:c="4"/>001 <text:s text:c="4"/>008 <text:s text:c="4"/>12810 <text:s text:c="2"/>143</text:p>
      <text:p text:style-name="P3">023 <text:s text:c="4"/>046 <text:s text:c="4"/>001 <text:s text:c="4"/>007 <text:s text:c="4"/>12810 <text:s text:c="2"/>143</text:p>
      <text:p text:style-name="P3">023 <text:s text:c="4"/>047 <text:s text:c="4"/>001 <text:s text:c="4"/>007 <text:s text:c="4"/>12810 <text:s text:c="2"/>143</text:p>
      <text:p text:style-name="P3">025 <text:s text:c="4"/>040 <text:s text:c="4"/>001 <text:s text:c="4"/>007 <text:s text:c="4"/>12810 <text:s text:c="2"/>143</text:p>
      <text:p text:style-name="P3">025 <text:s text:c="4"/>036 <text:s text:c="4"/>001 <text:s text:c="4"/>006 <text:s text:c="4"/>12810 <text:s text:c="2"/>143</text:p>
      <text:p text:style-name="P3">024 <text:s text:c="4"/>036 <text:s text:c="4"/>001 <text:s text:c="4"/>006 <text:s text:c="4"/>12810 <text:s text:c="2"/>143</text:p>
      <text:p text:style-name="P3">025 <text:s text:c="4"/>039 <text:s text:c="4"/>001 <text:s text:c="4"/>006 <text:s text:c="4"/>12810 <text:s text:c="2"/>143</text:p>
      <text:p text:style-name="P3">025 <text:s text:c="4"/>047 <text:s text:c="4"/>001 <text:s text:c="4"/>007 <text:s text:c="4"/>12810 <text:s text:c="2"/>143</text:p>
      <text:p text:style-name="P3">026 <text:s text:c="4"/>055 <text:s text:c="4"/>001 <text:s text:c="4"/>007 <text:s text:c="4"/>12810 <text:s text:c="2"/>143</text:p>
      <text:p text:style-name="P3">025 <text:s text:c="4"/>043 <text:s text:c="4"/>001 <text:s text:c="4"/>008 <text:s text:c="4"/>12810 <text:s text:c="2"/>143</text:p>
      <text:p text:style-name="P3">024 <text:s text:c="4"/>043 <text:s text:c="4"/>001 <text:s text:c="4"/>008 <text:s text:c="4"/>12810 <text:s text:c="2"/>143</text:p>
      <text:p text:style-name="P3">025 <text:s text:c="4"/>037 <text:s text:c="4"/>001 <text:s text:c="4"/>007 <text:s text:c="4"/>12810 <text:s text:c="2"/>143</text:p>
      <text:p text:style-name="P3">026 <text:s text:c="4"/>046 <text:s text:c="4"/>001 <text:s text:c="4"/>008 <text:s text:c="4"/>12810 <text:s text:c="2"/>143</text:p>
      <text:p text:style-name="P3">024 <text:s text:c="4"/>038 <text:s text:c="4"/>001 <text:s text:c="4"/>007 <text:s text:c="4"/>12810 <text:s text:c="2"/>143</text:p>
      <text:p text:style-name="P3">022 <text:s text:c="4"/>038 <text:s text:c="4"/>001 <text:s text:c="4"/>007 <text:s text:c="4"/>12810 <text:s text:c="2"/>143</text:p>
      <text:p text:style-name="P3">021 <text:s text:c="4"/>035 <text:s text:c="4"/>001 <text:s text:c="4"/>006 <text:s text:c="4"/>12810 <text:s text:c="2"/>143</text:p>
      <text:p text:style-name="P3">024 <text:s text:c="4"/>035 <text:s text:c="4"/>001 <text:s text:c="4"/>006 <text:s text:c="4"/>12810 <text:s text:c="2"/>143</text:p>
      <text:p text:style-name="P3">023 <text:s text:c="4"/>040 <text:s text:c="4"/>001 <text:s text:c="4"/>006 <text:s text:c="4"/>12810 <text:s text:c="2"/>143</text:p>
      <text:p text:style-name="P3">024 <text:s text:c="4"/>040 <text:s text:c="4"/>001 <text:s text:c="4"/>007 <text:s text:c="4"/>12810 <text:s text:c="2"/>143</text:p>
      <text:p text:style-name="P3">023 <text:s text:c="4"/>049 <text:s text:c="4"/>001 <text:s text:c="4"/>007 <text:s text:c="4"/>12810 <text:s text:c="2"/>143</text:p>
      <text:p text:style-name="P3">022 <text:s text:c="4"/>036 <text:s text:c="4"/>001 <text:s text:c="4"/>006 <text:s text:c="4"/>12810 <text:s text:c="2"/>143</text:p>
      <text:p text:style-name="P3">022 <text:s text:c="4"/>040 <text:s text:c="4"/>001 <text:s text:c="4"/>006 <text:s text:c="4"/>12810 <text:s text:c="2"/>143</text:p>
      <text:p text:style-name="P3">023 <text:s text:c="4"/>049 <text:s text:c="4"/>001 <text:s text:c="4"/>007 <text:s text:c="4"/>12810 <text:s text:c="2"/>143</text:p>
      <text:p text:style-name="P3">022 <text:s text:c="4"/>053 <text:s text:c="4"/>001 <text:s text:c="4"/>007 <text:s text:c="4"/>12810 <text:s text:c="2"/>143</text:p>
      <text:p text:style-name="P3">022 <text:s text:c="4"/>038 <text:s text:c="4"/>001 <text:s text:c="4"/>007 <text:s text:c="4"/>12810 <text:s text:c="2"/>143</text:p>
      <text:p text:style-name="P3">022 <text:s text:c="4"/>037 <text:s text:c="4"/>001 <text:s text:c="4"/>006 <text:s text:c="4"/>12810 <text:s text:c="2"/>143</text:p>
      <text:p text:style-name="P3">024 <text:s text:c="4"/>043 <text:s text:c="4"/>001 <text:s text:c="4"/>006 <text:s text:c="4"/>12810 <text:s text:c="2"/>143</text:p>
      <text:p text:style-name="P3">023 <text:s text:c="4"/>043 <text:s text:c="4"/>001 <text:s text:c="4"/>006 <text:s text:c="4"/>12810 <text:s text:c="2"/>143</text:p>
      <text:p text:style-name="P3">025 <text:s text:c="4"/>054 <text:s text:c="4"/>001 <text:s text:c="4"/>007 <text:s text:c="4"/>12810 <text:s text:c="2"/>143</text:p>
      <text:p text:style-name="P3">025 <text:s text:c="4"/>053 <text:s text:c="4"/>001 <text:s text:c="4"/>007 <text:s text:c="4"/>12810 <text:s text:c="2"/>143</text:p>
      <text:p text:style-name="P3">025 <text:s text:c="4"/>047 <text:s text:c="4"/>001 <text:s text:c="4"/>007 <text:s text:c="4"/>12810 <text:s text:c="2"/>143</text:p>
      <text:p text:style-name="P3">025 <text:s text:c="4"/>046 <text:s text:c="4"/>001 <text:s text:c="4"/>007 <text:s text:c="4"/>12810 <text:s text:c="2"/>143</text:p>
      <text:p text:style-name="P3">024 <text:s text:c="4"/>040 <text:s text:c="4"/>001 <text:s text:c="4"/>007 <text:s text:c="4"/>12810 <text:s text:c="2"/>143</text:p>
      <text:p text:style-name="P3"><text:soft-page-break/>023 <text:s text:c="4"/>036 <text:s text:c="4"/>001 <text:s text:c="4"/>006 <text:s text:c="4"/>12810 <text:s text:c="2"/>143</text:p>
      <text:p text:style-name="P3">022 <text:s text:c="4"/>037 <text:s text:c="4"/>001 <text:s text:c="4"/>006 <text:s text:c="4"/>12810 <text:s text:c="2"/>143</text:p>
      <text:p text:style-name="P3">023 <text:s text:c="4"/>041 <text:s text:c="4"/>001 <text:s text:c="4"/>006 <text:s text:c="4"/>12810 <text:s text:c="2"/>143</text:p>
      <text:p text:style-name="P3">024 <text:s text:c="4"/>042 <text:s text:c="4"/>001 <text:s text:c="4"/>006 <text:s text:c="4"/>12810 <text:s text:c="2"/>143</text:p>
      <text:p text:style-name="P3">024 <text:s text:c="4"/>051 <text:s text:c="4"/>001 <text:s text:c="4"/>006 <text:s text:c="4"/>12810 <text:s text:c="2"/>143</text:p>
      <text:p text:style-name="P3">025 <text:s text:c="4"/>058 <text:s text:c="4"/>001 <text:s text:c="4"/>007 <text:s text:c="4"/>12810 <text:s text:c="2"/>143</text:p>
      <text:p text:style-name="P3">025 <text:s text:c="4"/>057 <text:s text:c="4"/>001 <text:s text:c="4"/>007 <text:s text:c="4"/>12810 <text:s text:c="2"/>143</text:p>
      <text:p text:style-name="P3">025 <text:s text:c="4"/>047 <text:s text:c="4"/>001 <text:s text:c="4"/>007 <text:s text:c="4"/>12810 <text:s text:c="2"/>143</text:p>
      <text:p text:style-name="P3">023 <text:s text:c="4"/>046 <text:s text:c="4"/>001 <text:s text:c="4"/>006 <text:s text:c="4"/>12810 <text:s text:c="2"/>143</text:p>
      <text:p text:style-name="P3">024 <text:s text:c="4"/>039 <text:s text:c="4"/>001 <text:s text:c="4"/>006 <text:s text:c="4"/>12810 <text:s text:c="2"/>143</text:p>
      <text:p text:style-name="P3">022 <text:s text:c="4"/>038 <text:s text:c="4"/>001 <text:s text:c="4"/>006 <text:s text:c="4"/>12810 <text:s text:c="2"/>143</text:p>
      <text:p text:style-name="P3">024 <text:s text:c="4"/>039 <text:s text:c="4"/>001 <text:s text:c="4"/>006 <text:s text:c="4"/>12810 <text:s text:c="2"/>143</text:p>
      <text:p text:style-name="P3">024 <text:s text:c="4"/>045 <text:s text:c="4"/>001 <text:s text:c="4"/>006 <text:s text:c="4"/>12810 <text:s text:c="2"/>143</text:p>
      <text:p text:style-name="P3">023 <text:s text:c="4"/>046 <text:s text:c="4"/>001 <text:s text:c="4"/>007 <text:s text:c="4"/>12810 <text:s text:c="2"/>143</text:p>
      <text:p text:style-name="P3">026 <text:s text:c="4"/>038 <text:s text:c="4"/>001 <text:s text:c="4"/>006 <text:s text:c="4"/>12810 <text:s text:c="2"/>143</text:p>
      <text:p text:style-name="P3">025 <text:s text:c="4"/>046 <text:s text:c="4"/>001 <text:s text:c="4"/>006 <text:s text:c="4"/>12810 <text:s text:c="2"/>143</text:p>
      <text:p text:style-name="P3">024 <text:s text:c="4"/>055 <text:s text:c="4"/>001 <text:s text:c="4"/>007 <text:s text:c="4"/>12810 <text:s text:c="2"/>143</text:p>
      <text:p text:style-name="P3">025 <text:s text:c="4"/>055 <text:s text:c="4"/>001 <text:s text:c="4"/>007 <text:s text:c="4"/>12810 <text:s text:c="2"/>143</text:p>
      <text:p text:style-name="P3">025 <text:s text:c="4"/>053 <text:s text:c="4"/>001 <text:s text:c="4"/>007 <text:s text:c="4"/>12810 <text:s text:c="2"/>143</text:p>
      <text:p text:style-name="P3">023 <text:s text:c="4"/>044 <text:s text:c="4"/>001 <text:s text:c="4"/>007 <text:s text:c="4"/>12810 <text:s text:c="2"/>143</text:p>
      <text:p text:style-name="P3">022 <text:s text:c="4"/>043 <text:s text:c="4"/>001 <text:s text:c="4"/>007 <text:s text:c="4"/>12810 <text:s text:c="2"/>143</text:p>
      <text:p text:style-name="P3">022 <text:s text:c="4"/>038 <text:s text:c="4"/>001 <text:s text:c="4"/>006 <text:s text:c="4"/>12810 <text:s text:c="2"/>143</text:p>
      <text:p text:style-name="P3">022 <text:s text:c="4"/>037 <text:s text:c="4"/>001 <text:s text:c="4"/>006 <text:s text:c="4"/>12810 <text:s text:c="2"/>143</text:p>
      <text:p text:style-name="P3">022 <text:s text:c="4"/>040 <text:s text:c="4"/>001 <text:s text:c="4"/>006 <text:s text:c="4"/>12810 <text:s text:c="2"/>143</text:p>
      <text:p text:style-name="P3">023 <text:s text:c="4"/>039 <text:s text:c="4"/>001 <text:s text:c="4"/>006 <text:s text:c="4"/>12810 <text:s text:c="2"/>143</text:p>
      <text:p text:style-name="P3">023 <text:s text:c="4"/>047 <text:s text:c="4"/>001 <text:s text:c="4"/>006 <text:s text:c="4"/>12810 <text:s text:c="2"/>143</text:p>
      <text:p text:style-name="P3">024 <text:s text:c="4"/>054 <text:s text:c="4"/>001 <text:s text:c="4"/>007 <text:s text:c="4"/>12810 <text:s text:c="2"/>143</text:p>
      <text:p text:style-name="P3">025 <text:s text:c="4"/>053 <text:s text:c="4"/>001 <text:s text:c="4"/>007 <text:s text:c="4"/>12810 <text:s text:c="2"/>143</text:p>
      <text:p text:style-name="P3">024 <text:s text:c="4"/>043 <text:s text:c="4"/>001 <text:s text:c="4"/>007 <text:s text:c="4"/>12810 <text:s text:c="2"/>143</text:p>
      <text:p text:style-name="P3">025 <text:s text:c="4"/>043 <text:s text:c="4"/>001 <text:s text:c="4"/>006 <text:s text:c="4"/>12810 <text:s text:c="2"/>143</text:p>
      <text:p text:style-name="P3">024 <text:s text:c="4"/>037 <text:s text:c="4"/>001 <text:s text:c="4"/>006 <text:s text:c="4"/>12810 <text:s text:c="2"/>143</text:p>
      <text:p text:style-name="P3">023 <text:s text:c="4"/>036 <text:s text:c="4"/>001 <text:s text:c="4"/>006 <text:s text:c="4"/>12810 <text:s text:c="2"/>143</text:p>
      <text:p text:style-name="P3">025 <text:s text:c="4"/>036 <text:s text:c="4"/>001 <text:s text:c="4"/>006 <text:s text:c="4"/>12810 <text:s text:c="2"/>143</text:p>
      <text:p text:style-name="P3">025 <text:s text:c="4"/>042 <text:s text:c="4"/>001 <text:s text:c="4"/>006 <text:s text:c="4"/>12810 <text:s text:c="2"/>143</text:p>
      <text:p text:style-name="P3">022 <text:s text:c="4"/>042 <text:s text:c="4"/>001 <text:s text:c="4"/>006 <text:s text:c="4"/>12810 <text:s text:c="2"/>143</text:p>
      <text:p text:style-name="P3">024 <text:s text:c="4"/>042 <text:s text:c="4"/>001 <text:s text:c="4"/>007 <text:s text:c="4"/>12810 <text:s text:c="2"/>143</text:p>
      <text:p text:style-name="P3">024 <text:s text:c="4"/>037 <text:s text:c="4"/>001 <text:s text:c="4"/>006 <text:s text:c="4"/>12810 <text:s text:c="2"/>143</text:p>
      <text:p text:style-name="P3">024 <text:s text:c="4"/>036 <text:s text:c="4"/>001 <text:s text:c="4"/>006 <text:s text:c="4"/>12810 <text:s text:c="2"/>143</text:p>
      <text:p text:style-name="P3">024 <text:s text:c="4"/>037 <text:s text:c="4"/>001 <text:s text:c="4"/>006 <text:s text:c="4"/>12810 <text:s text:c="2"/>143</text:p>
      <text:p text:style-name="P3">024 <text:s text:c="4"/>038 <text:s text:c="4"/>001 <text:s text:c="4"/>006 <text:s text:c="4"/>12810 <text:s text:c="2"/>143</text:p>
      <text:p text:style-name="P3">022 <text:s text:c="4"/>046 <text:s text:c="4"/>001 <text:s text:c="4"/>006 <text:s text:c="4"/>12810 <text:s text:c="2"/>143</text:p>
      <text:p text:style-name="P3">022 <text:s text:c="4"/>037 <text:s text:c="4"/>001 <text:s text:c="4"/>006 <text:s text:c="4"/>12810 <text:s text:c="2"/>143</text:p>
      <text:p text:style-name="P3">024 <text:s text:c="4"/>042 <text:s text:c="4"/>001 <text:s text:c="4"/>007 <text:s text:c="4"/>12810 <text:s text:c="2"/>143</text:p>
      <text:p text:style-name="P3">023 <text:s text:c="4"/>042 <text:s text:c="4"/>001 <text:s text:c="4"/>006 <text:s text:c="4"/>12810 <text:s text:c="2"/>143</text:p>
      <text:p text:style-name="P3">023 <text:s text:c="4"/>037 <text:s text:c="4"/>001 <text:s text:c="4"/>006 <text:s text:c="4"/>12810 <text:s text:c="2"/>143</text:p>
      <text:p text:style-name="P3">023 <text:s text:c="4"/>039 <text:s text:c="4"/>001 <text:s text:c="4"/>006 <text:s text:c="4"/>12810 <text:s text:c="2"/>143</text:p>
      <text:p text:style-name="P3">024 <text:s text:c="4"/>039 <text:s text:c="4"/>001 <text:s text:c="4"/>006 <text:s text:c="4"/>12810 <text:s text:c="2"/>143</text:p>
      <text:p text:style-name="P3">024 <text:s text:c="4"/>048 <text:s text:c="4"/>001 <text:s text:c="4"/>006 <text:s text:c="4"/>12810 <text:s text:c="2"/>143</text:p>
      <text:p text:style-name="P3">023 <text:s text:c="4"/>047 <text:s text:c="4"/>001 <text:s text:c="4"/>007 <text:s text:c="4"/>12810 <text:s text:c="2"/>143</text:p>
      <text:p text:style-name="P3"><text:soft-page-break/>023 <text:s text:c="4"/>055 <text:s text:c="4"/>001 <text:s text:c="4"/>007 <text:s text:c="4"/>12810 <text:s text:c="2"/>143</text:p>
      <text:p text:style-name="P3">024 <text:s text:c="4"/>046 <text:s text:c="4"/>001 <text:s text:c="4"/>007 <text:s text:c="4"/>12810 <text:s text:c="2"/>143</text:p>
      <text:p text:style-name="P3">023 <text:s text:c="4"/>046 <text:s text:c="4"/>001 <text:s text:c="4"/>006 <text:s text:c="4"/>12810 <text:s text:c="2"/>143</text:p>
      <text:p text:style-name="P3">022 <text:s text:c="4"/>039 <text:s text:c="4"/>001 <text:s text:c="4"/>006 <text:s text:c="4"/>12810 <text:s text:c="2"/>143</text:p>
      <text:p text:style-name="P3">023 <text:s text:c="4"/>039 <text:s text:c="4"/>001 <text:s text:c="4"/>006 <text:s text:c="4"/>12810 <text:s text:c="2"/>143</text:p>
      <text:p text:style-name="P3">022 <text:s text:c="4"/>037 <text:s text:c="4"/>001 <text:s text:c="4"/>006 <text:s text:c="4"/>12810 <text:s text:c="2"/>143</text:p>
      <text:p text:style-name="P3">023 <text:s text:c="4"/>044 <text:s text:c="4"/>001 <text:s text:c="4"/>006 <text:s text:c="4"/>12810 <text:s text:c="2"/>143</text:p>
      <text:p text:style-name="P3">023 <text:s text:c="4"/>046 <text:s text:c="4"/>001 <text:s text:c="4"/>006 <text:s text:c="4"/>12810 <text:s text:c="2"/>143</text:p>
      <text:p text:style-name="P3">023 <text:s text:c="4"/>055 <text:s text:c="4"/>001 <text:s text:c="4"/>006 <text:s text:c="4"/>12810 <text:s text:c="2"/>143</text:p>
      <text:p text:style-name="P3">023 <text:s text:c="4"/>056 <text:s text:c="4"/>001 <text:s text:c="4"/>007 <text:s text:c="4"/>12810 <text:s text:c="2"/>143</text:p>
      <text:p text:style-name="P3">023 <text:s text:c="4"/>055 <text:s text:c="4"/>001 <text:s text:c="4"/>007 <text:s text:c="4"/>12810 <text:s text:c="2"/>143</text:p>
      <text:p text:style-name="P3">022 <text:s text:c="4"/>045 <text:s text:c="4"/>001 <text:s text:c="4"/>007 <text:s text:c="4"/>12810 <text:s text:c="2"/>143</text:p>
      <text:p text:style-name="P3">023 <text:s text:c="4"/>045 <text:s text:c="4"/>001 <text:s text:c="4"/>007 <text:s text:c="4"/>12810 <text:s text:c="2"/>143</text:p>
      <text:p text:style-name="P3">022 <text:s text:c="4"/>040 <text:s text:c="4"/>001 <text:s text:c="4"/>006 <text:s text:c="4"/>12810 <text:s text:c="2"/>143</text:p>
      <text:p text:style-name="P3">023 <text:s text:c="4"/>040 <text:s text:c="4"/>001 <text:s text:c="4"/>006 <text:s text:c="4"/>12810 <text:s text:c="2"/>143</text:p>
      <text:p text:style-name="P3">023 <text:s text:c="4"/>043 <text:s text:c="4"/>001 <text:s text:c="4"/>006 <text:s text:c="4"/>12810 <text:s text:c="2"/>143</text:p>
      <text:p text:style-name="P3">025 <text:s text:c="4"/>043 <text:s text:c="4"/>001 <text:s text:c="4"/>006 <text:s text:c="4"/>12810 <text:s text:c="2"/>143</text:p>
      <text:p text:style-name="P3">025 <text:s text:c="4"/>052 <text:s text:c="4"/>001 <text:s text:c="4"/>006 <text:s text:c="4"/>12810 <text:s text:c="2"/>143</text:p>
      <text:p text:style-name="P3">025 <text:s text:c="4"/>063 <text:s text:c="4"/>001 <text:s text:c="4"/>007 <text:s text:c="4"/>12810 <text:s text:c="2"/>143</text:p>
      <text:p text:style-name="P3">025 <text:s text:c="4"/>044 <text:s text:c="4"/>001 <text:s text:c="4"/>006 <text:s text:c="4"/>12810 <text:s text:c="2"/>143</text:p>
      <text:p text:style-name="P3">025 <text:s text:c="4"/>039 <text:s text:c="4"/>001 <text:s text:c="4"/>006 <text:s text:c="4"/>12810 <text:s text:c="2"/>143</text:p>
      <text:p text:style-name="P3">024 <text:s text:c="4"/>040 <text:s text:c="4"/>001 <text:s text:c="4"/>006 <text:s text:c="4"/>12810 <text:s text:c="2"/>143</text:p>
      <text:p text:style-name="P3">025 <text:s text:c="4"/>043 <text:s text:c="4"/>001 <text:s text:c="4"/>006 <text:s text:c="4"/>12810 <text:s text:c="2"/>143</text:p>
      <text:p text:style-name="P3">025 <text:s text:c="4"/>042 <text:s text:c="4"/>001 <text:s text:c="4"/>006 <text:s text:c="4"/>12810 <text:s text:c="2"/>143</text:p>
      <text:p text:style-name="P3">024 <text:s text:c="4"/>051 <text:s text:c="4"/>001 <text:s text:c="4"/>006 <text:s text:c="4"/>12810 <text:s text:c="2"/>143</text:p>
      <text:p text:style-name="P3">024 <text:s text:c="4"/>052 <text:s text:c="4"/>001 <text:s text:c="4"/>007 <text:s text:c="4"/>12810 <text:s text:c="2"/>143</text:p>
      <text:p text:style-name="P3">025 <text:s text:c="4"/>061 <text:s text:c="4"/>001 <text:s text:c="4"/>007 <text:s text:c="4"/>12810 <text:s text:c="2"/>143</text:p>
      <text:p text:style-name="P3">024 <text:s text:c="4"/>049 <text:s text:c="4"/>001 <text:s text:c="4"/>007 <text:s text:c="4"/>12810 <text:s text:c="2"/>143</text:p>
      <text:p text:style-name="P3">023 <text:s text:c="4"/>048 <text:s text:c="4"/>001 <text:s text:c="4"/>006 <text:s text:c="4"/>12810 <text:s text:c="2"/>143</text:p>
      <text:p text:style-name="P3">022 <text:s text:c="4"/>042 <text:s text:c="4"/>001 <text:s text:c="4"/>006 <text:s text:c="4"/>12810 <text:s text:c="2"/>143</text:p>
      <text:p text:style-name="P3">024 <text:s text:c="4"/>048 <text:s text:c="4"/>001 <text:s text:c="4"/>006 <text:s text:c="4"/>12810 <text:s text:c="2"/>143</text:p>
      <text:p text:style-name="P3">024 <text:s text:c="4"/>059 <text:s text:c="4"/>001 <text:s text:c="4"/>006 <text:s text:c="4"/>12810 <text:s text:c="2"/>143</text:p>
      <text:p text:style-name="P3">024 <text:s text:c="4"/>058 <text:s text:c="4"/>001 <text:s text:c="4"/>007 <text:s text:c="4"/>12810 <text:s text:c="2"/>143</text:p>
      <text:p text:style-name="P3">024 <text:s text:c="4"/>057 <text:s text:c="4"/>001 <text:s text:c="4"/>007 <text:s text:c="4"/>12810 <text:s text:c="2"/>143</text:p>
      <text:p text:style-name="P3">024 <text:s text:c="4"/>048 <text:s text:c="4"/>001 <text:s text:c="4"/>007 <text:s text:c="4"/>12810 <text:s text:c="2"/>143</text:p>
      <text:p text:style-name="P3">022 <text:s text:c="4"/>047 <text:s text:c="4"/>001 <text:s text:c="4"/>006 <text:s text:c="4"/>12810 <text:s text:c="2"/>143</text:p>
      <text:p text:style-name="P3">023 <text:s text:c="4"/>041 <text:s text:c="4"/>001 <text:s text:c="4"/>006 <text:s text:c="4"/>12810 <text:s text:c="2"/>143</text:p>
      <text:p text:style-name="P3">022 <text:s text:c="4"/>043 <text:s text:c="4"/>001 <text:s text:c="4"/>006 <text:s text:c="4"/>12810 <text:s text:c="2"/>143</text:p>
      <text:p text:style-name="P3">023 <text:s text:c="4"/>044 <text:s text:c="4"/>001 <text:s text:c="4"/>006 <text:s text:c="4"/>12810 <text:s text:c="2"/>143</text:p>
      <text:p text:style-name="P3">023 <text:s text:c="4"/>053 <text:s text:c="4"/>001 <text:s text:c="4"/>006 <text:s text:c="4"/>12810 <text:s text:c="2"/>143</text:p>
      <text:p text:style-name="P3">023 <text:s text:c="4"/>053 <text:s text:c="4"/>001 <text:s text:c="4"/>007 <text:s text:c="4"/>12810 <text:s text:c="2"/>143</text:p>
      <text:p text:style-name="P3">023 <text:s text:c="4"/>063 <text:s text:c="4"/>001 <text:s text:c="4"/>007 <text:s text:c="4"/>12810 <text:s text:c="2"/>143</text:p>
      <text:p text:style-name="P3">022 <text:s text:c="4"/>053 <text:s text:c="4"/>001 <text:s text:c="4"/>007 <text:s text:c="4"/>12810 <text:s text:c="2"/>143</text:p>
      <text:p text:style-name="P3">023 <text:s text:c="4"/>053 <text:s text:c="4"/>001 <text:s text:c="4"/>007 <text:s text:c="4"/>12810 <text:s text:c="2"/>143</text:p>
      <text:p text:style-name="P3">023 <text:s text:c="4"/>045 <text:s text:c="4"/>001 <text:s text:c="4"/>006 <text:s text:c="4"/>12810 <text:s text:c="2"/>143</text:p>
      <text:p text:style-name="P3">023 <text:s text:c="4"/>044 <text:s text:c="4"/>001 <text:s text:c="4"/>006 <text:s text:c="4"/>12810 <text:s text:c="2"/>143</text:p>
      <text:p text:style-name="P3">023 <text:s text:c="4"/>042 <text:s text:c="4"/>001 <text:s text:c="4"/>006 <text:s text:c="4"/>12810 <text:s text:c="2"/>143</text:p>
      <text:p text:style-name="P3">023 <text:s text:c="4"/>043 <text:s text:c="4"/>001 <text:s text:c="4"/>006 <text:s text:c="4"/>12810 <text:s text:c="2"/>143</text:p>
      <text:p text:style-name="P3">024 <text:s text:c="4"/>049 <text:s text:c="4"/>001 <text:s text:c="4"/>006 <text:s text:c="4"/>12810 <text:s text:c="2"/>143</text:p>
      <text:p text:style-name="P3"><text:soft-page-break/>023 <text:s text:c="4"/>061 <text:s text:c="4"/>001 <text:s text:c="4"/>006 <text:s text:c="4"/>12810 <text:s text:c="2"/>143</text:p>
      <text:p text:style-name="P3">023 <text:s text:c="4"/>063 <text:s text:c="4"/>001 <text:s text:c="4"/>006 <text:s text:c="4"/>12810 <text:s text:c="2"/>143</text:p>
      <text:p text:style-name="P3">024 <text:s text:c="4"/>063 <text:s text:c="4"/>001 <text:s text:c="4"/>007 <text:s text:c="4"/>12810 <text:s text:c="2"/>143</text:p>
      <text:p text:style-name="P3">023 <text:s text:c="4"/>061 <text:s text:c="4"/>001 <text:s text:c="4"/>007 <text:s text:c="4"/>12810 <text:s text:c="2"/>143</text:p>
      <text:p text:style-name="P3">024 <text:s text:c="4"/>050 <text:s text:c="4"/>001 <text:s text:c="4"/>007 <text:s text:c="4"/>12810 <text:s text:c="2"/>143</text:p>
      <text:p text:style-name="P3">023 <text:s text:c="4"/>044 <text:s text:c="4"/>001 <text:s text:c="4"/>006 <text:s text:c="4"/>12810 <text:s text:c="2"/>143</text:p>
      <text:p text:style-name="P3">024 <text:s text:c="4"/>044 <text:s text:c="4"/>001 <text:s text:c="4"/>006 <text:s text:c="4"/>12810 <text:s text:c="2"/>143</text:p>
      <text:p text:style-name="P3">023 <text:s text:c="4"/>046 <text:s text:c="4"/>001 <text:s text:c="4"/>006 <text:s text:c="4"/>12810 <text:s text:c="2"/>143</text:p>
      <text:p text:style-name="P3">024 <text:s text:c="4"/>046 <text:s text:c="4"/>001 <text:s text:c="4"/>006 <text:s text:c="4"/>12810 <text:s text:c="2"/>143</text:p>
      <text:p text:style-name="P3">026 <text:s text:c="4"/>056 <text:s text:c="4"/>001 <text:s text:c="4"/>006 <text:s text:c="4"/>12810 <text:s text:c="2"/>143</text:p>
      <text:p text:style-name="P3">024 <text:s text:c="4"/>063 <text:s text:c="4"/>001 <text:s text:c="4"/>007 <text:s text:c="4"/>12810 <text:s text:c="2"/>143</text:p>
      <text:p text:style-name="P3">024 <text:s text:c="4"/>056 <text:s text:c="4"/>001 <text:s text:c="4"/>007 <text:s text:c="4"/>12810 <text:s text:c="2"/>143</text:p>
      <text:p text:style-name="P3">024 <text:s text:c="4"/>046 <text:s text:c="4"/>001 <text:s text:c="4"/>006 <text:s text:c="4"/>12810 <text:s text:c="2"/>143</text:p>
      <text:p text:style-name="P3">024 <text:s text:c="4"/>046 <text:s text:c="4"/>001 <text:s text:c="4"/>006 <text:s text:c="4"/>12810 <text:s text:c="2"/>143</text:p>
      <text:p text:style-name="P3">022 <text:s text:c="4"/>041 <text:s text:c="4"/>001 <text:s text:c="4"/>006 <text:s text:c="4"/>12810 <text:s text:c="2"/>143</text:p>
      <text:p text:style-name="P3">022 <text:s text:c="4"/>040 <text:s text:c="4"/>001 <text:s text:c="4"/>006 <text:s text:c="4"/>12810 <text:s text:c="2"/>143</text:p>
      <text:p text:style-name="P3">022 <text:s text:c="4"/>040 <text:s text:c="4"/>001 <text:s text:c="4"/>006 <text:s text:c="4"/>12810 <text:s text:c="2"/>143</text:p>
      <text:p text:style-name="P3">022 <text:s text:c="4"/>040 <text:s text:c="4"/>001 <text:s text:c="4"/>006 <text:s text:c="4"/>12810 <text:s text:c="2"/>143</text:p>
      <text:p text:style-name="P3">023 <text:s text:c="4"/>043 <text:s text:c="4"/>001 <text:s text:c="4"/>006 <text:s text:c="4"/>12810 <text:s text:c="2"/>143</text:p>
      <text:p text:style-name="P3">022 <text:s text:c="4"/>043 <text:s text:c="4"/>001 <text:s text:c="4"/>006 <text:s text:c="4"/>12810 <text:s text:c="2"/>143</text:p>
      <text:p text:style-name="P3">022 <text:s text:c="4"/>051 <text:s text:c="4"/>001 <text:s text:c="4"/>006 <text:s text:c="4"/>12810 <text:s text:c="2"/>143</text:p>
      <text:p text:style-name="P3">023 <text:s text:c="4"/>061 <text:s text:c="4"/>001 <text:s text:c="4"/>007 <text:s text:c="4"/>12810 <text:s text:c="2"/>143</text:p>
      <text:p text:style-name="P3">024 <text:s text:c="4"/>061 <text:s text:c="4"/>001 <text:s text:c="4"/>007 <text:s text:c="4"/>12810 <text:s text:c="2"/>143</text:p>
      <text:p text:style-name="P3">022 <text:s text:c="4"/>049 <text:s text:c="4"/>001 <text:s text:c="4"/>007 <text:s text:c="4"/>12810 <text:s text:c="2"/>143</text:p>
      <text:p text:style-name="P3">023 <text:s text:c="4"/>045 <text:s text:c="4"/>001 <text:s text:c="4"/>006 <text:s text:c="4"/>12810 <text:s text:c="2"/>143</text:p>
      <text:p text:style-name="P3">024 <text:s text:c="4"/>054 <text:s text:c="4"/>001 <text:s text:c="4"/>006 <text:s text:c="4"/>12810 <text:s text:c="2"/>143</text:p>
      <text:p text:style-name="P3">024 <text:s text:c="4"/>061 <text:s text:c="4"/>001 <text:s text:c="4"/>006 <text:s text:c="4"/>12810 <text:s text:c="2"/>143</text:p>
      <text:p text:style-name="P3">023 <text:s text:c="4"/>060 <text:s text:c="4"/>001 <text:s text:c="4"/>006 <text:s text:c="4"/>12810 <text:s text:c="2"/>143</text:p>
      <text:p text:style-name="P3">023 <text:s text:c="4"/>048 <text:s text:c="4"/>001 <text:s text:c="4"/>006 <text:s text:c="4"/>12810 <text:s text:c="2"/>143</text:p>
      <text:p text:style-name="P3">022 <text:s text:c="4"/>049 <text:s text:c="4"/>001 <text:s text:c="4"/>006 <text:s text:c="4"/>12810 <text:s text:c="2"/>143</text:p>
      <text:p text:style-name="P3">022 <text:s text:c="4"/>042 <text:s text:c="4"/>001 <text:s text:c="4"/>006 <text:s text:c="4"/>12810 <text:s text:c="2"/>143</text:p>
      <text:p text:style-name="P3">022 <text:s text:c="4"/>041 <text:s text:c="4"/>001 <text:s text:c="4"/>005 <text:s text:c="4"/>12810 <text:s text:c="2"/>143</text:p>
      <text:p text:style-name="P3">023 <text:s text:c="4"/>041 <text:s text:c="4"/>001 <text:s text:c="4"/>006 <text:s text:c="4"/>12810 <text:s text:c="2"/>143</text:p>
      <text:p text:style-name="P3">023 <text:s text:c="4"/>049 <text:s text:c="4"/>001 <text:s text:c="4"/>006 <text:s text:c="4"/>12810 <text:s text:c="2"/>143</text:p>
      <text:p text:style-name="P3">024 <text:s text:c="4"/>061 <text:s text:c="4"/>001 <text:s text:c="4"/>006 <text:s text:c="4"/>12810 <text:s text:c="2"/>143</text:p>
      <text:p text:style-name="P3">023 <text:s text:c="4"/>059 <text:s text:c="4"/>001 <text:s text:c="4"/>006 <text:s text:c="4"/>12810 <text:s text:c="2"/>143</text:p>
      <text:p text:style-name="P3">024 <text:s text:c="4"/>052 <text:s text:c="4"/>001 <text:s text:c="4"/>007 <text:s text:c="4"/>12810 <text:s text:c="2"/>143</text:p>
      <text:p text:style-name="P3">023 <text:s text:c="4"/>051 <text:s text:c="4"/>001 <text:s text:c="4"/>006 <text:s text:c="4"/>12810 <text:s text:c="2"/>143</text:p>
      <text:p text:style-name="P3">022 <text:s text:c="4"/>043 <text:s text:c="4"/>001 <text:s text:c="4"/>006 <text:s text:c="4"/>12810 <text:s text:c="2"/>143</text:p>
      <text:p text:style-name="P3">022 <text:s text:c="4"/>042 <text:s text:c="4"/>001 <text:s text:c="4"/>006 <text:s text:c="4"/>12810 <text:s text:c="2"/>143</text:p>
      <text:p text:style-name="P3">022 <text:s text:c="4"/>038 <text:s text:c="4"/>001 <text:s text:c="4"/>006 <text:s text:c="4"/>12810 <text:s text:c="2"/>143</text:p>
      <text:p text:style-name="P3">023 <text:s text:c="4"/>042 <text:s text:c="4"/>001 <text:s text:c="4"/>005 <text:s text:c="4"/>12810 <text:s text:c="2"/>143</text:p>
      <text:p text:style-name="P3">023 <text:s text:c="4"/>043 <text:s text:c="4"/>001 <text:s text:c="4"/>006 <text:s text:c="4"/>12810 <text:s text:c="2"/>143</text:p>
      <text:p text:style-name="P3">024 <text:s text:c="4"/>052 <text:s text:c="4"/>001 <text:s text:c="4"/>006 <text:s text:c="4"/>12810 <text:s text:c="2"/>143</text:p>
      <text:p text:style-name="P3">022 <text:s text:c="4"/>052 <text:s text:c="4"/>001 <text:s text:c="4"/>006 <text:s text:c="4"/>12810 <text:s text:c="2"/>143</text:p>
      <text:p text:style-name="P3">024 <text:s text:c="4"/>055 <text:s text:c="4"/>001 <text:s text:c="4"/>006 <text:s text:c="4"/>12810 <text:s text:c="2"/>143</text:p>
      <text:p text:style-name="P3">022 <text:s text:c="4"/>046 <text:s text:c="4"/>001 <text:s text:c="4"/>006 <text:s text:c="4"/>12810 <text:s text:c="2"/>143</text:p>
      <text:p text:style-name="P3">022 <text:s text:c="4"/>045 <text:s text:c="4"/>001 <text:s text:c="4"/>006 <text:s text:c="4"/>12810 <text:s text:c="2"/>143</text:p>
      <text:p text:style-name="P3">022 <text:s text:c="4"/>040 <text:s text:c="4"/>001 <text:s text:c="4"/>006 <text:s text:c="4"/>12810 <text:s text:c="2"/>143</text:p>
      <text:p text:style-name="P3"><text:soft-page-break/>022 <text:s text:c="4"/>041 <text:s text:c="4"/>001 <text:s text:c="4"/>005 <text:s text:c="4"/>12810 <text:s text:c="2"/>143</text:p>
      <text:p text:style-name="P3">021 <text:s text:c="4"/>042 <text:s text:c="4"/>001 <text:s text:c="4"/>005 <text:s text:c="4"/>12810 <text:s text:c="2"/>143</text:p>
      <text:p text:style-name="P3">021 <text:s text:c="4"/>042 <text:s text:c="4"/>001 <text:s text:c="4"/>005 <text:s text:c="4"/>12810 <text:s text:c="2"/>143</text:p>
      <text:p text:style-name="P3">020 <text:s text:c="4"/>041 <text:s text:c="4"/>001 <text:s text:c="4"/>005 <text:s text:c="4"/>12810 <text:s text:c="2"/>143</text:p>
      <text:p text:style-name="P3">022 <text:s text:c="4"/>042 <text:s text:c="4"/>001 <text:s text:c="4"/>005 <text:s text:c="4"/>12810 <text:s text:c="2"/>143</text:p>
      <text:p text:style-name="P3">022 <text:s text:c="4"/>051 <text:s text:c="4"/>001 <text:s text:c="4"/>005 <text:s text:c="4"/>12810 <text:s text:c="2"/>143</text:p>
      <text:p text:style-name="P3">022 <text:s text:c="4"/>063 <text:s text:c="4"/>001 <text:s text:c="4"/>006 <text:s text:c="4"/>12810 <text:s text:c="2"/>143</text:p>
      <text:p text:style-name="P3">022 <text:s text:c="4"/>063 <text:s text:c="4"/>001 <text:s text:c="4"/>006 <text:s text:c="4"/>12810 <text:s text:c="2"/>143</text:p>
      <text:p text:style-name="P3">022 <text:s text:c="4"/>061 <text:s text:c="4"/>001 <text:s text:c="4"/>006 <text:s text:c="4"/>12810 <text:s text:c="2"/>143</text:p>
      <text:p text:style-name="P3">022 <text:s text:c="4"/>061 <text:s text:c="4"/>001 <text:s text:c="4"/>006 <text:s text:c="4"/>12810 <text:s text:c="2"/>143</text:p>
      <text:p text:style-name="P3">021 <text:s text:c="4"/>049 <text:s text:c="4"/>001 <text:s text:c="4"/>006 <text:s text:c="4"/>12810 <text:s text:c="2"/>143</text:p>
      <text:p text:style-name="P3">022 <text:s text:c="4"/>049 <text:s text:c="4"/>001 <text:s text:c="4"/>005 <text:s text:c="4"/>12810 <text:s text:c="2"/>143</text:p>
      <text:p text:style-name="P3">022 <text:s text:c="4"/>043 <text:s text:c="4"/>001 <text:s text:c="4"/>005 <text:s text:c="4"/>12810 <text:s text:c="2"/>143</text:p>
      <text:p text:style-name="P3">023 <text:s text:c="4"/>047 <text:s text:c="4"/>001 <text:s text:c="4"/>005 <text:s text:c="4"/>12810 <text:s text:c="2"/>143</text:p>
      <text:p text:style-name="P3">023 <text:s text:c="4"/>047 <text:s text:c="4"/>001 <text:s text:c="4"/>005 <text:s text:c="4"/>12810 <text:s text:c="2"/>143</text:p>
      <text:p text:style-name="P3">023 <text:s text:c="4"/>058 <text:s text:c="4"/>001 <text:s text:c="4"/>006 <text:s text:c="4"/>12810 <text:s text:c="2"/>143</text:p>
      <text:p text:style-name="P3">023 <text:s text:c="4"/>059 <text:s text:c="4"/>001 <text:s text:c="4"/>006 <text:s text:c="4"/>12810 <text:s text:c="2"/>143</text:p>
      <text:p text:style-name="P3">023 <text:s text:c="4"/>063 <text:s text:c="4"/>001 <text:s text:c="4"/>006 <text:s text:c="4"/>12810 <text:s text:c="2"/>143</text:p>
      <text:p text:style-name="P3">023 <text:s text:c="4"/>053 <text:s text:c="4"/>001 <text:s text:c="4"/>006 <text:s text:c="4"/>12810 <text:s text:c="2"/>143</text:p>
      <text:p text:style-name="P3">023 <text:s text:c="4"/>051 <text:s text:c="4"/>001 <text:s text:c="4"/>006 <text:s text:c="4"/>12810 <text:s text:c="2"/>143</text:p>
      <text:p text:style-name="P3">023 <text:s text:c="4"/>041 <text:s text:c="4"/>001 <text:s text:c="4"/>005 <text:s text:c="4"/>12810 <text:s text:c="2"/>143</text:p>
      <text:p text:style-name="P3">022 <text:s text:c="4"/>048 <text:s text:c="4"/>001 <text:s text:c="4"/>006 <text:s text:c="4"/>12810 <text:s text:c="2"/>143</text:p>
      <text:p text:style-name="P3">022 <text:s text:c="4"/>058 <text:s text:c="4"/>001 <text:s text:c="4"/>006 <text:s text:c="4"/>12810 <text:s text:c="2"/>143</text:p>
      <text:p text:style-name="P3">022 <text:s text:c="4"/>057 <text:s text:c="4"/>001 <text:s text:c="4"/>006 <text:s text:c="4"/>12810 <text:s text:c="2"/>143</text:p>
      <text:p text:style-name="P3">023 <text:s text:c="4"/>054 <text:s text:c="4"/>001 <text:s text:c="4"/>006 <text:s text:c="4"/>12810 <text:s text:c="2"/>143</text:p>
      <text:p text:style-name="P3">022 <text:s text:c="4"/>045 <text:s text:c="4"/>001 <text:s text:c="4"/>006 <text:s text:c="4"/>12810 <text:s text:c="2"/>143</text:p>
      <text:p text:style-name="P3">022 <text:s text:c="4"/>043 <text:s text:c="4"/>001 <text:s text:c="4"/>005 <text:s text:c="4"/>12810 <text:s text:c="2"/>143</text:p>
      <text:p text:style-name="P3">022 <text:s text:c="4"/>038 <text:s text:c="4"/>001 <text:s text:c="4"/>005 <text:s text:c="4"/>12810 <text:s text:c="2"/>143</text:p>
      <text:p text:style-name="P3">022 <text:s text:c="4"/>038 <text:s text:c="4"/>001 <text:s text:c="4"/>005 <text:s text:c="4"/>12810 <text:s text:c="2"/>143</text:p>
      <text:p text:style-name="P3">022 <text:s text:c="4"/>041 <text:s text:c="4"/>001 <text:s text:c="4"/>005 <text:s text:c="4"/>12810 <text:s text:c="2"/>143</text:p>
      <text:p text:style-name="P3">021 <text:s text:c="4"/>038 <text:s text:c="4"/>001 <text:s text:c="4"/>005 <text:s text:c="4"/>12810 <text:s text:c="2"/>143</text:p>
      <text:p text:style-name="P3">020 <text:s text:c="4"/>041 <text:s text:c="4"/>001 <text:s text:c="4"/>005 <text:s text:c="4"/>12810 <text:s text:c="2"/>143</text:p>
      <text:p text:style-name="P3">019 <text:s text:c="4"/>037 <text:s text:c="4"/>001 <text:s text:c="4"/>005 <text:s text:c="4"/>12810 <text:s text:c="2"/>143</text:p>
      <text:p text:style-name="P3">021 <text:s text:c="4"/>043 <text:s text:c="4"/>001 <text:s text:c="4"/>005 <text:s text:c="4"/>12810 <text:s text:c="2"/>143</text:p>
      <text:p text:style-name="P3">021 <text:s text:c="4"/>043 <text:s text:c="4"/>001 <text:s text:c="4"/>005 <text:s text:c="4"/>12810 <text:s text:c="2"/>143</text:p>
      <text:p text:style-name="P3">020 <text:s text:c="4"/>052 <text:s text:c="4"/>001 <text:s text:c="4"/>005 <text:s text:c="4"/>12810 <text:s text:c="2"/>143</text:p>
      <text:p text:style-name="P3">021 <text:s text:c="4"/>052 <text:s text:c="4"/>001 <text:s text:c="4"/>006 <text:s text:c="4"/>12810 <text:s text:c="2"/>143</text:p>
      <text:p text:style-name="P3">021 <text:s text:c="4"/>056 <text:s text:c="4"/>001 <text:s text:c="4"/>006 <text:s text:c="4"/>12810 <text:s text:c="2"/>143</text:p>
      <text:p text:style-name="P3">020 <text:s text:c="4"/>054 <text:s text:c="4"/>001 <text:s text:c="4"/>006 <text:s text:c="4"/>12810 <text:s text:c="2"/>143</text:p>
      <text:p text:style-name="P3">020 <text:s text:c="4"/>044 <text:s text:c="4"/>001 <text:s text:c="4"/>006 <text:s text:c="4"/>12810 <text:s text:c="2"/>143</text:p>
      <text:p text:style-name="P3">020 <text:s text:c="4"/>039 <text:s text:c="4"/>001 <text:s text:c="4"/>005 <text:s text:c="4"/>12810 <text:s text:c="2"/>143</text:p>
      <text:p text:style-name="P3">019 <text:s text:c="4"/>040 <text:s text:c="4"/>001 <text:s text:c="4"/>005 <text:s text:c="4"/>12810 <text:s text:c="2"/>143</text:p>
      <text:p text:style-name="P3">019 <text:s text:c="4"/>040 <text:s text:c="4"/>001 <text:s text:c="4"/>005 <text:s text:c="4"/>12810 <text:s text:c="2"/>143</text:p>
      <text:p text:style-name="P3">020 <text:s text:c="4"/>046 <text:s text:c="4"/>001 <text:s text:c="4"/>005 <text:s text:c="4"/>12810 <text:s text:c="2"/>143</text:p>
      <text:p text:style-name="P3">020 <text:s text:c="4"/>058 <text:s text:c="4"/>001 <text:s text:c="4"/>005 <text:s text:c="4"/>12810 <text:s text:c="2"/>143</text:p>
      <text:p text:style-name="P3">021 <text:s text:c="4"/>060 <text:s text:c="4"/>001 <text:s text:c="4"/>006 <text:s text:c="4"/>12810 <text:s text:c="2"/>143</text:p>
      <text:p text:style-name="P3">021 <text:s text:c="4"/>057 <text:s text:c="4"/>001 <text:s text:c="4"/>006 <text:s text:c="4"/>12810 <text:s text:c="2"/>143</text:p>
      <text:p text:style-name="P3">020 <text:s text:c="4"/>047 <text:s text:c="4"/>001 <text:s text:c="4"/>006 <text:s text:c="4"/>12810 <text:s text:c="2"/>143</text:p>
      <text:p text:style-name="P3">020 <text:s text:c="4"/>047 <text:s text:c="4"/>001 <text:s text:c="4"/>005 <text:s text:c="4"/>12810 <text:s text:c="2"/>143</text:p>
      <text:p text:style-name="P3"><text:soft-page-break/>020 <text:s text:c="4"/>042 <text:s text:c="4"/>001 <text:s text:c="4"/>005 <text:s text:c="4"/>12810 <text:s text:c="2"/>143</text:p>
      <text:p text:style-name="P3">020 <text:s text:c="4"/>042 <text:s text:c="4"/>001 <text:s text:c="4"/>005 <text:s text:c="4"/>12810 <text:s text:c="2"/>143</text:p>
      <text:p text:style-name="P3">020 <text:s text:c="4"/>046 <text:s text:c="4"/>001 <text:s text:c="4"/>005 <text:s text:c="4"/>12810 <text:s text:c="2"/>143</text:p>
      <text:p text:style-name="P3">020 <text:s text:c="4"/>057 <text:s text:c="4"/>001 <text:s text:c="4"/>005 <text:s text:c="4"/>12810 <text:s text:c="2"/>143</text:p>
      <text:p text:style-name="P3">020 <text:s text:c="4"/>058 <text:s text:c="4"/>001 <text:s text:c="4"/>005 <text:s text:c="4"/>12810 <text:s text:c="2"/>143</text:p>
      <text:p text:style-name="P3">019 <text:s text:c="4"/>043 <text:s text:c="4"/>001 <text:s text:c="4"/>005 <text:s text:c="4"/>12810 <text:s text:c="2"/>143</text:p>
      <text:p text:style-name="P3">018 <text:s text:c="4"/>048 <text:s text:c="4"/>001 <text:s text:c="4"/>005 <text:s text:c="4"/>12810 <text:s text:c="2"/>143</text:p>
      <text:p text:style-name="P3">019 <text:s text:c="4"/>048 <text:s text:c="4"/>001 <text:s text:c="4"/>005 <text:s text:c="4"/>12810 <text:s text:c="2"/>143</text:p>
      <text:p text:style-name="P3">017 <text:s text:c="4"/>061 <text:s text:c="4"/>001 <text:s text:c="4"/>005 <text:s text:c="4"/>12810 <text:s text:c="2"/>143</text:p>
      <text:p text:style-name="P3">017 <text:s text:c="4"/>060 <text:s text:c="4"/>001 <text:s text:c="4"/>006 <text:s text:c="4"/>12810 <text:s text:c="2"/>143</text:p>
      <text:p text:style-name="P3">017 <text:s text:c="4"/>062 <text:s text:c="4"/>001 <text:s text:c="4"/>006 <text:s text:c="4"/>12810 <text:s text:c="2"/>143</text:p>
      <text:p text:style-name="P3">016 <text:s text:c="4"/>050 <text:s text:c="4"/>001 <text:s text:c="4"/>006 <text:s text:c="4"/>12810 <text:s text:c="2"/>143</text:p>
      <text:p text:style-name="P3">016 <text:s text:c="4"/>050 <text:s text:c="4"/>001 <text:s text:c="4"/>006 <text:s text:c="4"/>12810 <text:s text:c="2"/>143</text:p>
      <text:p text:style-name="P3">016 <text:s text:c="4"/>042 <text:s text:c="4"/>001 <text:s text:c="4"/>005 <text:s text:c="4"/>12810 <text:s text:c="2"/>143</text:p>
      <text:p text:style-name="P3">017 <text:s text:c="4"/>040 <text:s text:c="4"/>001 <text:s text:c="4"/>005 <text:s text:c="4"/>12810 <text:s text:c="2"/>143</text:p>
      <text:p text:style-name="P3">017 <text:s text:c="4"/>058 <text:s text:c="4"/>001 <text:s text:c="4"/>005 <text:s text:c="4"/>12810 <text:s text:c="2"/>143</text:p>
      <text:p text:style-name="P3">017 <text:s text:c="4"/>059 <text:s text:c="4"/>001 <text:s text:c="4"/>006 <text:s text:c="4"/>12810 <text:s text:c="2"/>143</text:p>
      <text:p text:style-name="P3">017 <text:s text:c="4"/>052 <text:s text:c="4"/>001 <text:s text:c="4"/>006 <text:s text:c="4"/>12810 <text:s text:c="2"/>143</text:p>
      <text:p text:style-name="P3">017 <text:s text:c="4"/>042 <text:s text:c="4"/>001 <text:s text:c="4"/>005 <text:s text:c="4"/>12810 <text:s text:c="2"/>143</text:p>
      <text:p text:style-name="P3">017 <text:s text:c="4"/>041 <text:s text:c="4"/>001 <text:s text:c="4"/>005 <text:s text:c="4"/>12810 <text:s text:c="2"/>143</text:p>
      <text:p text:style-name="P3">017 <text:s text:c="4"/>037 <text:s text:c="4"/>001 <text:s text:c="4"/>005 <text:s text:c="4"/>12810 <text:s text:c="2"/>143</text:p>
      <text:p text:style-name="P3">016 <text:s text:c="4"/>043 <text:s text:c="4"/>001 <text:s text:c="4"/>005 <text:s text:c="4"/>12810 <text:s text:c="2"/>143</text:p>
      <text:p text:style-name="P3">016 <text:s text:c="4"/>037 <text:s text:c="4"/>001 <text:s text:c="4"/>005 <text:s text:c="4"/>12810 <text:s text:c="2"/>143</text:p>
      <text:p text:style-name="P3">016 <text:s text:c="4"/>037 <text:s text:c="4"/>001 <text:s text:c="4"/>005 <text:s text:c="4"/>12810 <text:s text:c="2"/>143</text:p>
      <text:p text:style-name="P3">015 <text:s text:c="4"/>040 <text:s text:c="4"/>001 <text:s text:c="4"/>005 <text:s text:c="4"/>12810 <text:s text:c="2"/>143</text:p>
      <text:p text:style-name="P3">017 <text:s text:c="4"/>041 <text:s text:c="4"/>001 <text:s text:c="4"/>005 <text:s text:c="4"/>12810 <text:s text:c="2"/>143</text:p>
      <text:p text:style-name="P3">016 <text:s text:c="4"/>049 <text:s text:c="4"/>001 <text:s text:c="4"/>005 <text:s text:c="4"/>12810 <text:s text:c="2"/>143</text:p>
      <text:p text:style-name="P3">017 <text:s text:c="4"/>050 <text:s text:c="4"/>001 <text:s text:c="4"/>005 <text:s text:c="4"/>12810 <text:s text:c="2"/>143</text:p>
      <text:p text:style-name="P3">016 <text:s text:c="4"/>058 <text:s text:c="4"/>001 <text:s text:c="4"/>005 <text:s text:c="4"/>12810 <text:s text:c="2"/>143</text:p>
      <text:p text:style-name="P3">016 <text:s text:c="4"/>048 <text:s text:c="4"/>001 <text:s text:c="4"/>005 <text:s text:c="4"/>12810 <text:s text:c="2"/>143</text:p>
      <text:p text:style-name="P3">015 <text:s text:c="4"/>047 <text:s text:c="4"/>001 <text:s text:c="4"/>005 <text:s text:c="4"/>12810 <text:s text:c="2"/>143</text:p>
      <text:p text:style-name="P3">014 <text:s text:c="4"/>040 <text:s text:c="4"/>001 <text:s text:c="4"/>005 <text:s text:c="4"/>12810 <text:s text:c="2"/>143</text:p>
      <text:p text:style-name="P3">014 <text:s text:c="4"/>040 <text:s text:c="4"/>001 <text:s text:c="4"/>005 <text:s text:c="4"/>12810 <text:s text:c="2"/>143</text:p>
      <text:p text:style-name="P3">014 <text:s text:c="4"/>038 <text:s text:c="4"/>001 <text:s text:c="4"/>005 <text:s text:c="4"/>12810 <text:s text:c="2"/>143</text:p>
      <text:p text:style-name="P3">014 <text:s text:c="4"/>045 <text:s text:c="4"/>001 <text:s text:c="4"/>005 <text:s text:c="4"/>12810 <text:s text:c="2"/>143</text:p>
      <text:p text:style-name="P3">014 <text:s text:c="4"/>046 <text:s text:c="4"/>001 <text:s text:c="4"/>005 <text:s text:c="4"/>12810 <text:s text:c="2"/>143</text:p>
      <text:p text:style-name="P3">015 <text:s text:c="4"/>057 <text:s text:c="4"/>001 <text:s text:c="4"/>005 <text:s text:c="4"/>12810 <text:s text:c="2"/>143</text:p>
      <text:p text:style-name="P3">014 <text:s text:c="4"/>058 <text:s text:c="4"/>001 <text:s text:c="4"/>005 <text:s text:c="4"/>12810 <text:s text:c="2"/>143</text:p>
      <text:p text:style-name="P3">013 <text:s text:c="4"/>052 <text:s text:c="4"/>001 <text:s text:c="4"/>005 <text:s text:c="4"/>12810 <text:s text:c="2"/>143</text:p>
      <text:p text:style-name="P3">012 <text:s text:c="4"/>044 <text:s text:c="4"/>001 <text:s text:c="4"/>005 <text:s text:c="4"/>12810 <text:s text:c="2"/>143</text:p>
      <text:p text:style-name="P3">011 <text:s text:c="4"/>044 <text:s text:c="4"/>001 <text:s text:c="4"/>005 <text:s text:c="4"/>12810 <text:s text:c="2"/>143</text:p>
      <text:p text:style-name="P3">011 <text:s text:c="4"/>038 <text:s text:c="4"/>001 <text:s text:c="4"/>005 <text:s text:c="4"/>12810 <text:s text:c="2"/>143</text:p>
      <text:p text:style-name="P3">011 <text:s text:c="4"/>038 <text:s text:c="4"/>001 <text:s text:c="4"/>004 <text:s text:c="4"/>12810 <text:s text:c="2"/>143</text:p>
      <text:p text:style-name="P3">011 <text:s text:c="4"/>041 <text:s text:c="4"/>001 <text:s text:c="4"/>004 <text:s text:c="4"/>12810 <text:s text:c="2"/>143</text:p>
      <text:p text:style-name="P3">013 <text:s text:c="4"/>050 <text:s text:c="4"/>001 <text:s text:c="4"/>005 <text:s text:c="4"/>12810 <text:s text:c="2"/>143</text:p>
      <text:p text:style-name="P3">012 <text:s text:c="4"/>050 <text:s text:c="4"/>001 <text:s text:c="4"/>005 <text:s text:c="4"/>12810 <text:s text:c="2"/>143</text:p>
      <text:p text:style-name="P3">013 <text:s text:c="4"/>056 <text:s text:c="4"/>001 <text:s text:c="4"/>005 <text:s text:c="4"/>12810 <text:s text:c="2"/>143</text:p>
      <text:p text:style-name="P3">013 <text:s text:c="4"/>046 <text:s text:c="4"/>001 <text:s text:c="4"/>005 <text:s text:c="4"/>12810 <text:s text:c="2"/>143</text:p>
      <text:p text:style-name="P3">013 <text:s text:c="4"/>057 <text:s text:c="4"/>001 <text:s text:c="4"/>005 <text:s text:c="4"/>12810 <text:s text:c="2"/>143</text:p>
      <text:p text:style-name="P3"><text:soft-page-break/>013 <text:s text:c="4"/>056 <text:s text:c="4"/>001 <text:s text:c="4"/>005 <text:s text:c="4"/>12810 <text:s text:c="2"/>143</text:p>
      <text:p text:style-name="P3">012 <text:s text:c="4"/>046 <text:s text:c="4"/>001 <text:s text:c="4"/>005 <text:s text:c="4"/>12810 <text:s text:c="2"/>143</text:p>
      <text:p text:style-name="P3">011 <text:s text:c="4"/>046 <text:s text:c="4"/>001 <text:s text:c="4"/>005 <text:s text:c="4"/>12810 <text:s text:c="2"/>143</text:p>
      <text:p text:style-name="P3">011 <text:s text:c="4"/>047 <text:s text:c="4"/>001 <text:s text:c="4"/>005 <text:s text:c="4"/>12810 <text:s text:c="2"/>143</text:p>
      <text:p text:style-name="P3">010 <text:s text:c="4"/>041 <text:s text:c="4"/>001 <text:s text:c="4"/>004 <text:s text:c="4"/>12810 <text:s text:c="2"/>143</text:p>
      <text:p text:style-name="P3">010 <text:s text:c="4"/>040 <text:s text:c="4"/>001 <text:s text:c="4"/>005 <text:s text:c="4"/>12810 <text:s text:c="2"/>143</text:p>
      <text:p text:style-name="P3">010 <text:s text:c="4"/>040 <text:s text:c="4"/>001 <text:s text:c="4"/>004 <text:s text:c="4"/>12810 <text:s text:c="2"/>143</text:p>
      <text:p text:style-name="P3">010 <text:s text:c="4"/>037 <text:s text:c="4"/>001 <text:s text:c="4"/>004 <text:s text:c="4"/>12810 <text:s text:c="2"/>143</text:p>
      <text:p text:style-name="P3">011 <text:s text:c="4"/>042 <text:s text:c="4"/>001 <text:s text:c="4"/>004 <text:s text:c="4"/>12810 <text:s text:c="2"/>143</text:p>
      <text:p text:style-name="P3">010 <text:s text:c="4"/>042 <text:s text:c="4"/>001 <text:s text:c="4"/>004 <text:s text:c="4"/>12810 <text:s text:c="2"/>143</text:p>
      <text:p text:style-name="P3">011 <text:s text:c="4"/>057 <text:s text:c="4"/>001 <text:s text:c="4"/>005 <text:s text:c="4"/>12810 <text:s text:c="2"/>143</text:p>
      <text:p text:style-name="P3">010 <text:s text:c="4"/>047 <text:s text:c="4"/>001 <text:s text:c="4"/>004 <text:s text:c="4"/>12810 <text:s text:c="2"/>143</text:p>
      <text:p text:style-name="P3">011 <text:s text:c="4"/>052 <text:s text:c="4"/>001 <text:s text:c="4"/>004 <text:s text:c="4"/>12810 <text:s text:c="2"/>143</text:p>
      <text:p text:style-name="P3">010 <text:s text:c="4"/>043 <text:s text:c="4"/>001 <text:s text:c="4"/>004 <text:s text:c="4"/>12810 <text:s text:c="2"/>143</text:p>
      <text:p text:style-name="P3">010 <text:s text:c="4"/>043 <text:s text:c="4"/>001 <text:s text:c="4"/>004 <text:s text:c="4"/>12810 <text:s text:c="2"/>143</text:p>
      <text:p text:style-name="P3">011 <text:s text:c="4"/>054 <text:s text:c="4"/>001 <text:s text:c="4"/>004 <text:s text:c="4"/>12810 <text:s text:c="2"/>143</text:p>
      <text:p text:style-name="P3">012 <text:s text:c="4"/>058 <text:s text:c="4"/>001 <text:s text:c="4"/>005 <text:s text:c="4"/>12810 <text:s text:c="2"/>143</text:p>
      <text:p text:style-name="P3">011 <text:s text:c="4"/>058 <text:s text:c="4"/>001 <text:s text:c="4"/>005 <text:s text:c="4"/>12810 <text:s text:c="2"/>143</text:p>
      <text:p text:style-name="P3">010 <text:s text:c="4"/>047 <text:s text:c="4"/>001 <text:s text:c="4"/>005 <text:s text:c="4"/>12810 <text:s text:c="2"/>143</text:p>
      <text:p text:style-name="P3">011 <text:s text:c="4"/>047 <text:s text:c="4"/>001 <text:s text:c="4"/>004 <text:s text:c="4"/>12810 <text:s text:c="2"/>143</text:p>
      <text:p text:style-name="P3">011 <text:s text:c="4"/>041 <text:s text:c="4"/>001 <text:s text:c="4"/>004 <text:s text:c="4"/>12810 <text:s text:c="2"/>143</text:p>
      <text:p text:style-name="P3">010 <text:s text:c="4"/>040 <text:s text:c="4"/>001 <text:s text:c="4"/>004 <text:s text:c="4"/>12810 <text:s text:c="2"/>143</text:p>
      <text:p text:style-name="P3">009 <text:s text:c="4"/>041 <text:s text:c="4"/>001 <text:s text:c="4"/>004 <text:s text:c="4"/>12810 <text:s text:c="2"/>143</text:p>
      <text:p text:style-name="P3">009 <text:s text:c="4"/>050 <text:s text:c="4"/>001 <text:s text:c="4"/>004 <text:s text:c="4"/>12810 <text:s text:c="2"/>143</text:p>
      <text:p text:style-name="P3">011 <text:s text:c="4"/>051 <text:s text:c="4"/>001 <text:s text:c="4"/>004 <text:s text:c="4"/>12810 <text:s text:c="2"/>143</text:p>
      <text:p text:style-name="P3">011 <text:s text:c="4"/>061 <text:s text:c="4"/>001 <text:s text:c="4"/>004 <text:s text:c="4"/>12810 <text:s text:c="2"/>143</text:p>
      <text:p text:style-name="P3">010 <text:s text:c="4"/>061 <text:s text:c="4"/>001 <text:s text:c="4"/>004 <text:s text:c="4"/>12810 <text:s text:c="2"/>143</text:p>
      <text:p text:style-name="P3">010 <text:s text:c="4"/>052 <text:s text:c="4"/>001 <text:s text:c="4"/>004 <text:s text:c="4"/>12810 <text:s text:c="2"/>143</text:p>
      <text:p text:style-name="P3">010 <text:s text:c="4"/>044 <text:s text:c="4"/>001 <text:s text:c="4"/>004 <text:s text:c="4"/>12810 <text:s text:c="2"/>143</text:p>
      <text:p text:style-name="P3">009 <text:s text:c="4"/>042 <text:s text:c="4"/>001 <text:s text:c="4"/>004 <text:s text:c="4"/>12810 <text:s text:c="2"/>143</text:p>
      <text:p text:style-name="P3">010 <text:s text:c="4"/>038 <text:s text:c="4"/>001 <text:s text:c="4"/>004 <text:s text:c="4"/>12810 <text:s text:c="2"/>143</text:p>
      <text:p text:style-name="P3">010 <text:s text:c="4"/>038 <text:s text:c="4"/>001 <text:s text:c="4"/>004 <text:s text:c="4"/>12810 <text:s text:c="2"/>143</text:p>
      <text:p text:style-name="P3">010 <text:s text:c="4"/>044 <text:s text:c="4"/>001 <text:s text:c="4"/>004 <text:s text:c="4"/>12810 <text:s text:c="2"/>143</text:p>
      <text:p text:style-name="P3">010 <text:s text:c="4"/>053 <text:s text:c="4"/>001 <text:s text:c="4"/>004 <text:s text:c="4"/>12810 <text:s text:c="2"/>143</text:p>
      <text:p text:style-name="P3">010 <text:s text:c="4"/>053 <text:s text:c="4"/>001 <text:s text:c="4"/>004 <text:s text:c="4"/>12810 <text:s text:c="2"/>143</text:p>
      <text:p text:style-name="P3">010 <text:s text:c="4"/>056 <text:s text:c="4"/>001 <text:s text:c="4"/>004 <text:s text:c="4"/>12810 <text:s text:c="2"/>143</text:p>
      <text:p text:style-name="P3">010 <text:s text:c="4"/>055 <text:s text:c="4"/>001 <text:s text:c="4"/>004 <text:s text:c="4"/>12810 <text:s text:c="2"/>143</text:p>
      <text:p text:style-name="P3">010 <text:s text:c="4"/>044 <text:s text:c="4"/>001 <text:s text:c="4"/>004 <text:s text:c="4"/>12810 <text:s text:c="2"/>143</text:p>
      <text:p text:style-name="P3">010 <text:s text:c="4"/>038 <text:s text:c="4"/>001 <text:s text:c="4"/>004 <text:s text:c="4"/>12810 <text:s text:c="2"/>143</text:p>
      <text:p text:style-name="P3">010 <text:s text:c="4"/>038 <text:s text:c="4"/>001 <text:s text:c="4"/>004 <text:s text:c="4"/>12810 <text:s text:c="2"/>143</text:p>
      <text:p text:style-name="P3">010 <text:s text:c="4"/>039 <text:s text:c="4"/>001 <text:s text:c="4"/>004 <text:s text:c="4"/>12810 <text:s text:c="2"/>143</text:p>
      <text:p text:style-name="P3">010 <text:s text:c="4"/>038 <text:s text:c="4"/>001 <text:s text:c="4"/>004 <text:s text:c="4"/>12810 <text:s text:c="2"/>143</text:p>
      <text:p text:style-name="P3">010 <text:s text:c="4"/>046 <text:s text:c="4"/>001 <text:s text:c="4"/>003 <text:s text:c="4"/>12810 <text:s text:c="2"/>143</text:p>
      <text:p text:style-name="P3">010 <text:s text:c="4"/>057 <text:s text:c="4"/>001 <text:s text:c="4"/>004 <text:s text:c="4"/>12810 <text:s text:c="2"/>143</text:p>
      <text:p text:style-name="P3">010 <text:s text:c="4"/>058 <text:s text:c="4"/>001 <text:s text:c="4"/>004 <text:s text:c="4"/>12810 <text:s text:c="2"/>143</text:p>
      <text:p text:style-name="P3">009 <text:s text:c="4"/>047 <text:s text:c="4"/>001 <text:s text:c="4"/>004 <text:s text:c="4"/>12810 <text:s text:c="2"/>143</text:p>
      <text:p text:style-name="P3">009 <text:s text:c="4"/>046 <text:s text:c="4"/>001 <text:s text:c="4"/>004 <text:s text:c="4"/>12810 <text:s text:c="2"/>143</text:p>
      <text:p text:style-name="P3">009 <text:s text:c="4"/>039 <text:s text:c="4"/>001 <text:s text:c="4"/>004 <text:s text:c="4"/>12810 <text:s text:c="2"/>143</text:p>
      <text:p text:style-name="P3">010 <text:s text:c="4"/>035 <text:s text:c="4"/>001 <text:s text:c="4"/>003 <text:s text:c="4"/>12810 <text:s text:c="2"/>143</text:p>
      <text:p text:style-name="P3"><text:soft-page-break/>010 <text:s text:c="4"/>035 <text:s text:c="4"/>001 <text:s text:c="4"/>003 <text:s text:c="4"/>12810 <text:s text:c="2"/>143</text:p>
      <text:p text:style-name="P3">009 <text:s text:c="4"/>039 <text:s text:c="4"/>001 <text:s text:c="4"/>003 <text:s text:c="4"/>12810 <text:s text:c="2"/>143</text:p>
      <text:p text:style-name="P3">009 <text:s text:c="4"/>039 <text:s text:c="4"/>001 <text:s text:c="4"/>003 <text:s text:c="4"/>12810 <text:s text:c="2"/>143</text:p>
      <text:p text:style-name="P3">009 <text:s text:c="4"/>049 <text:s text:c="4"/>001 <text:s text:c="4"/>003 <text:s text:c="4"/>12810 <text:s text:c="2"/>143</text:p>
      <text:p text:style-name="P3">009 <text:s text:c="4"/>049 <text:s text:c="4"/>001 <text:s text:c="4"/>003 <text:s text:c="4"/>12810 <text:s text:c="2"/>143</text:p>
      <text:p text:style-name="P3">009 <text:s text:c="4"/>034 <text:s text:c="4"/>001 <text:s text:c="4"/>003 <text:s text:c="4"/>12810 <text:s text:c="2"/>143</text:p>
      <text:p text:style-name="P3">008 <text:s text:c="4"/>031 <text:s text:c="4"/>001 <text:s text:c="4"/>003 <text:s text:c="4"/>12810 <text:s text:c="2"/>143</text:p>
      <text:p text:style-name="P3">008 <text:s text:c="4"/>037 <text:s text:c="4"/>001 <text:s text:c="4"/>003 <text:s text:c="4"/>12810 <text:s text:c="2"/>143</text:p>
      <text:p text:style-name="P3">008 <text:s text:c="4"/>043 <text:s text:c="4"/>001 <text:s text:c="4"/>003 <text:s text:c="4"/>12810 <text:s text:c="2"/>143</text:p>
      <text:p text:style-name="P3">008 <text:s text:c="4"/>042 <text:s text:c="4"/>001 <text:s text:c="4"/>003 <text:s text:c="4"/>12810 <text:s text:c="2"/>143</text:p>
      <text:p text:style-name="P3">008 <text:s text:c="4"/>037 <text:s text:c="4"/>001 <text:s text:c="4"/>003 <text:s text:c="4"/>12810 <text:s text:c="2"/>143</text:p>
      <text:p text:style-name="P3">008 <text:s text:c="4"/>036 <text:s text:c="4"/>001 <text:s text:c="4"/>003 <text:s text:c="4"/>12810 <text:s text:c="2"/>143</text:p>
      <text:p text:style-name="P3">007 <text:s text:c="4"/>028 <text:s text:c="4"/>001 <text:s text:c="4"/>003 <text:s text:c="4"/>12810 <text:s text:c="2"/>143</text:p>
      <text:p text:style-name="P3">008 <text:s text:c="4"/>025 <text:s text:c="4"/>001 <text:s text:c="4"/>003 <text:s text:c="4"/>12810 <text:s text:c="2"/>143</text:p>
      <text:p text:style-name="P3">007 <text:s text:c="4"/>024 <text:s text:c="4"/>001 <text:s text:c="4"/>003 <text:s text:c="4"/>12810 <text:s text:c="2"/>143</text:p>
      <text:p text:style-name="P3">007 <text:s text:c="4"/>025 <text:s text:c="4"/>001 <text:s text:c="4"/>003 <text:s text:c="4"/>12810 <text:s text:c="2"/>143</text:p>
      <text:p text:style-name="P3">007 <text:s text:c="4"/>024 <text:s text:c="4"/>001 <text:s text:c="4"/>003 <text:s text:c="4"/>12810 <text:s text:c="2"/>143</text:p>
      <text:p text:style-name="P3">006 <text:s text:c="4"/>027 <text:s text:c="4"/>001 <text:s text:c="4"/>003 <text:s text:c="4"/>12810 <text:s text:c="2"/>143</text:p>
      <text:p text:style-name="P3">006 <text:s text:c="4"/>027 <text:s text:c="4"/>001 <text:s text:c="4"/>003 <text:s text:c="4"/>12810 <text:s text:c="2"/>143</text:p>
      <text:p text:style-name="P3">006 <text:s text:c="4"/>026 <text:s text:c="4"/>001 <text:s text:c="4"/>003 <text:s text:c="4"/>12810 <text:s text:c="2"/>143</text:p>
      <text:p text:style-name="P3">005 <text:s text:c="4"/>020 <text:s text:c="4"/>001 <text:s text:c="4"/>003 <text:s text:c="4"/>12810 <text:s text:c="2"/>143</text:p>
      <text:p text:style-name="P3">005 <text:s text:c="4"/>019 <text:s text:c="4"/>001 <text:s text:c="4"/>003 <text:s text:c="4"/>12810 <text:s text:c="2"/>143</text:p>
      <text:p text:style-name="P3">005 <text:s text:c="4"/>016 <text:s text:c="4"/>001 <text:s text:c="4"/>003 <text:s text:c="4"/>12810 <text:s text:c="2"/>143</text:p>
      <text:p text:style-name="P3">005 <text:s text:c="4"/>019 <text:s text:c="4"/>001 <text:s text:c="4"/>003 <text:s text:c="4"/>12810 <text:s text:c="2"/>143</text:p>
      <text:p text:style-name="P3">005 <text:s text:c="4"/>015 <text:s text:c="4"/>001 <text:s text:c="4"/>003 <text:s text:c="4"/>12810 <text:s text:c="2"/>143</text:p>
      <text:p text:style-name="P3">005 <text:s text:c="4"/>014 <text:s text:c="4"/>001 <text:s text:c="4"/>002 <text:s text:c="4"/>12810 <text:s text:c="2"/>143</text:p>
      <text:p text:style-name="P3">004 <text:s text:c="4"/>013 <text:s text:c="4"/>001 <text:s text:c="4"/>002 <text:s text:c="4"/>12810 <text:s text:c="2"/>143</text:p>
      <text:p text:style-name="P3">004 <text:s text:c="4"/>013 <text:s text:c="4"/>001 <text:s text:c="4"/>002 <text:s text:c="4"/>12810 <text:s text:c="2"/>143</text:p>
      <text:p text:style-name="P3">004 <text:s text:c="4"/>012 <text:s text:c="4"/>001 <text:s text:c="4"/>002 <text:s text:c="4"/>12810 <text:s text:c="2"/>143</text:p>
      <text:p text:style-name="P3">004 <text:s text:c="4"/>012 <text:s text:c="4"/>001 <text:s text:c="4"/>002 <text:s text:c="4"/>12810 <text:s text:c="2"/>143</text:p>
      <text:p text:style-name="P3">004 <text:s text:c="4"/>011 <text:s text:c="4"/>001 <text:s text:c="4"/>002 <text:s text:c="4"/>12810 <text:s text:c="2"/>143</text:p>
      <text:p text:style-name="P3">004 <text:s text:c="4"/>011 <text:s text:c="4"/>001 <text:s text:c="4"/>002 <text:s text:c="4"/>12810 <text:s text:c="2"/>143</text:p>
      <text:p text:style-name="P3">004 <text:s text:c="4"/>009 <text:s text:c="4"/>001 <text:s text:c="4"/>002 <text:s text:c="4"/>12810 <text:s text:c="2"/>143</text:p>
      <text:p text:style-name="P3">004 <text:s text:c="4"/>009 <text:s text:c="4"/>001 <text:s text:c="4"/>002 <text:s text:c="4"/>12810 <text:s text:c="2"/>143</text:p>
      <text:p text:style-name="P3">004 <text:s text:c="4"/>008 <text:s text:c="4"/>001 <text:s text:c="4"/>002 <text:s text:c="4"/>12810 <text:s text:c="2"/>143</text:p>
      <text:p text:style-name="P3">004 <text:s text:c="4"/>008 <text:s text:c="4"/>001 <text:s text:c="4"/>002 <text:s text:c="4"/>12810 <text:s text:c="2"/>143</text:p>
      <text:p text:style-name="P3">003 <text:s text:c="4"/>007 <text:s text:c="4"/>001 <text:s text:c="4"/>002 <text:s text:c="4"/>12810 <text:s text:c="2"/>143</text:p>
      <text:p text:style-name="P3">003 <text:s text:c="4"/>007 <text:s text:c="4"/>001 <text:s text:c="4"/>002 <text:s text:c="4"/>12810 <text:s text:c="2"/>143</text:p>
      <text:p text:style-name="P3">003 <text:s text:c="4"/>007 <text:s text:c="4"/>001 <text:s text:c="4"/>002 <text:s text:c="4"/>12810 <text:s text:c="2"/>143</text:p>
      <text:p text:style-name="P3">003 <text:s text:c="4"/>006 <text:s text:c="4"/>001 <text:s text:c="4"/>002 <text:s text:c="4"/>12810 <text:s text:c="2"/>143</text:p>
      <text:p text:style-name="P3">002 <text:s text:c="4"/>006 <text:s text:c="4"/>001 <text:s text:c="4"/>002 <text:s text:c="4"/>12810 <text:s text:c="2"/>143</text:p>
      <text:p text:style-name="P3">001 <text:s text:c="4"/>005 <text:s text:c="4"/>001 <text:s text:c="4"/>002 <text:s text:c="4"/>12810 <text:s text:c="2"/>143</text:p>
      <text:p text:style-name="P3">001 <text:s text:c="4"/>005 <text:s text:c="4"/>000 <text:s text:c="4"/>002 <text:s text:c="4"/>12810 <text:s text:c="2"/>143</text:p>
      <text:p text:style-name="P3">001 <text:s text:c="4"/>005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0 <text:s text:c="4"/>004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<text:soft-page-break/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3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<text:soft-page-break/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3">000 <text:s text:c="4"/>002 <text:s text:c="4"/>001 <text:s text:c="4"/>002 <text:s text:c="4"/>12810 <text:s text:c="2"/>143</text:p>
      <text:p text:style-name="P4">Squal: <text:s/>Max: <text:s text:c="3"/>Min: <text:s text:c="3"/>Sum: <text:s text:c="3"/>Shutter: <text:s text:c="7"/>LaserPower: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<text:soft-page-break/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<text:soft-page-break/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<text:soft-page-break/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2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4 <text:s text:c="4"/>001 <text:s text:c="4"/>002 <text:s text:c="4"/>12810 <text:s text:c="2"/>143</text:p>
      <text:p text:style-name="P4">000 <text:s text:c="4"/>003 <text:s text:c="4"/>001 <text:s text:c="4"/>002 <text:s text:c="4"/>12810 <text:s text:c="2"/>143</text:p>
      <text:p text:style-name="P4">000 <text:s text:c="4"/>004 <text:s text:c="4"/>001 <text:s text:c="4"/>002 <text:s text:c="4"/>12810 <text:s text:c="2"/>143</text:p>
      <text:p text:style-name="P4">000 <text:s text:c="4"/>004 <text:s text:c="4"/>001 <text:s text:c="4"/>002 <text:s text:c="4"/>12810 <text:s text:c="2"/>143</text:p>
      <text:p text:style-name="P4">001 <text:s text:c="4"/>004 <text:s text:c="4"/>001 <text:s text:c="4"/>002 <text:s text:c="4"/>12810 <text:s text:c="2"/>143</text:p>
      <text:p text:style-name="P4">000 <text:s text:c="4"/>004 <text:s text:c="4"/>001 <text:s text:c="4"/>002 <text:s text:c="4"/>12810 <text:s text:c="2"/>143</text:p>
      <text:p text:style-name="P4">000 <text:s text:c="4"/>004 <text:s text:c="4"/>001 <text:s text:c="4"/>002 <text:s text:c="4"/>12810 <text:s text:c="2"/>143</text:p>
      <text:p text:style-name="P4">001 <text:s text:c="4"/>005 <text:s text:c="4"/>001 <text:s text:c="4"/>002 <text:s text:c="4"/>12810 <text:s text:c="2"/>143</text:p>
      <text:p text:style-name="P4">001 <text:s text:c="4"/>005 <text:s text:c="4"/>001 <text:s text:c="4"/>002 <text:s text:c="4"/>12810 <text:s text:c="2"/>143</text:p>
      <text:p text:style-name="P4">000 <text:s text:c="4"/>005 <text:s text:c="4"/>001 <text:s text:c="4"/>002 <text:s text:c="4"/>12810 <text:s text:c="2"/>143</text:p>
      <text:p text:style-name="P4">000 <text:s text:c="4"/>005 <text:s text:c="4"/>001 <text:s text:c="4"/>002 <text:s text:c="4"/>12810 <text:s text:c="2"/>143</text:p>
      <text:p text:style-name="P4">002 <text:s text:c="4"/>006 <text:s text:c="4"/>001 <text:s text:c="4"/>002 <text:s text:c="4"/>12810 <text:s text:c="2"/>143</text:p>
      <text:p text:style-name="P4">001 <text:s text:c="4"/>006 <text:s text:c="4"/>001 <text:s text:c="4"/>002 <text:s text:c="4"/>12810 <text:s text:c="2"/>143</text:p>
      <text:p text:style-name="P4">002 <text:s text:c="4"/>006 <text:s text:c="4"/>001 <text:s text:c="4"/>002 <text:s text:c="4"/>12810 <text:s text:c="2"/>143</text:p>
      <text:p text:style-name="P4">003 <text:s text:c="4"/>007 <text:s text:c="4"/>001 <text:s text:c="4"/>002 <text:s text:c="4"/>12810 <text:s text:c="2"/>143</text:p>
      <text:p text:style-name="P4">002 <text:s text:c="4"/>007 <text:s text:c="4"/>001 <text:s text:c="4"/>002 <text:s text:c="4"/>12810 <text:s text:c="2"/>143</text:p>
      <text:p text:style-name="P4">002 <text:s text:c="4"/>008 <text:s text:c="4"/>001 <text:s text:c="4"/>002 <text:s text:c="4"/>12810 <text:s text:c="2"/>143</text:p>
      <text:p text:style-name="P4">003 <text:s text:c="4"/>008 <text:s text:c="4"/>001 <text:s text:c="4"/>002 <text:s text:c="4"/>12810 <text:s text:c="2"/>143</text:p>
      <text:p text:style-name="P4">004 <text:s text:c="4"/>009 <text:s text:c="4"/>001 <text:s text:c="4"/>002 <text:s text:c="4"/>12810 <text:s text:c="2"/>143</text:p>
      <text:p text:style-name="P4">004 <text:s text:c="4"/>010 <text:s text:c="4"/>001 <text:s text:c="4"/>002 <text:s text:c="4"/>12810 <text:s text:c="2"/>143</text:p>
      <text:p text:style-name="P4">004 <text:s text:c="4"/>011 <text:s text:c="4"/>001 <text:s text:c="4"/>002 <text:s text:c="4"/>12810 <text:s text:c="2"/>143</text:p>
      <text:p text:style-name="P4">004 <text:s text:c="4"/>012 <text:s text:c="4"/>001 <text:s text:c="4"/>002 <text:s text:c="4"/>12810 <text:s text:c="2"/>143</text:p>
      <text:p text:style-name="P4"><text:soft-page-break/>004 <text:s text:c="4"/>011 <text:s text:c="4"/>001 <text:s text:c="4"/>002 <text:s text:c="4"/>12810 <text:s text:c="2"/>143</text:p>
      <text:p text:style-name="P4">004 <text:s text:c="4"/>011 <text:s text:c="4"/>001 <text:s text:c="4"/>002 <text:s text:c="4"/>12810 <text:s text:c="2"/>143</text:p>
      <text:p text:style-name="P4">005 <text:s text:c="4"/>011 <text:s text:c="4"/>001 <text:s text:c="4"/>002 <text:s text:c="4"/>12810 <text:s text:c="2"/>143</text:p>
      <text:p text:style-name="P4">005 <text:s text:c="4"/>011 <text:s text:c="4"/>001 <text:s text:c="4"/>002 <text:s text:c="4"/>12810 <text:s text:c="2"/>143</text:p>
      <text:p text:style-name="P4">005 <text:s text:c="4"/>011 <text:s text:c="4"/>001 <text:s text:c="4"/>002 <text:s text:c="4"/>12810 <text:s text:c="2"/>143</text:p>
      <text:p text:style-name="P4">005 <text:s text:c="4"/>013 <text:s text:c="4"/>001 <text:s text:c="4"/>002 <text:s text:c="4"/>12810 <text:s text:c="2"/>143</text:p>
      <text:p text:style-name="P4">005 <text:s text:c="4"/>013 <text:s text:c="4"/>001 <text:s text:c="4"/>002 <text:s text:c="4"/>12810 <text:s text:c="2"/>143</text:p>
      <text:p text:style-name="P4">006 <text:s text:c="4"/>014 <text:s text:c="4"/>001 <text:s text:c="4"/>002 <text:s text:c="4"/>12810 <text:s text:c="2"/>143</text:p>
      <text:p text:style-name="P4">006 <text:s text:c="4"/>014 <text:s text:c="4"/>001 <text:s text:c="4"/>002 <text:s text:c="4"/>12810 <text:s text:c="2"/>143</text:p>
      <text:p text:style-name="P4">005 <text:s text:c="4"/>015 <text:s text:c="4"/>001 <text:s text:c="4"/>002 <text:s text:c="4"/>12810 <text:s text:c="2"/>143</text:p>
      <text:p text:style-name="P4">006 <text:s text:c="4"/>015 <text:s text:c="4"/>001 <text:s text:c="4"/>003 <text:s text:c="4"/>12810 <text:s text:c="2"/>143</text:p>
      <text:p text:style-name="P4">006 <text:s text:c="4"/>015 <text:s text:c="4"/>001 <text:s text:c="4"/>002 <text:s text:c="4"/>12810 <text:s text:c="2"/>143</text:p>
      <text:p text:style-name="P4">006 <text:s text:c="4"/>018 <text:s text:c="4"/>001 <text:s text:c="4"/>003 <text:s text:c="4"/>12810 <text:s text:c="2"/>143</text:p>
      <text:p text:style-name="P4">006 <text:s text:c="4"/>018 <text:s text:c="4"/>001 <text:s text:c="4"/>003 <text:s text:c="4"/>12810 <text:s text:c="2"/>143</text:p>
      <text:p text:style-name="P4">006 <text:s text:c="4"/>017 <text:s text:c="4"/>001 <text:s text:c="4"/>003 <text:s text:c="4"/>12810 <text:s text:c="2"/>143</text:p>
      <text:p text:style-name="P4">006 <text:s text:c="4"/>018 <text:s text:c="4"/>001 <text:s text:c="4"/>003 <text:s text:c="4"/>12810 <text:s text:c="2"/>143</text:p>
      <text:p text:style-name="P4">005 <text:s text:c="4"/>017 <text:s text:c="4"/>001 <text:s text:c="4"/>003 <text:s text:c="4"/>12810 <text:s text:c="2"/>143</text:p>
      <text:p text:style-name="P4">007 <text:s text:c="4"/>018 <text:s text:c="4"/>001 <text:s text:c="4"/>003 <text:s text:c="4"/>12810 <text:s text:c="2"/>143</text:p>
      <text:p text:style-name="P4">007 <text:s text:c="4"/>020 <text:s text:c="4"/>001 <text:s text:c="4"/>003 <text:s text:c="4"/>12810 <text:s text:c="2"/>143</text:p>
      <text:p text:style-name="P4">006 <text:s text:c="4"/>023 <text:s text:c="4"/>001 <text:s text:c="4"/>003 <text:s text:c="4"/>12810 <text:s text:c="2"/>143</text:p>
      <text:p text:style-name="P4">007 <text:s text:c="4"/>024 <text:s text:c="4"/>001 <text:s text:c="4"/>003 <text:s text:c="4"/>12810 <text:s text:c="2"/>143</text:p>
      <text:p text:style-name="P4">007 <text:s text:c="4"/>028 <text:s text:c="4"/>001 <text:s text:c="4"/>003 <text:s text:c="4"/>12810 <text:s text:c="2"/>143</text:p>
      <text:p text:style-name="P4">007 <text:s text:c="4"/>029 <text:s text:c="4"/>001 <text:s text:c="4"/>003 <text:s text:c="4"/>12810 <text:s text:c="2"/>143</text:p>
      <text:p text:style-name="P4">008 <text:s text:c="4"/>025 <text:s text:c="4"/>001 <text:s text:c="4"/>003 <text:s text:c="4"/>12810 <text:s text:c="2"/>143</text:p>
      <text:p text:style-name="P4">008 <text:s text:c="4"/>023 <text:s text:c="4"/>001 <text:s text:c="4"/>003 <text:s text:c="4"/>12810 <text:s text:c="2"/>143</text:p>
      <text:p text:style-name="P4">008 <text:s text:c="4"/>024 <text:s text:c="4"/>001 <text:s text:c="4"/>003 <text:s text:c="4"/>12810 <text:s text:c="2"/>143</text:p>
      <text:p text:style-name="P4">009 <text:s text:c="4"/>024 <text:s text:c="4"/>001 <text:s text:c="4"/>003 <text:s text:c="4"/>12810 <text:s text:c="2"/>143</text:p>
      <text:p text:style-name="P4">009 <text:s text:c="4"/>024 <text:s text:c="4"/>001 <text:s text:c="4"/>003 <text:s text:c="4"/>12810 <text:s text:c="2"/>143</text:p>
      <text:p text:style-name="P4">008 <text:s text:c="4"/>028 <text:s text:c="4"/>001 <text:s text:c="4"/>003 <text:s text:c="4"/>12810 <text:s text:c="2"/>143</text:p>
      <text:p text:style-name="P4">008 <text:s text:c="4"/>029 <text:s text:c="4"/>001 <text:s text:c="4"/>003 <text:s text:c="4"/>12810 <text:s text:c="2"/>143</text:p>
      <text:p text:style-name="P4">009 <text:s text:c="4"/>036 <text:s text:c="4"/>001 <text:s text:c="4"/>003 <text:s text:c="4"/>12810 <text:s text:c="2"/>143</text:p>
      <text:p text:style-name="P4">008 <text:s text:c="4"/>036 <text:s text:c="4"/>001 <text:s text:c="4"/>003 <text:s text:c="4"/>12810 <text:s text:c="2"/>143</text:p>
      <text:p text:style-name="P4">008 <text:s text:c="4"/>036 <text:s text:c="4"/>001 <text:s text:c="4"/>003 <text:s text:c="4"/>12810 <text:s text:c="2"/>143</text:p>
      <text:p text:style-name="P4">008 <text:s text:c="4"/>030 <text:s text:c="4"/>001 <text:s text:c="4"/>003 <text:s text:c="4"/>12810 <text:s text:c="2"/>143</text:p>
      <text:p text:style-name="P4">008 <text:s text:c="4"/>031 <text:s text:c="4"/>001 <text:s text:c="4"/>003 <text:s text:c="4"/>12810 <text:s text:c="2"/>143</text:p>
      <text:p text:style-name="P4">008 <text:s text:c="4"/>027 <text:s text:c="4"/>001 <text:s text:c="4"/>003 <text:s text:c="4"/>12810 <text:s text:c="2"/>143</text:p>
      <text:p text:style-name="P4">009 <text:s text:c="4"/>029 <text:s text:c="4"/>001 <text:s text:c="4"/>003 <text:s text:c="4"/>12810 <text:s text:c="2"/>143</text:p>
      <text:p text:style-name="P4">009 <text:s text:c="4"/>029 <text:s text:c="4"/>001 <text:s text:c="4"/>003 <text:s text:c="4"/>12810 <text:s text:c="2"/>143</text:p>
      <text:p text:style-name="P4">009 <text:s text:c="4"/>037 <text:s text:c="4"/>001 <text:s text:c="4"/>003 <text:s text:c="4"/>12810 <text:s text:c="2"/>143</text:p>
      <text:p text:style-name="P4">009 <text:s text:c="4"/>036 <text:s text:c="4"/>001 <text:s text:c="4"/>003 <text:s text:c="4"/>12810 <text:s text:c="2"/>143</text:p>
      <text:p text:style-name="P4">008 <text:s text:c="4"/>035 <text:s text:c="4"/>001 <text:s text:c="4"/>003 <text:s text:c="4"/>12810 <text:s text:c="2"/>143</text:p>
      <text:p text:style-name="P4">008 <text:s text:c="4"/>030 <text:s text:c="4"/>001 <text:s text:c="4"/>003 <text:s text:c="4"/>12810 <text:s text:c="2"/>143</text:p>
      <text:p text:style-name="P4">008 <text:s text:c="4"/>029 <text:s text:c="4"/>001 <text:s text:c="4"/>003 <text:s text:c="4"/>12810 <text:s text:c="2"/>143</text:p>
      <text:p text:style-name="P4">009 <text:s text:c="4"/>026 <text:s text:c="4"/>001 <text:s text:c="4"/>003 <text:s text:c="4"/>12810 <text:s text:c="2"/>143</text:p>
      <text:p text:style-name="P4">009 <text:s text:c="4"/>028 <text:s text:c="4"/>001 <text:s text:c="4"/>003 <text:s text:c="4"/>12810 <text:s text:c="2"/>143</text:p>
      <text:p text:style-name="P4">009 <text:s text:c="4"/>028 <text:s text:c="4"/>001 <text:s text:c="4"/>003 <text:s text:c="4"/>12810 <text:s text:c="2"/>143</text:p>
      <text:p text:style-name="P4">008 <text:s text:c="4"/>034 <text:s text:c="4"/>001 <text:s text:c="4"/>003 <text:s text:c="4"/>12810 <text:s text:c="2"/>143</text:p>
      <text:p text:style-name="P4">009 <text:s text:c="4"/>037 <text:s text:c="4"/>001 <text:s text:c="4"/>003 <text:s text:c="4"/>12810 <text:s text:c="2"/>143</text:p>
      <text:p text:style-name="P4">009 <text:s text:c="4"/>038 <text:s text:c="4"/>001 <text:s text:c="4"/>004 <text:s text:c="4"/>12810 <text:s text:c="2"/>143</text:p>
      <text:p text:style-name="P4"><text:soft-page-break/>009 <text:s text:c="4"/>032 <text:s text:c="4"/>001 <text:s text:c="4"/>004 <text:s text:c="4"/>12810 <text:s text:c="2"/>143</text:p>
      <text:p text:style-name="P4">009 <text:s text:c="4"/>034 <text:s text:c="4"/>001 <text:s text:c="4"/>003 <text:s text:c="4"/>12810 <text:s text:c="2"/>143</text:p>
      <text:p text:style-name="P4">009 <text:s text:c="4"/>029 <text:s text:c="4"/>001 <text:s text:c="4"/>003 <text:s text:c="4"/>12810 <text:s text:c="2"/>143</text:p>
      <text:p text:style-name="P4">009 <text:s text:c="4"/>029 <text:s text:c="4"/>001 <text:s text:c="4"/>003 <text:s text:c="4"/>12810 <text:s text:c="2"/>143</text:p>
      <text:p text:style-name="P4">010 <text:s text:c="4"/>029 <text:s text:c="4"/>001 <text:s text:c="4"/>003 <text:s text:c="4"/>12810 <text:s text:c="2"/>143</text:p>
      <text:p text:style-name="P4">010 <text:s text:c="4"/>030 <text:s text:c="4"/>001 <text:s text:c="4"/>003 <text:s text:c="4"/>12810 <text:s text:c="2"/>143</text:p>
      <text:p text:style-name="P4">010 <text:s text:c="4"/>040 <text:s text:c="4"/>001 <text:s text:c="4"/>004 <text:s text:c="4"/>12810 <text:s text:c="2"/>143</text:p>
      <text:p text:style-name="P4">010 <text:s text:c="4"/>031 <text:s text:c="4"/>001 <text:s text:c="4"/>004 <text:s text:c="4"/>12810 <text:s text:c="2"/>143</text:p>
      <text:p text:style-name="P4">010 <text:s text:c="4"/>031 <text:s text:c="4"/>001 <text:s text:c="4"/>003 <text:s text:c="4"/>12810 <text:s text:c="2"/>143</text:p>
      <text:p text:style-name="P4">011 <text:s text:c="4"/>027 <text:s text:c="4"/>001 <text:s text:c="4"/>004 <text:s text:c="4"/>12810 <text:s text:c="2"/>143</text:p>
      <text:p text:style-name="P4">011 <text:s text:c="4"/>028 <text:s text:c="4"/>000 <text:s text:c="4"/>003 <text:s text:c="4"/>12810 <text:s text:c="2"/>143</text:p>
      <text:p text:style-name="P4">012 <text:s text:c="4"/>029 <text:s text:c="4"/>001 <text:s text:c="4"/>004 <text:s text:c="4"/>12810 <text:s text:c="2"/>143</text:p>
      <text:p text:style-name="P4">012 <text:s text:c="4"/>034 <text:s text:c="4"/>001 <text:s text:c="4"/>004 <text:s text:c="4"/>12810 <text:s text:c="2"/>143</text:p>
      <text:p text:style-name="P4">012 <text:s text:c="4"/>035 <text:s text:c="4"/>001 <text:s text:c="4"/>004 <text:s text:c="4"/>12810 <text:s text:c="2"/>143</text:p>
      <text:p text:style-name="P4">012 <text:s text:c="4"/>041 <text:s text:c="4"/>001 <text:s text:c="4"/>004 <text:s text:c="4"/>12810 <text:s text:c="2"/>143</text:p>
      <text:p text:style-name="P4">012 <text:s text:c="4"/>040 <text:s text:c="4"/>001 <text:s text:c="4"/>004 <text:s text:c="4"/>12810 <text:s text:c="2"/>143</text:p>
      <text:p text:style-name="P4">011 <text:s text:c="4"/>030 <text:s text:c="4"/>001 <text:s text:c="4"/>004 <text:s text:c="4"/>12810 <text:s text:c="2"/>143</text:p>
      <text:p text:style-name="P4">011 <text:s text:c="4"/>028 <text:s text:c="4"/>001 <text:s text:c="4"/>004 <text:s text:c="4"/>12810 <text:s text:c="2"/>143</text:p>
      <text:p text:style-name="P4">011 <text:s text:c="4"/>030 <text:s text:c="4"/>001 <text:s text:c="4"/>004 <text:s text:c="4"/>12810 <text:s text:c="2"/>143</text:p>
      <text:p text:style-name="P4">012 <text:s text:c="4"/>030 <text:s text:c="4"/>001 <text:s text:c="4"/>004 <text:s text:c="4"/>12810 <text:s text:c="2"/>143</text:p>
      <text:p text:style-name="P4">012 <text:s text:c="4"/>036 <text:s text:c="4"/>001 <text:s text:c="4"/>004 <text:s text:c="4"/>12810 <text:s text:c="2"/>143</text:p>
      <text:p text:style-name="P4">012 <text:s text:c="4"/>043 <text:s text:c="4"/>001 <text:s text:c="4"/>004 <text:s text:c="4"/>12810 <text:s text:c="2"/>143</text:p>
      <text:p text:style-name="P4">011 <text:s text:c="4"/>043 <text:s text:c="4"/>001 <text:s text:c="4"/>004 <text:s text:c="4"/>12810 <text:s text:c="2"/>143</text:p>
      <text:p text:style-name="P4">012 <text:s text:c="4"/>035 <text:s text:c="4"/>001 <text:s text:c="4"/>004 <text:s text:c="4"/>12810 <text:s text:c="2"/>143</text:p>
      <text:p text:style-name="P4">011 <text:s text:c="4"/>033 <text:s text:c="4"/>001 <text:s text:c="4"/>004 <text:s text:c="4"/>12810 <text:s text:c="2"/>143</text:p>
      <text:p text:style-name="P4">011 <text:s text:c="4"/>030 <text:s text:c="4"/>001 <text:s text:c="4"/>004 <text:s text:c="4"/>12810 <text:s text:c="2"/>143</text:p>
      <text:p text:style-name="P4">011 <text:s text:c="4"/>033 <text:s text:c="4"/>001 <text:s text:c="4"/>004 <text:s text:c="4"/>12810 <text:s text:c="2"/>143</text:p>
      <text:p text:style-name="P4">011 <text:s text:c="4"/>033 <text:s text:c="4"/>001 <text:s text:c="4"/>004 <text:s text:c="4"/>12810 <text:s text:c="2"/>143</text:p>
      <text:p text:style-name="P4">011 <text:s text:c="4"/>040 <text:s text:c="4"/>001 <text:s text:c="4"/>004 <text:s text:c="4"/>12810 <text:s text:c="2"/>143</text:p>
      <text:p text:style-name="P4">012 <text:s text:c="4"/>043 <text:s text:c="4"/>001 <text:s text:c="4"/>005 <text:s text:c="4"/>12810 <text:s text:c="2"/>143</text:p>
      <text:p text:style-name="P4">013 <text:s text:c="4"/>041 <text:s text:c="4"/>001 <text:s text:c="4"/>005 <text:s text:c="4"/>12810 <text:s text:c="2"/>143</text:p>
      <text:p text:style-name="P4">011 <text:s text:c="4"/>033 <text:s text:c="4"/>001 <text:s text:c="4"/>005 <text:s text:c="4"/>12810 <text:s text:c="2"/>143</text:p>
      <text:p text:style-name="P4">011 <text:s text:c="4"/>033 <text:s text:c="4"/>001 <text:s text:c="4"/>004 <text:s text:c="4"/>12810 <text:s text:c="2"/>143</text:p>
      <text:p text:style-name="P4">010 <text:s text:c="4"/>029 <text:s text:c="4"/>001 <text:s text:c="4"/>004 <text:s text:c="4"/>12810 <text:s text:c="2"/>143</text:p>
      <text:p text:style-name="P4">011 <text:s text:c="4"/>029 <text:s text:c="4"/>001 <text:s text:c="4"/>004 <text:s text:c="4"/>12810 <text:s text:c="2"/>143</text:p>
      <text:p text:style-name="P4">010 <text:s text:c="4"/>029 <text:s text:c="4"/>001 <text:s text:c="4"/>004 <text:s text:c="4"/>12810 <text:s text:c="2"/>143</text:p>
      <text:p text:style-name="P4">010 <text:s text:c="4"/>034 <text:s text:c="4"/>001 <text:s text:c="4"/>004 <text:s text:c="4"/>12810 <text:s text:c="2"/>143</text:p>
      <text:p text:style-name="P4">012 <text:s text:c="4"/>035 <text:s text:c="4"/>001 <text:s text:c="4"/>005 <text:s text:c="4"/>12810 <text:s text:c="2"/>143</text:p>
      <text:p text:style-name="P4">012 <text:s text:c="4"/>042 <text:s text:c="4"/>001 <text:s text:c="4"/>005 <text:s text:c="4"/>12810 <text:s text:c="2"/>143</text:p>
      <text:p text:style-name="P4">011 <text:s text:c="4"/>041 <text:s text:c="4"/>001 <text:s text:c="4"/>005 <text:s text:c="4"/>12810 <text:s text:c="2"/>143</text:p>
      <text:p text:style-name="P4">011 <text:s text:c="4"/>035 <text:s text:c="4"/>001 <text:s text:c="4"/>005 <text:s text:c="4"/>12810 <text:s text:c="2"/>143</text:p>
      <text:p text:style-name="P4">010 <text:s text:c="4"/>030 <text:s text:c="4"/>001 <text:s text:c="4"/>005 <text:s text:c="4"/>12810 <text:s text:c="2"/>143</text:p>
      <text:p text:style-name="P4">010 <text:s text:c="4"/>030 <text:s text:c="4"/>001 <text:s text:c="4"/>004 <text:s text:c="4"/>12810 <text:s text:c="2"/>143</text:p>
      <text:p text:style-name="P4">010 <text:s text:c="4"/>028 <text:s text:c="4"/>001 <text:s text:c="4"/>004 <text:s text:c="4"/>12810 <text:s text:c="2"/>143</text:p>
      <text:p text:style-name="P4">010 <text:s text:c="4"/>028 <text:s text:c="4"/>001 <text:s text:c="4"/>004 <text:s text:c="4"/>12810 <text:s text:c="2"/>143</text:p>
      <text:p text:style-name="P4">011 <text:s text:c="4"/>032 <text:s text:c="4"/>001 <text:s text:c="4"/>004 <text:s text:c="4"/>12810 <text:s text:c="2"/>143</text:p>
      <text:p text:style-name="P4">013 <text:s text:c="4"/>039 <text:s text:c="4"/>001 <text:s text:c="4"/>005 <text:s text:c="4"/>12810 <text:s text:c="2"/>143</text:p>
      <text:p text:style-name="P4">013 <text:s text:c="4"/>039 <text:s text:c="4"/>001 <text:s text:c="4"/>005 <text:s text:c="4"/>12810 <text:s text:c="2"/>143</text:p>
      <text:p text:style-name="P4">013 <text:s text:c="4"/>041 <text:s text:c="4"/>001 <text:s text:c="4"/>005 <text:s text:c="4"/>12810 <text:s text:c="2"/>143</text:p>
      <text:p text:style-name="P4"><text:soft-page-break/>012 <text:s text:c="4"/>035 <text:s text:c="4"/>001 <text:s text:c="4"/>005 <text:s text:c="4"/>12810 <text:s text:c="2"/>143</text:p>
      <text:p text:style-name="P4">013 <text:s text:c="4"/>030 <text:s text:c="4"/>001 <text:s text:c="4"/>005 <text:s text:c="4"/>12810 <text:s text:c="2"/>143</text:p>
      <text:p text:style-name="P4">012 <text:s text:c="4"/>030 <text:s text:c="4"/>001 <text:s text:c="4"/>005 <text:s text:c="4"/>12810 <text:s text:c="2"/>143</text:p>
      <text:p text:style-name="P4">011 <text:s text:c="4"/>030 <text:s text:c="4"/>001 <text:s text:c="4"/>005 <text:s text:c="4"/>12810 <text:s text:c="2"/>143</text:p>
      <text:p text:style-name="P4">012 <text:s text:c="4"/>031 <text:s text:c="4"/>001 <text:s text:c="4"/>005 <text:s text:c="4"/>12810 <text:s text:c="2"/>143</text:p>
      <text:p text:style-name="P4">013 <text:s text:c="4"/>035 <text:s text:c="4"/>001 <text:s text:c="4"/>005 <text:s text:c="4"/>12810 <text:s text:c="2"/>143</text:p>
      <text:p text:style-name="P4">014 <text:s text:c="4"/>042 <text:s text:c="4"/>001 <text:s text:c="4"/>005 <text:s text:c="4"/>12810 <text:s text:c="2"/>143</text:p>
      <text:p text:style-name="P4">014 <text:s text:c="4"/>041 <text:s text:c="4"/>001 <text:s text:c="4"/>005 <text:s text:c="4"/>12810 <text:s text:c="2"/>143</text:p>
      <text:p text:style-name="P4">014 <text:s text:c="4"/>040 <text:s text:c="4"/>001 <text:s text:c="4"/>005 <text:s text:c="4"/>12810 <text:s text:c="2"/>143</text:p>
      <text:p text:style-name="P4">014 <text:s text:c="4"/>038 <text:s text:c="4"/>001 <text:s text:c="4"/>005 <text:s text:c="4"/>12810 <text:s text:c="2"/>143</text:p>
      <text:p text:style-name="P4">015 <text:s text:c="4"/>031 <text:s text:c="4"/>001 <text:s text:c="4"/>005 <text:s text:c="4"/>12810 <text:s text:c="2"/>143</text:p>
      <text:p text:style-name="P4">012 <text:s text:c="4"/>028 <text:s text:c="4"/>001 <text:s text:c="4"/>005 <text:s text:c="4"/>12810 <text:s text:c="2"/>143</text:p>
      <text:p text:style-name="P4">012 <text:s text:c="4"/>028 <text:s text:c="4"/>001 <text:s text:c="4"/>005 <text:s text:c="4"/>12810 <text:s text:c="2"/>143</text:p>
      <text:p text:style-name="P4">012 <text:s text:c="4"/>030 <text:s text:c="4"/>001 <text:s text:c="4"/>005 <text:s text:c="4"/>12810 <text:s text:c="2"/>143</text:p>
      <text:p text:style-name="P4">014 <text:s text:c="4"/>030 <text:s text:c="4"/>001 <text:s text:c="4"/>005 <text:s text:c="4"/>12810 <text:s text:c="2"/>143</text:p>
      <text:p text:style-name="P4">013 <text:s text:c="4"/>036 <text:s text:c="4"/>001 <text:s text:c="4"/>005 <text:s text:c="4"/>12810 <text:s text:c="2"/>143</text:p>
      <text:p text:style-name="P4">014 <text:s text:c="4"/>038 <text:s text:c="4"/>001 <text:s text:c="4"/>005 <text:s text:c="4"/>12810 <text:s text:c="2"/>143</text:p>
      <text:p text:style-name="P4">013 <text:s text:c="4"/>044 <text:s text:c="4"/>001 <text:s text:c="4"/>005 <text:s text:c="4"/>12810 <text:s text:c="2"/>143</text:p>
      <text:p text:style-name="P4">013 <text:s text:c="4"/>036 <text:s text:c="4"/>001 <text:s text:c="4"/>006 <text:s text:c="4"/>12810 <text:s text:c="2"/>143</text:p>
      <text:p text:style-name="P4">013 <text:s text:c="4"/>036 <text:s text:c="4"/>001 <text:s text:c="4"/>005 <text:s text:c="4"/>12810 <text:s text:c="2"/>143</text:p>
      <text:p text:style-name="P4">013 <text:s text:c="4"/>032 <text:s text:c="4"/>001 <text:s text:c="4"/>005 <text:s text:c="4"/>12810 <text:s text:c="2"/>143</text:p>
      <text:p text:style-name="P4">012 <text:s text:c="4"/>031 <text:s text:c="4"/>001 <text:s text:c="4"/>005 <text:s text:c="4"/>12810 <text:s text:c="2"/>143</text:p>
      <text:p text:style-name="P4">013 <text:s text:c="4"/>030 <text:s text:c="4"/>001 <text:s text:c="4"/>005 <text:s text:c="4"/>12810 <text:s text:c="2"/>143</text:p>
      <text:p text:style-name="P4">014 <text:s text:c="4"/>035 <text:s text:c="4"/>001 <text:s text:c="4"/>005 <text:s text:c="4"/>12810 <text:s text:c="2"/>143</text:p>
      <text:p text:style-name="P4">013 <text:s text:c="4"/>035 <text:s text:c="4"/>001 <text:s text:c="4"/>005 <text:s text:c="4"/>12810 <text:s text:c="2"/>143</text:p>
      <text:p text:style-name="P4">014 <text:s text:c="4"/>031 <text:s text:c="4"/>001 <text:s text:c="4"/>005 <text:s text:c="4"/>12810 <text:s text:c="2"/>143</text:p>
      <text:p text:style-name="P4">014 <text:s text:c="4"/>031 <text:s text:c="4"/>001 <text:s text:c="4"/>005 <text:s text:c="4"/>12810 <text:s text:c="2"/>143</text:p>
      <text:p text:style-name="P4">015 <text:s text:c="4"/>031 <text:s text:c="4"/>001 <text:s text:c="4"/>005 <text:s text:c="4"/>12810 <text:s text:c="2"/>143</text:p>
      <text:p text:style-name="P4">015 <text:s text:c="4"/>038 <text:s text:c="4"/>001 <text:s text:c="4"/>005 <text:s text:c="4"/>12810 <text:s text:c="2"/>143</text:p>
      <text:p text:style-name="P4">016 <text:s text:c="4"/>037 <text:s text:c="4"/>001 <text:s text:c="4"/>006 <text:s text:c="4"/>12810 <text:s text:c="2"/>143</text:p>
      <text:p text:style-name="P4">015 <text:s text:c="4"/>037 <text:s text:c="4"/>001 <text:s text:c="4"/>005 <text:s text:c="4"/>12810 <text:s text:c="2"/>143</text:p>
      <text:p text:style-name="P4">015 <text:s text:c="4"/>037 <text:s text:c="4"/>001 <text:s text:c="4"/>006 <text:s text:c="4"/>12810 <text:s text:c="2"/>143</text:p>
      <text:p text:style-name="P4">017 <text:s text:c="4"/>046 <text:s text:c="4"/>001 <text:s text:c="4"/>006 <text:s text:c="4"/>12810 <text:s text:c="2"/>143</text:p>
      <text:p text:style-name="P4">016 <text:s text:c="4"/>046 <text:s text:c="4"/>001 <text:s text:c="4"/>006 <text:s text:c="4"/>12810 <text:s text:c="2"/>143</text:p>
      <text:p text:style-name="P4">015 <text:s text:c="4"/>043 <text:s text:c="4"/>001 <text:s text:c="4"/>006 <text:s text:c="4"/>12810 <text:s text:c="2"/>143</text:p>
      <text:p text:style-name="P4">016 <text:s text:c="4"/>044 <text:s text:c="4"/>001 <text:s text:c="4"/>006 <text:s text:c="4"/>12810 <text:s text:c="2"/>143</text:p>
      <text:p text:style-name="P4">015 <text:s text:c="4"/>037 <text:s text:c="4"/>001 <text:s text:c="4"/>006 <text:s text:c="4"/>12810 <text:s text:c="2"/>143</text:p>
      <text:p text:style-name="P4">015 <text:s text:c="4"/>034 <text:s text:c="4"/>001 <text:s text:c="4"/>005 <text:s text:c="4"/>12810 <text:s text:c="2"/>143</text:p>
      <text:p text:style-name="P4">017 <text:s text:c="4"/>036 <text:s text:c="4"/>001 <text:s text:c="4"/>005 <text:s text:c="4"/>12810 <text:s text:c="2"/>143</text:p>
      <text:p text:style-name="P4">017 <text:s text:c="4"/>036 <text:s text:c="4"/>001 <text:s text:c="4"/>005 <text:s text:c="4"/>12810 <text:s text:c="2"/>143</text:p>
      <text:p text:style-name="P4">018 <text:s text:c="4"/>044 <text:s text:c="4"/>001 <text:s text:c="4"/>006 <text:s text:c="4"/>12810 <text:s text:c="2"/>143</text:p>
      <text:p text:style-name="P4">018 <text:s text:c="4"/>044 <text:s text:c="4"/>001 <text:s text:c="4"/>006 <text:s text:c="4"/>12810 <text:s text:c="2"/>143</text:p>
      <text:p text:style-name="P4">019 <text:s text:c="4"/>049 <text:s text:c="4"/>001 <text:s text:c="4"/>006 <text:s text:c="4"/>12810 <text:s text:c="2"/>143</text:p>
      <text:p text:style-name="P4">018 <text:s text:c="4"/>048 <text:s text:c="4"/>001 <text:s text:c="4"/>006 <text:s text:c="4"/>12810 <text:s text:c="2"/>143</text:p>
      <text:p text:style-name="P4">014 <text:s text:c="4"/>032 <text:s text:c="4"/>001 <text:s text:c="4"/>005 <text:s text:c="4"/>12810 <text:s text:c="2"/>143</text:p>
      <text:p text:style-name="P4">016 <text:s text:c="4"/>033 <text:s text:c="4"/>001 <text:s text:c="4"/>005 <text:s text:c="4"/>12810 <text:s text:c="2"/>143</text:p>
      <text:p text:style-name="P4">017 <text:s text:c="4"/>038 <text:s text:c="4"/>001 <text:s text:c="4"/>005 <text:s text:c="4"/>12810 <text:s text:c="2"/>143</text:p>
      <text:p text:style-name="P4">017 <text:s text:c="4"/>047 <text:s text:c="4"/>001 <text:s text:c="4"/>006 <text:s text:c="4"/>12810 <text:s text:c="2"/>143</text:p>
      <text:p text:style-name="P4">020 <text:s text:c="4"/>048 <text:s text:c="4"/>001 <text:s text:c="4"/>006 <text:s text:c="4"/>12810 <text:s text:c="2"/>143</text:p>
      <text:p text:style-name="P4"><text:soft-page-break/>018 <text:s text:c="4"/>048 <text:s text:c="4"/>001 <text:s text:c="4"/>006 <text:s text:c="4"/>12810 <text:s text:c="2"/>143</text:p>
      <text:p text:style-name="P4">018 <text:s text:c="4"/>037 <text:s text:c="4"/>001 <text:s text:c="4"/>006 <text:s text:c="4"/>12810 <text:s text:c="2"/>143</text:p>
      <text:p text:style-name="P4">018 <text:s text:c="4"/>037 <text:s text:c="4"/>001 <text:s text:c="4"/>006 <text:s text:c="4"/>12810 <text:s text:c="2"/>143</text:p>
      <text:p text:style-name="P4">016 <text:s text:c="4"/>034 <text:s text:c="4"/>001 <text:s text:c="4"/>006 <text:s text:c="4"/>12810 <text:s text:c="2"/>143</text:p>
      <text:p text:style-name="P4">019 <text:s text:c="4"/>034 <text:s text:c="4"/>001 <text:s text:c="4"/>005 <text:s text:c="4"/>12810 <text:s text:c="2"/>143</text:p>
      <text:p text:style-name="P4">019 <text:s text:c="4"/>035 <text:s text:c="4"/>001 <text:s text:c="4"/>005 <text:s text:c="4"/>12810 <text:s text:c="2"/>143</text:p>
      <text:p text:style-name="P4">020 <text:s text:c="4"/>036 <text:s text:c="4"/>001 <text:s text:c="4"/>006 <text:s text:c="4"/>12810 <text:s text:c="2"/>143</text:p>
      <text:p text:style-name="P4">020 <text:s text:c="4"/>044 <text:s text:c="4"/>001 <text:s text:c="4"/>006 <text:s text:c="4"/>12810 <text:s text:c="2"/>143</text:p>
      <text:p text:style-name="P4">020 <text:s text:c="4"/>053 <text:s text:c="4"/>001 <text:s text:c="4"/>006 <text:s text:c="4"/>12810 <text:s text:c="2"/>143</text:p>
      <text:p text:style-name="P4">019 <text:s text:c="4"/>052 <text:s text:c="4"/>001 <text:s text:c="4"/>007 <text:s text:c="4"/>12810 <text:s text:c="2"/>143</text:p>
      <text:p text:style-name="P4">020 <text:s text:c="4"/>043 <text:s text:c="4"/>001 <text:s text:c="4"/>007 <text:s text:c="4"/>12810 <text:s text:c="2"/>143</text:p>
      <text:p text:style-name="P4">019 <text:s text:c="4"/>042 <text:s text:c="4"/>001 <text:s text:c="4"/>006 <text:s text:c="4"/>12810 <text:s text:c="2"/>143</text:p>
      <text:p text:style-name="P4">020 <text:s text:c="4"/>036 <text:s text:c="4"/>001 <text:s text:c="4"/>006 <text:s text:c="4"/>12810 <text:s text:c="2"/>143</text:p>
      <text:p text:style-name="P4">019 <text:s text:c="4"/>035 <text:s text:c="4"/>001 <text:s text:c="4"/>006 <text:s text:c="4"/>12810 <text:s text:c="2"/>143</text:p>
      <text:p text:style-name="P4">021 <text:s text:c="4"/>033 <text:s text:c="4"/>001 <text:s text:c="4"/>006 <text:s text:c="4"/>12810 <text:s text:c="2"/>143</text:p>
      <text:p text:style-name="P4">023 <text:s text:c="4"/>038 <text:s text:c="4"/>001 <text:s text:c="4"/>006 <text:s text:c="4"/>12810 <text:s text:c="2"/>143</text:p>
      <text:p text:style-name="P4">023 <text:s text:c="4"/>039 <text:s text:c="4"/>001 <text:s text:c="4"/>006 <text:s text:c="4"/>12810 <text:s text:c="2"/>143</text:p>
      <text:p text:style-name="P4">023 <text:s text:c="4"/>047 <text:s text:c="4"/>001 <text:s text:c="4"/>006 <text:s text:c="4"/>12810 <text:s text:c="2"/>143</text:p>
      <text:p text:style-name="P4">024 <text:s text:c="4"/>046 <text:s text:c="4"/>001 <text:s text:c="4"/>007 <text:s text:c="4"/>12810 <text:s text:c="2"/>143</text:p>
      <text:p text:style-name="P4">023 <text:s text:c="4"/>046 <text:s text:c="4"/>001 <text:s text:c="4"/>007 <text:s text:c="4"/>12810 <text:s text:c="2"/>143</text:p>
      <text:p text:style-name="P4">022 <text:s text:c="4"/>038 <text:s text:c="4"/>001 <text:s text:c="4"/>006 <text:s text:c="4"/>12810 <text:s text:c="2"/>143</text:p>
      <text:p text:style-name="P4">024 <text:s text:c="4"/>047 <text:s text:c="4"/>001 <text:s text:c="4"/>006 <text:s text:c="4"/>12810 <text:s text:c="2"/>143</text:p>
      <text:p text:style-name="P4">024 <text:s text:c="4"/>045 <text:s text:c="4"/>001 <text:s text:c="4"/>007 <text:s text:c="4"/>12810 <text:s text:c="2"/>143</text:p>
      <text:p text:style-name="P4">025 <text:s text:c="4"/>045 <text:s text:c="4"/>001 <text:s text:c="4"/>006 <text:s text:c="4"/>12810 <text:s text:c="2"/>143</text:p>
      <text:p text:style-name="P4">023 <text:s text:c="4"/>037 <text:s text:c="4"/>001 <text:s text:c="4"/>006 <text:s text:c="4"/>12810 <text:s text:c="2"/>143</text:p>
      <text:p text:style-name="P4">021 <text:s text:c="4"/>033 <text:s text:c="4"/>001 <text:s text:c="4"/>006 <text:s text:c="4"/>12810 <text:s text:c="2"/>143</text:p>
      <text:p text:style-name="P4">024 <text:s text:c="4"/>033 <text:s text:c="4"/>001 <text:s text:c="4"/>006 <text:s text:c="4"/>12810 <text:s text:c="2"/>143</text:p>
      <text:p text:style-name="P4">022 <text:s text:c="4"/>035 <text:s text:c="4"/>001 <text:s text:c="4"/>005 <text:s text:c="4"/>12810 <text:s text:c="2"/>143</text:p>
      <text:p text:style-name="P4">023 <text:s text:c="4"/>036 <text:s text:c="4"/>001 <text:s text:c="4"/>006 <text:s text:c="4"/>12810 <text:s text:c="2"/>143</text:p>
      <text:p text:style-name="P4">022 <text:s text:c="4"/>042 <text:s text:c="4"/>001 <text:s text:c="4"/>006 <text:s text:c="4"/>12810 <text:s text:c="2"/>143</text:p>
      <text:p text:style-name="P4">023 <text:s text:c="4"/>049 <text:s text:c="4"/>001 <text:s text:c="4"/>006 <text:s text:c="4"/>12810 <text:s text:c="2"/>143</text:p>
      <text:p text:style-name="P4">023 <text:s text:c="4"/>049 <text:s text:c="4"/>001 <text:s text:c="4"/>006 <text:s text:c="4"/>12810 <text:s text:c="2"/>143</text:p>
      <text:p text:style-name="P4">021 <text:s text:c="4"/>040 <text:s text:c="4"/>001 <text:s text:c="4"/>007 <text:s text:c="4"/>12810 <text:s text:c="2"/>143</text:p>
      <text:p text:style-name="P4">021 <text:s text:c="4"/>038 <text:s text:c="4"/>001 <text:s text:c="4"/>006 <text:s text:c="4"/>12810 <text:s text:c="2"/>143</text:p>
      <text:p text:style-name="P4">019 <text:s text:c="4"/>032 <text:s text:c="4"/>001 <text:s text:c="4"/>006 <text:s text:c="4"/>12810 <text:s text:c="2"/>143</text:p>
      <text:p text:style-name="P4">021 <text:s text:c="4"/>031 <text:s text:c="4"/>001 <text:s text:c="4"/>006 <text:s text:c="4"/>12810 <text:s text:c="2"/>143</text:p>
      <text:p text:style-name="P4">022 <text:s text:c="4"/>031 <text:s text:c="4"/>001 <text:s text:c="4"/>006 <text:s text:c="4"/>12810 <text:s text:c="2"/>143</text:p>
      <text:p text:style-name="P4">020 <text:s text:c="4"/>034 <text:s text:c="4"/>001 <text:s text:c="4"/>006 <text:s text:c="4"/>12810 <text:s text:c="2"/>143</text:p>
      <text:p text:style-name="P4">021 <text:s text:c="4"/>039 <text:s text:c="4"/>001 <text:s text:c="4"/>006 <text:s text:c="4"/>12810 <text:s text:c="2"/>143</text:p>
      <text:p text:style-name="P4">020 <text:s text:c="4"/>033 <text:s text:c="4"/>001 <text:s text:c="4"/>006 <text:s text:c="4"/>12810 <text:s text:c="2"/>143</text:p>
      <text:p text:style-name="P4">020 <text:s text:c="4"/>033 <text:s text:c="4"/>001 <text:s text:c="4"/>006 <text:s text:c="4"/>12810 <text:s text:c="2"/>143</text:p>
      <text:p text:style-name="P4">021 <text:s text:c="4"/>029 <text:s text:c="4"/>001 <text:s text:c="4"/>006 <text:s text:c="4"/>12810 <text:s text:c="2"/>143</text:p>
      <text:p text:style-name="P4">022 <text:s text:c="4"/>032 <text:s text:c="4"/>001 <text:s text:c="4"/>006 <text:s text:c="4"/>12810 <text:s text:c="2"/>143</text:p>
      <text:p text:style-name="P4">020 <text:s text:c="4"/>038 <text:s text:c="4"/>001 <text:s text:c="4"/>007 <text:s text:c="4"/>12810 <text:s text:c="2"/>143</text:p>
      <text:p text:style-name="P4">021 <text:s text:c="4"/>032 <text:s text:c="4"/>001 <text:s text:c="4"/>006 <text:s text:c="4"/>12810 <text:s text:c="2"/>143</text:p>
      <text:p text:style-name="P4">021 <text:s text:c="4"/>031 <text:s text:c="4"/>001 <text:s text:c="4"/>006 <text:s text:c="4"/>12810 <text:s text:c="2"/>143</text:p>
      <text:p text:style-name="P4">022 <text:s text:c="4"/>029 <text:s text:c="4"/>001 <text:s text:c="4"/>006 <text:s text:c="4"/>12810 <text:s text:c="2"/>143</text:p>
      <text:p text:style-name="P4">022 <text:s text:c="4"/>031 <text:s text:c="4"/>001 <text:s text:c="4"/>006 <text:s text:c="4"/>12810 <text:s text:c="2"/>143</text:p>
      <text:p text:style-name="P4">021 <text:s text:c="4"/>030 <text:s text:c="4"/>001 <text:s text:c="4"/>006 <text:s text:c="4"/>12810 <text:s text:c="2"/>143</text:p>
      <text:p text:style-name="P4"><text:soft-page-break/>022 <text:s text:c="4"/>029 <text:s text:c="4"/>001 <text:s text:c="4"/>006 <text:s text:c="4"/>12810 <text:s text:c="2"/>143</text:p>
      <text:p text:style-name="P4">023 <text:s text:c="4"/>031 <text:s text:c="4"/>001 <text:s text:c="4"/>006 <text:s text:c="4"/>12810 <text:s text:c="2"/>143</text:p>
      <text:p text:style-name="P4">024 <text:s text:c="4"/>038 <text:s text:c="4"/>001 <text:s text:c="4"/>006 <text:s text:c="4"/>12810 <text:s text:c="2"/>143</text:p>
      <text:p text:style-name="P4">023 <text:s text:c="4"/>039 <text:s text:c="4"/>001 <text:s text:c="4"/>006 <text:s text:c="4"/>12810 <text:s text:c="2"/>143</text:p>
      <text:p text:style-name="P4">025 <text:s text:c="4"/>044 <text:s text:c="4"/>001 <text:s text:c="4"/>006 <text:s text:c="4"/>12810 <text:s text:c="2"/>143</text:p>
      <text:p text:style-name="P4">024 <text:s text:c="4"/>045 <text:s text:c="4"/>001 <text:s text:c="4"/>007 <text:s text:c="4"/>12810 <text:s text:c="2"/>143</text:p>
      <text:p text:style-name="P4">025 <text:s text:c="4"/>038 <text:s text:c="4"/>001 <text:s text:c="4"/>007 <text:s text:c="4"/>12810 <text:s text:c="2"/>143</text:p>
      <text:p text:style-name="P4">023 <text:s text:c="4"/>033 <text:s text:c="4"/>001 <text:s text:c="4"/>006 <text:s text:c="4"/>12810 <text:s text:c="2"/>143</text:p>
      <text:p text:style-name="P4">024 <text:s text:c="4"/>032 <text:s text:c="4"/>001 <text:s text:c="4"/>006 <text:s text:c="4"/>12810 <text:s text:c="2"/>143</text:p>
      <text:p text:style-name="P4">023 <text:s text:c="4"/>031 <text:s text:c="4"/>001 <text:s text:c="4"/>006 <text:s text:c="4"/>12810 <text:s text:c="2"/>143</text:p>
      <text:p text:style-name="P4">024 <text:s text:c="4"/>031 <text:s text:c="4"/>001 <text:s text:c="4"/>006 <text:s text:c="4"/>12810 <text:s text:c="2"/>143</text:p>
      <text:p text:style-name="P4">025 <text:s text:c="4"/>037 <text:s text:c="4"/>001 <text:s text:c="4"/>006 <text:s text:c="4"/>12810 <text:s text:c="2"/>143</text:p>
      <text:p text:style-name="P4">025 <text:s text:c="4"/>044 <text:s text:c="4"/>001 <text:s text:c="4"/>006 <text:s text:c="4"/>12810 <text:s text:c="2"/>143</text:p>
      <text:p text:style-name="P4">024 <text:s text:c="4"/>044 <text:s text:c="4"/>001 <text:s text:c="4"/>006 <text:s text:c="4"/>12810 <text:s text:c="2"/>143</text:p>
      <text:p text:style-name="P4">026 <text:s text:c="4"/>043 <text:s text:c="4"/>001 <text:s text:c="4"/>007 <text:s text:c="4"/>12810 <text:s text:c="2"/>143</text:p>
      <text:p text:style-name="P4">023 <text:s text:c="4"/>042 <text:s text:c="4"/>001 <text:s text:c="4"/>007 <text:s text:c="4"/>12810 <text:s text:c="2"/>143</text:p>
      <text:p text:style-name="P4">023 <text:s text:c="4"/>035 <text:s text:c="4"/>001 <text:s text:c="4"/>006 <text:s text:c="4"/>12810 <text:s text:c="2"/>143</text:p>
      <text:p text:style-name="P4">022 <text:s text:c="4"/>035 <text:s text:c="4"/>001 <text:s text:c="4"/>006 <text:s text:c="4"/>12810 <text:s text:c="2"/>143</text:p>
      <text:p text:style-name="P4">023 <text:s text:c="4"/>032 <text:s text:c="4"/>001 <text:s text:c="4"/>006 <text:s text:c="4"/>12810 <text:s text:c="2"/>143</text:p>
      <text:p text:style-name="P4">022 <text:s text:c="4"/>034 <text:s text:c="4"/>001 <text:s text:c="4"/>006 <text:s text:c="4"/>12810 <text:s text:c="2"/>143</text:p>
      <text:p text:style-name="P4">024 <text:s text:c="4"/>034 <text:s text:c="4"/>001 <text:s text:c="4"/>006 <text:s text:c="4"/>12810 <text:s text:c="2"/>143</text:p>
      <text:p text:style-name="P4">024 <text:s text:c="4"/>041 <text:s text:c="4"/>001 <text:s text:c="4"/>006 <text:s text:c="4"/>12810 <text:s text:c="2"/>143</text:p>
      <text:p text:style-name="P4">025 <text:s text:c="4"/>048 <text:s text:c="4"/>001 <text:s text:c="4"/>007 <text:s text:c="4"/>12810 <text:s text:c="2"/>143</text:p>
      <text:p text:style-name="P4">025 <text:s text:c="4"/>050 <text:s text:c="4"/>001 <text:s text:c="4"/>007 <text:s text:c="4"/>12810 <text:s text:c="2"/>143</text:p>
      <text:p text:style-name="P4">025 <text:s text:c="4"/>040 <text:s text:c="4"/>001 <text:s text:c="4"/>007 <text:s text:c="4"/>12810 <text:s text:c="2"/>143</text:p>
      <text:p text:style-name="P4">024 <text:s text:c="4"/>041 <text:s text:c="4"/>001 <text:s text:c="4"/>006 <text:s text:c="4"/>12810 <text:s text:c="2"/>143</text:p>
      <text:p text:style-name="P4">024 <text:s text:c="4"/>033 <text:s text:c="4"/>001 <text:s text:c="4"/>006 <text:s text:c="4"/>12810 <text:s text:c="2"/>143</text:p>
      <text:p text:style-name="P4">024 <text:s text:c="4"/>036 <text:s text:c="4"/>001 <text:s text:c="4"/>006 <text:s text:c="4"/>12810 <text:s text:c="2"/>143</text:p>
      <text:p text:style-name="P4">024 <text:s text:c="4"/>043 <text:s text:c="4"/>001 <text:s text:c="4"/>006 <text:s text:c="4"/>12810 <text:s text:c="2"/>143</text:p>
      <text:p text:style-name="P4">024 <text:s text:c="4"/>044 <text:s text:c="4"/>001 <text:s text:c="4"/>007 <text:s text:c="4"/>12810 <text:s text:c="2"/>143</text:p>
      <text:p text:style-name="P4">024 <text:s text:c="4"/>050 <text:s text:c="4"/>001 <text:s text:c="4"/>007 <text:s text:c="4"/>12810 <text:s text:c="2"/>143</text:p>
      <text:p text:style-name="P4">023 <text:s text:c="4"/>049 <text:s text:c="4"/>001 <text:s text:c="4"/>007 <text:s text:c="4"/>12810 <text:s text:c="2"/>143</text:p>
      <text:p text:style-name="P4">022 <text:s text:c="4"/>033 <text:s text:c="4"/>001 <text:s text:c="4"/>006 <text:s text:c="4"/>12810 <text:s text:c="2"/>143</text:p>
      <text:p text:style-name="P4">022 <text:s text:c="4"/>037 <text:s text:c="4"/>001 <text:s text:c="4"/>006 <text:s text:c="4"/>12810 <text:s text:c="2"/>143</text:p>
      <text:p text:style-name="P4">022 <text:s text:c="4"/>037 <text:s text:c="4"/>001 <text:s text:c="4"/>006 <text:s text:c="4"/>12810 <text:s text:c="2"/>143</text:p>
      <text:p text:style-name="P4">022 <text:s text:c="4"/>045 <text:s text:c="4"/>001 <text:s text:c="4"/>006 <text:s text:c="4"/>12810 <text:s text:c="2"/>143</text:p>
      <text:p text:style-name="P4">022 <text:s text:c="4"/>037 <text:s text:c="4"/>001 <text:s text:c="4"/>006 <text:s text:c="4"/>12810 <text:s text:c="2"/>143</text:p>
      <text:p text:style-name="P4">022 <text:s text:c="4"/>043 <text:s text:c="4"/>001 <text:s text:c="4"/>007 <text:s text:c="4"/>12810 <text:s text:c="2"/>143</text:p>
      <text:p text:style-name="P4">022 <text:s text:c="4"/>043 <text:s text:c="4"/>001 <text:s text:c="4"/>007 <text:s text:c="4"/>12810 <text:s text:c="2"/>143</text:p>
      <text:p text:style-name="P4">022 <text:s text:c="4"/>036 <text:s text:c="4"/>001 <text:s text:c="4"/>007 <text:s text:c="4"/>12810 <text:s text:c="2"/>143</text:p>
      <text:p text:style-name="P4">023 <text:s text:c="4"/>032 <text:s text:c="4"/>001 <text:s text:c="4"/>006 <text:s text:c="4"/>12810 <text:s text:c="2"/>143</text:p>
      <text:p text:style-name="P4">024 <text:s text:c="4"/>031 <text:s text:c="4"/>001 <text:s text:c="4"/>006 <text:s text:c="4"/>12810 <text:s text:c="2"/>143</text:p>
      <text:p text:style-name="P4">024 <text:s text:c="4"/>034 <text:s text:c="4"/>001 <text:s text:c="4"/>006 <text:s text:c="4"/>12810 <text:s text:c="2"/>143</text:p>
      <text:p text:style-name="P4">023 <text:s text:c="4"/>034 <text:s text:c="4"/>001 <text:s text:c="4"/>006 <text:s text:c="4"/>12810 <text:s text:c="2"/>143</text:p>
      <text:p text:style-name="P4">025 <text:s text:c="4"/>041 <text:s text:c="4"/>001 <text:s text:c="4"/>006 <text:s text:c="4"/>12810 <text:s text:c="2"/>143</text:p>
      <text:p text:style-name="P4">025 <text:s text:c="4"/>047 <text:s text:c="4"/>001 <text:s text:c="4"/>007 <text:s text:c="4"/>12810 <text:s text:c="2"/>143</text:p>
      <text:p text:style-name="P4">027 <text:s text:c="4"/>047 <text:s text:c="4"/>001 <text:s text:c="4"/>007 <text:s text:c="4"/>12810 <text:s text:c="2"/>143</text:p>
      <text:p text:style-name="P4">027 <text:s text:c="4"/>040 <text:s text:c="4"/>001 <text:s text:c="4"/>007 <text:s text:c="4"/>12810 <text:s text:c="2"/>143</text:p>
      <text:p text:style-name="P4">024 <text:s text:c="4"/>039 <text:s text:c="4"/>001 <text:s text:c="4"/>006 <text:s text:c="4"/>12810 <text:s text:c="2"/>143</text:p>
      <text:p text:style-name="P4"><text:soft-page-break/>025 <text:s text:c="4"/>034 <text:s text:c="4"/>001 <text:s text:c="4"/>006 <text:s text:c="4"/>12810 <text:s text:c="2"/>143</text:p>
      <text:p text:style-name="P4">023 <text:s text:c="4"/>033 <text:s text:c="4"/>001 <text:s text:c="4"/>006 <text:s text:c="4"/>12810 <text:s text:c="2"/>143</text:p>
      <text:p text:style-name="P4">027 <text:s text:c="4"/>033 <text:s text:c="4"/>001 <text:s text:c="4"/>006 <text:s text:c="4"/>12810 <text:s text:c="2"/>143</text:p>
      <text:p text:style-name="P4">025 <text:s text:c="4"/>038 <text:s text:c="4"/>001 <text:s text:c="4"/>006 <text:s text:c="4"/>12810 <text:s text:c="2"/>143</text:p>
      <text:p text:style-name="P4">024 <text:s text:c="4"/>039 <text:s text:c="4"/>001 <text:s text:c="4"/>007 <text:s text:c="4"/>12810 <text:s text:c="2"/>143</text:p>
      <text:p text:style-name="P4">026 <text:s text:c="4"/>047 <text:s text:c="4"/>001 <text:s text:c="4"/>007 <text:s text:c="4"/>12810 <text:s text:c="2"/>143</text:p>
      <text:p text:style-name="P4">024 <text:s text:c="4"/>038 <text:s text:c="4"/>001 <text:s text:c="4"/>007 <text:s text:c="4"/>12810 <text:s text:c="2"/>143</text:p>
      <text:p text:style-name="P4">024 <text:s text:c="4"/>037 <text:s text:c="4"/>001 <text:s text:c="4"/>006 <text:s text:c="4"/>12810 <text:s text:c="2"/>143</text:p>
      <text:p text:style-name="P4">023 <text:s text:c="4"/>033 <text:s text:c="4"/>001 <text:s text:c="4"/>006 <text:s text:c="4"/>12810 <text:s text:c="2"/>143</text:p>
      <text:p text:style-name="P4">024 <text:s text:c="4"/>032 <text:s text:c="4"/>001 <text:s text:c="4"/>006 <text:s text:c="4"/>12810 <text:s text:c="2"/>143</text:p>
      <text:p text:style-name="P4">022 <text:s text:c="4"/>033 <text:s text:c="4"/>001 <text:s text:c="4"/>006 <text:s text:c="4"/>12810 <text:s text:c="2"/>143</text:p>
      <text:p text:style-name="P4">024 <text:s text:c="4"/>039 <text:s text:c="4"/>001 <text:s text:c="4"/>006 <text:s text:c="4"/>12810 <text:s text:c="2"/>143</text:p>
      <text:p text:style-name="P4">023 <text:s text:c="4"/>032 <text:s text:c="4"/>001 <text:s text:c="4"/>006 <text:s text:c="4"/>12810 <text:s text:c="2"/>143</text:p>
      <text:p text:style-name="P4">025 <text:s text:c="4"/>038 <text:s text:c="4"/>001 <text:s text:c="4"/>006 <text:s text:c="4"/>12810 <text:s text:c="2"/>143</text:p>
      <text:p text:style-name="P4">025 <text:s text:c="4"/>039 <text:s text:c="4"/>001 <text:s text:c="4"/>006 <text:s text:c="4"/>12810 <text:s text:c="2"/>143</text:p>
      <text:p text:style-name="P4">024 <text:s text:c="4"/>048 <text:s text:c="4"/>001 <text:s text:c="4"/>007 <text:s text:c="4"/>12810 <text:s text:c="2"/>143</text:p>
      <text:p text:style-name="P4">024 <text:s text:c="4"/>048 <text:s text:c="4"/>001 <text:s text:c="4"/>007 <text:s text:c="4"/>12810 <text:s text:c="2"/>143</text:p>
      <text:p text:style-name="P4">023 <text:s text:c="4"/>039 <text:s text:c="4"/>001 <text:s text:c="4"/>006 <text:s text:c="4"/>12810 <text:s text:c="2"/>143</text:p>
      <text:p text:style-name="P4">023 <text:s text:c="4"/>048 <text:s text:c="4"/>001 <text:s text:c="4"/>007 <text:s text:c="4"/>12810 <text:s text:c="2"/>143</text:p>
      <text:p text:style-name="P4">023 <text:s text:c="4"/>047 <text:s text:c="4"/>001 <text:s text:c="4"/>007 <text:s text:c="4"/>12810 <text:s text:c="2"/>143</text:p>
      <text:p text:style-name="P4">022 <text:s text:c="4"/>046 <text:s text:c="4"/>001 <text:s text:c="4"/>007 <text:s text:c="4"/>12810 <text:s text:c="2"/>143</text:p>
      <text:p text:style-name="P4">022 <text:s text:c="4"/>037 <text:s text:c="4"/>001 <text:s text:c="4"/>007 <text:s text:c="4"/>12810 <text:s text:c="2"/>143</text:p>
      <text:p text:style-name="P4">021 <text:s text:c="4"/>038 <text:s text:c="4"/>001 <text:s text:c="4"/>006 <text:s text:c="4"/>12810 <text:s text:c="2"/>143</text:p>
      <text:p text:style-name="P4">022 <text:s text:c="4"/>034 <text:s text:c="4"/>001 <text:s text:c="4"/>006 <text:s text:c="4"/>12810 <text:s text:c="2"/>143</text:p>
      <text:p text:style-name="P4">022 <text:s text:c="4"/>035 <text:s text:c="4"/>001 <text:s text:c="4"/>006 <text:s text:c="4"/>12810 <text:s text:c="2"/>143</text:p>
      <text:p text:style-name="P4">023 <text:s text:c="4"/>036 <text:s text:c="4"/>001 <text:s text:c="4"/>006 <text:s text:c="4"/>12810 <text:s text:c="2"/>143</text:p>
      <text:p text:style-name="P4">024 <text:s text:c="4"/>045 <text:s text:c="4"/>001 <text:s text:c="4"/>006 <text:s text:c="4"/>12810 <text:s text:c="2"/>143</text:p>
      <text:p text:style-name="P4">025 <text:s text:c="4"/>046 <text:s text:c="4"/>001 <text:s text:c="4"/>008 <text:s text:c="4"/>12810 <text:s text:c="2"/>143</text:p>
      <text:p text:style-name="P4">024 <text:s text:c="4"/>039 <text:s text:c="4"/>001 <text:s text:c="4"/>007 <text:s text:c="4"/>12810 <text:s text:c="2"/>143</text:p>
      <text:p text:style-name="P4">023 <text:s text:c="4"/>038 <text:s text:c="4"/>001 <text:s text:c="4"/>006 <text:s text:c="4"/>12810 <text:s text:c="2"/>143</text:p>
      <text:p text:style-name="P4">023 <text:s text:c="4"/>035 <text:s text:c="4"/>001 <text:s text:c="4"/>006 <text:s text:c="4"/>12810 <text:s text:c="2"/>143</text:p>
      <text:p text:style-name="P4">024 <text:s text:c="4"/>040 <text:s text:c="4"/>001 <text:s text:c="4"/>006 <text:s text:c="4"/>12810 <text:s text:c="2"/>143</text:p>
      <text:p text:style-name="P4">026 <text:s text:c="4"/>039 <text:s text:c="4"/>001 <text:s text:c="4"/>007 <text:s text:c="4"/>12810 <text:s text:c="2"/>143</text:p>
      <text:p text:style-name="P4">026 <text:s text:c="4"/>047 <text:s text:c="4"/>001 <text:s text:c="4"/>007 <text:s text:c="4"/>12810 <text:s text:c="2"/>143</text:p>
      <text:p text:style-name="P4">027 <text:s text:c="4"/>052 <text:s text:c="4"/>001 <text:s text:c="4"/>007 <text:s text:c="4"/>12810 <text:s text:c="2"/>143</text:p>
      <text:p text:style-name="P4">027 <text:s text:c="4"/>050 <text:s text:c="4"/>001 <text:s text:c="4"/>007 <text:s text:c="4"/>12810 <text:s text:c="2"/>143</text:p>
      <text:p text:style-name="P4">026 <text:s text:c="4"/>041 <text:s text:c="4"/>001 <text:s text:c="4"/>007 <text:s text:c="4"/>12810 <text:s text:c="2"/>143</text:p>
      <text:p text:style-name="P4">026 <text:s text:c="4"/>041 <text:s text:c="4"/>001 <text:s text:c="4"/>007 <text:s text:c="4"/>12810 <text:s text:c="2"/>143</text:p>
      <text:p text:style-name="P4">027 <text:s text:c="4"/>036 <text:s text:c="4"/>001 <text:s text:c="4"/>007 <text:s text:c="4"/>12810 <text:s text:c="2"/>143</text:p>
      <text:p text:style-name="P4">027 <text:s text:c="4"/>036 <text:s text:c="4"/>001 <text:s text:c="4"/>006 <text:s text:c="4"/>12810 <text:s text:c="2"/>143</text:p>
      <text:p text:style-name="P4">026 <text:s text:c="4"/>035 <text:s text:c="4"/>001 <text:s text:c="4"/>006 <text:s text:c="4"/>12810 <text:s text:c="2"/>143</text:p>
      <text:p text:style-name="P4">025 <text:s text:c="4"/>042 <text:s text:c="4"/>001 <text:s text:c="4"/>006 <text:s text:c="4"/>12810 <text:s text:c="2"/>143</text:p>
      <text:p text:style-name="P4">026 <text:s text:c="4"/>042 <text:s text:c="4"/>001 <text:s text:c="4"/>007 <text:s text:c="4"/>12810 <text:s text:c="2"/>143</text:p>
      <text:p text:style-name="P4">027 <text:s text:c="4"/>051 <text:s text:c="4"/>001 <text:s text:c="4"/>007 <text:s text:c="4"/>12810 <text:s text:c="2"/>143</text:p>
      <text:p text:style-name="P4">025 <text:s text:c="4"/>050 <text:s text:c="4"/>001 <text:s text:c="4"/>008 <text:s text:c="4"/>12810 <text:s text:c="2"/>143</text:p>
      <text:p text:style-name="P4">025 <text:s text:c="4"/>042 <text:s text:c="4"/>001 <text:s text:c="4"/>008 <text:s text:c="4"/>12810 <text:s text:c="2"/>143</text:p>
      <text:p text:style-name="P4">025 <text:s text:c="4"/>036 <text:s text:c="4"/>001 <text:s text:c="4"/>007 <text:s text:c="4"/>12810 <text:s text:c="2"/>143</text:p>
      <text:p text:style-name="P4">023 <text:s text:c="4"/>035 <text:s text:c="4"/>001 <text:s text:c="4"/>006 <text:s text:c="4"/>12810 <text:s text:c="2"/>143</text:p>
      <text:p text:style-name="P4">023 <text:s text:c="4"/>032 <text:s text:c="4"/>001 <text:s text:c="4"/>006 <text:s text:c="4"/>12810 <text:s text:c="2"/>143</text:p>
      <text:p text:style-name="P4"><text:soft-page-break/>024 <text:s text:c="4"/>032 <text:s text:c="4"/>001 <text:s text:c="4"/>006 <text:s text:c="4"/>12810 <text:s text:c="2"/>143</text:p>
      <text:p text:style-name="P4">024 <text:s text:c="4"/>036 <text:s text:c="4"/>001 <text:s text:c="4"/>006 <text:s text:c="4"/>12810 <text:s text:c="2"/>143</text:p>
      <text:p text:style-name="P4">025 <text:s text:c="4"/>043 <text:s text:c="4"/>001 <text:s text:c="4"/>007 <text:s text:c="4"/>12810 <text:s text:c="2"/>143</text:p>
      <text:p text:style-name="P4">025 <text:s text:c="4"/>043 <text:s text:c="4"/>001 <text:s text:c="4"/>007 <text:s text:c="4"/>12810 <text:s text:c="2"/>143</text:p>
      <text:p text:style-name="P4">026 <text:s text:c="4"/>045 <text:s text:c="4"/>001 <text:s text:c="4"/>007 <text:s text:c="4"/>12810 <text:s text:c="2"/>143</text:p>
      <text:p text:style-name="P4">025 <text:s text:c="4"/>045 <text:s text:c="4"/>001 <text:s text:c="4"/>007 <text:s text:c="4"/>12810 <text:s text:c="2"/>143</text:p>
      <text:p text:style-name="P4">024 <text:s text:c="4"/>037 <text:s text:c="4"/>001 <text:s text:c="4"/>007 <text:s text:c="4"/>12810 <text:s text:c="2"/>143</text:p>
      <text:p text:style-name="P4">024 <text:s text:c="4"/>033 <text:s text:c="4"/>001 <text:s text:c="4"/>006 <text:s text:c="4"/>12810 <text:s text:c="2"/>143</text:p>
      <text:p text:style-name="P4">024 <text:s text:c="4"/>033 <text:s text:c="4"/>001 <text:s text:c="4"/>006 <text:s text:c="4"/>12810 <text:s text:c="2"/>143</text:p>
      <text:p text:style-name="P4">024 <text:s text:c="4"/>039 <text:s text:c="4"/>001 <text:s text:c="4"/>007 <text:s text:c="4"/>12810 <text:s text:c="2"/>143</text:p>
      <text:p text:style-name="P4">023 <text:s text:c="4"/>038 <text:s text:c="4"/>001 <text:s text:c="4"/>007 <text:s text:c="4"/>12810 <text:s text:c="2"/>143</text:p>
      <text:p text:style-name="P4">025 <text:s text:c="4"/>033 <text:s text:c="4"/>001 <text:s text:c="4"/>007 <text:s text:c="4"/>12810 <text:s text:c="2"/>143</text:p>
      <text:p text:style-name="P4">024 <text:s text:c="4"/>034 <text:s text:c="4"/>001 <text:s text:c="4"/>006 <text:s text:c="4"/>12810 <text:s text:c="2"/>143</text:p>
      <text:p text:style-name="P4">026 <text:s text:c="4"/>035 <text:s text:c="4"/>001 <text:s text:c="4"/>006 <text:s text:c="4"/>12810 <text:s text:c="2"/>143</text:p>
      <text:p text:style-name="P4">024 <text:s text:c="4"/>042 <text:s text:c="4"/>001 <text:s text:c="4"/>006 <text:s text:c="4"/>12810 <text:s text:c="2"/>143</text:p>
      <text:p text:style-name="P4">026 <text:s text:c="4"/>041 <text:s text:c="4"/>001 <text:s text:c="4"/>007 <text:s text:c="4"/>12810 <text:s text:c="2"/>143</text:p>
      <text:p text:style-name="P4">026 <text:s text:c="4"/>051 <text:s text:c="4"/>001 <text:s text:c="4"/>007 <text:s text:c="4"/>12810 <text:s text:c="2"/>143</text:p>
      <text:p text:style-name="P4">028 <text:s text:c="4"/>045 <text:s text:c="4"/>001 <text:s text:c="4"/>008 <text:s text:c="4"/>12810 <text:s text:c="2"/>143</text:p>
      <text:p text:style-name="P4">026 <text:s text:c="4"/>043 <text:s text:c="4"/>001 <text:s text:c="4"/>008 <text:s text:c="4"/>12810 <text:s text:c="2"/>143</text:p>
      <text:p text:style-name="P4">025 <text:s text:c="4"/>036 <text:s text:c="4"/>001 <text:s text:c="4"/>007 <text:s text:c="4"/>12810 <text:s text:c="2"/>143</text:p>
      <text:p text:style-name="P4">025 <text:s text:c="4"/>037 <text:s text:c="4"/>001 <text:s text:c="4"/>006 <text:s text:c="4"/>12810 <text:s text:c="2"/>143</text:p>
      <text:p text:style-name="P4">025 <text:s text:c="4"/>035 <text:s text:c="4"/>001 <text:s text:c="4"/>006 <text:s text:c="4"/>12810 <text:s text:c="2"/>143</text:p>
      <text:p text:style-name="P4">026 <text:s text:c="4"/>049 <text:s text:c="4"/>001 <text:s text:c="4"/>007 <text:s text:c="4"/>12810 <text:s text:c="2"/>143</text:p>
      <text:p text:style-name="P4">025 <text:s text:c="4"/>054 <text:s text:c="4"/>001 <text:s text:c="4"/>008 <text:s text:c="4"/>12810 <text:s text:c="2"/>143</text:p>
      <text:p text:style-name="P4">025 <text:s text:c="4"/>043 <text:s text:c="4"/>001 <text:s text:c="4"/>008 <text:s text:c="4"/>12810 <text:s text:c="2"/>143</text:p>
      <text:p text:style-name="P4">026 <text:s text:c="4"/>043 <text:s text:c="4"/>001 <text:s text:c="4"/>007 <text:s text:c="4"/>12810 <text:s text:c="2"/>143</text:p>
      <text:p text:style-name="P4">025 <text:s text:c="4"/>037 <text:s text:c="4"/>001 <text:s text:c="4"/>007 <text:s text:c="4"/>12810 <text:s text:c="2"/>143</text:p>
      <text:p text:style-name="P4">024 <text:s text:c="4"/>037 <text:s text:c="4"/>001 <text:s text:c="4"/>006 <text:s text:c="4"/>12810 <text:s text:c="2"/>143</text:p>
      <text:p text:style-name="P4">024 <text:s text:c="4"/>036 <text:s text:c="4"/>001 <text:s text:c="4"/>006 <text:s text:c="4"/>12810 <text:s text:c="2"/>143</text:p>
      <text:p text:style-name="P4">025 <text:s text:c="4"/>037 <text:s text:c="4"/>001 <text:s text:c="4"/>006 <text:s text:c="4"/>12810 <text:s text:c="2"/>143</text:p>
      <text:p text:style-name="P4">024 <text:s text:c="4"/>043 <text:s text:c="4"/>001 <text:s text:c="4"/>006 <text:s text:c="4"/>12810 <text:s text:c="2"/>143</text:p>
      <text:p text:style-name="P4">026 <text:s text:c="4"/>052 <text:s text:c="4"/>001 <text:s text:c="4"/>007 <text:s text:c="4"/>12810 <text:s text:c="2"/>143</text:p>
      <text:p text:style-name="P4">023 <text:s text:c="4"/>051 <text:s text:c="4"/>001 <text:s text:c="4"/>008 <text:s text:c="4"/>12810 <text:s text:c="2"/>143</text:p>
      <text:p text:style-name="P4">023 <text:s text:c="4"/>046 <text:s text:c="4"/>001 <text:s text:c="4"/>008 <text:s text:c="4"/>12810 <text:s text:c="2"/>143</text:p>
      <text:p text:style-name="P4">022 <text:s text:c="4"/>038 <text:s text:c="4"/>001 <text:s text:c="4"/>007 <text:s text:c="4"/>12810 <text:s text:c="2"/>143</text:p>
      <text:p text:style-name="P4">023 <text:s text:c="4"/>037 <text:s text:c="4"/>001 <text:s text:c="4"/>007 <text:s text:c="4"/>12810 <text:s text:c="2"/>143</text:p>
      <text:p text:style-name="P4">026 <text:s text:c="4"/>049 <text:s text:c="4"/>001 <text:s text:c="4"/>007 <text:s text:c="4"/>12810 <text:s text:c="2"/>143</text:p>
      <text:p text:style-name="P4">025 <text:s text:c="4"/>035 <text:s text:c="4"/>001 <text:s text:c="4"/>006 <text:s text:c="4"/>12810 <text:s text:c="2"/>143</text:p>
      <text:p text:style-name="P4">024 <text:s text:c="4"/>041 <text:s text:c="4"/>001 <text:s text:c="4"/>006 <text:s text:c="4"/>12810 <text:s text:c="2"/>143</text:p>
      <text:p text:style-name="P4">026 <text:s text:c="4"/>046 <text:s text:c="4"/>001 <text:s text:c="4"/>007 <text:s text:c="4"/>12810 <text:s text:c="2"/>143</text:p>
      <text:p text:style-name="P4">024 <text:s text:c="4"/>046 <text:s text:c="4"/>001 <text:s text:c="4"/>007 <text:s text:c="4"/>12810 <text:s text:c="2"/>143</text:p>
      <text:p text:style-name="P4">025 <text:s text:c="4"/>039 <text:s text:c="4"/>001 <text:s text:c="4"/>007 <text:s text:c="4"/>12810 <text:s text:c="2"/>143</text:p>
      <text:p text:style-name="P4">025 <text:s text:c="4"/>039 <text:s text:c="4"/>001 <text:s text:c="4"/>007 <text:s text:c="4"/>12810 <text:s text:c="2"/>143</text:p>
      <text:p text:style-name="P4">024 <text:s text:c="4"/>033 <text:s text:c="4"/>001 <text:s text:c="4"/>007 <text:s text:c="4"/>12810 <text:s text:c="2"/>143</text:p>
      <text:p text:style-name="P4">024 <text:s text:c="4"/>031 <text:s text:c="4"/>001 <text:s text:c="4"/>006 <text:s text:c="4"/>12810 <text:s text:c="2"/>143</text:p>
      <text:p text:style-name="P4">026 <text:s text:c="4"/>032 <text:s text:c="4"/>001 <text:s text:c="4"/>006 <text:s text:c="4"/>12810 <text:s text:c="2"/>143</text:p>
      <text:p text:style-name="P4">027 <text:s text:c="4"/>037 <text:s text:c="4"/>001 <text:s text:c="4"/>006 <text:s text:c="4"/>12810 <text:s text:c="2"/>143</text:p>
      <text:p text:style-name="P4">027 <text:s text:c="4"/>038 <text:s text:c="4"/>001 <text:s text:c="4"/>007 <text:s text:c="4"/>12810 <text:s text:c="2"/>143</text:p>
      <text:p text:style-name="P4">027 <text:s text:c="4"/>047 <text:s text:c="4"/>001 <text:s text:c="4"/>007 <text:s text:c="4"/>12810 <text:s text:c="2"/>143</text:p>
      <text:p text:style-name="P4"><text:soft-page-break/>026 <text:s text:c="4"/>048 <text:s text:c="4"/>001 <text:s text:c="4"/>007 <text:s text:c="4"/>12810 <text:s text:c="2"/>143</text:p>
      <text:p text:style-name="P4">026 <text:s text:c="4"/>040 <text:s text:c="4"/>001 <text:s text:c="4"/>007 <text:s text:c="4"/>12810 <text:s text:c="2"/>143</text:p>
      <text:p text:style-name="P4">026 <text:s text:c="4"/>040 <text:s text:c="4"/>001 <text:s text:c="4"/>007 <text:s text:c="4"/>12810 <text:s text:c="2"/>143</text:p>
      <text:p text:style-name="P4">025 <text:s text:c="4"/>039 <text:s text:c="4"/>001 <text:s text:c="4"/>006 <text:s text:c="4"/>12810 <text:s text:c="2"/>143</text:p>
      <text:p text:style-name="P4">023 <text:s text:c="4"/>036 <text:s text:c="4"/>001 <text:s text:c="4"/>007 <text:s text:c="4"/>12810 <text:s text:c="2"/>143</text:p>
      <text:p text:style-name="P4">024 <text:s text:c="4"/>037 <text:s text:c="4"/>001 <text:s text:c="4"/>006 <text:s text:c="4"/>12810 <text:s text:c="2"/>143</text:p>
      <text:p text:style-name="P4">024 <text:s text:c="4"/>037 <text:s text:c="4"/>001 <text:s text:c="4"/>006 <text:s text:c="4"/>12810 <text:s text:c="2"/>143</text:p>
      <text:p text:style-name="P4">024 <text:s text:c="4"/>046 <text:s text:c="4"/>001 <text:s text:c="4"/>006 <text:s text:c="4"/>12810 <text:s text:c="2"/>143</text:p>
      <text:p text:style-name="P4">024 <text:s text:c="4"/>047 <text:s text:c="4"/>001 <text:s text:c="4"/>007 <text:s text:c="4"/>12810 <text:s text:c="2"/>143</text:p>
      <text:p text:style-name="P4">025 <text:s text:c="4"/>058 <text:s text:c="4"/>001 <text:s text:c="4"/>007 <text:s text:c="4"/>12810 <text:s text:c="2"/>143</text:p>
      <text:p text:style-name="P4">025 <text:s text:c="4"/>048 <text:s text:c="4"/>001 <text:s text:c="4"/>008 <text:s text:c="4"/>12810 <text:s text:c="2"/>143</text:p>
      <text:p text:style-name="P4">024 <text:s text:c="4"/>048 <text:s text:c="4"/>001 <text:s text:c="4"/>007 <text:s text:c="4"/>12810 <text:s text:c="2"/>143</text:p>
      <text:p text:style-name="P4">023 <text:s text:c="4"/>041 <text:s text:c="4"/>001 <text:s text:c="4"/>007 <text:s text:c="4"/>12810 <text:s text:c="2"/>143</text:p>
      <text:p text:style-name="P4">024 <text:s text:c="4"/>041 <text:s text:c="4"/>001 <text:s text:c="4"/>006 <text:s text:c="4"/>12810 <text:s text:c="2"/>143</text:p>
      <text:p text:style-name="P4">024 <text:s text:c="4"/>040 <text:s text:c="4"/>001 <text:s text:c="4"/>006 <text:s text:c="4"/>12810 <text:s text:c="2"/>143</text:p>
      <text:p text:style-name="P4">025 <text:s text:c="4"/>048 <text:s text:c="4"/>001 <text:s text:c="4"/>007 <text:s text:c="4"/>12810 <text:s text:c="2"/>143</text:p>
      <text:p text:style-name="P4">024 <text:s text:c="4"/>058 <text:s text:c="4"/>001 <text:s text:c="4"/>007 <text:s text:c="4"/>12810 <text:s text:c="2"/>143</text:p>
      <text:p text:style-name="P4">023 <text:s text:c="4"/>040 <text:s text:c="4"/>001 <text:s text:c="4"/>007 <text:s text:c="4"/>12810 <text:s text:c="2"/>143</text:p>
      <text:p text:style-name="P4">021 <text:s text:c="4"/>036 <text:s text:c="4"/>001 <text:s text:c="4"/>006 <text:s text:c="4"/>12810 <text:s text:c="2"/>143</text:p>
      <text:p text:style-name="P4">022 <text:s text:c="4"/>036 <text:s text:c="4"/>001 <text:s text:c="4"/>006 <text:s text:c="4"/>12810 <text:s text:c="2"/>143</text:p>
      <text:p text:style-name="P4">022 <text:s text:c="4"/>042 <text:s text:c="4"/>001 <text:s text:c="4"/>006 <text:s text:c="4"/>12810 <text:s text:c="2"/>143</text:p>
      <text:p text:style-name="P4">023 <text:s text:c="4"/>042 <text:s text:c="4"/>001 <text:s text:c="4"/>007 <text:s text:c="4"/>12810 <text:s text:c="2"/>143</text:p>
      <text:p text:style-name="P4">022 <text:s text:c="4"/>051 <text:s text:c="4"/>001 <text:s text:c="4"/>007 <text:s text:c="4"/>12810 <text:s text:c="2"/>143</text:p>
      <text:p text:style-name="P4">023 <text:s text:c="4"/>051 <text:s text:c="4"/>001 <text:s text:c="4"/>007 <text:s text:c="4"/>12810 <text:s text:c="2"/>143</text:p>
      <text:p text:style-name="P4">022 <text:s text:c="4"/>051 <text:s text:c="4"/>001 <text:s text:c="4"/>007 <text:s text:c="4"/>12810 <text:s text:c="2"/>143</text:p>
      <text:p text:style-name="P4">022 <text:s text:c="4"/>041 <text:s text:c="4"/>001 <text:s text:c="4"/>007 <text:s text:c="4"/>12810 <text:s text:c="2"/>143</text:p>
      <text:p text:style-name="P4">021 <text:s text:c="4"/>040 <text:s text:c="4"/>001 <text:s text:c="4"/>006 <text:s text:c="4"/>12810 <text:s text:c="2"/>143</text:p>
      <text:p text:style-name="P4">020 <text:s text:c="4"/>035 <text:s text:c="4"/>001 <text:s text:c="4"/>006 <text:s text:c="4"/>12810 <text:s text:c="2"/>143</text:p>
      <text:p text:style-name="P4">021 <text:s text:c="4"/>036 <text:s text:c="4"/>001 <text:s text:c="4"/>006 <text:s text:c="4"/>12810 <text:s text:c="2"/>143</text:p>
      <text:p text:style-name="P4">022 <text:s text:c="4"/>037 <text:s text:c="4"/>001 <text:s text:c="4"/>006 <text:s text:c="4"/>12810 <text:s text:c="2"/>143</text:p>
      <text:p text:style-name="P4">021 <text:s text:c="4"/>043 <text:s text:c="4"/>001 <text:s text:c="4"/>006 <text:s text:c="4"/>12810 <text:s text:c="2"/>143</text:p>
      <text:p text:style-name="P4">024 <text:s text:c="4"/>043 <text:s text:c="4"/>001 <text:s text:c="4"/>007 <text:s text:c="4"/>12810 <text:s text:c="2"/>143</text:p>
      <text:p text:style-name="P4">023 <text:s text:c="4"/>051 <text:s text:c="4"/>001 <text:s text:c="4"/>007 <text:s text:c="4"/>12810 <text:s text:c="2"/>143</text:p>
      <text:p text:style-name="P4">023 <text:s text:c="4"/>051 <text:s text:c="4"/>001 <text:s text:c="4"/>008 <text:s text:c="4"/>12810 <text:s text:c="2"/>143</text:p>
      <text:p text:style-name="P4">022 <text:s text:c="4"/>043 <text:s text:c="4"/>001 <text:s text:c="4"/>007 <text:s text:c="4"/>12810 <text:s text:c="2"/>143</text:p>
      <text:p text:style-name="P4">021 <text:s text:c="4"/>037 <text:s text:c="4"/>001 <text:s text:c="4"/>007 <text:s text:c="4"/>12810 <text:s text:c="2"/>143</text:p>
      <text:p text:style-name="P4">022 <text:s text:c="4"/>037 <text:s text:c="4"/>001 <text:s text:c="4"/>006 <text:s text:c="4"/>12810 <text:s text:c="2"/>143</text:p>
      <text:p text:style-name="P4">024 <text:s text:c="4"/>036 <text:s text:c="4"/>001 <text:s text:c="4"/>006 <text:s text:c="4"/>12810 <text:s text:c="2"/>143</text:p>
      <text:p text:style-name="P4">025 <text:s text:c="4"/>041 <text:s text:c="4"/>001 <text:s text:c="4"/>006 <text:s text:c="4"/>12810 <text:s text:c="2"/>143</text:p>
      <text:p text:style-name="P4">025 <text:s text:c="4"/>041 <text:s text:c="4"/>001 <text:s text:c="4"/>006 <text:s text:c="4"/>12810 <text:s text:c="2"/>143</text:p>
      <text:p text:style-name="P4">025 <text:s text:c="4"/>052 <text:s text:c="4"/>001 <text:s text:c="4"/>007 <text:s text:c="4"/>12810 <text:s text:c="2"/>143</text:p>
      <text:p text:style-name="P4">024 <text:s text:c="4"/>047 <text:s text:c="4"/>001 <text:s text:c="4"/>007 <text:s text:c="4"/>12810 <text:s text:c="2"/>143</text:p>
      <text:p text:style-name="P4">024 <text:s text:c="4"/>038 <text:s text:c="4"/>001 <text:s text:c="4"/>007 <text:s text:c="4"/>12810 <text:s text:c="2"/>143</text:p>
      <text:p text:style-name="P4">025 <text:s text:c="4"/>038 <text:s text:c="4"/>001 <text:s text:c="4"/>006 <text:s text:c="4"/>12810 <text:s text:c="2"/>143</text:p>
      <text:p text:style-name="P4">025 <text:s text:c="4"/>036 <text:s text:c="4"/>001 <text:s text:c="4"/>006 <text:s text:c="4"/>12810 <text:s text:c="2"/>143</text:p>
      <text:p text:style-name="P4">024 <text:s text:c="4"/>043 <text:s text:c="4"/>001 <text:s text:c="4"/>006 <text:s text:c="4"/>12810 <text:s text:c="2"/>143</text:p>
      <text:p text:style-name="P4">024 <text:s text:c="4"/>042 <text:s text:c="4"/>001 <text:s text:c="4"/>006 <text:s text:c="4"/>12810 <text:s text:c="2"/>143</text:p>
      <text:p text:style-name="P4">023 <text:s text:c="4"/>051 <text:s text:c="4"/>001 <text:s text:c="4"/>007 <text:s text:c="4"/>12810 <text:s text:c="2"/>143</text:p>
      <text:p text:style-name="P4">023 <text:s text:c="4"/>051 <text:s text:c="4"/>001 <text:s text:c="4"/>007 <text:s text:c="4"/>12810 <text:s text:c="2"/>143</text:p>
      <text:p text:style-name="P4"><text:soft-page-break/>025 <text:s text:c="4"/>044 <text:s text:c="4"/>001 <text:s text:c="4"/>007 <text:s text:c="4"/>12810 <text:s text:c="2"/>143</text:p>
      <text:p text:style-name="P4">025 <text:s text:c="4"/>037 <text:s text:c="4"/>001 <text:s text:c="4"/>007 <text:s text:c="4"/>12810 <text:s text:c="2"/>143</text:p>
      <text:p text:style-name="P4">024 <text:s text:c="4"/>036 <text:s text:c="4"/>001 <text:s text:c="4"/>006 <text:s text:c="4"/>12810 <text:s text:c="2"/>143</text:p>
      <text:p text:style-name="P4">026 <text:s text:c="4"/>036 <text:s text:c="4"/>001 <text:s text:c="4"/>006 <text:s text:c="4"/>12810 <text:s text:c="2"/>143</text:p>
      <text:p text:style-name="P4">024 <text:s text:c="4"/>042 <text:s text:c="4"/>001 <text:s text:c="4"/>006 <text:s text:c="4"/>12810 <text:s text:c="2"/>143</text:p>
      <text:p text:style-name="P4">023 <text:s text:c="4"/>036 <text:s text:c="4"/>001 <text:s text:c="4"/>006 <text:s text:c="4"/>12810 <text:s text:c="2"/>143</text:p>
      <text:p text:style-name="P4">023 <text:s text:c="4"/>041 <text:s text:c="4"/>001 <text:s text:c="4"/>006 <text:s text:c="4"/>12810 <text:s text:c="2"/>143</text:p>
      <text:p text:style-name="P4">023 <text:s text:c="4"/>041 <text:s text:c="4"/>001 <text:s text:c="4"/>007 <text:s text:c="4"/>12810 <text:s text:c="2"/>143</text:p>
      <text:p text:style-name="P4">025 <text:s text:c="4"/>051 <text:s text:c="4"/>001 <text:s text:c="4"/>007 <text:s text:c="4"/>12810 <text:s text:c="2"/>143</text:p>
      <text:p text:style-name="P4">023 <text:s text:c="4"/>052 <text:s text:c="4"/>001 <text:s text:c="4"/>007 <text:s text:c="4"/>12810 <text:s text:c="2"/>143</text:p>
      <text:p text:style-name="P4">023 <text:s text:c="4"/>051 <text:s text:c="4"/>001 <text:s text:c="4"/>007 <text:s text:c="4"/>12810 <text:s text:c="2"/>143</text:p>
      <text:p text:style-name="P4">022 <text:s text:c="4"/>043 <text:s text:c="4"/>001 <text:s text:c="4"/>007 <text:s text:c="4"/>12810 <text:s text:c="2"/>143</text:p>
      <text:p text:style-name="P4">021 <text:s text:c="4"/>038 <text:s text:c="4"/>001 <text:s text:c="4"/>006 <text:s text:c="4"/>12810 <text:s text:c="2"/>143</text:p>
      <text:p text:style-name="P4">022 <text:s text:c="4"/>045 <text:s text:c="4"/>001 <text:s text:c="4"/>006 <text:s text:c="4"/>12810 <text:s text:c="2"/>143</text:p>
      <text:p text:style-name="P4">022 <text:s text:c="4"/>046 <text:s text:c="4"/>001 <text:s text:c="4"/>007 <text:s text:c="4"/>12810 <text:s text:c="2"/>143</text:p>
      <text:p text:style-name="P4">024 <text:s text:c="4"/>056 <text:s text:c="4"/>001 <text:s text:c="4"/>007 <text:s text:c="4"/>12810 <text:s text:c="2"/>143</text:p>
      <text:p text:style-name="P4">024 <text:s text:c="4"/>057 <text:s text:c="4"/>001 <text:s text:c="4"/>008 <text:s text:c="4"/>12810 <text:s text:c="2"/>143</text:p>
      <text:p text:style-name="P4">024 <text:s text:c="4"/>047 <text:s text:c="4"/>001 <text:s text:c="4"/>007 <text:s text:c="4"/>12810 <text:s text:c="2"/>143</text:p>
      <text:p text:style-name="P4">024 <text:s text:c="4"/>039 <text:s text:c="4"/>001 <text:s text:c="4"/>007 <text:s text:c="4"/>12810 <text:s text:c="2"/>143</text:p>
      <text:p text:style-name="P4">024 <text:s text:c="4"/>038 <text:s text:c="4"/>001 <text:s text:c="4"/>006 <text:s text:c="4"/>12810 <text:s text:c="2"/>143</text:p>
      <text:p text:style-name="P4">024 <text:s text:c="4"/>039 <text:s text:c="4"/>001 <text:s text:c="4"/>006 <text:s text:c="4"/>12810 <text:s text:c="2"/>143</text:p>
      <text:p text:style-name="P4">023 <text:s text:c="4"/>028 <text:s text:c="4"/>000 <text:s text:c="4"/>005 <text:s text:c="4"/>12810 <text:s text:c="2"/>143</text:p>
      <text:p text:style-name="P5">Squal: <text:s/>Max: <text:s text:c="3"/>Min: <text:s text:c="3"/>Sum: <text:s text:c="3"/>Shutter: <text:s text:c="7"/>LaserPower: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<text:soft-page-break/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<text:soft-page-break/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<text:soft-page-break/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1 <text:s text:c="4"/>005 <text:s text:c="4"/>001 <text:s text:c="4"/>002 <text:s text:c="4"/>12810 <text:s text:c="2"/>143</text:p>
      <text:p text:style-name="P5">000 <text:s text:c="4"/>005 <text:s text:c="4"/>001 <text:s text:c="4"/>002 <text:s text:c="4"/>12810 <text:s text:c="2"/>143</text:p>
      <text:p text:style-name="P5">002 <text:s text:c="4"/>005 <text:s text:c="4"/>001 <text:s text:c="4"/>002 <text:s text:c="4"/>12810 <text:s text:c="2"/>143</text:p>
      <text:p text:style-name="P5">002 <text:s text:c="4"/>006 <text:s text:c="4"/>001 <text:s text:c="4"/>002 <text:s text:c="4"/>12810 <text:s text:c="2"/>143</text:p>
      <text:p text:style-name="P5">003 <text:s text:c="4"/>006 <text:s text:c="4"/>001 <text:s text:c="4"/>002 <text:s text:c="4"/>12810 <text:s text:c="2"/>143</text:p>
      <text:p text:style-name="P5">002 <text:s text:c="4"/>006 <text:s text:c="4"/>001 <text:s text:c="4"/>002 <text:s text:c="4"/>12810 <text:s text:c="2"/>143</text:p>
      <text:p text:style-name="P5">002 <text:s text:c="4"/>007 <text:s text:c="4"/>001 <text:s text:c="4"/>002 <text:s text:c="4"/>12810 <text:s text:c="2"/>143</text:p>
      <text:p text:style-name="P5"><text:soft-page-break/>003 <text:s text:c="4"/>007 <text:s text:c="4"/>001 <text:s text:c="4"/>002 <text:s text:c="4"/>12810 <text:s text:c="2"/>143</text:p>
      <text:p text:style-name="P5">003 <text:s text:c="4"/>008 <text:s text:c="4"/>001 <text:s text:c="4"/>002 <text:s text:c="4"/>12810 <text:s text:c="2"/>143</text:p>
      <text:p text:style-name="P5">004 <text:s text:c="4"/>009 <text:s text:c="4"/>001 <text:s text:c="4"/>002 <text:s text:c="4"/>12810 <text:s text:c="2"/>143</text:p>
      <text:p text:style-name="P5">003 <text:s text:c="4"/>009 <text:s text:c="4"/>001 <text:s text:c="4"/>002 <text:s text:c="4"/>12810 <text:s text:c="2"/>143</text:p>
      <text:p text:style-name="P5">004 <text:s text:c="4"/>011 <text:s text:c="4"/>001 <text:s text:c="4"/>002 <text:s text:c="4"/>12810 <text:s text:c="2"/>143</text:p>
      <text:p text:style-name="P5">005 <text:s text:c="4"/>011 <text:s text:c="4"/>001 <text:s text:c="4"/>002 <text:s text:c="4"/>12810 <text:s text:c="2"/>143</text:p>
      <text:p text:style-name="P5">005 <text:s text:c="4"/>011 <text:s text:c="4"/>001 <text:s text:c="4"/>002 <text:s text:c="4"/>12810 <text:s text:c="2"/>143</text:p>
      <text:p text:style-name="P5">005 <text:s text:c="4"/>012 <text:s text:c="4"/>001 <text:s text:c="4"/>002 <text:s text:c="4"/>12810 <text:s text:c="2"/>143</text:p>
      <text:p text:style-name="P5">004 <text:s text:c="4"/>011 <text:s text:c="4"/>001 <text:s text:c="4"/>002 <text:s text:c="4"/>12810 <text:s text:c="2"/>143</text:p>
      <text:p text:style-name="P5">005 <text:s text:c="4"/>012 <text:s text:c="4"/>001 <text:s text:c="4"/>002 <text:s text:c="4"/>12810 <text:s text:c="2"/>143</text:p>
      <text:p text:style-name="P5">005 <text:s text:c="4"/>013 <text:s text:c="4"/>001 <text:s text:c="4"/>002 <text:s text:c="4"/>12810 <text:s text:c="2"/>143</text:p>
      <text:p text:style-name="P5">005 <text:s text:c="4"/>012 <text:s text:c="4"/>001 <text:s text:c="4"/>002 <text:s text:c="4"/>12810 <text:s text:c="2"/>143</text:p>
      <text:p text:style-name="P5">005 <text:s text:c="4"/>012 <text:s text:c="4"/>001 <text:s text:c="4"/>002 <text:s text:c="4"/>12810 <text:s text:c="2"/>143</text:p>
      <text:p text:style-name="P5">005 <text:s text:c="4"/>013 <text:s text:c="4"/>001 <text:s text:c="4"/>002 <text:s text:c="4"/>12810 <text:s text:c="2"/>143</text:p>
      <text:p text:style-name="P5">006 <text:s text:c="4"/>013 <text:s text:c="4"/>001 <text:s text:c="4"/>002 <text:s text:c="4"/>12810 <text:s text:c="2"/>143</text:p>
      <text:p text:style-name="P5">006 <text:s text:c="4"/>014 <text:s text:c="4"/>001 <text:s text:c="4"/>002 <text:s text:c="4"/>12810 <text:s text:c="2"/>143</text:p>
      <text:p text:style-name="P5">006 <text:s text:c="4"/>016 <text:s text:c="4"/>001 <text:s text:c="4"/>002 <text:s text:c="4"/>12810 <text:s text:c="2"/>143</text:p>
      <text:p text:style-name="P5">006 <text:s text:c="4"/>016 <text:s text:c="4"/>001 <text:s text:c="4"/>003 <text:s text:c="4"/>12810 <text:s text:c="2"/>143</text:p>
      <text:p text:style-name="P5">006 <text:s text:c="4"/>017 <text:s text:c="4"/>001 <text:s text:c="4"/>003 <text:s text:c="4"/>12810 <text:s text:c="2"/>143</text:p>
      <text:p text:style-name="P5">006 <text:s text:c="4"/>018 <text:s text:c="4"/>001 <text:s text:c="4"/>003 <text:s text:c="4"/>12810 <text:s text:c="2"/>143</text:p>
      <text:p text:style-name="P5">006 <text:s text:c="4"/>016 <text:s text:c="4"/>001 <text:s text:c="4"/>003 <text:s text:c="4"/>12810 <text:s text:c="2"/>143</text:p>
      <text:p text:style-name="P5">006 <text:s text:c="4"/>018 <text:s text:c="4"/>001 <text:s text:c="4"/>003 <text:s text:c="4"/>12810 <text:s text:c="2"/>143</text:p>
      <text:p text:style-name="P5">007 <text:s text:c="4"/>020 <text:s text:c="4"/>001 <text:s text:c="4"/>003 <text:s text:c="4"/>12810 <text:s text:c="2"/>143</text:p>
      <text:p text:style-name="P5">006 <text:s text:c="4"/>022 <text:s text:c="4"/>001 <text:s text:c="4"/>003 <text:s text:c="4"/>12810 <text:s text:c="2"/>143</text:p>
      <text:p text:style-name="P5">007 <text:s text:c="4"/>023 <text:s text:c="4"/>001 <text:s text:c="4"/>003 <text:s text:c="4"/>12810 <text:s text:c="2"/>143</text:p>
      <text:p text:style-name="P5">008 <text:s text:c="4"/>023 <text:s text:c="4"/>001 <text:s text:c="4"/>003 <text:s text:c="4"/>12810 <text:s text:c="2"/>143</text:p>
      <text:p text:style-name="P5">007 <text:s text:c="4"/>024 <text:s text:c="4"/>001 <text:s text:c="4"/>003 <text:s text:c="4"/>12810 <text:s text:c="2"/>143</text:p>
      <text:p text:style-name="P5">007 <text:s text:c="4"/>022 <text:s text:c="4"/>001 <text:s text:c="4"/>003 <text:s text:c="4"/>12810 <text:s text:c="2"/>143</text:p>
      <text:p text:style-name="P5">008 <text:s text:c="4"/>021 <text:s text:c="4"/>001 <text:s text:c="4"/>003 <text:s text:c="4"/>12810 <text:s text:c="2"/>143</text:p>
      <text:p text:style-name="P5">007 <text:s text:c="4"/>022 <text:s text:c="4"/>001 <text:s text:c="4"/>003 <text:s text:c="4"/>12810 <text:s text:c="2"/>143</text:p>
      <text:p text:style-name="P5">008 <text:s text:c="4"/>024 <text:s text:c="4"/>001 <text:s text:c="4"/>003 <text:s text:c="4"/>12810 <text:s text:c="2"/>143</text:p>
      <text:p text:style-name="P5">008 <text:s text:c="4"/>025 <text:s text:c="4"/>001 <text:s text:c="4"/>003 <text:s text:c="4"/>12810 <text:s text:c="2"/>143</text:p>
      <text:p text:style-name="P5">009 <text:s text:c="4"/>029 <text:s text:c="4"/>001 <text:s text:c="4"/>003 <text:s text:c="4"/>12810 <text:s text:c="2"/>143</text:p>
      <text:p text:style-name="P5">007 <text:s text:c="4"/>033 <text:s text:c="4"/>001 <text:s text:c="4"/>003 <text:s text:c="4"/>12810 <text:s text:c="2"/>143</text:p>
      <text:p text:style-name="P5">009 <text:s text:c="4"/>035 <text:s text:c="4"/>001 <text:s text:c="4"/>003 <text:s text:c="4"/>12810 <text:s text:c="2"/>143</text:p>
      <text:p text:style-name="P5">008 <text:s text:c="4"/>029 <text:s text:c="4"/>001 <text:s text:c="4"/>003 <text:s text:c="4"/>12810 <text:s text:c="2"/>143</text:p>
      <text:p text:style-name="P5">008 <text:s text:c="4"/>029 <text:s text:c="4"/>001 <text:s text:c="4"/>003 <text:s text:c="4"/>12810 <text:s text:c="2"/>143</text:p>
      <text:p text:style-name="P5">009 <text:s text:c="4"/>033 <text:s text:c="4"/>001 <text:s text:c="4"/>003 <text:s text:c="4"/>12810 <text:s text:c="2"/>143</text:p>
      <text:p text:style-name="P5">009 <text:s text:c="4"/>029 <text:s text:c="4"/>001 <text:s text:c="4"/>003 <text:s text:c="4"/>12810 <text:s text:c="2"/>143</text:p>
      <text:p text:style-name="P5">009 <text:s text:c="4"/>029 <text:s text:c="4"/>001 <text:s text:c="4"/>003 <text:s text:c="4"/>12810 <text:s text:c="2"/>143</text:p>
      <text:p text:style-name="P5">009 <text:s text:c="4"/>035 <text:s text:c="4"/>001 <text:s text:c="4"/>003 <text:s text:c="4"/>12810 <text:s text:c="2"/>143</text:p>
      <text:p text:style-name="P5">009 <text:s text:c="4"/>036 <text:s text:c="4"/>001 <text:s text:c="4"/>003 <text:s text:c="4"/>12810 <text:s text:c="2"/>143</text:p>
      <text:p text:style-name="P5">009 <text:s text:c="4"/>039 <text:s text:c="4"/>001 <text:s text:c="4"/>003 <text:s text:c="4"/>12810 <text:s text:c="2"/>143</text:p>
      <text:p text:style-name="P5">008 <text:s text:c="4"/>031 <text:s text:c="4"/>001 <text:s text:c="4"/>003 <text:s text:c="4"/>12810 <text:s text:c="2"/>143</text:p>
      <text:p text:style-name="P5">008 <text:s text:c="4"/>031 <text:s text:c="4"/>001 <text:s text:c="4"/>003 <text:s text:c="4"/>12810 <text:s text:c="2"/>143</text:p>
      <text:p text:style-name="P5">008 <text:s text:c="4"/>028 <text:s text:c="4"/>001 <text:s text:c="4"/>003 <text:s text:c="4"/>12810 <text:s text:c="2"/>143</text:p>
      <text:p text:style-name="P5">008 <text:s text:c="4"/>028 <text:s text:c="4"/>001 <text:s text:c="4"/>003 <text:s text:c="4"/>12810 <text:s text:c="2"/>143</text:p>
      <text:p text:style-name="P5">008 <text:s text:c="4"/>027 <text:s text:c="4"/>001 <text:s text:c="4"/>003 <text:s text:c="4"/>12810 <text:s text:c="2"/>143</text:p>
      <text:p text:style-name="P5">009 <text:s text:c="4"/>032 <text:s text:c="4"/>001 <text:s text:c="4"/>003 <text:s text:c="4"/>12810 <text:s text:c="2"/>143</text:p>
      <text:p text:style-name="P5"><text:soft-page-break/>010 <text:s text:c="4"/>032 <text:s text:c="4"/>001 <text:s text:c="4"/>003 <text:s text:c="4"/>12810 <text:s text:c="2"/>143</text:p>
      <text:p text:style-name="P5">009 <text:s text:c="4"/>037 <text:s text:c="4"/>001 <text:s text:c="4"/>003 <text:s text:c="4"/>12810 <text:s text:c="2"/>143</text:p>
      <text:p text:style-name="P5">010 <text:s text:c="4"/>036 <text:s text:c="4"/>001 <text:s text:c="4"/>004 <text:s text:c="4"/>12810 <text:s text:c="2"/>143</text:p>
      <text:p text:style-name="P5">010 <text:s text:c="4"/>032 <text:s text:c="4"/>001 <text:s text:c="4"/>004 <text:s text:c="4"/>12810 <text:s text:c="2"/>143</text:p>
      <text:p text:style-name="P5">010 <text:s text:c="4"/>028 <text:s text:c="4"/>001 <text:s text:c="4"/>003 <text:s text:c="4"/>12810 <text:s text:c="2"/>143</text:p>
      <text:p text:style-name="P5">010 <text:s text:c="4"/>029 <text:s text:c="4"/>001 <text:s text:c="4"/>003 <text:s text:c="4"/>12810 <text:s text:c="2"/>143</text:p>
      <text:p text:style-name="P5">009 <text:s text:c="4"/>039 <text:s text:c="4"/>001 <text:s text:c="4"/>004 <text:s text:c="4"/>12810 <text:s text:c="2"/>143</text:p>
      <text:p text:style-name="P5">009 <text:s text:c="4"/>032 <text:s text:c="4"/>001 <text:s text:c="4"/>004 <text:s text:c="4"/>12810 <text:s text:c="2"/>143</text:p>
      <text:p text:style-name="P5">009 <text:s text:c="4"/>033 <text:s text:c="4"/>001 <text:s text:c="4"/>004 <text:s text:c="4"/>12810 <text:s text:c="2"/>143</text:p>
      <text:p text:style-name="P5">009 <text:s text:c="4"/>030 <text:s text:c="4"/>001 <text:s text:c="4"/>004 <text:s text:c="4"/>12810 <text:s text:c="2"/>143</text:p>
      <text:p text:style-name="P5">010 <text:s text:c="4"/>029 <text:s text:c="4"/>001 <text:s text:c="4"/>003 <text:s text:c="4"/>12810 <text:s text:c="2"/>143</text:p>
      <text:p text:style-name="P5">010 <text:s text:c="4"/>028 <text:s text:c="4"/>001 <text:s text:c="4"/>003 <text:s text:c="4"/>12810 <text:s text:c="2"/>143</text:p>
      <text:p text:style-name="P5">010 <text:s text:c="4"/>029 <text:s text:c="4"/>001 <text:s text:c="4"/>003 <text:s text:c="4"/>12810 <text:s text:c="2"/>143</text:p>
      <text:p text:style-name="P5">010 <text:s text:c="4"/>033 <text:s text:c="4"/>001 <text:s text:c="4"/>003 <text:s text:c="4"/>12810 <text:s text:c="2"/>143</text:p>
      <text:p text:style-name="P5">010 <text:s text:c="4"/>039 <text:s text:c="4"/>001 <text:s text:c="4"/>004 <text:s text:c="4"/>12810 <text:s text:c="2"/>143</text:p>
      <text:p text:style-name="P5">012 <text:s text:c="4"/>031 <text:s text:c="4"/>001 <text:s text:c="4"/>003 <text:s text:c="4"/>12810 <text:s text:c="2"/>143</text:p>
      <text:p text:style-name="P5">011 <text:s text:c="4"/>027 <text:s text:c="4"/>001 <text:s text:c="4"/>003 <text:s text:c="4"/>12810 <text:s text:c="2"/>143</text:p>
      <text:p text:style-name="P5">012 <text:s text:c="4"/>031 <text:s text:c="4"/>001 <text:s text:c="4"/>004 <text:s text:c="4"/>12810 <text:s text:c="2"/>143</text:p>
      <text:p text:style-name="P5">012 <text:s text:c="4"/>037 <text:s text:c="4"/>001 <text:s text:c="4"/>004 <text:s text:c="4"/>12810 <text:s text:c="2"/>143</text:p>
      <text:p text:style-name="P5">013 <text:s text:c="4"/>038 <text:s text:c="4"/>001 <text:s text:c="4"/>004 <text:s text:c="4"/>12810 <text:s text:c="2"/>143</text:p>
      <text:p text:style-name="P5">013 <text:s text:c="4"/>038 <text:s text:c="4"/>000 <text:s text:c="4"/>004 <text:s text:c="4"/>12810 <text:s text:c="2"/>143</text:p>
      <text:p text:style-name="P5">012 <text:s text:c="4"/>039 <text:s text:c="4"/>001 <text:s text:c="4"/>004 <text:s text:c="4"/>12810 <text:s text:c="2"/>143</text:p>
      <text:p text:style-name="P5">011 <text:s text:c="4"/>032 <text:s text:c="4"/>001 <text:s text:c="4"/>004 <text:s text:c="4"/>12810 <text:s text:c="2"/>143</text:p>
      <text:p text:style-name="P5">012 <text:s text:c="4"/>040 <text:s text:c="4"/>001 <text:s text:c="4"/>004 <text:s text:c="4"/>12810 <text:s text:c="2"/>143</text:p>
      <text:p text:style-name="P5">012 <text:s text:c="4"/>029 <text:s text:c="4"/>001 <text:s text:c="4"/>004 <text:s text:c="4"/>12810 <text:s text:c="2"/>143</text:p>
      <text:p text:style-name="P5">012 <text:s text:c="4"/>034 <text:s text:c="4"/>001 <text:s text:c="4"/>004 <text:s text:c="4"/>12810 <text:s text:c="2"/>143</text:p>
      <text:p text:style-name="P5">013 <text:s text:c="4"/>033 <text:s text:c="4"/>001 <text:s text:c="4"/>004 <text:s text:c="4"/>12810 <text:s text:c="2"/>143</text:p>
      <text:p text:style-name="P5">013 <text:s text:c="4"/>039 <text:s text:c="4"/>001 <text:s text:c="4"/>004 <text:s text:c="4"/>12810 <text:s text:c="2"/>143</text:p>
      <text:p text:style-name="P5">012 <text:s text:c="4"/>037 <text:s text:c="4"/>001 <text:s text:c="4"/>004 <text:s text:c="4"/>12810 <text:s text:c="2"/>143</text:p>
      <text:p text:style-name="P5">012 <text:s text:c="4"/>032 <text:s text:c="4"/>001 <text:s text:c="4"/>004 <text:s text:c="4"/>12810 <text:s text:c="2"/>143</text:p>
      <text:p text:style-name="P5">011 <text:s text:c="4"/>032 <text:s text:c="4"/>001 <text:s text:c="4"/>004 <text:s text:c="4"/>12810 <text:s text:c="2"/>143</text:p>
      <text:p text:style-name="P5">011 <text:s text:c="4"/>029 <text:s text:c="4"/>001 <text:s text:c="4"/>004 <text:s text:c="4"/>12810 <text:s text:c="2"/>143</text:p>
      <text:p text:style-name="P5">011 <text:s text:c="4"/>030 <text:s text:c="4"/>001 <text:s text:c="4"/>004 <text:s text:c="4"/>12810 <text:s text:c="2"/>143</text:p>
      <text:p text:style-name="P5">011 <text:s text:c="4"/>033 <text:s text:c="4"/>001 <text:s text:c="4"/>004 <text:s text:c="4"/>12810 <text:s text:c="2"/>143</text:p>
      <text:p text:style-name="P5">011 <text:s text:c="4"/>032 <text:s text:c="4"/>001 <text:s text:c="4"/>004 <text:s text:c="4"/>12810 <text:s text:c="2"/>143</text:p>
      <text:p text:style-name="P5">011 <text:s text:c="4"/>038 <text:s text:c="4"/>001 <text:s text:c="4"/>004 <text:s text:c="4"/>12810 <text:s text:c="2"/>143</text:p>
      <text:p text:style-name="P5">012 <text:s text:c="4"/>043 <text:s text:c="4"/>001 <text:s text:c="4"/>004 <text:s text:c="4"/>12810 <text:s text:c="2"/>143</text:p>
      <text:p text:style-name="P5">012 <text:s text:c="4"/>042 <text:s text:c="4"/>001 <text:s text:c="4"/>005 <text:s text:c="4"/>12810 <text:s text:c="2"/>143</text:p>
      <text:p text:style-name="P5">011 <text:s text:c="4"/>034 <text:s text:c="4"/>001 <text:s text:c="4"/>005 <text:s text:c="4"/>12810 <text:s text:c="2"/>143</text:p>
      <text:p text:style-name="P5">011 <text:s text:c="4"/>034 <text:s text:c="4"/>001 <text:s text:c="4"/>004 <text:s text:c="4"/>12810 <text:s text:c="2"/>143</text:p>
      <text:p text:style-name="P5">010 <text:s text:c="4"/>029 <text:s text:c="4"/>001 <text:s text:c="4"/>004 <text:s text:c="4"/>12810 <text:s text:c="2"/>143</text:p>
      <text:p text:style-name="P5">010 <text:s text:c="4"/>029 <text:s text:c="4"/>001 <text:s text:c="4"/>004 <text:s text:c="4"/>12810 <text:s text:c="2"/>143</text:p>
      <text:p text:style-name="P5">011 <text:s text:c="4"/>033 <text:s text:c="4"/>001 <text:s text:c="4"/>004 <text:s text:c="4"/>12810 <text:s text:c="2"/>143</text:p>
      <text:p text:style-name="P5">010 <text:s text:c="4"/>029 <text:s text:c="4"/>001 <text:s text:c="4"/>004 <text:s text:c="4"/>12810 <text:s text:c="2"/>143</text:p>
      <text:p text:style-name="P5">009 <text:s text:c="4"/>028 <text:s text:c="4"/>001 <text:s text:c="4"/>004 <text:s text:c="4"/>12810 <text:s text:c="2"/>143</text:p>
      <text:p text:style-name="P5">009 <text:s text:c="4"/>028 <text:s text:c="4"/>001 <text:s text:c="4"/>004 <text:s text:c="4"/>12810 <text:s text:c="2"/>143</text:p>
      <text:p text:style-name="P5">010 <text:s text:c="4"/>033 <text:s text:c="4"/>001 <text:s text:c="4"/>004 <text:s text:c="4"/>12810 <text:s text:c="2"/>143</text:p>
      <text:p text:style-name="P5">010 <text:s text:c="4"/>032 <text:s text:c="4"/>001 <text:s text:c="4"/>005 <text:s text:c="4"/>12810 <text:s text:c="2"/>143</text:p>
      <text:p text:style-name="P5">010 <text:s text:c="4"/>039 <text:s text:c="4"/>001 <text:s text:c="4"/>005 <text:s text:c="4"/>12810 <text:s text:c="2"/>143</text:p>
      <text:p text:style-name="P5"><text:soft-page-break/>012 <text:s text:c="4"/>037 <text:s text:c="4"/>001 <text:s text:c="4"/>005 <text:s text:c="4"/>12810 <text:s text:c="2"/>143</text:p>
      <text:p text:style-name="P5">011 <text:s text:c="4"/>035 <text:s text:c="4"/>001 <text:s text:c="4"/>005 <text:s text:c="4"/>12810 <text:s text:c="2"/>143</text:p>
      <text:p text:style-name="P5">011 <text:s text:c="4"/>030 <text:s text:c="4"/>001 <text:s text:c="4"/>005 <text:s text:c="4"/>12810 <text:s text:c="2"/>143</text:p>
      <text:p text:style-name="P5">011 <text:s text:c="4"/>030 <text:s text:c="4"/>001 <text:s text:c="4"/>005 <text:s text:c="4"/>12810 <text:s text:c="2"/>143</text:p>
      <text:p text:style-name="P5">011 <text:s text:c="4"/>029 <text:s text:c="4"/>001 <text:s text:c="4"/>005 <text:s text:c="4"/>12810 <text:s text:c="2"/>143</text:p>
      <text:p text:style-name="P5">012 <text:s text:c="4"/>029 <text:s text:c="4"/>001 <text:s text:c="4"/>004 <text:s text:c="4"/>12810 <text:s text:c="2"/>143</text:p>
      <text:p text:style-name="P5">010 <text:s text:c="4"/>031 <text:s text:c="4"/>001 <text:s text:c="4"/>004 <text:s text:c="4"/>12810 <text:s text:c="2"/>143</text:p>
      <text:p text:style-name="P5">011 <text:s text:c="4"/>038 <text:s text:c="4"/>001 <text:s text:c="4"/>005 <text:s text:c="4"/>12810 <text:s text:c="2"/>143</text:p>
      <text:p text:style-name="P5">012 <text:s text:c="4"/>039 <text:s text:c="4"/>001 <text:s text:c="4"/>005 <text:s text:c="4"/>12810 <text:s text:c="2"/>143</text:p>
      <text:p text:style-name="P5">013 <text:s text:c="4"/>032 <text:s text:c="4"/>001 <text:s text:c="4"/>005 <text:s text:c="4"/>12810 <text:s text:c="2"/>143</text:p>
      <text:p text:style-name="P5">013 <text:s text:c="4"/>031 <text:s text:c="4"/>001 <text:s text:c="4"/>005 <text:s text:c="4"/>12810 <text:s text:c="2"/>143</text:p>
      <text:p text:style-name="P5">012 <text:s text:c="4"/>030 <text:s text:c="4"/>001 <text:s text:c="4"/>005 <text:s text:c="4"/>12810 <text:s text:c="2"/>143</text:p>
      <text:p text:style-name="P5">014 <text:s text:c="4"/>034 <text:s text:c="4"/>001 <text:s text:c="4"/>005 <text:s text:c="4"/>12810 <text:s text:c="2"/>143</text:p>
      <text:p text:style-name="P5">013 <text:s text:c="4"/>034 <text:s text:c="4"/>001 <text:s text:c="4"/>005 <text:s text:c="4"/>12810 <text:s text:c="2"/>143</text:p>
      <text:p text:style-name="P5">014 <text:s text:c="4"/>040 <text:s text:c="4"/>001 <text:s text:c="4"/>005 <text:s text:c="4"/>12810 <text:s text:c="2"/>143</text:p>
      <text:p text:style-name="P5">014 <text:s text:c="4"/>040 <text:s text:c="4"/>001 <text:s text:c="4"/>005 <text:s text:c="4"/>12810 <text:s text:c="2"/>143</text:p>
      <text:p text:style-name="P5">014 <text:s text:c="4"/>039 <text:s text:c="4"/>001 <text:s text:c="4"/>005 <text:s text:c="4"/>12810 <text:s text:c="2"/>143</text:p>
      <text:p text:style-name="P5">013 <text:s text:c="4"/>032 <text:s text:c="4"/>001 <text:s text:c="4"/>005 <text:s text:c="4"/>12810 <text:s text:c="2"/>143</text:p>
      <text:p text:style-name="P5">013 <text:s text:c="4"/>031 <text:s text:c="4"/>001 <text:s text:c="4"/>005 <text:s text:c="4"/>12810 <text:s text:c="2"/>143</text:p>
      <text:p text:style-name="P5">012 <text:s text:c="4"/>028 <text:s text:c="4"/>001 <text:s text:c="4"/>005 <text:s text:c="4"/>12810 <text:s text:c="2"/>143</text:p>
      <text:p text:style-name="P5">013 <text:s text:c="4"/>040 <text:s text:c="4"/>001 <text:s text:c="4"/>005 <text:s text:c="4"/>12810 <text:s text:c="2"/>143</text:p>
      <text:p text:style-name="P5">012 <text:s text:c="4"/>034 <text:s text:c="4"/>001 <text:s text:c="4"/>005 <text:s text:c="4"/>12810 <text:s text:c="2"/>143</text:p>
      <text:p text:style-name="P5">011 <text:s text:c="4"/>042 <text:s text:c="4"/>001 <text:s text:c="4"/>005 <text:s text:c="4"/>12810 <text:s text:c="2"/>143</text:p>
      <text:p text:style-name="P5">012 <text:s text:c="4"/>043 <text:s text:c="4"/>001 <text:s text:c="4"/>006 <text:s text:c="4"/>12810 <text:s text:c="2"/>143</text:p>
      <text:p text:style-name="P5">012 <text:s text:c="4"/>040 <text:s text:c="4"/>001 <text:s text:c="4"/>006 <text:s text:c="4"/>12810 <text:s text:c="2"/>143</text:p>
      <text:p text:style-name="P5">012 <text:s text:c="4"/>040 <text:s text:c="4"/>001 <text:s text:c="4"/>005 <text:s text:c="4"/>12810 <text:s text:c="2"/>143</text:p>
      <text:p text:style-name="P5">012 <text:s text:c="4"/>033 <text:s text:c="4"/>001 <text:s text:c="4"/>005 <text:s text:c="4"/>12810 <text:s text:c="2"/>143</text:p>
      <text:p text:style-name="P5">013 <text:s text:c="4"/>030 <text:s text:c="4"/>001 <text:s text:c="4"/>005 <text:s text:c="4"/>12810 <text:s text:c="2"/>143</text:p>
      <text:p text:style-name="P5">013 <text:s text:c="4"/>030 <text:s text:c="4"/>001 <text:s text:c="4"/>005 <text:s text:c="4"/>12810 <text:s text:c="2"/>143</text:p>
      <text:p text:style-name="P5">014 <text:s text:c="4"/>033 <text:s text:c="4"/>001 <text:s text:c="4"/>005 <text:s text:c="4"/>12810 <text:s text:c="2"/>143</text:p>
      <text:p text:style-name="P5">015 <text:s text:c="4"/>032 <text:s text:c="4"/>001 <text:s text:c="4"/>005 <text:s text:c="4"/>12810 <text:s text:c="2"/>143</text:p>
      <text:p text:style-name="P5">015 <text:s text:c="4"/>039 <text:s text:c="4"/>001 <text:s text:c="4"/>005 <text:s text:c="4"/>12810 <text:s text:c="2"/>143</text:p>
      <text:p text:style-name="P5">016 <text:s text:c="4"/>045 <text:s text:c="4"/>001 <text:s text:c="4"/>006 <text:s text:c="4"/>12810 <text:s text:c="2"/>143</text:p>
      <text:p text:style-name="P5">017 <text:s text:c="4"/>045 <text:s text:c="4"/>001 <text:s text:c="4"/>006 <text:s text:c="4"/>12810 <text:s text:c="2"/>143</text:p>
      <text:p text:style-name="P5">017 <text:s text:c="4"/>036 <text:s text:c="4"/>001 <text:s text:c="4"/>006 <text:s text:c="4"/>12810 <text:s text:c="2"/>143</text:p>
      <text:p text:style-name="P5">016 <text:s text:c="4"/>035 <text:s text:c="4"/>001 <text:s text:c="4"/>005 <text:s text:c="4"/>12810 <text:s text:c="2"/>143</text:p>
      <text:p text:style-name="P5">015 <text:s text:c="4"/>031 <text:s text:c="4"/>001 <text:s text:c="4"/>005 <text:s text:c="4"/>12810 <text:s text:c="2"/>143</text:p>
      <text:p text:style-name="P5">014 <text:s text:c="4"/>031 <text:s text:c="4"/>001 <text:s text:c="4"/>005 <text:s text:c="4"/>12810 <text:s text:c="2"/>143</text:p>
      <text:p text:style-name="P5">014 <text:s text:c="4"/>031 <text:s text:c="4"/>001 <text:s text:c="4"/>005 <text:s text:c="4"/>12810 <text:s text:c="2"/>143</text:p>
      <text:p text:style-name="P5">017 <text:s text:c="4"/>037 <text:s text:c="4"/>001 <text:s text:c="4"/>005 <text:s text:c="4"/>12810 <text:s text:c="2"/>143</text:p>
      <text:p text:style-name="P5">016 <text:s text:c="4"/>039 <text:s text:c="4"/>001 <text:s text:c="4"/>006 <text:s text:c="4"/>12810 <text:s text:c="2"/>143</text:p>
      <text:p text:style-name="P5">016 <text:s text:c="4"/>049 <text:s text:c="4"/>001 <text:s text:c="4"/>006 <text:s text:c="4"/>12810 <text:s text:c="2"/>143</text:p>
      <text:p text:style-name="P5">017 <text:s text:c="4"/>044 <text:s text:c="4"/>001 <text:s text:c="4"/>006 <text:s text:c="4"/>12810 <text:s text:c="2"/>143</text:p>
      <text:p text:style-name="P5">016 <text:s text:c="4"/>044 <text:s text:c="4"/>001 <text:s text:c="4"/>006 <text:s text:c="4"/>12810 <text:s text:c="2"/>143</text:p>
      <text:p text:style-name="P5">017 <text:s text:c="4"/>037 <text:s text:c="4"/>001 <text:s text:c="4"/>006 <text:s text:c="4"/>12810 <text:s text:c="2"/>143</text:p>
      <text:p text:style-name="P5">016 <text:s text:c="4"/>037 <text:s text:c="4"/>001 <text:s text:c="4"/>005 <text:s text:c="4"/>12810 <text:s text:c="2"/>143</text:p>
      <text:p text:style-name="P5">017 <text:s text:c="4"/>033 <text:s text:c="4"/>001 <text:s text:c="4"/>005 <text:s text:c="4"/>12810 <text:s text:c="2"/>143</text:p>
      <text:p text:style-name="P5">018 <text:s text:c="4"/>033 <text:s text:c="4"/>001 <text:s text:c="4"/>005 <text:s text:c="4"/>12810 <text:s text:c="2"/>143</text:p>
      <text:p text:style-name="P5">017 <text:s text:c="4"/>037 <text:s text:c="4"/>001 <text:s text:c="4"/>005 <text:s text:c="4"/>12810 <text:s text:c="2"/>143</text:p>
      <text:p text:style-name="P5"><text:soft-page-break/>017 <text:s text:c="4"/>044 <text:s text:c="4"/>001 <text:s text:c="4"/>006 <text:s text:c="4"/>12810 <text:s text:c="2"/>143</text:p>
      <text:p text:style-name="P5">019 <text:s text:c="4"/>043 <text:s text:c="4"/>001 <text:s text:c="4"/>006 <text:s text:c="4"/>12810 <text:s text:c="2"/>143</text:p>
      <text:p text:style-name="P5">019 <text:s text:c="4"/>047 <text:s text:c="4"/>001 <text:s text:c="4"/>006 <text:s text:c="4"/>12810 <text:s text:c="2"/>143</text:p>
      <text:p text:style-name="P5">017 <text:s text:c="4"/>033 <text:s text:c="4"/>001 <text:s text:c="4"/>006 <text:s text:c="4"/>12810 <text:s text:c="2"/>143</text:p>
      <text:p text:style-name="P5">016 <text:s text:c="4"/>032 <text:s text:c="4"/>001 <text:s text:c="4"/>005 <text:s text:c="4"/>12810 <text:s text:c="2"/>143</text:p>
      <text:p text:style-name="P5">016 <text:s text:c="4"/>038 <text:s text:c="4"/>001 <text:s text:c="4"/>005 <text:s text:c="4"/>12810 <text:s text:c="2"/>143</text:p>
      <text:p text:style-name="P5">020 <text:s text:c="4"/>038 <text:s text:c="4"/>001 <text:s text:c="4"/>006 <text:s text:c="4"/>12810 <text:s text:c="2"/>143</text:p>
      <text:p text:style-name="P5">019 <text:s text:c="4"/>047 <text:s text:c="4"/>001 <text:s text:c="4"/>006 <text:s text:c="4"/>12810 <text:s text:c="2"/>143</text:p>
      <text:p text:style-name="P5">019 <text:s text:c="4"/>047 <text:s text:c="4"/>001 <text:s text:c="4"/>006 <text:s text:c="4"/>12810 <text:s text:c="2"/>143</text:p>
      <text:p text:style-name="P5">019 <text:s text:c="4"/>043 <text:s text:c="4"/>001 <text:s text:c="4"/>006 <text:s text:c="4"/>12810 <text:s text:c="2"/>143</text:p>
      <text:p text:style-name="P5">019 <text:s text:c="4"/>037 <text:s text:c="4"/>001 <text:s text:c="4"/>006 <text:s text:c="4"/>12810 <text:s text:c="2"/>143</text:p>
      <text:p text:style-name="P5">019 <text:s text:c="4"/>037 <text:s text:c="4"/>001 <text:s text:c="4"/>006 <text:s text:c="4"/>12810 <text:s text:c="2"/>143</text:p>
      <text:p text:style-name="P5">019 <text:s text:c="4"/>034 <text:s text:c="4"/>001 <text:s text:c="4"/>006 <text:s text:c="4"/>12810 <text:s text:c="2"/>143</text:p>
      <text:p text:style-name="P5">019 <text:s text:c="4"/>033 <text:s text:c="4"/>001 <text:s text:c="4"/>005 <text:s text:c="4"/>12810 <text:s text:c="2"/>143</text:p>
      <text:p text:style-name="P5">020 <text:s text:c="4"/>036 <text:s text:c="4"/>001 <text:s text:c="4"/>005 <text:s text:c="4"/>12810 <text:s text:c="2"/>143</text:p>
      <text:p text:style-name="P5">019 <text:s text:c="4"/>044 <text:s text:c="4"/>001 <text:s text:c="4"/>006 <text:s text:c="4"/>12810 <text:s text:c="2"/>143</text:p>
      <text:p text:style-name="P5">019 <text:s text:c="4"/>045 <text:s text:c="4"/>001 <text:s text:c="4"/>006 <text:s text:c="4"/>12810 <text:s text:c="2"/>143</text:p>
      <text:p text:style-name="P5">020 <text:s text:c="4"/>050 <text:s text:c="4"/>001 <text:s text:c="4"/>006 <text:s text:c="4"/>12810 <text:s text:c="2"/>143</text:p>
      <text:p text:style-name="P5">019 <text:s text:c="4"/>050 <text:s text:c="4"/>001 <text:s text:c="4"/>007 <text:s text:c="4"/>12810 <text:s text:c="2"/>143</text:p>
      <text:p text:style-name="P5">020 <text:s text:c="4"/>041 <text:s text:c="4"/>001 <text:s text:c="4"/>007 <text:s text:c="4"/>12810 <text:s text:c="2"/>143</text:p>
      <text:p text:style-name="P5">021 <text:s text:c="4"/>043 <text:s text:c="4"/>001 <text:s text:c="4"/>006 <text:s text:c="4"/>12810 <text:s text:c="2"/>143</text:p>
      <text:p text:style-name="P5">019 <text:s text:c="4"/>033 <text:s text:c="4"/>001 <text:s text:c="4"/>006 <text:s text:c="4"/>12810 <text:s text:c="2"/>143</text:p>
      <text:p text:style-name="P5">020 <text:s text:c="4"/>036 <text:s text:c="4"/>001 <text:s text:c="4"/>006 <text:s text:c="4"/>12810 <text:s text:c="2"/>143</text:p>
      <text:p text:style-name="P5">022 <text:s text:c="4"/>044 <text:s text:c="4"/>001 <text:s text:c="4"/>006 <text:s text:c="4"/>12810 <text:s text:c="2"/>143</text:p>
      <text:p text:style-name="P5">021 <text:s text:c="4"/>045 <text:s text:c="4"/>001 <text:s text:c="4"/>006 <text:s text:c="4"/>12810 <text:s text:c="2"/>143</text:p>
      <text:p text:style-name="P5">022 <text:s text:c="4"/>047 <text:s text:c="4"/>001 <text:s text:c="4"/>006 <text:s text:c="4"/>12810 <text:s text:c="2"/>143</text:p>
      <text:p text:style-name="P5">022 <text:s text:c="4"/>047 <text:s text:c="4"/>001 <text:s text:c="4"/>007 <text:s text:c="4"/>12810 <text:s text:c="2"/>143</text:p>
      <text:p text:style-name="P5">022 <text:s text:c="4"/>039 <text:s text:c="4"/>001 <text:s text:c="4"/>007 <text:s text:c="4"/>12810 <text:s text:c="2"/>143</text:p>
      <text:p text:style-name="P5">021 <text:s text:c="4"/>039 <text:s text:c="4"/>001 <text:s text:c="4"/>006 <text:s text:c="4"/>12810 <text:s text:c="2"/>143</text:p>
      <text:p text:style-name="P5">022 <text:s text:c="4"/>033 <text:s text:c="4"/>001 <text:s text:c="4"/>006 <text:s text:c="4"/>12810 <text:s text:c="2"/>143</text:p>
      <text:p text:style-name="P5">023 <text:s text:c="4"/>034 <text:s text:c="4"/>001 <text:s text:c="4"/>005 <text:s text:c="4"/>12810 <text:s text:c="2"/>143</text:p>
      <text:p text:style-name="P5">022 <text:s text:c="4"/>034 <text:s text:c="4"/>001 <text:s text:c="4"/>006 <text:s text:c="4"/>12810 <text:s text:c="2"/>143</text:p>
      <text:p text:style-name="P5">023 <text:s text:c="4"/>040 <text:s text:c="4"/>001 <text:s text:c="4"/>006 <text:s text:c="4"/>12810 <text:s text:c="2"/>143</text:p>
      <text:p text:style-name="P5">024 <text:s text:c="4"/>040 <text:s text:c="4"/>001 <text:s text:c="4"/>006 <text:s text:c="4"/>12810 <text:s text:c="2"/>143</text:p>
      <text:p text:style-name="P5">023 <text:s text:c="4"/>048 <text:s text:c="4"/>001 <text:s text:c="4"/>006 <text:s text:c="4"/>12810 <text:s text:c="2"/>143</text:p>
      <text:p text:style-name="P5">024 <text:s text:c="4"/>043 <text:s text:c="4"/>001 <text:s text:c="4"/>007 <text:s text:c="4"/>12810 <text:s text:c="2"/>143</text:p>
      <text:p text:style-name="P5">024 <text:s text:c="4"/>043 <text:s text:c="4"/>001 <text:s text:c="4"/>007 <text:s text:c="4"/>12810 <text:s text:c="2"/>143</text:p>
      <text:p text:style-name="P5">024 <text:s text:c="4"/>035 <text:s text:c="4"/>001 <text:s text:c="4"/>006 <text:s text:c="4"/>12810 <text:s text:c="2"/>143</text:p>
      <text:p text:style-name="P5">022 <text:s text:c="4"/>034 <text:s text:c="4"/>001 <text:s text:c="4"/>006 <text:s text:c="4"/>12810 <text:s text:c="2"/>143</text:p>
      <text:p text:style-name="P5">022 <text:s text:c="4"/>032 <text:s text:c="4"/>001 <text:s text:c="4"/>006 <text:s text:c="4"/>12810 <text:s text:c="2"/>143</text:p>
      <text:p text:style-name="P5">021 <text:s text:c="4"/>032 <text:s text:c="4"/>001 <text:s text:c="4"/>005 <text:s text:c="4"/>12810 <text:s text:c="2"/>143</text:p>
      <text:p text:style-name="P5">021 <text:s text:c="4"/>035 <text:s text:c="4"/>001 <text:s text:c="4"/>005 <text:s text:c="4"/>12810 <text:s text:c="2"/>143</text:p>
      <text:p text:style-name="P5">024 <text:s text:c="4"/>041 <text:s text:c="4"/>001 <text:s text:c="4"/>006 <text:s text:c="4"/>12810 <text:s text:c="2"/>143</text:p>
      <text:p text:style-name="P5">023 <text:s text:c="4"/>041 <text:s text:c="4"/>001 <text:s text:c="4"/>006 <text:s text:c="4"/>12810 <text:s text:c="2"/>143</text:p>
      <text:p text:style-name="P5">023 <text:s text:c="4"/>041 <text:s text:c="4"/>001 <text:s text:c="4"/>006 <text:s text:c="4"/>12810 <text:s text:c="2"/>143</text:p>
      <text:p text:style-name="P5">020 <text:s text:c="4"/>033 <text:s text:c="4"/>001 <text:s text:c="4"/>006 <text:s text:c="4"/>12810 <text:s text:c="2"/>143</text:p>
      <text:p text:style-name="P5">020 <text:s text:c="4"/>030 <text:s text:c="4"/>001 <text:s text:c="4"/>005 <text:s text:c="4"/>12810 <text:s text:c="2"/>143</text:p>
      <text:p text:style-name="P5">021 <text:s text:c="4"/>039 <text:s text:c="4"/>001 <text:s text:c="4"/>006 <text:s text:c="4"/>12810 <text:s text:c="2"/>143</text:p>
      <text:p text:style-name="P5">021 <text:s text:c="4"/>041 <text:s text:c="4"/>001 <text:s text:c="4"/>006 <text:s text:c="4"/>12810 <text:s text:c="2"/>143</text:p>
      <text:p text:style-name="P5"><text:soft-page-break/>021 <text:s text:c="4"/>039 <text:s text:c="4"/>001 <text:s text:c="4"/>006 <text:s text:c="4"/>12810 <text:s text:c="2"/>143</text:p>
      <text:p text:style-name="P5">021 <text:s text:c="4"/>033 <text:s text:c="4"/>001 <text:s text:c="4"/>006 <text:s text:c="4"/>12810 <text:s text:c="2"/>143</text:p>
      <text:p text:style-name="P5">021 <text:s text:c="4"/>029 <text:s text:c="4"/>001 <text:s text:c="4"/>006 <text:s text:c="4"/>12810 <text:s text:c="2"/>143</text:p>
      <text:p text:style-name="P5">020 <text:s text:c="4"/>030 <text:s text:c="4"/>001 <text:s text:c="4"/>006 <text:s text:c="4"/>12810 <text:s text:c="2"/>143</text:p>
      <text:p text:style-name="P5">022 <text:s text:c="4"/>029 <text:s text:c="4"/>001 <text:s text:c="4"/>005 <text:s text:c="4"/>12810 <text:s text:c="2"/>143</text:p>
      <text:p text:style-name="P5">021 <text:s text:c="4"/>029 <text:s text:c="4"/>001 <text:s text:c="4"/>006 <text:s text:c="4"/>12810 <text:s text:c="2"/>143</text:p>
      <text:p text:style-name="P5">022 <text:s text:c="4"/>035 <text:s text:c="4"/>001 <text:s text:c="4"/>006 <text:s text:c="4"/>12810 <text:s text:c="2"/>143</text:p>
      <text:p text:style-name="P5">023 <text:s text:c="4"/>042 <text:s text:c="4"/>001 <text:s text:c="4"/>006 <text:s text:c="4"/>12810 <text:s text:c="2"/>143</text:p>
      <text:p text:style-name="P5">022 <text:s text:c="4"/>041 <text:s text:c="4"/>001 <text:s text:c="4"/>006 <text:s text:c="4"/>12810 <text:s text:c="2"/>143</text:p>
      <text:p text:style-name="P5">022 <text:s text:c="4"/>037 <text:s text:c="4"/>001 <text:s text:c="4"/>007 <text:s text:c="4"/>12810 <text:s text:c="2"/>143</text:p>
      <text:p text:style-name="P5">023 <text:s text:c="4"/>037 <text:s text:c="4"/>001 <text:s text:c="4"/>006 <text:s text:c="4"/>12810 <text:s text:c="2"/>143</text:p>
      <text:p text:style-name="P5">024 <text:s text:c="4"/>033 <text:s text:c="4"/>001 <text:s text:c="4"/>006 <text:s text:c="4"/>12810 <text:s text:c="2"/>143</text:p>
      <text:p text:style-name="P5">022 <text:s text:c="4"/>030 <text:s text:c="4"/>001 <text:s text:c="4"/>006 <text:s text:c="4"/>12810 <text:s text:c="2"/>143</text:p>
      <text:p text:style-name="P5">024 <text:s text:c="4"/>030 <text:s text:c="4"/>001 <text:s text:c="4"/>006 <text:s text:c="4"/>12810 <text:s text:c="2"/>143</text:p>
      <text:p text:style-name="P5">024 <text:s text:c="4"/>034 <text:s text:c="4"/>001 <text:s text:c="4"/>006 <text:s text:c="4"/>12810 <text:s text:c="2"/>143</text:p>
      <text:p text:style-name="P5">026 <text:s text:c="4"/>035 <text:s text:c="4"/>001 <text:s text:c="4"/>006 <text:s text:c="4"/>12810 <text:s text:c="2"/>143</text:p>
      <text:p text:style-name="P5">025 <text:s text:c="4"/>041 <text:s text:c="4"/>001 <text:s text:c="4"/>006 <text:s text:c="4"/>12810 <text:s text:c="2"/>143</text:p>
      <text:p text:style-name="P5">024 <text:s text:c="4"/>044 <text:s text:c="4"/>001 <text:s text:c="4"/>007 <text:s text:c="4"/>12810 <text:s text:c="2"/>143</text:p>
      <text:p text:style-name="P5">024 <text:s text:c="4"/>045 <text:s text:c="4"/>001 <text:s text:c="4"/>007 <text:s text:c="4"/>12810 <text:s text:c="2"/>143</text:p>
      <text:p text:style-name="P5">024 <text:s text:c="4"/>037 <text:s text:c="4"/>001 <text:s text:c="4"/>007 <text:s text:c="4"/>12810 <text:s text:c="2"/>143</text:p>
      <text:p text:style-name="P5">023 <text:s text:c="4"/>036 <text:s text:c="4"/>001 <text:s text:c="4"/>006 <text:s text:c="4"/>12810 <text:s text:c="2"/>143</text:p>
      <text:p text:style-name="P5">023 <text:s text:c="4"/>032 <text:s text:c="4"/>001 <text:s text:c="4"/>006 <text:s text:c="4"/>12810 <text:s text:c="2"/>143</text:p>
      <text:p text:style-name="P5">023 <text:s text:c="4"/>032 <text:s text:c="4"/>001 <text:s text:c="4"/>006 <text:s text:c="4"/>12810 <text:s text:c="2"/>143</text:p>
      <text:p text:style-name="P5">023 <text:s text:c="4"/>033 <text:s text:c="4"/>001 <text:s text:c="4"/>006 <text:s text:c="4"/>12810 <text:s text:c="2"/>143</text:p>
      <text:p text:style-name="P5">024 <text:s text:c="4"/>038 <text:s text:c="4"/>001 <text:s text:c="4"/>006 <text:s text:c="4"/>12810 <text:s text:c="2"/>143</text:p>
      <text:p text:style-name="P5">024 <text:s text:c="4"/>038 <text:s text:c="4"/>001 <text:s text:c="4"/>006 <text:s text:c="4"/>12810 <text:s text:c="2"/>143</text:p>
      <text:p text:style-name="P5">024 <text:s text:c="4"/>046 <text:s text:c="4"/>001 <text:s text:c="4"/>006 <text:s text:c="4"/>12810 <text:s text:c="2"/>143</text:p>
      <text:p text:style-name="P5">023 <text:s text:c="4"/>047 <text:s text:c="4"/>001 <text:s text:c="4"/>007 <text:s text:c="4"/>12810 <text:s text:c="2"/>143</text:p>
      <text:p text:style-name="P5">023 <text:s text:c="4"/>040 <text:s text:c="4"/>001 <text:s text:c="4"/>007 <text:s text:c="4"/>12810 <text:s text:c="2"/>143</text:p>
      <text:p text:style-name="P5">023 <text:s text:c="4"/>034 <text:s text:c="4"/>001 <text:s text:c="4"/>006 <text:s text:c="4"/>12810 <text:s text:c="2"/>143</text:p>
      <text:p text:style-name="P5">023 <text:s text:c="4"/>035 <text:s text:c="4"/>001 <text:s text:c="4"/>006 <text:s text:c="4"/>12810 <text:s text:c="2"/>143</text:p>
      <text:p text:style-name="P5">023 <text:s text:c="4"/>033 <text:s text:c="4"/>001 <text:s text:c="4"/>006 <text:s text:c="4"/>12810 <text:s text:c="2"/>143</text:p>
      <text:p text:style-name="P5">023 <text:s text:c="4"/>033 <text:s text:c="4"/>001 <text:s text:c="4"/>006 <text:s text:c="4"/>12810 <text:s text:c="2"/>143</text:p>
      <text:p text:style-name="P5">024 <text:s text:c="4"/>036 <text:s text:c="4"/>001 <text:s text:c="4"/>006 <text:s text:c="4"/>12810 <text:s text:c="2"/>143</text:p>
      <text:p text:style-name="P5">024 <text:s text:c="4"/>045 <text:s text:c="4"/>001 <text:s text:c="4"/>006 <text:s text:c="4"/>12810 <text:s text:c="2"/>143</text:p>
      <text:p text:style-name="P5">024 <text:s text:c="4"/>045 <text:s text:c="4"/>001 <text:s text:c="4"/>006 <text:s text:c="4"/>12810 <text:s text:c="2"/>143</text:p>
      <text:p text:style-name="P5">023 <text:s text:c="4"/>046 <text:s text:c="4"/>001 <text:s text:c="4"/>007 <text:s text:c="4"/>12810 <text:s text:c="2"/>143</text:p>
      <text:p text:style-name="P5">021 <text:s text:c="4"/>045 <text:s text:c="4"/>001 <text:s text:c="4"/>007 <text:s text:c="4"/>12810 <text:s text:c="2"/>143</text:p>
      <text:p text:style-name="P5">022 <text:s text:c="4"/>037 <text:s text:c="4"/>001 <text:s text:c="4"/>007 <text:s text:c="4"/>12810 <text:s text:c="2"/>143</text:p>
      <text:p text:style-name="P5">021 <text:s text:c="4"/>033 <text:s text:c="4"/>001 <text:s text:c="4"/>006 <text:s text:c="4"/>12810 <text:s text:c="2"/>143</text:p>
      <text:p text:style-name="P5">022 <text:s text:c="4"/>036 <text:s text:c="4"/>001 <text:s text:c="4"/>006 <text:s text:c="4"/>12810 <text:s text:c="2"/>143</text:p>
      <text:p text:style-name="P5">021 <text:s text:c="4"/>043 <text:s text:c="4"/>001 <text:s text:c="4"/>007 <text:s text:c="4"/>12810 <text:s text:c="2"/>143</text:p>
      <text:p text:style-name="P5">022 <text:s text:c="4"/>042 <text:s text:c="4"/>001 <text:s text:c="4"/>007 <text:s text:c="4"/>12810 <text:s text:c="2"/>143</text:p>
      <text:p text:style-name="P5">022 <text:s text:c="4"/>036 <text:s text:c="4"/>001 <text:s text:c="4"/>007 <text:s text:c="4"/>12810 <text:s text:c="2"/>143</text:p>
      <text:p text:style-name="P5">023 <text:s text:c="4"/>035 <text:s text:c="4"/>001 <text:s text:c="4"/>006 <text:s text:c="4"/>12810 <text:s text:c="2"/>143</text:p>
      <text:p text:style-name="P5">022 <text:s text:c="4"/>031 <text:s text:c="4"/>001 <text:s text:c="4"/>006 <text:s text:c="4"/>12810 <text:s text:c="2"/>143</text:p>
      <text:p text:style-name="P5">024 <text:s text:c="4"/>032 <text:s text:c="4"/>001 <text:s text:c="4"/>006 <text:s text:c="4"/>12810 <text:s text:c="2"/>143</text:p>
      <text:p text:style-name="P5">025 <text:s text:c="4"/>034 <text:s text:c="4"/>001 <text:s text:c="4"/>006 <text:s text:c="4"/>12810 <text:s text:c="2"/>143</text:p>
      <text:p text:style-name="P5">025 <text:s text:c="4"/>040 <text:s text:c="4"/>001 <text:s text:c="4"/>006 <text:s text:c="4"/>12810 <text:s text:c="2"/>143</text:p>
      <text:p text:style-name="P5"><text:soft-page-break/>025 <text:s text:c="4"/>040 <text:s text:c="4"/>001 <text:s text:c="4"/>007 <text:s text:c="4"/>12810 <text:s text:c="2"/>143</text:p>
      <text:p text:style-name="P5">025 <text:s text:c="4"/>047 <text:s text:c="4"/>001 <text:s text:c="4"/>007 <text:s text:c="4"/>12810 <text:s text:c="2"/>143</text:p>
      <text:p text:style-name="P5">025 <text:s text:c="4"/>047 <text:s text:c="4"/>001 <text:s text:c="4"/>007 <text:s text:c="4"/>12810 <text:s text:c="2"/>143</text:p>
      <text:p text:style-name="P5">025 <text:s text:c="4"/>039 <text:s text:c="4"/>001 <text:s text:c="4"/>007 <text:s text:c="4"/>12810 <text:s text:c="2"/>143</text:p>
      <text:p text:style-name="P5">025 <text:s text:c="4"/>034 <text:s text:c="4"/>001 <text:s text:c="4"/>006 <text:s text:c="4"/>12810 <text:s text:c="2"/>143</text:p>
      <text:p text:style-name="P5">026 <text:s text:c="4"/>034 <text:s text:c="4"/>001 <text:s text:c="4"/>006 <text:s text:c="4"/>12810 <text:s text:c="2"/>143</text:p>
      <text:p text:style-name="P5">025 <text:s text:c="4"/>033 <text:s text:c="4"/>001 <text:s text:c="4"/>006 <text:s text:c="4"/>12810 <text:s text:c="2"/>143</text:p>
      <text:p text:style-name="P5">025 <text:s text:c="4"/>033 <text:s text:c="4"/>001 <text:s text:c="4"/>006 <text:s text:c="4"/>12810 <text:s text:c="2"/>143</text:p>
      <text:p text:style-name="P5">026 <text:s text:c="4"/>037 <text:s text:c="4"/>001 <text:s text:c="4"/>006 <text:s text:c="4"/>12810 <text:s text:c="2"/>143</text:p>
      <text:p text:style-name="P5">025 <text:s text:c="4"/>037 <text:s text:c="4"/>001 <text:s text:c="4"/>006 <text:s text:c="4"/>12810 <text:s text:c="2"/>143</text:p>
      <text:p text:style-name="P5">026 <text:s text:c="4"/>046 <text:s text:c="4"/>001 <text:s text:c="4"/>006 <text:s text:c="4"/>12810 <text:s text:c="2"/>143</text:p>
      <text:p text:style-name="P5">025 <text:s text:c="4"/>043 <text:s text:c="4"/>001 <text:s text:c="4"/>007 <text:s text:c="4"/>12810 <text:s text:c="2"/>143</text:p>
      <text:p text:style-name="P5">025 <text:s text:c="4"/>042 <text:s text:c="4"/>001 <text:s text:c="4"/>007 <text:s text:c="4"/>12810 <text:s text:c="2"/>143</text:p>
      <text:p text:style-name="P5">025 <text:s text:c="4"/>035 <text:s text:c="4"/>001 <text:s text:c="4"/>007 <text:s text:c="4"/>12810 <text:s text:c="2"/>143</text:p>
      <text:p text:style-name="P5">025 <text:s text:c="4"/>036 <text:s text:c="4"/>001 <text:s text:c="4"/>006 <text:s text:c="4"/>12810 <text:s text:c="2"/>143</text:p>
      <text:p text:style-name="P5">025 <text:s text:c="4"/>047 <text:s text:c="4"/>001 <text:s text:c="4"/>007 <text:s text:c="4"/>12810 <text:s text:c="2"/>143</text:p>
      <text:p text:style-name="P5">025 <text:s text:c="4"/>042 <text:s text:c="4"/>001 <text:s text:c="4"/>007 <text:s text:c="4"/>12810 <text:s text:c="2"/>143</text:p>
      <text:p text:style-name="P5">025 <text:s text:c="4"/>033 <text:s text:c="4"/>001 <text:s text:c="4"/>006 <text:s text:c="4"/>12810 <text:s text:c="2"/>143</text:p>
      <text:p text:style-name="P5">024 <text:s text:c="4"/>034 <text:s text:c="4"/>001 <text:s text:c="4"/>006 <text:s text:c="4"/>12810 <text:s text:c="2"/>143</text:p>
      <text:p text:style-name="P5">024 <text:s text:c="4"/>034 <text:s text:c="4"/>001 <text:s text:c="4"/>006 <text:s text:c="4"/>12810 <text:s text:c="2"/>143</text:p>
      <text:p text:style-name="P5">025 <text:s text:c="4"/>040 <text:s text:c="4"/>001 <text:s text:c="4"/>006 <text:s text:c="4"/>12810 <text:s text:c="2"/>143</text:p>
      <text:p text:style-name="P5">024 <text:s text:c="4"/>041 <text:s text:c="4"/>001 <text:s text:c="4"/>007 <text:s text:c="4"/>12810 <text:s text:c="2"/>143</text:p>
      <text:p text:style-name="P5">023 <text:s text:c="4"/>050 <text:s text:c="4"/>001 <text:s text:c="4"/>007 <text:s text:c="4"/>12810 <text:s text:c="2"/>143</text:p>
      <text:p text:style-name="P5">023 <text:s text:c="4"/>042 <text:s text:c="4"/>001 <text:s text:c="4"/>007 <text:s text:c="4"/>12810 <text:s text:c="2"/>143</text:p>
      <text:p text:style-name="P5">023 <text:s text:c="4"/>041 <text:s text:c="4"/>001 <text:s text:c="4"/>007 <text:s text:c="4"/>12810 <text:s text:c="2"/>143</text:p>
      <text:p text:style-name="P5">022 <text:s text:c="4"/>035 <text:s text:c="4"/>001 <text:s text:c="4"/>007 <text:s text:c="4"/>12810 <text:s text:c="2"/>143</text:p>
      <text:p text:style-name="P5">023 <text:s text:c="4"/>035 <text:s text:c="4"/>001 <text:s text:c="4"/>006 <text:s text:c="4"/>12810 <text:s text:c="2"/>143</text:p>
      <text:p text:style-name="P5">022 <text:s text:c="4"/>033 <text:s text:c="4"/>001 <text:s text:c="4"/>006 <text:s text:c="4"/>12810 <text:s text:c="2"/>143</text:p>
      <text:p text:style-name="P5">023 <text:s text:c="4"/>037 <text:s text:c="4"/>001 <text:s text:c="4"/>006 <text:s text:c="4"/>12810 <text:s text:c="2"/>143</text:p>
      <text:p text:style-name="P5">024 <text:s text:c="4"/>037 <text:s text:c="4"/>001 <text:s text:c="4"/>006 <text:s text:c="4"/>12810 <text:s text:c="2"/>143</text:p>
      <text:p text:style-name="P5">024 <text:s text:c="4"/>047 <text:s text:c="4"/>001 <text:s text:c="4"/>007 <text:s text:c="4"/>12810 <text:s text:c="2"/>143</text:p>
      <text:p text:style-name="P5">025 <text:s text:c="4"/>048 <text:s text:c="4"/>001 <text:s text:c="4"/>007 <text:s text:c="4"/>12810 <text:s text:c="2"/>143</text:p>
      <text:p text:style-name="P5">025 <text:s text:c="4"/>050 <text:s text:c="4"/>001 <text:s text:c="4"/>007 <text:s text:c="4"/>12810 <text:s text:c="2"/>143</text:p>
      <text:p text:style-name="P5">023 <text:s text:c="4"/>051 <text:s text:c="4"/>001 <text:s text:c="4"/>007 <text:s text:c="4"/>12810 <text:s text:c="2"/>143</text:p>
      <text:p text:style-name="P5">023 <text:s text:c="4"/>042 <text:s text:c="4"/>001 <text:s text:c="4"/>007 <text:s text:c="4"/>12810 <text:s text:c="2"/>143</text:p>
      <text:p text:style-name="P5">026 <text:s text:c="4"/>036 <text:s text:c="4"/>001 <text:s text:c="4"/>006 <text:s text:c="4"/>12810 <text:s text:c="2"/>143</text:p>
      <text:p text:style-name="P5">023 <text:s text:c="4"/>043 <text:s text:c="4"/>001 <text:s text:c="4"/>006 <text:s text:c="4"/>12810 <text:s text:c="2"/>143</text:p>
      <text:p text:style-name="P5">025 <text:s text:c="4"/>051 <text:s text:c="4"/>001 <text:s text:c="4"/>007 <text:s text:c="4"/>12810 <text:s text:c="2"/>143</text:p>
      <text:p text:style-name="P5">025 <text:s text:c="4"/>053 <text:s text:c="4"/>001 <text:s text:c="4"/>008 <text:s text:c="4"/>12810 <text:s text:c="2"/>143</text:p>
      <text:p text:style-name="P5">026 <text:s text:c="4"/>047 <text:s text:c="4"/>001 <text:s text:c="4"/>008 <text:s text:c="4"/>12810 <text:s text:c="2"/>143</text:p>
      <text:p text:style-name="P5">025 <text:s text:c="4"/>039 <text:s text:c="4"/>001 <text:s text:c="4"/>007 <text:s text:c="4"/>12810 <text:s text:c="2"/>143</text:p>
      <text:p text:style-name="P5">025 <text:s text:c="4"/>038 <text:s text:c="4"/>001 <text:s text:c="4"/>007 <text:s text:c="4"/>12810 <text:s text:c="2"/>143</text:p>
      <text:p text:style-name="P5">026 <text:s text:c="4"/>035 <text:s text:c="4"/>001 <text:s text:c="4"/>006 <text:s text:c="4"/>12810 <text:s text:c="2"/>143</text:p>
      <text:p text:style-name="P5">027 <text:s text:c="4"/>035 <text:s text:c="4"/>001 <text:s text:c="4"/>006 <text:s text:c="4"/>12810 <text:s text:c="2"/>143</text:p>
      <text:p text:style-name="P5">026 <text:s text:c="4"/>052 <text:s text:c="4"/>001 <text:s text:c="4"/>007 <text:s text:c="4"/>12810 <text:s text:c="2"/>143</text:p>
      <text:p text:style-name="P5">026 <text:s text:c="4"/>051 <text:s text:c="4"/>001 <text:s text:c="4"/>007 <text:s text:c="4"/>12810 <text:s text:c="2"/>143</text:p>
      <text:p text:style-name="P5">026 <text:s text:c="4"/>045 <text:s text:c="4"/>001 <text:s text:c="4"/>008 <text:s text:c="4"/>12810 <text:s text:c="2"/>143</text:p>
      <text:p text:style-name="P5">027 <text:s text:c="4"/>044 <text:s text:c="4"/>001 <text:s text:c="4"/>007 <text:s text:c="4"/>12810 <text:s text:c="2"/>143</text:p>
      <text:p text:style-name="P5">027 <text:s text:c="4"/>036 <text:s text:c="4"/>001 <text:s text:c="4"/>007 <text:s text:c="4"/>12810 <text:s text:c="2"/>143</text:p>
      <text:p text:style-name="P5"><text:soft-page-break/>024 <text:s text:c="4"/>036 <text:s text:c="4"/>001 <text:s text:c="4"/>006 <text:s text:c="4"/>12810 <text:s text:c="2"/>143</text:p>
      <text:p text:style-name="P5">023 <text:s text:c="4"/>033 <text:s text:c="4"/>001 <text:s text:c="4"/>006 <text:s text:c="4"/>12810 <text:s text:c="2"/>143</text:p>
      <text:p text:style-name="P5">024 <text:s text:c="4"/>037 <text:s text:c="4"/>001 <text:s text:c="4"/>006 <text:s text:c="4"/>12810 <text:s text:c="2"/>143</text:p>
      <text:p text:style-name="P5">024 <text:s text:c="4"/>037 <text:s text:c="4"/>001 <text:s text:c="4"/>007 <text:s text:c="4"/>12810 <text:s text:c="2"/>143</text:p>
      <text:p text:style-name="P5">025 <text:s text:c="4"/>044 <text:s text:c="4"/>001 <text:s text:c="4"/>007 <text:s text:c="4"/>12810 <text:s text:c="2"/>143</text:p>
      <text:p text:style-name="P5">025 <text:s text:c="4"/>044 <text:s text:c="4"/>001 <text:s text:c="4"/>007 <text:s text:c="4"/>12810 <text:s text:c="2"/>143</text:p>
      <text:p text:style-name="P5">025 <text:s text:c="4"/>045 <text:s text:c="4"/>001 <text:s text:c="4"/>007 <text:s text:c="4"/>12810 <text:s text:c="2"/>143</text:p>
      <text:p text:style-name="P5">024 <text:s text:c="4"/>036 <text:s text:c="4"/>001 <text:s text:c="4"/>007 <text:s text:c="4"/>12810 <text:s text:c="2"/>143</text:p>
      <text:p text:style-name="P5">024 <text:s text:c="4"/>036 <text:s text:c="4"/>001 <text:s text:c="4"/>006 <text:s text:c="4"/>12810 <text:s text:c="2"/>143</text:p>
      <text:p text:style-name="P5">025 <text:s text:c="4"/>033 <text:s text:c="4"/>001 <text:s text:c="4"/>007 <text:s text:c="4"/>12810 <text:s text:c="2"/>143</text:p>
      <text:p text:style-name="P5">024 <text:s text:c="4"/>032 <text:s text:c="4"/>001 <text:s text:c="4"/>006 <text:s text:c="4"/>12810 <text:s text:c="2"/>143</text:p>
      <text:p text:style-name="P5">023 <text:s text:c="4"/>032 <text:s text:c="4"/>001 <text:s text:c="4"/>006 <text:s text:c="4"/>12810 <text:s text:c="2"/>143</text:p>
      <text:p text:style-name="P5">024 <text:s text:c="4"/>039 <text:s text:c="4"/>001 <text:s text:c="4"/>006 <text:s text:c="4"/>12810 <text:s text:c="2"/>143</text:p>
      <text:p text:style-name="P5">025 <text:s text:c="4"/>040 <text:s text:c="4"/>001 <text:s text:c="4"/>006 <text:s text:c="4"/>12810 <text:s text:c="2"/>143</text:p>
      <text:p text:style-name="P5">024 <text:s text:c="4"/>048 <text:s text:c="4"/>001 <text:s text:c="4"/>007 <text:s text:c="4"/>12810 <text:s text:c="2"/>143</text:p>
      <text:p text:style-name="P5">023 <text:s text:c="4"/>048 <text:s text:c="4"/>001 <text:s text:c="4"/>007 <text:s text:c="4"/>12810 <text:s text:c="2"/>143</text:p>
      <text:p text:style-name="P5">026 <text:s text:c="4"/>041 <text:s text:c="4"/>001 <text:s text:c="4"/>007 <text:s text:c="4"/>12810 <text:s text:c="2"/>143</text:p>
      <text:p text:style-name="P5">026 <text:s text:c="4"/>036 <text:s text:c="4"/>001 <text:s text:c="4"/>007 <text:s text:c="4"/>12810 <text:s text:c="2"/>143</text:p>
      <text:p text:style-name="P5">025 <text:s text:c="4"/>035 <text:s text:c="4"/>001 <text:s text:c="4"/>007 <text:s text:c="4"/>12810 <text:s text:c="2"/>143</text:p>
      <text:p text:style-name="P5">024 <text:s text:c="4"/>033 <text:s text:c="4"/>001 <text:s text:c="4"/>006 <text:s text:c="4"/>12810 <text:s text:c="2"/>143</text:p>
      <text:p text:style-name="P5">024 <text:s text:c="4"/>033 <text:s text:c="4"/>001 <text:s text:c="4"/>006 <text:s text:c="4"/>12810 <text:s text:c="2"/>143</text:p>
      <text:p text:style-name="P5">026 <text:s text:c="4"/>038 <text:s text:c="4"/>001 <text:s text:c="4"/>006 <text:s text:c="4"/>12810 <text:s text:c="2"/>143</text:p>
      <text:p text:style-name="P5">026 <text:s text:c="4"/>036 <text:s text:c="4"/>001 <text:s text:c="4"/>007 <text:s text:c="4"/>12810 <text:s text:c="2"/>143</text:p>
      <text:p text:style-name="P5">026 <text:s text:c="4"/>050 <text:s text:c="4"/>001 <text:s text:c="4"/>007 <text:s text:c="4"/>12810 <text:s text:c="2"/>143</text:p>
      <text:p text:style-name="P5">026 <text:s text:c="4"/>041 <text:s text:c="4"/>001 <text:s text:c="4"/>007 <text:s text:c="4"/>12810 <text:s text:c="2"/>143</text:p>
      <text:p text:style-name="P5">025 <text:s text:c="4"/>036 <text:s text:c="4"/>001 <text:s text:c="4"/>007 <text:s text:c="4"/>12810 <text:s text:c="2"/>143</text:p>
      <text:p text:style-name="P5">025 <text:s text:c="4"/>036 <text:s text:c="4"/>001 <text:s text:c="4"/>007 <text:s text:c="4"/>12810 <text:s text:c="2"/>143</text:p>
      <text:p text:style-name="P5">025 <text:s text:c="4"/>035 <text:s text:c="4"/>001 <text:s text:c="4"/>006 <text:s text:c="4"/>12810 <text:s text:c="2"/>143</text:p>
      <text:p text:style-name="P5">025 <text:s text:c="4"/>035 <text:s text:c="4"/>001 <text:s text:c="4"/>006 <text:s text:c="4"/>12810 <text:s text:c="2"/>143</text:p>
      <text:p text:style-name="P5">024 <text:s text:c="4"/>042 <text:s text:c="4"/>001 <text:s text:c="4"/>006 <text:s text:c="4"/>12810 <text:s text:c="2"/>143</text:p>
      <text:p text:style-name="P5">025 <text:s text:c="4"/>051 <text:s text:c="4"/>001 <text:s text:c="4"/>008 <text:s text:c="4"/>12810 <text:s text:c="2"/>143</text:p>
      <text:p text:style-name="P5">024 <text:s text:c="4"/>041 <text:s text:c="4"/>001 <text:s text:c="4"/>007 <text:s text:c="4"/>12810 <text:s text:c="2"/>143</text:p>
      <text:p text:style-name="P5">025 <text:s text:c="4"/>036 <text:s text:c="4"/>001 <text:s text:c="4"/>007 <text:s text:c="4"/>12810 <text:s text:c="2"/>143</text:p>
      <text:p text:style-name="P5">025 <text:s text:c="4"/>036 <text:s text:c="4"/>001 <text:s text:c="4"/>007 <text:s text:c="4"/>12810 <text:s text:c="2"/>143</text:p>
      <text:p text:style-name="P5">025 <text:s text:c="4"/>037 <text:s text:c="4"/>001 <text:s text:c="4"/>006 <text:s text:c="4"/>12810 <text:s text:c="2"/>143</text:p>
      <text:p text:style-name="P5">026 <text:s text:c="4"/>037 <text:s text:c="4"/>001 <text:s text:c="4"/>006 <text:s text:c="4"/>12810 <text:s text:c="2"/>143</text:p>
      <text:p text:style-name="P5">024 <text:s text:c="4"/>044 <text:s text:c="4"/>001 <text:s text:c="4"/>006 <text:s text:c="4"/>12810 <text:s text:c="2"/>143</text:p>
      <text:p text:style-name="P5">025 <text:s text:c="4"/>054 <text:s text:c="4"/>001 <text:s text:c="4"/>007 <text:s text:c="4"/>12810 <text:s text:c="2"/>143</text:p>
      <text:p text:style-name="P5">025 <text:s text:c="4"/>053 <text:s text:c="4"/>001 <text:s text:c="4"/>007 <text:s text:c="4"/>12810 <text:s text:c="2"/>143</text:p>
      <text:p text:style-name="P5">024 <text:s text:c="4"/>044 <text:s text:c="4"/>001 <text:s text:c="4"/>008 <text:s text:c="4"/>12810 <text:s text:c="2"/>143</text:p>
      <text:p text:style-name="P5">022 <text:s text:c="4"/>043 <text:s text:c="4"/>001 <text:s text:c="4"/>007 <text:s text:c="4"/>12810 <text:s text:c="2"/>143</text:p>
      <text:p text:style-name="P5">022 <text:s text:c="4"/>037 <text:s text:c="4"/>001 <text:s text:c="4"/>007 <text:s text:c="4"/>12810 <text:s text:c="2"/>143</text:p>
      <text:p text:style-name="P5">022 <text:s text:c="4"/>036 <text:s text:c="4"/>001 <text:s text:c="4"/>006 <text:s text:c="4"/>12810 <text:s text:c="2"/>143</text:p>
      <text:p text:style-name="P5">022 <text:s text:c="4"/>033 <text:s text:c="4"/>001 <text:s text:c="4"/>006 <text:s text:c="4"/>12810 <text:s text:c="2"/>143</text:p>
      <text:p text:style-name="P5">023 <text:s text:c="4"/>037 <text:s text:c="4"/>001 <text:s text:c="4"/>006 <text:s text:c="4"/>12810 <text:s text:c="2"/>143</text:p>
      <text:p text:style-name="P5">025 <text:s text:c="4"/>038 <text:s text:c="4"/>001 <text:s text:c="4"/>006 <text:s text:c="4"/>12810 <text:s text:c="2"/>143</text:p>
      <text:p text:style-name="P5">026 <text:s text:c="4"/>045 <text:s text:c="4"/>001 <text:s text:c="4"/>007 <text:s text:c="4"/>12810 <text:s text:c="2"/>143</text:p>
      <text:p text:style-name="P5">025 <text:s text:c="4"/>044 <text:s text:c="4"/>001 <text:s text:c="4"/>007 <text:s text:c="4"/>12810 <text:s text:c="2"/>143</text:p>
      <text:p text:style-name="P5">025 <text:s text:c="4"/>042 <text:s text:c="4"/>001 <text:s text:c="4"/>007 <text:s text:c="4"/>12810 <text:s text:c="2"/>143</text:p>
      <text:p text:style-name="P5"><text:soft-page-break/>025 <text:s text:c="4"/>046 <text:s text:c="4"/>001 <text:s text:c="4"/>007 <text:s text:c="4"/>12810 <text:s text:c="2"/>143</text:p>
      <text:p text:style-name="P5">025 <text:s text:c="4"/>045 <text:s text:c="4"/>001 <text:s text:c="4"/>007 <text:s text:c="4"/>12810 <text:s text:c="2"/>143</text:p>
      <text:p text:style-name="P5">025 <text:s text:c="4"/>043 <text:s text:c="4"/>001 <text:s text:c="4"/>007 <text:s text:c="4"/>12810 <text:s text:c="2"/>143</text:p>
      <text:p text:style-name="P5">025 <text:s text:c="4"/>036 <text:s text:c="4"/>001 <text:s text:c="4"/>007 <text:s text:c="4"/>12810 <text:s text:c="2"/>143</text:p>
      <text:p text:style-name="P5">023 <text:s text:c="4"/>033 <text:s text:c="4"/>001 <text:s text:c="4"/>006 <text:s text:c="4"/>12810 <text:s text:c="2"/>143</text:p>
      <text:p text:style-name="P5">025 <text:s text:c="4"/>033 <text:s text:c="4"/>001 <text:s text:c="4"/>006 <text:s text:c="4"/>12810 <text:s text:c="2"/>143</text:p>
      <text:p text:style-name="P5">026 <text:s text:c="4"/>033 <text:s text:c="4"/>001 <text:s text:c="4"/>006 <text:s text:c="4"/>12810 <text:s text:c="2"/>143</text:p>
      <text:p text:style-name="P5">027 <text:s text:c="4"/>034 <text:s text:c="4"/>001 <text:s text:c="4"/>006 <text:s text:c="4"/>12810 <text:s text:c="2"/>143</text:p>
      <text:p text:style-name="P5">026 <text:s text:c="4"/>041 <text:s text:c="4"/>001 <text:s text:c="4"/>006 <text:s text:c="4"/>12810 <text:s text:c="2"/>143</text:p>
      <text:p text:style-name="P5">027 <text:s text:c="4"/>043 <text:s text:c="4"/>001 <text:s text:c="4"/>007 <text:s text:c="4"/>12810 <text:s text:c="2"/>143</text:p>
      <text:p text:style-name="P5">025 <text:s text:c="4"/>051 <text:s text:c="4"/>001 <text:s text:c="4"/>008 <text:s text:c="4"/>12810 <text:s text:c="2"/>143</text:p>
      <text:p text:style-name="P5">024 <text:s text:c="4"/>044 <text:s text:c="4"/>001 <text:s text:c="4"/>007 <text:s text:c="4"/>12810 <text:s text:c="2"/>143</text:p>
      <text:p text:style-name="P5">024 <text:s text:c="4"/>045 <text:s text:c="4"/>001 <text:s text:c="4"/>007 <text:s text:c="4"/>12810 <text:s text:c="2"/>143</text:p>
      <text:p text:style-name="P5">025 <text:s text:c="4"/>039 <text:s text:c="4"/>001 <text:s text:c="4"/>007 <text:s text:c="4"/>12810 <text:s text:c="2"/>143</text:p>
      <text:p text:style-name="P5">025 <text:s text:c="4"/>039 <text:s text:c="4"/>001 <text:s text:c="4"/>006 <text:s text:c="4"/>12810 <text:s text:c="2"/>143</text:p>
      <text:p text:style-name="P5">024 <text:s text:c="4"/>036 <text:s text:c="4"/>001 <text:s text:c="4"/>006 <text:s text:c="4"/>12810 <text:s text:c="2"/>143</text:p>
      <text:p text:style-name="P5">024 <text:s text:c="4"/>041 <text:s text:c="4"/>001 <text:s text:c="4"/>006 <text:s text:c="4"/>12810 <text:s text:c="2"/>143</text:p>
      <text:p text:style-name="P5">025 <text:s text:c="4"/>042 <text:s text:c="4"/>001 <text:s text:c="4"/>007 <text:s text:c="4"/>12810 <text:s text:c="2"/>143</text:p>
      <text:p text:style-name="P5">024 <text:s text:c="4"/>051 <text:s text:c="4"/>001 <text:s text:c="4"/>007 <text:s text:c="4"/>12810 <text:s text:c="2"/>143</text:p>
      <text:p text:style-name="P5">025 <text:s text:c="4"/>037 <text:s text:c="4"/>001 <text:s text:c="4"/>006 <text:s text:c="4"/>12810 <text:s text:c="2"/>143</text:p>
      <text:p text:style-name="P5">026 <text:s text:c="4"/>038 <text:s text:c="4"/>001 <text:s text:c="4"/>006 <text:s text:c="4"/>12810 <text:s text:c="2"/>143</text:p>
      <text:p text:style-name="P5">023 <text:s text:c="4"/>044 <text:s text:c="4"/>001 <text:s text:c="4"/>006 <text:s text:c="4"/>12810 <text:s text:c="2"/>143</text:p>
      <text:p text:style-name="P5">024 <text:s text:c="4"/>044 <text:s text:c="4"/>001 <text:s text:c="4"/>007 <text:s text:c="4"/>12810 <text:s text:c="2"/>143</text:p>
      <text:p text:style-name="P5">023 <text:s text:c="4"/>054 <text:s text:c="4"/>001 <text:s text:c="4"/>007 <text:s text:c="4"/>12810 <text:s text:c="2"/>143</text:p>
      <text:p text:style-name="P5">024 <text:s text:c="4"/>055 <text:s text:c="4"/>001 <text:s text:c="4"/>008 <text:s text:c="4"/>12810 <text:s text:c="2"/>143</text:p>
      <text:p text:style-name="P5">022 <text:s text:c="4"/>038 <text:s text:c="4"/>001 <text:s text:c="4"/>007 <text:s text:c="4"/>12810 <text:s text:c="2"/>143</text:p>
      <text:p text:style-name="P5">021 <text:s text:c="4"/>038 <text:s text:c="4"/>001 <text:s text:c="4"/>006 <text:s text:c="4"/>12810 <text:s text:c="2"/>143</text:p>
      <text:p text:style-name="P5">022 <text:s text:c="4"/>038 <text:s text:c="4"/>001 <text:s text:c="4"/>006 <text:s text:c="4"/>12810 <text:s text:c="2"/>143</text:p>
      <text:p text:style-name="P5">023 <text:s text:c="4"/>045 <text:s text:c="4"/>001 <text:s text:c="4"/>006 <text:s text:c="4"/>12810 <text:s text:c="2"/>143</text:p>
      <text:p text:style-name="P5">023 <text:s text:c="4"/>046 <text:s text:c="4"/>001 <text:s text:c="4"/>007 <text:s text:c="4"/>12810 <text:s text:c="2"/>143</text:p>
      <text:p text:style-name="P5">022 <text:s text:c="4"/>054 <text:s text:c="4"/>001 <text:s text:c="4"/>007 <text:s text:c="4"/>12810 <text:s text:c="2"/>143</text:p>
      <text:p text:style-name="P5">021 <text:s text:c="4"/>045 <text:s text:c="4"/>001 <text:s text:c="4"/>007 <text:s text:c="4"/>12810 <text:s text:c="2"/>143</text:p>
      <text:p text:style-name="P5">020 <text:s text:c="4"/>045 <text:s text:c="4"/>001 <text:s text:c="4"/>007 <text:s text:c="4"/>12810 <text:s text:c="2"/>143</text:p>
      <text:p text:style-name="P5">021 <text:s text:c="4"/>038 <text:s text:c="4"/>001 <text:s text:c="4"/>007 <text:s text:c="4"/>12810 <text:s text:c="2"/>143</text:p>
      <text:p text:style-name="P5">021 <text:s text:c="4"/>037 <text:s text:c="4"/>001 <text:s text:c="4"/>006 <text:s text:c="4"/>12810 <text:s text:c="2"/>143</text:p>
      <text:p text:style-name="P5">021 <text:s text:c="4"/>034 <text:s text:c="4"/>001 <text:s text:c="4"/>006 <text:s text:c="4"/>12810 <text:s text:c="2"/>143</text:p>
      <text:p text:style-name="P5">021 <text:s text:c="4"/>039 <text:s text:c="4"/>001 <text:s text:c="4"/>006 <text:s text:c="4"/>12810 <text:s text:c="2"/>143</text:p>
      <text:p text:style-name="P5">021 <text:s text:c="4"/>040 <text:s text:c="4"/>001 <text:s text:c="4"/>006 <text:s text:c="4"/>12810 <text:s text:c="2"/>143</text:p>
      <text:p text:style-name="P5">023 <text:s text:c="4"/>046 <text:s text:c="4"/>001 <text:s text:c="4"/>007 <text:s text:c="4"/>12810 <text:s text:c="2"/>143</text:p>
      <text:p text:style-name="P5">023 <text:s text:c="4"/>046 <text:s text:c="4"/>001 <text:s text:c="4"/>007 <text:s text:c="4"/>12810 <text:s text:c="2"/>143</text:p>
      <text:p text:style-name="P5">023 <text:s text:c="4"/>046 <text:s text:c="4"/>001 <text:s text:c="4"/>007 <text:s text:c="4"/>12810 <text:s text:c="2"/>143</text:p>
      <text:p text:style-name="P5">023 <text:s text:c="4"/>047 <text:s text:c="4"/>001 <text:s text:c="4"/>007 <text:s text:c="4"/>12810 <text:s text:c="2"/>143</text:p>
      <text:p text:style-name="P5">022 <text:s text:c="4"/>048 <text:s text:c="4"/>001 <text:s text:c="4"/>007 <text:s text:c="4"/>12810 <text:s text:c="2"/>143</text:p>
      <text:p text:style-name="P5">021 <text:s text:c="4"/>049 <text:s text:c="4"/>001 <text:s text:c="4"/>007 <text:s text:c="4"/>12810 <text:s text:c="2"/>143</text:p>
      <text:p text:style-name="P5">023 <text:s text:c="4"/>050 <text:s text:c="4"/>001 <text:s text:c="4"/>007 <text:s text:c="4"/>12810 <text:s text:c="2"/>143</text:p>
      <text:p text:style-name="P5">023 <text:s text:c="4"/>042 <text:s text:c="4"/>001 <text:s text:c="4"/>007 <text:s text:c="4"/>12810 <text:s text:c="2"/>143</text:p>
      <text:p text:style-name="P5">023 <text:s text:c="4"/>041 <text:s text:c="4"/>001 <text:s text:c="4"/>006 <text:s text:c="4"/>12810 <text:s text:c="2"/>143</text:p>
      <text:p text:style-name="P5">023 <text:s text:c="4"/>036 <text:s text:c="4"/>001 <text:s text:c="4"/>006 <text:s text:c="4"/>12810 <text:s text:c="2"/>143</text:p>
      <text:p text:style-name="P5">024 <text:s text:c="4"/>038 <text:s text:c="4"/>001 <text:s text:c="4"/>006 <text:s text:c="4"/>12810 <text:s text:c="2"/>143</text:p>
      <text:p text:style-name="P5"><text:soft-page-break/>024 <text:s text:c="4"/>038 <text:s text:c="4"/>001 <text:s text:c="4"/>006 <text:s text:c="4"/>12810 <text:s text:c="2"/>143</text:p>
      <text:p text:style-name="P5">025 <text:s text:c="4"/>046 <text:s text:c="4"/>001 <text:s text:c="4"/>006 <text:s text:c="4"/>12810 <text:s text:c="2"/>143</text:p>
      <text:p text:style-name="P5">024 <text:s text:c="4"/>046 <text:s text:c="4"/>001 <text:s text:c="4"/>007 <text:s text:c="4"/>12810 <text:s text:c="2"/>143</text:p>
      <text:p text:style-name="P5">025 <text:s text:c="4"/>055 <text:s text:c="4"/>001 <text:s text:c="4"/>007 <text:s text:c="4"/>12810 <text:s text:c="2"/>143</text:p>
      <text:p text:style-name="P5">024 <text:s text:c="4"/>046 <text:s text:c="4"/>001 <text:s text:c="4"/>008 <text:s text:c="4"/>12810 <text:s text:c="2"/>143</text:p>
      <text:p text:style-name="P5">024 <text:s text:c="4"/>045 <text:s text:c="4"/>001 <text:s text:c="4"/>007 <text:s text:c="4"/>12810 <text:s text:c="2"/>143</text:p>
      <text:p text:style-name="P5">024 <text:s text:c="4"/>037 <text:s text:c="4"/>001 <text:s text:c="4"/>007 <text:s text:c="4"/>12810 <text:s text:c="2"/>143</text:p>
      <text:p text:style-name="P5">024 <text:s text:c="4"/>037 <text:s text:c="4"/>001 <text:s text:c="4"/>006 <text:s text:c="4"/>12810 <text:s text:c="2"/>143</text:p>
      <text:p text:style-name="P5">024 <text:s text:c="4"/>035 <text:s text:c="4"/>001 <text:s text:c="4"/>006 <text:s text:c="4"/>12810 <text:s text:c="2"/>143</text:p>
      <text:p text:style-name="P5">024 <text:s text:c="4"/>040 <text:s text:c="4"/>001 <text:s text:c="4"/>006 <text:s text:c="4"/>12810 <text:s text:c="2"/>143</text:p>
      <text:p text:style-name="P5">025 <text:s text:c="4"/>040 <text:s text:c="4"/>001 <text:s text:c="4"/>007 <text:s text:c="4"/>12810 <text:s text:c="2"/>143</text:p>
      <text:p text:style-name="P5">026 <text:s text:c="4"/>049 <text:s text:c="4"/>001 <text:s text:c="4"/>007 <text:s text:c="4"/>12810 <text:s text:c="2"/>143</text:p>
      <text:p text:style-name="P5">024 <text:s text:c="4"/>050 <text:s text:c="4"/>001 <text:s text:c="4"/>007 <text:s text:c="4"/>12810 <text:s text:c="2"/>143</text:p>
      <text:p text:style-name="P5">024 <text:s text:c="4"/>049 <text:s text:c="4"/>001 <text:s text:c="4"/>007 <text:s text:c="4"/>12810 <text:s text:c="2"/>143</text:p>
      <text:p text:style-name="P5">023 <text:s text:c="4"/>040 <text:s text:c="4"/>001 <text:s text:c="4"/>007 <text:s text:c="4"/>12810 <text:s text:c="2"/>143</text:p>
      <text:p text:style-name="P5">024 <text:s text:c="4"/>041 <text:s text:c="4"/>001 <text:s text:c="4"/>007 <text:s text:c="4"/>12810 <text:s text:c="2"/>143</text:p>
      <text:p text:style-name="P5">022 <text:s text:c="4"/>037 <text:s text:c="4"/>001 <text:s text:c="4"/>006 <text:s text:c="4"/>12810 <text:s text:c="2"/>143</text:p>
      <text:p text:style-name="P5">022 <text:s text:c="4"/>037 <text:s text:c="4"/>001 <text:s text:c="4"/>006 <text:s text:c="4"/>12810 <text:s text:c="2"/>143</text:p>
      <text:p text:style-name="P5">023 <text:s text:c="4"/>038 <text:s text:c="4"/>001 <text:s text:c="4"/>006 <text:s text:c="4"/>12810 <text:s text:c="2"/>143</text:p>
      <text:p text:style-name="P5">022 <text:s text:c="4"/>043 <text:s text:c="4"/>001 <text:s text:c="4"/>007 <text:s text:c="4"/>12810 <text:s text:c="2"/>143</text:p>
      <text:p text:style-name="P5">021 <text:s text:c="4"/>043 <text:s text:c="4"/>001 <text:s text:c="4"/>007 <text:s text:c="4"/>12810 <text:s text:c="2"/>143</text:p>
      <text:p text:style-name="P5">022 <text:s text:c="4"/>037 <text:s text:c="4"/>001 <text:s text:c="4"/>006 <text:s text:c="4"/>12810 <text:s text:c="2"/>143</text:p>
      <text:p text:style-name="P5">022 <text:s text:c="4"/>037 <text:s text:c="4"/>001 <text:s text:c="4"/>006 <text:s text:c="4"/>12810 <text:s text:c="2"/>143</text:p>
      <text:p text:style-name="P5">022 <text:s text:c="4"/>039 <text:s text:c="4"/>001 <text:s text:c="4"/>006 <text:s text:c="4"/>12810 <text:s text:c="2"/>143</text:p>
      <text:p text:style-name="P5">024 <text:s text:c="4"/>047 <text:s text:c="4"/>001 <text:s text:c="4"/>006 <text:s text:c="4"/>12810 <text:s text:c="2"/>143</text:p>
      <text:p text:style-name="P5">024 <text:s text:c="4"/>047 <text:s text:c="4"/>001 <text:s text:c="4"/>007 <text:s text:c="4"/>12810 <text:s text:c="2"/>143</text:p>
      <text:p text:style-name="P5">025 <text:s text:c="4"/>055 <text:s text:c="4"/>001 <text:s text:c="4"/>007 <text:s text:c="4"/>12810 <text:s text:c="2"/>143</text:p>
      <text:p text:style-name="P5">025 <text:s text:c="4"/>054 <text:s text:c="4"/>001 <text:s text:c="4"/>007 <text:s text:c="4"/>12810 <text:s text:c="2"/>143</text:p>
      <text:p text:style-name="P5">025 <text:s text:c="4"/>044 <text:s text:c="4"/>001 <text:s text:c="4"/>007 <text:s text:c="4"/>12810 <text:s text:c="2"/>143</text:p>
      <text:p text:style-name="P5">024 <text:s text:c="4"/>038 <text:s text:c="4"/>001 <text:s text:c="4"/>007 <text:s text:c="4"/>12810 <text:s text:c="2"/>143</text:p>
      <text:p text:style-name="P5">024 <text:s text:c="4"/>038 <text:s text:c="4"/>001 <text:s text:c="4"/>006 <text:s text:c="4"/>12810 <text:s text:c="2"/>143</text:p>
      <text:p text:style-name="P5">022 <text:s text:c="4"/>036 <text:s text:c="4"/>001 <text:s text:c="4"/>006 <text:s text:c="4"/>12810 <text:s text:c="2"/>143</text:p>
      <text:p text:style-name="P5">024 <text:s text:c="4"/>037 <text:s text:c="4"/>001 <text:s text:c="4"/>006 <text:s text:c="4"/>12810 <text:s text:c="2"/>143</text:p>
      <text:p text:style-name="P5">023 <text:s text:c="4"/>044 <text:s text:c="4"/>001 <text:s text:c="4"/>006 <text:s text:c="4"/>12810 <text:s text:c="2"/>143</text:p>
      <text:p text:style-name="P5">026 <text:s text:c="4"/>055 <text:s text:c="4"/>001 <text:s text:c="4"/>007 <text:s text:c="4"/>12810 <text:s text:c="2"/>143</text:p>
      <text:p text:style-name="P5">026 <text:s text:c="4"/>056 <text:s text:c="4"/>001 <text:s text:c="4"/>007 <text:s text:c="4"/>12810 <text:s text:c="2"/>143</text:p>
      <text:p text:style-name="P5">025 <text:s text:c="4"/>056 <text:s text:c="4"/>001 <text:s text:c="4"/>007 <text:s text:c="4"/>12810 <text:s text:c="2"/>143</text:p>
      <text:p text:style-name="P5">024 <text:s text:c="4"/>054 <text:s text:c="4"/>001 <text:s text:c="4"/>007 <text:s text:c="4"/>12810 <text:s text:c="2"/>143</text:p>
      <text:p text:style-name="P5">024 <text:s text:c="4"/>044 <text:s text:c="4"/>001 <text:s text:c="4"/>007 <text:s text:c="4"/>12810 <text:s text:c="2"/>143</text:p>
      <text:p text:style-name="P5">023 <text:s text:c="4"/>039 <text:s text:c="4"/>001 <text:s text:c="4"/>006 <text:s text:c="4"/>12810 <text:s text:c="2"/>143</text:p>
      <text:p text:style-name="P5">022 <text:s text:c="4"/>039 <text:s text:c="4"/>001 <text:s text:c="4"/>006 <text:s text:c="4"/>12810 <text:s text:c="2"/>143</text:p>
      <text:p text:style-name="P5">024 <text:s text:c="4"/>041 <text:s text:c="4"/>001 <text:s text:c="4"/>006 <text:s text:c="4"/>12810 <text:s text:c="2"/>143</text:p>
      <text:p text:style-name="P5">023 <text:s text:c="4"/>041 <text:s text:c="4"/>001 <text:s text:c="4"/>006 <text:s text:c="4"/>12810 <text:s text:c="2"/>143</text:p>
      <text:p text:style-name="P5">024 <text:s text:c="4"/>050 <text:s text:c="4"/>001 <text:s text:c="4"/>006 <text:s text:c="4"/>12810 <text:s text:c="2"/>143</text:p>
      <text:p text:style-name="P5">025 <text:s text:c="4"/>060 <text:s text:c="4"/>001 <text:s text:c="4"/>007 <text:s text:c="4"/>12810 <text:s text:c="2"/>143</text:p>
      <text:p text:style-name="P5">025 <text:s text:c="4"/>059 <text:s text:c="4"/>001 <text:s text:c="4"/>007 <text:s text:c="4"/>12810 <text:s text:c="2"/>143</text:p>
      <text:p text:style-name="P5">024 <text:s text:c="4"/>049 <text:s text:c="4"/>001 <text:s text:c="4"/>006 <text:s text:c="4"/>12810 <text:s text:c="2"/>143</text:p>
      <text:p text:style-name="P5">025 <text:s text:c="4"/>059 <text:s text:c="4"/>001 <text:s text:c="4"/>007 <text:s text:c="4"/>12810 <text:s text:c="2"/>143</text:p>
      <text:p text:style-name="P5">025 <text:s text:c="4"/>061 <text:s text:c="4"/>001 <text:s text:c="4"/>008 <text:s text:c="4"/>12810 <text:s text:c="2"/>143</text:p>
      <text:p text:style-name="P5"><text:soft-page-break/>025 <text:s text:c="4"/>050 <text:s text:c="4"/>001 <text:s text:c="4"/>007 <text:s text:c="4"/>12810 <text:s text:c="2"/>143</text:p>
      <text:p text:style-name="P5">024 <text:s text:c="4"/>041 <text:s text:c="4"/>001 <text:s text:c="4"/>007 <text:s text:c="4"/>12810 <text:s text:c="2"/>143</text:p>
      <text:p text:style-name="P5">023 <text:s text:c="4"/>041 <text:s text:c="4"/>001 <text:s text:c="4"/>006 <text:s text:c="4"/>12810 <text:s text:c="2"/>143</text:p>
      <text:p text:style-name="P5">023 <text:s text:c="4"/>038 <text:s text:c="4"/>001 <text:s text:c="4"/>006 <text:s text:c="4"/>12810 <text:s text:c="2"/>143</text:p>
      <text:p text:style-name="P5">022 <text:s text:c="4"/>037 <text:s text:c="4"/>001 <text:s text:c="4"/>006 <text:s text:c="4"/>12810 <text:s text:c="2"/>143</text:p>
      <text:p text:style-name="P5">023 <text:s text:c="4"/>042 <text:s text:c="4"/>001 <text:s text:c="4"/>006 <text:s text:c="4"/>12810 <text:s text:c="2"/>143</text:p>
      <text:p text:style-name="P5">023 <text:s text:c="4"/>051 <text:s text:c="4"/>001 <text:s text:c="4"/>006 <text:s text:c="4"/>12810 <text:s text:c="2"/>143</text:p>
      <text:p text:style-name="P5">024 <text:s text:c="4"/>051 <text:s text:c="4"/>001 <text:s text:c="4"/>007 <text:s text:c="4"/>12810 <text:s text:c="2"/>143</text:p>
      <text:p text:style-name="P5">024 <text:s text:c="4"/>050 <text:s text:c="4"/>001 <text:s text:c="4"/>007 <text:s text:c="4"/>12810 <text:s text:c="2"/>143</text:p>
      <text:p text:style-name="P5">024 <text:s text:c="4"/>049 <text:s text:c="4"/>001 <text:s text:c="4"/>007 <text:s text:c="4"/>12810 <text:s text:c="2"/>143</text:p>
      <text:p text:style-name="P5">024 <text:s text:c="4"/>042 <text:s text:c="4"/>001 <text:s text:c="4"/>006 <text:s text:c="4"/>12810 <text:s text:c="2"/>143</text:p>
      <text:p text:style-name="P5">024 <text:s text:c="4"/>043 <text:s text:c="4"/>001 <text:s text:c="4"/>007 <text:s text:c="4"/>12810 <text:s text:c="2"/>143</text:p>
      <text:p text:style-name="P5">025 <text:s text:c="4"/>052 <text:s text:c="4"/>001 <text:s text:c="4"/>007 <text:s text:c="4"/>12810 <text:s text:c="2"/>143</text:p>
      <text:p text:style-name="P5">025 <text:s text:c="4"/>047 <text:s text:c="4"/>001 <text:s text:c="4"/>007 <text:s text:c="4"/>12810 <text:s text:c="2"/>143</text:p>
      <text:p text:style-name="P5">025 <text:s text:c="4"/>047 <text:s text:c="4"/>001 <text:s text:c="4"/>007 <text:s text:c="4"/>12810 <text:s text:c="2"/>143</text:p>
      <text:p text:style-name="P5">023 <text:s text:c="4"/>038 <text:s text:c="4"/>001 <text:s text:c="4"/>006 <text:s text:c="4"/>12810 <text:s text:c="2"/>143</text:p>
      <text:p text:style-name="P5">025 <text:s text:c="4"/>046 <text:s text:c="4"/>001 <text:s text:c="4"/>006 <text:s text:c="4"/>12810 <text:s text:c="2"/>143</text:p>
      <text:p text:style-name="P5">025 <text:s text:c="4"/>046 <text:s text:c="4"/>001 <text:s text:c="4"/>006 <text:s text:c="4"/>12810 <text:s text:c="2"/>143</text:p>
      <text:p text:style-name="P5">026 <text:s text:c="4"/>054 <text:s text:c="4"/>001 <text:s text:c="4"/>007 <text:s text:c="4"/>12810 <text:s text:c="2"/>143</text:p>
      <text:p text:style-name="P5">025 <text:s text:c="4"/>055 <text:s text:c="4"/>001 <text:s text:c="4"/>007 <text:s text:c="4"/>12810 <text:s text:c="2"/>143</text:p>
      <text:p text:style-name="P5">024 <text:s text:c="4"/>045 <text:s text:c="4"/>001 <text:s text:c="4"/>007 <text:s text:c="4"/>12810 <text:s text:c="2"/>143</text:p>
      <text:p text:style-name="P5">024 <text:s text:c="4"/>044 <text:s text:c="4"/>001 <text:s text:c="4"/>006 <text:s text:c="4"/>12810 <text:s text:c="2"/>143</text:p>
      <text:p text:style-name="P5">024 <text:s text:c="4"/>038 <text:s text:c="4"/>001 <text:s text:c="4"/>006 <text:s text:c="4"/>12810 <text:s text:c="2"/>143</text:p>
      <text:p text:style-name="P5">023 <text:s text:c="4"/>036 <text:s text:c="4"/>001 <text:s text:c="4"/>006 <text:s text:c="4"/>12810 <text:s text:c="2"/>143</text:p>
      <text:p text:style-name="P5">023 <text:s text:c="4"/>037 <text:s text:c="4"/>001 <text:s text:c="4"/>006 <text:s text:c="4"/>12810 <text:s text:c="2"/>143</text:p>
      <text:p text:style-name="P5">023 <text:s text:c="4"/>042 <text:s text:c="4"/>001 <text:s text:c="4"/>006 <text:s text:c="4"/>12810 <text:s text:c="2"/>143</text:p>
      <text:p text:style-name="P5">024 <text:s text:c="4"/>043 <text:s text:c="4"/>001 <text:s text:c="4"/>006 <text:s text:c="4"/>12810 <text:s text:c="2"/>143</text:p>
      <text:p text:style-name="P5">025 <text:s text:c="4"/>053 <text:s text:c="4"/>001 <text:s text:c="4"/>006 <text:s text:c="4"/>12810 <text:s text:c="2"/>143</text:p>
      <text:p text:style-name="P5">023 <text:s text:c="4"/>051 <text:s text:c="4"/>000 <text:s text:c="4"/>007 <text:s text:c="4"/>12810 <text:s text:c="2"/>143</text:p>
      <text:p text:style-name="P5">022 <text:s text:c="4"/>050 <text:s text:c="4"/>001 <text:s text:c="4"/>007 <text:s text:c="4"/>12810 <text:s text:c="2"/>143</text:p>
      <text:p text:style-name="P5">023 <text:s text:c="4"/>042 <text:s text:c="4"/>001 <text:s text:c="4"/>007 <text:s text:c="4"/>12810 <text:s text:c="2"/>143</text:p>
      <text:p text:style-name="P5">022 <text:s text:c="4"/>042 <text:s text:c="4"/>001 <text:s text:c="4"/>006 <text:s text:c="4"/>12810 <text:s text:c="2"/>143</text:p>
      <text:p text:style-name="P5">023 <text:s text:c="4"/>038 <text:s text:c="4"/>001 <text:s text:c="4"/>006 <text:s text:c="4"/>12810 <text:s text:c="2"/>143</text:p>
      <text:p text:style-name="P5">023 <text:s text:c="4"/>039 <text:s text:c="4"/>001 <text:s text:c="4"/>006 <text:s text:c="4"/>12810 <text:s text:c="2"/>143</text:p>
      <text:p text:style-name="P5">023 <text:s text:c="4"/>040 <text:s text:c="4"/>001 <text:s text:c="4"/>006 <text:s text:c="4"/>12810 <text:s text:c="2"/>143</text:p>
      <text:p text:style-name="P5">024 <text:s text:c="4"/>049 <text:s text:c="4"/>001 <text:s text:c="4"/>006 <text:s text:c="4"/>12810 <text:s text:c="2"/>143</text:p>
      <text:p text:style-name="P5">024 <text:s text:c="4"/>050 <text:s text:c="4"/>001 <text:s text:c="4"/>007 <text:s text:c="4"/>12810 <text:s text:c="2"/>143</text:p>
      <text:p text:style-name="P5">024 <text:s text:c="4"/>059 <text:s text:c="4"/>001 <text:s text:c="4"/>007 <text:s text:c="4"/>12810 <text:s text:c="2"/>143</text:p>
      <text:p text:style-name="P5">024 <text:s text:c="4"/>042 <text:s text:c="4"/>001 <text:s text:c="4"/>006 <text:s text:c="4"/>12810 <text:s text:c="2"/>143</text:p>
      <text:p text:style-name="P5">025 <text:s text:c="4"/>052 <text:s text:c="4"/>001 <text:s text:c="4"/>006 <text:s text:c="4"/>12810 <text:s text:c="2"/>143</text:p>
      <text:p text:style-name="P5">024 <text:s text:c="4"/>061 <text:s text:c="4"/>001 <text:s text:c="4"/>007 <text:s text:c="4"/>12810 <text:s text:c="2"/>143</text:p>
      <text:p text:style-name="P5">023 <text:s text:c="4"/>060 <text:s text:c="4"/>001 <text:s text:c="4"/>007 <text:s text:c="4"/>12810 <text:s text:c="2"/>143</text:p>
      <text:p text:style-name="P5">022 <text:s text:c="4"/>049 <text:s text:c="4"/>001 <text:s text:c="4"/>007 <text:s text:c="4"/>12810 <text:s text:c="2"/>143</text:p>
      <text:p text:style-name="P5">023 <text:s text:c="4"/>050 <text:s text:c="4"/>001 <text:s text:c="4"/>006 <text:s text:c="4"/>12810 <text:s text:c="2"/>143</text:p>
      <text:p text:style-name="P5">023 <text:s text:c="4"/>043 <text:s text:c="4"/>001 <text:s text:c="4"/>006 <text:s text:c="4"/>12810 <text:s text:c="2"/>143</text:p>
      <text:p text:style-name="P5">023 <text:s text:c="4"/>040 <text:s text:c="4"/>001 <text:s text:c="4"/>006 <text:s text:c="4"/>12810 <text:s text:c="2"/>143</text:p>
      <text:p text:style-name="P5">025 <text:s text:c="4"/>045 <text:s text:c="4"/>001 <text:s text:c="4"/>006 <text:s text:c="4"/>12810 <text:s text:c="2"/>143</text:p>
      <text:p text:style-name="P5">024 <text:s text:c="4"/>056 <text:s text:c="4"/>001 <text:s text:c="4"/>006 <text:s text:c="4"/>12810 <text:s text:c="2"/>143</text:p>
      <text:p text:style-name="P5">025 <text:s text:c="4"/>057 <text:s text:c="4"/>001 <text:s text:c="4"/>007 <text:s text:c="4"/>12810 <text:s text:c="2"/>143</text:p>
      <text:p text:style-name="P5"><text:soft-page-break/>025 <text:s text:c="4"/>059 <text:s text:c="4"/>001 <text:s text:c="4"/>007 <text:s text:c="4"/>12810 <text:s text:c="2"/>143</text:p>
      <text:p text:style-name="P5">026 <text:s text:c="4"/>047 <text:s text:c="4"/>001 <text:s text:c="4"/>007 <text:s text:c="4"/>12810 <text:s text:c="2"/>143</text:p>
      <text:p text:style-name="P5">025 <text:s text:c="4"/>048 <text:s text:c="4"/>001 <text:s text:c="4"/>007 <text:s text:c="4"/>12810 <text:s text:c="2"/>143</text:p>
      <text:p text:style-name="P5">025 <text:s text:c="4"/>040 <text:s text:c="4"/>001 <text:s text:c="4"/>006 <text:s text:c="4"/>12810 <text:s text:c="2"/>143</text:p>
      <text:p text:style-name="P5">025 <text:s text:c="4"/>040 <text:s text:c="4"/>001 <text:s text:c="4"/>006 <text:s text:c="4"/>12810 <text:s text:c="2"/>143</text:p>
      <text:p text:style-name="P5">025 <text:s text:c="4"/>040 <text:s text:c="4"/>001 <text:s text:c="4"/>006 <text:s text:c="4"/>12810 <text:s text:c="2"/>143</text:p>
      <text:p text:style-name="P5">025 <text:s text:c="4"/>048 <text:s text:c="4"/>001 <text:s text:c="4"/>006 <text:s text:c="4"/>12810 <text:s text:c="2"/>143</text:p>
      <text:p text:style-name="P5">025 <text:s text:c="4"/>049 <text:s text:c="4"/>001 <text:s text:c="4"/>006 <text:s text:c="4"/>12810 <text:s text:c="2"/>143</text:p>
      <text:p text:style-name="P5">024 <text:s text:c="4"/>061 <text:s text:c="4"/>001 <text:s text:c="4"/>006 <text:s text:c="4"/>12810 <text:s text:c="2"/>143</text:p>
      <text:p text:style-name="P5">024 <text:s text:c="4"/>061 <text:s text:c="4"/>001 <text:s text:c="4"/>007 <text:s text:c="4"/>12810 <text:s text:c="2"/>143</text:p>
      <text:p text:style-name="P5">025 <text:s text:c="4"/>040 <text:s text:c="4"/>001 <text:s text:c="4"/>006 <text:s text:c="4"/>12810 <text:s text:c="2"/>143</text:p>
      <text:p text:style-name="P5">024 <text:s text:c="4"/>040 <text:s text:c="4"/>001 <text:s text:c="4"/>006 <text:s text:c="4"/>12810 <text:s text:c="2"/>143</text:p>
      <text:p text:style-name="P5">024 <text:s text:c="4"/>044 <text:s text:c="4"/>001 <text:s text:c="4"/>006 <text:s text:c="4"/>12810 <text:s text:c="2"/>143</text:p>
      <text:p text:style-name="P5">025 <text:s text:c="4"/>053 <text:s text:c="4"/>001 <text:s text:c="4"/>006 <text:s text:c="4"/>12810 <text:s text:c="2"/>143</text:p>
      <text:p text:style-name="P5">025 <text:s text:c="4"/>055 <text:s text:c="4"/>001 <text:s text:c="4"/>007 <text:s text:c="4"/>12810 <text:s text:c="2"/>143</text:p>
      <text:p text:style-name="P5">024 <text:s text:c="4"/>062 <text:s text:c="4"/>001 <text:s text:c="4"/>007 <text:s text:c="4"/>12810 <text:s text:c="2"/>143</text:p>
      <text:p text:style-name="P5">024 <text:s text:c="4"/>061 <text:s text:c="4"/>001 <text:s text:c="4"/>007 <text:s text:c="4"/>12810 <text:s text:c="2"/>143</text:p>
      <text:p text:style-name="P5">023 <text:s text:c="4"/>049 <text:s text:c="4"/>001 <text:s text:c="4"/>007 <text:s text:c="4"/>12810 <text:s text:c="2"/>143</text:p>
      <text:p text:style-name="P5">023 <text:s text:c="4"/>043 <text:s text:c="4"/>001 <text:s text:c="4"/>006 <text:s text:c="4"/>12810 <text:s text:c="2"/>143</text:p>
      <text:p text:style-name="P5">023 <text:s text:c="4"/>043 <text:s text:c="4"/>001 <text:s text:c="4"/>006 <text:s text:c="4"/>12810 <text:s text:c="2"/>143</text:p>
      <text:p text:style-name="P5">023 <text:s text:c="4"/>041 <text:s text:c="4"/>001 <text:s text:c="4"/>006 <text:s text:c="4"/>12810 <text:s text:c="2"/>143</text:p>
      <text:p text:style-name="P5">023 <text:s text:c="4"/>041 <text:s text:c="4"/>001 <text:s text:c="4"/>006 <text:s text:c="4"/>12810 <text:s text:c="2"/>143</text:p>
      <text:p text:style-name="P5">022 <text:s text:c="4"/>050 <text:s text:c="4"/>001 <text:s text:c="4"/>006 <text:s text:c="4"/>12810 <text:s text:c="2"/>143</text:p>
      <text:p text:style-name="P5">023 <text:s text:c="4"/>050 <text:s text:c="4"/>001 <text:s text:c="4"/>006 <text:s text:c="4"/>12810 <text:s text:c="2"/>143</text:p>
      <text:p text:style-name="P5">022 <text:s text:c="4"/>043 <text:s text:c="4"/>001 <text:s text:c="4"/>006 <text:s text:c="4"/>12810 <text:s text:c="2"/>143</text:p>
      <text:p text:style-name="P5">023 <text:s text:c="4"/>049 <text:s text:c="4"/>001 <text:s text:c="4"/>007 <text:s text:c="4"/>12810 <text:s text:c="2"/>143</text:p>
      <text:p text:style-name="P5">023 <text:s text:c="4"/>049 <text:s text:c="4"/>001 <text:s text:c="4"/>006 <text:s text:c="4"/>12810 <text:s text:c="2"/>143</text:p>
      <text:p text:style-name="P5">023 <text:s text:c="4"/>043 <text:s text:c="4"/>001 <text:s text:c="4"/>006 <text:s text:c="4"/>12810 <text:s text:c="2"/>143</text:p>
      <text:p text:style-name="P5">023 <text:s text:c="4"/>043 <text:s text:c="4"/>001 <text:s text:c="4"/>006 <text:s text:c="4"/>12810 <text:s text:c="2"/>143</text:p>
      <text:p text:style-name="P5">022 <text:s text:c="4"/>044 <text:s text:c="4"/>001 <text:s text:c="4"/>006 <text:s text:c="4"/>12810 <text:s text:c="2"/>143</text:p>
      <text:p text:style-name="P5">023 <text:s text:c="4"/>053 <text:s text:c="4"/>001 <text:s text:c="4"/>006 <text:s text:c="4"/>12810 <text:s text:c="2"/>143</text:p>
      <text:p text:style-name="P5">023 <text:s text:c="4"/>054 <text:s text:c="4"/>001 <text:s text:c="4"/>007 <text:s text:c="4"/>12810 <text:s text:c="2"/>143</text:p>
      <text:p text:style-name="P5">023 <text:s text:c="4"/>063 <text:s text:c="4"/>001 <text:s text:c="4"/>006 <text:s text:c="4"/>12810 <text:s text:c="2"/>143</text:p>
      <text:p text:style-name="P5">024 <text:s text:c="4"/>055 <text:s text:c="4"/>001 <text:s text:c="4"/>007 <text:s text:c="4"/>12810 <text:s text:c="2"/>143</text:p>
      <text:p text:style-name="P5">023 <text:s text:c="4"/>056 <text:s text:c="4"/>001 <text:s text:c="4"/>006 <text:s text:c="4"/>12810 <text:s text:c="2"/>143</text:p>
      <text:p text:style-name="P5">024 <text:s text:c="4"/>047 <text:s text:c="4"/>001 <text:s text:c="4"/>006 <text:s text:c="4"/>12810 <text:s text:c="2"/>143</text:p>
      <text:p text:style-name="P5">024 <text:s text:c="4"/>042 <text:s text:c="4"/>001 <text:s text:c="4"/>006 <text:s text:c="4"/>12810 <text:s text:c="2"/>143</text:p>
      <text:p text:style-name="P5">023 <text:s text:c="4"/>042 <text:s text:c="4"/>001 <text:s text:c="4"/>006 <text:s text:c="4"/>12810 <text:s text:c="2"/>143</text:p>
      <text:p text:style-name="P5">023 <text:s text:c="4"/>048 <text:s text:c="4"/>001 <text:s text:c="4"/>006 <text:s text:c="4"/>12810 <text:s text:c="2"/>143</text:p>
      <text:p text:style-name="P5">023 <text:s text:c="4"/>049 <text:s text:c="4"/>001 <text:s text:c="4"/>006 <text:s text:c="4"/>12810 <text:s text:c="2"/>143</text:p>
      <text:p text:style-name="P5">023 <text:s text:c="4"/>059 <text:s text:c="4"/>001 <text:s text:c="4"/>006 <text:s text:c="4"/>12810 <text:s text:c="2"/>143</text:p>
      <text:p text:style-name="P5">024 <text:s text:c="4"/>059 <text:s text:c="4"/>001 <text:s text:c="4"/>007 <text:s text:c="4"/>12810 <text:s text:c="2"/>143</text:p>
      <text:p text:style-name="P5">022 <text:s text:c="4"/>061 <text:s text:c="4"/>001 <text:s text:c="4"/>007 <text:s text:c="4"/>12810 <text:s text:c="2"/>143</text:p>
      <text:p text:style-name="P5">024 <text:s text:c="4"/>049 <text:s text:c="4"/>001 <text:s text:c="4"/>007 <text:s text:c="4"/>12810 <text:s text:c="2"/>143</text:p>
      <text:p text:style-name="P5">024 <text:s text:c="4"/>047 <text:s text:c="4"/>001 <text:s text:c="4"/>006 <text:s text:c="4"/>12810 <text:s text:c="2"/>143</text:p>
      <text:p text:style-name="P5">024 <text:s text:c="4"/>041 <text:s text:c="4"/>001 <text:s text:c="4"/>006 <text:s text:c="4"/>12810 <text:s text:c="2"/>143</text:p>
      <text:p text:style-name="P5">023 <text:s text:c="4"/>041 <text:s text:c="4"/>001 <text:s text:c="4"/>006 <text:s text:c="4"/>12810 <text:s text:c="2"/>143</text:p>
      <text:p text:style-name="P5">022 <text:s text:c="4"/>043 <text:s text:c="4"/>001 <text:s text:c="4"/>006 <text:s text:c="4"/>12810 <text:s text:c="2"/>143</text:p>
      <text:p text:style-name="P5">023 <text:s text:c="4"/>051 <text:s text:c="4"/>001 <text:s text:c="4"/>006 <text:s text:c="4"/>12810 <text:s text:c="2"/>143</text:p>
      <text:p text:style-name="P5"><text:soft-page-break/>022 <text:s text:c="4"/>051 <text:s text:c="4"/>001 <text:s text:c="4"/>006 <text:s text:c="4"/>12810 <text:s text:c="2"/>143</text:p>
      <text:p text:style-name="P5">023 <text:s text:c="4"/>062 <text:s text:c="4"/>001 <text:s text:c="4"/>006 <text:s text:c="4"/>12810 <text:s text:c="2"/>143</text:p>
      <text:p text:style-name="P5">022 <text:s text:c="4"/>047 <text:s text:c="4"/>001 <text:s text:c="4"/>006 <text:s text:c="4"/>12810 <text:s text:c="2"/>143</text:p>
      <text:p text:style-name="P5">022 <text:s text:c="4"/>041 <text:s text:c="4"/>001 <text:s text:c="4"/>006 <text:s text:c="4"/>12810 <text:s text:c="2"/>143</text:p>
      <text:p text:style-name="P5">023 <text:s text:c="4"/>041 <text:s text:c="4"/>001 <text:s text:c="4"/>006 <text:s text:c="4"/>12810 <text:s text:c="2"/>143</text:p>
      <text:p text:style-name="P5">023 <text:s text:c="4"/>051 <text:s text:c="4"/>001 <text:s text:c="4"/>006 <text:s text:c="4"/>12810 <text:s text:c="2"/>143</text:p>
      <text:p text:style-name="P5">022 <text:s text:c="4"/>063 <text:s text:c="4"/>001 <text:s text:c="4"/>007 <text:s text:c="4"/>12810 <text:s text:c="2"/>143</text:p>
      <text:p text:style-name="P5">022 <text:s text:c="4"/>053 <text:s text:c="4"/>001 <text:s text:c="4"/>007 <text:s text:c="4"/>12810 <text:s text:c="2"/>143</text:p>
      <text:p text:style-name="P5">024 <text:s text:c="4"/>045 <text:s text:c="4"/>001 <text:s text:c="4"/>006 <text:s text:c="4"/>12810 <text:s text:c="2"/>143</text:p>
      <text:p text:style-name="P5">024 <text:s text:c="4"/>044 <text:s text:c="4"/>001 <text:s text:c="4"/>006 <text:s text:c="4"/>12810 <text:s text:c="2"/>143</text:p>
      <text:p text:style-name="P5">024 <text:s text:c="4"/>041 <text:s text:c="4"/>001 <text:s text:c="4"/>006 <text:s text:c="4"/>12810 <text:s text:c="2"/>143</text:p>
      <text:p text:style-name="P5">024 <text:s text:c="4"/>040 <text:s text:c="4"/>001 <text:s text:c="4"/>005 <text:s text:c="4"/>12810 <text:s text:c="2"/>143</text:p>
      <text:p text:style-name="P5">022 <text:s text:c="4"/>049 <text:s text:c="4"/>001 <text:s text:c="4"/>007 <text:s text:c="4"/>12810 <text:s text:c="2"/>143</text:p>
      <text:p text:style-name="P5">022 <text:s text:c="4"/>042 <text:s text:c="4"/>001 <text:s text:c="4"/>006 <text:s text:c="4"/>12810 <text:s text:c="2"/>143</text:p>
      <text:p text:style-name="P5">022 <text:s text:c="4"/>042 <text:s text:c="4"/>001 <text:s text:c="4"/>006 <text:s text:c="4"/>12810 <text:s text:c="2"/>143</text:p>
      <text:p text:style-name="P5">022 <text:s text:c="4"/>039 <text:s text:c="4"/>001 <text:s text:c="4"/>005 <text:s text:c="4"/>12810 <text:s text:c="2"/>143</text:p>
      <text:p text:style-name="P5">023 <text:s text:c="4"/>039 <text:s text:c="4"/>001 <text:s text:c="4"/>006 <text:s text:c="4"/>12810 <text:s text:c="2"/>143</text:p>
      <text:p text:style-name="P5">024 <text:s text:c="4"/>046 <text:s text:c="4"/>001 <text:s text:c="4"/>006 <text:s text:c="4"/>12810 <text:s text:c="2"/>143</text:p>
      <text:p text:style-name="P5">025 <text:s text:c="4"/>046 <text:s text:c="4"/>001 <text:s text:c="4"/>006 <text:s text:c="4"/>12810 <text:s text:c="2"/>143</text:p>
      <text:p text:style-name="P5">024 <text:s text:c="4"/>055 <text:s text:c="4"/>001 <text:s text:c="4"/>006 <text:s text:c="4"/>12810 <text:s text:c="2"/>143</text:p>
      <text:p text:style-name="P5">023 <text:s text:c="4"/>051 <text:s text:c="4"/>001 <text:s text:c="4"/>007 <text:s text:c="4"/>12810 <text:s text:c="2"/>143</text:p>
      <text:p text:style-name="P5">024 <text:s text:c="4"/>051 <text:s text:c="4"/>001 <text:s text:c="4"/>006 <text:s text:c="4"/>12810 <text:s text:c="2"/>143</text:p>
      <text:p text:style-name="P5">022 <text:s text:c="4"/>043 <text:s text:c="4"/>001 <text:s text:c="4"/>006 <text:s text:c="4"/>12810 <text:s text:c="2"/>143</text:p>
      <text:p text:style-name="P5">022 <text:s text:c="4"/>042 <text:s text:c="4"/>001 <text:s text:c="4"/>006 <text:s text:c="4"/>12810 <text:s text:c="2"/>143</text:p>
      <text:p text:style-name="P5">022 <text:s text:c="4"/>038 <text:s text:c="4"/>001 <text:s text:c="4"/>006 <text:s text:c="4"/>12810 <text:s text:c="2"/>143</text:p>
      <text:p text:style-name="P5">023 <text:s text:c="4"/>041 <text:s text:c="4"/>001 <text:s text:c="4"/>005 <text:s text:c="4"/>12810 <text:s text:c="2"/>143</text:p>
      <text:p text:style-name="P5">023 <text:s text:c="4"/>042 <text:s text:c="4"/>001 <text:s text:c="4"/>005 <text:s text:c="4"/>12810 <text:s text:c="2"/>143</text:p>
      <text:p text:style-name="P5">023 <text:s text:c="4"/>050 <text:s text:c="4"/>001 <text:s text:c="4"/>006 <text:s text:c="4"/>12810 <text:s text:c="2"/>143</text:p>
      <text:p text:style-name="P5">023 <text:s text:c="4"/>050 <text:s text:c="4"/>001 <text:s text:c="4"/>006 <text:s text:c="4"/>12810 <text:s text:c="2"/>143</text:p>
      <text:p text:style-name="P5">023 <text:s text:c="4"/>056 <text:s text:c="4"/>001 <text:s text:c="4"/>006 <text:s text:c="4"/>12810 <text:s text:c="2"/>143</text:p>
      <text:p text:style-name="P5">023 <text:s text:c="4"/>046 <text:s text:c="4"/>001 <text:s text:c="4"/>006 <text:s text:c="4"/>12810 <text:s text:c="2"/>143</text:p>
      <text:p text:style-name="P5">022 <text:s text:c="4"/>046 <text:s text:c="4"/>001 <text:s text:c="4"/>006 <text:s text:c="4"/>12810 <text:s text:c="2"/>143</text:p>
      <text:p text:style-name="P5">022 <text:s text:c="4"/>040 <text:s text:c="4"/>001 <text:s text:c="4"/>006 <text:s text:c="4"/>12810 <text:s text:c="2"/>143</text:p>
      <text:p text:style-name="P5">023 <text:s text:c="4"/>041 <text:s text:c="4"/>001 <text:s text:c="4"/>005 <text:s text:c="4"/>12810 <text:s text:c="2"/>143</text:p>
      <text:p text:style-name="P5">021 <text:s text:c="4"/>041 <text:s text:c="4"/>001 <text:s text:c="4"/>005 <text:s text:c="4"/>12810 <text:s text:c="2"/>143</text:p>
      <text:p text:style-name="P5">021 <text:s text:c="4"/>049 <text:s text:c="4"/>001 <text:s text:c="4"/>005 <text:s text:c="4"/>12810 <text:s text:c="2"/>143</text:p>
      <text:p text:style-name="P5">023 <text:s text:c="4"/>050 <text:s text:c="4"/>001 <text:s text:c="4"/>005 <text:s text:c="4"/>12810 <text:s text:c="2"/>143</text:p>
      <text:p text:style-name="P5">022 <text:s text:c="4"/>063 <text:s text:c="4"/>001 <text:s text:c="4"/>006 <text:s text:c="4"/>12810 <text:s text:c="2"/>143</text:p>
      <text:p text:style-name="P5">022 <text:s text:c="4"/>063 <text:s text:c="4"/>001 <text:s text:c="4"/>006 <text:s text:c="4"/>12810 <text:s text:c="2"/>143</text:p>
      <text:p text:style-name="P5">022 <text:s text:c="4"/>060 <text:s text:c="4"/>001 <text:s text:c="4"/>006 <text:s text:c="4"/>12810 <text:s text:c="2"/>143</text:p>
      <text:p text:style-name="P5">021 <text:s text:c="4"/>049 <text:s text:c="4"/>001 <text:s text:c="4"/>006 <text:s text:c="4"/>12810 <text:s text:c="2"/>143</text:p>
      <text:p text:style-name="P5">021 <text:s text:c="4"/>050 <text:s text:c="4"/>001 <text:s text:c="4"/>006 <text:s text:c="4"/>12810 <text:s text:c="2"/>143</text:p>
      <text:p text:style-name="P5">022 <text:s text:c="4"/>044 <text:s text:c="4"/>001 <text:s text:c="4"/>005 <text:s text:c="4"/>12810 <text:s text:c="2"/>143</text:p>
      <text:p text:style-name="P5">022 <text:s text:c="4"/>046 <text:s text:c="4"/>001 <text:s text:c="4"/>005 <text:s text:c="4"/>12810 <text:s text:c="2"/>143</text:p>
      <text:p text:style-name="P5">022 <text:s text:c="4"/>056 <text:s text:c="4"/>001 <text:s text:c="4"/>005 <text:s text:c="4"/>12810 <text:s text:c="2"/>143</text:p>
      <text:p text:style-name="P5">022 <text:s text:c="4"/>057 <text:s text:c="4"/>001 <text:s text:c="4"/>006 <text:s text:c="4"/>12810 <text:s text:c="2"/>143</text:p>
      <text:p text:style-name="P5">023 <text:s text:c="4"/>063 <text:s text:c="4"/>001 <text:s text:c="4"/>006 <text:s text:c="4"/>12810 <text:s text:c="2"/>143</text:p>
      <text:p text:style-name="P5">022 <text:s text:c="4"/>057 <text:s text:c="4"/>001 <text:s text:c="4"/>006 <text:s text:c="4"/>12810 <text:s text:c="2"/>143</text:p>
      <text:p text:style-name="P5">022 <text:s text:c="4"/>056 <text:s text:c="4"/>001 <text:s text:c="4"/>006 <text:s text:c="4"/>12810 <text:s text:c="2"/>143</text:p>
      <text:p text:style-name="P5"><text:soft-page-break/>023 <text:s text:c="4"/>042 <text:s text:c="4"/>001 <text:s text:c="4"/>005 <text:s text:c="4"/>12810 <text:s text:c="2"/>143</text:p>
      <text:p text:style-name="P5">023 <text:s text:c="4"/>049 <text:s text:c="4"/>001 <text:s text:c="4"/>005 <text:s text:c="4"/>12810 <text:s text:c="2"/>143</text:p>
      <text:p text:style-name="P5">023 <text:s text:c="4"/>058 <text:s text:c="4"/>001 <text:s text:c="4"/>006 <text:s text:c="4"/>12810 <text:s text:c="2"/>143</text:p>
      <text:p text:style-name="P5">023 <text:s text:c="4"/>057 <text:s text:c="4"/>001 <text:s text:c="4"/>006 <text:s text:c="4"/>12810 <text:s text:c="2"/>143</text:p>
      <text:p text:style-name="P5">022 <text:s text:c="4"/>059 <text:s text:c="4"/>001 <text:s text:c="4"/>006 <text:s text:c="4"/>12810 <text:s text:c="2"/>143</text:p>
      <text:p text:style-name="P5">022 <text:s text:c="4"/>049 <text:s text:c="4"/>001 <text:s text:c="4"/>006 <text:s text:c="4"/>12810 <text:s text:c="2"/>143</text:p>
      <text:p text:style-name="P5">021 <text:s text:c="4"/>046 <text:s text:c="4"/>001 <text:s text:c="4"/>006 <text:s text:c="4"/>12810 <text:s text:c="2"/>143</text:p>
      <text:p text:style-name="P5">022 <text:s text:c="4"/>039 <text:s text:c="4"/>001 <text:s text:c="4"/>005 <text:s text:c="4"/>12810 <text:s text:c="2"/>143</text:p>
      <text:p text:style-name="P5">023 <text:s text:c="4"/>039 <text:s text:c="4"/>001 <text:s text:c="4"/>005 <text:s text:c="4"/>12810 <text:s text:c="2"/>143</text:p>
      <text:p text:style-name="P5">021 <text:s text:c="4"/>039 <text:s text:c="4"/>001 <text:s text:c="4"/>005 <text:s text:c="4"/>12810 <text:s text:c="2"/>143</text:p>
      <text:p text:style-name="P5">022 <text:s text:c="4"/>046 <text:s text:c="4"/>001 <text:s text:c="4"/>005 <text:s text:c="4"/>12810 <text:s text:c="2"/>143</text:p>
      <text:p text:style-name="P5">021 <text:s text:c="4"/>046 <text:s text:c="4"/>001 <text:s text:c="4"/>005 <text:s text:c="4"/>12810 <text:s text:c="2"/>143</text:p>
      <text:p text:style-name="P5">021 <text:s text:c="4"/>056 <text:s text:c="4"/>001 <text:s text:c="4"/>006 <text:s text:c="4"/>12810 <text:s text:c="2"/>143</text:p>
      <text:p text:style-name="P5">020 <text:s text:c="4"/>058 <text:s text:c="4"/>001 <text:s text:c="4"/>006 <text:s text:c="4"/>12810 <text:s text:c="2"/>143</text:p>
      <text:p text:style-name="P5">020 <text:s text:c="4"/>049 <text:s text:c="4"/>001 <text:s text:c="4"/>006 <text:s text:c="4"/>12810 <text:s text:c="2"/>143</text:p>
      <text:p text:style-name="P5">020 <text:s text:c="4"/>048 <text:s text:c="4"/>001 <text:s text:c="4"/>006 <text:s text:c="4"/>12810 <text:s text:c="2"/>143</text:p>
      <text:p text:style-name="P5">021 <text:s text:c="4"/>041 <text:s text:c="4"/>001 <text:s text:c="4"/>006 <text:s text:c="4"/>12810 <text:s text:c="2"/>143</text:p>
      <text:p text:style-name="P5">020 <text:s text:c="4"/>038 <text:s text:c="4"/>001 <text:s text:c="4"/>005 <text:s text:c="4"/>12810 <text:s text:c="2"/>143</text:p>
      <text:p text:style-name="P5">021 <text:s text:c="4"/>037 <text:s text:c="4"/>001 <text:s text:c="4"/>005 <text:s text:c="4"/>12810 <text:s text:c="2"/>143</text:p>
      <text:p text:style-name="P5">021 <text:s text:c="4"/>042 <text:s text:c="4"/>001 <text:s text:c="4"/>005 <text:s text:c="4"/>12810 <text:s text:c="2"/>143</text:p>
      <text:p text:style-name="P5">021 <text:s text:c="4"/>042 <text:s text:c="4"/>001 <text:s text:c="4"/>005 <text:s text:c="4"/>12810 <text:s text:c="2"/>143</text:p>
      <text:p text:style-name="P5">020 <text:s text:c="4"/>040 <text:s text:c="4"/>001 <text:s text:c="4"/>005 <text:s text:c="4"/>12810 <text:s text:c="2"/>143</text:p>
      <text:p text:style-name="P5">020 <text:s text:c="4"/>046 <text:s text:c="4"/>001 <text:s text:c="4"/>006 <text:s text:c="4"/>12810 <text:s text:c="2"/>143</text:p>
      <text:p text:style-name="P5">020 <text:s text:c="4"/>046 <text:s text:c="4"/>001 <text:s text:c="4"/>005 <text:s text:c="4"/>12810 <text:s text:c="2"/>143</text:p>
      <text:p text:style-name="P5">021 <text:s text:c="4"/>040 <text:s text:c="4"/>001 <text:s text:c="4"/>005 <text:s text:c="4"/>12810 <text:s text:c="2"/>143</text:p>
      <text:p text:style-name="P5">020 <text:s text:c="4"/>039 <text:s text:c="4"/>001 <text:s text:c="4"/>005 <text:s text:c="4"/>12810 <text:s text:c="2"/>143</text:p>
      <text:p text:style-name="P5">020 <text:s text:c="4"/>039 <text:s text:c="4"/>001 <text:s text:c="4"/>005 <text:s text:c="4"/>12810 <text:s text:c="2"/>143</text:p>
      <text:p text:style-name="P5">020 <text:s text:c="4"/>045 <text:s text:c="4"/>001 <text:s text:c="4"/>005 <text:s text:c="4"/>12810 <text:s text:c="2"/>143</text:p>
      <text:p text:style-name="P5">020 <text:s text:c="4"/>047 <text:s text:c="4"/>001 <text:s text:c="4"/>005 <text:s text:c="4"/>12810 <text:s text:c="2"/>143</text:p>
      <text:p text:style-name="P5">020 <text:s text:c="4"/>060 <text:s text:c="4"/>001 <text:s text:c="4"/>006 <text:s text:c="4"/>12810 <text:s text:c="2"/>143</text:p>
      <text:p text:style-name="P5">020 <text:s text:c="4"/>058 <text:s text:c="4"/>001 <text:s text:c="4"/>006 <text:s text:c="4"/>12810 <text:s text:c="2"/>143</text:p>
      <text:p text:style-name="P5">019 <text:s text:c="4"/>057 <text:s text:c="4"/>001 <text:s text:c="4"/>006 <text:s text:c="4"/>12810 <text:s text:c="2"/>143</text:p>
      <text:p text:style-name="P5">019 <text:s text:c="4"/>048 <text:s text:c="4"/>001 <text:s text:c="4"/>006 <text:s text:c="4"/>12810 <text:s text:c="2"/>143</text:p>
      <text:p text:style-name="P5">019 <text:s text:c="4"/>049 <text:s text:c="4"/>001 <text:s text:c="4"/>005 <text:s text:c="4"/>12810 <text:s text:c="2"/>143</text:p>
      <text:p text:style-name="P5">020 <text:s text:c="4"/>043 <text:s text:c="4"/>001 <text:s text:c="4"/>005 <text:s text:c="4"/>12810 <text:s text:c="2"/>143</text:p>
      <text:p text:style-name="P5">020 <text:s text:c="4"/>045 <text:s text:c="4"/>001 <text:s text:c="4"/>005 <text:s text:c="4"/>12810 <text:s text:c="2"/>143</text:p>
      <text:p text:style-name="P5">019 <text:s text:c="4"/>046 <text:s text:c="4"/>001 <text:s text:c="4"/>005 <text:s text:c="4"/>12810 <text:s text:c="2"/>143</text:p>
      <text:p text:style-name="P5">020 <text:s text:c="4"/>056 <text:s text:c="4"/>001 <text:s text:c="4"/>005 <text:s text:c="4"/>12810 <text:s text:c="2"/>143</text:p>
      <text:p text:style-name="P5">018 <text:s text:c="4"/>055 <text:s text:c="4"/>001 <text:s text:c="4"/>006 <text:s text:c="4"/>12810 <text:s text:c="2"/>143</text:p>
      <text:p text:style-name="P5">017 <text:s text:c="4"/>063 <text:s text:c="4"/>001 <text:s text:c="4"/>006 <text:s text:c="4"/>12810 <text:s text:c="2"/>143</text:p>
      <text:p text:style-name="P5">017 <text:s text:c="4"/>063 <text:s text:c="4"/>001 <text:s text:c="4"/>006 <text:s text:c="4"/>12810 <text:s text:c="2"/>143</text:p>
      <text:p text:style-name="P5">017 <text:s text:c="4"/>051 <text:s text:c="4"/>001 <text:s text:c="4"/>006 <text:s text:c="4"/>12810 <text:s text:c="2"/>143</text:p>
      <text:p text:style-name="P5">016 <text:s text:c="4"/>042 <text:s text:c="4"/>001 <text:s text:c="4"/>005 <text:s text:c="4"/>12810 <text:s text:c="2"/>143</text:p>
      <text:p text:style-name="P5">015 <text:s text:c="4"/>042 <text:s text:c="4"/>001 <text:s text:c="4"/>005 <text:s text:c="4"/>12810 <text:s text:c="2"/>143</text:p>
      <text:p text:style-name="P5">017 <text:s text:c="4"/>045 <text:s text:c="4"/>001 <text:s text:c="4"/>005 <text:s text:c="4"/>12810 <text:s text:c="2"/>143</text:p>
      <text:p text:style-name="P5">017 <text:s text:c="4"/>041 <text:s text:c="4"/>001 <text:s text:c="4"/>005 <text:s text:c="4"/>12810 <text:s text:c="2"/>143</text:p>
      <text:p text:style-name="P5">017 <text:s text:c="4"/>039 <text:s text:c="4"/>001 <text:s text:c="4"/>005 <text:s text:c="4"/>12810 <text:s text:c="2"/>143</text:p>
      <text:p text:style-name="P5">017 <text:s text:c="4"/>045 <text:s text:c="4"/>001 <text:s text:c="4"/>005 <text:s text:c="4"/>12810 <text:s text:c="2"/>143</text:p>
      <text:p text:style-name="P5">017 <text:s text:c="4"/>053 <text:s text:c="4"/>001 <text:s text:c="4"/>005 <text:s text:c="4"/>12810 <text:s text:c="2"/>143</text:p>
      <text:p text:style-name="P5"><text:soft-page-break/>017 <text:s text:c="4"/>037 <text:s text:c="4"/>001 <text:s text:c="4"/>005 <text:s text:c="4"/>12810 <text:s text:c="2"/>143</text:p>
      <text:p text:style-name="P5">017 <text:s text:c="4"/>044 <text:s text:c="4"/>001 <text:s text:c="4"/>005 <text:s text:c="4"/>12810 <text:s text:c="2"/>143</text:p>
      <text:p text:style-name="P5">017 <text:s text:c="4"/>052 <text:s text:c="4"/>001 <text:s text:c="4"/>005 <text:s text:c="4"/>12810 <text:s text:c="2"/>143</text:p>
      <text:p text:style-name="P5">016 <text:s text:c="4"/>052 <text:s text:c="4"/>001 <text:s text:c="4"/>005 <text:s text:c="4"/>12810 <text:s text:c="2"/>143</text:p>
      <text:p text:style-name="P5">017 <text:s text:c="4"/>050 <text:s text:c="4"/>001 <text:s text:c="4"/>006 <text:s text:c="4"/>12810 <text:s text:c="2"/>143</text:p>
      <text:p text:style-name="P5">016 <text:s text:c="4"/>050 <text:s text:c="4"/>001 <text:s text:c="4"/>005 <text:s text:c="4"/>12810 <text:s text:c="2"/>143</text:p>
      <text:p text:style-name="P5">016 <text:s text:c="4"/>041 <text:s text:c="4"/>001 <text:s text:c="4"/>005 <text:s text:c="4"/>12810 <text:s text:c="2"/>143</text:p>
      <text:p text:style-name="P5">016 <text:s text:c="4"/>037 <text:s text:c="4"/>001 <text:s text:c="4"/>005 <text:s text:c="4"/>12810 <text:s text:c="2"/>143</text:p>
      <text:p text:style-name="P5">016 <text:s text:c="4"/>037 <text:s text:c="4"/>001 <text:s text:c="4"/>005 <text:s text:c="4"/>12810 <text:s text:c="2"/>143</text:p>
      <text:p text:style-name="P5">016 <text:s text:c="4"/>041 <text:s text:c="4"/>001 <text:s text:c="4"/>005 <text:s text:c="4"/>12810 <text:s text:c="2"/>143</text:p>
      <text:p text:style-name="P5">016 <text:s text:c="4"/>040 <text:s text:c="4"/>001 <text:s text:c="4"/>005 <text:s text:c="4"/>12810 <text:s text:c="2"/>143</text:p>
      <text:p text:style-name="P5">016 <text:s text:c="4"/>048 <text:s text:c="4"/>001 <text:s text:c="4"/>005 <text:s text:c="4"/>12810 <text:s text:c="2"/>143</text:p>
      <text:p text:style-name="P5">016 <text:s text:c="4"/>050 <text:s text:c="4"/>001 <text:s text:c="4"/>005 <text:s text:c="4"/>12810 <text:s text:c="2"/>143</text:p>
      <text:p text:style-name="P5">016 <text:s text:c="4"/>058 <text:s text:c="4"/>001 <text:s text:c="4"/>005 <text:s text:c="4"/>12810 <text:s text:c="2"/>143</text:p>
      <text:p text:style-name="P5">015 <text:s text:c="4"/>047 <text:s text:c="4"/>001 <text:s text:c="4"/>005 <text:s text:c="4"/>12810 <text:s text:c="2"/>143</text:p>
      <text:p text:style-name="P5">014 <text:s text:c="4"/>047 <text:s text:c="4"/>001 <text:s text:c="4"/>005 <text:s text:c="4"/>12810 <text:s text:c="2"/>143</text:p>
      <text:p text:style-name="P5">014 <text:s text:c="4"/>040 <text:s text:c="4"/>001 <text:s text:c="4"/>005 <text:s text:c="4"/>12810 <text:s text:c="2"/>143</text:p>
      <text:p text:style-name="P5">014 <text:s text:c="4"/>040 <text:s text:c="4"/>001 <text:s text:c="4"/>005 <text:s text:c="4"/>12810 <text:s text:c="2"/>143</text:p>
      <text:p text:style-name="P5">013 <text:s text:c="4"/>038 <text:s text:c="4"/>001 <text:s text:c="4"/>005 <text:s text:c="4"/>12810 <text:s text:c="2"/>143</text:p>
      <text:p text:style-name="P5">013 <text:s text:c="4"/>045 <text:s text:c="4"/>001 <text:s text:c="4"/>005 <text:s text:c="4"/>12810 <text:s text:c="2"/>143</text:p>
      <text:p text:style-name="P5">013 <text:s text:c="4"/>046 <text:s text:c="4"/>001 <text:s text:c="4"/>005 <text:s text:c="4"/>12810 <text:s text:c="2"/>143</text:p>
      <text:p text:style-name="P5">013 <text:s text:c="4"/>056 <text:s text:c="4"/>001 <text:s text:c="4"/>005 <text:s text:c="4"/>12810 <text:s text:c="2"/>143</text:p>
      <text:p text:style-name="P5">012 <text:s text:c="4"/>056 <text:s text:c="4"/>001 <text:s text:c="4"/>005 <text:s text:c="4"/>12810 <text:s text:c="2"/>143</text:p>
      <text:p text:style-name="P5">012 <text:s text:c="4"/>052 <text:s text:c="4"/>001 <text:s text:c="4"/>005 <text:s text:c="4"/>12810 <text:s text:c="2"/>143</text:p>
      <text:p text:style-name="P5">012 <text:s text:c="4"/>044 <text:s text:c="4"/>001 <text:s text:c="4"/>005 <text:s text:c="4"/>12810 <text:s text:c="2"/>143</text:p>
      <text:p text:style-name="P5">012 <text:s text:c="4"/>043 <text:s text:c="4"/>001 <text:s text:c="4"/>005 <text:s text:c="4"/>12810 <text:s text:c="2"/>143</text:p>
      <text:p text:style-name="P5">011 <text:s text:c="4"/>038 <text:s text:c="4"/>001 <text:s text:c="4"/>005 <text:s text:c="4"/>12810 <text:s text:c="2"/>143</text:p>
      <text:p text:style-name="P5">012 <text:s text:c="4"/>037 <text:s text:c="4"/>001 <text:s text:c="4"/>004 <text:s text:c="4"/>12810 <text:s text:c="2"/>143</text:p>
      <text:p text:style-name="P5">013 <text:s text:c="4"/>040 <text:s text:c="4"/>001 <text:s text:c="4"/>004 <text:s text:c="4"/>12810 <text:s text:c="2"/>143</text:p>
      <text:p text:style-name="P5">013 <text:s text:c="4"/>048 <text:s text:c="4"/>001 <text:s text:c="4"/>005 <text:s text:c="4"/>12810 <text:s text:c="2"/>143</text:p>
      <text:p text:style-name="P5">013 <text:s text:c="4"/>047 <text:s text:c="4"/>001 <text:s text:c="4"/>005 <text:s text:c="4"/>12810 <text:s text:c="2"/>143</text:p>
      <text:p text:style-name="P5">013 <text:s text:c="4"/>054 <text:s text:c="4"/>001 <text:s text:c="4"/>005 <text:s text:c="4"/>12810 <text:s text:c="2"/>143</text:p>
      <text:p text:style-name="P5">012 <text:s text:c="4"/>054 <text:s text:c="4"/>001 <text:s text:c="4"/>005 <text:s text:c="4"/>12810 <text:s text:c="2"/>143</text:p>
      <text:p text:style-name="P5">012 <text:s text:c="4"/>044 <text:s text:c="4"/>001 <text:s text:c="4"/>005 <text:s text:c="4"/>12810 <text:s text:c="2"/>143</text:p>
      <text:p text:style-name="P5">011 <text:s text:c="4"/>043 <text:s text:c="4"/>001 <text:s text:c="4"/>005 <text:s text:c="4"/>12810 <text:s text:c="2"/>143</text:p>
      <text:p text:style-name="P5">010 <text:s text:c="4"/>037 <text:s text:c="4"/>001 <text:s text:c="4"/>005 <text:s text:c="4"/>12810 <text:s text:c="2"/>143</text:p>
      <text:p text:style-name="P5">010 <text:s text:c="4"/>037 <text:s text:c="4"/>001 <text:s text:c="4"/>004 <text:s text:c="4"/>12810 <text:s text:c="2"/>143</text:p>
      <text:p text:style-name="P5">010 <text:s text:c="4"/>037 <text:s text:c="4"/>001 <text:s text:c="4"/>004 <text:s text:c="4"/>12810 <text:s text:c="2"/>143</text:p>
      <text:p text:style-name="P5">011 <text:s text:c="4"/>043 <text:s text:c="4"/>001 <text:s text:c="4"/>004 <text:s text:c="4"/>12810 <text:s text:c="2"/>143</text:p>
      <text:p text:style-name="P5">011 <text:s text:c="4"/>051 <text:s text:c="4"/>001 <text:s text:c="4"/>005 <text:s text:c="4"/>12810 <text:s text:c="2"/>143</text:p>
      <text:p text:style-name="P5">011 <text:s text:c="4"/>054 <text:s text:c="4"/>001 <text:s text:c="4"/>004 <text:s text:c="4"/>12810 <text:s text:c="2"/>143</text:p>
      <text:p text:style-name="P5">011 <text:s text:c="4"/>054 <text:s text:c="4"/>001 <text:s text:c="4"/>005 <text:s text:c="4"/>12810 <text:s text:c="2"/>143</text:p>
      <text:p text:style-name="P5">012 <text:s text:c="4"/>052 <text:s text:c="4"/>001 <text:s text:c="4"/>005 <text:s text:c="4"/>12810 <text:s text:c="2"/>143</text:p>
      <text:p text:style-name="P5">011 <text:s text:c="4"/>043 <text:s text:c="4"/>001 <text:s text:c="4"/>005 <text:s text:c="4"/>12810 <text:s text:c="2"/>143</text:p>
      <text:p text:style-name="P5">011 <text:s text:c="4"/>044 <text:s text:c="4"/>001 <text:s text:c="4"/>004 <text:s text:c="4"/>12810 <text:s text:c="2"/>143</text:p>
      <text:p text:style-name="P5">011 <text:s text:c="4"/>046 <text:s text:c="4"/>001 <text:s text:c="4"/>005 <text:s text:c="4"/>12810 <text:s text:c="2"/>143</text:p>
      <text:p text:style-name="P5">011 <text:s text:c="4"/>045 <text:s text:c="4"/>001 <text:s text:c="4"/>005 <text:s text:c="4"/>12810 <text:s text:c="2"/>143</text:p>
      <text:p text:style-name="P5">010 <text:s text:c="4"/>039 <text:s text:c="4"/>001 <text:s text:c="4"/>004 <text:s text:c="4"/>12810 <text:s text:c="2"/>143</text:p>
      <text:p text:style-name="P5">011 <text:s text:c="4"/>040 <text:s text:c="4"/>001 <text:s text:c="4"/>004 <text:s text:c="4"/>12810 <text:s text:c="2"/>143</text:p>
      <text:p text:style-name="P5"><text:soft-page-break/>010 <text:s text:c="4"/>041 <text:s text:c="4"/>001 <text:s text:c="4"/>004 <text:s text:c="4"/>12810 <text:s text:c="2"/>143</text:p>
      <text:p text:style-name="P5">011 <text:s text:c="4"/>041 <text:s text:c="4"/>001 <text:s text:c="4"/>004 <text:s text:c="4"/>12810 <text:s text:c="2"/>143</text:p>
      <text:p text:style-name="P5">012 <text:s text:c="4"/>049 <text:s text:c="4"/>001 <text:s text:c="4"/>004 <text:s text:c="4"/>12810 <text:s text:c="2"/>143</text:p>
      <text:p text:style-name="P5">011 <text:s text:c="4"/>062 <text:s text:c="4"/>001 <text:s text:c="4"/>004 <text:s text:c="4"/>12810 <text:s text:c="2"/>143</text:p>
      <text:p text:style-name="P5">009 <text:s text:c="4"/>040 <text:s text:c="4"/>001 <text:s text:c="4"/>004 <text:s text:c="4"/>12810 <text:s text:c="2"/>143</text:p>
      <text:p text:style-name="P5">010 <text:s text:c="4"/>045 <text:s text:c="4"/>001 <text:s text:c="4"/>004 <text:s text:c="4"/>12810 <text:s text:c="2"/>143</text:p>
      <text:p text:style-name="P5">010 <text:s text:c="4"/>039 <text:s text:c="4"/>001 <text:s text:c="4"/>004 <text:s text:c="4"/>12810 <text:s text:c="2"/>143</text:p>
      <text:p text:style-name="P5">010 <text:s text:c="4"/>039 <text:s text:c="4"/>001 <text:s text:c="4"/>004 <text:s text:c="4"/>12810 <text:s text:c="2"/>143</text:p>
      <text:p text:style-name="P5">010 <text:s text:c="4"/>042 <text:s text:c="4"/>001 <text:s text:c="4"/>004 <text:s text:c="4"/>12810 <text:s text:c="2"/>143</text:p>
      <text:p text:style-name="P5">010 <text:s text:c="4"/>042 <text:s text:c="4"/>001 <text:s text:c="4"/>004 <text:s text:c="4"/>12810 <text:s text:c="2"/>143</text:p>
      <text:p text:style-name="P5">010 <text:s text:c="4"/>049 <text:s text:c="4"/>001 <text:s text:c="4"/>004 <text:s text:c="4"/>12810 <text:s text:c="2"/>143</text:p>
      <text:p text:style-name="P5">010 <text:s text:c="4"/>060 <text:s text:c="4"/>001 <text:s text:c="4"/>004 <text:s text:c="4"/>12810 <text:s text:c="2"/>143</text:p>
      <text:p text:style-name="P5">010 <text:s text:c="4"/>059 <text:s text:c="4"/>001 <text:s text:c="4"/>004 <text:s text:c="4"/>12810 <text:s text:c="2"/>143</text:p>
      <text:p text:style-name="P5">010 <text:s text:c="4"/>047 <text:s text:c="4"/>001 <text:s text:c="4"/>004 <text:s text:c="4"/>12810 <text:s text:c="2"/>143</text:p>
      <text:p text:style-name="P5">010 <text:s text:c="4"/>046 <text:s text:c="4"/>001 <text:s text:c="4"/>004 <text:s text:c="4"/>12810 <text:s text:c="2"/>143</text:p>
      <text:p text:style-name="P5">010 <text:s text:c="4"/>040 <text:s text:c="4"/>001 <text:s text:c="4"/>004 <text:s text:c="4"/>12810 <text:s text:c="2"/>143</text:p>
      <text:p text:style-name="P5">010 <text:s text:c="4"/>038 <text:s text:c="4"/>001 <text:s text:c="4"/>004 <text:s text:c="4"/>12810 <text:s text:c="2"/>143</text:p>
      <text:p text:style-name="P5">010 <text:s text:c="4"/>037 <text:s text:c="4"/>001 <text:s text:c="4"/>004 <text:s text:c="4"/>12810 <text:s text:c="2"/>143</text:p>
      <text:p text:style-name="P5">010 <text:s text:c="4"/>044 <text:s text:c="4"/>001 <text:s text:c="4"/>004 <text:s text:c="4"/>12810 <text:s text:c="2"/>143</text:p>
      <text:p text:style-name="P5">010 <text:s text:c="4"/>044 <text:s text:c="4"/>001 <text:s text:c="4"/>004 <text:s text:c="4"/>12810 <text:s text:c="2"/>143</text:p>
      <text:p text:style-name="P5">010 <text:s text:c="4"/>054 <text:s text:c="4"/>001 <text:s text:c="4"/>004 <text:s text:c="4"/>12810 <text:s text:c="2"/>143</text:p>
      <text:p text:style-name="P5">010 <text:s text:c="4"/>054 <text:s text:c="4"/>001 <text:s text:c="4"/>004 <text:s text:c="4"/>12810 <text:s text:c="2"/>143</text:p>
      <text:p text:style-name="P5">010 <text:s text:c="4"/>050 <text:s text:c="4"/>001 <text:s text:c="4"/>004 <text:s text:c="4"/>12810 <text:s text:c="2"/>143</text:p>
      <text:p text:style-name="P5">010 <text:s text:c="4"/>041 <text:s text:c="4"/>001 <text:s text:c="4"/>004 <text:s text:c="4"/>12810 <text:s text:c="2"/>143</text:p>
      <text:p text:style-name="P5">010 <text:s text:c="4"/>041 <text:s text:c="4"/>001 <text:s text:c="4"/>004 <text:s text:c="4"/>12810 <text:s text:c="2"/>143</text:p>
      <text:p text:style-name="P5">010 <text:s text:c="4"/>036 <text:s text:c="4"/>001 <text:s text:c="4"/>003 <text:s text:c="4"/>12810 <text:s text:c="2"/>143</text:p>
      <text:p text:style-name="P5">010 <text:s text:c="4"/>035 <text:s text:c="4"/>001 <text:s text:c="4"/>003 <text:s text:c="4"/>12810 <text:s text:c="2"/>143</text:p>
      <text:p text:style-name="P5">009 <text:s text:c="4"/>039 <text:s text:c="4"/>001 <text:s text:c="4"/>003 <text:s text:c="4"/>12810 <text:s text:c="2"/>143</text:p>
      <text:p text:style-name="P5">010 <text:s text:c="4"/>047 <text:s text:c="4"/>001 <text:s text:c="4"/>003 <text:s text:c="4"/>12810 <text:s text:c="2"/>143</text:p>
      <text:p text:style-name="P5">009 <text:s text:c="4"/>047 <text:s text:c="4"/>001 <text:s text:c="4"/>003 <text:s text:c="4"/>12810 <text:s text:c="2"/>143</text:p>
      <text:p text:style-name="P5">009 <text:s text:c="4"/>053 <text:s text:c="4"/>001 <text:s text:c="4"/>004 <text:s text:c="4"/>12810 <text:s text:c="2"/>143</text:p>
      <text:p text:style-name="P5">010 <text:s text:c="4"/>045 <text:s text:c="4"/>001 <text:s text:c="4"/>003 <text:s text:c="4"/>12810 <text:s text:c="2"/>143</text:p>
      <text:p text:style-name="P5">010 <text:s text:c="4"/>054 <text:s text:c="4"/>001 <text:s text:c="4"/>004 <text:s text:c="4"/>12810 <text:s text:c="2"/>143</text:p>
      <text:p text:style-name="P5">009 <text:s text:c="4"/>052 <text:s text:c="4"/>001 <text:s text:c="4"/>003 <text:s text:c="4"/>12810 <text:s text:c="2"/>143</text:p>
      <text:p text:style-name="P5">009 <text:s text:c="4"/>035 <text:s text:c="4"/>001 <text:s text:c="4"/>003 <text:s text:c="4"/>12810 <text:s text:c="2"/>143</text:p>
      <text:p text:style-name="P5">009 <text:s text:c="4"/>035 <text:s text:c="4"/>001 <text:s text:c="4"/>003 <text:s text:c="4"/>12810 <text:s text:c="2"/>143</text:p>
      <text:p text:style-name="P5">008 <text:s text:c="4"/>040 <text:s text:c="4"/>001 <text:s text:c="4"/>003 <text:s text:c="4"/>12810 <text:s text:c="2"/>143</text:p>
      <text:p text:style-name="P5">008 <text:s text:c="4"/>032 <text:s text:c="4"/>001 <text:s text:c="4"/>003 <text:s text:c="4"/>12810 <text:s text:c="2"/>143</text:p>
      <text:p text:style-name="P5">008 <text:s text:c="4"/>031 <text:s text:c="4"/>001 <text:s text:c="4"/>003 <text:s text:c="4"/>12810 <text:s text:c="2"/>143</text:p>
      <text:p text:style-name="P5">008 <text:s text:c="4"/>030 <text:s text:c="4"/>001 <text:s text:c="4"/>003 <text:s text:c="4"/>12810 <text:s text:c="2"/>143</text:p>
      <text:p text:style-name="P5">008 <text:s text:c="4"/>029 <text:s text:c="4"/>001 <text:s text:c="4"/>003 <text:s text:c="4"/>12810 <text:s text:c="2"/>143</text:p>
      <text:p text:style-name="P5">008 <text:s text:c="4"/>033 <text:s text:c="4"/>001 <text:s text:c="4"/>003 <text:s text:c="4"/>12810 <text:s text:c="2"/>143</text:p>
      <text:p text:style-name="P5">008 <text:s text:c="4"/>039 <text:s text:c="4"/>001 <text:s text:c="4"/>003 <text:s text:c="4"/>12810 <text:s text:c="2"/>143</text:p>
      <text:p text:style-name="P5">008 <text:s text:c="4"/>038 <text:s text:c="4"/>001 <text:s text:c="4"/>003 <text:s text:c="4"/>12810 <text:s text:c="2"/>143</text:p>
      <text:p text:style-name="P5">008 <text:s text:c="4"/>034 <text:s text:c="4"/>001 <text:s text:c="4"/>003 <text:s text:c="4"/>12810 <text:s text:c="2"/>143</text:p>
      <text:p text:style-name="P5">007 <text:s text:c="4"/>031 <text:s text:c="4"/>001 <text:s text:c="4"/>003 <text:s text:c="4"/>12810 <text:s text:c="2"/>143</text:p>
      <text:p text:style-name="P5">007 <text:s text:c="4"/>025 <text:s text:c="4"/>001 <text:s text:c="4"/>003 <text:s text:c="4"/>12810 <text:s text:c="2"/>143</text:p>
      <text:p text:style-name="P5">007 <text:s text:c="4"/>024 <text:s text:c="4"/>001 <text:s text:c="4"/>003 <text:s text:c="4"/>12810 <text:s text:c="2"/>143</text:p>
      <text:p text:style-name="P5">006 <text:s text:c="4"/>022 <text:s text:c="4"/>001 <text:s text:c="4"/>003 <text:s text:c="4"/>12810 <text:s text:c="2"/>143</text:p>
      <text:p text:style-name="P5"><text:soft-page-break/>006 <text:s text:c="4"/>022 <text:s text:c="4"/>001 <text:s text:c="4"/>003 <text:s text:c="4"/>12810 <text:s text:c="2"/>143</text:p>
      <text:p text:style-name="P5">006 <text:s text:c="4"/>022 <text:s text:c="4"/>001 <text:s text:c="4"/>003 <text:s text:c="4"/>12810 <text:s text:c="2"/>143</text:p>
      <text:p text:style-name="P5">006 <text:s text:c="4"/>024 <text:s text:c="4"/>001 <text:s text:c="4"/>003 <text:s text:c="4"/>12810 <text:s text:c="2"/>143</text:p>
      <text:p text:style-name="P5">006 <text:s text:c="4"/>023 <text:s text:c="4"/>001 <text:s text:c="4"/>003 <text:s text:c="4"/>12810 <text:s text:c="2"/>143</text:p>
      <text:p text:style-name="P5">006 <text:s text:c="4"/>021 <text:s text:c="4"/>001 <text:s text:c="4"/>003 <text:s text:c="4"/>12810 <text:s text:c="2"/>143</text:p>
      <text:p text:style-name="P5">005 <text:s text:c="4"/>018 <text:s text:c="4"/>001 <text:s text:c="4"/>003 <text:s text:c="4"/>12810 <text:s text:c="2"/>143</text:p>
      <text:p text:style-name="P5">005 <text:s text:c="4"/>016 <text:s text:c="4"/>001 <text:s text:c="4"/>003 <text:s text:c="4"/>12810 <text:s text:c="2"/>143</text:p>
      <text:p text:style-name="P5">005 <text:s text:c="4"/>015 <text:s text:c="4"/>001 <text:s text:c="4"/>003 <text:s text:c="4"/>12810 <text:s text:c="2"/>143</text:p>
      <text:p text:style-name="P5">005 <text:s text:c="4"/>014 <text:s text:c="4"/>001 <text:s text:c="4"/>002 <text:s text:c="4"/>12810 <text:s text:c="2"/>143</text:p>
      <text:p text:style-name="P5">005 <text:s text:c="4"/>013 <text:s text:c="4"/>001 <text:s text:c="4"/>002 <text:s text:c="4"/>12810 <text:s text:c="2"/>143</text:p>
      <text:p text:style-name="P5">004 <text:s text:c="4"/>013 <text:s text:c="4"/>001 <text:s text:c="4"/>002 <text:s text:c="4"/>12810 <text:s text:c="2"/>143</text:p>
      <text:p text:style-name="P5">005 <text:s text:c="4"/>013 <text:s text:c="4"/>001 <text:s text:c="4"/>002 <text:s text:c="4"/>12810 <text:s text:c="2"/>143</text:p>
      <text:p text:style-name="P5">004 <text:s text:c="4"/>013 <text:s text:c="4"/>001 <text:s text:c="4"/>002 <text:s text:c="4"/>12810 <text:s text:c="2"/>143</text:p>
      <text:p text:style-name="P5">004 <text:s text:c="4"/>011 <text:s text:c="4"/>001 <text:s text:c="4"/>002 <text:s text:c="4"/>12810 <text:s text:c="2"/>143</text:p>
      <text:p text:style-name="P5">004 <text:s text:c="4"/>010 <text:s text:c="4"/>001 <text:s text:c="4"/>002 <text:s text:c="4"/>12810 <text:s text:c="2"/>143</text:p>
      <text:p text:style-name="P5">004 <text:s text:c="4"/>011 <text:s text:c="4"/>001 <text:s text:c="4"/>002 <text:s text:c="4"/>12810 <text:s text:c="2"/>143</text:p>
      <text:p text:style-name="P5">004 <text:s text:c="4"/>010 <text:s text:c="4"/>001 <text:s text:c="4"/>002 <text:s text:c="4"/>12810 <text:s text:c="2"/>143</text:p>
      <text:p text:style-name="P5">004 <text:s text:c="4"/>009 <text:s text:c="4"/>001 <text:s text:c="4"/>002 <text:s text:c="4"/>12810 <text:s text:c="2"/>143</text:p>
      <text:p text:style-name="P5">004 <text:s text:c="4"/>009 <text:s text:c="4"/>001 <text:s text:c="4"/>002 <text:s text:c="4"/>12810 <text:s text:c="2"/>143</text:p>
      <text:p text:style-name="P5">004 <text:s text:c="4"/>008 <text:s text:c="4"/>001 <text:s text:c="4"/>002 <text:s text:c="4"/>12810 <text:s text:c="2"/>143</text:p>
      <text:p text:style-name="P5">003 <text:s text:c="4"/>007 <text:s text:c="4"/>001 <text:s text:c="4"/>002 <text:s text:c="4"/>12810 <text:s text:c="2"/>143</text:p>
      <text:p text:style-name="P5">003 <text:s text:c="4"/>006 <text:s text:c="4"/>001 <text:s text:c="4"/>002 <text:s text:c="4"/>12810 <text:s text:c="2"/>143</text:p>
      <text:p text:style-name="P5">002 <text:s text:c="4"/>006 <text:s text:c="4"/>001 <text:s text:c="4"/>002 <text:s text:c="4"/>12810 <text:s text:c="2"/>143</text:p>
      <text:p text:style-name="P5">002 <text:s text:c="4"/>006 <text:s text:c="4"/>001 <text:s text:c="4"/>002 <text:s text:c="4"/>12810 <text:s text:c="2"/>143</text:p>
      <text:p text:style-name="P5">001 <text:s text:c="4"/>005 <text:s text:c="4"/>001 <text:s text:c="4"/>002 <text:s text:c="4"/>12810 <text:s text:c="2"/>143</text:p>
      <text:p text:style-name="P5">001 <text:s text:c="4"/>005 <text:s text:c="4"/>001 <text:s text:c="4"/>002 <text:s text:c="4"/>12810 <text:s text:c="2"/>143</text:p>
      <text:p text:style-name="P5">001 <text:s text:c="4"/>005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0 <text:s text:c="4"/>004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3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<text:soft-page-break/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5">000 <text:s text:c="4"/>002 <text:s text:c="4"/>001 <text:s text:c="4"/>002 <text:s text:c="4"/>12810 <text:s text:c="2"/>143</text:p>
      <text:p text:style-name="P6">Squal: <text:s/>Max: <text:s text:c="3"/>Min: <text:s text:c="3"/>Sum: <text:s text:c="3"/>Shutter: <text:s text:c="7"/>LaserPower: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<text:soft-page-break/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<text:soft-page-break/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<text:soft-page-break/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<text:soft-page-break/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4 <text:s text:c="4"/>001 <text:s text:c="4"/>002 <text:s text:c="4"/>12810 <text:s text:c="2"/>143</text:p>
      <text:p text:style-name="P6">000 <text:s text:c="4"/>004 <text:s text:c="4"/>001 <text:s text:c="4"/>002 <text:s text:c="4"/>12810 <text:s text:c="2"/>143</text:p>
      <text:p text:style-name="P6">000 <text:s text:c="4"/>004 <text:s text:c="4"/>001 <text:s text:c="4"/>002 <text:s text:c="4"/>12810 <text:s text:c="2"/>143</text:p>
      <text:p text:style-name="P6">000 <text:s text:c="4"/>004 <text:s text:c="4"/>001 <text:s text:c="4"/>002 <text:s text:c="4"/>12810 <text:s text:c="2"/>143</text:p>
      <text:p text:style-name="P6">000 <text:s text:c="4"/>004 <text:s text:c="4"/>001 <text:s text:c="4"/>002 <text:s text:c="4"/>12810 <text:s text:c="2"/>143</text:p>
      <text:p text:style-name="P6">000 <text:s text:c="4"/>004 <text:s text:c="4"/>001 <text:s text:c="4"/>002 <text:s text:c="4"/>12810 <text:s text:c="2"/>143</text:p>
      <text:p text:style-name="P6">001 <text:s text:c="4"/>005 <text:s text:c="4"/>001 <text:s text:c="4"/>002 <text:s text:c="4"/>12810 <text:s text:c="2"/>143</text:p>
      <text:p text:style-name="P6">001 <text:s text:c="4"/>005 <text:s text:c="4"/>001 <text:s text:c="4"/>002 <text:s text:c="4"/>12810 <text:s text:c="2"/>143</text:p>
      <text:p text:style-name="P6">000 <text:s text:c="4"/>005 <text:s text:c="4"/>001 <text:s text:c="4"/>002 <text:s text:c="4"/>12810 <text:s text:c="2"/>143</text:p>
      <text:p text:style-name="P6">001 <text:s text:c="4"/>005 <text:s text:c="4"/>001 <text:s text:c="4"/>002 <text:s text:c="4"/>12810 <text:s text:c="2"/>143</text:p>
      <text:p text:style-name="P6">002 <text:s text:c="4"/>006 <text:s text:c="4"/>001 <text:s text:c="4"/>002 <text:s text:c="4"/>12810 <text:s text:c="2"/>143</text:p>
      <text:p text:style-name="P6">002 <text:s text:c="4"/>006 <text:s text:c="4"/>001 <text:s text:c="4"/>002 <text:s text:c="4"/>12810 <text:s text:c="2"/>143</text:p>
      <text:p text:style-name="P6">002 <text:s text:c="4"/>007 <text:s text:c="4"/>001 <text:s text:c="4"/>002 <text:s text:c="4"/>12810 <text:s text:c="2"/>143</text:p>
      <text:p text:style-name="P6">002 <text:s text:c="4"/>007 <text:s text:c="4"/>001 <text:s text:c="4"/>002 <text:s text:c="4"/>12810 <text:s text:c="2"/>143</text:p>
      <text:p text:style-name="P6">003 <text:s text:c="4"/>007 <text:s text:c="4"/>001 <text:s text:c="4"/>002 <text:s text:c="4"/>12810 <text:s text:c="2"/>143</text:p>
      <text:p text:style-name="P6">003 <text:s text:c="4"/>008 <text:s text:c="4"/>001 <text:s text:c="4"/>002 <text:s text:c="4"/>12810 <text:s text:c="2"/>143</text:p>
      <text:p text:style-name="P6">004 <text:s text:c="4"/>009 <text:s text:c="4"/>001 <text:s text:c="4"/>002 <text:s text:c="4"/>12810 <text:s text:c="2"/>143</text:p>
      <text:p text:style-name="P6">004 <text:s text:c="4"/>009 <text:s text:c="4"/>001 <text:s text:c="4"/>002 <text:s text:c="4"/>12810 <text:s text:c="2"/>143</text:p>
      <text:p text:style-name="P6">004 <text:s text:c="4"/>010 <text:s text:c="4"/>001 <text:s text:c="4"/>002 <text:s text:c="4"/>12810 <text:s text:c="2"/>143</text:p>
      <text:p text:style-name="P6">004 <text:s text:c="4"/>010 <text:s text:c="4"/>001 <text:s text:c="4"/>002 <text:s text:c="4"/>12810 <text:s text:c="2"/>143</text:p>
      <text:p text:style-name="P6">004 <text:s text:c="4"/>012 <text:s text:c="4"/>001 <text:s text:c="4"/>002 <text:s text:c="4"/>12810 <text:s text:c="2"/>143</text:p>
      <text:p text:style-name="P6">004 <text:s text:c="4"/>012 <text:s text:c="4"/>001 <text:s text:c="4"/>002 <text:s text:c="4"/>12810 <text:s text:c="2"/>143</text:p>
      <text:p text:style-name="P6">004 <text:s text:c="4"/>012 <text:s text:c="4"/>001 <text:s text:c="4"/>002 <text:s text:c="4"/>12810 <text:s text:c="2"/>143</text:p>
      <text:p text:style-name="P6">005 <text:s text:c="4"/>011 <text:s text:c="4"/>001 <text:s text:c="4"/>002 <text:s text:c="4"/>12810 <text:s text:c="2"/>143</text:p>
      <text:p text:style-name="P6">005 <text:s text:c="4"/>011 <text:s text:c="4"/>001 <text:s text:c="4"/>002 <text:s text:c="4"/>12810 <text:s text:c="2"/>143</text:p>
      <text:p text:style-name="P6">005 <text:s text:c="4"/>011 <text:s text:c="4"/>001 <text:s text:c="4"/>002 <text:s text:c="4"/>12810 <text:s text:c="2"/>143</text:p>
      <text:p text:style-name="P6">005 <text:s text:c="4"/>012 <text:s text:c="4"/>001 <text:s text:c="4"/>002 <text:s text:c="4"/>12810 <text:s text:c="2"/>143</text:p>
      <text:p text:style-name="P6">005 <text:s text:c="4"/>013 <text:s text:c="4"/>001 <text:s text:c="4"/>002 <text:s text:c="4"/>12810 <text:s text:c="2"/>143</text:p>
      <text:p text:style-name="P6">006 <text:s text:c="4"/>013 <text:s text:c="4"/>001 <text:s text:c="4"/>002 <text:s text:c="4"/>12810 <text:s text:c="2"/>143</text:p>
      <text:p text:style-name="P6">006 <text:s text:c="4"/>015 <text:s text:c="4"/>001 <text:s text:c="4"/>002 <text:s text:c="4"/>12810 <text:s text:c="2"/>143</text:p>
      <text:p text:style-name="P6">006 <text:s text:c="4"/>015 <text:s text:c="4"/>001 <text:s text:c="4"/>002 <text:s text:c="4"/>12810 <text:s text:c="2"/>143</text:p>
      <text:p text:style-name="P6">006 <text:s text:c="4"/>016 <text:s text:c="4"/>001 <text:s text:c="4"/>003 <text:s text:c="4"/>12810 <text:s text:c="2"/>143</text:p>
      <text:p text:style-name="P6">006 <text:s text:c="4"/>015 <text:s text:c="4"/>001 <text:s text:c="4"/>003 <text:s text:c="4"/>12810 <text:s text:c="2"/>143</text:p>
      <text:p text:style-name="P6">006 <text:s text:c="4"/>015 <text:s text:c="4"/>001 <text:s text:c="4"/>003 <text:s text:c="4"/>12810 <text:s text:c="2"/>143</text:p>
      <text:p text:style-name="P6">006 <text:s text:c="4"/>017 <text:s text:c="4"/>001 <text:s text:c="4"/>003 <text:s text:c="4"/>12810 <text:s text:c="2"/>143</text:p>
      <text:p text:style-name="P6">006 <text:s text:c="4"/>019 <text:s text:c="4"/>001 <text:s text:c="4"/>003 <text:s text:c="4"/>12810 <text:s text:c="2"/>143</text:p>
      <text:p text:style-name="P6">006 <text:s text:c="4"/>021 <text:s text:c="4"/>001 <text:s text:c="4"/>003 <text:s text:c="4"/>12810 <text:s text:c="2"/>143</text:p>
      <text:p text:style-name="P6">006 <text:s text:c="4"/>019 <text:s text:c="4"/>001 <text:s text:c="4"/>003 <text:s text:c="4"/>12810 <text:s text:c="2"/>143</text:p>
      <text:p text:style-name="P6">005 <text:s text:c="4"/>020 <text:s text:c="4"/>001 <text:s text:c="4"/>003 <text:s text:c="4"/>12810 <text:s text:c="2"/>143</text:p>
      <text:p text:style-name="P6">007 <text:s text:c="4"/>019 <text:s text:c="4"/>001 <text:s text:c="4"/>003 <text:s text:c="4"/>12810 <text:s text:c="2"/>143</text:p>
      <text:p text:style-name="P6">006 <text:s text:c="4"/>019 <text:s text:c="4"/>001 <text:s text:c="4"/>003 <text:s text:c="4"/>12810 <text:s text:c="2"/>143</text:p>
      <text:p text:style-name="P6">005 <text:s text:c="4"/>020 <text:s text:c="4"/>001 <text:s text:c="4"/>003 <text:s text:c="4"/>12810 <text:s text:c="2"/>143</text:p>
      <text:p text:style-name="P6"><text:soft-page-break/>007 <text:s text:c="4"/>022 <text:s text:c="4"/>001 <text:s text:c="4"/>003 <text:s text:c="4"/>12810 <text:s text:c="2"/>143</text:p>
      <text:p text:style-name="P6">008 <text:s text:c="4"/>023 <text:s text:c="4"/>001 <text:s text:c="4"/>003 <text:s text:c="4"/>12810 <text:s text:c="2"/>143</text:p>
      <text:p text:style-name="P6">008 <text:s text:c="4"/>023 <text:s text:c="4"/>001 <text:s text:c="4"/>003 <text:s text:c="4"/>12810 <text:s text:c="2"/>143</text:p>
      <text:p text:style-name="P6">008 <text:s text:c="4"/>023 <text:s text:c="4"/>001 <text:s text:c="4"/>003 <text:s text:c="4"/>12810 <text:s text:c="2"/>143</text:p>
      <text:p text:style-name="P6">008 <text:s text:c="4"/>028 <text:s text:c="4"/>001 <text:s text:c="4"/>003 <text:s text:c="4"/>12810 <text:s text:c="2"/>143</text:p>
      <text:p text:style-name="P6">009 <text:s text:c="4"/>029 <text:s text:c="4"/>001 <text:s text:c="4"/>003 <text:s text:c="4"/>12810 <text:s text:c="2"/>143</text:p>
      <text:p text:style-name="P6">007 <text:s text:c="4"/>034 <text:s text:c="4"/>001 <text:s text:c="4"/>003 <text:s text:c="4"/>12810 <text:s text:c="2"/>143</text:p>
      <text:p text:style-name="P6">009 <text:s text:c="4"/>028 <text:s text:c="4"/>001 <text:s text:c="4"/>003 <text:s text:c="4"/>12810 <text:s text:c="2"/>143</text:p>
      <text:p text:style-name="P6">007 <text:s text:c="4"/>029 <text:s text:c="4"/>001 <text:s text:c="4"/>003 <text:s text:c="4"/>12810 <text:s text:c="2"/>143</text:p>
      <text:p text:style-name="P6">009 <text:s text:c="4"/>026 <text:s text:c="4"/>001 <text:s text:c="4"/>003 <text:s text:c="4"/>12810 <text:s text:c="2"/>143</text:p>
      <text:p text:style-name="P6">009 <text:s text:c="4"/>026 <text:s text:c="4"/>001 <text:s text:c="4"/>003 <text:s text:c="4"/>12810 <text:s text:c="2"/>143</text:p>
      <text:p text:style-name="P6">008 <text:s text:c="4"/>026 <text:s text:c="4"/>001 <text:s text:c="4"/>003 <text:s text:c="4"/>12810 <text:s text:c="2"/>143</text:p>
      <text:p text:style-name="P6">008 <text:s text:c="4"/>026 <text:s text:c="4"/>001 <text:s text:c="4"/>003 <text:s text:c="4"/>12810 <text:s text:c="2"/>143</text:p>
      <text:p text:style-name="P6">009 <text:s text:c="4"/>031 <text:s text:c="4"/>001 <text:s text:c="4"/>003 <text:s text:c="4"/>12810 <text:s text:c="2"/>143</text:p>
      <text:p text:style-name="P6">009 <text:s text:c="4"/>038 <text:s text:c="4"/>001 <text:s text:c="4"/>003 <text:s text:c="4"/>12810 <text:s text:c="2"/>143</text:p>
      <text:p text:style-name="P6">009 <text:s text:c="4"/>038 <text:s text:c="4"/>001 <text:s text:c="4"/>003 <text:s text:c="4"/>12810 <text:s text:c="2"/>143</text:p>
      <text:p text:style-name="P6">009 <text:s text:c="4"/>037 <text:s text:c="4"/>001 <text:s text:c="4"/>003 <text:s text:c="4"/>12810 <text:s text:c="2"/>143</text:p>
      <text:p text:style-name="P6">009 <text:s text:c="4"/>037 <text:s text:c="4"/>001 <text:s text:c="4"/>003 <text:s text:c="4"/>12810 <text:s text:c="2"/>143</text:p>
      <text:p text:style-name="P6">009 <text:s text:c="4"/>031 <text:s text:c="4"/>001 <text:s text:c="4"/>003 <text:s text:c="4"/>12810 <text:s text:c="2"/>143</text:p>
      <text:p text:style-name="P6">007 <text:s text:c="4"/>027 <text:s text:c="4"/>001 <text:s text:c="4"/>003 <text:s text:c="4"/>12810 <text:s text:c="2"/>143</text:p>
      <text:p text:style-name="P6">008 <text:s text:c="4"/>027 <text:s text:c="4"/>001 <text:s text:c="4"/>003 <text:s text:c="4"/>12810 <text:s text:c="2"/>143</text:p>
      <text:p text:style-name="P6">009 <text:s text:c="4"/>028 <text:s text:c="4"/>001 <text:s text:c="4"/>003 <text:s text:c="4"/>12810 <text:s text:c="2"/>143</text:p>
      <text:p text:style-name="P6">009 <text:s text:c="4"/>029 <text:s text:c="4"/>001 <text:s text:c="4"/>003 <text:s text:c="4"/>12810 <text:s text:c="2"/>143</text:p>
      <text:p text:style-name="P6">009 <text:s text:c="4"/>032 <text:s text:c="4"/>001 <text:s text:c="4"/>003 <text:s text:c="4"/>12810 <text:s text:c="2"/>143</text:p>
      <text:p text:style-name="P6">009 <text:s text:c="4"/>036 <text:s text:c="4"/>001 <text:s text:c="4"/>003 <text:s text:c="4"/>12810 <text:s text:c="2"/>143</text:p>
      <text:p text:style-name="P6">008 <text:s text:c="4"/>036 <text:s text:c="4"/>001 <text:s text:c="4"/>004 <text:s text:c="4"/>12810 <text:s text:c="2"/>143</text:p>
      <text:p text:style-name="P6">009 <text:s text:c="4"/>031 <text:s text:c="4"/>001 <text:s text:c="4"/>004 <text:s text:c="4"/>12810 <text:s text:c="2"/>143</text:p>
      <text:p text:style-name="P6">009 <text:s text:c="4"/>030 <text:s text:c="4"/>001 <text:s text:c="4"/>003 <text:s text:c="4"/>12810 <text:s text:c="2"/>143</text:p>
      <text:p text:style-name="P6">009 <text:s text:c="4"/>027 <text:s text:c="4"/>001 <text:s text:c="4"/>003 <text:s text:c="4"/>12810 <text:s text:c="2"/>143</text:p>
      <text:p text:style-name="P6">009 <text:s text:c="4"/>034 <text:s text:c="4"/>001 <text:s text:c="4"/>003 <text:s text:c="4"/>12810 <text:s text:c="2"/>143</text:p>
      <text:p text:style-name="P6">009 <text:s text:c="4"/>030 <text:s text:c="4"/>001 <text:s text:c="4"/>003 <text:s text:c="4"/>12810 <text:s text:c="2"/>143</text:p>
      <text:p text:style-name="P6">010 <text:s text:c="4"/>029 <text:s text:c="4"/>001 <text:s text:c="4"/>003 <text:s text:c="4"/>12810 <text:s text:c="2"/>143</text:p>
      <text:p text:style-name="P6">010 <text:s text:c="4"/>028 <text:s text:c="4"/>001 <text:s text:c="4"/>003 <text:s text:c="4"/>12810 <text:s text:c="2"/>143</text:p>
      <text:p text:style-name="P6">010 <text:s text:c="4"/>032 <text:s text:c="4"/>001 <text:s text:c="4"/>003 <text:s text:c="4"/>12810 <text:s text:c="2"/>143</text:p>
      <text:p text:style-name="P6">010 <text:s text:c="4"/>029 <text:s text:c="4"/>001 <text:s text:c="4"/>003 <text:s text:c="4"/>12810 <text:s text:c="2"/>143</text:p>
      <text:p text:style-name="P6">011 <text:s text:c="4"/>037 <text:s text:c="4"/>001 <text:s text:c="4"/>003 <text:s text:c="4"/>12810 <text:s text:c="2"/>143</text:p>
      <text:p text:style-name="P6">011 <text:s text:c="4"/>041 <text:s text:c="4"/>001 <text:s text:c="4"/>004 <text:s text:c="4"/>12810 <text:s text:c="2"/>143</text:p>
      <text:p text:style-name="P6">010 <text:s text:c="4"/>040 <text:s text:c="4"/>001 <text:s text:c="4"/>004 <text:s text:c="4"/>12810 <text:s text:c="2"/>143</text:p>
      <text:p text:style-name="P6">011 <text:s text:c="4"/>032 <text:s text:c="4"/>001 <text:s text:c="4"/>004 <text:s text:c="4"/>12810 <text:s text:c="2"/>143</text:p>
      <text:p text:style-name="P6">013 <text:s text:c="4"/>035 <text:s text:c="4"/>001 <text:s text:c="4"/>004 <text:s text:c="4"/>12810 <text:s text:c="2"/>143</text:p>
      <text:p text:style-name="P6">012 <text:s text:c="4"/>035 <text:s text:c="4"/>001 <text:s text:c="4"/>004 <text:s text:c="4"/>12810 <text:s text:c="2"/>143</text:p>
      <text:p text:style-name="P6">012 <text:s text:c="4"/>027 <text:s text:c="4"/>001 <text:s text:c="4"/>004 <text:s text:c="4"/>12810 <text:s text:c="2"/>143</text:p>
      <text:p text:style-name="P6">012 <text:s text:c="4"/>036 <text:s text:c="4"/>001 <text:s text:c="4"/>004 <text:s text:c="4"/>12810 <text:s text:c="2"/>143</text:p>
      <text:p text:style-name="P6">012 <text:s text:c="4"/>039 <text:s text:c="4"/>001 <text:s text:c="4"/>004 <text:s text:c="4"/>12810 <text:s text:c="2"/>143</text:p>
      <text:p text:style-name="P6">012 <text:s text:c="4"/>039 <text:s text:c="4"/>001 <text:s text:c="4"/>004 <text:s text:c="4"/>12810 <text:s text:c="2"/>143</text:p>
      <text:p text:style-name="P6">012 <text:s text:c="4"/>032 <text:s text:c="4"/>001 <text:s text:c="4"/>004 <text:s text:c="4"/>12810 <text:s text:c="2"/>143</text:p>
      <text:p text:style-name="P6">011 <text:s text:c="4"/>029 <text:s text:c="4"/>001 <text:s text:c="4"/>004 <text:s text:c="4"/>12810 <text:s text:c="2"/>143</text:p>
      <text:p text:style-name="P6">010 <text:s text:c="4"/>028 <text:s text:c="4"/>001 <text:s text:c="4"/>004 <text:s text:c="4"/>12810 <text:s text:c="2"/>143</text:p>
      <text:p text:style-name="P6">010 <text:s text:c="4"/>027 <text:s text:c="4"/>001 <text:s text:c="4"/>004 <text:s text:c="4"/>12810 <text:s text:c="2"/>143</text:p>
      <text:p text:style-name="P6"><text:soft-page-break/>012 <text:s text:c="4"/>027 <text:s text:c="4"/>001 <text:s text:c="4"/>004 <text:s text:c="4"/>12810 <text:s text:c="2"/>143</text:p>
      <text:p text:style-name="P6">012 <text:s text:c="4"/>033 <text:s text:c="4"/>001 <text:s text:c="4"/>004 <text:s text:c="4"/>12810 <text:s text:c="2"/>143</text:p>
      <text:p text:style-name="P6">012 <text:s text:c="4"/>041 <text:s text:c="4"/>001 <text:s text:c="4"/>004 <text:s text:c="4"/>12810 <text:s text:c="2"/>143</text:p>
      <text:p text:style-name="P6">012 <text:s text:c="4"/>042 <text:s text:c="4"/>001 <text:s text:c="4"/>004 <text:s text:c="4"/>12810 <text:s text:c="2"/>143</text:p>
      <text:p text:style-name="P6">012 <text:s text:c="4"/>039 <text:s text:c="4"/>001 <text:s text:c="4"/>004 <text:s text:c="4"/>12810 <text:s text:c="2"/>143</text:p>
      <text:p text:style-name="P6">011 <text:s text:c="4"/>041 <text:s text:c="4"/>001 <text:s text:c="4"/>004 <text:s text:c="4"/>12810 <text:s text:c="2"/>143</text:p>
      <text:p text:style-name="P6">011 <text:s text:c="4"/>033 <text:s text:c="4"/>001 <text:s text:c="4"/>004 <text:s text:c="4"/>12810 <text:s text:c="2"/>143</text:p>
      <text:p text:style-name="P6">010 <text:s text:c="4"/>032 <text:s text:c="4"/>001 <text:s text:c="4"/>004 <text:s text:c="4"/>12810 <text:s text:c="2"/>143</text:p>
      <text:p text:style-name="P6">010 <text:s text:c="4"/>029 <text:s text:c="4"/>001 <text:s text:c="4"/>004 <text:s text:c="4"/>12810 <text:s text:c="2"/>143</text:p>
      <text:p text:style-name="P6">011 <text:s text:c="4"/>032 <text:s text:c="4"/>001 <text:s text:c="4"/>004 <text:s text:c="4"/>12810 <text:s text:c="2"/>143</text:p>
      <text:p text:style-name="P6">012 <text:s text:c="4"/>031 <text:s text:c="4"/>001 <text:s text:c="4"/>004 <text:s text:c="4"/>12810 <text:s text:c="2"/>143</text:p>
      <text:p text:style-name="P6">011 <text:s text:c="4"/>037 <text:s text:c="4"/>001 <text:s text:c="4"/>004 <text:s text:c="4"/>12810 <text:s text:c="2"/>143</text:p>
      <text:p text:style-name="P6">012 <text:s text:c="4"/>038 <text:s text:c="4"/>001 <text:s text:c="4"/>005 <text:s text:c="4"/>12810 <text:s text:c="2"/>143</text:p>
      <text:p text:style-name="P6">011 <text:s text:c="4"/>042 <text:s text:c="4"/>001 <text:s text:c="4"/>005 <text:s text:c="4"/>12810 <text:s text:c="2"/>143</text:p>
      <text:p text:style-name="P6">012 <text:s text:c="4"/>034 <text:s text:c="4"/>001 <text:s text:c="4"/>005 <text:s text:c="4"/>12810 <text:s text:c="2"/>143</text:p>
      <text:p text:style-name="P6">010 <text:s text:c="4"/>033 <text:s text:c="4"/>001 <text:s text:c="4"/>004 <text:s text:c="4"/>12810 <text:s text:c="2"/>143</text:p>
      <text:p text:style-name="P6">009 <text:s text:c="4"/>029 <text:s text:c="4"/>001 <text:s text:c="4"/>004 <text:s text:c="4"/>12810 <text:s text:c="2"/>143</text:p>
      <text:p text:style-name="P6">009 <text:s text:c="4"/>029 <text:s text:c="4"/>001 <text:s text:c="4"/>004 <text:s text:c="4"/>12810 <text:s text:c="2"/>143</text:p>
      <text:p text:style-name="P6">010 <text:s text:c="4"/>028 <text:s text:c="4"/>001 <text:s text:c="4"/>004 <text:s text:c="4"/>12810 <text:s text:c="2"/>143</text:p>
      <text:p text:style-name="P6">010 <text:s text:c="4"/>033 <text:s text:c="4"/>001 <text:s text:c="4"/>004 <text:s text:c="4"/>12810 <text:s text:c="2"/>143</text:p>
      <text:p text:style-name="P6">010 <text:s text:c="4"/>040 <text:s text:c="4"/>001 <text:s text:c="4"/>005 <text:s text:c="4"/>12810 <text:s text:c="2"/>143</text:p>
      <text:p text:style-name="P6">010 <text:s text:c="4"/>040 <text:s text:c="4"/>001 <text:s text:c="4"/>005 <text:s text:c="4"/>12810 <text:s text:c="2"/>143</text:p>
      <text:p text:style-name="P6">010 <text:s text:c="4"/>032 <text:s text:c="4"/>001 <text:s text:c="4"/>005 <text:s text:c="4"/>12810 <text:s text:c="2"/>143</text:p>
      <text:p text:style-name="P6">010 <text:s text:c="4"/>028 <text:s text:c="4"/>001 <text:s text:c="4"/>005 <text:s text:c="4"/>12810 <text:s text:c="2"/>143</text:p>
      <text:p text:style-name="P6">010 <text:s text:c="4"/>028 <text:s text:c="4"/>001 <text:s text:c="4"/>005 <text:s text:c="4"/>12810 <text:s text:c="2"/>143</text:p>
      <text:p text:style-name="P6">011 <text:s text:c="4"/>029 <text:s text:c="4"/>001 <text:s text:c="4"/>004 <text:s text:c="4"/>12810 <text:s text:c="2"/>143</text:p>
      <text:p text:style-name="P6">012 <text:s text:c="4"/>029 <text:s text:c="4"/>001 <text:s text:c="4"/>004 <text:s text:c="4"/>12810 <text:s text:c="2"/>143</text:p>
      <text:p text:style-name="P6">013 <text:s text:c="4"/>034 <text:s text:c="4"/>001 <text:s text:c="4"/>005 <text:s text:c="4"/>12810 <text:s text:c="2"/>143</text:p>
      <text:p text:style-name="P6">012 <text:s text:c="4"/>042 <text:s text:c="4"/>001 <text:s text:c="4"/>005 <text:s text:c="4"/>12810 <text:s text:c="2"/>143</text:p>
      <text:p text:style-name="P6">012 <text:s text:c="4"/>043 <text:s text:c="4"/>001 <text:s text:c="4"/>005 <text:s text:c="4"/>12810 <text:s text:c="2"/>143</text:p>
      <text:p text:style-name="P6">013 <text:s text:c="4"/>033 <text:s text:c="4"/>001 <text:s text:c="4"/>005 <text:s text:c="4"/>12810 <text:s text:c="2"/>143</text:p>
      <text:p text:style-name="P6">012 <text:s text:c="4"/>030 <text:s text:c="4"/>001 <text:s text:c="4"/>005 <text:s text:c="4"/>12810 <text:s text:c="2"/>143</text:p>
      <text:p text:style-name="P6">013 <text:s text:c="4"/>033 <text:s text:c="4"/>001 <text:s text:c="4"/>005 <text:s text:c="4"/>12810 <text:s text:c="2"/>143</text:p>
      <text:p text:style-name="P6">013 <text:s text:c="4"/>033 <text:s text:c="4"/>001 <text:s text:c="4"/>005 <text:s text:c="4"/>12810 <text:s text:c="2"/>143</text:p>
      <text:p text:style-name="P6">014 <text:s text:c="4"/>039 <text:s text:c="4"/>001 <text:s text:c="4"/>005 <text:s text:c="4"/>12810 <text:s text:c="2"/>143</text:p>
      <text:p text:style-name="P6">015 <text:s text:c="4"/>042 <text:s text:c="4"/>001 <text:s text:c="4"/>005 <text:s text:c="4"/>12810 <text:s text:c="2"/>143</text:p>
      <text:p text:style-name="P6">013 <text:s text:c="4"/>041 <text:s text:c="4"/>001 <text:s text:c="4"/>005 <text:s text:c="4"/>12810 <text:s text:c="2"/>143</text:p>
      <text:p text:style-name="P6">014 <text:s text:c="4"/>034 <text:s text:c="4"/>001 <text:s text:c="4"/>005 <text:s text:c="4"/>12810 <text:s text:c="2"/>143</text:p>
      <text:p text:style-name="P6">013 <text:s text:c="4"/>033 <text:s text:c="4"/>001 <text:s text:c="4"/>005 <text:s text:c="4"/>12810 <text:s text:c="2"/>143</text:p>
      <text:p text:style-name="P6">013 <text:s text:c="4"/>029 <text:s text:c="4"/>001 <text:s text:c="4"/>005 <text:s text:c="4"/>12810 <text:s text:c="2"/>143</text:p>
      <text:p text:style-name="P6">012 <text:s text:c="4"/>028 <text:s text:c="4"/>001 <text:s text:c="4"/>005 <text:s text:c="4"/>12810 <text:s text:c="2"/>143</text:p>
      <text:p text:style-name="P6">013 <text:s text:c="4"/>028 <text:s text:c="4"/>001 <text:s text:c="4"/>005 <text:s text:c="4"/>12810 <text:s text:c="2"/>143</text:p>
      <text:p text:style-name="P6">012 <text:s text:c="4"/>033 <text:s text:c="4"/>001 <text:s text:c="4"/>005 <text:s text:c="4"/>12810 <text:s text:c="2"/>143</text:p>
      <text:p text:style-name="P6">014 <text:s text:c="4"/>033 <text:s text:c="4"/>001 <text:s text:c="4"/>005 <text:s text:c="4"/>12810 <text:s text:c="2"/>143</text:p>
      <text:p text:style-name="P6">013 <text:s text:c="4"/>040 <text:s text:c="4"/>001 <text:s text:c="4"/>005 <text:s text:c="4"/>12810 <text:s text:c="2"/>143</text:p>
      <text:p text:style-name="P6">014 <text:s text:c="4"/>039 <text:s text:c="4"/>001 <text:s text:c="4"/>006 <text:s text:c="4"/>12810 <text:s text:c="2"/>143</text:p>
      <text:p text:style-name="P6">013 <text:s text:c="4"/>038 <text:s text:c="4"/>001 <text:s text:c="4"/>006 <text:s text:c="4"/>12810 <text:s text:c="2"/>143</text:p>
      <text:p text:style-name="P6">012 <text:s text:c="4"/>030 <text:s text:c="4"/>001 <text:s text:c="4"/>005 <text:s text:c="4"/>12810 <text:s text:c="2"/>143</text:p>
      <text:p text:style-name="P6">012 <text:s text:c="4"/>030 <text:s text:c="4"/>001 <text:s text:c="4"/>005 <text:s text:c="4"/>12810 <text:s text:c="2"/>143</text:p>
      <text:p text:style-name="P6"><text:soft-page-break/>013 <text:s text:c="4"/>036 <text:s text:c="4"/>001 <text:s text:c="4"/>005 <text:s text:c="4"/>12810 <text:s text:c="2"/>143</text:p>
      <text:p text:style-name="P6">013 <text:s text:c="4"/>036 <text:s text:c="4"/>001 <text:s text:c="4"/>005 <text:s text:c="4"/>12810 <text:s text:c="2"/>143</text:p>
      <text:p text:style-name="P6">014 <text:s text:c="4"/>043 <text:s text:c="4"/>001 <text:s text:c="4"/>005 <text:s text:c="4"/>12810 <text:s text:c="2"/>143</text:p>
      <text:p text:style-name="P6">014 <text:s text:c="4"/>031 <text:s text:c="4"/>001 <text:s text:c="4"/>005 <text:s text:c="4"/>12810 <text:s text:c="2"/>143</text:p>
      <text:p text:style-name="P6">014 <text:s text:c="4"/>031 <text:s text:c="4"/>001 <text:s text:c="4"/>005 <text:s text:c="4"/>12810 <text:s text:c="2"/>143</text:p>
      <text:p text:style-name="P6">015 <text:s text:c="4"/>031 <text:s text:c="4"/>001 <text:s text:c="4"/>005 <text:s text:c="4"/>12810 <text:s text:c="2"/>143</text:p>
      <text:p text:style-name="P6">015 <text:s text:c="4"/>031 <text:s text:c="4"/>001 <text:s text:c="4"/>005 <text:s text:c="4"/>12810 <text:s text:c="2"/>143</text:p>
      <text:p text:style-name="P6">016 <text:s text:c="4"/>032 <text:s text:c="4"/>001 <text:s text:c="4"/>005 <text:s text:c="4"/>12810 <text:s text:c="2"/>143</text:p>
      <text:p text:style-name="P6">016 <text:s text:c="4"/>038 <text:s text:c="4"/>001 <text:s text:c="4"/>005 <text:s text:c="4"/>12810 <text:s text:c="2"/>143</text:p>
      <text:p text:style-name="P6">015 <text:s text:c="4"/>047 <text:s text:c="4"/>001 <text:s text:c="4"/>006 <text:s text:c="4"/>12810 <text:s text:c="2"/>143</text:p>
      <text:p text:style-name="P6">015 <text:s text:c="4"/>046 <text:s text:c="4"/>001 <text:s text:c="4"/>006 <text:s text:c="4"/>12810 <text:s text:c="2"/>143</text:p>
      <text:p text:style-name="P6">014 <text:s text:c="4"/>032 <text:s text:c="4"/>001 <text:s text:c="4"/>005 <text:s text:c="4"/>12810 <text:s text:c="2"/>143</text:p>
      <text:p text:style-name="P6">015 <text:s text:c="4"/>031 <text:s text:c="4"/>001 <text:s text:c="4"/>005 <text:s text:c="4"/>12810 <text:s text:c="2"/>143</text:p>
      <text:p text:style-name="P6">015 <text:s text:c="4"/>031 <text:s text:c="4"/>001 <text:s text:c="4"/>005 <text:s text:c="4"/>12810 <text:s text:c="2"/>143</text:p>
      <text:p text:style-name="P6">015 <text:s text:c="4"/>034 <text:s text:c="4"/>001 <text:s text:c="4"/>005 <text:s text:c="4"/>12810 <text:s text:c="2"/>143</text:p>
      <text:p text:style-name="P6">015 <text:s text:c="4"/>035 <text:s text:c="4"/>001 <text:s text:c="4"/>005 <text:s text:c="4"/>12810 <text:s text:c="2"/>143</text:p>
      <text:p text:style-name="P6">017 <text:s text:c="4"/>043 <text:s text:c="4"/>001 <text:s text:c="4"/>005 <text:s text:c="4"/>12810 <text:s text:c="2"/>143</text:p>
      <text:p text:style-name="P6">018 <text:s text:c="4"/>044 <text:s text:c="4"/>001 <text:s text:c="4"/>006 <text:s text:c="4"/>12810 <text:s text:c="2"/>143</text:p>
      <text:p text:style-name="P6">020 <text:s text:c="4"/>050 <text:s text:c="4"/>001 <text:s text:c="4"/>006 <text:s text:c="4"/>12810 <text:s text:c="2"/>143</text:p>
      <text:p text:style-name="P6">018 <text:s text:c="4"/>041 <text:s text:c="4"/>001 <text:s text:c="4"/>006 <text:s text:c="4"/>12810 <text:s text:c="2"/>143</text:p>
      <text:p text:style-name="P6">017 <text:s text:c="4"/>041 <text:s text:c="4"/>001 <text:s text:c="4"/>006 <text:s text:c="4"/>12810 <text:s text:c="2"/>143</text:p>
      <text:p text:style-name="P6">016 <text:s text:c="4"/>034 <text:s text:c="4"/>001 <text:s text:c="4"/>006 <text:s text:c="4"/>12810 <text:s text:c="2"/>143</text:p>
      <text:p text:style-name="P6">016 <text:s text:c="4"/>033 <text:s text:c="4"/>001 <text:s text:c="4"/>005 <text:s text:c="4"/>12810 <text:s text:c="2"/>143</text:p>
      <text:p text:style-name="P6">017 <text:s text:c="4"/>031 <text:s text:c="4"/>001 <text:s text:c="4"/>005 <text:s text:c="4"/>12810 <text:s text:c="2"/>143</text:p>
      <text:p text:style-name="P6">018 <text:s text:c="4"/>047 <text:s text:c="4"/>001 <text:s text:c="4"/>006 <text:s text:c="4"/>12810 <text:s text:c="2"/>143</text:p>
      <text:p text:style-name="P6">017 <text:s text:c="4"/>048 <text:s text:c="4"/>001 <text:s text:c="4"/>006 <text:s text:c="4"/>12810 <text:s text:c="2"/>143</text:p>
      <text:p text:style-name="P6">017 <text:s text:c="4"/>038 <text:s text:c="4"/>001 <text:s text:c="4"/>006 <text:s text:c="4"/>12810 <text:s text:c="2"/>143</text:p>
      <text:p text:style-name="P6">015 <text:s text:c="4"/>038 <text:s text:c="4"/>001 <text:s text:c="4"/>006 <text:s text:c="4"/>12810 <text:s text:c="2"/>143</text:p>
      <text:p text:style-name="P6">016 <text:s text:c="4"/>033 <text:s text:c="4"/>001 <text:s text:c="4"/>006 <text:s text:c="4"/>12810 <text:s text:c="2"/>143</text:p>
      <text:p text:style-name="P6">016 <text:s text:c="4"/>034 <text:s text:c="4"/>001 <text:s text:c="4"/>005 <text:s text:c="4"/>12810 <text:s text:c="2"/>143</text:p>
      <text:p text:style-name="P6">016 <text:s text:c="4"/>033 <text:s text:c="4"/>001 <text:s text:c="4"/>005 <text:s text:c="4"/>12810 <text:s text:c="2"/>143</text:p>
      <text:p text:style-name="P6">018 <text:s text:c="4"/>040 <text:s text:c="4"/>001 <text:s text:c="4"/>006 <text:s text:c="4"/>12810 <text:s text:c="2"/>143</text:p>
      <text:p text:style-name="P6">019 <text:s text:c="4"/>042 <text:s text:c="4"/>001 <text:s text:c="4"/>006 <text:s text:c="4"/>12810 <text:s text:c="2"/>143</text:p>
      <text:p text:style-name="P6">021 <text:s text:c="4"/>052 <text:s text:c="4"/>001 <text:s text:c="4"/>006 <text:s text:c="4"/>12810 <text:s text:c="2"/>143</text:p>
      <text:p text:style-name="P6">021 <text:s text:c="4"/>043 <text:s text:c="4"/>001 <text:s text:c="4"/>007 <text:s text:c="4"/>12810 <text:s text:c="2"/>143</text:p>
      <text:p text:style-name="P6">021 <text:s text:c="4"/>043 <text:s text:c="4"/>001 <text:s text:c="4"/>007 <text:s text:c="4"/>12810 <text:s text:c="2"/>143</text:p>
      <text:p text:style-name="P6">019 <text:s text:c="4"/>037 <text:s text:c="4"/>001 <text:s text:c="4"/>006 <text:s text:c="4"/>12810 <text:s text:c="2"/>143</text:p>
      <text:p text:style-name="P6">019 <text:s text:c="4"/>036 <text:s text:c="4"/>001 <text:s text:c="4"/>006 <text:s text:c="4"/>12810 <text:s text:c="2"/>143</text:p>
      <text:p text:style-name="P6">019 <text:s text:c="4"/>034 <text:s text:c="4"/>001 <text:s text:c="4"/>006 <text:s text:c="4"/>12810 <text:s text:c="2"/>143</text:p>
      <text:p text:style-name="P6">020 <text:s text:c="4"/>036 <text:s text:c="4"/>001 <text:s text:c="4"/>006 <text:s text:c="4"/>12810 <text:s text:c="2"/>143</text:p>
      <text:p text:style-name="P6">020 <text:s text:c="4"/>033 <text:s text:c="4"/>001 <text:s text:c="4"/>006 <text:s text:c="4"/>12810 <text:s text:c="2"/>143</text:p>
      <text:p text:style-name="P6">021 <text:s text:c="4"/>033 <text:s text:c="4"/>001 <text:s text:c="4"/>006 <text:s text:c="4"/>12810 <text:s text:c="2"/>143</text:p>
      <text:p text:style-name="P6">020 <text:s text:c="4"/>036 <text:s text:c="4"/>001 <text:s text:c="4"/>005 <text:s text:c="4"/>12810 <text:s text:c="2"/>143</text:p>
      <text:p text:style-name="P6">022 <text:s text:c="4"/>037 <text:s text:c="4"/>001 <text:s text:c="4"/>006 <text:s text:c="4"/>12810 <text:s text:c="2"/>143</text:p>
      <text:p text:style-name="P6">022 <text:s text:c="4"/>044 <text:s text:c="4"/>001 <text:s text:c="4"/>006 <text:s text:c="4"/>12810 <text:s text:c="2"/>143</text:p>
      <text:p text:style-name="P6">023 <text:s text:c="4"/>049 <text:s text:c="4"/>001 <text:s text:c="4"/>007 <text:s text:c="4"/>12810 <text:s text:c="2"/>143</text:p>
      <text:p text:style-name="P6">023 <text:s text:c="4"/>048 <text:s text:c="4"/>001 <text:s text:c="4"/>006 <text:s text:c="4"/>12810 <text:s text:c="2"/>143</text:p>
      <text:p text:style-name="P6">022 <text:s text:c="4"/>039 <text:s text:c="4"/>001 <text:s text:c="4"/>006 <text:s text:c="4"/>12810 <text:s text:c="2"/>143</text:p>
      <text:p text:style-name="P6">023 <text:s text:c="4"/>039 <text:s text:c="4"/>001 <text:s text:c="4"/>006 <text:s text:c="4"/>12810 <text:s text:c="2"/>143</text:p>
      <text:p text:style-name="P6"><text:soft-page-break/>021 <text:s text:c="4"/>034 <text:s text:c="4"/>001 <text:s text:c="4"/>006 <text:s text:c="4"/>12810 <text:s text:c="2"/>143</text:p>
      <text:p text:style-name="P6">023 <text:s text:c="4"/>033 <text:s text:c="4"/>001 <text:s text:c="4"/>006 <text:s text:c="4"/>12810 <text:s text:c="2"/>143</text:p>
      <text:p text:style-name="P6">024 <text:s text:c="4"/>034 <text:s text:c="4"/>001 <text:s text:c="4"/>006 <text:s text:c="4"/>12810 <text:s text:c="2"/>143</text:p>
      <text:p text:style-name="P6">022 <text:s text:c="4"/>040 <text:s text:c="4"/>001 <text:s text:c="4"/>006 <text:s text:c="4"/>12810 <text:s text:c="2"/>143</text:p>
      <text:p text:style-name="P6">025 <text:s text:c="4"/>041 <text:s text:c="4"/>001 <text:s text:c="4"/>006 <text:s text:c="4"/>12810 <text:s text:c="2"/>143</text:p>
      <text:p text:style-name="P6">023 <text:s text:c="4"/>048 <text:s text:c="4"/>001 <text:s text:c="4"/>006 <text:s text:c="4"/>12810 <text:s text:c="2"/>143</text:p>
      <text:p text:style-name="P6">023 <text:s text:c="4"/>049 <text:s text:c="4"/>001 <text:s text:c="4"/>007 <text:s text:c="4"/>12810 <text:s text:c="2"/>143</text:p>
      <text:p text:style-name="P6">023 <text:s text:c="4"/>043 <text:s text:c="4"/>001 <text:s text:c="4"/>007 <text:s text:c="4"/>12810 <text:s text:c="2"/>143</text:p>
      <text:p text:style-name="P6">024 <text:s text:c="4"/>036 <text:s text:c="4"/>001 <text:s text:c="4"/>006 <text:s text:c="4"/>12810 <text:s text:c="2"/>143</text:p>
      <text:p text:style-name="P6">023 <text:s text:c="4"/>035 <text:s text:c="4"/>001 <text:s text:c="4"/>006 <text:s text:c="4"/>12810 <text:s text:c="2"/>143</text:p>
      <text:p text:style-name="P6">022 <text:s text:c="4"/>032 <text:s text:c="4"/>001 <text:s text:c="4"/>006 <text:s text:c="4"/>12810 <text:s text:c="2"/>143</text:p>
      <text:p text:style-name="P6">022 <text:s text:c="4"/>036 <text:s text:c="4"/>001 <text:s text:c="4"/>005 <text:s text:c="4"/>12810 <text:s text:c="2"/>143</text:p>
      <text:p text:style-name="P6">021 <text:s text:c="4"/>035 <text:s text:c="4"/>001 <text:s text:c="4"/>005 <text:s text:c="4"/>12810 <text:s text:c="2"/>143</text:p>
      <text:p text:style-name="P6">023 <text:s text:c="4"/>041 <text:s text:c="4"/>001 <text:s text:c="4"/>006 <text:s text:c="4"/>12810 <text:s text:c="2"/>143</text:p>
      <text:p text:style-name="P6">022 <text:s text:c="4"/>041 <text:s text:c="4"/>001 <text:s text:c="4"/>006 <text:s text:c="4"/>12810 <text:s text:c="2"/>143</text:p>
      <text:p text:style-name="P6">023 <text:s text:c="4"/>043 <text:s text:c="4"/>001 <text:s text:c="4"/>006 <text:s text:c="4"/>12810 <text:s text:c="2"/>143</text:p>
      <text:p text:style-name="P6">021 <text:s text:c="4"/>031 <text:s text:c="4"/>001 <text:s text:c="4"/>006 <text:s text:c="4"/>12810 <text:s text:c="2"/>143</text:p>
      <text:p text:style-name="P6">020 <text:s text:c="4"/>030 <text:s text:c="4"/>001 <text:s text:c="4"/>006 <text:s text:c="4"/>12810 <text:s text:c="2"/>143</text:p>
      <text:p text:style-name="P6">021 <text:s text:c="4"/>038 <text:s text:c="4"/>001 <text:s text:c="4"/>006 <text:s text:c="4"/>12810 <text:s text:c="2"/>143</text:p>
      <text:p text:style-name="P6">021 <text:s text:c="4"/>041 <text:s text:c="4"/>001 <text:s text:c="4"/>006 <text:s text:c="4"/>12810 <text:s text:c="2"/>143</text:p>
      <text:p text:style-name="P6">021 <text:s text:c="4"/>041 <text:s text:c="4"/>001 <text:s text:c="4"/>006 <text:s text:c="4"/>12810 <text:s text:c="2"/>143</text:p>
      <text:p text:style-name="P6">022 <text:s text:c="4"/>033 <text:s text:c="4"/>001 <text:s text:c="4"/>006 <text:s text:c="4"/>12810 <text:s text:c="2"/>143</text:p>
      <text:p text:style-name="P6">020 <text:s text:c="4"/>029 <text:s text:c="4"/>001 <text:s text:c="4"/>006 <text:s text:c="4"/>12810 <text:s text:c="2"/>143</text:p>
      <text:p text:style-name="P6">022 <text:s text:c="4"/>030 <text:s text:c="4"/>001 <text:s text:c="4"/>006 <text:s text:c="4"/>12810 <text:s text:c="2"/>143</text:p>
      <text:p text:style-name="P6">021 <text:s text:c="4"/>030 <text:s text:c="4"/>001 <text:s text:c="4"/>006 <text:s text:c="4"/>12810 <text:s text:c="2"/>143</text:p>
      <text:p text:style-name="P6">022 <text:s text:c="4"/>030 <text:s text:c="4"/>001 <text:s text:c="4"/>006 <text:s text:c="4"/>12810 <text:s text:c="2"/>143</text:p>
      <text:p text:style-name="P6">023 <text:s text:c="4"/>035 <text:s text:c="4"/>001 <text:s text:c="4"/>006 <text:s text:c="4"/>12810 <text:s text:c="2"/>143</text:p>
      <text:p text:style-name="P6">022 <text:s text:c="4"/>041 <text:s text:c="4"/>001 <text:s text:c="4"/>006 <text:s text:c="4"/>12810 <text:s text:c="2"/>143</text:p>
      <text:p text:style-name="P6">022 <text:s text:c="4"/>042 <text:s text:c="4"/>001 <text:s text:c="4"/>006 <text:s text:c="4"/>12810 <text:s text:c="2"/>143</text:p>
      <text:p text:style-name="P6">023 <text:s text:c="4"/>037 <text:s text:c="4"/>001 <text:s text:c="4"/>007 <text:s text:c="4"/>12810 <text:s text:c="2"/>143</text:p>
      <text:p text:style-name="P6">022 <text:s text:c="4"/>037 <text:s text:c="4"/>001 <text:s text:c="4"/>006 <text:s text:c="4"/>12810 <text:s text:c="2"/>143</text:p>
      <text:p text:style-name="P6">022 <text:s text:c="4"/>032 <text:s text:c="4"/>001 <text:s text:c="4"/>006 <text:s text:c="4"/>12810 <text:s text:c="2"/>143</text:p>
      <text:p text:style-name="P6">022 <text:s text:c="4"/>030 <text:s text:c="4"/>001 <text:s text:c="4"/>006 <text:s text:c="4"/>12810 <text:s text:c="2"/>143</text:p>
      <text:p text:style-name="P6">022 <text:s text:c="4"/>030 <text:s text:c="4"/>001 <text:s text:c="4"/>006 <text:s text:c="4"/>12810 <text:s text:c="2"/>143</text:p>
      <text:p text:style-name="P6">024 <text:s text:c="4"/>037 <text:s text:c="4"/>001 <text:s text:c="4"/>007 <text:s text:c="4"/>12810 <text:s text:c="2"/>143</text:p>
      <text:p text:style-name="P6">023 <text:s text:c="4"/>037 <text:s text:c="4"/>001 <text:s text:c="4"/>006 <text:s text:c="4"/>12810 <text:s text:c="2"/>143</text:p>
      <text:p text:style-name="P6">024 <text:s text:c="4"/>032 <text:s text:c="4"/>001 <text:s text:c="4"/>006 <text:s text:c="4"/>12810 <text:s text:c="2"/>143</text:p>
      <text:p text:style-name="P6">024 <text:s text:c="4"/>032 <text:s text:c="4"/>001 <text:s text:c="4"/>006 <text:s text:c="4"/>12810 <text:s text:c="2"/>143</text:p>
      <text:p text:style-name="P6">024 <text:s text:c="4"/>031 <text:s text:c="4"/>001 <text:s text:c="4"/>006 <text:s text:c="4"/>12810 <text:s text:c="2"/>143</text:p>
      <text:p text:style-name="P6">025 <text:s text:c="4"/>036 <text:s text:c="4"/>001 <text:s text:c="4"/>006 <text:s text:c="4"/>12810 <text:s text:c="2"/>143</text:p>
      <text:p text:style-name="P6">025 <text:s text:c="4"/>037 <text:s text:c="4"/>001 <text:s text:c="4"/>006 <text:s text:c="4"/>12810 <text:s text:c="2"/>143</text:p>
      <text:p text:style-name="P6">024 <text:s text:c="4"/>043 <text:s text:c="4"/>001 <text:s text:c="4"/>006 <text:s text:c="4"/>12810 <text:s text:c="2"/>143</text:p>
      <text:p text:style-name="P6">025 <text:s text:c="4"/>044 <text:s text:c="4"/>001 <text:s text:c="4"/>007 <text:s text:c="4"/>12810 <text:s text:c="2"/>143</text:p>
      <text:p text:style-name="P6">025 <text:s text:c="4"/>042 <text:s text:c="4"/>001 <text:s text:c="4"/>007 <text:s text:c="4"/>12810 <text:s text:c="2"/>143</text:p>
      <text:p text:style-name="P6">022 <text:s text:c="4"/>035 <text:s text:c="4"/>001 <text:s text:c="4"/>007 <text:s text:c="4"/>12810 <text:s text:c="2"/>143</text:p>
      <text:p text:style-name="P6">022 <text:s text:c="4"/>035 <text:s text:c="4"/>001 <text:s text:c="4"/>006 <text:s text:c="4"/>12810 <text:s text:c="2"/>143</text:p>
      <text:p text:style-name="P6">023 <text:s text:c="4"/>031 <text:s text:c="4"/>001 <text:s text:c="4"/>006 <text:s text:c="4"/>12810 <text:s text:c="2"/>143</text:p>
      <text:p text:style-name="P6">023 <text:s text:c="4"/>031 <text:s text:c="4"/>001 <text:s text:c="4"/>006 <text:s text:c="4"/>12810 <text:s text:c="2"/>143</text:p>
      <text:p text:style-name="P6">023 <text:s text:c="4"/>034 <text:s text:c="4"/>001 <text:s text:c="4"/>006 <text:s text:c="4"/>12810 <text:s text:c="2"/>143</text:p>
      <text:p text:style-name="P6"><text:soft-page-break/>024 <text:s text:c="4"/>039 <text:s text:c="4"/>001 <text:s text:c="4"/>006 <text:s text:c="4"/>12810 <text:s text:c="2"/>143</text:p>
      <text:p text:style-name="P6">024 <text:s text:c="4"/>040 <text:s text:c="4"/>001 <text:s text:c="4"/>006 <text:s text:c="4"/>12810 <text:s text:c="2"/>143</text:p>
      <text:p text:style-name="P6">025 <text:s text:c="4"/>048 <text:s text:c="4"/>001 <text:s text:c="4"/>007 <text:s text:c="4"/>12810 <text:s text:c="2"/>143</text:p>
      <text:p text:style-name="P6">025 <text:s text:c="4"/>049 <text:s text:c="4"/>001 <text:s text:c="4"/>007 <text:s text:c="4"/>12810 <text:s text:c="2"/>143</text:p>
      <text:p text:style-name="P6">024 <text:s text:c="4"/>040 <text:s text:c="4"/>001 <text:s text:c="4"/>007 <text:s text:c="4"/>12810 <text:s text:c="2"/>143</text:p>
      <text:p text:style-name="P6">025 <text:s text:c="4"/>034 <text:s text:c="4"/>001 <text:s text:c="4"/>006 <text:s text:c="4"/>12810 <text:s text:c="2"/>143</text:p>
      <text:p text:style-name="P6">024 <text:s text:c="4"/>035 <text:s text:c="4"/>001 <text:s text:c="4"/>006 <text:s text:c="4"/>12810 <text:s text:c="2"/>143</text:p>
      <text:p text:style-name="P6">024 <text:s text:c="4"/>035 <text:s text:c="4"/>001 <text:s text:c="4"/>006 <text:s text:c="4"/>12810 <text:s text:c="2"/>143</text:p>
      <text:p text:style-name="P6">024 <text:s text:c="4"/>037 <text:s text:c="4"/>001 <text:s text:c="4"/>006 <text:s text:c="4"/>12810 <text:s text:c="2"/>143</text:p>
      <text:p text:style-name="P6">024 <text:s text:c="4"/>044 <text:s text:c="4"/>001 <text:s text:c="4"/>006 <text:s text:c="4"/>12810 <text:s text:c="2"/>143</text:p>
      <text:p text:style-name="P6">023 <text:s text:c="4"/>045 <text:s text:c="4"/>001 <text:s text:c="4"/>007 <text:s text:c="4"/>12810 <text:s text:c="2"/>143</text:p>
      <text:p text:style-name="P6">023 <text:s text:c="4"/>047 <text:s text:c="4"/>001 <text:s text:c="4"/>007 <text:s text:c="4"/>12810 <text:s text:c="2"/>143</text:p>
      <text:p text:style-name="P6">020 <text:s text:c="4"/>033 <text:s text:c="4"/>001 <text:s text:c="4"/>006 <text:s text:c="4"/>12810 <text:s text:c="2"/>143</text:p>
      <text:p text:style-name="P6">021 <text:s text:c="4"/>032 <text:s text:c="4"/>001 <text:s text:c="4"/>006 <text:s text:c="4"/>12810 <text:s text:c="2"/>143</text:p>
      <text:p text:style-name="P6">021 <text:s text:c="4"/>037 <text:s text:c="4"/>001 <text:s text:c="4"/>006 <text:s text:c="4"/>12810 <text:s text:c="2"/>143</text:p>
      <text:p text:style-name="P6">021 <text:s text:c="4"/>039 <text:s text:c="4"/>001 <text:s text:c="4"/>006 <text:s text:c="4"/>12810 <text:s text:c="2"/>143</text:p>
      <text:p text:style-name="P6">022 <text:s text:c="4"/>045 <text:s text:c="4"/>001 <text:s text:c="4"/>006 <text:s text:c="4"/>12810 <text:s text:c="2"/>143</text:p>
      <text:p text:style-name="P6">022 <text:s text:c="4"/>045 <text:s text:c="4"/>001 <text:s text:c="4"/>007 <text:s text:c="4"/>12810 <text:s text:c="2"/>143</text:p>
      <text:p text:style-name="P6">023 <text:s text:c="4"/>041 <text:s text:c="4"/>001 <text:s text:c="4"/>007 <text:s text:c="4"/>12810 <text:s text:c="2"/>143</text:p>
      <text:p text:style-name="P6">023 <text:s text:c="4"/>035 <text:s text:c="4"/>001 <text:s text:c="4"/>007 <text:s text:c="4"/>12810 <text:s text:c="2"/>143</text:p>
      <text:p text:style-name="P6">024 <text:s text:c="4"/>034 <text:s text:c="4"/>001 <text:s text:c="4"/>006 <text:s text:c="4"/>12810 <text:s text:c="2"/>143</text:p>
      <text:p text:style-name="P6">024 <text:s text:c="4"/>031 <text:s text:c="4"/>001 <text:s text:c="4"/>006 <text:s text:c="4"/>12810 <text:s text:c="2"/>143</text:p>
      <text:p text:style-name="P6">024 <text:s text:c="4"/>031 <text:s text:c="4"/>001 <text:s text:c="4"/>006 <text:s text:c="4"/>12810 <text:s text:c="2"/>143</text:p>
      <text:p text:style-name="P6">025 <text:s text:c="4"/>035 <text:s text:c="4"/>001 <text:s text:c="4"/>006 <text:s text:c="4"/>12810 <text:s text:c="2"/>143</text:p>
      <text:p text:style-name="P6">026 <text:s text:c="4"/>041 <text:s text:c="4"/>001 <text:s text:c="4"/>006 <text:s text:c="4"/>12810 <text:s text:c="2"/>143</text:p>
      <text:p text:style-name="P6">025 <text:s text:c="4"/>041 <text:s text:c="4"/>001 <text:s text:c="4"/>006 <text:s text:c="4"/>12810 <text:s text:c="2"/>143</text:p>
      <text:p text:style-name="P6">026 <text:s text:c="4"/>046 <text:s text:c="4"/>001 <text:s text:c="4"/>007 <text:s text:c="4"/>12810 <text:s text:c="2"/>143</text:p>
      <text:p text:style-name="P6">025 <text:s text:c="4"/>047 <text:s text:c="4"/>001 <text:s text:c="4"/>007 <text:s text:c="4"/>12810 <text:s text:c="2"/>143</text:p>
      <text:p text:style-name="P6">026 <text:s text:c="4"/>038 <text:s text:c="4"/>001 <text:s text:c="4"/>007 <text:s text:c="4"/>12810 <text:s text:c="2"/>143</text:p>
      <text:p text:style-name="P6">024 <text:s text:c="4"/>038 <text:s text:c="4"/>001 <text:s text:c="4"/>006 <text:s text:c="4"/>12810 <text:s text:c="2"/>143</text:p>
      <text:p text:style-name="P6">024 <text:s text:c="4"/>033 <text:s text:c="4"/>001 <text:s text:c="4"/>006 <text:s text:c="4"/>12810 <text:s text:c="2"/>143</text:p>
      <text:p text:style-name="P6">023 <text:s text:c="4"/>033 <text:s text:c="4"/>001 <text:s text:c="4"/>006 <text:s text:c="4"/>12810 <text:s text:c="2"/>143</text:p>
      <text:p text:style-name="P6">025 <text:s text:c="4"/>033 <text:s text:c="4"/>001 <text:s text:c="4"/>006 <text:s text:c="4"/>12810 <text:s text:c="2"/>143</text:p>
      <text:p text:style-name="P6">025 <text:s text:c="4"/>038 <text:s text:c="4"/>001 <text:s text:c="4"/>006 <text:s text:c="4"/>12810 <text:s text:c="2"/>143</text:p>
      <text:p text:style-name="P6">026 <text:s text:c="4"/>038 <text:s text:c="4"/>001 <text:s text:c="4"/>007 <text:s text:c="4"/>12810 <text:s text:c="2"/>143</text:p>
      <text:p text:style-name="P6">025 <text:s text:c="4"/>032 <text:s text:c="4"/>001 <text:s text:c="4"/>006 <text:s text:c="4"/>12810 <text:s text:c="2"/>143</text:p>
      <text:p text:style-name="P6">026 <text:s text:c="4"/>036 <text:s text:c="4"/>001 <text:s text:c="4"/>007 <text:s text:c="4"/>12810 <text:s text:c="2"/>143</text:p>
      <text:p text:style-name="P6">023 <text:s text:c="4"/>032 <text:s text:c="4"/>001 <text:s text:c="4"/>006 <text:s text:c="4"/>12810 <text:s text:c="2"/>143</text:p>
      <text:p text:style-name="P6">023 <text:s text:c="4"/>032 <text:s text:c="4"/>001 <text:s text:c="4"/>006 <text:s text:c="4"/>12810 <text:s text:c="2"/>143</text:p>
      <text:p text:style-name="P6">024 <text:s text:c="4"/>034 <text:s text:c="4"/>001 <text:s text:c="4"/>006 <text:s text:c="4"/>12810 <text:s text:c="2"/>143</text:p>
      <text:p text:style-name="P6">025 <text:s text:c="4"/>034 <text:s text:c="4"/>001 <text:s text:c="4"/>006 <text:s text:c="4"/>12810 <text:s text:c="2"/>143</text:p>
      <text:p text:style-name="P6">025 <text:s text:c="4"/>040 <text:s text:c="4"/>001 <text:s text:c="4"/>006 <text:s text:c="4"/>12810 <text:s text:c="2"/>143</text:p>
      <text:p text:style-name="P6">025 <text:s text:c="4"/>041 <text:s text:c="4"/>001 <text:s text:c="4"/>007 <text:s text:c="4"/>12810 <text:s text:c="2"/>143</text:p>
      <text:p text:style-name="P6">025 <text:s text:c="4"/>049 <text:s text:c="4"/>001 <text:s text:c="4"/>007 <text:s text:c="4"/>12810 <text:s text:c="2"/>143</text:p>
      <text:p text:style-name="P6">024 <text:s text:c="4"/>041 <text:s text:c="4"/>001 <text:s text:c="4"/>007 <text:s text:c="4"/>12810 <text:s text:c="2"/>143</text:p>
      <text:p text:style-name="P6">023 <text:s text:c="4"/>040 <text:s text:c="4"/>001 <text:s text:c="4"/>007 <text:s text:c="4"/>12810 <text:s text:c="2"/>143</text:p>
      <text:p text:style-name="P6">021 <text:s text:c="4"/>034 <text:s text:c="4"/>001 <text:s text:c="4"/>007 <text:s text:c="4"/>12810 <text:s text:c="2"/>143</text:p>
      <text:p text:style-name="P6">022 <text:s text:c="4"/>035 <text:s text:c="4"/>001 <text:s text:c="4"/>006 <text:s text:c="4"/>12810 <text:s text:c="2"/>143</text:p>
      <text:p text:style-name="P6">021 <text:s text:c="4"/>033 <text:s text:c="4"/>001 <text:s text:c="4"/>006 <text:s text:c="4"/>12810 <text:s text:c="2"/>143</text:p>
      <text:p text:style-name="P6"><text:soft-page-break/>021 <text:s text:c="4"/>038 <text:s text:c="4"/>001 <text:s text:c="4"/>006 <text:s text:c="4"/>12810 <text:s text:c="2"/>143</text:p>
      <text:p text:style-name="P6">023 <text:s text:c="4"/>039 <text:s text:c="4"/>001 <text:s text:c="4"/>006 <text:s text:c="4"/>12810 <text:s text:c="2"/>143</text:p>
      <text:p text:style-name="P6">023 <text:s text:c="4"/>048 <text:s text:c="4"/>001 <text:s text:c="4"/>007 <text:s text:c="4"/>12810 <text:s text:c="2"/>143</text:p>
      <text:p text:style-name="P6">023 <text:s text:c="4"/>048 <text:s text:c="4"/>001 <text:s text:c="4"/>007 <text:s text:c="4"/>12810 <text:s text:c="2"/>143</text:p>
      <text:p text:style-name="P6">025 <text:s text:c="4"/>048 <text:s text:c="4"/>001 <text:s text:c="4"/>007 <text:s text:c="4"/>12810 <text:s text:c="2"/>143</text:p>
      <text:p text:style-name="P6">023 <text:s text:c="4"/>040 <text:s text:c="4"/>001 <text:s text:c="4"/>007 <text:s text:c="4"/>12810 <text:s text:c="2"/>143</text:p>
      <text:p text:style-name="P6">024 <text:s text:c="4"/>041 <text:s text:c="4"/>001 <text:s text:c="4"/>007 <text:s text:c="4"/>12810 <text:s text:c="2"/>143</text:p>
      <text:p text:style-name="P6">024 <text:s text:c="4"/>036 <text:s text:c="4"/>001 <text:s text:c="4"/>006 <text:s text:c="4"/>12810 <text:s text:c="2"/>143</text:p>
      <text:p text:style-name="P6">024 <text:s text:c="4"/>044 <text:s text:c="4"/>001 <text:s text:c="4"/>007 <text:s text:c="4"/>12810 <text:s text:c="2"/>143</text:p>
      <text:p text:style-name="P6">023 <text:s text:c="4"/>053 <text:s text:c="4"/>001 <text:s text:c="4"/>007 <text:s text:c="4"/>12810 <text:s text:c="2"/>143</text:p>
      <text:p text:style-name="P6">025 <text:s text:c="4"/>054 <text:s text:c="4"/>001 <text:s text:c="4"/>008 <text:s text:c="4"/>12810 <text:s text:c="2"/>143</text:p>
      <text:p text:style-name="P6">024 <text:s text:c="4"/>046 <text:s text:c="4"/>001 <text:s text:c="4"/>008 <text:s text:c="4"/>12810 <text:s text:c="2"/>143</text:p>
      <text:p text:style-name="P6">024 <text:s text:c="4"/>038 <text:s text:c="4"/>001 <text:s text:c="4"/>007 <text:s text:c="4"/>12810 <text:s text:c="2"/>143</text:p>
      <text:p text:style-name="P6">026 <text:s text:c="4"/>052 <text:s text:c="4"/>001 <text:s text:c="4"/>007 <text:s text:c="4"/>12810 <text:s text:c="2"/>143</text:p>
      <text:p text:style-name="P6">026 <text:s text:c="4"/>036 <text:s text:c="4"/>001 <text:s text:c="4"/>006 <text:s text:c="4"/>12810 <text:s text:c="2"/>143</text:p>
      <text:p text:style-name="P6">025 <text:s text:c="4"/>043 <text:s text:c="4"/>001 <text:s text:c="4"/>006 <text:s text:c="4"/>12810 <text:s text:c="2"/>143</text:p>
      <text:p text:style-name="P6">027 <text:s text:c="4"/>052 <text:s text:c="4"/>001 <text:s text:c="4"/>007 <text:s text:c="4"/>12810 <text:s text:c="2"/>143</text:p>
      <text:p text:style-name="P6">026 <text:s text:c="4"/>052 <text:s text:c="4"/>001 <text:s text:c="4"/>008 <text:s text:c="4"/>12810 <text:s text:c="2"/>143</text:p>
      <text:p text:style-name="P6">026 <text:s text:c="4"/>045 <text:s text:c="4"/>001 <text:s text:c="4"/>008 <text:s text:c="4"/>12810 <text:s text:c="2"/>143</text:p>
      <text:p text:style-name="P6">026 <text:s text:c="4"/>043 <text:s text:c="4"/>001 <text:s text:c="4"/>007 <text:s text:c="4"/>12810 <text:s text:c="2"/>143</text:p>
      <text:p text:style-name="P6">026 <text:s text:c="4"/>036 <text:s text:c="4"/>001 <text:s text:c="4"/>007 <text:s text:c="4"/>12810 <text:s text:c="2"/>143</text:p>
      <text:p text:style-name="P6">027 <text:s text:c="4"/>052 <text:s text:c="4"/>001 <text:s text:c="4"/>007 <text:s text:c="4"/>12810 <text:s text:c="2"/>143</text:p>
      <text:p text:style-name="P6">025 <text:s text:c="4"/>037 <text:s text:c="4"/>001 <text:s text:c="4"/>007 <text:s text:c="4"/>12810 <text:s text:c="2"/>143</text:p>
      <text:p text:style-name="P6">026 <text:s text:c="4"/>044 <text:s text:c="4"/>001 <text:s text:c="4"/>007 <text:s text:c="4"/>12810 <text:s text:c="2"/>143</text:p>
      <text:p text:style-name="P6">026 <text:s text:c="4"/>049 <text:s text:c="4"/>001 <text:s text:c="4"/>007 <text:s text:c="4"/>12810 <text:s text:c="2"/>143</text:p>
      <text:p text:style-name="P6">025 <text:s text:c="4"/>048 <text:s text:c="4"/>001 <text:s text:c="4"/>007 <text:s text:c="4"/>12810 <text:s text:c="2"/>143</text:p>
      <text:p text:style-name="P6">024 <text:s text:c="4"/>040 <text:s text:c="4"/>001 <text:s text:c="4"/>007 <text:s text:c="4"/>12810 <text:s text:c="2"/>143</text:p>
      <text:p text:style-name="P6">024 <text:s text:c="4"/>039 <text:s text:c="4"/>001 <text:s text:c="4"/>007 <text:s text:c="4"/>12810 <text:s text:c="2"/>143</text:p>
      <text:p text:style-name="P6">023 <text:s text:c="4"/>033 <text:s text:c="4"/>001 <text:s text:c="4"/>007 <text:s text:c="4"/>12810 <text:s text:c="2"/>143</text:p>
      <text:p text:style-name="P6">024 <text:s text:c="4"/>032 <text:s text:c="4"/>001 <text:s text:c="4"/>006 <text:s text:c="4"/>12810 <text:s text:c="2"/>143</text:p>
      <text:p text:style-name="P6">023 <text:s text:c="4"/>032 <text:s text:c="4"/>001 <text:s text:c="4"/>006 <text:s text:c="4"/>12810 <text:s text:c="2"/>143</text:p>
      <text:p text:style-name="P6">026 <text:s text:c="4"/>037 <text:s text:c="4"/>001 <text:s text:c="4"/>006 <text:s text:c="4"/>12810 <text:s text:c="2"/>143</text:p>
      <text:p text:style-name="P6">025 <text:s text:c="4"/>037 <text:s text:c="4"/>001 <text:s text:c="4"/>007 <text:s text:c="4"/>12810 <text:s text:c="2"/>143</text:p>
      <text:p text:style-name="P6">025 <text:s text:c="4"/>044 <text:s text:c="4"/>001 <text:s text:c="4"/>007 <text:s text:c="4"/>12810 <text:s text:c="2"/>143</text:p>
      <text:p text:style-name="P6">025 <text:s text:c="4"/>042 <text:s text:c="4"/>000 <text:s text:c="4"/>007 <text:s text:c="4"/>12810 <text:s text:c="2"/>143</text:p>
      <text:p text:style-name="P6">025 <text:s text:c="4"/>041 <text:s text:c="4"/>001 <text:s text:c="4"/>007 <text:s text:c="4"/>12810 <text:s text:c="2"/>143</text:p>
      <text:p text:style-name="P6">024 <text:s text:c="4"/>035 <text:s text:c="4"/>001 <text:s text:c="4"/>007 <text:s text:c="4"/>12810 <text:s text:c="2"/>143</text:p>
      <text:p text:style-name="P6">024 <text:s text:c="4"/>035 <text:s text:c="4"/>001 <text:s text:c="4"/>006 <text:s text:c="4"/>12810 <text:s text:c="2"/>143</text:p>
      <text:p text:style-name="P6">024 <text:s text:c="4"/>033 <text:s text:c="4"/>001 <text:s text:c="4"/>006 <text:s text:c="4"/>12810 <text:s text:c="2"/>143</text:p>
      <text:p text:style-name="P6">025 <text:s text:c="4"/>032 <text:s text:c="4"/>001 <text:s text:c="4"/>006 <text:s text:c="4"/>12810 <text:s text:c="2"/>143</text:p>
      <text:p text:style-name="P6">024 <text:s text:c="4"/>035 <text:s text:c="4"/>001 <text:s text:c="4"/>006 <text:s text:c="4"/>12810 <text:s text:c="2"/>143</text:p>
      <text:p text:style-name="P6">024 <text:s text:c="4"/>042 <text:s text:c="4"/>001 <text:s text:c="4"/>006 <text:s text:c="4"/>12810 <text:s text:c="2"/>143</text:p>
      <text:p text:style-name="P6">026 <text:s text:c="4"/>043 <text:s text:c="4"/>001 <text:s text:c="4"/>007 <text:s text:c="4"/>12810 <text:s text:c="2"/>143</text:p>
      <text:p text:style-name="P6">026 <text:s text:c="4"/>050 <text:s text:c="4"/>001 <text:s text:c="4"/>007 <text:s text:c="4"/>12810 <text:s text:c="2"/>143</text:p>
      <text:p text:style-name="P6">025 <text:s text:c="4"/>040 <text:s text:c="4"/>001 <text:s text:c="4"/>007 <text:s text:c="4"/>12810 <text:s text:c="2"/>143</text:p>
      <text:p text:style-name="P6">026 <text:s text:c="4"/>039 <text:s text:c="4"/>001 <text:s text:c="4"/>007 <text:s text:c="4"/>12810 <text:s text:c="2"/>143</text:p>
      <text:p text:style-name="P6">025 <text:s text:c="4"/>035 <text:s text:c="4"/>001 <text:s text:c="4"/>007 <text:s text:c="4"/>12810 <text:s text:c="2"/>143</text:p>
      <text:p text:style-name="P6">025 <text:s text:c="4"/>035 <text:s text:c="4"/>001 <text:s text:c="4"/>006 <text:s text:c="4"/>12810 <text:s text:c="2"/>143</text:p>
      <text:p text:style-name="P6">024 <text:s text:c="4"/>036 <text:s text:c="4"/>001 <text:s text:c="4"/>006 <text:s text:c="4"/>12810 <text:s text:c="2"/>143</text:p>
      <text:p text:style-name="P6"><text:soft-page-break/>025 <text:s text:c="4"/>036 <text:s text:c="4"/>001 <text:s text:c="4"/>007 <text:s text:c="4"/>12810 <text:s text:c="2"/>143</text:p>
      <text:p text:style-name="P6">025 <text:s text:c="4"/>034 <text:s text:c="4"/>001 <text:s text:c="4"/>006 <text:s text:c="4"/>12810 <text:s text:c="2"/>143</text:p>
      <text:p text:style-name="P6">026 <text:s text:c="4"/>048 <text:s text:c="4"/>001 <text:s text:c="4"/>007 <text:s text:c="4"/>12810 <text:s text:c="2"/>143</text:p>
      <text:p text:style-name="P6">025 <text:s text:c="4"/>051 <text:s text:c="4"/>001 <text:s text:c="4"/>007 <text:s text:c="4"/>12810 <text:s text:c="2"/>143</text:p>
      <text:p text:style-name="P6">024 <text:s text:c="4"/>050 <text:s text:c="4"/>001 <text:s text:c="4"/>007 <text:s text:c="4"/>12810 <text:s text:c="2"/>143</text:p>
      <text:p text:style-name="P6">024 <text:s text:c="4"/>042 <text:s text:c="4"/>001 <text:s text:c="4"/>007 <text:s text:c="4"/>12810 <text:s text:c="2"/>143</text:p>
      <text:p text:style-name="P6">025 <text:s text:c="4"/>042 <text:s text:c="4"/>001 <text:s text:c="4"/>007 <text:s text:c="4"/>12810 <text:s text:c="2"/>143</text:p>
      <text:p text:style-name="P6">024 <text:s text:c="4"/>035 <text:s text:c="4"/>001 <text:s text:c="4"/>006 <text:s text:c="4"/>12810 <text:s text:c="2"/>143</text:p>
      <text:p text:style-name="P6">024 <text:s text:c="4"/>035 <text:s text:c="4"/>001 <text:s text:c="4"/>006 <text:s text:c="4"/>12810 <text:s text:c="2"/>143</text:p>
      <text:p text:style-name="P6">025 <text:s text:c="4"/>036 <text:s text:c="4"/>001 <text:s text:c="4"/>006 <text:s text:c="4"/>12810 <text:s text:c="2"/>143</text:p>
      <text:p text:style-name="P6">026 <text:s text:c="4"/>043 <text:s text:c="4"/>001 <text:s text:c="4"/>007 <text:s text:c="4"/>12810 <text:s text:c="2"/>143</text:p>
      <text:p text:style-name="P6">025 <text:s text:c="4"/>050 <text:s text:c="4"/>001 <text:s text:c="4"/>007 <text:s text:c="4"/>12810 <text:s text:c="2"/>143</text:p>
      <text:p text:style-name="P6">024 <text:s text:c="4"/>045 <text:s text:c="4"/>001 <text:s text:c="4"/>007 <text:s text:c="4"/>12810 <text:s text:c="2"/>143</text:p>
      <text:p text:style-name="P6">023 <text:s text:c="4"/>045 <text:s text:c="4"/>001 <text:s text:c="4"/>008 <text:s text:c="4"/>12810 <text:s text:c="2"/>143</text:p>
      <text:p text:style-name="P6">022 <text:s text:c="4"/>038 <text:s text:c="4"/>001 <text:s text:c="4"/>007 <text:s text:c="4"/>12810 <text:s text:c="2"/>143</text:p>
      <text:p text:style-name="P6">021 <text:s text:c="4"/>036 <text:s text:c="4"/>001 <text:s text:c="4"/>006 <text:s text:c="4"/>12810 <text:s text:c="2"/>143</text:p>
      <text:p text:style-name="P6">022 <text:s text:c="4"/>033 <text:s text:c="4"/>001 <text:s text:c="4"/>006 <text:s text:c="4"/>12810 <text:s text:c="2"/>143</text:p>
      <text:p text:style-name="P6">022 <text:s text:c="4"/>033 <text:s text:c="4"/>001 <text:s text:c="4"/>006 <text:s text:c="4"/>12810 <text:s text:c="2"/>143</text:p>
      <text:p text:style-name="P6">024 <text:s text:c="4"/>036 <text:s text:c="4"/>001 <text:s text:c="4"/>006 <text:s text:c="4"/>12810 <text:s text:c="2"/>143</text:p>
      <text:p text:style-name="P6">025 <text:s text:c="4"/>042 <text:s text:c="4"/>001 <text:s text:c="4"/>006 <text:s text:c="4"/>12810 <text:s text:c="2"/>143</text:p>
      <text:p text:style-name="P6">025 <text:s text:c="4"/>042 <text:s text:c="4"/>001 <text:s text:c="4"/>007 <text:s text:c="4"/>12810 <text:s text:c="2"/>143</text:p>
      <text:p text:style-name="P6">025 <text:s text:c="4"/>045 <text:s text:c="4"/>001 <text:s text:c="4"/>007 <text:s text:c="4"/>12810 <text:s text:c="2"/>143</text:p>
      <text:p text:style-name="P6">024 <text:s text:c="4"/>037 <text:s text:c="4"/>001 <text:s text:c="4"/>007 <text:s text:c="4"/>12810 <text:s text:c="2"/>143</text:p>
      <text:p text:style-name="P6">025 <text:s text:c="4"/>036 <text:s text:c="4"/>001 <text:s text:c="4"/>007 <text:s text:c="4"/>12810 <text:s text:c="2"/>143</text:p>
      <text:p text:style-name="P6">025 <text:s text:c="4"/>032 <text:s text:c="4"/>001 <text:s text:c="4"/>006 <text:s text:c="4"/>12810 <text:s text:c="2"/>143</text:p>
      <text:p text:style-name="P6">025 <text:s text:c="4"/>032 <text:s text:c="4"/>001 <text:s text:c="4"/>006 <text:s text:c="4"/>12810 <text:s text:c="2"/>143</text:p>
      <text:p text:style-name="P6">023 <text:s text:c="4"/>034 <text:s text:c="4"/>001 <text:s text:c="4"/>007 <text:s text:c="4"/>12810 <text:s text:c="2"/>143</text:p>
      <text:p text:style-name="P6">025 <text:s text:c="4"/>033 <text:s text:c="4"/>001 <text:s text:c="4"/>006 <text:s text:c="4"/>12810 <text:s text:c="2"/>143</text:p>
      <text:p text:style-name="P6">025 <text:s text:c="4"/>034 <text:s text:c="4"/>001 <text:s text:c="4"/>006 <text:s text:c="4"/>12810 <text:s text:c="2"/>143</text:p>
      <text:p text:style-name="P6">026 <text:s text:c="4"/>034 <text:s text:c="4"/>001 <text:s text:c="4"/>006 <text:s text:c="4"/>12810 <text:s text:c="2"/>143</text:p>
      <text:p text:style-name="P6">026 <text:s text:c="4"/>041 <text:s text:c="4"/>001 <text:s text:c="4"/>006 <text:s text:c="4"/>12810 <text:s text:c="2"/>143</text:p>
      <text:p text:style-name="P6">024 <text:s text:c="4"/>041 <text:s text:c="4"/>001 <text:s text:c="4"/>006 <text:s text:c="4"/>12810 <text:s text:c="2"/>143</text:p>
      <text:p text:style-name="P6">025 <text:s text:c="4"/>050 <text:s text:c="4"/>001 <text:s text:c="4"/>007 <text:s text:c="4"/>12810 <text:s text:c="2"/>143</text:p>
      <text:p text:style-name="P6">024 <text:s text:c="4"/>052 <text:s text:c="4"/>001 <text:s text:c="4"/>008 <text:s text:c="4"/>12810 <text:s text:c="2"/>143</text:p>
      <text:p text:style-name="P6">025 <text:s text:c="4"/>048 <text:s text:c="4"/>001 <text:s text:c="4"/>008 <text:s text:c="4"/>12810 <text:s text:c="2"/>143</text:p>
      <text:p text:style-name="P6">024 <text:s text:c="4"/>047 <text:s text:c="4"/>001 <text:s text:c="4"/>007 <text:s text:c="4"/>12810 <text:s text:c="2"/>143</text:p>
      <text:p text:style-name="P6">025 <text:s text:c="4"/>040 <text:s text:c="4"/>001 <text:s text:c="4"/>007 <text:s text:c="4"/>12810 <text:s text:c="2"/>143</text:p>
      <text:p text:style-name="P6">024 <text:s text:c="4"/>037 <text:s text:c="4"/>001 <text:s text:c="4"/>006 <text:s text:c="4"/>12810 <text:s text:c="2"/>143</text:p>
      <text:p text:style-name="P6">024 <text:s text:c="4"/>037 <text:s text:c="4"/>001 <text:s text:c="4"/>006 <text:s text:c="4"/>12810 <text:s text:c="2"/>143</text:p>
      <text:p text:style-name="P6">025 <text:s text:c="4"/>040 <text:s text:c="4"/>001 <text:s text:c="4"/>006 <text:s text:c="4"/>12810 <text:s text:c="2"/>143</text:p>
      <text:p text:style-name="P6">025 <text:s text:c="4"/>041 <text:s text:c="4"/>001 <text:s text:c="4"/>006 <text:s text:c="4"/>12810 <text:s text:c="2"/>143</text:p>
      <text:p text:style-name="P6">025 <text:s text:c="4"/>051 <text:s text:c="4"/>001 <text:s text:c="4"/>007 <text:s text:c="4"/>12810 <text:s text:c="2"/>143</text:p>
      <text:p text:style-name="P6">026 <text:s text:c="4"/>058 <text:s text:c="4"/>001 <text:s text:c="4"/>007 <text:s text:c="4"/>12810 <text:s text:c="2"/>143</text:p>
      <text:p text:style-name="P6">024 <text:s text:c="4"/>056 <text:s text:c="4"/>001 <text:s text:c="4"/>007 <text:s text:c="4"/>12810 <text:s text:c="2"/>143</text:p>
      <text:p text:style-name="P6">024 <text:s text:c="4"/>046 <text:s text:c="4"/>001 <text:s text:c="4"/>007 <text:s text:c="4"/>12810 <text:s text:c="2"/>143</text:p>
      <text:p text:style-name="P6">023 <text:s text:c="4"/>046 <text:s text:c="4"/>001 <text:s text:c="4"/>007 <text:s text:c="4"/>12810 <text:s text:c="2"/>143</text:p>
      <text:p text:style-name="P6">023 <text:s text:c="4"/>043 <text:s text:c="4"/>001 <text:s text:c="4"/>006 <text:s text:c="4"/>12810 <text:s text:c="2"/>143</text:p>
      <text:p text:style-name="P6">023 <text:s text:c="4"/>043 <text:s text:c="4"/>001 <text:s text:c="4"/>007 <text:s text:c="4"/>12810 <text:s text:c="2"/>143</text:p>
      <text:p text:style-name="P6">025 <text:s text:c="4"/>053 <text:s text:c="4"/>001 <text:s text:c="4"/>007 <text:s text:c="4"/>12810 <text:s text:c="2"/>143</text:p>
      <text:p text:style-name="P6"><text:soft-page-break/>023 <text:s text:c="4"/>050 <text:s text:c="4"/>001 <text:s text:c="4"/>007 <text:s text:c="4"/>12810 <text:s text:c="2"/>143</text:p>
      <text:p text:style-name="P6">023 <text:s text:c="4"/>049 <text:s text:c="4"/>001 <text:s text:c="4"/>007 <text:s text:c="4"/>12810 <text:s text:c="2"/>143</text:p>
      <text:p text:style-name="P6">023 <text:s text:c="4"/>040 <text:s text:c="4"/>001 <text:s text:c="4"/>007 <text:s text:c="4"/>12810 <text:s text:c="2"/>143</text:p>
      <text:p text:style-name="P6">021 <text:s text:c="4"/>040 <text:s text:c="4"/>001 <text:s text:c="4"/>006 <text:s text:c="4"/>12810 <text:s text:c="2"/>143</text:p>
      <text:p text:style-name="P6">021 <text:s text:c="4"/>036 <text:s text:c="4"/>001 <text:s text:c="4"/>006 <text:s text:c="4"/>12810 <text:s text:c="2"/>143</text:p>
      <text:p text:style-name="P6">020 <text:s text:c="4"/>037 <text:s text:c="4"/>001 <text:s text:c="4"/>006 <text:s text:c="4"/>12810 <text:s text:c="2"/>143</text:p>
      <text:p text:style-name="P6">020 <text:s text:c="4"/>037 <text:s text:c="4"/>001 <text:s text:c="4"/>006 <text:s text:c="4"/>12810 <text:s text:c="2"/>143</text:p>
      <text:p text:style-name="P6">021 <text:s text:c="4"/>044 <text:s text:c="4"/>001 <text:s text:c="4"/>006 <text:s text:c="4"/>12810 <text:s text:c="2"/>143</text:p>
      <text:p text:style-name="P6">022 <text:s text:c="4"/>044 <text:s text:c="4"/>001 <text:s text:c="4"/>007 <text:s text:c="4"/>12810 <text:s text:c="2"/>143</text:p>
      <text:p text:style-name="P6">022 <text:s text:c="4"/>051 <text:s text:c="4"/>001 <text:s text:c="4"/>007 <text:s text:c="4"/>12810 <text:s text:c="2"/>143</text:p>
      <text:p text:style-name="P6">021 <text:s text:c="4"/>041 <text:s text:c="4"/>001 <text:s text:c="4"/>007 <text:s text:c="4"/>12810 <text:s text:c="2"/>143</text:p>
      <text:p text:style-name="P6">021 <text:s text:c="4"/>040 <text:s text:c="4"/>001 <text:s text:c="4"/>007 <text:s text:c="4"/>12810 <text:s text:c="2"/>143</text:p>
      <text:p text:style-name="P6">023 <text:s text:c="4"/>035 <text:s text:c="4"/>001 <text:s text:c="4"/>006 <text:s text:c="4"/>12810 <text:s text:c="2"/>143</text:p>
      <text:p text:style-name="P6">021 <text:s text:c="4"/>035 <text:s text:c="4"/>001 <text:s text:c="4"/>006 <text:s text:c="4"/>12810 <text:s text:c="2"/>143</text:p>
      <text:p text:style-name="P6">024 <text:s text:c="4"/>048 <text:s text:c="4"/>001 <text:s text:c="4"/>007 <text:s text:c="4"/>12810 <text:s text:c="2"/>143</text:p>
      <text:p text:style-name="P6">023 <text:s text:c="4"/>040 <text:s text:c="4"/>001 <text:s text:c="4"/>007 <text:s text:c="4"/>12810 <text:s text:c="2"/>143</text:p>
      <text:p text:style-name="P6">023 <text:s text:c="4"/>040 <text:s text:c="4"/>001 <text:s text:c="4"/>006 <text:s text:c="4"/>12810 <text:s text:c="2"/>143</text:p>
      <text:p text:style-name="P6">023 <text:s text:c="4"/>051 <text:s text:c="4"/>001 <text:s text:c="4"/>007 <text:s text:c="4"/>12810 <text:s text:c="2"/>143</text:p>
      <text:p text:style-name="P6">024 <text:s text:c="4"/>035 <text:s text:c="4"/>001 <text:s text:c="4"/>006 <text:s text:c="4"/>12810 <text:s text:c="2"/>143</text:p>
      <text:p text:style-name="P6">024 <text:s text:c="4"/>042 <text:s text:c="4"/>001 <text:s text:c="4"/>006 <text:s text:c="4"/>12810 <text:s text:c="2"/>143</text:p>
      <text:p text:style-name="P6">025 <text:s text:c="4"/>043 <text:s text:c="4"/>001 <text:s text:c="4"/>007 <text:s text:c="4"/>12810 <text:s text:c="2"/>143</text:p>
      <text:p text:style-name="P6">024 <text:s text:c="4"/>053 <text:s text:c="4"/>001 <text:s text:c="4"/>007 <text:s text:c="4"/>12810 <text:s text:c="2"/>143</text:p>
      <text:p text:style-name="P6">025 <text:s text:c="4"/>049 <text:s text:c="4"/>001 <text:s text:c="4"/>007 <text:s text:c="4"/>12810 <text:s text:c="2"/>143</text:p>
      <text:p text:style-name="P6">027 <text:s text:c="4"/>046 <text:s text:c="4"/>001 <text:s text:c="4"/>007 <text:s text:c="4"/>12810 <text:s text:c="2"/>143</text:p>
      <text:p text:style-name="P6">024 <text:s text:c="4"/>039 <text:s text:c="4"/>001 <text:s text:c="4"/>007 <text:s text:c="4"/>12810 <text:s text:c="2"/>143</text:p>
      <text:p text:style-name="P6">024 <text:s text:c="4"/>039 <text:s text:c="4"/>001 <text:s text:c="4"/>006 <text:s text:c="4"/>12810 <text:s text:c="2"/>143</text:p>
      <text:p text:style-name="P6">024 <text:s text:c="4"/>034 <text:s text:c="4"/>001 <text:s text:c="4"/>006 <text:s text:c="4"/>12810 <text:s text:c="2"/>143</text:p>
      <text:p text:style-name="P6">024 <text:s text:c="4"/>036 <text:s text:c="4"/>001 <text:s text:c="4"/>006 <text:s text:c="4"/>12810 <text:s text:c="2"/>143</text:p>
      <text:p text:style-name="P6">025 <text:s text:c="4"/>037 <text:s text:c="4"/>001 <text:s text:c="4"/>006 <text:s text:c="4"/>12810 <text:s text:c="2"/>143</text:p>
      <text:p text:style-name="P6">024 <text:s text:c="4"/>044 <text:s text:c="4"/>001 <text:s text:c="4"/>006 <text:s text:c="4"/>12810 <text:s text:c="2"/>143</text:p>
      <text:p text:style-name="P6">025 <text:s text:c="4"/>044 <text:s text:c="4"/>001 <text:s text:c="4"/>007 <text:s text:c="4"/>12810 <text:s text:c="2"/>143</text:p>
      <text:p text:style-name="P6">026 <text:s text:c="4"/>049 <text:s text:c="4"/>001 <text:s text:c="4"/>007 <text:s text:c="4"/>12810 <text:s text:c="2"/>143</text:p>
      <text:p text:style-name="P6">024 <text:s text:c="4"/>048 <text:s text:c="4"/>001 <text:s text:c="4"/>007 <text:s text:c="4"/>12810 <text:s text:c="2"/>143</text:p>
      <text:p text:style-name="P6">024 <text:s text:c="4"/>041 <text:s text:c="4"/>001 <text:s text:c="4"/>007 <text:s text:c="4"/>12810 <text:s text:c="2"/>143</text:p>
      <text:p text:style-name="P6">022 <text:s text:c="4"/>036 <text:s text:c="4"/>001 <text:s text:c="4"/>006 <text:s text:c="4"/>12810 <text:s text:c="2"/>143</text:p>
      <text:p text:style-name="P6">022 <text:s text:c="4"/>036 <text:s text:c="4"/>001 <text:s text:c="4"/>006 <text:s text:c="4"/>12810 <text:s text:c="2"/>143</text:p>
      <text:p text:style-name="P6">024 <text:s text:c="4"/>035 <text:s text:c="4"/>001 <text:s text:c="4"/>006 <text:s text:c="4"/>12810 <text:s text:c="2"/>143</text:p>
      <text:p text:style-name="P6">022 <text:s text:c="4"/>041 <text:s text:c="4"/>001 <text:s text:c="4"/>006 <text:s text:c="4"/>12810 <text:s text:c="2"/>143</text:p>
      <text:p text:style-name="P6">022 <text:s text:c="4"/>041 <text:s text:c="4"/>001 <text:s text:c="4"/>006 <text:s text:c="4"/>12810 <text:s text:c="2"/>143</text:p>
      <text:p text:style-name="P6">023 <text:s text:c="4"/>050 <text:s text:c="4"/>001 <text:s text:c="4"/>007 <text:s text:c="4"/>12810 <text:s text:c="2"/>143</text:p>
      <text:p text:style-name="P6">024 <text:s text:c="4"/>052 <text:s text:c="4"/>001 <text:s text:c="4"/>007 <text:s text:c="4"/>12810 <text:s text:c="2"/>143</text:p>
      <text:p text:style-name="P6">021 <text:s text:c="4"/>041 <text:s text:c="4"/>001 <text:s text:c="4"/>006 <text:s text:c="4"/>12810 <text:s text:c="2"/>143</text:p>
      <text:p text:style-name="P6">022 <text:s text:c="4"/>036 <text:s text:c="4"/>001 <text:s text:c="4"/>006 <text:s text:c="4"/>12810 <text:s text:c="2"/>143</text:p>
      <text:p text:style-name="P6">022 <text:s text:c="4"/>038 <text:s text:c="4"/>001 <text:s text:c="4"/>006 <text:s text:c="4"/>12810 <text:s text:c="2"/>143</text:p>
      <text:p text:style-name="P6">024 <text:s text:c="4"/>045 <text:s text:c="4"/>001 <text:s text:c="4"/>006 <text:s text:c="4"/>12810 <text:s text:c="2"/>143</text:p>
      <text:p text:style-name="P6">023 <text:s text:c="4"/>041 <text:s text:c="4"/>001 <text:s text:c="4"/>006 <text:s text:c="4"/>12810 <text:s text:c="2"/>143</text:p>
      <text:p text:style-name="P6">025 <text:s text:c="4"/>047 <text:s text:c="4"/>001 <text:s text:c="4"/>007 <text:s text:c="4"/>12810 <text:s text:c="2"/>143</text:p>
      <text:p text:style-name="P6">023 <text:s text:c="4"/>038 <text:s text:c="4"/>001 <text:s text:c="4"/>007 <text:s text:c="4"/>12810 <text:s text:c="2"/>143</text:p>
      <text:p text:style-name="P6">024 <text:s text:c="4"/>038 <text:s text:c="4"/>001 <text:s text:c="4"/>007 <text:s text:c="4"/>12810 <text:s text:c="2"/>143</text:p>
      <text:p text:style-name="P6"><text:soft-page-break/>022 <text:s text:c="4"/>035 <text:s text:c="4"/>001 <text:s text:c="4"/>006 <text:s text:c="4"/>12810 <text:s text:c="2"/>143</text:p>
      <text:p text:style-name="P6">022 <text:s text:c="4"/>035 <text:s text:c="4"/>001 <text:s text:c="4"/>006 <text:s text:c="4"/>12810 <text:s text:c="2"/>143</text:p>
      <text:p text:style-name="P6">024 <text:s text:c="4"/>039 <text:s text:c="4"/>001 <text:s text:c="4"/>006 <text:s text:c="4"/>12810 <text:s text:c="2"/>143</text:p>
      <text:p text:style-name="P6">025 <text:s text:c="4"/>041 <text:s text:c="4"/>001 <text:s text:c="4"/>006 <text:s text:c="4"/>12810 <text:s text:c="2"/>143</text:p>
      <text:p text:style-name="P6">024 <text:s text:c="4"/>050 <text:s text:c="4"/>001 <text:s text:c="4"/>006 <text:s text:c="4"/>12810 <text:s text:c="2"/>143</text:p>
      <text:p text:style-name="P6">025 <text:s text:c="4"/>056 <text:s text:c="4"/>001 <text:s text:c="4"/>007 <text:s text:c="4"/>12810 <text:s text:c="2"/>143</text:p>
      <text:p text:style-name="P6">026 <text:s text:c="4"/>056 <text:s text:c="4"/>001 <text:s text:c="4"/>007 <text:s text:c="4"/>12810 <text:s text:c="2"/>143</text:p>
      <text:p text:style-name="P6">024 <text:s text:c="4"/>046 <text:s text:c="4"/>001 <text:s text:c="4"/>007 <text:s text:c="4"/>12810 <text:s text:c="2"/>143</text:p>
      <text:p text:style-name="P6">023 <text:s text:c="4"/>046 <text:s text:c="4"/>001 <text:s text:c="4"/>006 <text:s text:c="4"/>12810 <text:s text:c="2"/>143</text:p>
      <text:p text:style-name="P6">023 <text:s text:c="4"/>039 <text:s text:c="4"/>001 <text:s text:c="4"/>006 <text:s text:c="4"/>12810 <text:s text:c="2"/>143</text:p>
      <text:p text:style-name="P6">023 <text:s text:c="4"/>039 <text:s text:c="4"/>001 <text:s text:c="4"/>006 <text:s text:c="4"/>12810 <text:s text:c="2"/>143</text:p>
      <text:p text:style-name="P6">023 <text:s text:c="4"/>039 <text:s text:c="4"/>001 <text:s text:c="4"/>006 <text:s text:c="4"/>12810 <text:s text:c="2"/>143</text:p>
      <text:p text:style-name="P6">024 <text:s text:c="4"/>047 <text:s text:c="4"/>001 <text:s text:c="4"/>006 <text:s text:c="4"/>12810 <text:s text:c="2"/>143</text:p>
      <text:p text:style-name="P6">024 <text:s text:c="4"/>047 <text:s text:c="4"/>001 <text:s text:c="4"/>007 <text:s text:c="4"/>12810 <text:s text:c="2"/>143</text:p>
      <text:p text:style-name="P6">024 <text:s text:c="4"/>057 <text:s text:c="4"/>001 <text:s text:c="4"/>007 <text:s text:c="4"/>12810 <text:s text:c="2"/>143</text:p>
      <text:p text:style-name="P6">025 <text:s text:c="4"/>052 <text:s text:c="4"/>001 <text:s text:c="4"/>007 <text:s text:c="4"/>12810 <text:s text:c="2"/>143</text:p>
      <text:p text:style-name="P6">024 <text:s text:c="4"/>052 <text:s text:c="4"/>001 <text:s text:c="4"/>007 <text:s text:c="4"/>12810 <text:s text:c="2"/>143</text:p>
      <text:p text:style-name="P6">024 <text:s text:c="4"/>043 <text:s text:c="4"/>001 <text:s text:c="4"/>007 <text:s text:c="4"/>12810 <text:s text:c="2"/>143</text:p>
      <text:p text:style-name="P6">024 <text:s text:c="4"/>042 <text:s text:c="4"/>001 <text:s text:c="4"/>006 <text:s text:c="4"/>12810 <text:s text:c="2"/>143</text:p>
      <text:p text:style-name="P6">023 <text:s text:c="4"/>038 <text:s text:c="4"/>001 <text:s text:c="4"/>006 <text:s text:c="4"/>12810 <text:s text:c="2"/>143</text:p>
      <text:p text:style-name="P6">024 <text:s text:c="4"/>043 <text:s text:c="4"/>001 <text:s text:c="4"/>006 <text:s text:c="4"/>12810 <text:s text:c="2"/>143</text:p>
      <text:p text:style-name="P6">024 <text:s text:c="4"/>043 <text:s text:c="4"/>001 <text:s text:c="4"/>006 <text:s text:c="4"/>12810 <text:s text:c="2"/>143</text:p>
      <text:p text:style-name="P6">024 <text:s text:c="4"/>051 <text:s text:c="4"/>001 <text:s text:c="4"/>006 <text:s text:c="4"/>12810 <text:s text:c="2"/>143</text:p>
      <text:p text:style-name="P6">022 <text:s text:c="4"/>038 <text:s text:c="4"/>001 <text:s text:c="4"/>006 <text:s text:c="4"/>12810 <text:s text:c="2"/>143</text:p>
      <text:p text:style-name="P6">022 <text:s text:c="4"/>042 <text:s text:c="4"/>001 <text:s text:c="4"/>007 <text:s text:c="4"/>12810 <text:s text:c="2"/>143</text:p>
      <text:p text:style-name="P6">022 <text:s text:c="4"/>040 <text:s text:c="4"/>001 <text:s text:c="4"/>007 <text:s text:c="4"/>12810 <text:s text:c="2"/>143</text:p>
      <text:p text:style-name="P6">022 <text:s text:c="4"/>036 <text:s text:c="4"/>001 <text:s text:c="4"/>006 <text:s text:c="4"/>12810 <text:s text:c="2"/>143</text:p>
      <text:p text:style-name="P6">024 <text:s text:c="4"/>036 <text:s text:c="4"/>001 <text:s text:c="4"/>006 <text:s text:c="4"/>12810 <text:s text:c="2"/>143</text:p>
      <text:p text:style-name="P6">023 <text:s text:c="4"/>041 <text:s text:c="4"/>001 <text:s text:c="4"/>006 <text:s text:c="4"/>12810 <text:s text:c="2"/>143</text:p>
      <text:p text:style-name="P6">025 <text:s text:c="4"/>049 <text:s text:c="4"/>001 <text:s text:c="4"/>006 <text:s text:c="4"/>12810 <text:s text:c="2"/>143</text:p>
      <text:p text:style-name="P6">024 <text:s text:c="4"/>048 <text:s text:c="4"/>001 <text:s text:c="4"/>006 <text:s text:c="4"/>12810 <text:s text:c="2"/>143</text:p>
      <text:p text:style-name="P6">024 <text:s text:c="4"/>051 <text:s text:c="4"/>001 <text:s text:c="4"/>007 <text:s text:c="4"/>12810 <text:s text:c="2"/>143</text:p>
      <text:p text:style-name="P6">024 <text:s text:c="4"/>051 <text:s text:c="4"/>001 <text:s text:c="4"/>007 <text:s text:c="4"/>12810 <text:s text:c="2"/>143</text:p>
      <text:p text:style-name="P6">025 <text:s text:c="4"/>042 <text:s text:c="4"/>001 <text:s text:c="4"/>007 <text:s text:c="4"/>12810 <text:s text:c="2"/>143</text:p>
      <text:p text:style-name="P6">024 <text:s text:c="4"/>041 <text:s text:c="4"/>001 <text:s text:c="4"/>006 <text:s text:c="4"/>12810 <text:s text:c="2"/>143</text:p>
      <text:p text:style-name="P6">024 <text:s text:c="4"/>036 <text:s text:c="4"/>001 <text:s text:c="4"/>006 <text:s text:c="4"/>12810 <text:s text:c="2"/>143</text:p>
      <text:p text:style-name="P6">026 <text:s text:c="4"/>043 <text:s text:c="4"/>001 <text:s text:c="4"/>007 <text:s text:c="4"/>12810 <text:s text:c="2"/>143</text:p>
      <text:p text:style-name="P6">025 <text:s text:c="4"/>054 <text:s text:c="4"/>001 <text:s text:c="4"/>007 <text:s text:c="4"/>12810 <text:s text:c="2"/>143</text:p>
      <text:p text:style-name="P6">024 <text:s text:c="4"/>047 <text:s text:c="4"/>001 <text:s text:c="4"/>007 <text:s text:c="4"/>12810 <text:s text:c="2"/>143</text:p>
      <text:p text:style-name="P6">024 <text:s text:c="4"/>046 <text:s text:c="4"/>001 <text:s text:c="4"/>007 <text:s text:c="4"/>12810 <text:s text:c="2"/>143</text:p>
      <text:p text:style-name="P6">024 <text:s text:c="4"/>045 <text:s text:c="4"/>001 <text:s text:c="4"/>006 <text:s text:c="4"/>12810 <text:s text:c="2"/>143</text:p>
      <text:p text:style-name="P6">024 <text:s text:c="4"/>054 <text:s text:c="4"/>001 <text:s text:c="4"/>007 <text:s text:c="4"/>12810 <text:s text:c="2"/>143</text:p>
      <text:p text:style-name="P6">023 <text:s text:c="4"/>054 <text:s text:c="4"/>001 <text:s text:c="4"/>007 <text:s text:c="4"/>12810 <text:s text:c="2"/>143</text:p>
      <text:p text:style-name="P6">023 <text:s text:c="4"/>045 <text:s text:c="4"/>001 <text:s text:c="4"/>007 <text:s text:c="4"/>12810 <text:s text:c="2"/>143</text:p>
      <text:p text:style-name="P6">024 <text:s text:c="4"/>045 <text:s text:c="4"/>001 <text:s text:c="4"/>006 <text:s text:c="4"/>12810 <text:s text:c="2"/>143</text:p>
      <text:p text:style-name="P6">024 <text:s text:c="4"/>039 <text:s text:c="4"/>001 <text:s text:c="4"/>006 <text:s text:c="4"/>12810 <text:s text:c="2"/>143</text:p>
      <text:p text:style-name="P6">023 <text:s text:c="4"/>036 <text:s text:c="4"/>001 <text:s text:c="4"/>006 <text:s text:c="4"/>12810 <text:s text:c="2"/>143</text:p>
      <text:p text:style-name="P6">023 <text:s text:c="4"/>037 <text:s text:c="4"/>001 <text:s text:c="4"/>006 <text:s text:c="4"/>12810 <text:s text:c="2"/>143</text:p>
      <text:p text:style-name="P6">022 <text:s text:c="4"/>042 <text:s text:c="4"/>001 <text:s text:c="4"/>006 <text:s text:c="4"/>12810 <text:s text:c="2"/>143</text:p>
      <text:p text:style-name="P6"><text:soft-page-break/>023 <text:s text:c="4"/>042 <text:s text:c="4"/>001 <text:s text:c="4"/>006 <text:s text:c="4"/>12810 <text:s text:c="2"/>143</text:p>
      <text:p text:style-name="P6">023 <text:s text:c="4"/>051 <text:s text:c="4"/>001 <text:s text:c="4"/>006 <text:s text:c="4"/>12810 <text:s text:c="2"/>143</text:p>
      <text:p text:style-name="P6">023 <text:s text:c="4"/>052 <text:s text:c="4"/>001 <text:s text:c="4"/>007 <text:s text:c="4"/>12810 <text:s text:c="2"/>143</text:p>
      <text:p text:style-name="P6">024 <text:s text:c="4"/>052 <text:s text:c="4"/>001 <text:s text:c="4"/>007 <text:s text:c="4"/>12810 <text:s text:c="2"/>143</text:p>
      <text:p text:style-name="P6">022 <text:s text:c="4"/>043 <text:s text:c="4"/>001 <text:s text:c="4"/>007 <text:s text:c="4"/>12810 <text:s text:c="2"/>143</text:p>
      <text:p text:style-name="P6">022 <text:s text:c="4"/>043 <text:s text:c="4"/>001 <text:s text:c="4"/>006 <text:s text:c="4"/>12810 <text:s text:c="2"/>143</text:p>
      <text:p text:style-name="P6">022 <text:s text:c="4"/>038 <text:s text:c="4"/>001 <text:s text:c="4"/>006 <text:s text:c="4"/>12810 <text:s text:c="2"/>143</text:p>
      <text:p text:style-name="P6">023 <text:s text:c="4"/>039 <text:s text:c="4"/>001 <text:s text:c="4"/>006 <text:s text:c="4"/>12810 <text:s text:c="2"/>143</text:p>
      <text:p text:style-name="P6">023 <text:s text:c="4"/>041 <text:s text:c="4"/>001 <text:s text:c="4"/>006 <text:s text:c="4"/>12810 <text:s text:c="2"/>143</text:p>
      <text:p text:style-name="P6">023 <text:s text:c="4"/>049 <text:s text:c="4"/>001 <text:s text:c="4"/>006 <text:s text:c="4"/>12810 <text:s text:c="2"/>143</text:p>
      <text:p text:style-name="P6">024 <text:s text:c="4"/>049 <text:s text:c="4"/>001 <text:s text:c="4"/>007 <text:s text:c="4"/>12810 <text:s text:c="2"/>143</text:p>
      <text:p text:style-name="P6">024 <text:s text:c="4"/>061 <text:s text:c="4"/>001 <text:s text:c="4"/>007 <text:s text:c="4"/>12810 <text:s text:c="2"/>143</text:p>
      <text:p text:style-name="P6">023 <text:s text:c="4"/>061 <text:s text:c="4"/>001 <text:s text:c="4"/>007 <text:s text:c="4"/>12810 <text:s text:c="2"/>143</text:p>
      <text:p text:style-name="P6">023 <text:s text:c="4"/>050 <text:s text:c="4"/>001 <text:s text:c="4"/>007 <text:s text:c="4"/>12810 <text:s text:c="2"/>143</text:p>
      <text:p text:style-name="P6">022 <text:s text:c="4"/>042 <text:s text:c="4"/>001 <text:s text:c="4"/>006 <text:s text:c="4"/>12810 <text:s text:c="2"/>143</text:p>
      <text:p text:style-name="P6">022 <text:s text:c="4"/>040 <text:s text:c="4"/>001 <text:s text:c="4"/>006 <text:s text:c="4"/>12810 <text:s text:c="2"/>143</text:p>
      <text:p text:style-name="P6">023 <text:s text:c="4"/>044 <text:s text:c="4"/>001 <text:s text:c="4"/>006 <text:s text:c="4"/>12810 <text:s text:c="2"/>143</text:p>
      <text:p text:style-name="P6">024 <text:s text:c="4"/>044 <text:s text:c="4"/>001 <text:s text:c="4"/>006 <text:s text:c="4"/>12810 <text:s text:c="2"/>143</text:p>
      <text:p text:style-name="P6">025 <text:s text:c="4"/>054 <text:s text:c="4"/>001 <text:s text:c="4"/>006 <text:s text:c="4"/>12810 <text:s text:c="2"/>143</text:p>
      <text:p text:style-name="P6">024 <text:s text:c="4"/>056 <text:s text:c="4"/>001 <text:s text:c="4"/>007 <text:s text:c="4"/>12810 <text:s text:c="2"/>143</text:p>
      <text:p text:style-name="P6">026 <text:s text:c="4"/>061 <text:s text:c="4"/>001 <text:s text:c="4"/>007 <text:s text:c="4"/>12810 <text:s text:c="2"/>143</text:p>
      <text:p text:style-name="P6">025 <text:s text:c="4"/>048 <text:s text:c="4"/>001 <text:s text:c="4"/>007 <text:s text:c="4"/>12810 <text:s text:c="2"/>143</text:p>
      <text:p text:style-name="P6">025 <text:s text:c="4"/>047 <text:s text:c="4"/>001 <text:s text:c="4"/>007 <text:s text:c="4"/>12810 <text:s text:c="2"/>143</text:p>
      <text:p text:style-name="P6">025 <text:s text:c="4"/>041 <text:s text:c="4"/>001 <text:s text:c="4"/>006 <text:s text:c="4"/>12810 <text:s text:c="2"/>143</text:p>
      <text:p text:style-name="P6">025 <text:s text:c="4"/>041 <text:s text:c="4"/>001 <text:s text:c="4"/>006 <text:s text:c="4"/>12810 <text:s text:c="2"/>143</text:p>
      <text:p text:style-name="P6">025 <text:s text:c="4"/>039 <text:s text:c="4"/>001 <text:s text:c="4"/>006 <text:s text:c="4"/>12810 <text:s text:c="2"/>143</text:p>
      <text:p text:style-name="P6">025 <text:s text:c="4"/>040 <text:s text:c="4"/>001 <text:s text:c="4"/>006 <text:s text:c="4"/>12810 <text:s text:c="2"/>143</text:p>
      <text:p text:style-name="P6">024 <text:s text:c="4"/>049 <text:s text:c="4"/>001 <text:s text:c="4"/>006 <text:s text:c="4"/>12810 <text:s text:c="2"/>143</text:p>
      <text:p text:style-name="P6">023 <text:s text:c="4"/>060 <text:s text:c="4"/>001 <text:s text:c="4"/>007 <text:s text:c="4"/>12810 <text:s text:c="2"/>143</text:p>
      <text:p text:style-name="P6">024 <text:s text:c="4"/>060 <text:s text:c="4"/>001 <text:s text:c="4"/>007 <text:s text:c="4"/>12810 <text:s text:c="2"/>143</text:p>
      <text:p text:style-name="P6">024 <text:s text:c="4"/>053 <text:s text:c="4"/>001 <text:s text:c="4"/>007 <text:s text:c="4"/>12810 <text:s text:c="2"/>143</text:p>
      <text:p text:style-name="P6">024 <text:s text:c="4"/>040 <text:s text:c="4"/>001 <text:s text:c="4"/>006 <text:s text:c="4"/>12810 <text:s text:c="2"/>143</text:p>
      <text:p text:style-name="P6">025 <text:s text:c="4"/>044 <text:s text:c="4"/>001 <text:s text:c="4"/>006 <text:s text:c="4"/>12810 <text:s text:c="2"/>143</text:p>
      <text:p text:style-name="P6">025 <text:s text:c="4"/>053 <text:s text:c="4"/>001 <text:s text:c="4"/>006 <text:s text:c="4"/>12810 <text:s text:c="2"/>143</text:p>
      <text:p text:style-name="P6">024 <text:s text:c="4"/>053 <text:s text:c="4"/>001 <text:s text:c="4"/>007 <text:s text:c="4"/>12810 <text:s text:c="2"/>143</text:p>
      <text:p text:style-name="P6">025 <text:s text:c="4"/>062 <text:s text:c="4"/>001 <text:s text:c="4"/>007 <text:s text:c="4"/>12810 <text:s text:c="2"/>143</text:p>
      <text:p text:style-name="P6">024 <text:s text:c="4"/>062 <text:s text:c="4"/>001 <text:s text:c="4"/>007 <text:s text:c="4"/>12810 <text:s text:c="2"/>143</text:p>
      <text:p text:style-name="P6">023 <text:s text:c="4"/>049 <text:s text:c="4"/>001 <text:s text:c="4"/>007 <text:s text:c="4"/>12810 <text:s text:c="2"/>143</text:p>
      <text:p text:style-name="P6">023 <text:s text:c="4"/>043 <text:s text:c="4"/>001 <text:s text:c="4"/>006 <text:s text:c="4"/>12810 <text:s text:c="2"/>143</text:p>
      <text:p text:style-name="P6">022 <text:s text:c="4"/>043 <text:s text:c="4"/>001 <text:s text:c="4"/>006 <text:s text:c="4"/>12810 <text:s text:c="2"/>143</text:p>
      <text:p text:style-name="P6">022 <text:s text:c="4"/>041 <text:s text:c="4"/>001 <text:s text:c="4"/>006 <text:s text:c="4"/>12810 <text:s text:c="2"/>143</text:p>
      <text:p text:style-name="P6">022 <text:s text:c="4"/>041 <text:s text:c="4"/>001 <text:s text:c="4"/>006 <text:s text:c="4"/>12810 <text:s text:c="2"/>143</text:p>
      <text:p text:style-name="P6">022 <text:s text:c="4"/>050 <text:s text:c="4"/>001 <text:s text:c="4"/>007 <text:s text:c="4"/>12810 <text:s text:c="2"/>143</text:p>
      <text:p text:style-name="P6">022 <text:s text:c="4"/>042 <text:s text:c="4"/>001 <text:s text:c="4"/>006 <text:s text:c="4"/>12810 <text:s text:c="2"/>143</text:p>
      <text:p text:style-name="P6">023 <text:s text:c="4"/>042 <text:s text:c="4"/>001 <text:s text:c="4"/>006 <text:s text:c="4"/>12810 <text:s text:c="2"/>143</text:p>
      <text:p text:style-name="P6">023 <text:s text:c="4"/>048 <text:s text:c="4"/>001 <text:s text:c="4"/>006 <text:s text:c="4"/>12810 <text:s text:c="2"/>143</text:p>
      <text:p text:style-name="P6">023 <text:s text:c="4"/>049 <text:s text:c="4"/>001 <text:s text:c="4"/>006 <text:s text:c="4"/>12810 <text:s text:c="2"/>143</text:p>
      <text:p text:style-name="P6">022 <text:s text:c="4"/>061 <text:s text:c="4"/>001 <text:s text:c="4"/>006 <text:s text:c="4"/>12810 <text:s text:c="2"/>143</text:p>
      <text:p text:style-name="P6">023 <text:s text:c="4"/>058 <text:s text:c="4"/>001 <text:s text:c="4"/>007 <text:s text:c="4"/>12810 <text:s text:c="2"/>143</text:p>
      <text:p text:style-name="P6"><text:soft-page-break/>023 <text:s text:c="4"/>057 <text:s text:c="4"/>001 <text:s text:c="4"/>007 <text:s text:c="4"/>12810 <text:s text:c="2"/>143</text:p>
      <text:p text:style-name="P6">022 <text:s text:c="4"/>047 <text:s text:c="4"/>001 <text:s text:c="4"/>006 <text:s text:c="4"/>12810 <text:s text:c="2"/>143</text:p>
      <text:p text:style-name="P6">022 <text:s text:c="4"/>047 <text:s text:c="4"/>001 <text:s text:c="4"/>006 <text:s text:c="4"/>12810 <text:s text:c="2"/>143</text:p>
      <text:p text:style-name="P6">023 <text:s text:c="4"/>043 <text:s text:c="4"/>001 <text:s text:c="4"/>006 <text:s text:c="4"/>12810 <text:s text:c="2"/>143</text:p>
      <text:p text:style-name="P6">023 <text:s text:c="4"/>045 <text:s text:c="4"/>001 <text:s text:c="4"/>006 <text:s text:c="4"/>12810 <text:s text:c="2"/>143</text:p>
      <text:p text:style-name="P6">022 <text:s text:c="4"/>046 <text:s text:c="4"/>001 <text:s text:c="4"/>006 <text:s text:c="4"/>12810 <text:s text:c="2"/>143</text:p>
      <text:p text:style-name="P6">024 <text:s text:c="4"/>057 <text:s text:c="4"/>001 <text:s text:c="4"/>006 <text:s text:c="4"/>12810 <text:s text:c="2"/>143</text:p>
      <text:p text:style-name="P6">024 <text:s text:c="4"/>058 <text:s text:c="4"/>001 <text:s text:c="4"/>007 <text:s text:c="4"/>12810 <text:s text:c="2"/>143</text:p>
      <text:p text:style-name="P6">024 <text:s text:c="4"/>063 <text:s text:c="4"/>001 <text:s text:c="4"/>007 <text:s text:c="4"/>12810 <text:s text:c="2"/>143</text:p>
      <text:p text:style-name="P6">024 <text:s text:c="4"/>053 <text:s text:c="4"/>001 <text:s text:c="4"/>007 <text:s text:c="4"/>12810 <text:s text:c="2"/>143</text:p>
      <text:p text:style-name="P6">024 <text:s text:c="4"/>053 <text:s text:c="4"/>001 <text:s text:c="4"/>007 <text:s text:c="4"/>12810 <text:s text:c="2"/>143</text:p>
      <text:p text:style-name="P6">023 <text:s text:c="4"/>045 <text:s text:c="4"/>001 <text:s text:c="4"/>006 <text:s text:c="4"/>12810 <text:s text:c="2"/>143</text:p>
      <text:p text:style-name="P6">023 <text:s text:c="4"/>044 <text:s text:c="4"/>001 <text:s text:c="4"/>006 <text:s text:c="4"/>12810 <text:s text:c="2"/>143</text:p>
      <text:p text:style-name="P6">024 <text:s text:c="4"/>042 <text:s text:c="4"/>001 <text:s text:c="4"/>006 <text:s text:c="4"/>12810 <text:s text:c="2"/>143</text:p>
      <text:p text:style-name="P6">023 <text:s text:c="4"/>042 <text:s text:c="4"/>001 <text:s text:c="4"/>006 <text:s text:c="4"/>12810 <text:s text:c="2"/>143</text:p>
      <text:p text:style-name="P6">023 <text:s text:c="4"/>050 <text:s text:c="4"/>001 <text:s text:c="4"/>006 <text:s text:c="4"/>12810 <text:s text:c="2"/>143</text:p>
      <text:p text:style-name="P6">025 <text:s text:c="4"/>061 <text:s text:c="4"/>001 <text:s text:c="4"/>006 <text:s text:c="4"/>12810 <text:s text:c="2"/>143</text:p>
      <text:p text:style-name="P6">023 <text:s text:c="4"/>061 <text:s text:c="4"/>001 <text:s text:c="4"/>007 <text:s text:c="4"/>12810 <text:s text:c="2"/>143</text:p>
      <text:p text:style-name="P6">024 <text:s text:c="4"/>056 <text:s text:c="4"/>001 <text:s text:c="4"/>007 <text:s text:c="4"/>12810 <text:s text:c="2"/>143</text:p>
      <text:p text:style-name="P6">023 <text:s text:c="4"/>055 <text:s text:c="4"/>001 <text:s text:c="4"/>006 <text:s text:c="4"/>12810 <text:s text:c="2"/>143</text:p>
      <text:p text:style-name="P6">023 <text:s text:c="4"/>045 <text:s text:c="4"/>001 <text:s text:c="4"/>006 <text:s text:c="4"/>12810 <text:s text:c="2"/>143</text:p>
      <text:p text:style-name="P6">022 <text:s text:c="4"/>040 <text:s text:c="4"/>001 <text:s text:c="4"/>006 <text:s text:c="4"/>12810 <text:s text:c="2"/>143</text:p>
      <text:p text:style-name="P6">022 <text:s text:c="4"/>040 <text:s text:c="4"/>001 <text:s text:c="4"/>006 <text:s text:c="4"/>12810 <text:s text:c="2"/>143</text:p>
      <text:p text:style-name="P6">022 <text:s text:c="4"/>044 <text:s text:c="4"/>001 <text:s text:c="4"/>006 <text:s text:c="4"/>12810 <text:s text:c="2"/>143</text:p>
      <text:p text:style-name="P6">022 <text:s text:c="4"/>043 <text:s text:c="4"/>001 <text:s text:c="4"/>006 <text:s text:c="4"/>12810 <text:s text:c="2"/>143</text:p>
      <text:p text:style-name="P6">022 <text:s text:c="4"/>053 <text:s text:c="4"/>001 <text:s text:c="4"/>006 <text:s text:c="4"/>12810 <text:s text:c="2"/>143</text:p>
      <text:p text:style-name="P6">024 <text:s text:c="4"/>051 <text:s text:c="4"/>001 <text:s text:c="4"/>007 <text:s text:c="4"/>12810 <text:s text:c="2"/>143</text:p>
      <text:p text:style-name="P6">022 <text:s text:c="4"/>044 <text:s text:c="4"/>001 <text:s text:c="4"/>006 <text:s text:c="4"/>12810 <text:s text:c="2"/>143</text:p>
      <text:p text:style-name="P6">024 <text:s text:c="4"/>041 <text:s text:c="4"/>001 <text:s text:c="4"/>006 <text:s text:c="4"/>12810 <text:s text:c="2"/>143</text:p>
      <text:p text:style-name="P6">024 <text:s text:c="4"/>041 <text:s text:c="4"/>001 <text:s text:c="4"/>006 <text:s text:c="4"/>12810 <text:s text:c="2"/>143</text:p>
      <text:p text:style-name="P6">024 <text:s text:c="4"/>048 <text:s text:c="4"/>001 <text:s text:c="4"/>006 <text:s text:c="4"/>12810 <text:s text:c="2"/>143</text:p>
      <text:p text:style-name="P6">024 <text:s text:c="4"/>048 <text:s text:c="4"/>001 <text:s text:c="4"/>006 <text:s text:c="4"/>12810 <text:s text:c="2"/>143</text:p>
      <text:p text:style-name="P6">023 <text:s text:c="4"/>058 <text:s text:c="4"/>001 <text:s text:c="4"/>006 <text:s text:c="4"/>12810 <text:s text:c="2"/>143</text:p>
      <text:p text:style-name="P6">023 <text:s text:c="4"/>054 <text:s text:c="4"/>001 <text:s text:c="4"/>006 <text:s text:c="4"/>12810 <text:s text:c="2"/>143</text:p>
      <text:p text:style-name="P6">022 <text:s text:c="4"/>047 <text:s text:c="4"/>001 <text:s text:c="4"/>006 <text:s text:c="4"/>12810 <text:s text:c="2"/>143</text:p>
      <text:p text:style-name="P6">022 <text:s text:c="4"/>041 <text:s text:c="4"/>001 <text:s text:c="4"/>006 <text:s text:c="4"/>12810 <text:s text:c="2"/>143</text:p>
      <text:p text:style-name="P6">023 <text:s text:c="4"/>040 <text:s text:c="4"/>001 <text:s text:c="4"/>005 <text:s text:c="4"/>12810 <text:s text:c="2"/>143</text:p>
      <text:p text:style-name="P6">023 <text:s text:c="4"/>039 <text:s text:c="4"/>001 <text:s text:c="4"/>005 <text:s text:c="4"/>12810 <text:s text:c="2"/>143</text:p>
      <text:p text:style-name="P6">023 <text:s text:c="4"/>047 <text:s text:c="4"/>001 <text:s text:c="4"/>006 <text:s text:c="4"/>12810 <text:s text:c="2"/>143</text:p>
      <text:p text:style-name="P6">024 <text:s text:c="4"/>047 <text:s text:c="4"/>001 <text:s text:c="4"/>006 <text:s text:c="4"/>12810 <text:s text:c="2"/>143</text:p>
      <text:p text:style-name="P6">024 <text:s text:c="4"/>056 <text:s text:c="4"/>001 <text:s text:c="4"/>006 <text:s text:c="4"/>12810 <text:s text:c="2"/>143</text:p>
      <text:p text:style-name="P6">023 <text:s text:c="4"/>055 <text:s text:c="4"/>001 <text:s text:c="4"/>006 <text:s text:c="4"/>12810 <text:s text:c="2"/>143</text:p>
      <text:p text:style-name="P6">023 <text:s text:c="4"/>048 <text:s text:c="4"/>001 <text:s text:c="4"/>007 <text:s text:c="4"/>12810 <text:s text:c="2"/>143</text:p>
      <text:p text:style-name="P6">023 <text:s text:c="4"/>041 <text:s text:c="4"/>001 <text:s text:c="4"/>006 <text:s text:c="4"/>12810 <text:s text:c="2"/>143</text:p>
      <text:p text:style-name="P6">022 <text:s text:c="4"/>041 <text:s text:c="4"/>001 <text:s text:c="4"/>006 <text:s text:c="4"/>12810 <text:s text:c="2"/>143</text:p>
      <text:p text:style-name="P6">022 <text:s text:c="4"/>037 <text:s text:c="4"/>001 <text:s text:c="4"/>005 <text:s text:c="4"/>12810 <text:s text:c="2"/>143</text:p>
      <text:p text:style-name="P6">023 <text:s text:c="4"/>037 <text:s text:c="4"/>001 <text:s text:c="4"/>005 <text:s text:c="4"/>12810 <text:s text:c="2"/>143</text:p>
      <text:p text:style-name="P6">022 <text:s text:c="4"/>042 <text:s text:c="4"/>001 <text:s text:c="4"/>005 <text:s text:c="4"/>12810 <text:s text:c="2"/>143</text:p>
      <text:p text:style-name="P6">023 <text:s text:c="4"/>050 <text:s text:c="4"/>001 <text:s text:c="4"/>006 <text:s text:c="4"/>12810 <text:s text:c="2"/>143</text:p>
      <text:p text:style-name="P6"><text:soft-page-break/>022 <text:s text:c="4"/>051 <text:s text:c="4"/>001 <text:s text:c="4"/>006 <text:s text:c="4"/>12810 <text:s text:c="2"/>143</text:p>
      <text:p text:style-name="P6">023 <text:s text:c="4"/>055 <text:s text:c="4"/>001 <text:s text:c="4"/>006 <text:s text:c="4"/>12810 <text:s text:c="2"/>143</text:p>
      <text:p text:style-name="P6">023 <text:s text:c="4"/>058 <text:s text:c="4"/>001 <text:s text:c="4"/>006 <text:s text:c="4"/>12810 <text:s text:c="2"/>143</text:p>
      <text:p text:style-name="P6">022 <text:s text:c="4"/>047 <text:s text:c="4"/>001 <text:s text:c="4"/>006 <text:s text:c="4"/>12810 <text:s text:c="2"/>143</text:p>
      <text:p text:style-name="P6">022 <text:s text:c="4"/>041 <text:s text:c="4"/>001 <text:s text:c="4"/>006 <text:s text:c="4"/>12810 <text:s text:c="2"/>143</text:p>
      <text:p text:style-name="P6">021 <text:s text:c="4"/>042 <text:s text:c="4"/>001 <text:s text:c="4"/>006 <text:s text:c="4"/>12810 <text:s text:c="2"/>143</text:p>
      <text:p text:style-name="P6">021 <text:s text:c="4"/>043 <text:s text:c="4"/>001 <text:s text:c="4"/>005 <text:s text:c="4"/>12810 <text:s text:c="2"/>143</text:p>
      <text:p text:style-name="P6">022 <text:s text:c="4"/>043 <text:s text:c="4"/>001 <text:s text:c="4"/>005 <text:s text:c="4"/>12810 <text:s text:c="2"/>143</text:p>
      <text:p text:style-name="P6">021 <text:s text:c="4"/>052 <text:s text:c="4"/>001 <text:s text:c="4"/>005 <text:s text:c="4"/>12810 <text:s text:c="2"/>143</text:p>
      <text:p text:style-name="P6">022 <text:s text:c="4"/>063 <text:s text:c="4"/>001 <text:s text:c="4"/>006 <text:s text:c="4"/>12810 <text:s text:c="2"/>143</text:p>
      <text:p text:style-name="P6">022 <text:s text:c="4"/>063 <text:s text:c="4"/>001 <text:s text:c="4"/>006 <text:s text:c="4"/>12810 <text:s text:c="2"/>143</text:p>
      <text:p text:style-name="P6">021 <text:s text:c="4"/>056 <text:s text:c="4"/>001 <text:s text:c="4"/>006 <text:s text:c="4"/>12810 <text:s text:c="2"/>143</text:p>
      <text:p text:style-name="P6">022 <text:s text:c="4"/>063 <text:s text:c="4"/>001 <text:s text:c="4"/>006 <text:s text:c="4"/>12810 <text:s text:c="2"/>143</text:p>
      <text:p text:style-name="P6">022 <text:s text:c="4"/>060 <text:s text:c="4"/>001 <text:s text:c="4"/>006 <text:s text:c="4"/>12810 <text:s text:c="2"/>143</text:p>
      <text:p text:style-name="P6">022 <text:s text:c="4"/>061 <text:s text:c="4"/>001 <text:s text:c="4"/>006 <text:s text:c="4"/>12810 <text:s text:c="2"/>143</text:p>
      <text:p text:style-name="P6">022 <text:s text:c="4"/>049 <text:s text:c="4"/>001 <text:s text:c="4"/>006 <text:s text:c="4"/>12810 <text:s text:c="2"/>143</text:p>
      <text:p text:style-name="P6">022 <text:s text:c="4"/>049 <text:s text:c="4"/>001 <text:s text:c="4"/>005 <text:s text:c="4"/>12810 <text:s text:c="2"/>143</text:p>
      <text:p text:style-name="P6">022 <text:s text:c="4"/>043 <text:s text:c="4"/>001 <text:s text:c="4"/>005 <text:s text:c="4"/>12810 <text:s text:c="2"/>143</text:p>
      <text:p text:style-name="P6">022 <text:s text:c="4"/>043 <text:s text:c="4"/>001 <text:s text:c="4"/>005 <text:s text:c="4"/>12810 <text:s text:c="2"/>143</text:p>
      <text:p text:style-name="P6">023 <text:s text:c="4"/>046 <text:s text:c="4"/>001 <text:s text:c="4"/>005 <text:s text:c="4"/>12810 <text:s text:c="2"/>143</text:p>
      <text:p text:style-name="P6">023 <text:s text:c="4"/>055 <text:s text:c="4"/>001 <text:s text:c="4"/>005 <text:s text:c="4"/>12810 <text:s text:c="2"/>143</text:p>
      <text:p text:style-name="P6">023 <text:s text:c="4"/>053 <text:s text:c="4"/>001 <text:s text:c="4"/>006 <text:s text:c="4"/>12810 <text:s text:c="2"/>143</text:p>
      <text:p text:style-name="P6">023 <text:s text:c="4"/>045 <text:s text:c="4"/>001 <text:s text:c="4"/>006 <text:s text:c="4"/>12810 <text:s text:c="2"/>143</text:p>
      <text:p text:style-name="P6">022 <text:s text:c="4"/>043 <text:s text:c="4"/>001 <text:s text:c="4"/>005 <text:s text:c="4"/>12810 <text:s text:c="2"/>143</text:p>
      <text:p text:style-name="P6">022 <text:s text:c="4"/>039 <text:s text:c="4"/>001 <text:s text:c="4"/>005 <text:s text:c="4"/>12810 <text:s text:c="2"/>143</text:p>
      <text:p text:style-name="P6">022 <text:s text:c="4"/>045 <text:s text:c="4"/>001 <text:s text:c="4"/>005 <text:s text:c="4"/>12810 <text:s text:c="2"/>143</text:p>
      <text:p text:style-name="P6">022 <text:s text:c="4"/>046 <text:s text:c="4"/>001 <text:s text:c="4"/>005 <text:s text:c="4"/>12810 <text:s text:c="2"/>143</text:p>
      <text:p text:style-name="P6">022 <text:s text:c="4"/>055 <text:s text:c="4"/>001 <text:s text:c="4"/>006 <text:s text:c="4"/>12810 <text:s text:c="2"/>143</text:p>
      <text:p text:style-name="P6">023 <text:s text:c="4"/>055 <text:s text:c="4"/>001 <text:s text:c="4"/>006 <text:s text:c="4"/>12810 <text:s text:c="2"/>143</text:p>
      <text:p text:style-name="P6">023 <text:s text:c="4"/>051 <text:s text:c="4"/>001 <text:s text:c="4"/>006 <text:s text:c="4"/>12810 <text:s text:c="2"/>143</text:p>
      <text:p text:style-name="P6">022 <text:s text:c="4"/>043 <text:s text:c="4"/>001 <text:s text:c="4"/>006 <text:s text:c="4"/>12810 <text:s text:c="2"/>143</text:p>
      <text:p text:style-name="P6">021 <text:s text:c="4"/>043 <text:s text:c="4"/>001 <text:s text:c="4"/>006 <text:s text:c="4"/>12810 <text:s text:c="2"/>143</text:p>
      <text:p text:style-name="P6">019 <text:s text:c="4"/>037 <text:s text:c="4"/>001 <text:s text:c="4"/>005 <text:s text:c="4"/>12810 <text:s text:c="2"/>143</text:p>
      <text:p text:style-name="P6">019 <text:s text:c="4"/>037 <text:s text:c="4"/>001 <text:s text:c="4"/>005 <text:s text:c="4"/>12810 <text:s text:c="2"/>143</text:p>
      <text:p text:style-name="P6">019 <text:s text:c="4"/>041 <text:s text:c="4"/>001 <text:s text:c="4"/>005 <text:s text:c="4"/>12810 <text:s text:c="2"/>143</text:p>
      <text:p text:style-name="P6">021 <text:s text:c="4"/>037 <text:s text:c="4"/>001 <text:s text:c="4"/>005 <text:s text:c="4"/>12810 <text:s text:c="2"/>143</text:p>
      <text:p text:style-name="P6">020 <text:s text:c="4"/>041 <text:s text:c="4"/>001 <text:s text:c="4"/>006 <text:s text:c="4"/>12810 <text:s text:c="2"/>143</text:p>
      <text:p text:style-name="P6">020 <text:s text:c="4"/>037 <text:s text:c="4"/>001 <text:s text:c="4"/>005 <text:s text:c="4"/>12810 <text:s text:c="2"/>143</text:p>
      <text:p text:style-name="P6">020 <text:s text:c="4"/>037 <text:s text:c="4"/>001 <text:s text:c="4"/>005 <text:s text:c="4"/>12810 <text:s text:c="2"/>143</text:p>
      <text:p text:style-name="P6">021 <text:s text:c="4"/>058 <text:s text:c="4"/>001 <text:s text:c="4"/>006 <text:s text:c="4"/>12810 <text:s text:c="2"/>143</text:p>
      <text:p text:style-name="P6">021 <text:s text:c="4"/>057 <text:s text:c="4"/>001 <text:s text:c="4"/>006 <text:s text:c="4"/>12810 <text:s text:c="2"/>143</text:p>
      <text:p text:style-name="P6">021 <text:s text:c="4"/>047 <text:s text:c="4"/>001 <text:s text:c="4"/>006 <text:s text:c="4"/>12810 <text:s text:c="2"/>143</text:p>
      <text:p text:style-name="P6">020 <text:s text:c="4"/>048 <text:s text:c="4"/>001 <text:s text:c="4"/>006 <text:s text:c="4"/>12810 <text:s text:c="2"/>143</text:p>
      <text:p text:style-name="P6">020 <text:s text:c="4"/>040 <text:s text:c="4"/>001 <text:s text:c="4"/>005 <text:s text:c="4"/>12810 <text:s text:c="2"/>143</text:p>
      <text:p text:style-name="P6">020 <text:s text:c="4"/>041 <text:s text:c="4"/>001 <text:s text:c="4"/>005 <text:s text:c="4"/>12810 <text:s text:c="2"/>143</text:p>
      <text:p text:style-name="P6">020 <text:s text:c="4"/>038 <text:s text:c="4"/>001 <text:s text:c="4"/>005 <text:s text:c="4"/>12810 <text:s text:c="2"/>143</text:p>
      <text:p text:style-name="P6">020 <text:s text:c="4"/>045 <text:s text:c="4"/>001 <text:s text:c="4"/>005 <text:s text:c="4"/>12810 <text:s text:c="2"/>143</text:p>
      <text:p text:style-name="P6">020 <text:s text:c="4"/>045 <text:s text:c="4"/>001 <text:s text:c="4"/>005 <text:s text:c="4"/>12810 <text:s text:c="2"/>143</text:p>
      <text:p text:style-name="P6">020 <text:s text:c="4"/>055 <text:s text:c="4"/>001 <text:s text:c="4"/>005 <text:s text:c="4"/>12810 <text:s text:c="2"/>143</text:p>
      <text:p text:style-name="P6"><text:soft-page-break/>020 <text:s text:c="4"/>059 <text:s text:c="4"/>001 <text:s text:c="4"/>006 <text:s text:c="4"/>12810 <text:s text:c="2"/>143</text:p>
      <text:p text:style-name="P6">020 <text:s text:c="4"/>060 <text:s text:c="4"/>001 <text:s text:c="4"/>006 <text:s text:c="4"/>12810 <text:s text:c="2"/>143</text:p>
      <text:p text:style-name="P6">020 <text:s text:c="4"/>049 <text:s text:c="4"/>001 <text:s text:c="4"/>006 <text:s text:c="4"/>12810 <text:s text:c="2"/>143</text:p>
      <text:p text:style-name="P6">019 <text:s text:c="4"/>049 <text:s text:c="4"/>001 <text:s text:c="4"/>005 <text:s text:c="4"/>12810 <text:s text:c="2"/>143</text:p>
      <text:p text:style-name="P6">020 <text:s text:c="4"/>043 <text:s text:c="4"/>001 <text:s text:c="4"/>005 <text:s text:c="4"/>12810 <text:s text:c="2"/>143</text:p>
      <text:p text:style-name="P6">020 <text:s text:c="4"/>044 <text:s text:c="4"/>001 <text:s text:c="4"/>005 <text:s text:c="4"/>12810 <text:s text:c="2"/>143</text:p>
      <text:p text:style-name="P6">020 <text:s text:c="4"/>044 <text:s text:c="4"/>001 <text:s text:c="4"/>005 <text:s text:c="4"/>12810 <text:s text:c="2"/>143</text:p>
      <text:p text:style-name="P6">019 <text:s text:c="4"/>053 <text:s text:c="4"/>001 <text:s text:c="4"/>005 <text:s text:c="4"/>12810 <text:s text:c="2"/>143</text:p>
      <text:p text:style-name="P6">019 <text:s text:c="4"/>054 <text:s text:c="4"/>001 <text:s text:c="4"/>005 <text:s text:c="4"/>12810 <text:s text:c="2"/>143</text:p>
      <text:p text:style-name="P6">018 <text:s text:c="4"/>063 <text:s text:c="4"/>001 <text:s text:c="4"/>006 <text:s text:c="4"/>12810 <text:s text:c="2"/>143</text:p>
      <text:p text:style-name="P6">017 <text:s text:c="4"/>063 <text:s text:c="4"/>001 <text:s text:c="4"/>006 <text:s text:c="4"/>12810 <text:s text:c="2"/>143</text:p>
      <text:p text:style-name="P6">017 <text:s text:c="4"/>054 <text:s text:c="4"/>001 <text:s text:c="4"/>006 <text:s text:c="4"/>12810 <text:s text:c="2"/>143</text:p>
      <text:p text:style-name="P6">017 <text:s text:c="4"/>045 <text:s text:c="4"/>001 <text:s text:c="4"/>005 <text:s text:c="4"/>12810 <text:s text:c="2"/>143</text:p>
      <text:p text:style-name="P6">017 <text:s text:c="4"/>044 <text:s text:c="4"/>001 <text:s text:c="4"/>005 <text:s text:c="4"/>12810 <text:s text:c="2"/>143</text:p>
      <text:p text:style-name="P6">016 <text:s text:c="4"/>040 <text:s text:c="4"/>001 <text:s text:c="4"/>005 <text:s text:c="4"/>12810 <text:s text:c="2"/>143</text:p>
      <text:p text:style-name="P6">016 <text:s text:c="4"/>039 <text:s text:c="4"/>001 <text:s text:c="4"/>005 <text:s text:c="4"/>12810 <text:s text:c="2"/>143</text:p>
      <text:p text:style-name="P6">017 <text:s text:c="4"/>058 <text:s text:c="4"/>001 <text:s text:c="4"/>006 <text:s text:c="4"/>12810 <text:s text:c="2"/>143</text:p>
      <text:p text:style-name="P6">018 <text:s text:c="4"/>052 <text:s text:c="4"/>001 <text:s text:c="4"/>005 <text:s text:c="4"/>12810 <text:s text:c="2"/>143</text:p>
      <text:p text:style-name="P6">017 <text:s text:c="4"/>059 <text:s text:c="4"/>001 <text:s text:c="4"/>006 <text:s text:c="4"/>12810 <text:s text:c="2"/>143</text:p>
      <text:p text:style-name="P6">017 <text:s text:c="4"/>058 <text:s text:c="4"/>001 <text:s text:c="4"/>006 <text:s text:c="4"/>12810 <text:s text:c="2"/>143</text:p>
      <text:p text:style-name="P6">017 <text:s text:c="4"/>046 <text:s text:c="4"/>001 <text:s text:c="4"/>006 <text:s text:c="4"/>12810 <text:s text:c="2"/>143</text:p>
      <text:p text:style-name="P6">017 <text:s text:c="4"/>040 <text:s text:c="4"/>001 <text:s text:c="4"/>005 <text:s text:c="4"/>12810 <text:s text:c="2"/>143</text:p>
      <text:p text:style-name="P6">017 <text:s text:c="4"/>039 <text:s text:c="4"/>001 <text:s text:c="4"/>005 <text:s text:c="4"/>12810 <text:s text:c="2"/>143</text:p>
      <text:p text:style-name="P6">016 <text:s text:c="4"/>036 <text:s text:c="4"/>001 <text:s text:c="4"/>005 <text:s text:c="4"/>12810 <text:s text:c="2"/>143</text:p>
      <text:p text:style-name="P6">017 <text:s text:c="4"/>036 <text:s text:c="4"/>001 <text:s text:c="4"/>005 <text:s text:c="4"/>12810 <text:s text:c="2"/>143</text:p>
      <text:p text:style-name="P6">016 <text:s text:c="4"/>051 <text:s text:c="4"/>001 <text:s text:c="4"/>005 <text:s text:c="4"/>12810 <text:s text:c="2"/>143</text:p>
      <text:p text:style-name="P6">017 <text:s text:c="4"/>051 <text:s text:c="4"/>001 <text:s text:c="4"/>005 <text:s text:c="4"/>12810 <text:s text:c="2"/>143</text:p>
      <text:p text:style-name="P6">017 <text:s text:c="4"/>052 <text:s text:c="4"/>001 <text:s text:c="4"/>005 <text:s text:c="4"/>12810 <text:s text:c="2"/>143</text:p>
      <text:p text:style-name="P6">016 <text:s text:c="4"/>043 <text:s text:c="4"/>001 <text:s text:c="4"/>005 <text:s text:c="4"/>12810 <text:s text:c="2"/>143</text:p>
      <text:p text:style-name="P6">016 <text:s text:c="4"/>044 <text:s text:c="4"/>001 <text:s text:c="4"/>005 <text:s text:c="4"/>12810 <text:s text:c="2"/>143</text:p>
      <text:p text:style-name="P6">015 <text:s text:c="4"/>038 <text:s text:c="4"/>001 <text:s text:c="4"/>005 <text:s text:c="4"/>12810 <text:s text:c="2"/>143</text:p>
      <text:p text:style-name="P6">016 <text:s text:c="4"/>038 <text:s text:c="4"/>001 <text:s text:c="4"/>005 <text:s text:c="4"/>12810 <text:s text:c="2"/>143</text:p>
      <text:p text:style-name="P6">015 <text:s text:c="4"/>039 <text:s text:c="4"/>001 <text:s text:c="4"/>005 <text:s text:c="4"/>12810 <text:s text:c="2"/>143</text:p>
      <text:p text:style-name="P6">016 <text:s text:c="4"/>047 <text:s text:c="4"/>001 <text:s text:c="4"/>005 <text:s text:c="4"/>12810 <text:s text:c="2"/>143</text:p>
      <text:p text:style-name="P6">016 <text:s text:c="4"/>047 <text:s text:c="4"/>001 <text:s text:c="4"/>005 <text:s text:c="4"/>12810 <text:s text:c="2"/>143</text:p>
      <text:p text:style-name="P6">015 <text:s text:c="4"/>057 <text:s text:c="4"/>001 <text:s text:c="4"/>005 <text:s text:c="4"/>12810 <text:s text:c="2"/>143</text:p>
      <text:p text:style-name="P6">014 <text:s text:c="4"/>058 <text:s text:c="4"/>001 <text:s text:c="4"/>005 <text:s text:c="4"/>12810 <text:s text:c="2"/>143</text:p>
      <text:p text:style-name="P6">014 <text:s text:c="4"/>050 <text:s text:c="4"/>001 <text:s text:c="4"/>005 <text:s text:c="4"/>12810 <text:s text:c="2"/>143</text:p>
      <text:p text:style-name="P6">013 <text:s text:c="4"/>042 <text:s text:c="4"/>001 <text:s text:c="4"/>005 <text:s text:c="4"/>12810 <text:s text:c="2"/>143</text:p>
      <text:p text:style-name="P6">012 <text:s text:c="4"/>040 <text:s text:c="4"/>001 <text:s text:c="4"/>005 <text:s text:c="4"/>12810 <text:s text:c="2"/>143</text:p>
      <text:p text:style-name="P6">013 <text:s text:c="4"/>037 <text:s text:c="4"/>001 <text:s text:c="4"/>005 <text:s text:c="4"/>12810 <text:s text:c="2"/>143</text:p>
      <text:p text:style-name="P6">012 <text:s text:c="4"/>038 <text:s text:c="4"/>001 <text:s text:c="4"/>004 <text:s text:c="4"/>12810 <text:s text:c="2"/>143</text:p>
      <text:p text:style-name="P6">012 <text:s text:c="4"/>042 <text:s text:c="4"/>001 <text:s text:c="4"/>004 <text:s text:c="4"/>12810 <text:s text:c="2"/>143</text:p>
      <text:p text:style-name="P6">011 <text:s text:c="4"/>043 <text:s text:c="4"/>001 <text:s text:c="4"/>005 <text:s text:c="4"/>12810 <text:s text:c="2"/>143</text:p>
      <text:p text:style-name="P6">011 <text:s text:c="4"/>053 <text:s text:c="4"/>001 <text:s text:c="4"/>005 <text:s text:c="4"/>12810 <text:s text:c="2"/>143</text:p>
      <text:p text:style-name="P6">013 <text:s text:c="4"/>055 <text:s text:c="4"/>001 <text:s text:c="4"/>005 <text:s text:c="4"/>12810 <text:s text:c="2"/>143</text:p>
      <text:p text:style-name="P6">012 <text:s text:c="4"/>054 <text:s text:c="4"/>001 <text:s text:c="4"/>005 <text:s text:c="4"/>12810 <text:s text:c="2"/>143</text:p>
      <text:p text:style-name="P6">012 <text:s text:c="4"/>043 <text:s text:c="4"/>001 <text:s text:c="4"/>005 <text:s text:c="4"/>12810 <text:s text:c="2"/>143</text:p>
      <text:p text:style-name="P6">012 <text:s text:c="4"/>042 <text:s text:c="4"/>001 <text:s text:c="4"/>005 <text:s text:c="4"/>12810 <text:s text:c="2"/>143</text:p>
      <text:p text:style-name="P6"><text:soft-page-break/>012 <text:s text:c="4"/>037 <text:s text:c="4"/>001 <text:s text:c="4"/>005 <text:s text:c="4"/>12810 <text:s text:c="2"/>143</text:p>
      <text:p text:style-name="P6">012 <text:s text:c="4"/>038 <text:s text:c="4"/>001 <text:s text:c="4"/>004 <text:s text:c="4"/>12810 <text:s text:c="2"/>143</text:p>
      <text:p text:style-name="P6">013 <text:s text:c="4"/>038 <text:s text:c="4"/>001 <text:s text:c="4"/>004 <text:s text:c="4"/>12810 <text:s text:c="2"/>143</text:p>
      <text:p text:style-name="P6">012 <text:s text:c="4"/>037 <text:s text:c="4"/>001 <text:s text:c="4"/>004 <text:s text:c="4"/>12810 <text:s text:c="2"/>143</text:p>
      <text:p text:style-name="P6">012 <text:s text:c="4"/>036 <text:s text:c="4"/>001 <text:s text:c="4"/>004 <text:s text:c="4"/>12810 <text:s text:c="2"/>143</text:p>
      <text:p text:style-name="P6">012 <text:s text:c="4"/>043 <text:s text:c="4"/>001 <text:s text:c="4"/>004 <text:s text:c="4"/>12810 <text:s text:c="2"/>143</text:p>
      <text:p text:style-name="P6">011 <text:s text:c="4"/>043 <text:s text:c="4"/>001 <text:s text:c="4"/>005 <text:s text:c="4"/>12810 <text:s text:c="2"/>143</text:p>
      <text:p text:style-name="P6">012 <text:s text:c="4"/>053 <text:s text:c="4"/>001 <text:s text:c="4"/>005 <text:s text:c="4"/>12810 <text:s text:c="2"/>143</text:p>
      <text:p text:style-name="P6">011 <text:s text:c="4"/>048 <text:s text:c="4"/>001 <text:s text:c="4"/>005 <text:s text:c="4"/>12810 <text:s text:c="2"/>143</text:p>
      <text:p text:style-name="P6">010 <text:s text:c="4"/>047 <text:s text:c="4"/>001 <text:s text:c="4"/>005 <text:s text:c="4"/>12810 <text:s text:c="2"/>143</text:p>
      <text:p text:style-name="P6">011 <text:s text:c="4"/>039 <text:s text:c="4"/>001 <text:s text:c="4"/>005 <text:s text:c="4"/>12810 <text:s text:c="2"/>143</text:p>
      <text:p text:style-name="P6">011 <text:s text:c="4"/>039 <text:s text:c="4"/>001 <text:s text:c="4"/>004 <text:s text:c="4"/>12810 <text:s text:c="2"/>143</text:p>
      <text:p text:style-name="P6">011 <text:s text:c="4"/>048 <text:s text:c="4"/>001 <text:s text:c="4"/>004 <text:s text:c="4"/>12810 <text:s text:c="2"/>143</text:p>
      <text:p text:style-name="P6">011 <text:s text:c="4"/>049 <text:s text:c="4"/>001 <text:s text:c="4"/>005 <text:s text:c="4"/>12810 <text:s text:c="2"/>143</text:p>
      <text:p text:style-name="P6">011 <text:s text:c="4"/>055 <text:s text:c="4"/>001 <text:s text:c="4"/>005 <text:s text:c="4"/>12810 <text:s text:c="2"/>143</text:p>
      <text:p text:style-name="P6">011 <text:s text:c="4"/>046 <text:s text:c="4"/>001 <text:s text:c="4"/>005 <text:s text:c="4"/>12810 <text:s text:c="2"/>143</text:p>
      <text:p text:style-name="P6">012 <text:s text:c="4"/>047 <text:s text:c="4"/>001 <text:s text:c="4"/>005 <text:s text:c="4"/>12810 <text:s text:c="2"/>143</text:p>
      <text:p text:style-name="P6">011 <text:s text:c="4"/>040 <text:s text:c="4"/>001 <text:s text:c="4"/>004 <text:s text:c="4"/>12810 <text:s text:c="2"/>143</text:p>
      <text:p text:style-name="P6">011 <text:s text:c="4"/>040 <text:s text:c="4"/>001 <text:s text:c="4"/>004 <text:s text:c="4"/>12810 <text:s text:c="2"/>143</text:p>
      <text:p text:style-name="P6">010 <text:s text:c="4"/>038 <text:s text:c="4"/>001 <text:s text:c="4"/>004 <text:s text:c="4"/>12810 <text:s text:c="2"/>143</text:p>
      <text:p text:style-name="P6">011 <text:s text:c="4"/>045 <text:s text:c="4"/>001 <text:s text:c="4"/>004 <text:s text:c="4"/>12810 <text:s text:c="2"/>143</text:p>
      <text:p text:style-name="P6">012 <text:s text:c="4"/>046 <text:s text:c="4"/>001 <text:s text:c="4"/>004 <text:s text:c="4"/>12810 <text:s text:c="2"/>143</text:p>
      <text:p text:style-name="P6">012 <text:s text:c="4"/>057 <text:s text:c="4"/>001 <text:s text:c="4"/>004 <text:s text:c="4"/>12810 <text:s text:c="2"/>143</text:p>
      <text:p text:style-name="P6">011 <text:s text:c="4"/>058 <text:s text:c="4"/>001 <text:s text:c="4"/>005 <text:s text:c="4"/>12810 <text:s text:c="2"/>143</text:p>
      <text:p text:style-name="P6">012 <text:s text:c="4"/>055 <text:s text:c="4"/>001 <text:s text:c="4"/>005 <text:s text:c="4"/>12810 <text:s text:c="2"/>143</text:p>
      <text:p text:style-name="P6">011 <text:s text:c="4"/>055 <text:s text:c="4"/>001 <text:s text:c="4"/>004 <text:s text:c="4"/>12810 <text:s text:c="2"/>143</text:p>
      <text:p text:style-name="P6">010 <text:s text:c="4"/>044 <text:s text:c="4"/>001 <text:s text:c="4"/>004 <text:s text:c="4"/>12810 <text:s text:c="2"/>143</text:p>
      <text:p text:style-name="P6">012 <text:s text:c="4"/>039 <text:s text:c="4"/>001 <text:s text:c="4"/>004 <text:s text:c="4"/>12810 <text:s text:c="2"/>143</text:p>
      <text:p text:style-name="P6">009 <text:s text:c="4"/>039 <text:s text:c="4"/>001 <text:s text:c="4"/>004 <text:s text:c="4"/>12810 <text:s text:c="2"/>143</text:p>
      <text:p text:style-name="P6">010 <text:s text:c="4"/>042 <text:s text:c="4"/>001 <text:s text:c="4"/>004 <text:s text:c="4"/>12810 <text:s text:c="2"/>143</text:p>
      <text:p text:style-name="P6">009 <text:s text:c="4"/>058 <text:s text:c="4"/>001 <text:s text:c="4"/>004 <text:s text:c="4"/>12810 <text:s text:c="2"/>143</text:p>
      <text:p text:style-name="P6">010 <text:s text:c="4"/>051 <text:s text:c="4"/>001 <text:s text:c="4"/>004 <text:s text:c="4"/>12810 <text:s text:c="2"/>143</text:p>
      <text:p text:style-name="P6">010 <text:s text:c="4"/>051 <text:s text:c="4"/>001 <text:s text:c="4"/>004 <text:s text:c="4"/>12810 <text:s text:c="2"/>143</text:p>
      <text:p text:style-name="P6">010 <text:s text:c="4"/>043 <text:s text:c="4"/>001 <text:s text:c="4"/>004 <text:s text:c="4"/>12810 <text:s text:c="2"/>143</text:p>
      <text:p text:style-name="P6">010 <text:s text:c="4"/>042 <text:s text:c="4"/>001 <text:s text:c="4"/>004 <text:s text:c="4"/>12810 <text:s text:c="2"/>143</text:p>
      <text:p text:style-name="P6">010 <text:s text:c="4"/>037 <text:s text:c="4"/>001 <text:s text:c="4"/>004 <text:s text:c="4"/>12810 <text:s text:c="2"/>143</text:p>
      <text:p text:style-name="P6">010 <text:s text:c="4"/>041 <text:s text:c="4"/>001 <text:s text:c="4"/>004 <text:s text:c="4"/>12810 <text:s text:c="2"/>143</text:p>
      <text:p text:style-name="P6">010 <text:s text:c="4"/>042 <text:s text:c="4"/>001 <text:s text:c="4"/>004 <text:s text:c="4"/>12810 <text:s text:c="2"/>143</text:p>
      <text:p text:style-name="P6">010 <text:s text:c="4"/>050 <text:s text:c="4"/>001 <text:s text:c="4"/>004 <text:s text:c="4"/>12810 <text:s text:c="2"/>143</text:p>
      <text:p text:style-name="P6">010 <text:s text:c="4"/>050 <text:s text:c="4"/>001 <text:s text:c="4"/>004 <text:s text:c="4"/>12810 <text:s text:c="2"/>143</text:p>
      <text:p text:style-name="P6">010 <text:s text:c="4"/>055 <text:s text:c="4"/>001 <text:s text:c="4"/>004 <text:s text:c="4"/>12810 <text:s text:c="2"/>143</text:p>
      <text:p text:style-name="P6">010 <text:s text:c="4"/>045 <text:s text:c="4"/>001 <text:s text:c="4"/>004 <text:s text:c="4"/>12810 <text:s text:c="2"/>143</text:p>
      <text:p text:style-name="P6">010 <text:s text:c="4"/>043 <text:s text:c="4"/>001 <text:s text:c="4"/>004 <text:s text:c="4"/>12810 <text:s text:c="2"/>143</text:p>
      <text:p text:style-name="P6">010 <text:s text:c="4"/>037 <text:s text:c="4"/>001 <text:s text:c="4"/>004 <text:s text:c="4"/>12810 <text:s text:c="2"/>143</text:p>
      <text:p text:style-name="P6">010 <text:s text:c="4"/>037 <text:s text:c="4"/>001 <text:s text:c="4"/>003 <text:s text:c="4"/>12810 <text:s text:c="2"/>143</text:p>
      <text:p text:style-name="P6">010 <text:s text:c="4"/>037 <text:s text:c="4"/>001 <text:s text:c="4"/>003 <text:s text:c="4"/>12810 <text:s text:c="2"/>143</text:p>
      <text:p text:style-name="P6">010 <text:s text:c="4"/>044 <text:s text:c="4"/>001 <text:s text:c="4"/>003 <text:s text:c="4"/>12810 <text:s text:c="2"/>143</text:p>
      <text:p text:style-name="P6">010 <text:s text:c="4"/>044 <text:s text:c="4"/>001 <text:s text:c="4"/>003 <text:s text:c="4"/>12810 <text:s text:c="2"/>143</text:p>
      <text:p text:style-name="P6">009 <text:s text:c="4"/>054 <text:s text:c="4"/>001 <text:s text:c="4"/>004 <text:s text:c="4"/>12810 <text:s text:c="2"/>143</text:p>
      <text:p text:style-name="P6"><text:soft-page-break/>009 <text:s text:c="4"/>054 <text:s text:c="4"/>001 <text:s text:c="4"/>004 <text:s text:c="4"/>12810 <text:s text:c="2"/>143</text:p>
      <text:p text:style-name="P6">009 <text:s text:c="4"/>046 <text:s text:c="4"/>001 <text:s text:c="4"/>004 <text:s text:c="4"/>12810 <text:s text:c="2"/>143</text:p>
      <text:p text:style-name="P6">009 <text:s text:c="4"/>038 <text:s text:c="4"/>001 <text:s text:c="4"/>003 <text:s text:c="4"/>12810 <text:s text:c="2"/>143</text:p>
      <text:p text:style-name="P6">009 <text:s text:c="4"/>037 <text:s text:c="4"/>001 <text:s text:c="4"/>003 <text:s text:c="4"/>12810 <text:s text:c="2"/>143</text:p>
      <text:p text:style-name="P6">009 <text:s text:c="4"/>034 <text:s text:c="4"/>001 <text:s text:c="4"/>003 <text:s text:c="4"/>12810 <text:s text:c="2"/>143</text:p>
      <text:p text:style-name="P6">009 <text:s text:c="4"/>033 <text:s text:c="4"/>001 <text:s text:c="4"/>003 <text:s text:c="4"/>12810 <text:s text:c="2"/>143</text:p>
      <text:p text:style-name="P6">009 <text:s text:c="4"/>049 <text:s text:c="4"/>001 <text:s text:c="4"/>003 <text:s text:c="4"/>12810 <text:s text:c="2"/>143</text:p>
      <text:p text:style-name="P6">009 <text:s text:c="4"/>049 <text:s text:c="4"/>001 <text:s text:c="4"/>003 <text:s text:c="4"/>12810 <text:s text:c="2"/>143</text:p>
      <text:p text:style-name="P6">009 <text:s text:c="4"/>035 <text:s text:c="4"/>001 <text:s text:c="4"/>003 <text:s text:c="4"/>12810 <text:s text:c="2"/>143</text:p>
      <text:p text:style-name="P6">008 <text:s text:c="4"/>046 <text:s text:c="4"/>001 <text:s text:c="4"/>003 <text:s text:c="4"/>12810 <text:s text:c="2"/>143</text:p>
      <text:p text:style-name="P6">008 <text:s text:c="4"/>044 <text:s text:c="4"/>001 <text:s text:c="4"/>003 <text:s text:c="4"/>12810 <text:s text:c="2"/>143</text:p>
      <text:p text:style-name="P6">009 <text:s text:c="4"/>034 <text:s text:c="4"/>001 <text:s text:c="4"/>003 <text:s text:c="4"/>12810 <text:s text:c="2"/>143</text:p>
      <text:p text:style-name="P6">008 <text:s text:c="4"/>029 <text:s text:c="4"/>001 <text:s text:c="4"/>003 <text:s text:c="4"/>12810 <text:s text:c="2"/>143</text:p>
      <text:p text:style-name="P6">008 <text:s text:c="4"/>027 <text:s text:c="4"/>001 <text:s text:c="4"/>003 <text:s text:c="4"/>12810 <text:s text:c="2"/>143</text:p>
      <text:p text:style-name="P6">008 <text:s text:c="4"/>026 <text:s text:c="4"/>001 <text:s text:c="4"/>003 <text:s text:c="4"/>12810 <text:s text:c="2"/>143</text:p>
      <text:p text:style-name="P6">007 <text:s text:c="4"/>026 <text:s text:c="4"/>001 <text:s text:c="4"/>003 <text:s text:c="4"/>12810 <text:s text:c="2"/>143</text:p>
      <text:p text:style-name="P6">007 <text:s text:c="4"/>029 <text:s text:c="4"/>001 <text:s text:c="4"/>003 <text:s text:c="4"/>12810 <text:s text:c="2"/>143</text:p>
      <text:p text:style-name="P6">007 <text:s text:c="4"/>028 <text:s text:c="4"/>001 <text:s text:c="4"/>003 <text:s text:c="4"/>12810 <text:s text:c="2"/>143</text:p>
      <text:p text:style-name="P6">007 <text:s text:c="4"/>030 <text:s text:c="4"/>001 <text:s text:c="4"/>003 <text:s text:c="4"/>12810 <text:s text:c="2"/>143</text:p>
      <text:p text:style-name="P6">007 <text:s text:c="4"/>026 <text:s text:c="4"/>001 <text:s text:c="4"/>003 <text:s text:c="4"/>12810 <text:s text:c="2"/>143</text:p>
      <text:p text:style-name="P6">006 <text:s text:c="4"/>025 <text:s text:c="4"/>001 <text:s text:c="4"/>003 <text:s text:c="4"/>12810 <text:s text:c="2"/>143</text:p>
      <text:p text:style-name="P6">006 <text:s text:c="4"/>020 <text:s text:c="4"/>001 <text:s text:c="4"/>003 <text:s text:c="4"/>12810 <text:s text:c="2"/>143</text:p>
      <text:p text:style-name="P6">006 <text:s text:c="4"/>019 <text:s text:c="4"/>001 <text:s text:c="4"/>003 <text:s text:c="4"/>12810 <text:s text:c="2"/>143</text:p>
      <text:p text:style-name="P6">005 <text:s text:c="4"/>018 <text:s text:c="4"/>001 <text:s text:c="4"/>003 <text:s text:c="4"/>12810 <text:s text:c="2"/>143</text:p>
      <text:p text:style-name="P6">005 <text:s text:c="4"/>018 <text:s text:c="4"/>001 <text:s text:c="4"/>003 <text:s text:c="4"/>12810 <text:s text:c="2"/>143</text:p>
      <text:p text:style-name="P6">005 <text:s text:c="4"/>017 <text:s text:c="4"/>001 <text:s text:c="4"/>003 <text:s text:c="4"/>12810 <text:s text:c="2"/>143</text:p>
      <text:p text:style-name="P6">005 <text:s text:c="4"/>017 <text:s text:c="4"/>001 <text:s text:c="4"/>003 <text:s text:c="4"/>12810 <text:s text:c="2"/>143</text:p>
      <text:p text:style-name="P6">005 <text:s text:c="4"/>017 <text:s text:c="4"/>001 <text:s text:c="4"/>003 <text:s text:c="4"/>12810 <text:s text:c="2"/>143</text:p>
      <text:p text:style-name="P6">005 <text:s text:c="4"/>015 <text:s text:c="4"/>001 <text:s text:c="4"/>003 <text:s text:c="4"/>12810 <text:s text:c="2"/>143</text:p>
      <text:p text:style-name="P6">004 <text:s text:c="4"/>014 <text:s text:c="4"/>001 <text:s text:c="4"/>002 <text:s text:c="4"/>12810 <text:s text:c="2"/>143</text:p>
      <text:p text:style-name="P6">004 <text:s text:c="4"/>012 <text:s text:c="4"/>001 <text:s text:c="4"/>002 <text:s text:c="4"/>12810 <text:s text:c="2"/>143</text:p>
      <text:p text:style-name="P6">004 <text:s text:c="4"/>011 <text:s text:c="4"/>001 <text:s text:c="4"/>002 <text:s text:c="4"/>12810 <text:s text:c="2"/>143</text:p>
      <text:p text:style-name="P6">004 <text:s text:c="4"/>011 <text:s text:c="4"/>001 <text:s text:c="4"/>002 <text:s text:c="4"/>12810 <text:s text:c="2"/>143</text:p>
      <text:p text:style-name="P6">004 <text:s text:c="4"/>010 <text:s text:c="4"/>001 <text:s text:c="4"/>002 <text:s text:c="4"/>12810 <text:s text:c="2"/>143</text:p>
      <text:p text:style-name="P6">004 <text:s text:c="4"/>010 <text:s text:c="4"/>001 <text:s text:c="4"/>002 <text:s text:c="4"/>12810 <text:s text:c="2"/>143</text:p>
      <text:p text:style-name="P6">004 <text:s text:c="4"/>009 <text:s text:c="4"/>001 <text:s text:c="4"/>002 <text:s text:c="4"/>12810 <text:s text:c="2"/>143</text:p>
      <text:p text:style-name="P6">004 <text:s text:c="4"/>008 <text:s text:c="4"/>001 <text:s text:c="4"/>002 <text:s text:c="4"/>12810 <text:s text:c="2"/>143</text:p>
      <text:p text:style-name="P6">004 <text:s text:c="4"/>008 <text:s text:c="4"/>001 <text:s text:c="4"/>002 <text:s text:c="4"/>12810 <text:s text:c="2"/>143</text:p>
      <text:p text:style-name="P6">004 <text:s text:c="4"/>008 <text:s text:c="4"/>001 <text:s text:c="4"/>002 <text:s text:c="4"/>12810 <text:s text:c="2"/>143</text:p>
      <text:p text:style-name="P6">003 <text:s text:c="4"/>007 <text:s text:c="4"/>001 <text:s text:c="4"/>002 <text:s text:c="4"/>12810 <text:s text:c="2"/>143</text:p>
      <text:p text:style-name="P6">003 <text:s text:c="4"/>007 <text:s text:c="4"/>001 <text:s text:c="4"/>002 <text:s text:c="4"/>12810 <text:s text:c="2"/>143</text:p>
      <text:p text:style-name="P6">002 <text:s text:c="4"/>006 <text:s text:c="4"/>001 <text:s text:c="4"/>002 <text:s text:c="4"/>12810 <text:s text:c="2"/>143</text:p>
      <text:p text:style-name="P6">002 <text:s text:c="4"/>006 <text:s text:c="4"/>001 <text:s text:c="4"/>002 <text:s text:c="4"/>12810 <text:s text:c="2"/>143</text:p>
      <text:p text:style-name="P6">001 <text:s text:c="4"/>005 <text:s text:c="4"/>001 <text:s text:c="4"/>002 <text:s text:c="4"/>12810 <text:s text:c="2"/>143</text:p>
      <text:p text:style-name="P6">002 <text:s text:c="4"/>005 <text:s text:c="4"/>001 <text:s text:c="4"/>002 <text:s text:c="4"/>12810 <text:s text:c="2"/>143</text:p>
      <text:p text:style-name="P6">002 <text:s text:c="4"/>005 <text:s text:c="4"/>001 <text:s text:c="4"/>002 <text:s text:c="4"/>12810 <text:s text:c="2"/>143</text:p>
      <text:p text:style-name="P6">000 <text:s text:c="4"/>004 <text:s text:c="4"/>001 <text:s text:c="4"/>002 <text:s text:c="4"/>12810 <text:s text:c="2"/>143</text:p>
      <text:p text:style-name="P6">001 <text:s text:c="4"/>004 <text:s text:c="4"/>001 <text:s text:c="4"/>002 <text:s text:c="4"/>12810 <text:s text:c="2"/>143</text:p>
      <text:p text:style-name="P6">000 <text:s text:c="4"/>004 <text:s text:c="4"/>001 <text:s text:c="4"/>002 <text:s text:c="4"/>12810 <text:s text:c="2"/>143</text:p>
      <text:p text:style-name="P6"><text:soft-page-break/>000 <text:s text:c="4"/>004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3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<text:soft-page-break/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6">000 <text:s text:c="4"/>002 <text:s text:c="4"/>001 <text:s text:c="4"/>002 <text:s text:c="4"/>12810 <text:s text:c="2"/>143</text:p>
      <text:p text:style-name="P7">Squal: <text:s/>Max: <text:s text:c="3"/>Min: <text:s text:c="3"/>Sum: <text:s text:c="3"/>Shutter: <text:s text:c="7"/>LaserPower: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<text:soft-page-break/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<text:soft-page-break/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<text:soft-page-break/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4 <text:s text:c="4"/>001 <text:s text:c="4"/>002 <text:s text:c="4"/>12810 <text:s text:c="2"/>143</text:p>
      <text:p text:style-name="P7">000 <text:s text:c="4"/>004 <text:s text:c="4"/>001 <text:s text:c="4"/>002 <text:s text:c="4"/>12810 <text:s text:c="2"/>143</text:p>
      <text:p text:style-name="P7">000 <text:s text:c="4"/>004 <text:s text:c="4"/>001 <text:s text:c="4"/>002 <text:s text:c="4"/>12810 <text:s text:c="2"/>143</text:p>
      <text:p text:style-name="P7">000 <text:s text:c="4"/>004 <text:s text:c="4"/>001 <text:s text:c="4"/>002 <text:s text:c="4"/>12810 <text:s text:c="2"/>143</text:p>
      <text:p text:style-name="P7">000 <text:s text:c="4"/>004 <text:s text:c="4"/>001 <text:s text:c="4"/>002 <text:s text:c="4"/>12810 <text:s text:c="2"/>143</text:p>
      <text:p text:style-name="P7">002 <text:s text:c="4"/>005 <text:s text:c="4"/>001 <text:s text:c="4"/>002 <text:s text:c="4"/>12810 <text:s text:c="2"/>143</text:p>
      <text:p text:style-name="P7">001 <text:s text:c="4"/>005 <text:s text:c="4"/>001 <text:s text:c="4"/>002 <text:s text:c="4"/>12810 <text:s text:c="2"/>143</text:p>
      <text:p text:style-name="P7">000 <text:s text:c="4"/>005 <text:s text:c="4"/>001 <text:s text:c="4"/>002 <text:s text:c="4"/>12810 <text:s text:c="2"/>143</text:p>
      <text:p text:style-name="P7">001 <text:s text:c="4"/>005 <text:s text:c="4"/>001 <text:s text:c="4"/>002 <text:s text:c="4"/>12810 <text:s text:c="2"/>143</text:p>
      <text:p text:style-name="P7">002 <text:s text:c="4"/>005 <text:s text:c="4"/>001 <text:s text:c="4"/>002 <text:s text:c="4"/>12810 <text:s text:c="2"/>143</text:p>
      <text:p text:style-name="P7">002 <text:s text:c="4"/>006 <text:s text:c="4"/>001 <text:s text:c="4"/>002 <text:s text:c="4"/>12810 <text:s text:c="2"/>143</text:p>
      <text:p text:style-name="P7">002 <text:s text:c="4"/>006 <text:s text:c="4"/>001 <text:s text:c="4"/>002 <text:s text:c="4"/>12810 <text:s text:c="2"/>143</text:p>
      <text:p text:style-name="P7">002 <text:s text:c="4"/>007 <text:s text:c="4"/>001 <text:s text:c="4"/>002 <text:s text:c="4"/>12810 <text:s text:c="2"/>143</text:p>
      <text:p text:style-name="P7">003 <text:s text:c="4"/>008 <text:s text:c="4"/>001 <text:s text:c="4"/>002 <text:s text:c="4"/>12810 <text:s text:c="2"/>143</text:p>
      <text:p text:style-name="P7">003 <text:s text:c="4"/>008 <text:s text:c="4"/>001 <text:s text:c="4"/>002 <text:s text:c="4"/>12810 <text:s text:c="2"/>143</text:p>
      <text:p text:style-name="P7">004 <text:s text:c="4"/>008 <text:s text:c="4"/>001 <text:s text:c="4"/>002 <text:s text:c="4"/>12810 <text:s text:c="2"/>143</text:p>
      <text:p text:style-name="P7">004 <text:s text:c="4"/>009 <text:s text:c="4"/>001 <text:s text:c="4"/>002 <text:s text:c="4"/>12810 <text:s text:c="2"/>143</text:p>
      <text:p text:style-name="P7">004 <text:s text:c="4"/>009 <text:s text:c="4"/>001 <text:s text:c="4"/>002 <text:s text:c="4"/>12810 <text:s text:c="2"/>143</text:p>
      <text:p text:style-name="P7">004 <text:s text:c="4"/>010 <text:s text:c="4"/>001 <text:s text:c="4"/>002 <text:s text:c="4"/>12810 <text:s text:c="2"/>143</text:p>
      <text:p text:style-name="P7"><text:soft-page-break/>004 <text:s text:c="4"/>010 <text:s text:c="4"/>001 <text:s text:c="4"/>002 <text:s text:c="4"/>12810 <text:s text:c="2"/>143</text:p>
      <text:p text:style-name="P7">004 <text:s text:c="4"/>011 <text:s text:c="4"/>001 <text:s text:c="4"/>002 <text:s text:c="4"/>12810 <text:s text:c="2"/>143</text:p>
      <text:p text:style-name="P7">004 <text:s text:c="4"/>011 <text:s text:c="4"/>001 <text:s text:c="4"/>002 <text:s text:c="4"/>12810 <text:s text:c="2"/>143</text:p>
      <text:p text:style-name="P7">005 <text:s text:c="4"/>012 <text:s text:c="4"/>001 <text:s text:c="4"/>002 <text:s text:c="4"/>12810 <text:s text:c="2"/>143</text:p>
      <text:p text:style-name="P7">005 <text:s text:c="4"/>011 <text:s text:c="4"/>001 <text:s text:c="4"/>002 <text:s text:c="4"/>12810 <text:s text:c="2"/>143</text:p>
      <text:p text:style-name="P7">005 <text:s text:c="4"/>011 <text:s text:c="4"/>001 <text:s text:c="4"/>002 <text:s text:c="4"/>12810 <text:s text:c="2"/>143</text:p>
      <text:p text:style-name="P7">005 <text:s text:c="4"/>011 <text:s text:c="4"/>001 <text:s text:c="4"/>002 <text:s text:c="4"/>12810 <text:s text:c="2"/>143</text:p>
      <text:p text:style-name="P7">006 <text:s text:c="4"/>012 <text:s text:c="4"/>001 <text:s text:c="4"/>002 <text:s text:c="4"/>12810 <text:s text:c="2"/>143</text:p>
      <text:p text:style-name="P7">006 <text:s text:c="4"/>012 <text:s text:c="4"/>001 <text:s text:c="4"/>002 <text:s text:c="4"/>12810 <text:s text:c="2"/>143</text:p>
      <text:p text:style-name="P7">006 <text:s text:c="4"/>013 <text:s text:c="4"/>001 <text:s text:c="4"/>002 <text:s text:c="4"/>12810 <text:s text:c="2"/>143</text:p>
      <text:p text:style-name="P7">006 <text:s text:c="4"/>014 <text:s text:c="4"/>001 <text:s text:c="4"/>002 <text:s text:c="4"/>12810 <text:s text:c="2"/>143</text:p>
      <text:p text:style-name="P7">006 <text:s text:c="4"/>016 <text:s text:c="4"/>001 <text:s text:c="4"/>002 <text:s text:c="4"/>12810 <text:s text:c="2"/>143</text:p>
      <text:p text:style-name="P7">006 <text:s text:c="4"/>017 <text:s text:c="4"/>001 <text:s text:c="4"/>003 <text:s text:c="4"/>12810 <text:s text:c="2"/>143</text:p>
      <text:p text:style-name="P7">005 <text:s text:c="4"/>016 <text:s text:c="4"/>001 <text:s text:c="4"/>003 <text:s text:c="4"/>12810 <text:s text:c="2"/>143</text:p>
      <text:p text:style-name="P7">005 <text:s text:c="4"/>015 <text:s text:c="4"/>001 <text:s text:c="4"/>003 <text:s text:c="4"/>12810 <text:s text:c="2"/>143</text:p>
      <text:p text:style-name="P7">005 <text:s text:c="4"/>017 <text:s text:c="4"/>001 <text:s text:c="4"/>003 <text:s text:c="4"/>12810 <text:s text:c="2"/>143</text:p>
      <text:p text:style-name="P7">006 <text:s text:c="4"/>019 <text:s text:c="4"/>001 <text:s text:c="4"/>003 <text:s text:c="4"/>12810 <text:s text:c="2"/>143</text:p>
      <text:p text:style-name="P7">006 <text:s text:c="4"/>020 <text:s text:c="4"/>001 <text:s text:c="4"/>003 <text:s text:c="4"/>12810 <text:s text:c="2"/>143</text:p>
      <text:p text:style-name="P7">007 <text:s text:c="4"/>023 <text:s text:c="4"/>000 <text:s text:c="4"/>003 <text:s text:c="4"/>12810 <text:s text:c="2"/>143</text:p>
      <text:p text:style-name="P7">007 <text:s text:c="4"/>025 <text:s text:c="4"/>001 <text:s text:c="4"/>003 <text:s text:c="4"/>12810 <text:s text:c="2"/>143</text:p>
      <text:p text:style-name="P7">007 <text:s text:c="4"/>023 <text:s text:c="4"/>001 <text:s text:c="4"/>003 <text:s text:c="4"/>12810 <text:s text:c="2"/>143</text:p>
      <text:p text:style-name="P7">007 <text:s text:c="4"/>021 <text:s text:c="4"/>001 <text:s text:c="4"/>003 <text:s text:c="4"/>12810 <text:s text:c="2"/>143</text:p>
      <text:p text:style-name="P7">007 <text:s text:c="4"/>022 <text:s text:c="4"/>001 <text:s text:c="4"/>003 <text:s text:c="4"/>12810 <text:s text:c="2"/>143</text:p>
      <text:p text:style-name="P7">008 <text:s text:c="4"/>021 <text:s text:c="4"/>001 <text:s text:c="4"/>003 <text:s text:c="4"/>12810 <text:s text:c="2"/>143</text:p>
      <text:p text:style-name="P7">008 <text:s text:c="4"/>022 <text:s text:c="4"/>001 <text:s text:c="4"/>003 <text:s text:c="4"/>12810 <text:s text:c="2"/>143</text:p>
      <text:p text:style-name="P7">008 <text:s text:c="4"/>024 <text:s text:c="4"/>001 <text:s text:c="4"/>003 <text:s text:c="4"/>12810 <text:s text:c="2"/>143</text:p>
      <text:p text:style-name="P7">008 <text:s text:c="4"/>029 <text:s text:c="4"/>001 <text:s text:c="4"/>003 <text:s text:c="4"/>12810 <text:s text:c="2"/>143</text:p>
      <text:p text:style-name="P7">008 <text:s text:c="4"/>025 <text:s text:c="4"/>001 <text:s text:c="4"/>003 <text:s text:c="4"/>12810 <text:s text:c="2"/>143</text:p>
      <text:p text:style-name="P7">008 <text:s text:c="4"/>026 <text:s text:c="4"/>001 <text:s text:c="4"/>003 <text:s text:c="4"/>12810 <text:s text:c="2"/>143</text:p>
      <text:p text:style-name="P7">008 <text:s text:c="4"/>031 <text:s text:c="4"/>001 <text:s text:c="4"/>003 <text:s text:c="4"/>12810 <text:s text:c="2"/>143</text:p>
      <text:p text:style-name="P7">009 <text:s text:c="4"/>032 <text:s text:c="4"/>001 <text:s text:c="4"/>003 <text:s text:c="4"/>12810 <text:s text:c="2"/>143</text:p>
      <text:p text:style-name="P7">008 <text:s text:c="4"/>037 <text:s text:c="4"/>001 <text:s text:c="4"/>003 <text:s text:c="4"/>12810 <text:s text:c="2"/>143</text:p>
      <text:p text:style-name="P7">008 <text:s text:c="4"/>031 <text:s text:c="4"/>001 <text:s text:c="4"/>003 <text:s text:c="4"/>12810 <text:s text:c="2"/>143</text:p>
      <text:p text:style-name="P7">008 <text:s text:c="4"/>031 <text:s text:c="4"/>001 <text:s text:c="4"/>003 <text:s text:c="4"/>12810 <text:s text:c="2"/>143</text:p>
      <text:p text:style-name="P7">009 <text:s text:c="4"/>027 <text:s text:c="4"/>001 <text:s text:c="4"/>003 <text:s text:c="4"/>12810 <text:s text:c="2"/>143</text:p>
      <text:p text:style-name="P7">008 <text:s text:c="4"/>028 <text:s text:c="4"/>001 <text:s text:c="4"/>003 <text:s text:c="4"/>12810 <text:s text:c="2"/>143</text:p>
      <text:p text:style-name="P7">008 <text:s text:c="4"/>027 <text:s text:c="4"/>001 <text:s text:c="4"/>003 <text:s text:c="4"/>12810 <text:s text:c="2"/>143</text:p>
      <text:p text:style-name="P7">008 <text:s text:c="4"/>030 <text:s text:c="4"/>001 <text:s text:c="4"/>003 <text:s text:c="4"/>12810 <text:s text:c="2"/>143</text:p>
      <text:p text:style-name="P7">009 <text:s text:c="4"/>031 <text:s text:c="4"/>001 <text:s text:c="4"/>003 <text:s text:c="4"/>12810 <text:s text:c="2"/>143</text:p>
      <text:p text:style-name="P7">009 <text:s text:c="4"/>037 <text:s text:c="4"/>001 <text:s text:c="4"/>003 <text:s text:c="4"/>12810 <text:s text:c="2"/>143</text:p>
      <text:p text:style-name="P7">009 <text:s text:c="4"/>036 <text:s text:c="4"/>001 <text:s text:c="4"/>003 <text:s text:c="4"/>12810 <text:s text:c="2"/>143</text:p>
      <text:p text:style-name="P7">008 <text:s text:c="4"/>034 <text:s text:c="4"/>001 <text:s text:c="4"/>003 <text:s text:c="4"/>12810 <text:s text:c="2"/>143</text:p>
      <text:p text:style-name="P7">008 <text:s text:c="4"/>029 <text:s text:c="4"/>001 <text:s text:c="4"/>003 <text:s text:c="4"/>12810 <text:s text:c="2"/>143</text:p>
      <text:p text:style-name="P7">009 <text:s text:c="4"/>029 <text:s text:c="4"/>001 <text:s text:c="4"/>003 <text:s text:c="4"/>12810 <text:s text:c="2"/>143</text:p>
      <text:p text:style-name="P7">008 <text:s text:c="4"/>026 <text:s text:c="4"/>001 <text:s text:c="4"/>003 <text:s text:c="4"/>12810 <text:s text:c="2"/>143</text:p>
      <text:p text:style-name="P7">008 <text:s text:c="4"/>025 <text:s text:c="4"/>001 <text:s text:c="4"/>003 <text:s text:c="4"/>12810 <text:s text:c="2"/>143</text:p>
      <text:p text:style-name="P7">010 <text:s text:c="4"/>027 <text:s text:c="4"/>001 <text:s text:c="4"/>003 <text:s text:c="4"/>12810 <text:s text:c="2"/>143</text:p>
      <text:p text:style-name="P7">009 <text:s text:c="4"/>032 <text:s text:c="4"/>001 <text:s text:c="4"/>003 <text:s text:c="4"/>12810 <text:s text:c="2"/>143</text:p>
      <text:p text:style-name="P7">010 <text:s text:c="4"/>033 <text:s text:c="4"/>001 <text:s text:c="4"/>003 <text:s text:c="4"/>12810 <text:s text:c="2"/>143</text:p>
      <text:p text:style-name="P7"><text:soft-page-break/>010 <text:s text:c="4"/>038 <text:s text:c="4"/>001 <text:s text:c="4"/>003 <text:s text:c="4"/>12810 <text:s text:c="2"/>143</text:p>
      <text:p text:style-name="P7">010 <text:s text:c="4"/>040 <text:s text:c="4"/>001 <text:s text:c="4"/>004 <text:s text:c="4"/>12810 <text:s text:c="2"/>143</text:p>
      <text:p text:style-name="P7">010 <text:s text:c="4"/>034 <text:s text:c="4"/>001 <text:s text:c="4"/>004 <text:s text:c="4"/>12810 <text:s text:c="2"/>143</text:p>
      <text:p text:style-name="P7">010 <text:s text:c="4"/>034 <text:s text:c="4"/>001 <text:s text:c="4"/>003 <text:s text:c="4"/>12810 <text:s text:c="2"/>143</text:p>
      <text:p text:style-name="P7">009 <text:s text:c="4"/>029 <text:s text:c="4"/>001 <text:s text:c="4"/>003 <text:s text:c="4"/>12810 <text:s text:c="2"/>143</text:p>
      <text:p text:style-name="P7">011 <text:s text:c="4"/>037 <text:s text:c="4"/>001 <text:s text:c="4"/>004 <text:s text:c="4"/>12810 <text:s text:c="2"/>143</text:p>
      <text:p text:style-name="P7">011 <text:s text:c="4"/>037 <text:s text:c="4"/>001 <text:s text:c="4"/>003 <text:s text:c="4"/>12810 <text:s text:c="2"/>143</text:p>
      <text:p text:style-name="P7">011 <text:s text:c="4"/>037 <text:s text:c="4"/>001 <text:s text:c="4"/>004 <text:s text:c="4"/>12810 <text:s text:c="2"/>143</text:p>
      <text:p text:style-name="P7">011 <text:s text:c="4"/>036 <text:s text:c="4"/>001 <text:s text:c="4"/>003 <text:s text:c="4"/>12810 <text:s text:c="2"/>143</text:p>
      <text:p text:style-name="P7">011 <text:s text:c="4"/>036 <text:s text:c="4"/>001 <text:s text:c="4"/>004 <text:s text:c="4"/>12810 <text:s text:c="2"/>143</text:p>
      <text:p text:style-name="P7">012 <text:s text:c="4"/>037 <text:s text:c="4"/>001 <text:s text:c="4"/>004 <text:s text:c="4"/>12810 <text:s text:c="2"/>143</text:p>
      <text:p text:style-name="P7">011 <text:s text:c="4"/>035 <text:s text:c="4"/>001 <text:s text:c="4"/>004 <text:s text:c="4"/>12810 <text:s text:c="2"/>143</text:p>
      <text:p text:style-name="P7">012 <text:s text:c="4"/>029 <text:s text:c="4"/>001 <text:s text:c="4"/>004 <text:s text:c="4"/>12810 <text:s text:c="2"/>143</text:p>
      <text:p text:style-name="P7">012 <text:s text:c="4"/>037 <text:s text:c="4"/>001 <text:s text:c="4"/>004 <text:s text:c="4"/>12810 <text:s text:c="2"/>143</text:p>
      <text:p text:style-name="P7">012 <text:s text:c="4"/>032 <text:s text:c="4"/>001 <text:s text:c="4"/>004 <text:s text:c="4"/>12810 <text:s text:c="2"/>143</text:p>
      <text:p text:style-name="P7">011 <text:s text:c="4"/>031 <text:s text:c="4"/>001 <text:s text:c="4"/>004 <text:s text:c="4"/>12810 <text:s text:c="2"/>143</text:p>
      <text:p text:style-name="P7">011 <text:s text:c="4"/>027 <text:s text:c="4"/>001 <text:s text:c="4"/>004 <text:s text:c="4"/>12810 <text:s text:c="2"/>143</text:p>
      <text:p text:style-name="P7">011 <text:s text:c="4"/>027 <text:s text:c="4"/>001 <text:s text:c="4"/>004 <text:s text:c="4"/>12810 <text:s text:c="2"/>143</text:p>
      <text:p text:style-name="P7">011 <text:s text:c="4"/>027 <text:s text:c="4"/>001 <text:s text:c="4"/>004 <text:s text:c="4"/>12810 <text:s text:c="2"/>143</text:p>
      <text:p text:style-name="P7">012 <text:s text:c="4"/>032 <text:s text:c="4"/>001 <text:s text:c="4"/>004 <text:s text:c="4"/>12810 <text:s text:c="2"/>143</text:p>
      <text:p text:style-name="P7">012 <text:s text:c="4"/>032 <text:s text:c="4"/>001 <text:s text:c="4"/>004 <text:s text:c="4"/>12810 <text:s text:c="2"/>143</text:p>
      <text:p text:style-name="P7">013 <text:s text:c="4"/>039 <text:s text:c="4"/>001 <text:s text:c="4"/>004 <text:s text:c="4"/>12810 <text:s text:c="2"/>143</text:p>
      <text:p text:style-name="P7">011 <text:s text:c="4"/>041 <text:s text:c="4"/>001 <text:s text:c="4"/>004 <text:s text:c="4"/>12810 <text:s text:c="2"/>143</text:p>
      <text:p text:style-name="P7">011 <text:s text:c="4"/>037 <text:s text:c="4"/>001 <text:s text:c="4"/>004 <text:s text:c="4"/>12810 <text:s text:c="2"/>143</text:p>
      <text:p text:style-name="P7">011 <text:s text:c="4"/>031 <text:s text:c="4"/>001 <text:s text:c="4"/>004 <text:s text:c="4"/>12810 <text:s text:c="2"/>143</text:p>
      <text:p text:style-name="P7">011 <text:s text:c="4"/>031 <text:s text:c="4"/>001 <text:s text:c="4"/>004 <text:s text:c="4"/>12810 <text:s text:c="2"/>143</text:p>
      <text:p text:style-name="P7">011 <text:s text:c="4"/>030 <text:s text:c="4"/>001 <text:s text:c="4"/>004 <text:s text:c="4"/>12810 <text:s text:c="2"/>143</text:p>
      <text:p text:style-name="P7">011 <text:s text:c="4"/>029 <text:s text:c="4"/>001 <text:s text:c="4"/>004 <text:s text:c="4"/>12810 <text:s text:c="2"/>143</text:p>
      <text:p text:style-name="P7">010 <text:s text:c="4"/>032 <text:s text:c="4"/>001 <text:s text:c="4"/>004 <text:s text:c="4"/>12810 <text:s text:c="2"/>143</text:p>
      <text:p text:style-name="P7">011 <text:s text:c="4"/>038 <text:s text:c="4"/>001 <text:s text:c="4"/>004 <text:s text:c="4"/>12810 <text:s text:c="2"/>143</text:p>
      <text:p text:style-name="P7">012 <text:s text:c="4"/>038 <text:s text:c="4"/>001 <text:s text:c="4"/>004 <text:s text:c="4"/>12810 <text:s text:c="2"/>143</text:p>
      <text:p text:style-name="P7">012 <text:s text:c="4"/>040 <text:s text:c="4"/>001 <text:s text:c="4"/>004 <text:s text:c="4"/>12810 <text:s text:c="2"/>143</text:p>
      <text:p text:style-name="P7">011 <text:s text:c="4"/>040 <text:s text:c="4"/>001 <text:s text:c="4"/>005 <text:s text:c="4"/>12810 <text:s text:c="2"/>143</text:p>
      <text:p text:style-name="P7">011 <text:s text:c="4"/>033 <text:s text:c="4"/>001 <text:s text:c="4"/>005 <text:s text:c="4"/>12810 <text:s text:c="2"/>143</text:p>
      <text:p text:style-name="P7">010 <text:s text:c="4"/>029 <text:s text:c="4"/>001 <text:s text:c="4"/>004 <text:s text:c="4"/>12810 <text:s text:c="2"/>143</text:p>
      <text:p text:style-name="P7">009 <text:s text:c="4"/>029 <text:s text:c="4"/>001 <text:s text:c="4"/>004 <text:s text:c="4"/>12810 <text:s text:c="2"/>143</text:p>
      <text:p text:style-name="P7">010 <text:s text:c="4"/>028 <text:s text:c="4"/>001 <text:s text:c="4"/>004 <text:s text:c="4"/>12810 <text:s text:c="2"/>143</text:p>
      <text:p text:style-name="P7">011 <text:s text:c="4"/>028 <text:s text:c="4"/>001 <text:s text:c="4"/>004 <text:s text:c="4"/>12810 <text:s text:c="2"/>143</text:p>
      <text:p text:style-name="P7">010 <text:s text:c="4"/>033 <text:s text:c="4"/>001 <text:s text:c="4"/>004 <text:s text:c="4"/>12810 <text:s text:c="2"/>143</text:p>
      <text:p text:style-name="P7">011 <text:s text:c="4"/>040 <text:s text:c="4"/>001 <text:s text:c="4"/>005 <text:s text:c="4"/>12810 <text:s text:c="2"/>143</text:p>
      <text:p text:style-name="P7">010 <text:s text:c="4"/>028 <text:s text:c="4"/>001 <text:s text:c="4"/>004 <text:s text:c="4"/>12810 <text:s text:c="2"/>143</text:p>
      <text:p text:style-name="P7">010 <text:s text:c="4"/>031 <text:s text:c="4"/>001 <text:s text:c="4"/>005 <text:s text:c="4"/>12810 <text:s text:c="2"/>143</text:p>
      <text:p text:style-name="P7">009 <text:s text:c="4"/>028 <text:s text:c="4"/>001 <text:s text:c="4"/>004 <text:s text:c="4"/>12810 <text:s text:c="2"/>143</text:p>
      <text:p text:style-name="P7">011 <text:s text:c="4"/>028 <text:s text:c="4"/>001 <text:s text:c="4"/>004 <text:s text:c="4"/>12810 <text:s text:c="2"/>143</text:p>
      <text:p text:style-name="P7">010 <text:s text:c="4"/>029 <text:s text:c="4"/>001 <text:s text:c="4"/>004 <text:s text:c="4"/>12810 <text:s text:c="2"/>143</text:p>
      <text:p text:style-name="P7">011 <text:s text:c="4"/>029 <text:s text:c="4"/>001 <text:s text:c="4"/>004 <text:s text:c="4"/>12810 <text:s text:c="2"/>143</text:p>
      <text:p text:style-name="P7">011 <text:s text:c="4"/>035 <text:s text:c="4"/>001 <text:s text:c="4"/>004 <text:s text:c="4"/>12810 <text:s text:c="2"/>143</text:p>
      <text:p text:style-name="P7">013 <text:s text:c="4"/>041 <text:s text:c="4"/>001 <text:s text:c="4"/>005 <text:s text:c="4"/>12810 <text:s text:c="2"/>143</text:p>
      <text:p text:style-name="P7">014 <text:s text:c="4"/>041 <text:s text:c="4"/>001 <text:s text:c="4"/>005 <text:s text:c="4"/>12810 <text:s text:c="2"/>143</text:p>
      <text:p text:style-name="P7"><text:soft-page-break/>013 <text:s text:c="4"/>036 <text:s text:c="4"/>001 <text:s text:c="4"/>005 <text:s text:c="4"/>12810 <text:s text:c="2"/>143</text:p>
      <text:p text:style-name="P7">011 <text:s text:c="4"/>037 <text:s text:c="4"/>001 <text:s text:c="4"/>005 <text:s text:c="4"/>12810 <text:s text:c="2"/>143</text:p>
      <text:p text:style-name="P7">012 <text:s text:c="4"/>033 <text:s text:c="4"/>001 <text:s text:c="4"/>004 <text:s text:c="4"/>12810 <text:s text:c="2"/>143</text:p>
      <text:p text:style-name="P7">013 <text:s text:c="4"/>033 <text:s text:c="4"/>001 <text:s text:c="4"/>005 <text:s text:c="4"/>12810 <text:s text:c="2"/>143</text:p>
      <text:p text:style-name="P7">012 <text:s text:c="4"/>039 <text:s text:c="4"/>001 <text:s text:c="4"/>005 <text:s text:c="4"/>12810 <text:s text:c="2"/>143</text:p>
      <text:p text:style-name="P7">013 <text:s text:c="4"/>042 <text:s text:c="4"/>001 <text:s text:c="4"/>005 <text:s text:c="4"/>12810 <text:s text:c="2"/>143</text:p>
      <text:p text:style-name="P7">012 <text:s text:c="4"/>042 <text:s text:c="4"/>001 <text:s text:c="4"/>005 <text:s text:c="4"/>12810 <text:s text:c="2"/>143</text:p>
      <text:p text:style-name="P7">013 <text:s text:c="4"/>033 <text:s text:c="4"/>001 <text:s text:c="4"/>005 <text:s text:c="4"/>12810 <text:s text:c="2"/>143</text:p>
      <text:p text:style-name="P7">013 <text:s text:c="4"/>032 <text:s text:c="4"/>001 <text:s text:c="4"/>005 <text:s text:c="4"/>12810 <text:s text:c="2"/>143</text:p>
      <text:p text:style-name="P7">013 <text:s text:c="4"/>029 <text:s text:c="4"/>001 <text:s text:c="4"/>005 <text:s text:c="4"/>12810 <text:s text:c="2"/>143</text:p>
      <text:p text:style-name="P7">014 <text:s text:c="4"/>029 <text:s text:c="4"/>001 <text:s text:c="4"/>005 <text:s text:c="4"/>12810 <text:s text:c="2"/>143</text:p>
      <text:p text:style-name="P7">014 <text:s text:c="4"/>028 <text:s text:c="4"/>001 <text:s text:c="4"/>005 <text:s text:c="4"/>12810 <text:s text:c="2"/>143</text:p>
      <text:p text:style-name="P7">013 <text:s text:c="4"/>032 <text:s text:c="4"/>001 <text:s text:c="4"/>005 <text:s text:c="4"/>12810 <text:s text:c="2"/>143</text:p>
      <text:p text:style-name="P7">014 <text:s text:c="4"/>034 <text:s text:c="4"/>001 <text:s text:c="4"/>005 <text:s text:c="4"/>12810 <text:s text:c="2"/>143</text:p>
      <text:p text:style-name="P7">014 <text:s text:c="4"/>040 <text:s text:c="4"/>001 <text:s text:c="4"/>005 <text:s text:c="4"/>12810 <text:s text:c="2"/>143</text:p>
      <text:p text:style-name="P7">014 <text:s text:c="4"/>040 <text:s text:c="4"/>001 <text:s text:c="4"/>005 <text:s text:c="4"/>12810 <text:s text:c="2"/>143</text:p>
      <text:p text:style-name="P7">013 <text:s text:c="4"/>035 <text:s text:c="4"/>001 <text:s text:c="4"/>006 <text:s text:c="4"/>12810 <text:s text:c="2"/>143</text:p>
      <text:p text:style-name="P7">013 <text:s text:c="4"/>031 <text:s text:c="4"/>001 <text:s text:c="4"/>005 <text:s text:c="4"/>12810 <text:s text:c="2"/>143</text:p>
      <text:p text:style-name="P7">014 <text:s text:c="4"/>039 <text:s text:c="4"/>001 <text:s text:c="4"/>006 <text:s text:c="4"/>12810 <text:s text:c="2"/>143</text:p>
      <text:p text:style-name="P7">012 <text:s text:c="4"/>038 <text:s text:c="4"/>001 <text:s text:c="4"/>005 <text:s text:c="4"/>12810 <text:s text:c="2"/>143</text:p>
      <text:p text:style-name="P7">013 <text:s text:c="4"/>032 <text:s text:c="4"/>001 <text:s text:c="4"/>005 <text:s text:c="4"/>12810 <text:s text:c="2"/>143</text:p>
      <text:p text:style-name="P7">012 <text:s text:c="4"/>029 <text:s text:c="4"/>001 <text:s text:c="4"/>005 <text:s text:c="4"/>12810 <text:s text:c="2"/>143</text:p>
      <text:p text:style-name="P7">013 <text:s text:c="4"/>029 <text:s text:c="4"/>001 <text:s text:c="4"/>005 <text:s text:c="4"/>12810 <text:s text:c="2"/>143</text:p>
      <text:p text:style-name="P7">013 <text:s text:c="4"/>032 <text:s text:c="4"/>001 <text:s text:c="4"/>005 <text:s text:c="4"/>12810 <text:s text:c="2"/>143</text:p>
      <text:p text:style-name="P7">014 <text:s text:c="4"/>033 <text:s text:c="4"/>001 <text:s text:c="4"/>005 <text:s text:c="4"/>12810 <text:s text:c="2"/>143</text:p>
      <text:p text:style-name="P7">015 <text:s text:c="4"/>040 <text:s text:c="4"/>001 <text:s text:c="4"/>005 <text:s text:c="4"/>12810 <text:s text:c="2"/>143</text:p>
      <text:p text:style-name="P7">014 <text:s text:c="4"/>039 <text:s text:c="4"/>001 <text:s text:c="4"/>005 <text:s text:c="4"/>12810 <text:s text:c="2"/>143</text:p>
      <text:p text:style-name="P7">015 <text:s text:c="4"/>039 <text:s text:c="4"/>001 <text:s text:c="4"/>005 <text:s text:c="4"/>12810 <text:s text:c="2"/>143</text:p>
      <text:p text:style-name="P7">014 <text:s text:c="4"/>033 <text:s text:c="4"/>001 <text:s text:c="4"/>005 <text:s text:c="4"/>12810 <text:s text:c="2"/>143</text:p>
      <text:p text:style-name="P7">015 <text:s text:c="4"/>031 <text:s text:c="4"/>001 <text:s text:c="4"/>005 <text:s text:c="4"/>12810 <text:s text:c="2"/>143</text:p>
      <text:p text:style-name="P7">015 <text:s text:c="4"/>031 <text:s text:c="4"/>001 <text:s text:c="4"/>005 <text:s text:c="4"/>12810 <text:s text:c="2"/>143</text:p>
      <text:p text:style-name="P7">016 <text:s text:c="4"/>034 <text:s text:c="4"/>001 <text:s text:c="4"/>005 <text:s text:c="4"/>12810 <text:s text:c="2"/>143</text:p>
      <text:p text:style-name="P7">016 <text:s text:c="4"/>035 <text:s text:c="4"/>001 <text:s text:c="4"/>005 <text:s text:c="4"/>12810 <text:s text:c="2"/>143</text:p>
      <text:p text:style-name="P7">015 <text:s text:c="4"/>042 <text:s text:c="4"/>001 <text:s text:c="4"/>005 <text:s text:c="4"/>12810 <text:s text:c="2"/>143</text:p>
      <text:p text:style-name="P7">015 <text:s text:c="4"/>045 <text:s text:c="4"/>001 <text:s text:c="4"/>006 <text:s text:c="4"/>12810 <text:s text:c="2"/>143</text:p>
      <text:p text:style-name="P7">017 <text:s text:c="4"/>045 <text:s text:c="4"/>001 <text:s text:c="4"/>006 <text:s text:c="4"/>12810 <text:s text:c="2"/>143</text:p>
      <text:p text:style-name="P7">016 <text:s text:c="4"/>037 <text:s text:c="4"/>001 <text:s text:c="4"/>006 <text:s text:c="4"/>12810 <text:s text:c="2"/>143</text:p>
      <text:p text:style-name="P7">016 <text:s text:c="4"/>038 <text:s text:c="4"/>001 <text:s text:c="4"/>005 <text:s text:c="4"/>12810 <text:s text:c="2"/>143</text:p>
      <text:p text:style-name="P7">016 <text:s text:c="4"/>033 <text:s text:c="4"/>001 <text:s text:c="4"/>005 <text:s text:c="4"/>12810 <text:s text:c="2"/>143</text:p>
      <text:p text:style-name="P7">017 <text:s text:c="4"/>033 <text:s text:c="4"/>001 <text:s text:c="4"/>005 <text:s text:c="4"/>12810 <text:s text:c="2"/>143</text:p>
      <text:p text:style-name="P7">016 <text:s text:c="4"/>033 <text:s text:c="4"/>001 <text:s text:c="4"/>005 <text:s text:c="4"/>12810 <text:s text:c="2"/>143</text:p>
      <text:p text:style-name="P7">017 <text:s text:c="4"/>040 <text:s text:c="4"/>001 <text:s text:c="4"/>005 <text:s text:c="4"/>12810 <text:s text:c="2"/>143</text:p>
      <text:p text:style-name="P7">017 <text:s text:c="4"/>039 <text:s text:c="4"/>001 <text:s text:c="4"/>006 <text:s text:c="4"/>12810 <text:s text:c="2"/>143</text:p>
      <text:p text:style-name="P7">018 <text:s text:c="4"/>047 <text:s text:c="4"/>001 <text:s text:c="4"/>006 <text:s text:c="4"/>12810 <text:s text:c="2"/>143</text:p>
      <text:p text:style-name="P7">017 <text:s text:c="4"/>048 <text:s text:c="4"/>001 <text:s text:c="4"/>006 <text:s text:c="4"/>12810 <text:s text:c="2"/>143</text:p>
      <text:p text:style-name="P7">016 <text:s text:c="4"/>034 <text:s text:c="4"/>001 <text:s text:c="4"/>005 <text:s text:c="4"/>12810 <text:s text:c="2"/>143</text:p>
      <text:p text:style-name="P7">018 <text:s text:c="4"/>042 <text:s text:c="4"/>001 <text:s text:c="4"/>006 <text:s text:c="4"/>12810 <text:s text:c="2"/>143</text:p>
      <text:p text:style-name="P7">019 <text:s text:c="4"/>041 <text:s text:c="4"/>001 <text:s text:c="4"/>006 <text:s text:c="4"/>12810 <text:s text:c="2"/>143</text:p>
      <text:p text:style-name="P7">019 <text:s text:c="4"/>049 <text:s text:c="4"/>001 <text:s text:c="4"/>006 <text:s text:c="4"/>12810 <text:s text:c="2"/>143</text:p>
      <text:p text:style-name="P7"><text:soft-page-break/>019 <text:s text:c="4"/>042 <text:s text:c="4"/>001 <text:s text:c="4"/>006 <text:s text:c="4"/>12810 <text:s text:c="2"/>143</text:p>
      <text:p text:style-name="P7">017 <text:s text:c="4"/>041 <text:s text:c="4"/>001 <text:s text:c="4"/>006 <text:s text:c="4"/>12810 <text:s text:c="2"/>143</text:p>
      <text:p text:style-name="P7">017 <text:s text:c="4"/>034 <text:s text:c="4"/>001 <text:s text:c="4"/>006 <text:s text:c="4"/>12810 <text:s text:c="2"/>143</text:p>
      <text:p text:style-name="P7">018 <text:s text:c="4"/>034 <text:s text:c="4"/>001 <text:s text:c="4"/>005 <text:s text:c="4"/>12810 <text:s text:c="2"/>143</text:p>
      <text:p text:style-name="P7">017 <text:s text:c="4"/>033 <text:s text:c="4"/>001 <text:s text:c="4"/>005 <text:s text:c="4"/>12810 <text:s text:c="2"/>143</text:p>
      <text:p text:style-name="P7">020 <text:s text:c="4"/>038 <text:s text:c="4"/>001 <text:s text:c="4"/>005 <text:s text:c="4"/>12810 <text:s text:c="2"/>143</text:p>
      <text:p text:style-name="P7">019 <text:s text:c="4"/>038 <text:s text:c="4"/>001 <text:s text:c="4"/>005 <text:s text:c="4"/>12810 <text:s text:c="2"/>143</text:p>
      <text:p text:style-name="P7">020 <text:s text:c="4"/>047 <text:s text:c="4"/>001 <text:s text:c="4"/>006 <text:s text:c="4"/>12810 <text:s text:c="2"/>143</text:p>
      <text:p text:style-name="P7">021 <text:s text:c="4"/>047 <text:s text:c="4"/>001 <text:s text:c="4"/>006 <text:s text:c="4"/>12810 <text:s text:c="2"/>143</text:p>
      <text:p text:style-name="P7">020 <text:s text:c="4"/>048 <text:s text:c="4"/>001 <text:s text:c="4"/>006 <text:s text:c="4"/>12810 <text:s text:c="2"/>143</text:p>
      <text:p text:style-name="P7">019 <text:s text:c="4"/>038 <text:s text:c="4"/>001 <text:s text:c="4"/>006 <text:s text:c="4"/>12810 <text:s text:c="2"/>143</text:p>
      <text:p text:style-name="P7">020 <text:s text:c="4"/>038 <text:s text:c="4"/>001 <text:s text:c="4"/>006 <text:s text:c="4"/>12810 <text:s text:c="2"/>143</text:p>
      <text:p text:style-name="P7">020 <text:s text:c="4"/>033 <text:s text:c="4"/>001 <text:s text:c="4"/>006 <text:s text:c="4"/>12810 <text:s text:c="2"/>143</text:p>
      <text:p text:style-name="P7">020 <text:s text:c="4"/>034 <text:s text:c="4"/>001 <text:s text:c="4"/>005 <text:s text:c="4"/>12810 <text:s text:c="2"/>143</text:p>
      <text:p text:style-name="P7">020 <text:s text:c="4"/>034 <text:s text:c="4"/>001 <text:s text:c="4"/>005 <text:s text:c="4"/>12810 <text:s text:c="2"/>143</text:p>
      <text:p text:style-name="P7">020 <text:s text:c="4"/>040 <text:s text:c="4"/>001 <text:s text:c="4"/>006 <text:s text:c="4"/>12810 <text:s text:c="2"/>143</text:p>
      <text:p text:style-name="P7">022 <text:s text:c="4"/>041 <text:s text:c="4"/>001 <text:s text:c="4"/>006 <text:s text:c="4"/>12810 <text:s text:c="2"/>143</text:p>
      <text:p text:style-name="P7">022 <text:s text:c="4"/>049 <text:s text:c="4"/>001 <text:s text:c="4"/>006 <text:s text:c="4"/>12810 <text:s text:c="2"/>143</text:p>
      <text:p text:style-name="P7">021 <text:s text:c="4"/>048 <text:s text:c="4"/>001 <text:s text:c="4"/>007 <text:s text:c="4"/>12810 <text:s text:c="2"/>143</text:p>
      <text:p text:style-name="P7">022 <text:s text:c="4"/>041 <text:s text:c="4"/>001 <text:s text:c="4"/>007 <text:s text:c="4"/>12810 <text:s text:c="2"/>143</text:p>
      <text:p text:style-name="P7">022 <text:s text:c="4"/>035 <text:s text:c="4"/>001 <text:s text:c="4"/>006 <text:s text:c="4"/>12810 <text:s text:c="2"/>143</text:p>
      <text:p text:style-name="P7">023 <text:s text:c="4"/>035 <text:s text:c="4"/>001 <text:s text:c="4"/>006 <text:s text:c="4"/>12810 <text:s text:c="2"/>143</text:p>
      <text:p text:style-name="P7">023 <text:s text:c="4"/>032 <text:s text:c="4"/>001 <text:s text:c="4"/>005 <text:s text:c="4"/>12810 <text:s text:c="2"/>143</text:p>
      <text:p text:style-name="P7">024 <text:s text:c="4"/>035 <text:s text:c="4"/>001 <text:s text:c="4"/>006 <text:s text:c="4"/>12810 <text:s text:c="2"/>143</text:p>
      <text:p text:style-name="P7">022 <text:s text:c="4"/>033 <text:s text:c="4"/>001 <text:s text:c="4"/>006 <text:s text:c="4"/>12810 <text:s text:c="2"/>143</text:p>
      <text:p text:style-name="P7">021 <text:s text:c="4"/>032 <text:s text:c="4"/>001 <text:s text:c="4"/>006 <text:s text:c="4"/>12810 <text:s text:c="2"/>143</text:p>
      <text:p text:style-name="P7">022 <text:s text:c="4"/>035 <text:s text:c="4"/>001 <text:s text:c="4"/>005 <text:s text:c="4"/>12810 <text:s text:c="2"/>143</text:p>
      <text:p text:style-name="P7">024 <text:s text:c="4"/>036 <text:s text:c="4"/>001 <text:s text:c="4"/>006 <text:s text:c="4"/>12810 <text:s text:c="2"/>143</text:p>
      <text:p text:style-name="P7">024 <text:s text:c="4"/>044 <text:s text:c="4"/>001 <text:s text:c="4"/>006 <text:s text:c="4"/>12810 <text:s text:c="2"/>143</text:p>
      <text:p text:style-name="P7">023 <text:s text:c="4"/>045 <text:s text:c="4"/>001 <text:s text:c="4"/>006 <text:s text:c="4"/>12810 <text:s text:c="2"/>143</text:p>
      <text:p text:style-name="P7">024 <text:s text:c="4"/>046 <text:s text:c="4"/>001 <text:s text:c="4"/>006 <text:s text:c="4"/>12810 <text:s text:c="2"/>143</text:p>
      <text:p text:style-name="P7">022 <text:s text:c="4"/>038 <text:s text:c="4"/>001 <text:s text:c="4"/>006 <text:s text:c="4"/>12810 <text:s text:c="2"/>143</text:p>
      <text:p text:style-name="P7">020 <text:s text:c="4"/>038 <text:s text:c="4"/>001 <text:s text:c="4"/>006 <text:s text:c="4"/>12810 <text:s text:c="2"/>143</text:p>
      <text:p text:style-name="P7">022 <text:s text:c="4"/>033 <text:s text:c="4"/>001 <text:s text:c="4"/>006 <text:s text:c="4"/>12810 <text:s text:c="2"/>143</text:p>
      <text:p text:style-name="P7">021 <text:s text:c="4"/>032 <text:s text:c="4"/>001 <text:s text:c="4"/>005 <text:s text:c="4"/>12810 <text:s text:c="2"/>143</text:p>
      <text:p text:style-name="P7">021 <text:s text:c="4"/>032 <text:s text:c="4"/>001 <text:s text:c="4"/>005 <text:s text:c="4"/>12810 <text:s text:c="2"/>143</text:p>
      <text:p text:style-name="P7">021 <text:s text:c="4"/>037 <text:s text:c="4"/>001 <text:s text:c="4"/>006 <text:s text:c="4"/>12810 <text:s text:c="2"/>143</text:p>
      <text:p text:style-name="P7">022 <text:s text:c="4"/>037 <text:s text:c="4"/>001 <text:s text:c="4"/>006 <text:s text:c="4"/>12810 <text:s text:c="2"/>143</text:p>
      <text:p text:style-name="P7">024 <text:s text:c="4"/>043 <text:s text:c="4"/>001 <text:s text:c="4"/>006 <text:s text:c="4"/>12810 <text:s text:c="2"/>143</text:p>
      <text:p text:style-name="P7">019 <text:s text:c="4"/>032 <text:s text:c="4"/>001 <text:s text:c="4"/>006 <text:s text:c="4"/>12810 <text:s text:c="2"/>143</text:p>
      <text:p text:style-name="P7">020 <text:s text:c="4"/>029 <text:s text:c="4"/>001 <text:s text:c="4"/>006 <text:s text:c="4"/>12810 <text:s text:c="2"/>143</text:p>
      <text:p text:style-name="P7">020 <text:s text:c="4"/>029 <text:s text:c="4"/>001 <text:s text:c="4"/>005 <text:s text:c="4"/>12810 <text:s text:c="2"/>143</text:p>
      <text:p text:style-name="P7">019 <text:s text:c="4"/>031 <text:s text:c="4"/>001 <text:s text:c="4"/>005 <text:s text:c="4"/>12810 <text:s text:c="2"/>143</text:p>
      <text:p text:style-name="P7">021 <text:s text:c="4"/>037 <text:s text:c="4"/>001 <text:s text:c="4"/>006 <text:s text:c="4"/>12810 <text:s text:c="2"/>143</text:p>
      <text:p text:style-name="P7">022 <text:s text:c="4"/>038 <text:s text:c="4"/>001 <text:s text:c="4"/>006 <text:s text:c="4"/>12810 <text:s text:c="2"/>143</text:p>
      <text:p text:style-name="P7">022 <text:s text:c="4"/>042 <text:s text:c="4"/>001 <text:s text:c="4"/>006 <text:s text:c="4"/>12810 <text:s text:c="2"/>143</text:p>
      <text:p text:style-name="P7">022 <text:s text:c="4"/>040 <text:s text:c="4"/>001 <text:s text:c="4"/>006 <text:s text:c="4"/>12810 <text:s text:c="2"/>143</text:p>
      <text:p text:style-name="P7">021 <text:s text:c="4"/>034 <text:s text:c="4"/>001 <text:s text:c="4"/>006 <text:s text:c="4"/>12810 <text:s text:c="2"/>143</text:p>
      <text:p text:style-name="P7">022 <text:s text:c="4"/>030 <text:s text:c="4"/>001 <text:s text:c="4"/>006 <text:s text:c="4"/>12810 <text:s text:c="2"/>143</text:p>
      <text:p text:style-name="P7"><text:soft-page-break/>022 <text:s text:c="4"/>030 <text:s text:c="4"/>001 <text:s text:c="4"/>006 <text:s text:c="4"/>12810 <text:s text:c="2"/>143</text:p>
      <text:p text:style-name="P7">022 <text:s text:c="4"/>041 <text:s text:c="4"/>001 <text:s text:c="4"/>006 <text:s text:c="4"/>12810 <text:s text:c="2"/>143</text:p>
      <text:p text:style-name="P7">023 <text:s text:c="4"/>039 <text:s text:c="4"/>001 <text:s text:c="4"/>006 <text:s text:c="4"/>12810 <text:s text:c="2"/>143</text:p>
      <text:p text:style-name="P7">023 <text:s text:c="4"/>039 <text:s text:c="4"/>001 <text:s text:c="4"/>006 <text:s text:c="4"/>12810 <text:s text:c="2"/>143</text:p>
      <text:p text:style-name="P7">024 <text:s text:c="4"/>041 <text:s text:c="4"/>001 <text:s text:c="4"/>007 <text:s text:c="4"/>12810 <text:s text:c="2"/>143</text:p>
      <text:p text:style-name="P7">023 <text:s text:c="4"/>034 <text:s text:c="4"/>001 <text:s text:c="4"/>006 <text:s text:c="4"/>12810 <text:s text:c="2"/>143</text:p>
      <text:p text:style-name="P7">023 <text:s text:c="4"/>034 <text:s text:c="4"/>001 <text:s text:c="4"/>006 <text:s text:c="4"/>12810 <text:s text:c="2"/>143</text:p>
      <text:p text:style-name="P7">024 <text:s text:c="4"/>031 <text:s text:c="4"/>001 <text:s text:c="4"/>006 <text:s text:c="4"/>12810 <text:s text:c="2"/>143</text:p>
      <text:p text:style-name="P7">023 <text:s text:c="4"/>031 <text:s text:c="4"/>001 <text:s text:c="4"/>006 <text:s text:c="4"/>12810 <text:s text:c="2"/>143</text:p>
      <text:p text:style-name="P7">023 <text:s text:c="4"/>031 <text:s text:c="4"/>001 <text:s text:c="4"/>006 <text:s text:c="4"/>12810 <text:s text:c="2"/>143</text:p>
      <text:p text:style-name="P7">024 <text:s text:c="4"/>037 <text:s text:c="4"/>001 <text:s text:c="4"/>006 <text:s text:c="4"/>12810 <text:s text:c="2"/>143</text:p>
      <text:p text:style-name="P7">024 <text:s text:c="4"/>037 <text:s text:c="4"/>001 <text:s text:c="4"/>006 <text:s text:c="4"/>12810 <text:s text:c="2"/>143</text:p>
      <text:p text:style-name="P7">025 <text:s text:c="4"/>045 <text:s text:c="4"/>001 <text:s text:c="4"/>006 <text:s text:c="4"/>12810 <text:s text:c="2"/>143</text:p>
      <text:p text:style-name="P7">025 <text:s text:c="4"/>044 <text:s text:c="4"/>001 <text:s text:c="4"/>007 <text:s text:c="4"/>12810 <text:s text:c="2"/>143</text:p>
      <text:p text:style-name="P7">024 <text:s text:c="4"/>038 <text:s text:c="4"/>001 <text:s text:c="4"/>007 <text:s text:c="4"/>12810 <text:s text:c="2"/>143</text:p>
      <text:p text:style-name="P7">024 <text:s text:c="4"/>038 <text:s text:c="4"/>001 <text:s text:c="4"/>006 <text:s text:c="4"/>12810 <text:s text:c="2"/>143</text:p>
      <text:p text:style-name="P7">023 <text:s text:c="4"/>033 <text:s text:c="4"/>001 <text:s text:c="4"/>006 <text:s text:c="4"/>12810 <text:s text:c="2"/>143</text:p>
      <text:p text:style-name="P7">022 <text:s text:c="4"/>031 <text:s text:c="4"/>001 <text:s text:c="4"/>006 <text:s text:c="4"/>12810 <text:s text:c="2"/>143</text:p>
      <text:p text:style-name="P7">023 <text:s text:c="4"/>031 <text:s text:c="4"/>001 <text:s text:c="4"/>006 <text:s text:c="4"/>12810 <text:s text:c="2"/>143</text:p>
      <text:p text:style-name="P7">025 <text:s text:c="4"/>035 <text:s text:c="4"/>001 <text:s text:c="4"/>006 <text:s text:c="4"/>12810 <text:s text:c="2"/>143</text:p>
      <text:p text:style-name="P7">025 <text:s text:c="4"/>036 <text:s text:c="4"/>001 <text:s text:c="4"/>006 <text:s text:c="4"/>12810 <text:s text:c="2"/>143</text:p>
      <text:p text:style-name="P7">024 <text:s text:c="4"/>042 <text:s text:c="4"/>001 <text:s text:c="4"/>006 <text:s text:c="4"/>12810 <text:s text:c="2"/>143</text:p>
      <text:p text:style-name="P7">024 <text:s text:c="4"/>043 <text:s text:c="4"/>001 <text:s text:c="4"/>007 <text:s text:c="4"/>12810 <text:s text:c="2"/>143</text:p>
      <text:p text:style-name="P7">024 <text:s text:c="4"/>044 <text:s text:c="4"/>001 <text:s text:c="4"/>007 <text:s text:c="4"/>12810 <text:s text:c="2"/>143</text:p>
      <text:p text:style-name="P7">024 <text:s text:c="4"/>037 <text:s text:c="4"/>001 <text:s text:c="4"/>007 <text:s text:c="4"/>12810 <text:s text:c="2"/>143</text:p>
      <text:p text:style-name="P7">024 <text:s text:c="4"/>036 <text:s text:c="4"/>001 <text:s text:c="4"/>006 <text:s text:c="4"/>12810 <text:s text:c="2"/>143</text:p>
      <text:p text:style-name="P7">025 <text:s text:c="4"/>032 <text:s text:c="4"/>001 <text:s text:c="4"/>006 <text:s text:c="4"/>12810 <text:s text:c="2"/>143</text:p>
      <text:p text:style-name="P7">024 <text:s text:c="4"/>034 <text:s text:c="4"/>001 <text:s text:c="4"/>006 <text:s text:c="4"/>12810 <text:s text:c="2"/>143</text:p>
      <text:p text:style-name="P7">024 <text:s text:c="4"/>046 <text:s text:c="4"/>001 <text:s text:c="4"/>006 <text:s text:c="4"/>12810 <text:s text:c="2"/>143</text:p>
      <text:p text:style-name="P7">024 <text:s text:c="4"/>046 <text:s text:c="4"/>001 <text:s text:c="4"/>006 <text:s text:c="4"/>12810 <text:s text:c="2"/>143</text:p>
      <text:p text:style-name="P7">024 <text:s text:c="4"/>043 <text:s text:c="4"/>001 <text:s text:c="4"/>007 <text:s text:c="4"/>12810 <text:s text:c="2"/>143</text:p>
      <text:p text:style-name="P7">022 <text:s text:c="4"/>043 <text:s text:c="4"/>001 <text:s text:c="4"/>006 <text:s text:c="4"/>12810 <text:s text:c="2"/>143</text:p>
      <text:p text:style-name="P7">022 <text:s text:c="4"/>036 <text:s text:c="4"/>001 <text:s text:c="4"/>006 <text:s text:c="4"/>12810 <text:s text:c="2"/>143</text:p>
      <text:p text:style-name="P7">021 <text:s text:c="4"/>033 <text:s text:c="4"/>001 <text:s text:c="4"/>006 <text:s text:c="4"/>12810 <text:s text:c="2"/>143</text:p>
      <text:p text:style-name="P7">024 <text:s text:c="4"/>039 <text:s text:c="4"/>001 <text:s text:c="4"/>006 <text:s text:c="4"/>12810 <text:s text:c="2"/>143</text:p>
      <text:p text:style-name="P7">021 <text:s text:c="4"/>045 <text:s text:c="4"/>001 <text:s text:c="4"/>006 <text:s text:c="4"/>12810 <text:s text:c="2"/>143</text:p>
      <text:p text:style-name="P7">021 <text:s text:c="4"/>046 <text:s text:c="4"/>001 <text:s text:c="4"/>007 <text:s text:c="4"/>12810 <text:s text:c="2"/>143</text:p>
      <text:p text:style-name="P7">021 <text:s text:c="4"/>038 <text:s text:c="4"/>001 <text:s text:c="4"/>007 <text:s text:c="4"/>12810 <text:s text:c="2"/>143</text:p>
      <text:p text:style-name="P7">021 <text:s text:c="4"/>038 <text:s text:c="4"/>001 <text:s text:c="4"/>006 <text:s text:c="4"/>12810 <text:s text:c="2"/>143</text:p>
      <text:p text:style-name="P7">021 <text:s text:c="4"/>033 <text:s text:c="4"/>001 <text:s text:c="4"/>006 <text:s text:c="4"/>12810 <text:s text:c="2"/>143</text:p>
      <text:p text:style-name="P7">023 <text:s text:c="4"/>031 <text:s text:c="4"/>001 <text:s text:c="4"/>006 <text:s text:c="4"/>12810 <text:s text:c="2"/>143</text:p>
      <text:p text:style-name="P7">022 <text:s text:c="4"/>031 <text:s text:c="4"/>001 <text:s text:c="4"/>006 <text:s text:c="4"/>12810 <text:s text:c="2"/>143</text:p>
      <text:p text:style-name="P7">024 <text:s text:c="4"/>035 <text:s text:c="4"/>001 <text:s text:c="4"/>006 <text:s text:c="4"/>12810 <text:s text:c="2"/>143</text:p>
      <text:p text:style-name="P7">025 <text:s text:c="4"/>035 <text:s text:c="4"/>001 <text:s text:c="4"/>006 <text:s text:c="4"/>12810 <text:s text:c="2"/>143</text:p>
      <text:p text:style-name="P7">026 <text:s text:c="4"/>043 <text:s text:c="4"/>001 <text:s text:c="4"/>006 <text:s text:c="4"/>12810 <text:s text:c="2"/>143</text:p>
      <text:p text:style-name="P7">025 <text:s text:c="4"/>043 <text:s text:c="4"/>001 <text:s text:c="4"/>007 <text:s text:c="4"/>12810 <text:s text:c="2"/>143</text:p>
      <text:p text:style-name="P7">024 <text:s text:c="4"/>042 <text:s text:c="4"/>001 <text:s text:c="4"/>007 <text:s text:c="4"/>12810 <text:s text:c="2"/>143</text:p>
      <text:p text:style-name="P7">025 <text:s text:c="4"/>036 <text:s text:c="4"/>001 <text:s text:c="4"/>007 <text:s text:c="4"/>12810 <text:s text:c="2"/>143</text:p>
      <text:p text:style-name="P7">025 <text:s text:c="4"/>037 <text:s text:c="4"/>001 <text:s text:c="4"/>006 <text:s text:c="4"/>12810 <text:s text:c="2"/>143</text:p>
      <text:p text:style-name="P7"><text:soft-page-break/>024 <text:s text:c="4"/>032 <text:s text:c="4"/>001 <text:s text:c="4"/>006 <text:s text:c="4"/>12810 <text:s text:c="2"/>143</text:p>
      <text:p text:style-name="P7">024 <text:s text:c="4"/>033 <text:s text:c="4"/>001 <text:s text:c="4"/>006 <text:s text:c="4"/>12810 <text:s text:c="2"/>143</text:p>
      <text:p text:style-name="P7">027 <text:s text:c="4"/>034 <text:s text:c="4"/>001 <text:s text:c="4"/>006 <text:s text:c="4"/>12810 <text:s text:c="2"/>143</text:p>
      <text:p text:style-name="P7">026 <text:s text:c="4"/>040 <text:s text:c="4"/>001 <text:s text:c="4"/>006 <text:s text:c="4"/>12810 <text:s text:c="2"/>143</text:p>
      <text:p text:style-name="P7">026 <text:s text:c="4"/>039 <text:s text:c="4"/>001 <text:s text:c="4"/>007 <text:s text:c="4"/>12810 <text:s text:c="2"/>143</text:p>
      <text:p text:style-name="P7">026 <text:s text:c="4"/>046 <text:s text:c="4"/>001 <text:s text:c="4"/>007 <text:s text:c="4"/>12810 <text:s text:c="2"/>143</text:p>
      <text:p text:style-name="P7">025 <text:s text:c="4"/>042 <text:s text:c="4"/>001 <text:s text:c="4"/>007 <text:s text:c="4"/>12810 <text:s text:c="2"/>143</text:p>
      <text:p text:style-name="P7">025 <text:s text:c="4"/>031 <text:s text:c="4"/>001 <text:s text:c="4"/>006 <text:s text:c="4"/>12810 <text:s text:c="2"/>143</text:p>
      <text:p text:style-name="P7">024 <text:s text:c="4"/>031 <text:s text:c="4"/>001 <text:s text:c="4"/>006 <text:s text:c="4"/>12810 <text:s text:c="2"/>143</text:p>
      <text:p text:style-name="P7">023 <text:s text:c="4"/>033 <text:s text:c="4"/>001 <text:s text:c="4"/>006 <text:s text:c="4"/>12810 <text:s text:c="2"/>143</text:p>
      <text:p text:style-name="P7">025 <text:s text:c="4"/>034 <text:s text:c="4"/>001 <text:s text:c="4"/>006 <text:s text:c="4"/>12810 <text:s text:c="2"/>143</text:p>
      <text:p text:style-name="P7">025 <text:s text:c="4"/>041 <text:s text:c="4"/>001 <text:s text:c="4"/>006 <text:s text:c="4"/>12810 <text:s text:c="2"/>143</text:p>
      <text:p text:style-name="P7">026 <text:s text:c="4"/>047 <text:s text:c="4"/>001 <text:s text:c="4"/>007 <text:s text:c="4"/>12810 <text:s text:c="2"/>143</text:p>
      <text:p text:style-name="P7">025 <text:s text:c="4"/>046 <text:s text:c="4"/>001 <text:s text:c="4"/>007 <text:s text:c="4"/>12810 <text:s text:c="2"/>143</text:p>
      <text:p text:style-name="P7">024 <text:s text:c="4"/>034 <text:s text:c="4"/>001 <text:s text:c="4"/>006 <text:s text:c="4"/>12810 <text:s text:c="2"/>143</text:p>
      <text:p text:style-name="P7">024 <text:s text:c="4"/>032 <text:s text:c="4"/>001 <text:s text:c="4"/>006 <text:s text:c="4"/>12810 <text:s text:c="2"/>143</text:p>
      <text:p text:style-name="P7">023 <text:s text:c="4"/>032 <text:s text:c="4"/>001 <text:s text:c="4"/>006 <text:s text:c="4"/>12810 <text:s text:c="2"/>143</text:p>
      <text:p text:style-name="P7">021 <text:s text:c="4"/>035 <text:s text:c="4"/>001 <text:s text:c="4"/>006 <text:s text:c="4"/>12810 <text:s text:c="2"/>143</text:p>
      <text:p text:style-name="P7">022 <text:s text:c="4"/>036 <text:s text:c="4"/>001 <text:s text:c="4"/>006 <text:s text:c="4"/>12810 <text:s text:c="2"/>143</text:p>
      <text:p text:style-name="P7">022 <text:s text:c="4"/>044 <text:s text:c="4"/>001 <text:s text:c="4"/>006 <text:s text:c="4"/>12810 <text:s text:c="2"/>143</text:p>
      <text:p text:style-name="P7">023 <text:s text:c="4"/>047 <text:s text:c="4"/>001 <text:s text:c="4"/>007 <text:s text:c="4"/>12810 <text:s text:c="2"/>143</text:p>
      <text:p text:style-name="P7">022 <text:s text:c="4"/>047 <text:s text:c="4"/>001 <text:s text:c="4"/>007 <text:s text:c="4"/>12810 <text:s text:c="2"/>143</text:p>
      <text:p text:style-name="P7">023 <text:s text:c="4"/>039 <text:s text:c="4"/>001 <text:s text:c="4"/>007 <text:s text:c="4"/>12810 <text:s text:c="2"/>143</text:p>
      <text:p text:style-name="P7">023 <text:s text:c="4"/>040 <text:s text:c="4"/>001 <text:s text:c="4"/>006 <text:s text:c="4"/>12810 <text:s text:c="2"/>143</text:p>
      <text:p text:style-name="P7">023 <text:s text:c="4"/>035 <text:s text:c="4"/>001 <text:s text:c="4"/>006 <text:s text:c="4"/>12810 <text:s text:c="2"/>143</text:p>
      <text:p text:style-name="P7">024 <text:s text:c="4"/>034 <text:s text:c="4"/>001 <text:s text:c="4"/>006 <text:s text:c="4"/>12810 <text:s text:c="2"/>143</text:p>
      <text:p text:style-name="P7">023 <text:s text:c="4"/>035 <text:s text:c="4"/>001 <text:s text:c="4"/>006 <text:s text:c="4"/>12810 <text:s text:c="2"/>143</text:p>
      <text:p text:style-name="P7">024 <text:s text:c="4"/>043 <text:s text:c="4"/>001 <text:s text:c="4"/>006 <text:s text:c="4"/>12810 <text:s text:c="2"/>143</text:p>
      <text:p text:style-name="P7">024 <text:s text:c="4"/>048 <text:s text:c="4"/>001 <text:s text:c="4"/>007 <text:s text:c="4"/>12810 <text:s text:c="2"/>143</text:p>
      <text:p text:style-name="P7">024 <text:s text:c="4"/>039 <text:s text:c="4"/>001 <text:s text:c="4"/>007 <text:s text:c="4"/>12810 <text:s text:c="2"/>143</text:p>
      <text:p text:style-name="P7">024 <text:s text:c="4"/>039 <text:s text:c="4"/>001 <text:s text:c="4"/>006 <text:s text:c="4"/>12810 <text:s text:c="2"/>143</text:p>
      <text:p text:style-name="P7">023 <text:s text:c="4"/>035 <text:s text:c="4"/>001 <text:s text:c="4"/>006 <text:s text:c="4"/>12810 <text:s text:c="2"/>143</text:p>
      <text:p text:style-name="P7">025 <text:s text:c="4"/>037 <text:s text:c="4"/>001 <text:s text:c="4"/>006 <text:s text:c="4"/>12810 <text:s text:c="2"/>143</text:p>
      <text:p text:style-name="P7">025 <text:s text:c="4"/>035 <text:s text:c="4"/>001 <text:s text:c="4"/>006 <text:s text:c="4"/>12810 <text:s text:c="2"/>143</text:p>
      <text:p text:style-name="P7">026 <text:s text:c="4"/>034 <text:s text:c="4"/>001 <text:s text:c="4"/>006 <text:s text:c="4"/>12810 <text:s text:c="2"/>143</text:p>
      <text:p text:style-name="P7">025 <text:s text:c="4"/>036 <text:s text:c="4"/>001 <text:s text:c="4"/>006 <text:s text:c="4"/>12810 <text:s text:c="2"/>143</text:p>
      <text:p text:style-name="P7">026 <text:s text:c="4"/>043 <text:s text:c="4"/>001 <text:s text:c="4"/>006 <text:s text:c="4"/>12810 <text:s text:c="2"/>143</text:p>
      <text:p text:style-name="P7">026 <text:s text:c="4"/>043 <text:s text:c="4"/>001 <text:s text:c="4"/>007 <text:s text:c="4"/>12810 <text:s text:c="2"/>143</text:p>
      <text:p text:style-name="P7">025 <text:s text:c="4"/>051 <text:s text:c="4"/>001 <text:s text:c="4"/>007 <text:s text:c="4"/>12810 <text:s text:c="2"/>143</text:p>
      <text:p text:style-name="P7">026 <text:s text:c="4"/>051 <text:s text:c="4"/>001 <text:s text:c="4"/>008 <text:s text:c="4"/>12810 <text:s text:c="2"/>143</text:p>
      <text:p text:style-name="P7">026 <text:s text:c="4"/>042 <text:s text:c="4"/>001 <text:s text:c="4"/>008 <text:s text:c="4"/>12810 <text:s text:c="2"/>143</text:p>
      <text:p text:style-name="P7">026 <text:s text:c="4"/>035 <text:s text:c="4"/>001 <text:s text:c="4"/>007 <text:s text:c="4"/>12810 <text:s text:c="2"/>143</text:p>
      <text:p text:style-name="P7">024 <text:s text:c="4"/>035 <text:s text:c="4"/>001 <text:s text:c="4"/>006 <text:s text:c="4"/>12810 <text:s text:c="2"/>143</text:p>
      <text:p text:style-name="P7">024 <text:s text:c="4"/>033 <text:s text:c="4"/>001 <text:s text:c="4"/>006 <text:s text:c="4"/>12810 <text:s text:c="2"/>143</text:p>
      <text:p text:style-name="P7">023 <text:s text:c="4"/>032 <text:s text:c="4"/>001 <text:s text:c="4"/>006 <text:s text:c="4"/>12810 <text:s text:c="2"/>143</text:p>
      <text:p text:style-name="P7">024 <text:s text:c="4"/>037 <text:s text:c="4"/>001 <text:s text:c="4"/>006 <text:s text:c="4"/>12810 <text:s text:c="2"/>143</text:p>
      <text:p text:style-name="P7">024 <text:s text:c="4"/>044 <text:s text:c="4"/>001 <text:s text:c="4"/>007 <text:s text:c="4"/>12810 <text:s text:c="2"/>143</text:p>
      <text:p text:style-name="P7">026 <text:s text:c="4"/>045 <text:s text:c="4"/>001 <text:s text:c="4"/>007 <text:s text:c="4"/>12810 <text:s text:c="2"/>143</text:p>
      <text:p text:style-name="P7">025 <text:s text:c="4"/>044 <text:s text:c="4"/>001 <text:s text:c="4"/>007 <text:s text:c="4"/>12810 <text:s text:c="2"/>143</text:p>
      <text:p text:style-name="P7"><text:soft-page-break/>025 <text:s text:c="4"/>042 <text:s text:c="4"/>001 <text:s text:c="4"/>007 <text:s text:c="4"/>12810 <text:s text:c="2"/>143</text:p>
      <text:p text:style-name="P7">024 <text:s text:c="4"/>035 <text:s text:c="4"/>001 <text:s text:c="4"/>007 <text:s text:c="4"/>12810 <text:s text:c="2"/>143</text:p>
      <text:p text:style-name="P7">025 <text:s text:c="4"/>035 <text:s text:c="4"/>001 <text:s text:c="4"/>006 <text:s text:c="4"/>12810 <text:s text:c="2"/>143</text:p>
      <text:p text:style-name="P7">023 <text:s text:c="4"/>032 <text:s text:c="4"/>001 <text:s text:c="4"/>006 <text:s text:c="4"/>12810 <text:s text:c="2"/>143</text:p>
      <text:p text:style-name="P7">024 <text:s text:c="4"/>033 <text:s text:c="4"/>001 <text:s text:c="4"/>006 <text:s text:c="4"/>12810 <text:s text:c="2"/>143</text:p>
      <text:p text:style-name="P7">024 <text:s text:c="4"/>033 <text:s text:c="4"/>001 <text:s text:c="4"/>006 <text:s text:c="4"/>12810 <text:s text:c="2"/>143</text:p>
      <text:p text:style-name="P7">025 <text:s text:c="4"/>040 <text:s text:c="4"/>001 <text:s text:c="4"/>006 <text:s text:c="4"/>12810 <text:s text:c="2"/>143</text:p>
      <text:p text:style-name="P7">025 <text:s text:c="4"/>040 <text:s text:c="4"/>001 <text:s text:c="4"/>007 <text:s text:c="4"/>12810 <text:s text:c="2"/>143</text:p>
      <text:p text:style-name="P7">025 <text:s text:c="4"/>047 <text:s text:c="4"/>001 <text:s text:c="4"/>007 <text:s text:c="4"/>12810 <text:s text:c="2"/>143</text:p>
      <text:p text:style-name="P7">026 <text:s text:c="4"/>039 <text:s text:c="4"/>001 <text:s text:c="4"/>007 <text:s text:c="4"/>12810 <text:s text:c="2"/>143</text:p>
      <text:p text:style-name="P7">025 <text:s text:c="4"/>040 <text:s text:c="4"/>001 <text:s text:c="4"/>007 <text:s text:c="4"/>12810 <text:s text:c="2"/>143</text:p>
      <text:p text:style-name="P7">025 <text:s text:c="4"/>032 <text:s text:c="4"/>001 <text:s text:c="4"/>006 <text:s text:c="4"/>12810 <text:s text:c="2"/>143</text:p>
      <text:p text:style-name="P7">024 <text:s text:c="4"/>034 <text:s text:c="4"/>001 <text:s text:c="4"/>006 <text:s text:c="4"/>12810 <text:s text:c="2"/>143</text:p>
      <text:p text:style-name="P7">026 <text:s text:c="4"/>041 <text:s text:c="4"/>001 <text:s text:c="4"/>006 <text:s text:c="4"/>12810 <text:s text:c="2"/>143</text:p>
      <text:p text:style-name="P7">025 <text:s text:c="4"/>043 <text:s text:c="4"/>001 <text:s text:c="4"/>006 <text:s text:c="4"/>12810 <text:s text:c="2"/>143</text:p>
      <text:p text:style-name="P7">025 <text:s text:c="4"/>049 <text:s text:c="4"/>001 <text:s text:c="4"/>007 <text:s text:c="4"/>12810 <text:s text:c="2"/>143</text:p>
      <text:p text:style-name="P7">026 <text:s text:c="4"/>048 <text:s text:c="4"/>001 <text:s text:c="4"/>007 <text:s text:c="4"/>12810 <text:s text:c="2"/>143</text:p>
      <text:p text:style-name="P7">026 <text:s text:c="4"/>039 <text:s text:c="4"/>001 <text:s text:c="4"/>007 <text:s text:c="4"/>12810 <text:s text:c="2"/>143</text:p>
      <text:p text:style-name="P7">025 <text:s text:c="4"/>040 <text:s text:c="4"/>001 <text:s text:c="4"/>007 <text:s text:c="4"/>12810 <text:s text:c="2"/>143</text:p>
      <text:p text:style-name="P7">026 <text:s text:c="4"/>035 <text:s text:c="4"/>001 <text:s text:c="4"/>007 <text:s text:c="4"/>12810 <text:s text:c="2"/>143</text:p>
      <text:p text:style-name="P7">025 <text:s text:c="4"/>034 <text:s text:c="4"/>001 <text:s text:c="4"/>006 <text:s text:c="4"/>12810 <text:s text:c="2"/>143</text:p>
      <text:p text:style-name="P7">026 <text:s text:c="4"/>034 <text:s text:c="4"/>001 <text:s text:c="4"/>006 <text:s text:c="4"/>12810 <text:s text:c="2"/>143</text:p>
      <text:p text:style-name="P7">025 <text:s text:c="4"/>041 <text:s text:c="4"/>001 <text:s text:c="4"/>006 <text:s text:c="4"/>12810 <text:s text:c="2"/>143</text:p>
      <text:p text:style-name="P7">025 <text:s text:c="4"/>049 <text:s text:c="4"/>001 <text:s text:c="4"/>008 <text:s text:c="4"/>12810 <text:s text:c="2"/>143</text:p>
      <text:p text:style-name="P7">024 <text:s text:c="4"/>040 <text:s text:c="4"/>001 <text:s text:c="4"/>007 <text:s text:c="4"/>12810 <text:s text:c="2"/>143</text:p>
      <text:p text:style-name="P7">024 <text:s text:c="4"/>035 <text:s text:c="4"/>001 <text:s text:c="4"/>006 <text:s text:c="4"/>12810 <text:s text:c="2"/>143</text:p>
      <text:p text:style-name="P7">025 <text:s text:c="4"/>036 <text:s text:c="4"/>001 <text:s text:c="4"/>006 <text:s text:c="4"/>12810 <text:s text:c="2"/>143</text:p>
      <text:p text:style-name="P7">025 <text:s text:c="4"/>037 <text:s text:c="4"/>001 <text:s text:c="4"/>006 <text:s text:c="4"/>12810 <text:s text:c="2"/>143</text:p>
      <text:p text:style-name="P7">025 <text:s text:c="4"/>037 <text:s text:c="4"/>001 <text:s text:c="4"/>006 <text:s text:c="4"/>12810 <text:s text:c="2"/>143</text:p>
      <text:p text:style-name="P7">025 <text:s text:c="4"/>045 <text:s text:c="4"/>001 <text:s text:c="4"/>006 <text:s text:c="4"/>12810 <text:s text:c="2"/>143</text:p>
      <text:p text:style-name="P7">025 <text:s text:c="4"/>053 <text:s text:c="4"/>001 <text:s text:c="4"/>007 <text:s text:c="4"/>12810 <text:s text:c="2"/>143</text:p>
      <text:p text:style-name="P7">026 <text:s text:c="4"/>053 <text:s text:c="4"/>001 <text:s text:c="4"/>007 <text:s text:c="4"/>12810 <text:s text:c="2"/>143</text:p>
      <text:p text:style-name="P7">025 <text:s text:c="4"/>043 <text:s text:c="4"/>001 <text:s text:c="4"/>008 <text:s text:c="4"/>12810 <text:s text:c="2"/>143</text:p>
      <text:p text:style-name="P7">023 <text:s text:c="4"/>043 <text:s text:c="4"/>001 <text:s text:c="4"/>007 <text:s text:c="4"/>12810 <text:s text:c="2"/>143</text:p>
      <text:p text:style-name="P7">023 <text:s text:c="4"/>036 <text:s text:c="4"/>001 <text:s text:c="4"/>007 <text:s text:c="4"/>12810 <text:s text:c="2"/>143</text:p>
      <text:p text:style-name="P7">021 <text:s text:c="4"/>034 <text:s text:c="4"/>001 <text:s text:c="4"/>006 <text:s text:c="4"/>12810 <text:s text:c="2"/>143</text:p>
      <text:p text:style-name="P7">022 <text:s text:c="4"/>034 <text:s text:c="4"/>001 <text:s text:c="4"/>006 <text:s text:c="4"/>12810 <text:s text:c="2"/>143</text:p>
      <text:p text:style-name="P7">023 <text:s text:c="4"/>038 <text:s text:c="4"/>001 <text:s text:c="4"/>006 <text:s text:c="4"/>12810 <text:s text:c="2"/>143</text:p>
      <text:p text:style-name="P7">025 <text:s text:c="4"/>040 <text:s text:c="4"/>001 <text:s text:c="4"/>007 <text:s text:c="4"/>12810 <text:s text:c="2"/>143</text:p>
      <text:p text:style-name="P7">025 <text:s text:c="4"/>047 <text:s text:c="4"/>001 <text:s text:c="4"/>007 <text:s text:c="4"/>12810 <text:s text:c="2"/>143</text:p>
      <text:p text:style-name="P7">025 <text:s text:c="4"/>038 <text:s text:c="4"/>001 <text:s text:c="4"/>007 <text:s text:c="4"/>12810 <text:s text:c="2"/>143</text:p>
      <text:p text:style-name="P7">024 <text:s text:c="4"/>037 <text:s text:c="4"/>001 <text:s text:c="4"/>006 <text:s text:c="4"/>12810 <text:s text:c="2"/>143</text:p>
      <text:p text:style-name="P7">024 <text:s text:c="4"/>033 <text:s text:c="4"/>001 <text:s text:c="4"/>006 <text:s text:c="4"/>12810 <text:s text:c="2"/>143</text:p>
      <text:p text:style-name="P7">024 <text:s text:c="4"/>032 <text:s text:c="4"/>001 <text:s text:c="4"/>006 <text:s text:c="4"/>12810 <text:s text:c="2"/>143</text:p>
      <text:p text:style-name="P7">025 <text:s text:c="4"/>032 <text:s text:c="4"/>001 <text:s text:c="4"/>006 <text:s text:c="4"/>12810 <text:s text:c="2"/>143</text:p>
      <text:p text:style-name="P7">025 <text:s text:c="4"/>036 <text:s text:c="4"/>001 <text:s text:c="4"/>006 <text:s text:c="4"/>12810 <text:s text:c="2"/>143</text:p>
      <text:p text:style-name="P7">026 <text:s text:c="4"/>038 <text:s text:c="4"/>001 <text:s text:c="4"/>007 <text:s text:c="4"/>12810 <text:s text:c="2"/>143</text:p>
      <text:p text:style-name="P7">025 <text:s text:c="4"/>047 <text:s text:c="4"/>001 <text:s text:c="4"/>007 <text:s text:c="4"/>12810 <text:s text:c="2"/>143</text:p>
      <text:p text:style-name="P7">026 <text:s text:c="4"/>047 <text:s text:c="4"/>001 <text:s text:c="4"/>007 <text:s text:c="4"/>12810 <text:s text:c="2"/>143</text:p>
      <text:p text:style-name="P7"><text:soft-page-break/>027 <text:s text:c="4"/>043 <text:s text:c="4"/>001 <text:s text:c="4"/>007 <text:s text:c="4"/>12810 <text:s text:c="2"/>143</text:p>
      <text:p text:style-name="P7">026 <text:s text:c="4"/>037 <text:s text:c="4"/>001 <text:s text:c="4"/>007 <text:s text:c="4"/>12810 <text:s text:c="2"/>143</text:p>
      <text:p text:style-name="P7">025 <text:s text:c="4"/>037 <text:s text:c="4"/>001 <text:s text:c="4"/>007 <text:s text:c="4"/>12810 <text:s text:c="2"/>143</text:p>
      <text:p text:style-name="P7">025 <text:s text:c="4"/>034 <text:s text:c="4"/>001 <text:s text:c="4"/>006 <text:s text:c="4"/>12810 <text:s text:c="2"/>143</text:p>
      <text:p text:style-name="P7">026 <text:s text:c="4"/>034 <text:s text:c="4"/>001 <text:s text:c="4"/>006 <text:s text:c="4"/>12810 <text:s text:c="2"/>143</text:p>
      <text:p text:style-name="P7">025 <text:s text:c="4"/>038 <text:s text:c="4"/>001 <text:s text:c="4"/>006 <text:s text:c="4"/>12810 <text:s text:c="2"/>143</text:p>
      <text:p text:style-name="P7">025 <text:s text:c="4"/>047 <text:s text:c="4"/>001 <text:s text:c="4"/>007 <text:s text:c="4"/>12810 <text:s text:c="2"/>143</text:p>
      <text:p text:style-name="P7">025 <text:s text:c="4"/>048 <text:s text:c="4"/>001 <text:s text:c="4"/>006 <text:s text:c="4"/>12810 <text:s text:c="2"/>143</text:p>
      <text:p text:style-name="P7">026 <text:s text:c="4"/>054 <text:s text:c="4"/>001 <text:s text:c="4"/>007 <text:s text:c="4"/>12810 <text:s text:c="2"/>143</text:p>
      <text:p text:style-name="P7">025 <text:s text:c="4"/>055 <text:s text:c="4"/>001 <text:s text:c="4"/>007 <text:s text:c="4"/>12810 <text:s text:c="2"/>143</text:p>
      <text:p text:style-name="P7">026 <text:s text:c="4"/>045 <text:s text:c="4"/>001 <text:s text:c="4"/>007 <text:s text:c="4"/>12810 <text:s text:c="2"/>143</text:p>
      <text:p text:style-name="P7">023 <text:s text:c="4"/>038 <text:s text:c="4"/>001 <text:s text:c="4"/>006 <text:s text:c="4"/>12810 <text:s text:c="2"/>143</text:p>
      <text:p text:style-name="P7">025 <text:s text:c="4"/>038 <text:s text:c="4"/>001 <text:s text:c="4"/>007 <text:s text:c="4"/>12810 <text:s text:c="2"/>143</text:p>
      <text:p text:style-name="P7">024 <text:s text:c="4"/>038 <text:s text:c="4"/>001 <text:s text:c="4"/>006 <text:s text:c="4"/>12810 <text:s text:c="2"/>143</text:p>
      <text:p text:style-name="P7">025 <text:s text:c="4"/>038 <text:s text:c="4"/>001 <text:s text:c="4"/>006 <text:s text:c="4"/>12810 <text:s text:c="2"/>143</text:p>
      <text:p text:style-name="P7">025 <text:s text:c="4"/>045 <text:s text:c="4"/>001 <text:s text:c="4"/>006 <text:s text:c="4"/>12810 <text:s text:c="2"/>143</text:p>
      <text:p text:style-name="P7">024 <text:s text:c="4"/>043 <text:s text:c="4"/>001 <text:s text:c="4"/>007 <text:s text:c="4"/>12810 <text:s text:c="2"/>143</text:p>
      <text:p text:style-name="P7">024 <text:s text:c="4"/>043 <text:s text:c="4"/>001 <text:s text:c="4"/>006 <text:s text:c="4"/>12810 <text:s text:c="2"/>143</text:p>
      <text:p text:style-name="P7">023 <text:s text:c="4"/>052 <text:s text:c="4"/>001 <text:s text:c="4"/>007 <text:s text:c="4"/>12810 <text:s text:c="2"/>143</text:p>
      <text:p text:style-name="P7">023 <text:s text:c="4"/>042 <text:s text:c="4"/>001 <text:s text:c="4"/>007 <text:s text:c="4"/>12810 <text:s text:c="2"/>143</text:p>
      <text:p text:style-name="P7">023 <text:s text:c="4"/>041 <text:s text:c="4"/>001 <text:s text:c="4"/>006 <text:s text:c="4"/>12810 <text:s text:c="2"/>143</text:p>
      <text:p text:style-name="P7">023 <text:s text:c="4"/>037 <text:s text:c="4"/>001 <text:s text:c="4"/>006 <text:s text:c="4"/>12810 <text:s text:c="2"/>143</text:p>
      <text:p text:style-name="P7">022 <text:s text:c="4"/>037 <text:s text:c="4"/>001 <text:s text:c="4"/>006 <text:s text:c="4"/>12810 <text:s text:c="2"/>143</text:p>
      <text:p text:style-name="P7">021 <text:s text:c="4"/>037 <text:s text:c="4"/>001 <text:s text:c="4"/>006 <text:s text:c="4"/>12810 <text:s text:c="2"/>143</text:p>
      <text:p text:style-name="P7">022 <text:s text:c="4"/>044 <text:s text:c="4"/>001 <text:s text:c="4"/>006 <text:s text:c="4"/>12810 <text:s text:c="2"/>143</text:p>
      <text:p text:style-name="P7">023 <text:s text:c="4"/>044 <text:s text:c="4"/>001 <text:s text:c="4"/>007 <text:s text:c="4"/>12810 <text:s text:c="2"/>143</text:p>
      <text:p text:style-name="P7">021 <text:s text:c="4"/>053 <text:s text:c="4"/>001 <text:s text:c="4"/>007 <text:s text:c="4"/>12810 <text:s text:c="2"/>143</text:p>
      <text:p text:style-name="P7">021 <text:s text:c="4"/>051 <text:s text:c="4"/>001 <text:s text:c="4"/>007 <text:s text:c="4"/>12810 <text:s text:c="2"/>143</text:p>
      <text:p text:style-name="P7">021 <text:s text:c="4"/>042 <text:s text:c="4"/>001 <text:s text:c="4"/>007 <text:s text:c="4"/>12810 <text:s text:c="2"/>143</text:p>
      <text:p text:style-name="P7">021 <text:s text:c="4"/>036 <text:s text:c="4"/>001 <text:s text:c="4"/>007 <text:s text:c="4"/>12810 <text:s text:c="2"/>143</text:p>
      <text:p text:style-name="P7">021 <text:s text:c="4"/>036 <text:s text:c="4"/>001 <text:s text:c="4"/>006 <text:s text:c="4"/>12810 <text:s text:c="2"/>143</text:p>
      <text:p text:style-name="P7">020 <text:s text:c="4"/>033 <text:s text:c="4"/>001 <text:s text:c="4"/>006 <text:s text:c="4"/>12810 <text:s text:c="2"/>143</text:p>
      <text:p text:style-name="P7">021 <text:s text:c="4"/>033 <text:s text:c="4"/>001 <text:s text:c="4"/>006 <text:s text:c="4"/>12810 <text:s text:c="2"/>143</text:p>
      <text:p text:style-name="P7">023 <text:s text:c="4"/>038 <text:s text:c="4"/>001 <text:s text:c="4"/>006 <text:s text:c="4"/>12810 <text:s text:c="2"/>143</text:p>
      <text:p text:style-name="P7">024 <text:s text:c="4"/>047 <text:s text:c="4"/>001 <text:s text:c="4"/>007 <text:s text:c="4"/>12810 <text:s text:c="2"/>143</text:p>
      <text:p text:style-name="P7">024 <text:s text:c="4"/>047 <text:s text:c="4"/>001 <text:s text:c="4"/>007 <text:s text:c="4"/>12810 <text:s text:c="2"/>143</text:p>
      <text:p text:style-name="P7">023 <text:s text:c="4"/>047 <text:s text:c="4"/>001 <text:s text:c="4"/>007 <text:s text:c="4"/>12810 <text:s text:c="2"/>143</text:p>
      <text:p text:style-name="P7">023 <text:s text:c="4"/>047 <text:s text:c="4"/>001 <text:s text:c="4"/>007 <text:s text:c="4"/>12810 <text:s text:c="2"/>143</text:p>
      <text:p text:style-name="P7">024 <text:s text:c="4"/>041 <text:s text:c="4"/>001 <text:s text:c="4"/>007 <text:s text:c="4"/>12810 <text:s text:c="2"/>143</text:p>
      <text:p text:style-name="P7">023 <text:s text:c="4"/>035 <text:s text:c="4"/>001 <text:s text:c="4"/>006 <text:s text:c="4"/>12810 <text:s text:c="2"/>143</text:p>
      <text:p text:style-name="P7">024 <text:s text:c="4"/>036 <text:s text:c="4"/>001 <text:s text:c="4"/>006 <text:s text:c="4"/>12810 <text:s text:c="2"/>143</text:p>
      <text:p text:style-name="P7">024 <text:s text:c="4"/>038 <text:s text:c="4"/>001 <text:s text:c="4"/>006 <text:s text:c="4"/>12810 <text:s text:c="2"/>143</text:p>
      <text:p text:style-name="P7">025 <text:s text:c="4"/>038 <text:s text:c="4"/>001 <text:s text:c="4"/>006 <text:s text:c="4"/>12810 <text:s text:c="2"/>143</text:p>
      <text:p text:style-name="P7">026 <text:s text:c="4"/>045 <text:s text:c="4"/>001 <text:s text:c="4"/>006 <text:s text:c="4"/>12810 <text:s text:c="2"/>143</text:p>
      <text:p text:style-name="P7">024 <text:s text:c="4"/>053 <text:s text:c="4"/>001 <text:s text:c="4"/>007 <text:s text:c="4"/>12810 <text:s text:c="2"/>143</text:p>
      <text:p text:style-name="P7">025 <text:s text:c="4"/>053 <text:s text:c="4"/>001 <text:s text:c="4"/>007 <text:s text:c="4"/>12810 <text:s text:c="2"/>143</text:p>
      <text:p text:style-name="P7">024 <text:s text:c="4"/>044 <text:s text:c="4"/>001 <text:s text:c="4"/>007 <text:s text:c="4"/>12810 <text:s text:c="2"/>143</text:p>
      <text:p text:style-name="P7">023 <text:s text:c="4"/>042 <text:s text:c="4"/>001 <text:s text:c="4"/>007 <text:s text:c="4"/>12810 <text:s text:c="2"/>143</text:p>
      <text:p text:style-name="P7">024 <text:s text:c="4"/>036 <text:s text:c="4"/>001 <text:s text:c="4"/>007 <text:s text:c="4"/>12810 <text:s text:c="2"/>143</text:p>
      <text:p text:style-name="P7"><text:soft-page-break/>024 <text:s text:c="4"/>035 <text:s text:c="4"/>001 <text:s text:c="4"/>006 <text:s text:c="4"/>12810 <text:s text:c="2"/>143</text:p>
      <text:p text:style-name="P7">024 <text:s text:c="4"/>035 <text:s text:c="4"/>001 <text:s text:c="4"/>006 <text:s text:c="4"/>12810 <text:s text:c="2"/>143</text:p>
      <text:p text:style-name="P7">025 <text:s text:c="4"/>040 <text:s text:c="4"/>001 <text:s text:c="4"/>006 <text:s text:c="4"/>12810 <text:s text:c="2"/>143</text:p>
      <text:p text:style-name="P7">024 <text:s text:c="4"/>040 <text:s text:c="4"/>001 <text:s text:c="4"/>007 <text:s text:c="4"/>12810 <text:s text:c="2"/>143</text:p>
      <text:p text:style-name="P7">025 <text:s text:c="4"/>048 <text:s text:c="4"/>001 <text:s text:c="4"/>007 <text:s text:c="4"/>12810 <text:s text:c="2"/>143</text:p>
      <text:p text:style-name="P7">025 <text:s text:c="4"/>050 <text:s text:c="4"/>001 <text:s text:c="4"/>007 <text:s text:c="4"/>12810 <text:s text:c="2"/>143</text:p>
      <text:p text:style-name="P7">024 <text:s text:c="4"/>047 <text:s text:c="4"/>001 <text:s text:c="4"/>007 <text:s text:c="4"/>12810 <text:s text:c="2"/>143</text:p>
      <text:p text:style-name="P7">023 <text:s text:c="4"/>039 <text:s text:c="4"/>001 <text:s text:c="4"/>007 <text:s text:c="4"/>12810 <text:s text:c="2"/>143</text:p>
      <text:p text:style-name="P7">022 <text:s text:c="4"/>037 <text:s text:c="4"/>001 <text:s text:c="4"/>006 <text:s text:c="4"/>12810 <text:s text:c="2"/>143</text:p>
      <text:p text:style-name="P7">024 <text:s text:c="4"/>037 <text:s text:c="4"/>001 <text:s text:c="4"/>006 <text:s text:c="4"/>12810 <text:s text:c="2"/>143</text:p>
      <text:p text:style-name="P7">022 <text:s text:c="4"/>037 <text:s text:c="4"/>001 <text:s text:c="4"/>006 <text:s text:c="4"/>12810 <text:s text:c="2"/>143</text:p>
      <text:p text:style-name="P7">021 <text:s text:c="4"/>044 <text:s text:c="4"/>001 <text:s text:c="4"/>006 <text:s text:c="4"/>12810 <text:s text:c="2"/>143</text:p>
      <text:p text:style-name="P7">021 <text:s text:c="4"/>054 <text:s text:c="4"/>001 <text:s text:c="4"/>007 <text:s text:c="4"/>12810 <text:s text:c="2"/>143</text:p>
      <text:p text:style-name="P7">023 <text:s text:c="4"/>041 <text:s text:c="4"/>001 <text:s text:c="4"/>007 <text:s text:c="4"/>12810 <text:s text:c="2"/>143</text:p>
      <text:p text:style-name="P7">022 <text:s text:c="4"/>036 <text:s text:c="4"/>001 <text:s text:c="4"/>006 <text:s text:c="4"/>12810 <text:s text:c="2"/>143</text:p>
      <text:p text:style-name="P7">023 <text:s text:c="4"/>036 <text:s text:c="4"/>001 <text:s text:c="4"/>006 <text:s text:c="4"/>12810 <text:s text:c="2"/>143</text:p>
      <text:p text:style-name="P7">024 <text:s text:c="4"/>040 <text:s text:c="4"/>001 <text:s text:c="4"/>007 <text:s text:c="4"/>12810 <text:s text:c="2"/>143</text:p>
      <text:p text:style-name="P7">024 <text:s text:c="4"/>036 <text:s text:c="4"/>001 <text:s text:c="4"/>006 <text:s text:c="4"/>12810 <text:s text:c="2"/>143</text:p>
      <text:p text:style-name="P7">024 <text:s text:c="4"/>036 <text:s text:c="4"/>001 <text:s text:c="4"/>006 <text:s text:c="4"/>12810 <text:s text:c="2"/>143</text:p>
      <text:p text:style-name="P7">025 <text:s text:c="4"/>037 <text:s text:c="4"/>001 <text:s text:c="4"/>006 <text:s text:c="4"/>12810 <text:s text:c="2"/>143</text:p>
      <text:p text:style-name="P7">024 <text:s text:c="4"/>038 <text:s text:c="4"/>001 <text:s text:c="4"/>006 <text:s text:c="4"/>12810 <text:s text:c="2"/>143</text:p>
      <text:p text:style-name="P7">025 <text:s text:c="4"/>047 <text:s text:c="4"/>001 <text:s text:c="4"/>006 <text:s text:c="4"/>12810 <text:s text:c="2"/>143</text:p>
      <text:p text:style-name="P7">024 <text:s text:c="4"/>054 <text:s text:c="4"/>001 <text:s text:c="4"/>007 <text:s text:c="4"/>12810 <text:s text:c="2"/>143</text:p>
      <text:p text:style-name="P7">024 <text:s text:c="4"/>055 <text:s text:c="4"/>001 <text:s text:c="4"/>007 <text:s text:c="4"/>12810 <text:s text:c="2"/>143</text:p>
      <text:p text:style-name="P7">026 <text:s text:c="4"/>045 <text:s text:c="4"/>001 <text:s text:c="4"/>007 <text:s text:c="4"/>12810 <text:s text:c="2"/>143</text:p>
      <text:p text:style-name="P7">023 <text:s text:c="4"/>046 <text:s text:c="4"/>001 <text:s text:c="4"/>006 <text:s text:c="4"/>12810 <text:s text:c="2"/>143</text:p>
      <text:p text:style-name="P7">024 <text:s text:c="4"/>040 <text:s text:c="4"/>001 <text:s text:c="4"/>006 <text:s text:c="4"/>12810 <text:s text:c="2"/>143</text:p>
      <text:p text:style-name="P7">022 <text:s text:c="4"/>038 <text:s text:c="4"/>001 <text:s text:c="4"/>006 <text:s text:c="4"/>12810 <text:s text:c="2"/>143</text:p>
      <text:p text:style-name="P7">022 <text:s text:c="4"/>038 <text:s text:c="4"/>001 <text:s text:c="4"/>006 <text:s text:c="4"/>12810 <text:s text:c="2"/>143</text:p>
      <text:p text:style-name="P7">025 <text:s text:c="4"/>045 <text:s text:c="4"/>001 <text:s text:c="4"/>006 <text:s text:c="4"/>12810 <text:s text:c="2"/>143</text:p>
      <text:p text:style-name="P7">024 <text:s text:c="4"/>045 <text:s text:c="4"/>001 <text:s text:c="4"/>006 <text:s text:c="4"/>12810 <text:s text:c="2"/>143</text:p>
      <text:p text:style-name="P7">025 <text:s text:c="4"/>055 <text:s text:c="4"/>001 <text:s text:c="4"/>006 <text:s text:c="4"/>12810 <text:s text:c="2"/>143</text:p>
      <text:p text:style-name="P7">025 <text:s text:c="4"/>056 <text:s text:c="4"/>001 <text:s text:c="4"/>007 <text:s text:c="4"/>12810 <text:s text:c="2"/>143</text:p>
      <text:p text:style-name="P7">024 <text:s text:c="4"/>053 <text:s text:c="4"/>001 <text:s text:c="4"/>007 <text:s text:c="4"/>12810 <text:s text:c="2"/>143</text:p>
      <text:p text:style-name="P7">023 <text:s text:c="4"/>043 <text:s text:c="4"/>001 <text:s text:c="4"/>007 <text:s text:c="4"/>12810 <text:s text:c="2"/>143</text:p>
      <text:p text:style-name="P7">023 <text:s text:c="4"/>042 <text:s text:c="4"/>001 <text:s text:c="4"/>006 <text:s text:c="4"/>12810 <text:s text:c="2"/>143</text:p>
      <text:p text:style-name="P7">022 <text:s text:c="4"/>038 <text:s text:c="4"/>001 <text:s text:c="4"/>006 <text:s text:c="4"/>12810 <text:s text:c="2"/>143</text:p>
      <text:p text:style-name="P7">023 <text:s text:c="4"/>038 <text:s text:c="4"/>001 <text:s text:c="4"/>006 <text:s text:c="4"/>12810 <text:s text:c="2"/>143</text:p>
      <text:p text:style-name="P7">023 <text:s text:c="4"/>041 <text:s text:c="4"/>001 <text:s text:c="4"/>006 <text:s text:c="4"/>12810 <text:s text:c="2"/>143</text:p>
      <text:p text:style-name="P7">024 <text:s text:c="4"/>049 <text:s text:c="4"/>001 <text:s text:c="4"/>006 <text:s text:c="4"/>12810 <text:s text:c="2"/>143</text:p>
      <text:p text:style-name="P7">025 <text:s text:c="4"/>050 <text:s text:c="4"/>001 <text:s text:c="4"/>007 <text:s text:c="4"/>12810 <text:s text:c="2"/>143</text:p>
      <text:p text:style-name="P7">023 <text:s text:c="4"/>059 <text:s text:c="4"/>001 <text:s text:c="4"/>007 <text:s text:c="4"/>12810 <text:s text:c="2"/>143</text:p>
      <text:p text:style-name="P7">023 <text:s text:c="4"/>057 <text:s text:c="4"/>001 <text:s text:c="4"/>007 <text:s text:c="4"/>12810 <text:s text:c="2"/>143</text:p>
      <text:p text:style-name="P7">023 <text:s text:c="4"/>038 <text:s text:c="4"/>001 <text:s text:c="4"/>006 <text:s text:c="4"/>12810 <text:s text:c="2"/>143</text:p>
      <text:p text:style-name="P7">022 <text:s text:c="4"/>037 <text:s text:c="4"/>001 <text:s text:c="4"/>006 <text:s text:c="4"/>12810 <text:s text:c="2"/>143</text:p>
      <text:p text:style-name="P7">022 <text:s text:c="4"/>041 <text:s text:c="4"/>001 <text:s text:c="4"/>006 <text:s text:c="4"/>12810 <text:s text:c="2"/>143</text:p>
      <text:p text:style-name="P7">022 <text:s text:c="4"/>040 <text:s text:c="4"/>001 <text:s text:c="4"/>006 <text:s text:c="4"/>12810 <text:s text:c="2"/>143</text:p>
      <text:p text:style-name="P7">024 <text:s text:c="4"/>047 <text:s text:c="4"/>001 <text:s text:c="4"/>006 <text:s text:c="4"/>12810 <text:s text:c="2"/>143</text:p>
      <text:p text:style-name="P7">025 <text:s text:c="4"/>051 <text:s text:c="4"/>001 <text:s text:c="4"/>007 <text:s text:c="4"/>12810 <text:s text:c="2"/>143</text:p>
      <text:p text:style-name="P7"><text:soft-page-break/>025 <text:s text:c="4"/>052 <text:s text:c="4"/>001 <text:s text:c="4"/>007 <text:s text:c="4"/>12810 <text:s text:c="2"/>143</text:p>
      <text:p text:style-name="P7">024 <text:s text:c="4"/>042 <text:s text:c="4"/>001 <text:s text:c="4"/>007 <text:s text:c="4"/>12810 <text:s text:c="2"/>143</text:p>
      <text:p text:style-name="P7">023 <text:s text:c="4"/>041 <text:s text:c="4"/>001 <text:s text:c="4"/>006 <text:s text:c="4"/>12810 <text:s text:c="2"/>143</text:p>
      <text:p text:style-name="P7">023 <text:s text:c="4"/>035 <text:s text:c="4"/>001 <text:s text:c="4"/>006 <text:s text:c="4"/>12810 <text:s text:c="2"/>143</text:p>
      <text:p text:style-name="P7">024 <text:s text:c="4"/>036 <text:s text:c="4"/>001 <text:s text:c="4"/>006 <text:s text:c="4"/>12810 <text:s text:c="2"/>143</text:p>
      <text:p text:style-name="P7">023 <text:s text:c="4"/>036 <text:s text:c="4"/>001 <text:s text:c="4"/>006 <text:s text:c="4"/>12810 <text:s text:c="2"/>143</text:p>
      <text:p text:style-name="P7">025 <text:s text:c="4"/>042 <text:s text:c="4"/>001 <text:s text:c="4"/>006 <text:s text:c="4"/>12810 <text:s text:c="2"/>143</text:p>
      <text:p text:style-name="P7">025 <text:s text:c="4"/>043 <text:s text:c="4"/>001 <text:s text:c="4"/>007 <text:s text:c="4"/>12810 <text:s text:c="2"/>143</text:p>
      <text:p text:style-name="P7">026 <text:s text:c="4"/>040 <text:s text:c="4"/>001 <text:s text:c="4"/>007 <text:s text:c="4"/>12810 <text:s text:c="2"/>143</text:p>
      <text:p text:style-name="P7">024 <text:s text:c="4"/>039 <text:s text:c="4"/>001 <text:s text:c="4"/>006 <text:s text:c="4"/>12810 <text:s text:c="2"/>143</text:p>
      <text:p text:style-name="P7">022 <text:s text:c="4"/>035 <text:s text:c="4"/>001 <text:s text:c="4"/>006 <text:s text:c="4"/>12810 <text:s text:c="2"/>143</text:p>
      <text:p text:style-name="P7">025 <text:s text:c="4"/>037 <text:s text:c="4"/>001 <text:s text:c="4"/>006 <text:s text:c="4"/>12810 <text:s text:c="2"/>143</text:p>
      <text:p text:style-name="P7">024 <text:s text:c="4"/>038 <text:s text:c="4"/>001 <text:s text:c="4"/>006 <text:s text:c="4"/>12810 <text:s text:c="2"/>143</text:p>
      <text:p text:style-name="P7">024 <text:s text:c="4"/>045 <text:s text:c="4"/>001 <text:s text:c="4"/>006 <text:s text:c="4"/>12810 <text:s text:c="2"/>143</text:p>
      <text:p text:style-name="P7">025 <text:s text:c="4"/>046 <text:s text:c="4"/>001 <text:s text:c="4"/>007 <text:s text:c="4"/>12810 <text:s text:c="2"/>143</text:p>
      <text:p text:style-name="P7">026 <text:s text:c="4"/>052 <text:s text:c="4"/>001 <text:s text:c="4"/>007 <text:s text:c="4"/>12810 <text:s text:c="2"/>143</text:p>
      <text:p text:style-name="P7">024 <text:s text:c="4"/>053 <text:s text:c="4"/>001 <text:s text:c="4"/>007 <text:s text:c="4"/>12810 <text:s text:c="2"/>143</text:p>
      <text:p text:style-name="P7">024 <text:s text:c="4"/>044 <text:s text:c="4"/>001 <text:s text:c="4"/>007 <text:s text:c="4"/>12810 <text:s text:c="2"/>143</text:p>
      <text:p text:style-name="P7">023 <text:s text:c="4"/>037 <text:s text:c="4"/>001 <text:s text:c="4"/>006 <text:s text:c="4"/>12810 <text:s text:c="2"/>143</text:p>
      <text:p text:style-name="P7">022 <text:s text:c="4"/>037 <text:s text:c="4"/>001 <text:s text:c="4"/>006 <text:s text:c="4"/>12810 <text:s text:c="2"/>143</text:p>
      <text:p text:style-name="P7">022 <text:s text:c="4"/>037 <text:s text:c="4"/>001 <text:s text:c="4"/>006 <text:s text:c="4"/>12810 <text:s text:c="2"/>143</text:p>
      <text:p text:style-name="P7">023 <text:s text:c="4"/>054 <text:s text:c="4"/>001 <text:s text:c="4"/>007 <text:s text:c="4"/>12810 <text:s text:c="2"/>143</text:p>
      <text:p text:style-name="P7">023 <text:s text:c="4"/>049 <text:s text:c="4"/>001 <text:s text:c="4"/>007 <text:s text:c="4"/>12810 <text:s text:c="2"/>143</text:p>
      <text:p text:style-name="P7">024 <text:s text:c="4"/>052 <text:s text:c="4"/>001 <text:s text:c="4"/>007 <text:s text:c="4"/>12810 <text:s text:c="2"/>143</text:p>
      <text:p text:style-name="P7">023 <text:s text:c="4"/>043 <text:s text:c="4"/>001 <text:s text:c="4"/>007 <text:s text:c="4"/>12810 <text:s text:c="2"/>143</text:p>
      <text:p text:style-name="P7">024 <text:s text:c="4"/>043 <text:s text:c="4"/>001 <text:s text:c="4"/>007 <text:s text:c="4"/>12810 <text:s text:c="2"/>143</text:p>
      <text:p text:style-name="P7">022 <text:s text:c="4"/>038 <text:s text:c="4"/>001 <text:s text:c="4"/>006 <text:s text:c="4"/>12810 <text:s text:c="2"/>143</text:p>
      <text:p text:style-name="P7">022 <text:s text:c="4"/>038 <text:s text:c="4"/>001 <text:s text:c="4"/>006 <text:s text:c="4"/>12810 <text:s text:c="2"/>143</text:p>
      <text:p text:style-name="P7">022 <text:s text:c="4"/>039 <text:s text:c="4"/>001 <text:s text:c="4"/>006 <text:s text:c="4"/>12810 <text:s text:c="2"/>143</text:p>
      <text:p text:style-name="P7">022 <text:s text:c="4"/>046 <text:s text:c="4"/>001 <text:s text:c="4"/>006 <text:s text:c="4"/>12810 <text:s text:c="2"/>143</text:p>
      <text:p text:style-name="P7">023 <text:s text:c="4"/>047 <text:s text:c="4"/>001 <text:s text:c="4"/>006 <text:s text:c="4"/>12810 <text:s text:c="2"/>143</text:p>
      <text:p text:style-name="P7">023 <text:s text:c="4"/>057 <text:s text:c="4"/>001 <text:s text:c="4"/>006 <text:s text:c="4"/>12810 <text:s text:c="2"/>143</text:p>
      <text:p text:style-name="P7">022 <text:s text:c="4"/>059 <text:s text:c="4"/>001 <text:s text:c="4"/>007 <text:s text:c="4"/>12810 <text:s text:c="2"/>143</text:p>
      <text:p text:style-name="P7">023 <text:s text:c="4"/>051 <text:s text:c="4"/>001 <text:s text:c="4"/>007 <text:s text:c="4"/>12810 <text:s text:c="2"/>143</text:p>
      <text:p text:style-name="P7">022 <text:s text:c="4"/>050 <text:s text:c="4"/>001 <text:s text:c="4"/>006 <text:s text:c="4"/>12810 <text:s text:c="2"/>143</text:p>
      <text:p text:style-name="P7">022 <text:s text:c="4"/>042 <text:s text:c="4"/>001 <text:s text:c="4"/>006 <text:s text:c="4"/>12810 <text:s text:c="2"/>143</text:p>
      <text:p text:style-name="P7">023 <text:s text:c="4"/>039 <text:s text:c="4"/>001 <text:s text:c="4"/>006 <text:s text:c="4"/>12810 <text:s text:c="2"/>143</text:p>
      <text:p text:style-name="P7">022 <text:s text:c="4"/>039 <text:s text:c="4"/>001 <text:s text:c="4"/>006 <text:s text:c="4"/>12810 <text:s text:c="2"/>143</text:p>
      <text:p text:style-name="P7">023 <text:s text:c="4"/>043 <text:s text:c="4"/>001 <text:s text:c="4"/>006 <text:s text:c="4"/>12810 <text:s text:c="2"/>143</text:p>
      <text:p text:style-name="P7">024 <text:s text:c="4"/>044 <text:s text:c="4"/>001 <text:s text:c="4"/>006 <text:s text:c="4"/>12810 <text:s text:c="2"/>143</text:p>
      <text:p text:style-name="P7">025 <text:s text:c="4"/>055 <text:s text:c="4"/>001 <text:s text:c="4"/>006 <text:s text:c="4"/>12810 <text:s text:c="2"/>143</text:p>
      <text:p text:style-name="P7">025 <text:s text:c="4"/>058 <text:s text:c="4"/>001 <text:s text:c="4"/>007 <text:s text:c="4"/>12810 <text:s text:c="2"/>143</text:p>
      <text:p text:style-name="P7">026 <text:s text:c="4"/>057 <text:s text:c="4"/>001 <text:s text:c="4"/>007 <text:s text:c="4"/>12810 <text:s text:c="2"/>143</text:p>
      <text:p text:style-name="P7">025 <text:s text:c="4"/>047 <text:s text:c="4"/>001 <text:s text:c="4"/>007 <text:s text:c="4"/>12810 <text:s text:c="2"/>143</text:p>
      <text:p text:style-name="P7">025 <text:s text:c="4"/>046 <text:s text:c="4"/>001 <text:s text:c="4"/>006 <text:s text:c="4"/>12810 <text:s text:c="2"/>143</text:p>
      <text:p text:style-name="P7">025 <text:s text:c="4"/>040 <text:s text:c="4"/>001 <text:s text:c="4"/>006 <text:s text:c="4"/>12810 <text:s text:c="2"/>143</text:p>
      <text:p text:style-name="P7">024 <text:s text:c="4"/>039 <text:s text:c="4"/>001 <text:s text:c="4"/>006 <text:s text:c="4"/>12810 <text:s text:c="2"/>143</text:p>
      <text:p text:style-name="P7">025 <text:s text:c="4"/>040 <text:s text:c="4"/>001 <text:s text:c="4"/>006 <text:s text:c="4"/>12810 <text:s text:c="2"/>143</text:p>
      <text:p text:style-name="P7">024 <text:s text:c="4"/>041 <text:s text:c="4"/>001 <text:s text:c="4"/>006 <text:s text:c="4"/>12810 <text:s text:c="2"/>143</text:p>
      <text:p text:style-name="P7"><text:soft-page-break/>024 <text:s text:c="4"/>040 <text:s text:c="4"/>001 <text:s text:c="4"/>006 <text:s text:c="4"/>12810 <text:s text:c="2"/>143</text:p>
      <text:p text:style-name="P7">025 <text:s text:c="4"/>040 <text:s text:c="4"/>001 <text:s text:c="4"/>006 <text:s text:c="4"/>12810 <text:s text:c="2"/>143</text:p>
      <text:p text:style-name="P7">024 <text:s text:c="4"/>047 <text:s text:c="4"/>001 <text:s text:c="4"/>006 <text:s text:c="4"/>12810 <text:s text:c="2"/>143</text:p>
      <text:p text:style-name="P7">024 <text:s text:c="4"/>055 <text:s text:c="4"/>001 <text:s text:c="4"/>007 <text:s text:c="4"/>12810 <text:s text:c="2"/>143</text:p>
      <text:p text:style-name="P7">024 <text:s text:c="4"/>045 <text:s text:c="4"/>001 <text:s text:c="4"/>007 <text:s text:c="4"/>12810 <text:s text:c="2"/>143</text:p>
      <text:p text:style-name="P7">023 <text:s text:c="4"/>040 <text:s text:c="4"/>001 <text:s text:c="4"/>006 <text:s text:c="4"/>12810 <text:s text:c="2"/>143</text:p>
      <text:p text:style-name="P7">023 <text:s text:c="4"/>040 <text:s text:c="4"/>001 <text:s text:c="4"/>006 <text:s text:c="4"/>12810 <text:s text:c="2"/>143</text:p>
      <text:p text:style-name="P7">024 <text:s text:c="4"/>042 <text:s text:c="4"/>001 <text:s text:c="4"/>006 <text:s text:c="4"/>12810 <text:s text:c="2"/>143</text:p>
      <text:p text:style-name="P7">025 <text:s text:c="4"/>052 <text:s text:c="4"/>001 <text:s text:c="4"/>006 <text:s text:c="4"/>12810 <text:s text:c="2"/>143</text:p>
      <text:p text:style-name="P7">024 <text:s text:c="4"/>052 <text:s text:c="4"/>001 <text:s text:c="4"/>006 <text:s text:c="4"/>12810 <text:s text:c="2"/>143</text:p>
      <text:p text:style-name="P7">024 <text:s text:c="4"/>061 <text:s text:c="4"/>001 <text:s text:c="4"/>007 <text:s text:c="4"/>12810 <text:s text:c="2"/>143</text:p>
      <text:p text:style-name="P7">023 <text:s text:c="4"/>061 <text:s text:c="4"/>001 <text:s text:c="4"/>007 <text:s text:c="4"/>12810 <text:s text:c="2"/>143</text:p>
      <text:p text:style-name="P7">022 <text:s text:c="4"/>050 <text:s text:c="4"/>001 <text:s text:c="4"/>007 <text:s text:c="4"/>12810 <text:s text:c="2"/>143</text:p>
      <text:p text:style-name="P7">022 <text:s text:c="4"/>050 <text:s text:c="4"/>001 <text:s text:c="4"/>006 <text:s text:c="4"/>12810 <text:s text:c="2"/>143</text:p>
      <text:p text:style-name="P7">022 <text:s text:c="4"/>043 <text:s text:c="4"/>001 <text:s text:c="4"/>006 <text:s text:c="4"/>12810 <text:s text:c="2"/>143</text:p>
      <text:p text:style-name="P7">022 <text:s text:c="4"/>041 <text:s text:c="4"/>001 <text:s text:c="4"/>006 <text:s text:c="4"/>12810 <text:s text:c="2"/>143</text:p>
      <text:p text:style-name="P7">022 <text:s text:c="4"/>041 <text:s text:c="4"/>001 <text:s text:c="4"/>006 <text:s text:c="4"/>12810 <text:s text:c="2"/>143</text:p>
      <text:p text:style-name="P7">022 <text:s text:c="4"/>047 <text:s text:c="4"/>001 <text:s text:c="4"/>006 <text:s text:c="4"/>12810 <text:s text:c="2"/>143</text:p>
      <text:p text:style-name="P7">024 <text:s text:c="4"/>057 <text:s text:c="4"/>001 <text:s text:c="4"/>006 <text:s text:c="4"/>12810 <text:s text:c="2"/>143</text:p>
      <text:p text:style-name="P7">023 <text:s text:c="4"/>059 <text:s text:c="4"/>001 <text:s text:c="4"/>006 <text:s text:c="4"/>12810 <text:s text:c="2"/>143</text:p>
      <text:p text:style-name="P7">023 <text:s text:c="4"/>057 <text:s text:c="4"/>001 <text:s text:c="4"/>007 <text:s text:c="4"/>12810 <text:s text:c="2"/>143</text:p>
      <text:p text:style-name="P7">022 <text:s text:c="4"/>056 <text:s text:c="4"/>001 <text:s text:c="4"/>007 <text:s text:c="4"/>12810 <text:s text:c="2"/>143</text:p>
      <text:p text:style-name="P7">022 <text:s text:c="4"/>047 <text:s text:c="4"/>001 <text:s text:c="4"/>006 <text:s text:c="4"/>12810 <text:s text:c="2"/>143</text:p>
      <text:p text:style-name="P7">023 <text:s text:c="4"/>047 <text:s text:c="4"/>001 <text:s text:c="4"/>006 <text:s text:c="4"/>12810 <text:s text:c="2"/>143</text:p>
      <text:p text:style-name="P7">023 <text:s text:c="4"/>042 <text:s text:c="4"/>001 <text:s text:c="4"/>006 <text:s text:c="4"/>12810 <text:s text:c="2"/>143</text:p>
      <text:p text:style-name="P7">023 <text:s text:c="4"/>044 <text:s text:c="4"/>001 <text:s text:c="4"/>006 <text:s text:c="4"/>12810 <text:s text:c="2"/>143</text:p>
      <text:p text:style-name="P7">023 <text:s text:c="4"/>044 <text:s text:c="4"/>001 <text:s text:c="4"/>006 <text:s text:c="4"/>12810 <text:s text:c="2"/>143</text:p>
      <text:p text:style-name="P7">024 <text:s text:c="4"/>055 <text:s text:c="4"/>001 <text:s text:c="4"/>006 <text:s text:c="4"/>12810 <text:s text:c="2"/>143</text:p>
      <text:p text:style-name="P7">023 <text:s text:c="4"/>055 <text:s text:c="4"/>001 <text:s text:c="4"/>006 <text:s text:c="4"/>12810 <text:s text:c="2"/>143</text:p>
      <text:p text:style-name="P7">024 <text:s text:c="4"/>063 <text:s text:c="4"/>001 <text:s text:c="4"/>006 <text:s text:c="4"/>12810 <text:s text:c="2"/>143</text:p>
      <text:p text:style-name="P7">023 <text:s text:c="4"/>046 <text:s text:c="4"/>001 <text:s text:c="4"/>006 <text:s text:c="4"/>12810 <text:s text:c="2"/>143</text:p>
      <text:p text:style-name="P7">024 <text:s text:c="4"/>047 <text:s text:c="4"/>001 <text:s text:c="4"/>006 <text:s text:c="4"/>12810 <text:s text:c="2"/>143</text:p>
      <text:p text:style-name="P7">024 <text:s text:c="4"/>058 <text:s text:c="4"/>001 <text:s text:c="4"/>006 <text:s text:c="4"/>12810 <text:s text:c="2"/>143</text:p>
      <text:p text:style-name="P7">023 <text:s text:c="4"/>057 <text:s text:c="4"/>001 <text:s text:c="4"/>007 <text:s text:c="4"/>12810 <text:s text:c="2"/>143</text:p>
      <text:p text:style-name="P7">024 <text:s text:c="4"/>059 <text:s text:c="4"/>001 <text:s text:c="4"/>007 <text:s text:c="4"/>12810 <text:s text:c="2"/>143</text:p>
      <text:p text:style-name="P7">022 <text:s text:c="4"/>049 <text:s text:c="4"/>001 <text:s text:c="4"/>006 <text:s text:c="4"/>12810 <text:s text:c="2"/>143</text:p>
      <text:p text:style-name="P7">024 <text:s text:c="4"/>049 <text:s text:c="4"/>001 <text:s text:c="4"/>007 <text:s text:c="4"/>12810 <text:s text:c="2"/>143</text:p>
      <text:p text:style-name="P7">023 <text:s text:c="4"/>041 <text:s text:c="4"/>001 <text:s text:c="4"/>006 <text:s text:c="4"/>12810 <text:s text:c="2"/>143</text:p>
      <text:p text:style-name="P7">023 <text:s text:c="4"/>041 <text:s text:c="4"/>001 <text:s text:c="4"/>006 <text:s text:c="4"/>12810 <text:s text:c="2"/>143</text:p>
      <text:p text:style-name="P7">024 <text:s text:c="4"/>042 <text:s text:c="4"/>001 <text:s text:c="4"/>006 <text:s text:c="4"/>12810 <text:s text:c="2"/>143</text:p>
      <text:p text:style-name="P7">022 <text:s text:c="4"/>049 <text:s text:c="4"/>001 <text:s text:c="4"/>006 <text:s text:c="4"/>12810 <text:s text:c="2"/>143</text:p>
      <text:p text:style-name="P7">022 <text:s text:c="4"/>059 <text:s text:c="4"/>001 <text:s text:c="4"/>007 <text:s text:c="4"/>12810 <text:s text:c="2"/>143</text:p>
      <text:p text:style-name="P7">023 <text:s text:c="4"/>054 <text:s text:c="4"/>001 <text:s text:c="4"/>007 <text:s text:c="4"/>12810 <text:s text:c="2"/>143</text:p>
      <text:p text:style-name="P7">022 <text:s text:c="4"/>054 <text:s text:c="4"/>001 <text:s text:c="4"/>006 <text:s text:c="4"/>12810 <text:s text:c="2"/>143</text:p>
      <text:p text:style-name="P7">022 <text:s text:c="4"/>045 <text:s text:c="4"/>001 <text:s text:c="4"/>006 <text:s text:c="4"/>12810 <text:s text:c="2"/>143</text:p>
      <text:p text:style-name="P7">022 <text:s text:c="4"/>045 <text:s text:c="4"/>001 <text:s text:c="4"/>006 <text:s text:c="4"/>12810 <text:s text:c="2"/>143</text:p>
      <text:p text:style-name="P7">023 <text:s text:c="4"/>040 <text:s text:c="4"/>001 <text:s text:c="4"/>006 <text:s text:c="4"/>12810 <text:s text:c="2"/>143</text:p>
      <text:p text:style-name="P7">022 <text:s text:c="4"/>052 <text:s text:c="4"/>001 <text:s text:c="4"/>006 <text:s text:c="4"/>12810 <text:s text:c="2"/>143</text:p>
      <text:p text:style-name="P7">022 <text:s text:c="4"/>063 <text:s text:c="4"/>001 <text:s text:c="4"/>006 <text:s text:c="4"/>12810 <text:s text:c="2"/>143</text:p>
      <text:p text:style-name="P7"><text:soft-page-break/>024 <text:s text:c="4"/>051 <text:s text:c="4"/>001 <text:s text:c="4"/>007 <text:s text:c="4"/>12810 <text:s text:c="2"/>143</text:p>
      <text:p text:style-name="P7">023 <text:s text:c="4"/>051 <text:s text:c="4"/>001 <text:s text:c="4"/>006 <text:s text:c="4"/>12810 <text:s text:c="2"/>143</text:p>
      <text:p text:style-name="P7">023 <text:s text:c="4"/>043 <text:s text:c="4"/>001 <text:s text:c="4"/>006 <text:s text:c="4"/>12810 <text:s text:c="2"/>143</text:p>
      <text:p text:style-name="P7">024 <text:s text:c="4"/>043 <text:s text:c="4"/>001 <text:s text:c="4"/>006 <text:s text:c="4"/>12810 <text:s text:c="2"/>143</text:p>
      <text:p text:style-name="P7">023 <text:s text:c="4"/>039 <text:s text:c="4"/>001 <text:s text:c="4"/>005 <text:s text:c="4"/>12810 <text:s text:c="2"/>143</text:p>
      <text:p text:style-name="P7">023 <text:s text:c="4"/>045 <text:s text:c="4"/>001 <text:s text:c="4"/>005 <text:s text:c="4"/>12810 <text:s text:c="2"/>143</text:p>
      <text:p text:style-name="P7">023 <text:s text:c="4"/>045 <text:s text:c="4"/>001 <text:s text:c="4"/>006 <text:s text:c="4"/>12810 <text:s text:c="2"/>143</text:p>
      <text:p text:style-name="P7">023 <text:s text:c="4"/>055 <text:s text:c="4"/>001 <text:s text:c="4"/>006 <text:s text:c="4"/>12810 <text:s text:c="2"/>143</text:p>
      <text:p text:style-name="P7">022 <text:s text:c="4"/>054 <text:s text:c="4"/>001 <text:s text:c="4"/>006 <text:s text:c="4"/>12810 <text:s text:c="2"/>143</text:p>
      <text:p text:style-name="P7">024 <text:s text:c="4"/>052 <text:s text:c="4"/>001 <text:s text:c="4"/>006 <text:s text:c="4"/>12810 <text:s text:c="2"/>143</text:p>
      <text:p text:style-name="P7">024 <text:s text:c="4"/>043 <text:s text:c="4"/>001 <text:s text:c="4"/>006 <text:s text:c="4"/>12810 <text:s text:c="2"/>143</text:p>
      <text:p text:style-name="P7">023 <text:s text:c="4"/>043 <text:s text:c="4"/>001 <text:s text:c="4"/>006 <text:s text:c="4"/>12810 <text:s text:c="2"/>143</text:p>
      <text:p text:style-name="P7">024 <text:s text:c="4"/>038 <text:s text:c="4"/>001 <text:s text:c="4"/>006 <text:s text:c="4"/>12810 <text:s text:c="2"/>143</text:p>
      <text:p text:style-name="P7">023 <text:s text:c="4"/>037 <text:s text:c="4"/>001 <text:s text:c="4"/>005 <text:s text:c="4"/>12810 <text:s text:c="2"/>143</text:p>
      <text:p text:style-name="P7">022 <text:s text:c="4"/>040 <text:s text:c="4"/>001 <text:s text:c="4"/>005 <text:s text:c="4"/>12810 <text:s text:c="2"/>143</text:p>
      <text:p text:style-name="P7">023 <text:s text:c="4"/>048 <text:s text:c="4"/>001 <text:s text:c="4"/>006 <text:s text:c="4"/>12810 <text:s text:c="2"/>143</text:p>
      <text:p text:style-name="P7">023 <text:s text:c="4"/>047 <text:s text:c="4"/>001 <text:s text:c="4"/>006 <text:s text:c="4"/>12810 <text:s text:c="2"/>143</text:p>
      <text:p text:style-name="P7">024 <text:s text:c="4"/>056 <text:s text:c="4"/>001 <text:s text:c="4"/>006 <text:s text:c="4"/>12810 <text:s text:c="2"/>143</text:p>
      <text:p text:style-name="P7">024 <text:s text:c="4"/>042 <text:s text:c="4"/>001 <text:s text:c="4"/>006 <text:s text:c="4"/>12810 <text:s text:c="2"/>143</text:p>
      <text:p text:style-name="P7">023 <text:s text:c="4"/>042 <text:s text:c="4"/>001 <text:s text:c="4"/>006 <text:s text:c="4"/>12810 <text:s text:c="2"/>143</text:p>
      <text:p text:style-name="P7">023 <text:s text:c="4"/>037 <text:s text:c="4"/>001 <text:s text:c="4"/>005 <text:s text:c="4"/>12810 <text:s text:c="2"/>143</text:p>
      <text:p text:style-name="P7">022 <text:s text:c="4"/>040 <text:s text:c="4"/>001 <text:s text:c="4"/>005 <text:s text:c="4"/>12810 <text:s text:c="2"/>143</text:p>
      <text:p text:style-name="P7">023 <text:s text:c="4"/>040 <text:s text:c="4"/>001 <text:s text:c="4"/>006 <text:s text:c="4"/>12810 <text:s text:c="2"/>143</text:p>
      <text:p text:style-name="P7">023 <text:s text:c="4"/>049 <text:s text:c="4"/>001 <text:s text:c="4"/>006 <text:s text:c="4"/>12810 <text:s text:c="2"/>143</text:p>
      <text:p text:style-name="P7">023 <text:s text:c="4"/>050 <text:s text:c="4"/>001 <text:s text:c="4"/>006 <text:s text:c="4"/>12810 <text:s text:c="2"/>143</text:p>
      <text:p text:style-name="P7">022 <text:s text:c="4"/>057 <text:s text:c="4"/>001 <text:s text:c="4"/>006 <text:s text:c="4"/>12810 <text:s text:c="2"/>143</text:p>
      <text:p text:style-name="P7">022 <text:s text:c="4"/>048 <text:s text:c="4"/>001 <text:s text:c="4"/>006 <text:s text:c="4"/>12810 <text:s text:c="2"/>143</text:p>
      <text:p text:style-name="P7">022 <text:s text:c="4"/>049 <text:s text:c="4"/>001 <text:s text:c="4"/>006 <text:s text:c="4"/>12810 <text:s text:c="2"/>143</text:p>
      <text:p text:style-name="P7">021 <text:s text:c="4"/>042 <text:s text:c="4"/>001 <text:s text:c="4"/>006 <text:s text:c="4"/>12810 <text:s text:c="2"/>143</text:p>
      <text:p text:style-name="P7">021 <text:s text:c="4"/>042 <text:s text:c="4"/>001 <text:s text:c="4"/>005 <text:s text:c="4"/>12810 <text:s text:c="2"/>143</text:p>
      <text:p text:style-name="P7">022 <text:s text:c="4"/>042 <text:s text:c="4"/>001 <text:s text:c="4"/>005 <text:s text:c="4"/>12810 <text:s text:c="2"/>143</text:p>
      <text:p text:style-name="P7">021 <text:s text:c="4"/>051 <text:s text:c="4"/>001 <text:s text:c="4"/>005 <text:s text:c="4"/>12810 <text:s text:c="2"/>143</text:p>
      <text:p text:style-name="P7">021 <text:s text:c="4"/>051 <text:s text:c="4"/>001 <text:s text:c="4"/>005 <text:s text:c="4"/>12810 <text:s text:c="2"/>143</text:p>
      <text:p text:style-name="P7">022 <text:s text:c="4"/>063 <text:s text:c="4"/>001 <text:s text:c="4"/>006 <text:s text:c="4"/>12810 <text:s text:c="2"/>143</text:p>
      <text:p text:style-name="P7">022 <text:s text:c="4"/>060 <text:s text:c="4"/>001 <text:s text:c="4"/>006 <text:s text:c="4"/>12810 <text:s text:c="2"/>143</text:p>
      <text:p text:style-name="P7">022 <text:s text:c="4"/>061 <text:s text:c="4"/>001 <text:s text:c="4"/>006 <text:s text:c="4"/>12810 <text:s text:c="2"/>143</text:p>
      <text:p text:style-name="P7">021 <text:s text:c="4"/>049 <text:s text:c="4"/>001 <text:s text:c="4"/>006 <text:s text:c="4"/>12810 <text:s text:c="2"/>143</text:p>
      <text:p text:style-name="P7">022 <text:s text:c="4"/>049 <text:s text:c="4"/>001 <text:s text:c="4"/>005 <text:s text:c="4"/>12810 <text:s text:c="2"/>143</text:p>
      <text:p text:style-name="P7">022 <text:s text:c="4"/>043 <text:s text:c="4"/>001 <text:s text:c="4"/>005 <text:s text:c="4"/>12810 <text:s text:c="2"/>143</text:p>
      <text:p text:style-name="P7">022 <text:s text:c="4"/>044 <text:s text:c="4"/>001 <text:s text:c="4"/>005 <text:s text:c="4"/>12810 <text:s text:c="2"/>143</text:p>
      <text:p text:style-name="P7">023 <text:s text:c="4"/>047 <text:s text:c="4"/>001 <text:s text:c="4"/>005 <text:s text:c="4"/>12810 <text:s text:c="2"/>143</text:p>
      <text:p text:style-name="P7">024 <text:s text:c="4"/>057 <text:s text:c="4"/>001 <text:s text:c="4"/>005 <text:s text:c="4"/>12810 <text:s text:c="2"/>143</text:p>
      <text:p text:style-name="P7">022 <text:s text:c="4"/>054 <text:s text:c="4"/>001 <text:s text:c="4"/>006 <text:s text:c="4"/>12810 <text:s text:c="2"/>143</text:p>
      <text:p text:style-name="P7">022 <text:s text:c="4"/>046 <text:s text:c="4"/>001 <text:s text:c="4"/>006 <text:s text:c="4"/>12810 <text:s text:c="2"/>143</text:p>
      <text:p text:style-name="P7">022 <text:s text:c="4"/>044 <text:s text:c="4"/>001 <text:s text:c="4"/>005 <text:s text:c="4"/>12810 <text:s text:c="2"/>143</text:p>
      <text:p text:style-name="P7">021 <text:s text:c="4"/>044 <text:s text:c="4"/>001 <text:s text:c="4"/>005 <text:s text:c="4"/>12810 <text:s text:c="2"/>143</text:p>
      <text:p text:style-name="P7">023 <text:s text:c="4"/>053 <text:s text:c="4"/>001 <text:s text:c="4"/>005 <text:s text:c="4"/>12810 <text:s text:c="2"/>143</text:p>
      <text:p text:style-name="P7">023 <text:s text:c="4"/>061 <text:s text:c="4"/>001 <text:s text:c="4"/>006 <text:s text:c="4"/>12810 <text:s text:c="2"/>143</text:p>
      <text:p text:style-name="P7">022 <text:s text:c="4"/>058 <text:s text:c="4"/>001 <text:s text:c="4"/>006 <text:s text:c="4"/>12810 <text:s text:c="2"/>143</text:p>
      <text:p text:style-name="P7"><text:soft-page-break/>022 <text:s text:c="4"/>047 <text:s text:c="4"/>001 <text:s text:c="4"/>006 <text:s text:c="4"/>12810 <text:s text:c="2"/>143</text:p>
      <text:p text:style-name="P7">022 <text:s text:c="4"/>045 <text:s text:c="4"/>001 <text:s text:c="4"/>005 <text:s text:c="4"/>12810 <text:s text:c="2"/>143</text:p>
      <text:p text:style-name="P7">022 <text:s text:c="4"/>039 <text:s text:c="4"/>001 <text:s text:c="4"/>005 <text:s text:c="4"/>12810 <text:s text:c="2"/>143</text:p>
      <text:p text:style-name="P7">021 <text:s text:c="4"/>038 <text:s text:c="4"/>001 <text:s text:c="4"/>005 <text:s text:c="4"/>12810 <text:s text:c="2"/>143</text:p>
      <text:p text:style-name="P7">022 <text:s text:c="4"/>037 <text:s text:c="4"/>001 <text:s text:c="4"/>005 <text:s text:c="4"/>12810 <text:s text:c="2"/>143</text:p>
      <text:p text:style-name="P7">021 <text:s text:c="4"/>043 <text:s text:c="4"/>001 <text:s text:c="4"/>005 <text:s text:c="4"/>12810 <text:s text:c="2"/>143</text:p>
      <text:p text:style-name="P7">020 <text:s text:c="4"/>044 <text:s text:c="4"/>001 <text:s text:c="4"/>006 <text:s text:c="4"/>12810 <text:s text:c="2"/>143</text:p>
      <text:p text:style-name="P7">021 <text:s text:c="4"/>054 <text:s text:c="4"/>001 <text:s text:c="4"/>006 <text:s text:c="4"/>12810 <text:s text:c="2"/>143</text:p>
      <text:p text:style-name="P7">019 <text:s text:c="4"/>045 <text:s text:c="4"/>001 <text:s text:c="4"/>005 <text:s text:c="4"/>12810 <text:s text:c="2"/>143</text:p>
      <text:p text:style-name="P7">020 <text:s text:c="4"/>039 <text:s text:c="4"/>001 <text:s text:c="4"/>005 <text:s text:c="4"/>12810 <text:s text:c="2"/>143</text:p>
      <text:p text:style-name="P7">021 <text:s text:c="4"/>047 <text:s text:c="4"/>001 <text:s text:c="4"/>005 <text:s text:c="4"/>12810 <text:s text:c="2"/>143</text:p>
      <text:p text:style-name="P7">021 <text:s text:c="4"/>046 <text:s text:c="4"/>001 <text:s text:c="4"/>006 <text:s text:c="4"/>12810 <text:s text:c="2"/>143</text:p>
      <text:p text:style-name="P7">020 <text:s text:c="4"/>055 <text:s text:c="4"/>001 <text:s text:c="4"/>006 <text:s text:c="4"/>12810 <text:s text:c="2"/>143</text:p>
      <text:p text:style-name="P7">020 <text:s text:c="4"/>056 <text:s text:c="4"/>001 <text:s text:c="4"/>006 <text:s text:c="4"/>12810 <text:s text:c="2"/>143</text:p>
      <text:p text:style-name="P7">020 <text:s text:c="4"/>048 <text:s text:c="4"/>001 <text:s text:c="4"/>006 <text:s text:c="4"/>12810 <text:s text:c="2"/>143</text:p>
      <text:p text:style-name="P7">020 <text:s text:c="4"/>039 <text:s text:c="4"/>001 <text:s text:c="4"/>005 <text:s text:c="4"/>12810 <text:s text:c="2"/>143</text:p>
      <text:p text:style-name="P7">020 <text:s text:c="4"/>039 <text:s text:c="4"/>001 <text:s text:c="4"/>005 <text:s text:c="4"/>12810 <text:s text:c="2"/>143</text:p>
      <text:p text:style-name="P7">019 <text:s text:c="4"/>037 <text:s text:c="4"/>001 <text:s text:c="4"/>005 <text:s text:c="4"/>12810 <text:s text:c="2"/>143</text:p>
      <text:p text:style-name="P7">019 <text:s text:c="4"/>038 <text:s text:c="4"/>001 <text:s text:c="4"/>005 <text:s text:c="4"/>12810 <text:s text:c="2"/>143</text:p>
      <text:p text:style-name="P7">020 <text:s text:c="4"/>044 <text:s text:c="4"/>001 <text:s text:c="4"/>005 <text:s text:c="4"/>12810 <text:s text:c="2"/>143</text:p>
      <text:p text:style-name="P7">021 <text:s text:c="4"/>053 <text:s text:c="4"/>001 <text:s text:c="4"/>005 <text:s text:c="4"/>12810 <text:s text:c="2"/>143</text:p>
      <text:p text:style-name="P7">021 <text:s text:c="4"/>055 <text:s text:c="4"/>001 <text:s text:c="4"/>005 <text:s text:c="4"/>12810 <text:s text:c="2"/>143</text:p>
      <text:p text:style-name="P7">021 <text:s text:c="4"/>058 <text:s text:c="4"/>001 <text:s text:c="4"/>006 <text:s text:c="4"/>12810 <text:s text:c="2"/>143</text:p>
      <text:p text:style-name="P7">020 <text:s text:c="4"/>055 <text:s text:c="4"/>001 <text:s text:c="4"/>005 <text:s text:c="4"/>12810 <text:s text:c="2"/>143</text:p>
      <text:p text:style-name="P7">021 <text:s text:c="4"/>061 <text:s text:c="4"/>001 <text:s text:c="4"/>006 <text:s text:c="4"/>12810 <text:s text:c="2"/>143</text:p>
      <text:p text:style-name="P7">020 <text:s text:c="4"/>061 <text:s text:c="4"/>001 <text:s text:c="4"/>006 <text:s text:c="4"/>12810 <text:s text:c="2"/>143</text:p>
      <text:p text:style-name="P7">019 <text:s text:c="4"/>051 <text:s text:c="4"/>001 <text:s text:c="4"/>006 <text:s text:c="4"/>12810 <text:s text:c="2"/>143</text:p>
      <text:p text:style-name="P7">019 <text:s text:c="4"/>051 <text:s text:c="4"/>001 <text:s text:c="4"/>005 <text:s text:c="4"/>12810 <text:s text:c="2"/>143</text:p>
      <text:p text:style-name="P7">019 <text:s text:c="4"/>043 <text:s text:c="4"/>001 <text:s text:c="4"/>005 <text:s text:c="4"/>12810 <text:s text:c="2"/>143</text:p>
      <text:p text:style-name="P7">020 <text:s text:c="4"/>043 <text:s text:c="4"/>001 <text:s text:c="4"/>005 <text:s text:c="4"/>12810 <text:s text:c="2"/>143</text:p>
      <text:p text:style-name="P7">020 <text:s text:c="4"/>043 <text:s text:c="4"/>001 <text:s text:c="4"/>005 <text:s text:c="4"/>12810 <text:s text:c="2"/>143</text:p>
      <text:p text:style-name="P7">020 <text:s text:c="4"/>051 <text:s text:c="4"/>001 <text:s text:c="4"/>005 <text:s text:c="4"/>12810 <text:s text:c="2"/>143</text:p>
      <text:p text:style-name="P7">018 <text:s text:c="4"/>051 <text:s text:c="4"/>001 <text:s text:c="4"/>005 <text:s text:c="4"/>12810 <text:s text:c="2"/>143</text:p>
      <text:p text:style-name="P7">017 <text:s text:c="4"/>063 <text:s text:c="4"/>001 <text:s text:c="4"/>005 <text:s text:c="4"/>12810 <text:s text:c="2"/>143</text:p>
      <text:p text:style-name="P7">016 <text:s text:c="4"/>056 <text:s text:c="4"/>001 <text:s text:c="4"/>006 <text:s text:c="4"/>12810 <text:s text:c="2"/>143</text:p>
      <text:p text:style-name="P7">015 <text:s text:c="4"/>053 <text:s text:c="4"/>001 <text:s text:c="4"/>005 <text:s text:c="4"/>12810 <text:s text:c="2"/>143</text:p>
      <text:p text:style-name="P7">016 <text:s text:c="4"/>043 <text:s text:c="4"/>001 <text:s text:c="4"/>005 <text:s text:c="4"/>12810 <text:s text:c="2"/>143</text:p>
      <text:p text:style-name="P7">016 <text:s text:c="4"/>042 <text:s text:c="4"/>001 <text:s text:c="4"/>005 <text:s text:c="4"/>12810 <text:s text:c="2"/>143</text:p>
      <text:p text:style-name="P7">017 <text:s text:c="4"/>051 <text:s text:c="4"/>001 <text:s text:c="4"/>005 <text:s text:c="4"/>12810 <text:s text:c="2"/>143</text:p>
      <text:p text:style-name="P7">017 <text:s text:c="4"/>059 <text:s text:c="4"/>001 <text:s text:c="4"/>005 <text:s text:c="4"/>12810 <text:s text:c="2"/>143</text:p>
      <text:p text:style-name="P7">017 <text:s text:c="4"/>057 <text:s text:c="4"/>001 <text:s text:c="4"/>005 <text:s text:c="4"/>12810 <text:s text:c="2"/>143</text:p>
      <text:p text:style-name="P7">017 <text:s text:c="4"/>046 <text:s text:c="4"/>001 <text:s text:c="4"/>006 <text:s text:c="4"/>12810 <text:s text:c="2"/>143</text:p>
      <text:p text:style-name="P7">017 <text:s text:c="4"/>046 <text:s text:c="4"/>001 <text:s text:c="4"/>005 <text:s text:c="4"/>12810 <text:s text:c="2"/>143</text:p>
      <text:p text:style-name="P7">017 <text:s text:c="4"/>039 <text:s text:c="4"/>001 <text:s text:c="4"/>005 <text:s text:c="4"/>12810 <text:s text:c="2"/>143</text:p>
      <text:p text:style-name="P7">017 <text:s text:c="4"/>037 <text:s text:c="4"/>000 <text:s text:c="4"/>005 <text:s text:c="4"/>12810 <text:s text:c="2"/>143</text:p>
      <text:p text:style-name="P7">016 <text:s text:c="4"/>036 <text:s text:c="4"/>001 <text:s text:c="4"/>005 <text:s text:c="4"/>12810 <text:s text:c="2"/>143</text:p>
      <text:p text:style-name="P7">016 <text:s text:c="4"/>043 <text:s text:c="4"/>001 <text:s text:c="4"/>005 <text:s text:c="4"/>12810 <text:s text:c="2"/>143</text:p>
      <text:p text:style-name="P7">017 <text:s text:c="4"/>042 <text:s text:c="4"/>001 <text:s text:c="4"/>005 <text:s text:c="4"/>12810 <text:s text:c="2"/>143</text:p>
      <text:p text:style-name="P7">016 <text:s text:c="4"/>051 <text:s text:c="4"/>001 <text:s text:c="4"/>005 <text:s text:c="4"/>12810 <text:s text:c="2"/>143</text:p>
      <text:p text:style-name="P7"><text:soft-page-break/>017 <text:s text:c="4"/>052 <text:s text:c="4"/>001 <text:s text:c="4"/>005 <text:s text:c="4"/>12810 <text:s text:c="2"/>143</text:p>
      <text:p text:style-name="P7">016 <text:s text:c="4"/>038 <text:s text:c="4"/>001 <text:s text:c="4"/>005 <text:s text:c="4"/>12810 <text:s text:c="2"/>143</text:p>
      <text:p text:style-name="P7">015 <text:s text:c="4"/>038 <text:s text:c="4"/>001 <text:s text:c="4"/>005 <text:s text:c="4"/>12810 <text:s text:c="2"/>143</text:p>
      <text:p text:style-name="P7">015 <text:s text:c="4"/>037 <text:s text:c="4"/>001 <text:s text:c="4"/>005 <text:s text:c="4"/>12810 <text:s text:c="2"/>143</text:p>
      <text:p text:style-name="P7">015 <text:s text:c="4"/>037 <text:s text:c="4"/>001 <text:s text:c="4"/>005 <text:s text:c="4"/>12810 <text:s text:c="2"/>143</text:p>
      <text:p text:style-name="P7">016 <text:s text:c="4"/>045 <text:s text:c="4"/>001 <text:s text:c="4"/>005 <text:s text:c="4"/>12810 <text:s text:c="2"/>143</text:p>
      <text:p text:style-name="P7">016 <text:s text:c="4"/>055 <text:s text:c="4"/>001 <text:s text:c="4"/>005 <text:s text:c="4"/>12810 <text:s text:c="2"/>143</text:p>
      <text:p text:style-name="P7">015 <text:s text:c="4"/>055 <text:s text:c="4"/>001 <text:s text:c="4"/>005 <text:s text:c="4"/>12810 <text:s text:c="2"/>143</text:p>
      <text:p text:style-name="P7">014 <text:s text:c="4"/>048 <text:s text:c="4"/>001 <text:s text:c="4"/>005 <text:s text:c="4"/>12810 <text:s text:c="2"/>143</text:p>
      <text:p text:style-name="P7">014 <text:s text:c="4"/>048 <text:s text:c="4"/>001 <text:s text:c="4"/>005 <text:s text:c="4"/>12810 <text:s text:c="2"/>143</text:p>
      <text:p text:style-name="P7">014 <text:s text:c="4"/>041 <text:s text:c="4"/>001 <text:s text:c="4"/>005 <text:s text:c="4"/>12810 <text:s text:c="2"/>143</text:p>
      <text:p text:style-name="P7">014 <text:s text:c="4"/>037 <text:s text:c="4"/>001 <text:s text:c="4"/>005 <text:s text:c="4"/>12810 <text:s text:c="2"/>143</text:p>
      <text:p text:style-name="P7">013 <text:s text:c="4"/>037 <text:s text:c="4"/>001 <text:s text:c="4"/>004 <text:s text:c="4"/>12810 <text:s text:c="2"/>143</text:p>
      <text:p text:style-name="P7">012 <text:s text:c="4"/>041 <text:s text:c="4"/>001 <text:s text:c="4"/>005 <text:s text:c="4"/>12810 <text:s text:c="2"/>143</text:p>
      <text:p text:style-name="P7">013 <text:s text:c="4"/>042 <text:s text:c="4"/>001 <text:s text:c="4"/>005 <text:s text:c="4"/>12810 <text:s text:c="2"/>143</text:p>
      <text:p text:style-name="P7">011 <text:s text:c="4"/>051 <text:s text:c="4"/>001 <text:s text:c="4"/>005 <text:s text:c="4"/>12810 <text:s text:c="2"/>143</text:p>
      <text:p text:style-name="P7">012 <text:s text:c="4"/>056 <text:s text:c="4"/>001 <text:s text:c="4"/>005 <text:s text:c="4"/>12810 <text:s text:c="2"/>143</text:p>
      <text:p text:style-name="P7">011 <text:s text:c="4"/>055 <text:s text:c="4"/>001 <text:s text:c="4"/>005 <text:s text:c="4"/>12810 <text:s text:c="2"/>143</text:p>
      <text:p text:style-name="P7">012 <text:s text:c="4"/>045 <text:s text:c="4"/>001 <text:s text:c="4"/>005 <text:s text:c="4"/>12810 <text:s text:c="2"/>143</text:p>
      <text:p text:style-name="P7">012 <text:s text:c="4"/>043 <text:s text:c="4"/>001 <text:s text:c="4"/>005 <text:s text:c="4"/>12810 <text:s text:c="2"/>143</text:p>
      <text:p text:style-name="P7">012 <text:s text:c="4"/>038 <text:s text:c="4"/>001 <text:s text:c="4"/>005 <text:s text:c="4"/>12810 <text:s text:c="2"/>143</text:p>
      <text:p text:style-name="P7">012 <text:s text:c="4"/>037 <text:s text:c="4"/>001 <text:s text:c="4"/>004 <text:s text:c="4"/>12810 <text:s text:c="2"/>143</text:p>
      <text:p text:style-name="P7">013 <text:s text:c="4"/>037 <text:s text:c="4"/>001 <text:s text:c="4"/>004 <text:s text:c="4"/>12810 <text:s text:c="2"/>143</text:p>
      <text:p text:style-name="P7">013 <text:s text:c="4"/>043 <text:s text:c="4"/>001 <text:s text:c="4"/>004 <text:s text:c="4"/>12810 <text:s text:c="2"/>143</text:p>
      <text:p text:style-name="P7">013 <text:s text:c="4"/>043 <text:s text:c="4"/>001 <text:s text:c="4"/>005 <text:s text:c="4"/>12810 <text:s text:c="2"/>143</text:p>
      <text:p text:style-name="P7">013 <text:s text:c="4"/>054 <text:s text:c="4"/>001 <text:s text:c="4"/>005 <text:s text:c="4"/>12810 <text:s text:c="2"/>143</text:p>
      <text:p text:style-name="P7">013 <text:s text:c="4"/>047 <text:s text:c="4"/>001 <text:s text:c="4"/>005 <text:s text:c="4"/>12810 <text:s text:c="2"/>143</text:p>
      <text:p text:style-name="P7">012 <text:s text:c="4"/>044 <text:s text:c="4"/>001 <text:s text:c="4"/>005 <text:s text:c="4"/>12810 <text:s text:c="2"/>143</text:p>
      <text:p text:style-name="P7">011 <text:s text:c="4"/>035 <text:s text:c="4"/>001 <text:s text:c="4"/>004 <text:s text:c="4"/>12810 <text:s text:c="2"/>143</text:p>
      <text:p text:style-name="P7">011 <text:s text:c="4"/>037 <text:s text:c="4"/>001 <text:s text:c="4"/>004 <text:s text:c="4"/>12810 <text:s text:c="2"/>143</text:p>
      <text:p text:style-name="P7">010 <text:s text:c="4"/>037 <text:s text:c="4"/>001 <text:s text:c="4"/>004 <text:s text:c="4"/>12810 <text:s text:c="2"/>143</text:p>
      <text:p text:style-name="P7">011 <text:s text:c="4"/>044 <text:s text:c="4"/>001 <text:s text:c="4"/>004 <text:s text:c="4"/>12810 <text:s text:c="2"/>143</text:p>
      <text:p text:style-name="P7">010 <text:s text:c="4"/>046 <text:s text:c="4"/>001 <text:s text:c="4"/>005 <text:s text:c="4"/>12810 <text:s text:c="2"/>143</text:p>
      <text:p text:style-name="P7">011 <text:s text:c="4"/>040 <text:s text:c="4"/>001 <text:s text:c="4"/>004 <text:s text:c="4"/>12810 <text:s text:c="2"/>143</text:p>
      <text:p text:style-name="P7">011 <text:s text:c="4"/>037 <text:s text:c="4"/>001 <text:s text:c="4"/>004 <text:s text:c="4"/>12810 <text:s text:c="2"/>143</text:p>
      <text:p text:style-name="P7">011 <text:s text:c="4"/>036 <text:s text:c="4"/>001 <text:s text:c="4"/>004 <text:s text:c="4"/>12810 <text:s text:c="2"/>143</text:p>
      <text:p text:style-name="P7">011 <text:s text:c="4"/>040 <text:s text:c="4"/>001 <text:s text:c="4"/>004 <text:s text:c="4"/>12810 <text:s text:c="2"/>143</text:p>
      <text:p text:style-name="P7">011 <text:s text:c="4"/>042 <text:s text:c="4"/>001 <text:s text:c="4"/>004 <text:s text:c="4"/>12810 <text:s text:c="2"/>143</text:p>
      <text:p text:style-name="P7">011 <text:s text:c="4"/>051 <text:s text:c="4"/>001 <text:s text:c="4"/>004 <text:s text:c="4"/>12810 <text:s text:c="2"/>143</text:p>
      <text:p text:style-name="P7">011 <text:s text:c="4"/>056 <text:s text:c="4"/>001 <text:s text:c="4"/>005 <text:s text:c="4"/>12810 <text:s text:c="2"/>143</text:p>
      <text:p text:style-name="P7">011 <text:s text:c="4"/>056 <text:s text:c="4"/>001 <text:s text:c="4"/>005 <text:s text:c="4"/>12810 <text:s text:c="2"/>143</text:p>
      <text:p text:style-name="P7">011 <text:s text:c="4"/>047 <text:s text:c="4"/>001 <text:s text:c="4"/>005 <text:s text:c="4"/>12810 <text:s text:c="2"/>143</text:p>
      <text:p text:style-name="P7">011 <text:s text:c="4"/>047 <text:s text:c="4"/>001 <text:s text:c="4"/>004 <text:s text:c="4"/>12810 <text:s text:c="2"/>143</text:p>
      <text:p text:style-name="P7">010 <text:s text:c="4"/>040 <text:s text:c="4"/>001 <text:s text:c="4"/>004 <text:s text:c="4"/>12810 <text:s text:c="2"/>143</text:p>
      <text:p text:style-name="P7">010 <text:s text:c="4"/>039 <text:s text:c="4"/>001 <text:s text:c="4"/>004 <text:s text:c="4"/>12810 <text:s text:c="2"/>143</text:p>
      <text:p text:style-name="P7">010 <text:s text:c="4"/>040 <text:s text:c="4"/>001 <text:s text:c="4"/>004 <text:s text:c="4"/>12810 <text:s text:c="2"/>143</text:p>
      <text:p text:style-name="P7">010 <text:s text:c="4"/>048 <text:s text:c="4"/>001 <text:s text:c="4"/>004 <text:s text:c="4"/>12810 <text:s text:c="2"/>143</text:p>
      <text:p text:style-name="P7">010 <text:s text:c="4"/>048 <text:s text:c="4"/>001 <text:s text:c="4"/>004 <text:s text:c="4"/>12810 <text:s text:c="2"/>143</text:p>
      <text:p text:style-name="P7">010 <text:s text:c="4"/>059 <text:s text:c="4"/>001 <text:s text:c="4"/>004 <text:s text:c="4"/>12810 <text:s text:c="2"/>143</text:p>
      <text:p text:style-name="P7"><text:soft-page-break/>009 <text:s text:c="4"/>052 <text:s text:c="4"/>001 <text:s text:c="4"/>004 <text:s text:c="4"/>12810 <text:s text:c="2"/>143</text:p>
      <text:p text:style-name="P7">010 <text:s text:c="4"/>052 <text:s text:c="4"/>001 <text:s text:c="4"/>004 <text:s text:c="4"/>12810 <text:s text:c="2"/>143</text:p>
      <text:p text:style-name="P7">010 <text:s text:c="4"/>042 <text:s text:c="4"/>001 <text:s text:c="4"/>004 <text:s text:c="4"/>12810 <text:s text:c="2"/>143</text:p>
      <text:p text:style-name="P7">009 <text:s text:c="4"/>042 <text:s text:c="4"/>001 <text:s text:c="4"/>004 <text:s text:c="4"/>12810 <text:s text:c="2"/>143</text:p>
      <text:p text:style-name="P7">010 <text:s text:c="4"/>038 <text:s text:c="4"/>001 <text:s text:c="4"/>004 <text:s text:c="4"/>12810 <text:s text:c="2"/>143</text:p>
      <text:p text:style-name="P7">009 <text:s text:c="4"/>042 <text:s text:c="4"/>001 <text:s text:c="4"/>004 <text:s text:c="4"/>12810 <text:s text:c="2"/>143</text:p>
      <text:p text:style-name="P7">010 <text:s text:c="4"/>049 <text:s text:c="4"/>001 <text:s text:c="4"/>004 <text:s text:c="4"/>12810 <text:s text:c="2"/>143</text:p>
      <text:p text:style-name="P7">010 <text:s text:c="4"/>037 <text:s text:c="4"/>001 <text:s text:c="4"/>004 <text:s text:c="4"/>12810 <text:s text:c="2"/>143</text:p>
      <text:p text:style-name="P7">010 <text:s text:c="4"/>037 <text:s text:c="4"/>001 <text:s text:c="4"/>004 <text:s text:c="4"/>12810 <text:s text:c="2"/>143</text:p>
      <text:p text:style-name="P7">010 <text:s text:c="4"/>041 <text:s text:c="4"/>001 <text:s text:c="4"/>004 <text:s text:c="4"/>12810 <text:s text:c="2"/>143</text:p>
      <text:p text:style-name="P7">010 <text:s text:c="4"/>049 <text:s text:c="4"/>001 <text:s text:c="4"/>004 <text:s text:c="4"/>12810 <text:s text:c="2"/>143</text:p>
      <text:p text:style-name="P7">010 <text:s text:c="4"/>049 <text:s text:c="4"/>001 <text:s text:c="4"/>004 <text:s text:c="4"/>12810 <text:s text:c="2"/>143</text:p>
      <text:p text:style-name="P7">010 <text:s text:c="4"/>054 <text:s text:c="4"/>001 <text:s text:c="4"/>004 <text:s text:c="4"/>12810 <text:s text:c="2"/>143</text:p>
      <text:p text:style-name="P7">010 <text:s text:c="4"/>053 <text:s text:c="4"/>001 <text:s text:c="4"/>004 <text:s text:c="4"/>12810 <text:s text:c="2"/>143</text:p>
      <text:p text:style-name="P7">010 <text:s text:c="4"/>042 <text:s text:c="4"/>001 <text:s text:c="4"/>004 <text:s text:c="4"/>12810 <text:s text:c="2"/>143</text:p>
      <text:p text:style-name="P7">010 <text:s text:c="4"/>037 <text:s text:c="4"/>001 <text:s text:c="4"/>004 <text:s text:c="4"/>12810 <text:s text:c="2"/>143</text:p>
      <text:p text:style-name="P7">010 <text:s text:c="4"/>037 <text:s text:c="4"/>001 <text:s text:c="4"/>003 <text:s text:c="4"/>12810 <text:s text:c="2"/>143</text:p>
      <text:p text:style-name="P7">009 <text:s text:c="4"/>037 <text:s text:c="4"/>001 <text:s text:c="4"/>003 <text:s text:c="4"/>12810 <text:s text:c="2"/>143</text:p>
      <text:p text:style-name="P7">010 <text:s text:c="4"/>036 <text:s text:c="4"/>001 <text:s text:c="4"/>003 <text:s text:c="4"/>12810 <text:s text:c="2"/>143</text:p>
      <text:p text:style-name="P7">010 <text:s text:c="4"/>043 <text:s text:c="4"/>001 <text:s text:c="4"/>003 <text:s text:c="4"/>12810 <text:s text:c="2"/>143</text:p>
      <text:p text:style-name="P7">010 <text:s text:c="4"/>052 <text:s text:c="4"/>001 <text:s text:c="4"/>004 <text:s text:c="4"/>12810 <text:s text:c="2"/>143</text:p>
      <text:p text:style-name="P7">010 <text:s text:c="4"/>052 <text:s text:c="4"/>001 <text:s text:c="4"/>004 <text:s text:c="4"/>12810 <text:s text:c="2"/>143</text:p>
      <text:p text:style-name="P7">010 <text:s text:c="4"/>045 <text:s text:c="4"/>001 <text:s text:c="4"/>004 <text:s text:c="4"/>12810 <text:s text:c="2"/>143</text:p>
      <text:p text:style-name="P7">010 <text:s text:c="4"/>044 <text:s text:c="4"/>001 <text:s text:c="4"/>003 <text:s text:c="4"/>12810 <text:s text:c="2"/>143</text:p>
      <text:p text:style-name="P7">010 <text:s text:c="4"/>037 <text:s text:c="4"/>001 <text:s text:c="4"/>003 <text:s text:c="4"/>12810 <text:s text:c="2"/>143</text:p>
      <text:p text:style-name="P7">010 <text:s text:c="4"/>034 <text:s text:c="4"/>001 <text:s text:c="4"/>003 <text:s text:c="4"/>12810 <text:s text:c="2"/>143</text:p>
      <text:p text:style-name="P7">009 <text:s text:c="4"/>033 <text:s text:c="4"/>001 <text:s text:c="4"/>003 <text:s text:c="4"/>12810 <text:s text:c="2"/>143</text:p>
      <text:p text:style-name="P7">009 <text:s text:c="4"/>043 <text:s text:c="4"/>001 <text:s text:c="4"/>003 <text:s text:c="4"/>12810 <text:s text:c="2"/>143</text:p>
      <text:p text:style-name="P7">009 <text:s text:c="4"/>047 <text:s text:c="4"/>001 <text:s text:c="4"/>003 <text:s text:c="4"/>12810 <text:s text:c="2"/>143</text:p>
      <text:p text:style-name="P7">009 <text:s text:c="4"/>038 <text:s text:c="4"/>001 <text:s text:c="4"/>003 <text:s text:c="4"/>12810 <text:s text:c="2"/>143</text:p>
      <text:p text:style-name="P7">008 <text:s text:c="4"/>036 <text:s text:c="4"/>001 <text:s text:c="4"/>003 <text:s text:c="4"/>12810 <text:s text:c="2"/>143</text:p>
      <text:p text:style-name="P7">008 <text:s text:c="4"/>031 <text:s text:c="4"/>001 <text:s text:c="4"/>003 <text:s text:c="4"/>12810 <text:s text:c="2"/>143</text:p>
      <text:p text:style-name="P7">009 <text:s text:c="4"/>030 <text:s text:c="4"/>001 <text:s text:c="4"/>003 <text:s text:c="4"/>12810 <text:s text:c="2"/>143</text:p>
      <text:p text:style-name="P7">009 <text:s text:c="4"/>038 <text:s text:c="4"/>001 <text:s text:c="4"/>003 <text:s text:c="4"/>12810 <text:s text:c="2"/>143</text:p>
      <text:p text:style-name="P7">008 <text:s text:c="4"/>037 <text:s text:c="4"/>001 <text:s text:c="4"/>003 <text:s text:c="4"/>12810 <text:s text:c="2"/>143</text:p>
      <text:p text:style-name="P7">008 <text:s text:c="4"/>038 <text:s text:c="4"/>001 <text:s text:c="4"/>003 <text:s text:c="4"/>12810 <text:s text:c="2"/>143</text:p>
      <text:p text:style-name="P7">008 <text:s text:c="4"/>030 <text:s text:c="4"/>001 <text:s text:c="4"/>003 <text:s text:c="4"/>12810 <text:s text:c="2"/>143</text:p>
      <text:p text:style-name="P7">008 <text:s text:c="4"/>029 <text:s text:c="4"/>001 <text:s text:c="4"/>003 <text:s text:c="4"/>12810 <text:s text:c="2"/>143</text:p>
      <text:p text:style-name="P7">008 <text:s text:c="4"/>024 <text:s text:c="4"/>001 <text:s text:c="4"/>003 <text:s text:c="4"/>12810 <text:s text:c="2"/>143</text:p>
      <text:p text:style-name="P7">007 <text:s text:c="4"/>023 <text:s text:c="4"/>001 <text:s text:c="4"/>003 <text:s text:c="4"/>12810 <text:s text:c="2"/>143</text:p>
      <text:p text:style-name="P7">007 <text:s text:c="4"/>023 <text:s text:c="4"/>001 <text:s text:c="4"/>003 <text:s text:c="4"/>12810 <text:s text:c="2"/>143</text:p>
      <text:p text:style-name="P7">007 <text:s text:c="4"/>026 <text:s text:c="4"/>001 <text:s text:c="4"/>003 <text:s text:c="4"/>12810 <text:s text:c="2"/>143</text:p>
      <text:p text:style-name="P7">007 <text:s text:c="4"/>024 <text:s text:c="4"/>001 <text:s text:c="4"/>003 <text:s text:c="4"/>12810 <text:s text:c="2"/>143</text:p>
      <text:p text:style-name="P7">007 <text:s text:c="4"/>026 <text:s text:c="4"/>001 <text:s text:c="4"/>003 <text:s text:c="4"/>12810 <text:s text:c="2"/>143</text:p>
      <text:p text:style-name="P7">006 <text:s text:c="4"/>025 <text:s text:c="4"/>001 <text:s text:c="4"/>003 <text:s text:c="4"/>12810 <text:s text:c="2"/>143</text:p>
      <text:p text:style-name="P7">006 <text:s text:c="4"/>024 <text:s text:c="4"/>001 <text:s text:c="4"/>003 <text:s text:c="4"/>12810 <text:s text:c="2"/>143</text:p>
      <text:p text:style-name="P7">006 <text:s text:c="4"/>018 <text:s text:c="4"/>001 <text:s text:c="4"/>003 <text:s text:c="4"/>12810 <text:s text:c="2"/>143</text:p>
      <text:p text:style-name="P7">005 <text:s text:c="4"/>017 <text:s text:c="4"/>001 <text:s text:c="4"/>003 <text:s text:c="4"/>12810 <text:s text:c="2"/>143</text:p>
      <text:p text:style-name="P7">005 <text:s text:c="4"/>016 <text:s text:c="4"/>001 <text:s text:c="4"/>003 <text:s text:c="4"/>12810 <text:s text:c="2"/>143</text:p>
      <text:p text:style-name="P7"><text:soft-page-break/>005 <text:s text:c="4"/>015 <text:s text:c="4"/>001 <text:s text:c="4"/>003 <text:s text:c="4"/>12810 <text:s text:c="2"/>143</text:p>
      <text:p text:style-name="P7">005 <text:s text:c="4"/>015 <text:s text:c="4"/>001 <text:s text:c="4"/>003 <text:s text:c="4"/>12810 <text:s text:c="2"/>143</text:p>
      <text:p text:style-name="P7">005 <text:s text:c="4"/>015 <text:s text:c="4"/>001 <text:s text:c="4"/>002 <text:s text:c="4"/>12810 <text:s text:c="2"/>143</text:p>
      <text:p text:style-name="P7">004 <text:s text:c="4"/>015 <text:s text:c="4"/>001 <text:s text:c="4"/>002 <text:s text:c="4"/>12810 <text:s text:c="2"/>143</text:p>
      <text:p text:style-name="P7">004 <text:s text:c="4"/>014 <text:s text:c="4"/>001 <text:s text:c="4"/>002 <text:s text:c="4"/>12810 <text:s text:c="2"/>143</text:p>
      <text:p text:style-name="P7">004 <text:s text:c="4"/>013 <text:s text:c="4"/>001 <text:s text:c="4"/>002 <text:s text:c="4"/>12810 <text:s text:c="2"/>143</text:p>
      <text:p text:style-name="P7">004 <text:s text:c="4"/>011 <text:s text:c="4"/>001 <text:s text:c="4"/>002 <text:s text:c="4"/>12810 <text:s text:c="2"/>143</text:p>
      <text:p text:style-name="P7">004 <text:s text:c="4"/>011 <text:s text:c="4"/>001 <text:s text:c="4"/>002 <text:s text:c="4"/>12810 <text:s text:c="2"/>143</text:p>
      <text:p text:style-name="P7">004 <text:s text:c="4"/>010 <text:s text:c="4"/>001 <text:s text:c="4"/>002 <text:s text:c="4"/>12810 <text:s text:c="2"/>143</text:p>
      <text:p text:style-name="P7">004 <text:s text:c="4"/>010 <text:s text:c="4"/>001 <text:s text:c="4"/>002 <text:s text:c="4"/>12810 <text:s text:c="2"/>143</text:p>
      <text:p text:style-name="P7">004 <text:s text:c="4"/>009 <text:s text:c="4"/>001 <text:s text:c="4"/>002 <text:s text:c="4"/>12810 <text:s text:c="2"/>143</text:p>
      <text:p text:style-name="P7">004 <text:s text:c="4"/>009 <text:s text:c="4"/>001 <text:s text:c="4"/>002 <text:s text:c="4"/>12810 <text:s text:c="2"/>143</text:p>
      <text:p text:style-name="P7">004 <text:s text:c="4"/>008 <text:s text:c="4"/>001 <text:s text:c="4"/>002 <text:s text:c="4"/>12810 <text:s text:c="2"/>143</text:p>
      <text:p text:style-name="P7">003 <text:s text:c="4"/>007 <text:s text:c="4"/>001 <text:s text:c="4"/>002 <text:s text:c="4"/>12810 <text:s text:c="2"/>143</text:p>
      <text:p text:style-name="P7">003 <text:s text:c="4"/>007 <text:s text:c="4"/>001 <text:s text:c="4"/>002 <text:s text:c="4"/>12810 <text:s text:c="2"/>143</text:p>
      <text:p text:style-name="P7">003 <text:s text:c="4"/>006 <text:s text:c="4"/>001 <text:s text:c="4"/>002 <text:s text:c="4"/>12810 <text:s text:c="2"/>143</text:p>
      <text:p text:style-name="P7">002 <text:s text:c="4"/>006 <text:s text:c="4"/>001 <text:s text:c="4"/>002 <text:s text:c="4"/>12810 <text:s text:c="2"/>143</text:p>
      <text:p text:style-name="P7">002 <text:s text:c="4"/>006 <text:s text:c="4"/>001 <text:s text:c="4"/>002 <text:s text:c="4"/>12810 <text:s text:c="2"/>143</text:p>
      <text:p text:style-name="P7">003 <text:s text:c="4"/>006 <text:s text:c="4"/>001 <text:s text:c="4"/>002 <text:s text:c="4"/>12810 <text:s text:c="2"/>143</text:p>
      <text:p text:style-name="P7">001 <text:s text:c="4"/>005 <text:s text:c="4"/>001 <text:s text:c="4"/>002 <text:s text:c="4"/>12810 <text:s text:c="2"/>143</text:p>
      <text:p text:style-name="P7">000 <text:s text:c="4"/>005 <text:s text:c="4"/>001 <text:s text:c="4"/>002 <text:s text:c="4"/>12810 <text:s text:c="2"/>143</text:p>
      <text:p text:style-name="P7">000 <text:s text:c="4"/>004 <text:s text:c="4"/>001 <text:s text:c="4"/>002 <text:s text:c="4"/>12810 <text:s text:c="2"/>143</text:p>
      <text:p text:style-name="P7">000 <text:s text:c="4"/>004 <text:s text:c="4"/>001 <text:s text:c="4"/>002 <text:s text:c="4"/>12810 <text:s text:c="2"/>143</text:p>
      <text:p text:style-name="P7">000 <text:s text:c="4"/>004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3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<text:soft-page-break/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7">000 <text:s text:c="4"/>002 <text:s text:c="4"/>001 <text:s text:c="4"/>002 <text:s text:c="4"/>12810 <text:s text:c="2"/>143</text:p>
      <text:p text:style-name="P8">Squal: <text:s/>Max: <text:s text:c="3"/>Min: <text:s text:c="3"/>Sum: <text:s text:c="3"/>Shutter: <text:s text:c="7"/>LaserPower: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<text:soft-page-break/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<text:soft-page-break/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<text:soft-page-break/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<text:soft-page-break/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4 <text:s text:c="4"/>001 <text:s text:c="4"/>002 <text:s text:c="4"/>12810 <text:s text:c="2"/>143</text:p>
      <text:p text:style-name="P8">000 <text:s text:c="4"/>004 <text:s text:c="4"/>001 <text:s text:c="4"/>002 <text:s text:c="4"/>12810 <text:s text:c="2"/>143</text:p>
      <text:p text:style-name="P8">000 <text:s text:c="4"/>004 <text:s text:c="4"/>001 <text:s text:c="4"/>002 <text:s text:c="4"/>12810 <text:s text:c="2"/>143</text:p>
      <text:p text:style-name="P8">000 <text:s text:c="4"/>004 <text:s text:c="4"/>001 <text:s text:c="4"/>002 <text:s text:c="4"/>12810 <text:s text:c="2"/>143</text:p>
      <text:p text:style-name="P8">000 <text:s text:c="4"/>004 <text:s text:c="4"/>001 <text:s text:c="4"/>002 <text:s text:c="4"/>12810 <text:s text:c="2"/>143</text:p>
      <text:p text:style-name="P8">002 <text:s text:c="4"/>005 <text:s text:c="4"/>001 <text:s text:c="4"/>002 <text:s text:c="4"/>12810 <text:s text:c="2"/>143</text:p>
      <text:p text:style-name="P8">002 <text:s text:c="4"/>005 <text:s text:c="4"/>001 <text:s text:c="4"/>002 <text:s text:c="4"/>12810 <text:s text:c="2"/>143</text:p>
      <text:p text:style-name="P8">001 <text:s text:c="4"/>005 <text:s text:c="4"/>001 <text:s text:c="4"/>002 <text:s text:c="4"/>12810 <text:s text:c="2"/>143</text:p>
      <text:p text:style-name="P8">001 <text:s text:c="4"/>005 <text:s text:c="4"/>001 <text:s text:c="4"/>002 <text:s text:c="4"/>12810 <text:s text:c="2"/>143</text:p>
      <text:p text:style-name="P8">002 <text:s text:c="4"/>006 <text:s text:c="4"/>001 <text:s text:c="4"/>002 <text:s text:c="4"/>12810 <text:s text:c="2"/>143</text:p>
      <text:p text:style-name="P8">001 <text:s text:c="4"/>006 <text:s text:c="4"/>001 <text:s text:c="4"/>002 <text:s text:c="4"/>12810 <text:s text:c="2"/>143</text:p>
      <text:p text:style-name="P8">002 <text:s text:c="4"/>006 <text:s text:c="4"/>001 <text:s text:c="4"/>002 <text:s text:c="4"/>12810 <text:s text:c="2"/>143</text:p>
      <text:p text:style-name="P8">003 <text:s text:c="4"/>007 <text:s text:c="4"/>001 <text:s text:c="4"/>002 <text:s text:c="4"/>12810 <text:s text:c="2"/>143</text:p>
      <text:p text:style-name="P8">002 <text:s text:c="4"/>007 <text:s text:c="4"/>001 <text:s text:c="4"/>002 <text:s text:c="4"/>12810 <text:s text:c="2"/>143</text:p>
      <text:p text:style-name="P8">002 <text:s text:c="4"/>008 <text:s text:c="4"/>001 <text:s text:c="4"/>002 <text:s text:c="4"/>12810 <text:s text:c="2"/>143</text:p>
      <text:p text:style-name="P8">004 <text:s text:c="4"/>008 <text:s text:c="4"/>001 <text:s text:c="4"/>002 <text:s text:c="4"/>12810 <text:s text:c="2"/>143</text:p>
      <text:p text:style-name="P8">004 <text:s text:c="4"/>009 <text:s text:c="4"/>001 <text:s text:c="4"/>002 <text:s text:c="4"/>12810 <text:s text:c="2"/>143</text:p>
      <text:p text:style-name="P8">004 <text:s text:c="4"/>010 <text:s text:c="4"/>001 <text:s text:c="4"/>002 <text:s text:c="4"/>12810 <text:s text:c="2"/>143</text:p>
      <text:p text:style-name="P8">004 <text:s text:c="4"/>010 <text:s text:c="4"/>001 <text:s text:c="4"/>002 <text:s text:c="4"/>12810 <text:s text:c="2"/>143</text:p>
      <text:p text:style-name="P8">004 <text:s text:c="4"/>010 <text:s text:c="4"/>001 <text:s text:c="4"/>002 <text:s text:c="4"/>12810 <text:s text:c="2"/>143</text:p>
      <text:p text:style-name="P8">004 <text:s text:c="4"/>010 <text:s text:c="4"/>001 <text:s text:c="4"/>002 <text:s text:c="4"/>12810 <text:s text:c="2"/>143</text:p>
      <text:p text:style-name="P8">005 <text:s text:c="4"/>011 <text:s text:c="4"/>001 <text:s text:c="4"/>002 <text:s text:c="4"/>12810 <text:s text:c="2"/>143</text:p>
      <text:p text:style-name="P8">004 <text:s text:c="4"/>011 <text:s text:c="4"/>001 <text:s text:c="4"/>002 <text:s text:c="4"/>12810 <text:s text:c="2"/>143</text:p>
      <text:p text:style-name="P8">005 <text:s text:c="4"/>011 <text:s text:c="4"/>001 <text:s text:c="4"/>002 <text:s text:c="4"/>12810 <text:s text:c="2"/>143</text:p>
      <text:p text:style-name="P8">005 <text:s text:c="4"/>011 <text:s text:c="4"/>001 <text:s text:c="4"/>002 <text:s text:c="4"/>12810 <text:s text:c="2"/>143</text:p>
      <text:p text:style-name="P8">005 <text:s text:c="4"/>013 <text:s text:c="4"/>001 <text:s text:c="4"/>002 <text:s text:c="4"/>12810 <text:s text:c="2"/>143</text:p>
      <text:p text:style-name="P8">006 <text:s text:c="4"/>013 <text:s text:c="4"/>001 <text:s text:c="4"/>002 <text:s text:c="4"/>12810 <text:s text:c="2"/>143</text:p>
      <text:p text:style-name="P8">006 <text:s text:c="4"/>013 <text:s text:c="4"/>001 <text:s text:c="4"/>002 <text:s text:c="4"/>12810 <text:s text:c="2"/>143</text:p>
      <text:p text:style-name="P8">005 <text:s text:c="4"/>013 <text:s text:c="4"/>001 <text:s text:c="4"/>002 <text:s text:c="4"/>12810 <text:s text:c="2"/>143</text:p>
      <text:p text:style-name="P8">006 <text:s text:c="4"/>013 <text:s text:c="4"/>001 <text:s text:c="4"/>002 <text:s text:c="4"/>12810 <text:s text:c="2"/>143</text:p>
      <text:p text:style-name="P8">006 <text:s text:c="4"/>016 <text:s text:c="4"/>001 <text:s text:c="4"/>003 <text:s text:c="4"/>12810 <text:s text:c="2"/>143</text:p>
      <text:p text:style-name="P8">006 <text:s text:c="4"/>015 <text:s text:c="4"/>001 <text:s text:c="4"/>003 <text:s text:c="4"/>12810 <text:s text:c="2"/>143</text:p>
      <text:p text:style-name="P8">005 <text:s text:c="4"/>015 <text:s text:c="4"/>001 <text:s text:c="4"/>002 <text:s text:c="4"/>12810 <text:s text:c="2"/>143</text:p>
      <text:p text:style-name="P8">006 <text:s text:c="4"/>016 <text:s text:c="4"/>001 <text:s text:c="4"/>003 <text:s text:c="4"/>12810 <text:s text:c="2"/>143</text:p>
      <text:p text:style-name="P8">007 <text:s text:c="4"/>017 <text:s text:c="4"/>001 <text:s text:c="4"/>003 <text:s text:c="4"/>12810 <text:s text:c="2"/>143</text:p>
      <text:p text:style-name="P8">006 <text:s text:c="4"/>020 <text:s text:c="4"/>001 <text:s text:c="4"/>003 <text:s text:c="4"/>12810 <text:s text:c="2"/>143</text:p>
      <text:p text:style-name="P8">006 <text:s text:c="4"/>020 <text:s text:c="4"/>001 <text:s text:c="4"/>003 <text:s text:c="4"/>12810 <text:s text:c="2"/>143</text:p>
      <text:p text:style-name="P8">006 <text:s text:c="4"/>021 <text:s text:c="4"/>001 <text:s text:c="4"/>003 <text:s text:c="4"/>12810 <text:s text:c="2"/>143</text:p>
      <text:p text:style-name="P8">007 <text:s text:c="4"/>019 <text:s text:c="4"/>001 <text:s text:c="4"/>003 <text:s text:c="4"/>12810 <text:s text:c="2"/>143</text:p>
      <text:p text:style-name="P8">008 <text:s text:c="4"/>020 <text:s text:c="4"/>001 <text:s text:c="4"/>003 <text:s text:c="4"/>12810 <text:s text:c="2"/>143</text:p>
      <text:p text:style-name="P8">007 <text:s text:c="4"/>020 <text:s text:c="4"/>001 <text:s text:c="4"/>003 <text:s text:c="4"/>12810 <text:s text:c="2"/>143</text:p>
      <text:p text:style-name="P8">008 <text:s text:c="4"/>021 <text:s text:c="4"/>001 <text:s text:c="4"/>003 <text:s text:c="4"/>12810 <text:s text:c="2"/>143</text:p>
      <text:p text:style-name="P8">007 <text:s text:c="4"/>022 <text:s text:c="4"/>001 <text:s text:c="4"/>003 <text:s text:c="4"/>12810 <text:s text:c="2"/>143</text:p>
      <text:p text:style-name="P8">008 <text:s text:c="4"/>026 <text:s text:c="4"/>001 <text:s text:c="4"/>003 <text:s text:c="4"/>12810 <text:s text:c="2"/>143</text:p>
      <text:p text:style-name="P8">007 <text:s text:c="4"/>027 <text:s text:c="4"/>001 <text:s text:c="4"/>003 <text:s text:c="4"/>12810 <text:s text:c="2"/>143</text:p>
      <text:p text:style-name="P8">008 <text:s text:c="4"/>031 <text:s text:c="4"/>001 <text:s text:c="4"/>003 <text:s text:c="4"/>12810 <text:s text:c="2"/>143</text:p>
      <text:p text:style-name="P8">009 <text:s text:c="4"/>032 <text:s text:c="4"/>001 <text:s text:c="4"/>003 <text:s text:c="4"/>12810 <text:s text:c="2"/>143</text:p>
      <text:p text:style-name="P8"><text:soft-page-break/>009 <text:s text:c="4"/>027 <text:s text:c="4"/>001 <text:s text:c="4"/>003 <text:s text:c="4"/>12810 <text:s text:c="2"/>143</text:p>
      <text:p text:style-name="P8">009 <text:s text:c="4"/>025 <text:s text:c="4"/>001 <text:s text:c="4"/>003 <text:s text:c="4"/>12810 <text:s text:c="2"/>143</text:p>
      <text:p text:style-name="P8">008 <text:s text:c="4"/>025 <text:s text:c="4"/>001 <text:s text:c="4"/>003 <text:s text:c="4"/>12810 <text:s text:c="2"/>143</text:p>
      <text:p text:style-name="P8">009 <text:s text:c="4"/>025 <text:s text:c="4"/>001 <text:s text:c="4"/>003 <text:s text:c="4"/>12810 <text:s text:c="2"/>143</text:p>
      <text:p text:style-name="P8">008 <text:s text:c="4"/>029 <text:s text:c="4"/>001 <text:s text:c="4"/>003 <text:s text:c="4"/>12810 <text:s text:c="2"/>143</text:p>
      <text:p text:style-name="P8">008 <text:s text:c="4"/>030 <text:s text:c="4"/>001 <text:s text:c="4"/>003 <text:s text:c="4"/>12810 <text:s text:c="2"/>143</text:p>
      <text:p text:style-name="P8">009 <text:s text:c="4"/>036 <text:s text:c="4"/>001 <text:s text:c="4"/>003 <text:s text:c="4"/>12810 <text:s text:c="2"/>143</text:p>
      <text:p text:style-name="P8">009 <text:s text:c="4"/>037 <text:s text:c="4"/>001 <text:s text:c="4"/>003 <text:s text:c="4"/>12810 <text:s text:c="2"/>143</text:p>
      <text:p text:style-name="P8">009 <text:s text:c="4"/>035 <text:s text:c="4"/>001 <text:s text:c="4"/>003 <text:s text:c="4"/>12810 <text:s text:c="2"/>143</text:p>
      <text:p text:style-name="P8">008 <text:s text:c="4"/>035 <text:s text:c="4"/>001 <text:s text:c="4"/>003 <text:s text:c="4"/>12810 <text:s text:c="2"/>143</text:p>
      <text:p text:style-name="P8">009 <text:s text:c="4"/>027 <text:s text:c="4"/>001 <text:s text:c="4"/>003 <text:s text:c="4"/>12810 <text:s text:c="2"/>143</text:p>
      <text:p text:style-name="P8">009 <text:s text:c="4"/>027 <text:s text:c="4"/>001 <text:s text:c="4"/>003 <text:s text:c="4"/>12810 <text:s text:c="2"/>143</text:p>
      <text:p text:style-name="P8">008 <text:s text:c="4"/>031 <text:s text:c="4"/>001 <text:s text:c="4"/>003 <text:s text:c="4"/>12810 <text:s text:c="2"/>143</text:p>
      <text:p text:style-name="P8">009 <text:s text:c="4"/>031 <text:s text:c="4"/>001 <text:s text:c="4"/>003 <text:s text:c="4"/>12810 <text:s text:c="2"/>143</text:p>
      <text:p text:style-name="P8">009 <text:s text:c="4"/>036 <text:s text:c="4"/>001 <text:s text:c="4"/>003 <text:s text:c="4"/>12810 <text:s text:c="2"/>143</text:p>
      <text:p text:style-name="P8">009 <text:s text:c="4"/>034 <text:s text:c="4"/>001 <text:s text:c="4"/>003 <text:s text:c="4"/>12810 <text:s text:c="2"/>143</text:p>
      <text:p text:style-name="P8">009 <text:s text:c="4"/>032 <text:s text:c="4"/>001 <text:s text:c="4"/>003 <text:s text:c="4"/>12810 <text:s text:c="2"/>143</text:p>
      <text:p text:style-name="P8">009 <text:s text:c="4"/>027 <text:s text:c="4"/>001 <text:s text:c="4"/>003 <text:s text:c="4"/>12810 <text:s text:c="2"/>143</text:p>
      <text:p text:style-name="P8">009 <text:s text:c="4"/>027 <text:s text:c="4"/>001 <text:s text:c="4"/>003 <text:s text:c="4"/>12810 <text:s text:c="2"/>143</text:p>
      <text:p text:style-name="P8">009 <text:s text:c="4"/>025 <text:s text:c="4"/>001 <text:s text:c="4"/>003 <text:s text:c="4"/>12810 <text:s text:c="2"/>143</text:p>
      <text:p text:style-name="P8">010 <text:s text:c="4"/>027 <text:s text:c="4"/>001 <text:s text:c="4"/>003 <text:s text:c="4"/>12810 <text:s text:c="2"/>143</text:p>
      <text:p text:style-name="P8">009 <text:s text:c="4"/>028 <text:s text:c="4"/>001 <text:s text:c="4"/>003 <text:s text:c="4"/>12810 <text:s text:c="2"/>143</text:p>
      <text:p text:style-name="P8">010 <text:s text:c="4"/>035 <text:s text:c="4"/>001 <text:s text:c="4"/>003 <text:s text:c="4"/>12810 <text:s text:c="2"/>143</text:p>
      <text:p text:style-name="P8">009 <text:s text:c="4"/>036 <text:s text:c="4"/>001 <text:s text:c="4"/>004 <text:s text:c="4"/>12810 <text:s text:c="2"/>143</text:p>
      <text:p text:style-name="P8">010 <text:s text:c="4"/>040 <text:s text:c="4"/>001 <text:s text:c="4"/>004 <text:s text:c="4"/>12810 <text:s text:c="2"/>143</text:p>
      <text:p text:style-name="P8">010 <text:s text:c="4"/>040 <text:s text:c="4"/>001 <text:s text:c="4"/>004 <text:s text:c="4"/>12810 <text:s text:c="2"/>143</text:p>
      <text:p text:style-name="P8">009 <text:s text:c="4"/>033 <text:s text:c="4"/>001 <text:s text:c="4"/>004 <text:s text:c="4"/>12810 <text:s text:c="2"/>143</text:p>
      <text:p text:style-name="P8">011 <text:s text:c="4"/>029 <text:s text:c="4"/>001 <text:s text:c="4"/>003 <text:s text:c="4"/>12810 <text:s text:c="2"/>143</text:p>
      <text:p text:style-name="P8">011 <text:s text:c="4"/>032 <text:s text:c="4"/>001 <text:s text:c="4"/>003 <text:s text:c="4"/>12810 <text:s text:c="2"/>143</text:p>
      <text:p text:style-name="P8">011 <text:s text:c="4"/>038 <text:s text:c="4"/>001 <text:s text:c="4"/>004 <text:s text:c="4"/>12810 <text:s text:c="2"/>143</text:p>
      <text:p text:style-name="P8">011 <text:s text:c="4"/>038 <text:s text:c="4"/>001 <text:s text:c="4"/>004 <text:s text:c="4"/>12810 <text:s text:c="2"/>143</text:p>
      <text:p text:style-name="P8">011 <text:s text:c="4"/>036 <text:s text:c="4"/>001 <text:s text:c="4"/>004 <text:s text:c="4"/>12810 <text:s text:c="2"/>143</text:p>
      <text:p text:style-name="P8">011 <text:s text:c="4"/>029 <text:s text:c="4"/>001 <text:s text:c="4"/>004 <text:s text:c="4"/>12810 <text:s text:c="2"/>143</text:p>
      <text:p text:style-name="P8">010 <text:s text:c="4"/>028 <text:s text:c="4"/>001 <text:s text:c="4"/>004 <text:s text:c="4"/>12810 <text:s text:c="2"/>143</text:p>
      <text:p text:style-name="P8">011 <text:s text:c="4"/>026 <text:s text:c="4"/>001 <text:s text:c="4"/>004 <text:s text:c="4"/>12810 <text:s text:c="2"/>143</text:p>
      <text:p text:style-name="P8">012 <text:s text:c="4"/>027 <text:s text:c="4"/>001 <text:s text:c="4"/>004 <text:s text:c="4"/>12810 <text:s text:c="2"/>143</text:p>
      <text:p text:style-name="P8">011 <text:s text:c="4"/>029 <text:s text:c="4"/>001 <text:s text:c="4"/>004 <text:s text:c="4"/>12810 <text:s text:c="2"/>143</text:p>
      <text:p text:style-name="P8">012 <text:s text:c="4"/>035 <text:s text:c="4"/>001 <text:s text:c="4"/>004 <text:s text:c="4"/>12810 <text:s text:c="2"/>143</text:p>
      <text:p text:style-name="P8">011 <text:s text:c="4"/>038 <text:s text:c="4"/>001 <text:s text:c="4"/>004 <text:s text:c="4"/>12810 <text:s text:c="2"/>143</text:p>
      <text:p text:style-name="P8">013 <text:s text:c="4"/>035 <text:s text:c="4"/>001 <text:s text:c="4"/>004 <text:s text:c="4"/>12810 <text:s text:c="2"/>143</text:p>
      <text:p text:style-name="P8">011 <text:s text:c="4"/>029 <text:s text:c="4"/>001 <text:s text:c="4"/>004 <text:s text:c="4"/>12810 <text:s text:c="2"/>143</text:p>
      <text:p text:style-name="P8">012 <text:s text:c="4"/>029 <text:s text:c="4"/>001 <text:s text:c="4"/>004 <text:s text:c="4"/>12810 <text:s text:c="2"/>143</text:p>
      <text:p text:style-name="P8">011 <text:s text:c="4"/>027 <text:s text:c="4"/>001 <text:s text:c="4"/>004 <text:s text:c="4"/>12810 <text:s text:c="2"/>143</text:p>
      <text:p text:style-name="P8">012 <text:s text:c="4"/>028 <text:s text:c="4"/>001 <text:s text:c="4"/>004 <text:s text:c="4"/>12810 <text:s text:c="2"/>143</text:p>
      <text:p text:style-name="P8">012 <text:s text:c="4"/>031 <text:s text:c="4"/>001 <text:s text:c="4"/>004 <text:s text:c="4"/>12810 <text:s text:c="2"/>143</text:p>
      <text:p text:style-name="P8">012 <text:s text:c="4"/>037 <text:s text:c="4"/>001 <text:s text:c="4"/>004 <text:s text:c="4"/>12810 <text:s text:c="2"/>143</text:p>
      <text:p text:style-name="P8">012 <text:s text:c="4"/>038 <text:s text:c="4"/>001 <text:s text:c="4"/>004 <text:s text:c="4"/>12810 <text:s text:c="2"/>143</text:p>
      <text:p text:style-name="P8">012 <text:s text:c="4"/>043 <text:s text:c="4"/>001 <text:s text:c="4"/>004 <text:s text:c="4"/>12810 <text:s text:c="2"/>143</text:p>
      <text:p text:style-name="P8">011 <text:s text:c="4"/>042 <text:s text:c="4"/>001 <text:s text:c="4"/>004 <text:s text:c="4"/>12810 <text:s text:c="2"/>143</text:p>
      <text:p text:style-name="P8"><text:soft-page-break/>010 <text:s text:c="4"/>034 <text:s text:c="4"/>001 <text:s text:c="4"/>004 <text:s text:c="4"/>12810 <text:s text:c="2"/>143</text:p>
      <text:p text:style-name="P8">010 <text:s text:c="4"/>033 <text:s text:c="4"/>001 <text:s text:c="4"/>004 <text:s text:c="4"/>12810 <text:s text:c="2"/>143</text:p>
      <text:p text:style-name="P8">010 <text:s text:c="4"/>030 <text:s text:c="4"/>001 <text:s text:c="4"/>004 <text:s text:c="4"/>12810 <text:s text:c="2"/>143</text:p>
      <text:p text:style-name="P8">009 <text:s text:c="4"/>029 <text:s text:c="4"/>001 <text:s text:c="4"/>004 <text:s text:c="4"/>12810 <text:s text:c="2"/>143</text:p>
      <text:p text:style-name="P8">010 <text:s text:c="4"/>029 <text:s text:c="4"/>001 <text:s text:c="4"/>004 <text:s text:c="4"/>12810 <text:s text:c="2"/>143</text:p>
      <text:p text:style-name="P8">011 <text:s text:c="4"/>034 <text:s text:c="4"/>001 <text:s text:c="4"/>004 <text:s text:c="4"/>12810 <text:s text:c="2"/>143</text:p>
      <text:p text:style-name="P8">012 <text:s text:c="4"/>035 <text:s text:c="4"/>001 <text:s text:c="4"/>004 <text:s text:c="4"/>12810 <text:s text:c="2"/>143</text:p>
      <text:p text:style-name="P8">011 <text:s text:c="4"/>040 <text:s text:c="4"/>001 <text:s text:c="4"/>004 <text:s text:c="4"/>12810 <text:s text:c="2"/>143</text:p>
      <text:p text:style-name="P8">012 <text:s text:c="4"/>035 <text:s text:c="4"/>001 <text:s text:c="4"/>005 <text:s text:c="4"/>12810 <text:s text:c="2"/>143</text:p>
      <text:p text:style-name="P8">009 <text:s text:c="4"/>035 <text:s text:c="4"/>001 <text:s text:c="4"/>005 <text:s text:c="4"/>12810 <text:s text:c="2"/>143</text:p>
      <text:p text:style-name="P8">009 <text:s text:c="4"/>030 <text:s text:c="4"/>001 <text:s text:c="4"/>004 <text:s text:c="4"/>12810 <text:s text:c="2"/>143</text:p>
      <text:p text:style-name="P8">009 <text:s text:c="4"/>029 <text:s text:c="4"/>001 <text:s text:c="4"/>004 <text:s text:c="4"/>12810 <text:s text:c="2"/>143</text:p>
      <text:p text:style-name="P8">008 <text:s text:c="4"/>027 <text:s text:c="4"/>001 <text:s text:c="4"/>004 <text:s text:c="4"/>12810 <text:s text:c="2"/>143</text:p>
      <text:p text:style-name="P8">010 <text:s text:c="4"/>030 <text:s text:c="4"/>001 <text:s text:c="4"/>004 <text:s text:c="4"/>12810 <text:s text:c="2"/>143</text:p>
      <text:p text:style-name="P8">010 <text:s text:c="4"/>031 <text:s text:c="4"/>001 <text:s text:c="4"/>004 <text:s text:c="4"/>12810 <text:s text:c="2"/>143</text:p>
      <text:p text:style-name="P8">012 <text:s text:c="4"/>039 <text:s text:c="4"/>001 <text:s text:c="4"/>005 <text:s text:c="4"/>12810 <text:s text:c="2"/>143</text:p>
      <text:p text:style-name="P8">010 <text:s text:c="4"/>034 <text:s text:c="4"/>001 <text:s text:c="4"/>005 <text:s text:c="4"/>12810 <text:s text:c="2"/>143</text:p>
      <text:p text:style-name="P8">009 <text:s text:c="4"/>034 <text:s text:c="4"/>001 <text:s text:c="4"/>005 <text:s text:c="4"/>12810 <text:s text:c="2"/>143</text:p>
      <text:p text:style-name="P8">011 <text:s text:c="4"/>029 <text:s text:c="4"/>001 <text:s text:c="4"/>005 <text:s text:c="4"/>12810 <text:s text:c="2"/>143</text:p>
      <text:p text:style-name="P8">010 <text:s text:c="4"/>027 <text:s text:c="4"/>001 <text:s text:c="4"/>004 <text:s text:c="4"/>12810 <text:s text:c="2"/>143</text:p>
      <text:p text:style-name="P8">012 <text:s text:c="4"/>028 <text:s text:c="4"/>001 <text:s text:c="4"/>004 <text:s text:c="4"/>12810 <text:s text:c="2"/>143</text:p>
      <text:p text:style-name="P8">012 <text:s text:c="4"/>032 <text:s text:c="4"/>001 <text:s text:c="4"/>004 <text:s text:c="4"/>12810 <text:s text:c="2"/>143</text:p>
      <text:p text:style-name="P8">014 <text:s text:c="4"/>033 <text:s text:c="4"/>001 <text:s text:c="4"/>005 <text:s text:c="4"/>12810 <text:s text:c="2"/>143</text:p>
      <text:p text:style-name="P8">012 <text:s text:c="4"/>034 <text:s text:c="4"/>001 <text:s text:c="4"/>005 <text:s text:c="4"/>12810 <text:s text:c="2"/>143</text:p>
      <text:p text:style-name="P8">013 <text:s text:c="4"/>034 <text:s text:c="4"/>001 <text:s text:c="4"/>005 <text:s text:c="4"/>12810 <text:s text:c="2"/>143</text:p>
      <text:p text:style-name="P8">012 <text:s text:c="4"/>030 <text:s text:c="4"/>001 <text:s text:c="4"/>005 <text:s text:c="4"/>12810 <text:s text:c="2"/>143</text:p>
      <text:p text:style-name="P8">013 <text:s text:c="4"/>031 <text:s text:c="4"/>001 <text:s text:c="4"/>005 <text:s text:c="4"/>12810 <text:s text:c="2"/>143</text:p>
      <text:p text:style-name="P8">012 <text:s text:c="4"/>030 <text:s text:c="4"/>001 <text:s text:c="4"/>005 <text:s text:c="4"/>12810 <text:s text:c="2"/>143</text:p>
      <text:p text:style-name="P8">012 <text:s text:c="4"/>035 <text:s text:c="4"/>001 <text:s text:c="4"/>005 <text:s text:c="4"/>12810 <text:s text:c="2"/>143</text:p>
      <text:p text:style-name="P8">014 <text:s text:c="4"/>035 <text:s text:c="4"/>001 <text:s text:c="4"/>005 <text:s text:c="4"/>12810 <text:s text:c="2"/>143</text:p>
      <text:p text:style-name="P8">014 <text:s text:c="4"/>041 <text:s text:c="4"/>001 <text:s text:c="4"/>005 <text:s text:c="4"/>12810 <text:s text:c="2"/>143</text:p>
      <text:p text:style-name="P8">014 <text:s text:c="4"/>035 <text:s text:c="4"/>001 <text:s text:c="4"/>005 <text:s text:c="4"/>12810 <text:s text:c="2"/>143</text:p>
      <text:p text:style-name="P8">014 <text:s text:c="4"/>034 <text:s text:c="4"/>001 <text:s text:c="4"/>005 <text:s text:c="4"/>12810 <text:s text:c="2"/>143</text:p>
      <text:p text:style-name="P8">014 <text:s text:c="4"/>029 <text:s text:c="4"/>001 <text:s text:c="4"/>005 <text:s text:c="4"/>12810 <text:s text:c="2"/>143</text:p>
      <text:p text:style-name="P8">013 <text:s text:c="4"/>029 <text:s text:c="4"/>001 <text:s text:c="4"/>005 <text:s text:c="4"/>12810 <text:s text:c="2"/>143</text:p>
      <text:p text:style-name="P8">012 <text:s text:c="4"/>027 <text:s text:c="4"/>001 <text:s text:c="4"/>005 <text:s text:c="4"/>12810 <text:s text:c="2"/>143</text:p>
      <text:p text:style-name="P8">013 <text:s text:c="4"/>030 <text:s text:c="4"/>001 <text:s text:c="4"/>005 <text:s text:c="4"/>12810 <text:s text:c="2"/>143</text:p>
      <text:p text:style-name="P8">013 <text:s text:c="4"/>030 <text:s text:c="4"/>001 <text:s text:c="4"/>005 <text:s text:c="4"/>12810 <text:s text:c="2"/>143</text:p>
      <text:p text:style-name="P8">013 <text:s text:c="4"/>037 <text:s text:c="4"/>001 <text:s text:c="4"/>005 <text:s text:c="4"/>12810 <text:s text:c="2"/>143</text:p>
      <text:p text:style-name="P8">014 <text:s text:c="4"/>038 <text:s text:c="4"/>001 <text:s text:c="4"/>005 <text:s text:c="4"/>12810 <text:s text:c="2"/>143</text:p>
      <text:p text:style-name="P8">014 <text:s text:c="4"/>041 <text:s text:c="4"/>001 <text:s text:c="4"/>005 <text:s text:c="4"/>12810 <text:s text:c="2"/>143</text:p>
      <text:p text:style-name="P8">013 <text:s text:c="4"/>034 <text:s text:c="4"/>001 <text:s text:c="4"/>005 <text:s text:c="4"/>12810 <text:s text:c="2"/>143</text:p>
      <text:p text:style-name="P8">013 <text:s text:c="4"/>034 <text:s text:c="4"/>001 <text:s text:c="4"/>005 <text:s text:c="4"/>12810 <text:s text:c="2"/>143</text:p>
      <text:p text:style-name="P8">013 <text:s text:c="4"/>030 <text:s text:c="4"/>001 <text:s text:c="4"/>005 <text:s text:c="4"/>12810 <text:s text:c="2"/>143</text:p>
      <text:p text:style-name="P8">014 <text:s text:c="4"/>029 <text:s text:c="4"/>001 <text:s text:c="4"/>005 <text:s text:c="4"/>12810 <text:s text:c="2"/>143</text:p>
      <text:p text:style-name="P8">013 <text:s text:c="4"/>030 <text:s text:c="4"/>001 <text:s text:c="4"/>005 <text:s text:c="4"/>12810 <text:s text:c="2"/>143</text:p>
      <text:p text:style-name="P8">015 <text:s text:c="4"/>031 <text:s text:c="4"/>001 <text:s text:c="4"/>005 <text:s text:c="4"/>12810 <text:s text:c="2"/>143</text:p>
      <text:p text:style-name="P8">015 <text:s text:c="4"/>037 <text:s text:c="4"/>001 <text:s text:c="4"/>005 <text:s text:c="4"/>12810 <text:s text:c="2"/>143</text:p>
      <text:p text:style-name="P8">016 <text:s text:c="4"/>045 <text:s text:c="4"/>001 <text:s text:c="4"/>006 <text:s text:c="4"/>12810 <text:s text:c="2"/>143</text:p>
      <text:p text:style-name="P8"><text:soft-page-break/>015 <text:s text:c="4"/>045 <text:s text:c="4"/>001 <text:s text:c="4"/>006 <text:s text:c="4"/>12810 <text:s text:c="2"/>143</text:p>
      <text:p text:style-name="P8">015 <text:s text:c="4"/>040 <text:s text:c="4"/>001 <text:s text:c="4"/>006 <text:s text:c="4"/>12810 <text:s text:c="2"/>143</text:p>
      <text:p text:style-name="P8">015 <text:s text:c="4"/>040 <text:s text:c="4"/>001 <text:s text:c="4"/>006 <text:s text:c="4"/>12810 <text:s text:c="2"/>143</text:p>
      <text:p text:style-name="P8">015 <text:s text:c="4"/>033 <text:s text:c="4"/>001 <text:s text:c="4"/>006 <text:s text:c="4"/>12810 <text:s text:c="2"/>143</text:p>
      <text:p text:style-name="P8">014 <text:s text:c="4"/>030 <text:s text:c="4"/>001 <text:s text:c="4"/>005 <text:s text:c="4"/>12810 <text:s text:c="2"/>143</text:p>
      <text:p text:style-name="P8">015 <text:s text:c="4"/>031 <text:s text:c="4"/>001 <text:s text:c="4"/>005 <text:s text:c="4"/>12810 <text:s text:c="2"/>143</text:p>
      <text:p text:style-name="P8">015 <text:s text:c="4"/>034 <text:s text:c="4"/>001 <text:s text:c="4"/>005 <text:s text:c="4"/>12810 <text:s text:c="2"/>143</text:p>
      <text:p text:style-name="P8">016 <text:s text:c="4"/>040 <text:s text:c="4"/>001 <text:s text:c="4"/>006 <text:s text:c="4"/>12810 <text:s text:c="2"/>143</text:p>
      <text:p text:style-name="P8">016 <text:s text:c="4"/>047 <text:s text:c="4"/>001 <text:s text:c="4"/>006 <text:s text:c="4"/>12810 <text:s text:c="2"/>143</text:p>
      <text:p text:style-name="P8">016 <text:s text:c="4"/>040 <text:s text:c="4"/>001 <text:s text:c="4"/>006 <text:s text:c="4"/>12810 <text:s text:c="2"/>143</text:p>
      <text:p text:style-name="P8">016 <text:s text:c="4"/>041 <text:s text:c="4"/>001 <text:s text:c="4"/>006 <text:s text:c="4"/>12810 <text:s text:c="2"/>143</text:p>
      <text:p text:style-name="P8">015 <text:s text:c="4"/>034 <text:s text:c="4"/>001 <text:s text:c="4"/>006 <text:s text:c="4"/>12810 <text:s text:c="2"/>143</text:p>
      <text:p text:style-name="P8">016 <text:s text:c="4"/>034 <text:s text:c="4"/>001 <text:s text:c="4"/>005 <text:s text:c="4"/>12810 <text:s text:c="2"/>143</text:p>
      <text:p text:style-name="P8">016 <text:s text:c="4"/>032 <text:s text:c="4"/>001 <text:s text:c="4"/>005 <text:s text:c="4"/>12810 <text:s text:c="2"/>143</text:p>
      <text:p text:style-name="P8">017 <text:s text:c="4"/>037 <text:s text:c="4"/>001 <text:s text:c="4"/>005 <text:s text:c="4"/>12810 <text:s text:c="2"/>143</text:p>
      <text:p text:style-name="P8">017 <text:s text:c="4"/>037 <text:s text:c="4"/>001 <text:s text:c="4"/>006 <text:s text:c="4"/>12810 <text:s text:c="2"/>143</text:p>
      <text:p text:style-name="P8">019 <text:s text:c="4"/>044 <text:s text:c="4"/>001 <text:s text:c="4"/>006 <text:s text:c="4"/>12810 <text:s text:c="2"/>143</text:p>
      <text:p text:style-name="P8">016 <text:s text:c="4"/>036 <text:s text:c="4"/>001 <text:s text:c="4"/>006 <text:s text:c="4"/>12810 <text:s text:c="2"/>143</text:p>
      <text:p text:style-name="P8">015 <text:s text:c="4"/>033 <text:s text:c="4"/>001 <text:s text:c="4"/>006 <text:s text:c="4"/>12810 <text:s text:c="2"/>143</text:p>
      <text:p text:style-name="P8">016 <text:s text:c="4"/>033 <text:s text:c="4"/>001 <text:s text:c="4"/>005 <text:s text:c="4"/>12810 <text:s text:c="2"/>143</text:p>
      <text:p text:style-name="P8">017 <text:s text:c="4"/>033 <text:s text:c="4"/>001 <text:s text:c="4"/>005 <text:s text:c="4"/>12810 <text:s text:c="2"/>143</text:p>
      <text:p text:style-name="P8">017 <text:s text:c="4"/>041 <text:s text:c="4"/>001 <text:s text:c="4"/>006 <text:s text:c="4"/>12810 <text:s text:c="2"/>143</text:p>
      <text:p text:style-name="P8">019 <text:s text:c="4"/>041 <text:s text:c="4"/>001 <text:s text:c="4"/>006 <text:s text:c="4"/>12810 <text:s text:c="2"/>143</text:p>
      <text:p text:style-name="P8">019 <text:s text:c="4"/>048 <text:s text:c="4"/>001 <text:s text:c="4"/>006 <text:s text:c="4"/>12810 <text:s text:c="2"/>143</text:p>
      <text:p text:style-name="P8">018 <text:s text:c="4"/>048 <text:s text:c="4"/>001 <text:s text:c="4"/>006 <text:s text:c="4"/>12810 <text:s text:c="2"/>143</text:p>
      <text:p text:style-name="P8">018 <text:s text:c="4"/>040 <text:s text:c="4"/>001 <text:s text:c="4"/>006 <text:s text:c="4"/>12810 <text:s text:c="2"/>143</text:p>
      <text:p text:style-name="P8">018 <text:s text:c="4"/>035 <text:s text:c="4"/>001 <text:s text:c="4"/>006 <text:s text:c="4"/>12810 <text:s text:c="2"/>143</text:p>
      <text:p text:style-name="P8">017 <text:s text:c="4"/>035 <text:s text:c="4"/>001 <text:s text:c="4"/>005 <text:s text:c="4"/>12810 <text:s text:c="2"/>143</text:p>
      <text:p text:style-name="P8">018 <text:s text:c="4"/>033 <text:s text:c="4"/>001 <text:s text:c="4"/>005 <text:s text:c="4"/>12810 <text:s text:c="2"/>143</text:p>
      <text:p text:style-name="P8">019 <text:s text:c="4"/>033 <text:s text:c="4"/>001 <text:s text:c="4"/>005 <text:s text:c="4"/>12810 <text:s text:c="2"/>143</text:p>
      <text:p text:style-name="P8">020 <text:s text:c="4"/>038 <text:s text:c="4"/>001 <text:s text:c="4"/>005 <text:s text:c="4"/>12810 <text:s text:c="2"/>143</text:p>
      <text:p text:style-name="P8">020 <text:s text:c="4"/>045 <text:s text:c="4"/>001 <text:s text:c="4"/>006 <text:s text:c="4"/>12810 <text:s text:c="2"/>143</text:p>
      <text:p text:style-name="P8">020 <text:s text:c="4"/>046 <text:s text:c="4"/>001 <text:s text:c="4"/>006 <text:s text:c="4"/>12810 <text:s text:c="2"/>143</text:p>
      <text:p text:style-name="P8">020 <text:s text:c="4"/>046 <text:s text:c="4"/>001 <text:s text:c="4"/>006 <text:s text:c="4"/>12810 <text:s text:c="2"/>143</text:p>
      <text:p text:style-name="P8">020 <text:s text:c="4"/>033 <text:s text:c="4"/>001 <text:s text:c="4"/>005 <text:s text:c="4"/>12810 <text:s text:c="2"/>143</text:p>
      <text:p text:style-name="P8">020 <text:s text:c="4"/>034 <text:s text:c="4"/>001 <text:s text:c="4"/>005 <text:s text:c="4"/>12810 <text:s text:c="2"/>143</text:p>
      <text:p text:style-name="P8">021 <text:s text:c="4"/>033 <text:s text:c="4"/>001 <text:s text:c="4"/>005 <text:s text:c="4"/>12810 <text:s text:c="2"/>143</text:p>
      <text:p text:style-name="P8">021 <text:s text:c="4"/>033 <text:s text:c="4"/>001 <text:s text:c="4"/>006 <text:s text:c="4"/>12810 <text:s text:c="2"/>143</text:p>
      <text:p text:style-name="P8">023 <text:s text:c="4"/>039 <text:s text:c="4"/>001 <text:s text:c="4"/>006 <text:s text:c="4"/>12810 <text:s text:c="2"/>143</text:p>
      <text:p text:style-name="P8">023 <text:s text:c="4"/>046 <text:s text:c="4"/>001 <text:s text:c="4"/>006 <text:s text:c="4"/>12810 <text:s text:c="2"/>143</text:p>
      <text:p text:style-name="P8">023 <text:s text:c="4"/>047 <text:s text:c="4"/>001 <text:s text:c="4"/>006 <text:s text:c="4"/>12810 <text:s text:c="2"/>143</text:p>
      <text:p text:style-name="P8">025 <text:s text:c="4"/>044 <text:s text:c="4"/>001 <text:s text:c="4"/>007 <text:s text:c="4"/>12810 <text:s text:c="2"/>143</text:p>
      <text:p text:style-name="P8">022 <text:s text:c="4"/>044 <text:s text:c="4"/>001 <text:s text:c="4"/>006 <text:s text:c="4"/>12810 <text:s text:c="2"/>143</text:p>
      <text:p text:style-name="P8">024 <text:s text:c="4"/>036 <text:s text:c="4"/>001 <text:s text:c="4"/>006 <text:s text:c="4"/>12810 <text:s text:c="2"/>143</text:p>
      <text:p text:style-name="P8">023 <text:s text:c="4"/>032 <text:s text:c="4"/>001 <text:s text:c="4"/>006 <text:s text:c="4"/>12810 <text:s text:c="2"/>143</text:p>
      <text:p text:style-name="P8">023 <text:s text:c="4"/>032 <text:s text:c="4"/>001 <text:s text:c="4"/>006 <text:s text:c="4"/>12810 <text:s text:c="2"/>143</text:p>
      <text:p text:style-name="P8">021 <text:s text:c="4"/>035 <text:s text:c="4"/>001 <text:s text:c="4"/>005 <text:s text:c="4"/>12810 <text:s text:c="2"/>143</text:p>
      <text:p text:style-name="P8">024 <text:s text:c="4"/>035 <text:s text:c="4"/>001 <text:s text:c="4"/>006 <text:s text:c="4"/>12810 <text:s text:c="2"/>143</text:p>
      <text:p text:style-name="P8">024 <text:s text:c="4"/>042 <text:s text:c="4"/>001 <text:s text:c="4"/>006 <text:s text:c="4"/>12810 <text:s text:c="2"/>143</text:p>
      <text:p text:style-name="P8"><text:soft-page-break/>024 <text:s text:c="4"/>043 <text:s text:c="4"/>001 <text:s text:c="4"/>006 <text:s text:c="4"/>12810 <text:s text:c="2"/>143</text:p>
      <text:p text:style-name="P8">024 <text:s text:c="4"/>047 <text:s text:c="4"/>001 <text:s text:c="4"/>006 <text:s text:c="4"/>12810 <text:s text:c="2"/>143</text:p>
      <text:p text:style-name="P8">023 <text:s text:c="4"/>038 <text:s text:c="4"/>001 <text:s text:c="4"/>006 <text:s text:c="4"/>12810 <text:s text:c="2"/>143</text:p>
      <text:p text:style-name="P8">022 <text:s text:c="4"/>038 <text:s text:c="4"/>001 <text:s text:c="4"/>006 <text:s text:c="4"/>12810 <text:s text:c="2"/>143</text:p>
      <text:p text:style-name="P8">022 <text:s text:c="4"/>033 <text:s text:c="4"/>001 <text:s text:c="4"/>006 <text:s text:c="4"/>12810 <text:s text:c="2"/>143</text:p>
      <text:p text:style-name="P8">020 <text:s text:c="4"/>032 <text:s text:c="4"/>001 <text:s text:c="4"/>005 <text:s text:c="4"/>12810 <text:s text:c="2"/>143</text:p>
      <text:p text:style-name="P8">020 <text:s text:c="4"/>031 <text:s text:c="4"/>001 <text:s text:c="4"/>005 <text:s text:c="4"/>12810 <text:s text:c="2"/>143</text:p>
      <text:p text:style-name="P8">022 <text:s text:c="4"/>035 <text:s text:c="4"/>001 <text:s text:c="4"/>005 <text:s text:c="4"/>12810 <text:s text:c="2"/>143</text:p>
      <text:p text:style-name="P8">024 <text:s text:c="4"/>035 <text:s text:c="4"/>001 <text:s text:c="4"/>006 <text:s text:c="4"/>12810 <text:s text:c="2"/>143</text:p>
      <text:p text:style-name="P8">023 <text:s text:c="4"/>041 <text:s text:c="4"/>001 <text:s text:c="4"/>006 <text:s text:c="4"/>12810 <text:s text:c="2"/>143</text:p>
      <text:p text:style-name="P8">024 <text:s text:c="4"/>040 <text:s text:c="4"/>001 <text:s text:c="4"/>006 <text:s text:c="4"/>12810 <text:s text:c="2"/>143</text:p>
      <text:p text:style-name="P8">020 <text:s text:c="4"/>029 <text:s text:c="4"/>001 <text:s text:c="4"/>006 <text:s text:c="4"/>12810 <text:s text:c="2"/>143</text:p>
      <text:p text:style-name="P8">020 <text:s text:c="4"/>032 <text:s text:c="4"/>001 <text:s text:c="4"/>006 <text:s text:c="4"/>12810 <text:s text:c="2"/>143</text:p>
      <text:p text:style-name="P8">019 <text:s text:c="4"/>029 <text:s text:c="4"/>001 <text:s text:c="4"/>006 <text:s text:c="4"/>12810 <text:s text:c="2"/>143</text:p>
      <text:p text:style-name="P8">019 <text:s text:c="4"/>029 <text:s text:c="4"/>001 <text:s text:c="4"/>006 <text:s text:c="4"/>12810 <text:s text:c="2"/>143</text:p>
      <text:p text:style-name="P8">020 <text:s text:c="4"/>031 <text:s text:c="4"/>001 <text:s text:c="4"/>006 <text:s text:c="4"/>12810 <text:s text:c="2"/>143</text:p>
      <text:p text:style-name="P8">020 <text:s text:c="4"/>032 <text:s text:c="4"/>001 <text:s text:c="4"/>006 <text:s text:c="4"/>12810 <text:s text:c="2"/>143</text:p>
      <text:p text:style-name="P8">021 <text:s text:c="4"/>029 <text:s text:c="4"/>001 <text:s text:c="4"/>005 <text:s text:c="4"/>12810 <text:s text:c="2"/>143</text:p>
      <text:p text:style-name="P8">021 <text:s text:c="4"/>029 <text:s text:c="4"/>001 <text:s text:c="4"/>005 <text:s text:c="4"/>12810 <text:s text:c="2"/>143</text:p>
      <text:p text:style-name="P8">023 <text:s text:c="4"/>029 <text:s text:c="4"/>001 <text:s text:c="4"/>006 <text:s text:c="4"/>12810 <text:s text:c="2"/>143</text:p>
      <text:p text:style-name="P8">023 <text:s text:c="4"/>034 <text:s text:c="4"/>001 <text:s text:c="4"/>006 <text:s text:c="4"/>12810 <text:s text:c="2"/>143</text:p>
      <text:p text:style-name="P8">022 <text:s text:c="4"/>041 <text:s text:c="4"/>001 <text:s text:c="4"/>006 <text:s text:c="4"/>12810 <text:s text:c="2"/>143</text:p>
      <text:p text:style-name="P8">021 <text:s text:c="4"/>040 <text:s text:c="4"/>001 <text:s text:c="4"/>007 <text:s text:c="4"/>12810 <text:s text:c="2"/>143</text:p>
      <text:p text:style-name="P8">022 <text:s text:c="4"/>035 <text:s text:c="4"/>001 <text:s text:c="4"/>007 <text:s text:c="4"/>12810 <text:s text:c="2"/>143</text:p>
      <text:p text:style-name="P8">022 <text:s text:c="4"/>036 <text:s text:c="4"/>001 <text:s text:c="4"/>006 <text:s text:c="4"/>12810 <text:s text:c="2"/>143</text:p>
      <text:p text:style-name="P8">024 <text:s text:c="4"/>032 <text:s text:c="4"/>001 <text:s text:c="4"/>006 <text:s text:c="4"/>12810 <text:s text:c="2"/>143</text:p>
      <text:p text:style-name="P8">022 <text:s text:c="4"/>029 <text:s text:c="4"/>001 <text:s text:c="4"/>006 <text:s text:c="4"/>12810 <text:s text:c="2"/>143</text:p>
      <text:p text:style-name="P8">023 <text:s text:c="4"/>030 <text:s text:c="4"/>001 <text:s text:c="4"/>006 <text:s text:c="4"/>12810 <text:s text:c="2"/>143</text:p>
      <text:p text:style-name="P8">025 <text:s text:c="4"/>034 <text:s text:c="4"/>001 <text:s text:c="4"/>006 <text:s text:c="4"/>12810 <text:s text:c="2"/>143</text:p>
      <text:p text:style-name="P8">025 <text:s text:c="4"/>034 <text:s text:c="4"/>001 <text:s text:c="4"/>006 <text:s text:c="4"/>12810 <text:s text:c="2"/>143</text:p>
      <text:p text:style-name="P8">025 <text:s text:c="4"/>040 <text:s text:c="4"/>001 <text:s text:c="4"/>006 <text:s text:c="4"/>12810 <text:s text:c="2"/>143</text:p>
      <text:p text:style-name="P8">025 <text:s text:c="4"/>042 <text:s text:c="4"/>001 <text:s text:c="4"/>006 <text:s text:c="4"/>12810 <text:s text:c="2"/>143</text:p>
      <text:p text:style-name="P8">024 <text:s text:c="4"/>042 <text:s text:c="4"/>001 <text:s text:c="4"/>006 <text:s text:c="4"/>12810 <text:s text:c="2"/>143</text:p>
      <text:p text:style-name="P8">025 <text:s text:c="4"/>036 <text:s text:c="4"/>001 <text:s text:c="4"/>006 <text:s text:c="4"/>12810 <text:s text:c="2"/>143</text:p>
      <text:p text:style-name="P8">023 <text:s text:c="4"/>031 <text:s text:c="4"/>001 <text:s text:c="4"/>006 <text:s text:c="4"/>12810 <text:s text:c="2"/>143</text:p>
      <text:p text:style-name="P8">023 <text:s text:c="4"/>031 <text:s text:c="4"/>001 <text:s text:c="4"/>006 <text:s text:c="4"/>12810 <text:s text:c="2"/>143</text:p>
      <text:p text:style-name="P8">023 <text:s text:c="4"/>031 <text:s text:c="4"/>001 <text:s text:c="4"/>006 <text:s text:c="4"/>12810 <text:s text:c="2"/>143</text:p>
      <text:p text:style-name="P8">024 <text:s text:c="4"/>032 <text:s text:c="4"/>001 <text:s text:c="4"/>006 <text:s text:c="4"/>12810 <text:s text:c="2"/>143</text:p>
      <text:p text:style-name="P8">023 <text:s text:c="4"/>037 <text:s text:c="4"/>001 <text:s text:c="4"/>006 <text:s text:c="4"/>12810 <text:s text:c="2"/>143</text:p>
      <text:p text:style-name="P8">023 <text:s text:c="4"/>031 <text:s text:c="4"/>001 <text:s text:c="4"/>006 <text:s text:c="4"/>12810 <text:s text:c="2"/>143</text:p>
      <text:p text:style-name="P8">023 <text:s text:c="4"/>032 <text:s text:c="4"/>001 <text:s text:c="4"/>006 <text:s text:c="4"/>12810 <text:s text:c="2"/>143</text:p>
      <text:p text:style-name="P8">024 <text:s text:c="4"/>038 <text:s text:c="4"/>001 <text:s text:c="4"/>006 <text:s text:c="4"/>12810 <text:s text:c="2"/>143</text:p>
      <text:p text:style-name="P8">024 <text:s text:c="4"/>038 <text:s text:c="4"/>001 <text:s text:c="4"/>006 <text:s text:c="4"/>12810 <text:s text:c="2"/>143</text:p>
      <text:p text:style-name="P8">024 <text:s text:c="4"/>044 <text:s text:c="4"/>001 <text:s text:c="4"/>006 <text:s text:c="4"/>12810 <text:s text:c="2"/>143</text:p>
      <text:p text:style-name="P8">024 <text:s text:c="4"/>046 <text:s text:c="4"/>001 <text:s text:c="4"/>007 <text:s text:c="4"/>12810 <text:s text:c="2"/>143</text:p>
      <text:p text:style-name="P8">024 <text:s text:c="4"/>041 <text:s text:c="4"/>001 <text:s text:c="4"/>007 <text:s text:c="4"/>12810 <text:s text:c="2"/>143</text:p>
      <text:p text:style-name="P8">024 <text:s text:c="4"/>035 <text:s text:c="4"/>001 <text:s text:c="4"/>006 <text:s text:c="4"/>12810 <text:s text:c="2"/>143</text:p>
      <text:p text:style-name="P8">024 <text:s text:c="4"/>034 <text:s text:c="4"/>001 <text:s text:c="4"/>006 <text:s text:c="4"/>12810 <text:s text:c="2"/>143</text:p>
      <text:p text:style-name="P8">024 <text:s text:c="4"/>034 <text:s text:c="4"/>001 <text:s text:c="4"/>006 <text:s text:c="4"/>12810 <text:s text:c="2"/>143</text:p>
      <text:p text:style-name="P8"><text:soft-page-break/>024 <text:s text:c="4"/>033 <text:s text:c="4"/>001 <text:s text:c="4"/>006 <text:s text:c="4"/>12810 <text:s text:c="2"/>143</text:p>
      <text:p text:style-name="P8">024 <text:s text:c="4"/>036 <text:s text:c="4"/>001 <text:s text:c="4"/>006 <text:s text:c="4"/>12810 <text:s text:c="2"/>143</text:p>
      <text:p text:style-name="P8">024 <text:s text:c="4"/>043 <text:s text:c="4"/>001 <text:s text:c="4"/>006 <text:s text:c="4"/>12810 <text:s text:c="2"/>143</text:p>
      <text:p text:style-name="P8">023 <text:s text:c="4"/>044 <text:s text:c="4"/>001 <text:s text:c="4"/>006 <text:s text:c="4"/>12810 <text:s text:c="2"/>143</text:p>
      <text:p text:style-name="P8">023 <text:s text:c="4"/>045 <text:s text:c="4"/>001 <text:s text:c="4"/>007 <text:s text:c="4"/>12810 <text:s text:c="2"/>143</text:p>
      <text:p text:style-name="P8">022 <text:s text:c="4"/>033 <text:s text:c="4"/>001 <text:s text:c="4"/>006 <text:s text:c="4"/>12810 <text:s text:c="2"/>143</text:p>
      <text:p text:style-name="P8">021 <text:s text:c="4"/>032 <text:s text:c="4"/>001 <text:s text:c="4"/>006 <text:s text:c="4"/>12810 <text:s text:c="2"/>143</text:p>
      <text:p text:style-name="P8">022 <text:s text:c="4"/>032 <text:s text:c="4"/>001 <text:s text:c="4"/>006 <text:s text:c="4"/>12810 <text:s text:c="2"/>143</text:p>
      <text:p text:style-name="P8">022 <text:s text:c="4"/>038 <text:s text:c="4"/>001 <text:s text:c="4"/>006 <text:s text:c="4"/>12810 <text:s text:c="2"/>143</text:p>
      <text:p text:style-name="P8">022 <text:s text:c="4"/>044 <text:s text:c="4"/>001 <text:s text:c="4"/>006 <text:s text:c="4"/>12810 <text:s text:c="2"/>143</text:p>
      <text:p text:style-name="P8">022 <text:s text:c="4"/>044 <text:s text:c="4"/>001 <text:s text:c="4"/>007 <text:s text:c="4"/>12810 <text:s text:c="2"/>143</text:p>
      <text:p text:style-name="P8">022 <text:s text:c="4"/>040 <text:s text:c="4"/>001 <text:s text:c="4"/>007 <text:s text:c="4"/>12810 <text:s text:c="2"/>143</text:p>
      <text:p text:style-name="P8">022 <text:s text:c="4"/>039 <text:s text:c="4"/>001 <text:s text:c="4"/>006 <text:s text:c="4"/>12810 <text:s text:c="2"/>143</text:p>
      <text:p text:style-name="P8">023 <text:s text:c="4"/>033 <text:s text:c="4"/>001 <text:s text:c="4"/>006 <text:s text:c="4"/>12810 <text:s text:c="2"/>143</text:p>
      <text:p text:style-name="P8">023 <text:s text:c="4"/>031 <text:s text:c="4"/>001 <text:s text:c="4"/>006 <text:s text:c="4"/>12810 <text:s text:c="2"/>143</text:p>
      <text:p text:style-name="P8">024 <text:s text:c="4"/>031 <text:s text:c="4"/>001 <text:s text:c="4"/>006 <text:s text:c="4"/>12810 <text:s text:c="2"/>143</text:p>
      <text:p text:style-name="P8">024 <text:s text:c="4"/>034 <text:s text:c="4"/>001 <text:s text:c="4"/>006 <text:s text:c="4"/>12810 <text:s text:c="2"/>143</text:p>
      <text:p text:style-name="P8">025 <text:s text:c="4"/>039 <text:s text:c="4"/>001 <text:s text:c="4"/>006 <text:s text:c="4"/>12810 <text:s text:c="2"/>143</text:p>
      <text:p text:style-name="P8">024 <text:s text:c="4"/>031 <text:s text:c="4"/>001 <text:s text:c="4"/>006 <text:s text:c="4"/>12810 <text:s text:c="2"/>143</text:p>
      <text:p text:style-name="P8">026 <text:s text:c="4"/>034 <text:s text:c="4"/>001 <text:s text:c="4"/>006 <text:s text:c="4"/>12810 <text:s text:c="2"/>143</text:p>
      <text:p text:style-name="P8">026 <text:s text:c="4"/>034 <text:s text:c="4"/>001 <text:s text:c="4"/>006 <text:s text:c="4"/>12810 <text:s text:c="2"/>143</text:p>
      <text:p text:style-name="P8">026 <text:s text:c="4"/>041 <text:s text:c="4"/>001 <text:s text:c="4"/>006 <text:s text:c="4"/>12810 <text:s text:c="2"/>143</text:p>
      <text:p text:style-name="P8">027 <text:s text:c="4"/>042 <text:s text:c="4"/>001 <text:s text:c="4"/>007 <text:s text:c="4"/>12810 <text:s text:c="2"/>143</text:p>
      <text:p text:style-name="P8">026 <text:s text:c="4"/>046 <text:s text:c="4"/>001 <text:s text:c="4"/>007 <text:s text:c="4"/>12810 <text:s text:c="2"/>143</text:p>
      <text:p text:style-name="P8">026 <text:s text:c="4"/>039 <text:s text:c="4"/>001 <text:s text:c="4"/>007 <text:s text:c="4"/>12810 <text:s text:c="2"/>143</text:p>
      <text:p text:style-name="P8">025 <text:s text:c="4"/>032 <text:s text:c="4"/>001 <text:s text:c="4"/>006 <text:s text:c="4"/>12810 <text:s text:c="2"/>143</text:p>
      <text:p text:style-name="P8">025 <text:s text:c="4"/>034 <text:s text:c="4"/>001 <text:s text:c="4"/>006 <text:s text:c="4"/>12810 <text:s text:c="2"/>143</text:p>
      <text:p text:style-name="P8">024 <text:s text:c="4"/>034 <text:s text:c="4"/>001 <text:s text:c="4"/>006 <text:s text:c="4"/>12810 <text:s text:c="2"/>143</text:p>
      <text:p text:style-name="P8">025 <text:s text:c="4"/>035 <text:s text:c="4"/>001 <text:s text:c="4"/>006 <text:s text:c="4"/>12810 <text:s text:c="2"/>143</text:p>
      <text:p text:style-name="P8">026 <text:s text:c="4"/>042 <text:s text:c="4"/>001 <text:s text:c="4"/>007 <text:s text:c="4"/>12810 <text:s text:c="2"/>143</text:p>
      <text:p text:style-name="P8">025 <text:s text:c="4"/>043 <text:s text:c="4"/>001 <text:s text:c="4"/>007 <text:s text:c="4"/>12810 <text:s text:c="2"/>143</text:p>
      <text:p text:style-name="P8">025 <text:s text:c="4"/>043 <text:s text:c="4"/>001 <text:s text:c="4"/>007 <text:s text:c="4"/>12810 <text:s text:c="2"/>143</text:p>
      <text:p text:style-name="P8">024 <text:s text:c="4"/>037 <text:s text:c="4"/>001 <text:s text:c="4"/>007 <text:s text:c="4"/>12810 <text:s text:c="2"/>143</text:p>
      <text:p text:style-name="P8">024 <text:s text:c="4"/>032 <text:s text:c="4"/>001 <text:s text:c="4"/>006 <text:s text:c="4"/>12810 <text:s text:c="2"/>143</text:p>
      <text:p text:style-name="P8">023 <text:s text:c="4"/>032 <text:s text:c="4"/>001 <text:s text:c="4"/>006 <text:s text:c="4"/>12810 <text:s text:c="2"/>143</text:p>
      <text:p text:style-name="P8">025 <text:s text:c="4"/>032 <text:s text:c="4"/>001 <text:s text:c="4"/>006 <text:s text:c="4"/>12810 <text:s text:c="2"/>143</text:p>
      <text:p text:style-name="P8">024 <text:s text:c="4"/>033 <text:s text:c="4"/>001 <text:s text:c="4"/>006 <text:s text:c="4"/>12810 <text:s text:c="2"/>143</text:p>
      <text:p text:style-name="P8">024 <text:s text:c="4"/>039 <text:s text:c="4"/>001 <text:s text:c="4"/>006 <text:s text:c="4"/>12810 <text:s text:c="2"/>143</text:p>
      <text:p text:style-name="P8">024 <text:s text:c="4"/>046 <text:s text:c="4"/>001 <text:s text:c="4"/>007 <text:s text:c="4"/>12810 <text:s text:c="2"/>143</text:p>
      <text:p text:style-name="P8">023 <text:s text:c="4"/>047 <text:s text:c="4"/>001 <text:s text:c="4"/>007 <text:s text:c="4"/>12810 <text:s text:c="2"/>143</text:p>
      <text:p text:style-name="P8">023 <text:s text:c="4"/>042 <text:s text:c="4"/>001 <text:s text:c="4"/>007 <text:s text:c="4"/>12810 <text:s text:c="2"/>143</text:p>
      <text:p text:style-name="P8">021 <text:s text:c="4"/>042 <text:s text:c="4"/>001 <text:s text:c="4"/>007 <text:s text:c="4"/>12810 <text:s text:c="2"/>143</text:p>
      <text:p text:style-name="P8">023 <text:s text:c="4"/>036 <text:s text:c="4"/>001 <text:s text:c="4"/>007 <text:s text:c="4"/>12810 <text:s text:c="2"/>143</text:p>
      <text:p text:style-name="P8">022 <text:s text:c="4"/>033 <text:s text:c="4"/>001 <text:s text:c="4"/>006 <text:s text:c="4"/>12810 <text:s text:c="2"/>143</text:p>
      <text:p text:style-name="P8">021 <text:s text:c="4"/>034 <text:s text:c="4"/>001 <text:s text:c="4"/>006 <text:s text:c="4"/>12810 <text:s text:c="2"/>143</text:p>
      <text:p text:style-name="P8">022 <text:s text:c="4"/>037 <text:s text:c="4"/>001 <text:s text:c="4"/>006 <text:s text:c="4"/>12810 <text:s text:c="2"/>143</text:p>
      <text:p text:style-name="P8">025 <text:s text:c="4"/>038 <text:s text:c="4"/>001 <text:s text:c="4"/>006 <text:s text:c="4"/>12810 <text:s text:c="2"/>143</text:p>
      <text:p text:style-name="P8">023 <text:s text:c="4"/>046 <text:s text:c="4"/>001 <text:s text:c="4"/>006 <text:s text:c="4"/>12810 <text:s text:c="2"/>143</text:p>
      <text:p text:style-name="P8">025 <text:s text:c="4"/>048 <text:s text:c="4"/>001 <text:s text:c="4"/>007 <text:s text:c="4"/>12810 <text:s text:c="2"/>143</text:p>
      <text:p text:style-name="P8"><text:soft-page-break/>024 <text:s text:c="4"/>036 <text:s text:c="4"/>001 <text:s text:c="4"/>006 <text:s text:c="4"/>12810 <text:s text:c="2"/>143</text:p>
      <text:p text:style-name="P8">024 <text:s text:c="4"/>035 <text:s text:c="4"/>001 <text:s text:c="4"/>006 <text:s text:c="4"/>12810 <text:s text:c="2"/>143</text:p>
      <text:p text:style-name="P8">024 <text:s text:c="4"/>035 <text:s text:c="4"/>001 <text:s text:c="4"/>006 <text:s text:c="4"/>12810 <text:s text:c="2"/>143</text:p>
      <text:p text:style-name="P8">025 <text:s text:c="4"/>051 <text:s text:c="4"/>001 <text:s text:c="4"/>007 <text:s text:c="4"/>12810 <text:s text:c="2"/>143</text:p>
      <text:p text:style-name="P8">025 <text:s text:c="4"/>050 <text:s text:c="4"/>001 <text:s text:c="4"/>007 <text:s text:c="4"/>12810 <text:s text:c="2"/>143</text:p>
      <text:p text:style-name="P8">025 <text:s text:c="4"/>047 <text:s text:c="4"/>001 <text:s text:c="4"/>007 <text:s text:c="4"/>12810 <text:s text:c="2"/>143</text:p>
      <text:p text:style-name="P8">024 <text:s text:c="4"/>039 <text:s text:c="4"/>001 <text:s text:c="4"/>007 <text:s text:c="4"/>12810 <text:s text:c="2"/>143</text:p>
      <text:p text:style-name="P8">025 <text:s text:c="4"/>039 <text:s text:c="4"/>001 <text:s text:c="4"/>007 <text:s text:c="4"/>12810 <text:s text:c="2"/>143</text:p>
      <text:p text:style-name="P8">026 <text:s text:c="4"/>035 <text:s text:c="4"/>001 <text:s text:c="4"/>007 <text:s text:c="4"/>12810 <text:s text:c="2"/>143</text:p>
      <text:p text:style-name="P8">026 <text:s text:c="4"/>035 <text:s text:c="4"/>001 <text:s text:c="4"/>006 <text:s text:c="4"/>12810 <text:s text:c="2"/>143</text:p>
      <text:p text:style-name="P8">027 <text:s text:c="4"/>035 <text:s text:c="4"/>001 <text:s text:c="4"/>006 <text:s text:c="4"/>12810 <text:s text:c="2"/>143</text:p>
      <text:p text:style-name="P8">027 <text:s text:c="4"/>042 <text:s text:c="4"/>001 <text:s text:c="4"/>006 <text:s text:c="4"/>12810 <text:s text:c="2"/>143</text:p>
      <text:p text:style-name="P8">027 <text:s text:c="4"/>042 <text:s text:c="4"/>001 <text:s text:c="4"/>007 <text:s text:c="4"/>12810 <text:s text:c="2"/>143</text:p>
      <text:p text:style-name="P8">027 <text:s text:c="4"/>049 <text:s text:c="4"/>001 <text:s text:c="4"/>007 <text:s text:c="4"/>12810 <text:s text:c="2"/>143</text:p>
      <text:p text:style-name="P8">026 <text:s text:c="4"/>049 <text:s text:c="4"/>001 <text:s text:c="4"/>008 <text:s text:c="4"/>12810 <text:s text:c="2"/>143</text:p>
      <text:p text:style-name="P8">026 <text:s text:c="4"/>042 <text:s text:c="4"/>001 <text:s text:c="4"/>008 <text:s text:c="4"/>12810 <text:s text:c="2"/>143</text:p>
      <text:p text:style-name="P8">024 <text:s text:c="4"/>035 <text:s text:c="4"/>001 <text:s text:c="4"/>007 <text:s text:c="4"/>12810 <text:s text:c="2"/>143</text:p>
      <text:p text:style-name="P8">023 <text:s text:c="4"/>034 <text:s text:c="4"/>001 <text:s text:c="4"/>006 <text:s text:c="4"/>12810 <text:s text:c="2"/>143</text:p>
      <text:p text:style-name="P8">024 <text:s text:c="4"/>032 <text:s text:c="4"/>001 <text:s text:c="4"/>006 <text:s text:c="4"/>12810 <text:s text:c="2"/>143</text:p>
      <text:p text:style-name="P8">025 <text:s text:c="4"/>032 <text:s text:c="4"/>001 <text:s text:c="4"/>006 <text:s text:c="4"/>12810 <text:s text:c="2"/>143</text:p>
      <text:p text:style-name="P8">023 <text:s text:c="4"/>036 <text:s text:c="4"/>001 <text:s text:c="4"/>006 <text:s text:c="4"/>12810 <text:s text:c="2"/>143</text:p>
      <text:p text:style-name="P8">026 <text:s text:c="4"/>042 <text:s text:c="4"/>001 <text:s text:c="4"/>006 <text:s text:c="4"/>12810 <text:s text:c="2"/>143</text:p>
      <text:p text:style-name="P8">024 <text:s text:c="4"/>043 <text:s text:c="4"/>001 <text:s text:c="4"/>007 <text:s text:c="4"/>12810 <text:s text:c="2"/>143</text:p>
      <text:p text:style-name="P8">025 <text:s text:c="4"/>043 <text:s text:c="4"/>001 <text:s text:c="4"/>007 <text:s text:c="4"/>12810 <text:s text:c="2"/>143</text:p>
      <text:p text:style-name="P8">023 <text:s text:c="4"/>042 <text:s text:c="4"/>001 <text:s text:c="4"/>007 <text:s text:c="4"/>12810 <text:s text:c="2"/>143</text:p>
      <text:p text:style-name="P8">024 <text:s text:c="4"/>035 <text:s text:c="4"/>001 <text:s text:c="4"/>007 <text:s text:c="4"/>12810 <text:s text:c="2"/>143</text:p>
      <text:p text:style-name="P8">024 <text:s text:c="4"/>031 <text:s text:c="4"/>001 <text:s text:c="4"/>006 <text:s text:c="4"/>12810 <text:s text:c="2"/>143</text:p>
      <text:p text:style-name="P8">025 <text:s text:c="4"/>032 <text:s text:c="4"/>001 <text:s text:c="4"/>006 <text:s text:c="4"/>12810 <text:s text:c="2"/>143</text:p>
      <text:p text:style-name="P8">025 <text:s text:c="4"/>033 <text:s text:c="4"/>001 <text:s text:c="4"/>006 <text:s text:c="4"/>12810 <text:s text:c="2"/>143</text:p>
      <text:p text:style-name="P8">025 <text:s text:c="4"/>033 <text:s text:c="4"/>001 <text:s text:c="4"/>006 <text:s text:c="4"/>12810 <text:s text:c="2"/>143</text:p>
      <text:p text:style-name="P8">025 <text:s text:c="4"/>045 <text:s text:c="4"/>001 <text:s text:c="4"/>007 <text:s text:c="4"/>12810 <text:s text:c="2"/>143</text:p>
      <text:p text:style-name="P8">025 <text:s text:c="4"/>044 <text:s text:c="4"/>001 <text:s text:c="4"/>007 <text:s text:c="4"/>12810 <text:s text:c="2"/>143</text:p>
      <text:p text:style-name="P8">025 <text:s text:c="4"/>036 <text:s text:c="4"/>001 <text:s text:c="4"/>007 <text:s text:c="4"/>12810 <text:s text:c="2"/>143</text:p>
      <text:p text:style-name="P8">025 <text:s text:c="4"/>035 <text:s text:c="4"/>001 <text:s text:c="4"/>006 <text:s text:c="4"/>12810 <text:s text:c="2"/>143</text:p>
      <text:p text:style-name="P8">026 <text:s text:c="4"/>032 <text:s text:c="4"/>001 <text:s text:c="4"/>006 <text:s text:c="4"/>12810 <text:s text:c="2"/>143</text:p>
      <text:p text:style-name="P8">025 <text:s text:c="4"/>033 <text:s text:c="4"/>001 <text:s text:c="4"/>006 <text:s text:c="4"/>12810 <text:s text:c="2"/>143</text:p>
      <text:p text:style-name="P8">026 <text:s text:c="4"/>035 <text:s text:c="4"/>001 <text:s text:c="4"/>006 <text:s text:c="4"/>12810 <text:s text:c="2"/>143</text:p>
      <text:p text:style-name="P8">026 <text:s text:c="4"/>042 <text:s text:c="4"/>001 <text:s text:c="4"/>006 <text:s text:c="4"/>12810 <text:s text:c="2"/>143</text:p>
      <text:p text:style-name="P8">027 <text:s text:c="4"/>042 <text:s text:c="4"/>001 <text:s text:c="4"/>006 <text:s text:c="4"/>12810 <text:s text:c="2"/>143</text:p>
      <text:p text:style-name="P8">027 <text:s text:c="4"/>049 <text:s text:c="4"/>001 <text:s text:c="4"/>007 <text:s text:c="4"/>12810 <text:s text:c="2"/>143</text:p>
      <text:p text:style-name="P8">026 <text:s text:c="4"/>049 <text:s text:c="4"/>001 <text:s text:c="4"/>007 <text:s text:c="4"/>12810 <text:s text:c="2"/>143</text:p>
      <text:p text:style-name="P8">026 <text:s text:c="4"/>040 <text:s text:c="4"/>001 <text:s text:c="4"/>007 <text:s text:c="4"/>12810 <text:s text:c="2"/>143</text:p>
      <text:p text:style-name="P8">025 <text:s text:c="4"/>035 <text:s text:c="4"/>001 <text:s text:c="4"/>007 <text:s text:c="4"/>12810 <text:s text:c="2"/>143</text:p>
      <text:p text:style-name="P8">025 <text:s text:c="4"/>036 <text:s text:c="4"/>001 <text:s text:c="4"/>007 <text:s text:c="4"/>12810 <text:s text:c="2"/>143</text:p>
      <text:p text:style-name="P8">026 <text:s text:c="4"/>040 <text:s text:c="4"/>001 <text:s text:c="4"/>007 <text:s text:c="4"/>12810 <text:s text:c="2"/>143</text:p>
      <text:p text:style-name="P8">025 <text:s text:c="4"/>048 <text:s text:c="4"/>001 <text:s text:c="4"/>007 <text:s text:c="4"/>12810 <text:s text:c="2"/>143</text:p>
      <text:p text:style-name="P8">026 <text:s text:c="4"/>049 <text:s text:c="4"/>001 <text:s text:c="4"/>007 <text:s text:c="4"/>12810 <text:s text:c="2"/>143</text:p>
      <text:p text:style-name="P8">025 <text:s text:c="4"/>049 <text:s text:c="4"/>001 <text:s text:c="4"/>007 <text:s text:c="4"/>12810 <text:s text:c="2"/>143</text:p>
      <text:p text:style-name="P8">024 <text:s text:c="4"/>041 <text:s text:c="4"/>001 <text:s text:c="4"/>007 <text:s text:c="4"/>12810 <text:s text:c="2"/>143</text:p>
      <text:p text:style-name="P8"><text:soft-page-break/>025 <text:s text:c="4"/>036 <text:s text:c="4"/>001 <text:s text:c="4"/>007 <text:s text:c="4"/>12810 <text:s text:c="2"/>143</text:p>
      <text:p text:style-name="P8">025 <text:s text:c="4"/>035 <text:s text:c="4"/>001 <text:s text:c="4"/>007 <text:s text:c="4"/>12810 <text:s text:c="2"/>143</text:p>
      <text:p text:style-name="P8">023 <text:s text:c="4"/>035 <text:s text:c="4"/>001 <text:s text:c="4"/>006 <text:s text:c="4"/>12810 <text:s text:c="2"/>143</text:p>
      <text:p text:style-name="P8">022 <text:s text:c="4"/>037 <text:s text:c="4"/>001 <text:s text:c="4"/>006 <text:s text:c="4"/>12810 <text:s text:c="2"/>143</text:p>
      <text:p text:style-name="P8">022 <text:s text:c="4"/>035 <text:s text:c="4"/>001 <text:s text:c="4"/>006 <text:s text:c="4"/>12810 <text:s text:c="2"/>143</text:p>
      <text:p text:style-name="P8">023 <text:s text:c="4"/>035 <text:s text:c="4"/>001 <text:s text:c="4"/>006 <text:s text:c="4"/>12810 <text:s text:c="2"/>143</text:p>
      <text:p text:style-name="P8">022 <text:s text:c="4"/>036 <text:s text:c="4"/>001 <text:s text:c="4"/>006 <text:s text:c="4"/>12810 <text:s text:c="2"/>143</text:p>
      <text:p text:style-name="P8">021 <text:s text:c="4"/>042 <text:s text:c="4"/>001 <text:s text:c="4"/>006 <text:s text:c="4"/>12810 <text:s text:c="2"/>143</text:p>
      <text:p text:style-name="P8">024 <text:s text:c="4"/>044 <text:s text:c="4"/>001 <text:s text:c="4"/>007 <text:s text:c="4"/>12810 <text:s text:c="2"/>143</text:p>
      <text:p text:style-name="P8">023 <text:s text:c="4"/>043 <text:s text:c="4"/>001 <text:s text:c="4"/>007 <text:s text:c="4"/>12810 <text:s text:c="2"/>143</text:p>
      <text:p text:style-name="P8">023 <text:s text:c="4"/>036 <text:s text:c="4"/>001 <text:s text:c="4"/>007 <text:s text:c="4"/>12810 <text:s text:c="2"/>143</text:p>
      <text:p text:style-name="P8">025 <text:s text:c="4"/>033 <text:s text:c="4"/>001 <text:s text:c="4"/>006 <text:s text:c="4"/>12810 <text:s text:c="2"/>143</text:p>
      <text:p text:style-name="P8">023 <text:s text:c="4"/>032 <text:s text:c="4"/>001 <text:s text:c="4"/>006 <text:s text:c="4"/>12810 <text:s text:c="2"/>143</text:p>
      <text:p text:style-name="P8">022 <text:s text:c="4"/>033 <text:s text:c="4"/>001 <text:s text:c="4"/>006 <text:s text:c="4"/>12810 <text:s text:c="2"/>143</text:p>
      <text:p text:style-name="P8">024 <text:s text:c="4"/>039 <text:s text:c="4"/>001 <text:s text:c="4"/>006 <text:s text:c="4"/>12810 <text:s text:c="2"/>143</text:p>
      <text:p text:style-name="P8">025 <text:s text:c="4"/>039 <text:s text:c="4"/>001 <text:s text:c="4"/>006 <text:s text:c="4"/>12810 <text:s text:c="2"/>143</text:p>
      <text:p text:style-name="P8">025 <text:s text:c="4"/>044 <text:s text:c="4"/>001 <text:s text:c="4"/>007 <text:s text:c="4"/>12810 <text:s text:c="2"/>143</text:p>
      <text:p text:style-name="P8">024 <text:s text:c="4"/>044 <text:s text:c="4"/>001 <text:s text:c="4"/>007 <text:s text:c="4"/>12810 <text:s text:c="2"/>143</text:p>
      <text:p text:style-name="P8">025 <text:s text:c="4"/>037 <text:s text:c="4"/>001 <text:s text:c="4"/>007 <text:s text:c="4"/>12810 <text:s text:c="2"/>143</text:p>
      <text:p text:style-name="P8">024 <text:s text:c="4"/>039 <text:s text:c="4"/>001 <text:s text:c="4"/>007 <text:s text:c="4"/>12810 <text:s text:c="2"/>143</text:p>
      <text:p text:style-name="P8">024 <text:s text:c="4"/>033 <text:s text:c="4"/>001 <text:s text:c="4"/>006 <text:s text:c="4"/>12810 <text:s text:c="2"/>143</text:p>
      <text:p text:style-name="P8">025 <text:s text:c="4"/>032 <text:s text:c="4"/>001 <text:s text:c="4"/>006 <text:s text:c="4"/>12810 <text:s text:c="2"/>143</text:p>
      <text:p text:style-name="P8">025 <text:s text:c="4"/>033 <text:s text:c="4"/>001 <text:s text:c="4"/>006 <text:s text:c="4"/>12810 <text:s text:c="2"/>143</text:p>
      <text:p text:style-name="P8">026 <text:s text:c="4"/>039 <text:s text:c="4"/>001 <text:s text:c="4"/>006 <text:s text:c="4"/>12810 <text:s text:c="2"/>143</text:p>
      <text:p text:style-name="P8">026 <text:s text:c="4"/>047 <text:s text:c="4"/>001 <text:s text:c="4"/>007 <text:s text:c="4"/>12810 <text:s text:c="2"/>143</text:p>
      <text:p text:style-name="P8">026 <text:s text:c="4"/>048 <text:s text:c="4"/>001 <text:s text:c="4"/>007 <text:s text:c="4"/>12810 <text:s text:c="2"/>143</text:p>
      <text:p text:style-name="P8">025 <text:s text:c="4"/>047 <text:s text:c="4"/>001 <text:s text:c="4"/>007 <text:s text:c="4"/>12810 <text:s text:c="2"/>143</text:p>
      <text:p text:style-name="P8">025 <text:s text:c="4"/>047 <text:s text:c="4"/>001 <text:s text:c="4"/>007 <text:s text:c="4"/>12810 <text:s text:c="2"/>143</text:p>
      <text:p text:style-name="P8">024 <text:s text:c="4"/>040 <text:s text:c="4"/>001 <text:s text:c="4"/>007 <text:s text:c="4"/>12810 <text:s text:c="2"/>143</text:p>
      <text:p text:style-name="P8">024 <text:s text:c="4"/>036 <text:s text:c="4"/>001 <text:s text:c="4"/>006 <text:s text:c="4"/>12810 <text:s text:c="2"/>143</text:p>
      <text:p text:style-name="P8">024 <text:s text:c="4"/>036 <text:s text:c="4"/>001 <text:s text:c="4"/>006 <text:s text:c="4"/>12810 <text:s text:c="2"/>143</text:p>
      <text:p text:style-name="P8">025 <text:s text:c="4"/>039 <text:s text:c="4"/>001 <text:s text:c="4"/>006 <text:s text:c="4"/>12810 <text:s text:c="2"/>143</text:p>
      <text:p text:style-name="P8">025 <text:s text:c="4"/>039 <text:s text:c="4"/>001 <text:s text:c="4"/>006 <text:s text:c="4"/>12810 <text:s text:c="2"/>143</text:p>
      <text:p text:style-name="P8">026 <text:s text:c="4"/>047 <text:s text:c="4"/>001 <text:s text:c="4"/>006 <text:s text:c="4"/>12810 <text:s text:c="2"/>143</text:p>
      <text:p text:style-name="P8">026 <text:s text:c="4"/>049 <text:s text:c="4"/>001 <text:s text:c="4"/>007 <text:s text:c="4"/>12810 <text:s text:c="2"/>143</text:p>
      <text:p text:style-name="P8">025 <text:s text:c="4"/>047 <text:s text:c="4"/>001 <text:s text:c="4"/>006 <text:s text:c="4"/>12810 <text:s text:c="2"/>143</text:p>
      <text:p text:style-name="P8">024 <text:s text:c="4"/>046 <text:s text:c="4"/>001 <text:s text:c="4"/>006 <text:s text:c="4"/>12810 <text:s text:c="2"/>143</text:p>
      <text:p text:style-name="P8">025 <text:s text:c="4"/>056 <text:s text:c="4"/>001 <text:s text:c="4"/>007 <text:s text:c="4"/>12810 <text:s text:c="2"/>143</text:p>
      <text:p text:style-name="P8">024 <text:s text:c="4"/>056 <text:s text:c="4"/>001 <text:s text:c="4"/>007 <text:s text:c="4"/>12810 <text:s text:c="2"/>143</text:p>
      <text:p text:style-name="P8">023 <text:s text:c="4"/>037 <text:s text:c="4"/>001 <text:s text:c="4"/>006 <text:s text:c="4"/>12810 <text:s text:c="2"/>143</text:p>
      <text:p text:style-name="P8">024 <text:s text:c="4"/>036 <text:s text:c="4"/>001 <text:s text:c="4"/>006 <text:s text:c="4"/>12810 <text:s text:c="2"/>143</text:p>
      <text:p text:style-name="P8">023 <text:s text:c="4"/>040 <text:s text:c="4"/>001 <text:s text:c="4"/>006 <text:s text:c="4"/>12810 <text:s text:c="2"/>143</text:p>
      <text:p text:style-name="P8">025 <text:s text:c="4"/>048 <text:s text:c="4"/>001 <text:s text:c="4"/>006 <text:s text:c="4"/>12810 <text:s text:c="2"/>143</text:p>
      <text:p text:style-name="P8">023 <text:s text:c="4"/>049 <text:s text:c="4"/>001 <text:s text:c="4"/>007 <text:s text:c="4"/>12810 <text:s text:c="2"/>143</text:p>
      <text:p text:style-name="P8">022 <text:s text:c="4"/>051 <text:s text:c="4"/>001 <text:s text:c="4"/>007 <text:s text:c="4"/>12810 <text:s text:c="2"/>143</text:p>
      <text:p text:style-name="P8">023 <text:s text:c="4"/>050 <text:s text:c="4"/>001 <text:s text:c="4"/>007 <text:s text:c="4"/>12810 <text:s text:c="2"/>143</text:p>
      <text:p text:style-name="P8">021 <text:s text:c="4"/>041 <text:s text:c="4"/>001 <text:s text:c="4"/>007 <text:s text:c="4"/>12810 <text:s text:c="2"/>143</text:p>
      <text:p text:style-name="P8">020 <text:s text:c="4"/>036 <text:s text:c="4"/>001 <text:s text:c="4"/>006 <text:s text:c="4"/>12810 <text:s text:c="2"/>143</text:p>
      <text:p text:style-name="P8">019 <text:s text:c="4"/>035 <text:s text:c="4"/>001 <text:s text:c="4"/>006 <text:s text:c="4"/>12810 <text:s text:c="2"/>143</text:p>
      <text:p text:style-name="P8"><text:soft-page-break/>020 <text:s text:c="4"/>035 <text:s text:c="4"/>001 <text:s text:c="4"/>006 <text:s text:c="4"/>12810 <text:s text:c="2"/>143</text:p>
      <text:p text:style-name="P8">021 <text:s text:c="4"/>035 <text:s text:c="4"/>001 <text:s text:c="4"/>006 <text:s text:c="4"/>12810 <text:s text:c="2"/>143</text:p>
      <text:p text:style-name="P8">021 <text:s text:c="4"/>041 <text:s text:c="4"/>001 <text:s text:c="4"/>006 <text:s text:c="4"/>12810 <text:s text:c="2"/>143</text:p>
      <text:p text:style-name="P8">022 <text:s text:c="4"/>048 <text:s text:c="4"/>001 <text:s text:c="4"/>007 <text:s text:c="4"/>12810 <text:s text:c="2"/>143</text:p>
      <text:p text:style-name="P8">022 <text:s text:c="4"/>048 <text:s text:c="4"/>001 <text:s text:c="4"/>007 <text:s text:c="4"/>12810 <text:s text:c="2"/>143</text:p>
      <text:p text:style-name="P8">023 <text:s text:c="4"/>042 <text:s text:c="4"/>001 <text:s text:c="4"/>007 <text:s text:c="4"/>12810 <text:s text:c="2"/>143</text:p>
      <text:p text:style-name="P8">023 <text:s text:c="4"/>042 <text:s text:c="4"/>001 <text:s text:c="4"/>007 <text:s text:c="4"/>12810 <text:s text:c="2"/>143</text:p>
      <text:p text:style-name="P8">022 <text:s text:c="4"/>035 <text:s text:c="4"/>001 <text:s text:c="4"/>007 <text:s text:c="4"/>12810 <text:s text:c="2"/>143</text:p>
      <text:p text:style-name="P8">021 <text:s text:c="4"/>033 <text:s text:c="4"/>001 <text:s text:c="4"/>006 <text:s text:c="4"/>12810 <text:s text:c="2"/>143</text:p>
      <text:p text:style-name="P8">023 <text:s text:c="4"/>034 <text:s text:c="4"/>001 <text:s text:c="4"/>006 <text:s text:c="4"/>12810 <text:s text:c="2"/>143</text:p>
      <text:p text:style-name="P8">022 <text:s text:c="4"/>039 <text:s text:c="4"/>001 <text:s text:c="4"/>006 <text:s text:c="4"/>12810 <text:s text:c="2"/>143</text:p>
      <text:p text:style-name="P8">023 <text:s text:c="4"/>038 <text:s text:c="4"/>001 <text:s text:c="4"/>006 <text:s text:c="4"/>12810 <text:s text:c="2"/>143</text:p>
      <text:p text:style-name="P8">024 <text:s text:c="4"/>047 <text:s text:c="4"/>001 <text:s text:c="4"/>006 <text:s text:c="4"/>12810 <text:s text:c="2"/>143</text:p>
      <text:p text:style-name="P8">025 <text:s text:c="4"/>039 <text:s text:c="4"/>001 <text:s text:c="4"/>006 <text:s text:c="4"/>12810 <text:s text:c="2"/>143</text:p>
      <text:p text:style-name="P8">027 <text:s text:c="4"/>047 <text:s text:c="4"/>001 <text:s text:c="4"/>006 <text:s text:c="4"/>12810 <text:s text:c="2"/>143</text:p>
      <text:p text:style-name="P8">026 <text:s text:c="4"/>047 <text:s text:c="4"/>001 <text:s text:c="4"/>007 <text:s text:c="4"/>12810 <text:s text:c="2"/>143</text:p>
      <text:p text:style-name="P8">026 <text:s text:c="4"/>052 <text:s text:c="4"/>001 <text:s text:c="4"/>007 <text:s text:c="4"/>12810 <text:s text:c="2"/>143</text:p>
      <text:p text:style-name="P8">026 <text:s text:c="4"/>043 <text:s text:c="4"/>001 <text:s text:c="4"/>007 <text:s text:c="4"/>12810 <text:s text:c="2"/>143</text:p>
      <text:p text:style-name="P8">025 <text:s text:c="4"/>043 <text:s text:c="4"/>001 <text:s text:c="4"/>007 <text:s text:c="4"/>12810 <text:s text:c="2"/>143</text:p>
      <text:p text:style-name="P8">024 <text:s text:c="4"/>036 <text:s text:c="4"/>001 <text:s text:c="4"/>007 <text:s text:c="4"/>12810 <text:s text:c="2"/>143</text:p>
      <text:p text:style-name="P8">025 <text:s text:c="4"/>035 <text:s text:c="4"/>001 <text:s text:c="4"/>006 <text:s text:c="4"/>12810 <text:s text:c="2"/>143</text:p>
      <text:p text:style-name="P8">024 <text:s text:c="4"/>035 <text:s text:c="4"/>001 <text:s text:c="4"/>006 <text:s text:c="4"/>12810 <text:s text:c="2"/>143</text:p>
      <text:p text:style-name="P8">024 <text:s text:c="4"/>041 <text:s text:c="4"/>001 <text:s text:c="4"/>006 <text:s text:c="4"/>12810 <text:s text:c="2"/>143</text:p>
      <text:p text:style-name="P8">025 <text:s text:c="4"/>040 <text:s text:c="4"/>001 <text:s text:c="4"/>006 <text:s text:c="4"/>12810 <text:s text:c="2"/>143</text:p>
      <text:p text:style-name="P8">025 <text:s text:c="4"/>048 <text:s text:c="4"/>001 <text:s text:c="4"/>007 <text:s text:c="4"/>12810 <text:s text:c="2"/>143</text:p>
      <text:p text:style-name="P8">025 <text:s text:c="4"/>049 <text:s text:c="4"/>001 <text:s text:c="4"/>007 <text:s text:c="4"/>12810 <text:s text:c="2"/>143</text:p>
      <text:p text:style-name="P8">024 <text:s text:c="4"/>046 <text:s text:c="4"/>001 <text:s text:c="4"/>007 <text:s text:c="4"/>12810 <text:s text:c="2"/>143</text:p>
      <text:p text:style-name="P8">022 <text:s text:c="4"/>044 <text:s text:c="4"/>001 <text:s text:c="4"/>007 <text:s text:c="4"/>12810 <text:s text:c="2"/>143</text:p>
      <text:p text:style-name="P8">022 <text:s text:c="4"/>038 <text:s text:c="4"/>001 <text:s text:c="4"/>007 <text:s text:c="4"/>12810 <text:s text:c="2"/>143</text:p>
      <text:p text:style-name="P8">023 <text:s text:c="4"/>035 <text:s text:c="4"/>001 <text:s text:c="4"/>006 <text:s text:c="4"/>12810 <text:s text:c="2"/>143</text:p>
      <text:p text:style-name="P8">022 <text:s text:c="4"/>035 <text:s text:c="4"/>001 <text:s text:c="4"/>006 <text:s text:c="4"/>12810 <text:s text:c="2"/>143</text:p>
      <text:p text:style-name="P8">022 <text:s text:c="4"/>038 <text:s text:c="4"/>001 <text:s text:c="4"/>006 <text:s text:c="4"/>12810 <text:s text:c="2"/>143</text:p>
      <text:p text:style-name="P8">023 <text:s text:c="4"/>039 <text:s text:c="4"/>001 <text:s text:c="4"/>006 <text:s text:c="4"/>12810 <text:s text:c="2"/>143</text:p>
      <text:p text:style-name="P8">023 <text:s text:c="4"/>047 <text:s text:c="4"/>001 <text:s text:c="4"/>006 <text:s text:c="4"/>12810 <text:s text:c="2"/>143</text:p>
      <text:p text:style-name="P8">021 <text:s text:c="4"/>045 <text:s text:c="4"/>001 <text:s text:c="4"/>007 <text:s text:c="4"/>12810 <text:s text:c="2"/>143</text:p>
      <text:p text:style-name="P8">022 <text:s text:c="4"/>038 <text:s text:c="4"/>001 <text:s text:c="4"/>006 <text:s text:c="4"/>12810 <text:s text:c="2"/>143</text:p>
      <text:p text:style-name="P8">021 <text:s text:c="4"/>036 <text:s text:c="4"/>001 <text:s text:c="4"/>006 <text:s text:c="4"/>12810 <text:s text:c="2"/>143</text:p>
      <text:p text:style-name="P8">023 <text:s text:c="4"/>036 <text:s text:c="4"/>001 <text:s text:c="4"/>006 <text:s text:c="4"/>12810 <text:s text:c="2"/>143</text:p>
      <text:p text:style-name="P8">025 <text:s text:c="4"/>042 <text:s text:c="4"/>001 <text:s text:c="4"/>006 <text:s text:c="4"/>12810 <text:s text:c="2"/>143</text:p>
      <text:p text:style-name="P8">024 <text:s text:c="4"/>042 <text:s text:c="4"/>001 <text:s text:c="4"/>006 <text:s text:c="4"/>12810 <text:s text:c="2"/>143</text:p>
      <text:p text:style-name="P8">024 <text:s text:c="4"/>037 <text:s text:c="4"/>001 <text:s text:c="4"/>006 <text:s text:c="4"/>12810 <text:s text:c="2"/>143</text:p>
      <text:p text:style-name="P8">024 <text:s text:c="4"/>042 <text:s text:c="4"/>001 <text:s text:c="4"/>007 <text:s text:c="4"/>12810 <text:s text:c="2"/>143</text:p>
      <text:p text:style-name="P8">023 <text:s text:c="4"/>041 <text:s text:c="4"/>001 <text:s text:c="4"/>006 <text:s text:c="4"/>12810 <text:s text:c="2"/>143</text:p>
      <text:p text:style-name="P8">024 <text:s text:c="4"/>036 <text:s text:c="4"/>001 <text:s text:c="4"/>006 <text:s text:c="4"/>12810 <text:s text:c="2"/>143</text:p>
      <text:p text:style-name="P8">024 <text:s text:c="4"/>036 <text:s text:c="4"/>001 <text:s text:c="4"/>006 <text:s text:c="4"/>12810 <text:s text:c="2"/>143</text:p>
      <text:p text:style-name="P8">023 <text:s text:c="4"/>036 <text:s text:c="4"/>001 <text:s text:c="4"/>006 <text:s text:c="4"/>12810 <text:s text:c="2"/>143</text:p>
      <text:p text:style-name="P8">023 <text:s text:c="4"/>044 <text:s text:c="4"/>001 <text:s text:c="4"/>006 <text:s text:c="4"/>12810 <text:s text:c="2"/>143</text:p>
      <text:p text:style-name="P8">026 <text:s text:c="4"/>045 <text:s text:c="4"/>001 <text:s text:c="4"/>007 <text:s text:c="4"/>12810 <text:s text:c="2"/>143</text:p>
      <text:p text:style-name="P8">024 <text:s text:c="4"/>056 <text:s text:c="4"/>001 <text:s text:c="4"/>007 <text:s text:c="4"/>12810 <text:s text:c="2"/>143</text:p>
      <text:p text:style-name="P8"><text:soft-page-break/>024 <text:s text:c="4"/>050 <text:s text:c="4"/>001 <text:s text:c="4"/>007 <text:s text:c="4"/>12810 <text:s text:c="2"/>143</text:p>
      <text:p text:style-name="P8">025 <text:s text:c="4"/>050 <text:s text:c="4"/>001 <text:s text:c="4"/>007 <text:s text:c="4"/>12810 <text:s text:c="2"/>143</text:p>
      <text:p text:style-name="P8">023 <text:s text:c="4"/>042 <text:s text:c="4"/>001 <text:s text:c="4"/>007 <text:s text:c="4"/>12810 <text:s text:c="2"/>143</text:p>
      <text:p text:style-name="P8">023 <text:s text:c="4"/>041 <text:s text:c="4"/>001 <text:s text:c="4"/>006 <text:s text:c="4"/>12810 <text:s text:c="2"/>143</text:p>
      <text:p text:style-name="P8">022 <text:s text:c="4"/>038 <text:s text:c="4"/>001 <text:s text:c="4"/>006 <text:s text:c="4"/>12810 <text:s text:c="2"/>143</text:p>
      <text:p text:style-name="P8">024 <text:s text:c="4"/>042 <text:s text:c="4"/>001 <text:s text:c="4"/>006 <text:s text:c="4"/>12810 <text:s text:c="2"/>143</text:p>
      <text:p text:style-name="P8">025 <text:s text:c="4"/>042 <text:s text:c="4"/>001 <text:s text:c="4"/>006 <text:s text:c="4"/>12810 <text:s text:c="2"/>143</text:p>
      <text:p text:style-name="P8">023 <text:s text:c="4"/>050 <text:s text:c="4"/>001 <text:s text:c="4"/>006 <text:s text:c="4"/>12810 <text:s text:c="2"/>143</text:p>
      <text:p text:style-name="P8">026 <text:s text:c="4"/>051 <text:s text:c="4"/>001 <text:s text:c="4"/>007 <text:s text:c="4"/>12810 <text:s text:c="2"/>143</text:p>
      <text:p text:style-name="P8">024 <text:s text:c="4"/>056 <text:s text:c="4"/>001 <text:s text:c="4"/>007 <text:s text:c="4"/>12810 <text:s text:c="2"/>143</text:p>
      <text:p text:style-name="P8">024 <text:s text:c="4"/>055 <text:s text:c="4"/>001 <text:s text:c="4"/>007 <text:s text:c="4"/>12810 <text:s text:c="2"/>143</text:p>
      <text:p text:style-name="P8">023 <text:s text:c="4"/>045 <text:s text:c="4"/>001 <text:s text:c="4"/>007 <text:s text:c="4"/>12810 <text:s text:c="2"/>143</text:p>
      <text:p text:style-name="P8">022 <text:s text:c="4"/>039 <text:s text:c="4"/>001 <text:s text:c="4"/>006 <text:s text:c="4"/>12810 <text:s text:c="2"/>143</text:p>
      <text:p text:style-name="P8">023 <text:s text:c="4"/>039 <text:s text:c="4"/>001 <text:s text:c="4"/>006 <text:s text:c="4"/>12810 <text:s text:c="2"/>143</text:p>
      <text:p text:style-name="P8">023 <text:s text:c="4"/>039 <text:s text:c="4"/>001 <text:s text:c="4"/>006 <text:s text:c="4"/>12810 <text:s text:c="2"/>143</text:p>
      <text:p text:style-name="P8">024 <text:s text:c="4"/>039 <text:s text:c="4"/>001 <text:s text:c="4"/>006 <text:s text:c="4"/>12810 <text:s text:c="2"/>143</text:p>
      <text:p text:style-name="P8">023 <text:s text:c="4"/>045 <text:s text:c="4"/>001 <text:s text:c="4"/>006 <text:s text:c="4"/>12810 <text:s text:c="2"/>143</text:p>
      <text:p text:style-name="P8">022 <text:s text:c="4"/>056 <text:s text:c="4"/>001 <text:s text:c="4"/>007 <text:s text:c="4"/>12810 <text:s text:c="2"/>143</text:p>
      <text:p text:style-name="P8">022 <text:s text:c="4"/>037 <text:s text:c="4"/>001 <text:s text:c="4"/>006 <text:s text:c="4"/>12810 <text:s text:c="2"/>143</text:p>
      <text:p text:style-name="P8">023 <text:s text:c="4"/>043 <text:s text:c="4"/>001 <text:s text:c="4"/>006 <text:s text:c="4"/>12810 <text:s text:c="2"/>143</text:p>
      <text:p text:style-name="P8">024 <text:s text:c="4"/>051 <text:s text:c="4"/>001 <text:s text:c="4"/>007 <text:s text:c="4"/>12810 <text:s text:c="2"/>143</text:p>
      <text:p text:style-name="P8">024 <text:s text:c="4"/>052 <text:s text:c="4"/>001 <text:s text:c="4"/>007 <text:s text:c="4"/>12810 <text:s text:c="2"/>143</text:p>
      <text:p text:style-name="P8">023 <text:s text:c="4"/>046 <text:s text:c="4"/>001 <text:s text:c="4"/>007 <text:s text:c="4"/>12810 <text:s text:c="2"/>143</text:p>
      <text:p text:style-name="P8">022 <text:s text:c="4"/>038 <text:s text:c="4"/>001 <text:s text:c="4"/>007 <text:s text:c="4"/>12810 <text:s text:c="2"/>143</text:p>
      <text:p text:style-name="P8">024 <text:s text:c="4"/>038 <text:s text:c="4"/>001 <text:s text:c="4"/>006 <text:s text:c="4"/>12810 <text:s text:c="2"/>143</text:p>
      <text:p text:style-name="P8">024 <text:s text:c="4"/>035 <text:s text:c="4"/>001 <text:s text:c="4"/>006 <text:s text:c="4"/>12810 <text:s text:c="2"/>143</text:p>
      <text:p text:style-name="P8">023 <text:s text:c="4"/>037 <text:s text:c="4"/>001 <text:s text:c="4"/>006 <text:s text:c="4"/>12810 <text:s text:c="2"/>143</text:p>
      <text:p text:style-name="P8">023 <text:s text:c="4"/>038 <text:s text:c="4"/>001 <text:s text:c="4"/>006 <text:s text:c="4"/>12810 <text:s text:c="2"/>143</text:p>
      <text:p text:style-name="P8">025 <text:s text:c="4"/>045 <text:s text:c="4"/>001 <text:s text:c="4"/>006 <text:s text:c="4"/>12810 <text:s text:c="2"/>143</text:p>
      <text:p text:style-name="P8">025 <text:s text:c="4"/>043 <text:s text:c="4"/>001 <text:s text:c="4"/>007 <text:s text:c="4"/>12810 <text:s text:c="2"/>143</text:p>
      <text:p text:style-name="P8">025 <text:s text:c="4"/>037 <text:s text:c="4"/>001 <text:s text:c="4"/>006 <text:s text:c="4"/>12810 <text:s text:c="2"/>143</text:p>
      <text:p text:style-name="P8">023 <text:s text:c="4"/>037 <text:s text:c="4"/>001 <text:s text:c="4"/>006 <text:s text:c="4"/>12810 <text:s text:c="2"/>143</text:p>
      <text:p text:style-name="P8">023 <text:s text:c="4"/>035 <text:s text:c="4"/>001 <text:s text:c="4"/>006 <text:s text:c="4"/>12810 <text:s text:c="2"/>143</text:p>
      <text:p text:style-name="P8">025 <text:s text:c="4"/>041 <text:s text:c="4"/>001 <text:s text:c="4"/>006 <text:s text:c="4"/>12810 <text:s text:c="2"/>143</text:p>
      <text:p text:style-name="P8">023 <text:s text:c="4"/>041 <text:s text:c="4"/>001 <text:s text:c="4"/>006 <text:s text:c="4"/>12810 <text:s text:c="2"/>143</text:p>
      <text:p text:style-name="P8">022 <text:s text:c="4"/>049 <text:s text:c="4"/>001 <text:s text:c="4"/>006 <text:s text:c="4"/>12810 <text:s text:c="2"/>143</text:p>
      <text:p text:style-name="P8">023 <text:s text:c="4"/>050 <text:s text:c="4"/>001 <text:s text:c="4"/>007 <text:s text:c="4"/>12810 <text:s text:c="2"/>143</text:p>
      <text:p text:style-name="P8">024 <text:s text:c="4"/>049 <text:s text:c="4"/>001 <text:s text:c="4"/>007 <text:s text:c="4"/>12810 <text:s text:c="2"/>143</text:p>
      <text:p text:style-name="P8">024 <text:s text:c="4"/>041 <text:s text:c="4"/>001 <text:s text:c="4"/>007 <text:s text:c="4"/>12810 <text:s text:c="2"/>143</text:p>
      <text:p text:style-name="P8">024 <text:s text:c="4"/>040 <text:s text:c="4"/>001 <text:s text:c="4"/>007 <text:s text:c="4"/>12810 <text:s text:c="2"/>143</text:p>
      <text:p text:style-name="P8">023 <text:s text:c="4"/>048 <text:s text:c="4"/>001 <text:s text:c="4"/>007 <text:s text:c="4"/>12810 <text:s text:c="2"/>143</text:p>
      <text:p text:style-name="P8">022 <text:s text:c="4"/>042 <text:s text:c="4"/>001 <text:s text:c="4"/>006 <text:s text:c="4"/>12810 <text:s text:c="2"/>143</text:p>
      <text:p text:style-name="P8">021 <text:s text:c="4"/>042 <text:s text:c="4"/>001 <text:s text:c="4"/>006 <text:s text:c="4"/>12810 <text:s text:c="2"/>143</text:p>
      <text:p text:style-name="P8">022 <text:s text:c="4"/>037 <text:s text:c="4"/>001 <text:s text:c="4"/>006 <text:s text:c="4"/>12810 <text:s text:c="2"/>143</text:p>
      <text:p text:style-name="P8">023 <text:s text:c="4"/>037 <text:s text:c="4"/>001 <text:s text:c="4"/>006 <text:s text:c="4"/>12810 <text:s text:c="2"/>143</text:p>
      <text:p text:style-name="P8">024 <text:s text:c="4"/>044 <text:s text:c="4"/>001 <text:s text:c="4"/>006 <text:s text:c="4"/>12810 <text:s text:c="2"/>143</text:p>
      <text:p text:style-name="P8">025 <text:s text:c="4"/>053 <text:s text:c="4"/>001 <text:s text:c="4"/>006 <text:s text:c="4"/>12810 <text:s text:c="2"/>143</text:p>
      <text:p text:style-name="P8">024 <text:s text:c="4"/>053 <text:s text:c="4"/>001 <text:s text:c="4"/>007 <text:s text:c="4"/>12810 <text:s text:c="2"/>143</text:p>
      <text:p text:style-name="P8">022 <text:s text:c="4"/>049 <text:s text:c="4"/>001 <text:s text:c="4"/>007 <text:s text:c="4"/>12810 <text:s text:c="2"/>143</text:p>
      <text:p text:style-name="P8"><text:soft-page-break/>023 <text:s text:c="4"/>042 <text:s text:c="4"/>001 <text:s text:c="4"/>006 <text:s text:c="4"/>12810 <text:s text:c="2"/>143</text:p>
      <text:p text:style-name="P8">023 <text:s text:c="4"/>042 <text:s text:c="4"/>001 <text:s text:c="4"/>006 <text:s text:c="4"/>12810 <text:s text:c="2"/>143</text:p>
      <text:p text:style-name="P8">022 <text:s text:c="4"/>038 <text:s text:c="4"/>001 <text:s text:c="4"/>006 <text:s text:c="4"/>12810 <text:s text:c="2"/>143</text:p>
      <text:p text:style-name="P8">023 <text:s text:c="4"/>038 <text:s text:c="4"/>001 <text:s text:c="4"/>006 <text:s text:c="4"/>12810 <text:s text:c="2"/>143</text:p>
      <text:p text:style-name="P8">023 <text:s text:c="4"/>042 <text:s text:c="4"/>001 <text:s text:c="4"/>006 <text:s text:c="4"/>12810 <text:s text:c="2"/>143</text:p>
      <text:p text:style-name="P8">023 <text:s text:c="4"/>042 <text:s text:c="4"/>001 <text:s text:c="4"/>006 <text:s text:c="4"/>12810 <text:s text:c="2"/>143</text:p>
      <text:p text:style-name="P8">023 <text:s text:c="4"/>051 <text:s text:c="4"/>001 <text:s text:c="4"/>006 <text:s text:c="4"/>12810 <text:s text:c="2"/>143</text:p>
      <text:p text:style-name="P8">023 <text:s text:c="4"/>058 <text:s text:c="4"/>001 <text:s text:c="4"/>007 <text:s text:c="4"/>12810 <text:s text:c="2"/>143</text:p>
      <text:p text:style-name="P8">023 <text:s text:c="4"/>059 <text:s text:c="4"/>001 <text:s text:c="4"/>007 <text:s text:c="4"/>12810 <text:s text:c="2"/>143</text:p>
      <text:p text:style-name="P8">023 <text:s text:c="4"/>048 <text:s text:c="4"/>001 <text:s text:c="4"/>007 <text:s text:c="4"/>12810 <text:s text:c="2"/>143</text:p>
      <text:p text:style-name="P8">024 <text:s text:c="4"/>041 <text:s text:c="4"/>001 <text:s text:c="4"/>006 <text:s text:c="4"/>12810 <text:s text:c="2"/>143</text:p>
      <text:p text:style-name="P8">024 <text:s text:c="4"/>041 <text:s text:c="4"/>001 <text:s text:c="4"/>006 <text:s text:c="4"/>12810 <text:s text:c="2"/>143</text:p>
      <text:p text:style-name="P8">025 <text:s text:c="4"/>040 <text:s text:c="4"/>001 <text:s text:c="4"/>006 <text:s text:c="4"/>12810 <text:s text:c="2"/>143</text:p>
      <text:p text:style-name="P8">025 <text:s text:c="4"/>040 <text:s text:c="4"/>001 <text:s text:c="4"/>006 <text:s text:c="4"/>12810 <text:s text:c="2"/>143</text:p>
      <text:p text:style-name="P8">024 <text:s text:c="4"/>046 <text:s text:c="4"/>001 <text:s text:c="4"/>006 <text:s text:c="4"/>12810 <text:s text:c="2"/>143</text:p>
      <text:p text:style-name="P8">024 <text:s text:c="4"/>047 <text:s text:c="4"/>001 <text:s text:c="4"/>006 <text:s text:c="4"/>12810 <text:s text:c="2"/>143</text:p>
      <text:p text:style-name="P8">026 <text:s text:c="4"/>058 <text:s text:c="4"/>001 <text:s text:c="4"/>006 <text:s text:c="4"/>12810 <text:s text:c="2"/>143</text:p>
      <text:p text:style-name="P8">026 <text:s text:c="4"/>053 <text:s text:c="4"/>001 <text:s text:c="4"/>007 <text:s text:c="4"/>12810 <text:s text:c="2"/>143</text:p>
      <text:p text:style-name="P8">025 <text:s text:c="4"/>051 <text:s text:c="4"/>001 <text:s text:c="4"/>006 <text:s text:c="4"/>12810 <text:s text:c="2"/>143</text:p>
      <text:p text:style-name="P8">024 <text:s text:c="4"/>043 <text:s text:c="4"/>001 <text:s text:c="4"/>006 <text:s text:c="4"/>12810 <text:s text:c="2"/>143</text:p>
      <text:p text:style-name="P8">024 <text:s text:c="4"/>043 <text:s text:c="4"/>001 <text:s text:c="4"/>006 <text:s text:c="4"/>12810 <text:s text:c="2"/>143</text:p>
      <text:p text:style-name="P8">023 <text:s text:c="4"/>039 <text:s text:c="4"/>001 <text:s text:c="4"/>006 <text:s text:c="4"/>12810 <text:s text:c="2"/>143</text:p>
      <text:p text:style-name="P8">024 <text:s text:c="4"/>043 <text:s text:c="4"/>001 <text:s text:c="4"/>006 <text:s text:c="4"/>12810 <text:s text:c="2"/>143</text:p>
      <text:p text:style-name="P8">023 <text:s text:c="4"/>059 <text:s text:c="4"/>001 <text:s text:c="4"/>006 <text:s text:c="4"/>12810 <text:s text:c="2"/>143</text:p>
      <text:p text:style-name="P8">024 <text:s text:c="4"/>044 <text:s text:c="4"/>001 <text:s text:c="4"/>006 <text:s text:c="4"/>12810 <text:s text:c="2"/>143</text:p>
      <text:p text:style-name="P8">025 <text:s text:c="4"/>040 <text:s text:c="4"/>001 <text:s text:c="4"/>006 <text:s text:c="4"/>12810 <text:s text:c="2"/>143</text:p>
      <text:p text:style-name="P8">023 <text:s text:c="4"/>039 <text:s text:c="4"/>001 <text:s text:c="4"/>006 <text:s text:c="4"/>12810 <text:s text:c="2"/>143</text:p>
      <text:p text:style-name="P8">024 <text:s text:c="4"/>043 <text:s text:c="4"/>001 <text:s text:c="4"/>006 <text:s text:c="4"/>12810 <text:s text:c="2"/>143</text:p>
      <text:p text:style-name="P8">024 <text:s text:c="4"/>052 <text:s text:c="4"/>001 <text:s text:c="4"/>006 <text:s text:c="4"/>12810 <text:s text:c="2"/>143</text:p>
      <text:p text:style-name="P8">024 <text:s text:c="4"/>062 <text:s text:c="4"/>001 <text:s text:c="4"/>007 <text:s text:c="4"/>12810 <text:s text:c="2"/>143</text:p>
      <text:p text:style-name="P8">024 <text:s text:c="4"/>060 <text:s text:c="4"/>001 <text:s text:c="4"/>007 <text:s text:c="4"/>12810 <text:s text:c="2"/>143</text:p>
      <text:p text:style-name="P8">023 <text:s text:c="4"/>049 <text:s text:c="4"/>001 <text:s text:c="4"/>007 <text:s text:c="4"/>12810 <text:s text:c="2"/>143</text:p>
      <text:p text:style-name="P8">022 <text:s text:c="4"/>049 <text:s text:c="4"/>001 <text:s text:c="4"/>006 <text:s text:c="4"/>12810 <text:s text:c="2"/>143</text:p>
      <text:p text:style-name="P8">023 <text:s text:c="4"/>043 <text:s text:c="4"/>001 <text:s text:c="4"/>006 <text:s text:c="4"/>12810 <text:s text:c="2"/>143</text:p>
      <text:p text:style-name="P8">022 <text:s text:c="4"/>042 <text:s text:c="4"/>001 <text:s text:c="4"/>006 <text:s text:c="4"/>12810 <text:s text:c="2"/>143</text:p>
      <text:p text:style-name="P8">023 <text:s text:c="4"/>041 <text:s text:c="4"/>001 <text:s text:c="4"/>006 <text:s text:c="4"/>12810 <text:s text:c="2"/>143</text:p>
      <text:p text:style-name="P8">022 <text:s text:c="4"/>047 <text:s text:c="4"/>001 <text:s text:c="4"/>006 <text:s text:c="4"/>12810 <text:s text:c="2"/>143</text:p>
      <text:p text:style-name="P8">022 <text:s text:c="4"/>048 <text:s text:c="4"/>001 <text:s text:c="4"/>006 <text:s text:c="4"/>12810 <text:s text:c="2"/>143</text:p>
      <text:p text:style-name="P8">023 <text:s text:c="4"/>057 <text:s text:c="4"/>001 <text:s text:c="4"/>006 <text:s text:c="4"/>12810 <text:s text:c="2"/>143</text:p>
      <text:p text:style-name="P8">023 <text:s text:c="4"/>059 <text:s text:c="4"/>001 <text:s text:c="4"/>007 <text:s text:c="4"/>12810 <text:s text:c="2"/>143</text:p>
      <text:p text:style-name="P8">022 <text:s text:c="4"/>055 <text:s text:c="4"/>001 <text:s text:c="4"/>007 <text:s text:c="4"/>12810 <text:s text:c="2"/>143</text:p>
      <text:p text:style-name="P8">023 <text:s text:c="4"/>055 <text:s text:c="4"/>001 <text:s text:c="4"/>006 <text:s text:c="4"/>12810 <text:s text:c="2"/>143</text:p>
      <text:p text:style-name="P8">023 <text:s text:c="4"/>046 <text:s text:c="4"/>001 <text:s text:c="4"/>006 <text:s text:c="4"/>12810 <text:s text:c="2"/>143</text:p>
      <text:p text:style-name="P8">022 <text:s text:c="4"/>041 <text:s text:c="4"/>001 <text:s text:c="4"/>006 <text:s text:c="4"/>12810 <text:s text:c="2"/>143</text:p>
      <text:p text:style-name="P8">023 <text:s text:c="4"/>041 <text:s text:c="4"/>001 <text:s text:c="4"/>006 <text:s text:c="4"/>12810 <text:s text:c="2"/>143</text:p>
      <text:p text:style-name="P8">022 <text:s text:c="4"/>046 <text:s text:c="4"/>001 <text:s text:c="4"/>006 <text:s text:c="4"/>12810 <text:s text:c="2"/>143</text:p>
      <text:p text:style-name="P8">023 <text:s text:c="4"/>046 <text:s text:c="4"/>001 <text:s text:c="4"/>006 <text:s text:c="4"/>12810 <text:s text:c="2"/>143</text:p>
      <text:p text:style-name="P8">023 <text:s text:c="4"/>055 <text:s text:c="4"/>001 <text:s text:c="4"/>006 <text:s text:c="4"/>12810 <text:s text:c="2"/>143</text:p>
      <text:p text:style-name="P8">023 <text:s text:c="4"/>063 <text:s text:c="4"/>001 <text:s text:c="4"/>007 <text:s text:c="4"/>12810 <text:s text:c="2"/>143</text:p>
      <text:p text:style-name="P8"><text:soft-page-break/>023 <text:s text:c="4"/>063 <text:s text:c="4"/>001 <text:s text:c="4"/>007 <text:s text:c="4"/>12810 <text:s text:c="2"/>143</text:p>
      <text:p text:style-name="P8">022 <text:s text:c="4"/>047 <text:s text:c="4"/>001 <text:s text:c="4"/>006 <text:s text:c="4"/>12810 <text:s text:c="2"/>143</text:p>
      <text:p text:style-name="P8">023 <text:s text:c="4"/>041 <text:s text:c="4"/>001 <text:s text:c="4"/>006 <text:s text:c="4"/>12810 <text:s text:c="2"/>143</text:p>
      <text:p text:style-name="P8">024 <text:s text:c="4"/>046 <text:s text:c="4"/>001 <text:s text:c="4"/>006 <text:s text:c="4"/>12810 <text:s text:c="2"/>143</text:p>
      <text:p text:style-name="P8">023 <text:s text:c="4"/>047 <text:s text:c="4"/>001 <text:s text:c="4"/>006 <text:s text:c="4"/>12810 <text:s text:c="2"/>143</text:p>
      <text:p text:style-name="P8">024 <text:s text:c="4"/>056 <text:s text:c="4"/>001 <text:s text:c="4"/>006 <text:s text:c="4"/>12810 <text:s text:c="2"/>143</text:p>
      <text:p text:style-name="P8">025 <text:s text:c="4"/>056 <text:s text:c="4"/>001 <text:s text:c="4"/>006 <text:s text:c="4"/>12810 <text:s text:c="2"/>143</text:p>
      <text:p text:style-name="P8">024 <text:s text:c="4"/>061 <text:s text:c="4"/>001 <text:s text:c="4"/>006 <text:s text:c="4"/>12810 <text:s text:c="2"/>143</text:p>
      <text:p text:style-name="P8">023 <text:s text:c="4"/>061 <text:s text:c="4"/>001 <text:s text:c="4"/>007 <text:s text:c="4"/>12810 <text:s text:c="2"/>143</text:p>
      <text:p text:style-name="P8">025 <text:s text:c="4"/>059 <text:s text:c="4"/>001 <text:s text:c="4"/>007 <text:s text:c="4"/>12810 <text:s text:c="2"/>143</text:p>
      <text:p text:style-name="P8">023 <text:s text:c="4"/>057 <text:s text:c="4"/>001 <text:s text:c="4"/>006 <text:s text:c="4"/>12810 <text:s text:c="2"/>143</text:p>
      <text:p text:style-name="P8">024 <text:s text:c="4"/>058 <text:s text:c="4"/>001 <text:s text:c="4"/>007 <text:s text:c="4"/>12810 <text:s text:c="2"/>143</text:p>
      <text:p text:style-name="P8">023 <text:s text:c="4"/>057 <text:s text:c="4"/>001 <text:s text:c="4"/>007 <text:s text:c="4"/>12810 <text:s text:c="2"/>143</text:p>
      <text:p text:style-name="P8">023 <text:s text:c="4"/>046 <text:s text:c="4"/>001 <text:s text:c="4"/>006 <text:s text:c="4"/>12810 <text:s text:c="2"/>143</text:p>
      <text:p text:style-name="P8">022 <text:s text:c="4"/>045 <text:s text:c="4"/>001 <text:s text:c="4"/>006 <text:s text:c="4"/>12810 <text:s text:c="2"/>143</text:p>
      <text:p text:style-name="P8">022 <text:s text:c="4"/>040 <text:s text:c="4"/>001 <text:s text:c="4"/>006 <text:s text:c="4"/>12810 <text:s text:c="2"/>143</text:p>
      <text:p text:style-name="P8">022 <text:s text:c="4"/>039 <text:s text:c="4"/>001 <text:s text:c="4"/>006 <text:s text:c="4"/>12810 <text:s text:c="2"/>143</text:p>
      <text:p text:style-name="P8">022 <text:s text:c="4"/>042 <text:s text:c="4"/>001 <text:s text:c="4"/>006 <text:s text:c="4"/>12810 <text:s text:c="2"/>143</text:p>
      <text:p text:style-name="P8">022 <text:s text:c="4"/>051 <text:s text:c="4"/>001 <text:s text:c="4"/>006 <text:s text:c="4"/>12810 <text:s text:c="2"/>143</text:p>
      <text:p text:style-name="P8">023 <text:s text:c="4"/>052 <text:s text:c="4"/>001 <text:s text:c="4"/>007 <text:s text:c="4"/>12810 <text:s text:c="2"/>143</text:p>
      <text:p text:style-name="P8">023 <text:s text:c="4"/>045 <text:s text:c="4"/>001 <text:s text:c="4"/>006 <text:s text:c="4"/>12810 <text:s text:c="2"/>143</text:p>
      <text:p text:style-name="P8">022 <text:s text:c="4"/>044 <text:s text:c="4"/>001 <text:s text:c="4"/>006 <text:s text:c="4"/>12810 <text:s text:c="2"/>143</text:p>
      <text:p text:style-name="P8">023 <text:s text:c="4"/>040 <text:s text:c="4"/>001 <text:s text:c="4"/>006 <text:s text:c="4"/>12810 <text:s text:c="2"/>143</text:p>
      <text:p text:style-name="P8">024 <text:s text:c="4"/>040 <text:s text:c="4"/>001 <text:s text:c="4"/>005 <text:s text:c="4"/>12810 <text:s text:c="2"/>143</text:p>
      <text:p text:style-name="P8">023 <text:s text:c="4"/>046 <text:s text:c="4"/>001 <text:s text:c="4"/>005 <text:s text:c="4"/>12810 <text:s text:c="2"/>143</text:p>
      <text:p text:style-name="P8">024 <text:s text:c="4"/>055 <text:s text:c="4"/>001 <text:s text:c="4"/>006 <text:s text:c="4"/>12810 <text:s text:c="2"/>143</text:p>
      <text:p text:style-name="P8">023 <text:s text:c="4"/>055 <text:s text:c="4"/>001 <text:s text:c="4"/>006 <text:s text:c="4"/>12810 <text:s text:c="2"/>143</text:p>
      <text:p text:style-name="P8">023 <text:s text:c="4"/>056 <text:s text:c="4"/>001 <text:s text:c="4"/>006 <text:s text:c="4"/>12810 <text:s text:c="2"/>143</text:p>
      <text:p text:style-name="P8">023 <text:s text:c="4"/>039 <text:s text:c="4"/>001 <text:s text:c="4"/>005 <text:s text:c="4"/>12810 <text:s text:c="2"/>143</text:p>
      <text:p text:style-name="P8">023 <text:s text:c="4"/>041 <text:s text:c="4"/>001 <text:s text:c="4"/>005 <text:s text:c="4"/>12810 <text:s text:c="2"/>143</text:p>
      <text:p text:style-name="P8">023 <text:s text:c="4"/>038 <text:s text:c="4"/>001 <text:s text:c="4"/>005 <text:s text:c="4"/>12810 <text:s text:c="2"/>143</text:p>
      <text:p text:style-name="P8">023 <text:s text:c="4"/>038 <text:s text:c="4"/>001 <text:s text:c="4"/>005 <text:s text:c="4"/>12810 <text:s text:c="2"/>143</text:p>
      <text:p text:style-name="P8">023 <text:s text:c="4"/>045 <text:s text:c="4"/>001 <text:s text:c="4"/>005 <text:s text:c="4"/>12810 <text:s text:c="2"/>143</text:p>
      <text:p text:style-name="P8">024 <text:s text:c="4"/>053 <text:s text:c="4"/>001 <text:s text:c="4"/>006 <text:s text:c="4"/>12810 <text:s text:c="2"/>143</text:p>
      <text:p text:style-name="P8">022 <text:s text:c="4"/>053 <text:s text:c="4"/>001 <text:s text:c="4"/>006 <text:s text:c="4"/>12810 <text:s text:c="2"/>143</text:p>
      <text:p text:style-name="P8">023 <text:s text:c="4"/>050 <text:s text:c="4"/>001 <text:s text:c="4"/>006 <text:s text:c="4"/>12810 <text:s text:c="2"/>143</text:p>
      <text:p text:style-name="P8">023 <text:s text:c="4"/>050 <text:s text:c="4"/>001 <text:s text:c="4"/>006 <text:s text:c="4"/>12810 <text:s text:c="2"/>143</text:p>
      <text:p text:style-name="P8">023 <text:s text:c="4"/>041 <text:s text:c="4"/>001 <text:s text:c="4"/>006 <text:s text:c="4"/>12810 <text:s text:c="2"/>143</text:p>
      <text:p text:style-name="P8">022 <text:s text:c="4"/>037 <text:s text:c="4"/>001 <text:s text:c="4"/>005 <text:s text:c="4"/>12810 <text:s text:c="2"/>143</text:p>
      <text:p text:style-name="P8">023 <text:s text:c="4"/>037 <text:s text:c="4"/>001 <text:s text:c="4"/>006 <text:s text:c="4"/>12810 <text:s text:c="2"/>143</text:p>
      <text:p text:style-name="P8">022 <text:s text:c="4"/>040 <text:s text:c="4"/>001 <text:s text:c="4"/>005 <text:s text:c="4"/>12810 <text:s text:c="2"/>143</text:p>
      <text:p text:style-name="P8">023 <text:s text:c="4"/>040 <text:s text:c="4"/>001 <text:s text:c="4"/>006 <text:s text:c="4"/>12810 <text:s text:c="2"/>143</text:p>
      <text:p text:style-name="P8">023 <text:s text:c="4"/>048 <text:s text:c="4"/>001 <text:s text:c="4"/>006 <text:s text:c="4"/>12810 <text:s text:c="2"/>143</text:p>
      <text:p text:style-name="P8">023 <text:s text:c="4"/>048 <text:s text:c="4"/>000 <text:s text:c="4"/>006 <text:s text:c="4"/>12810 <text:s text:c="2"/>143</text:p>
      <text:p text:style-name="P8">023 <text:s text:c="4"/>055 <text:s text:c="4"/>001 <text:s text:c="4"/>006 <text:s text:c="4"/>12810 <text:s text:c="2"/>143</text:p>
      <text:p text:style-name="P8">022 <text:s text:c="4"/>046 <text:s text:c="4"/>001 <text:s text:c="4"/>006 <text:s text:c="4"/>12810 <text:s text:c="2"/>143</text:p>
      <text:p text:style-name="P8">023 <text:s text:c="4"/>047 <text:s text:c="4"/>001 <text:s text:c="4"/>006 <text:s text:c="4"/>12810 <text:s text:c="2"/>143</text:p>
      <text:p text:style-name="P8">023 <text:s text:c="4"/>041 <text:s text:c="4"/>001 <text:s text:c="4"/>006 <text:s text:c="4"/>12810 <text:s text:c="2"/>143</text:p>
      <text:p text:style-name="P8">021 <text:s text:c="4"/>042 <text:s text:c="4"/>001 <text:s text:c="4"/>005 <text:s text:c="4"/>12810 <text:s text:c="2"/>143</text:p>
      <text:p text:style-name="P8"><text:soft-page-break/>022 <text:s text:c="4"/>041 <text:s text:c="4"/>001 <text:s text:c="4"/>005 <text:s text:c="4"/>12810 <text:s text:c="2"/>143</text:p>
      <text:p text:style-name="P8">022 <text:s text:c="4"/>048 <text:s text:c="4"/>001 <text:s text:c="4"/>005 <text:s text:c="4"/>12810 <text:s text:c="2"/>143</text:p>
      <text:p text:style-name="P8">022 <text:s text:c="4"/>049 <text:s text:c="4"/>001 <text:s text:c="4"/>006 <text:s text:c="4"/>12810 <text:s text:c="2"/>143</text:p>
      <text:p text:style-name="P8">023 <text:s text:c="4"/>063 <text:s text:c="4"/>001 <text:s text:c="4"/>006 <text:s text:c="4"/>12810 <text:s text:c="2"/>143</text:p>
      <text:p text:style-name="P8">022 <text:s text:c="4"/>063 <text:s text:c="4"/>001 <text:s text:c="4"/>006 <text:s text:c="4"/>12810 <text:s text:c="2"/>143</text:p>
      <text:p text:style-name="P8">022 <text:s text:c="4"/>058 <text:s text:c="4"/>001 <text:s text:c="4"/>006 <text:s text:c="4"/>12810 <text:s text:c="2"/>143</text:p>
      <text:p text:style-name="P8">021 <text:s text:c="4"/>050 <text:s text:c="4"/>001 <text:s text:c="4"/>005 <text:s text:c="4"/>12810 <text:s text:c="2"/>143</text:p>
      <text:p text:style-name="P8">022 <text:s text:c="4"/>063 <text:s text:c="4"/>001 <text:s text:c="4"/>006 <text:s text:c="4"/>12810 <text:s text:c="2"/>143</text:p>
      <text:p text:style-name="P8">021 <text:s text:c="4"/>061 <text:s text:c="4"/>001 <text:s text:c="4"/>006 <text:s text:c="4"/>12810 <text:s text:c="2"/>143</text:p>
      <text:p text:style-name="P8">022 <text:s text:c="4"/>050 <text:s text:c="4"/>001 <text:s text:c="4"/>006 <text:s text:c="4"/>12810 <text:s text:c="2"/>143</text:p>
      <text:p text:style-name="P8">022 <text:s text:c="4"/>043 <text:s text:c="4"/>001 <text:s text:c="4"/>005 <text:s text:c="4"/>12810 <text:s text:c="2"/>143</text:p>
      <text:p text:style-name="P8">022 <text:s text:c="4"/>044 <text:s text:c="4"/>001 <text:s text:c="4"/>005 <text:s text:c="4"/>12810 <text:s text:c="2"/>143</text:p>
      <text:p text:style-name="P8">023 <text:s text:c="4"/>044 <text:s text:c="4"/>001 <text:s text:c="4"/>005 <text:s text:c="4"/>12810 <text:s text:c="2"/>143</text:p>
      <text:p text:style-name="P8">023 <text:s text:c="4"/>045 <text:s text:c="4"/>001 <text:s text:c="4"/>005 <text:s text:c="4"/>12810 <text:s text:c="2"/>143</text:p>
      <text:p text:style-name="P8">023 <text:s text:c="4"/>056 <text:s text:c="4"/>001 <text:s text:c="4"/>006 <text:s text:c="4"/>12810 <text:s text:c="2"/>143</text:p>
      <text:p text:style-name="P8">022 <text:s text:c="4"/>055 <text:s text:c="4"/>001 <text:s text:c="4"/>006 <text:s text:c="4"/>12810 <text:s text:c="2"/>143</text:p>
      <text:p text:style-name="P8">021 <text:s text:c="4"/>045 <text:s text:c="4"/>001 <text:s text:c="4"/>006 <text:s text:c="4"/>12810 <text:s text:c="2"/>143</text:p>
      <text:p text:style-name="P8">022 <text:s text:c="4"/>040 <text:s text:c="4"/>001 <text:s text:c="4"/>005 <text:s text:c="4"/>12810 <text:s text:c="2"/>143</text:p>
      <text:p text:style-name="P8">022 <text:s text:c="4"/>039 <text:s text:c="4"/>001 <text:s text:c="4"/>005 <text:s text:c="4"/>12810 <text:s text:c="2"/>143</text:p>
      <text:p text:style-name="P8">022 <text:s text:c="4"/>045 <text:s text:c="4"/>001 <text:s text:c="4"/>005 <text:s text:c="4"/>12810 <text:s text:c="2"/>143</text:p>
      <text:p text:style-name="P8">022 <text:s text:c="4"/>044 <text:s text:c="4"/>001 <text:s text:c="4"/>005 <text:s text:c="4"/>12810 <text:s text:c="2"/>143</text:p>
      <text:p text:style-name="P8">022 <text:s text:c="4"/>051 <text:s text:c="4"/>001 <text:s text:c="4"/>005 <text:s text:c="4"/>12810 <text:s text:c="2"/>143</text:p>
      <text:p text:style-name="P8">023 <text:s text:c="4"/>052 <text:s text:c="4"/>001 <text:s text:c="4"/>006 <text:s text:c="4"/>12810 <text:s text:c="2"/>143</text:p>
      <text:p text:style-name="P8">023 <text:s text:c="4"/>053 <text:s text:c="4"/>001 <text:s text:c="4"/>006 <text:s text:c="4"/>12810 <text:s text:c="2"/>143</text:p>
      <text:p text:style-name="P8">022 <text:s text:c="4"/>043 <text:s text:c="4"/>001 <text:s text:c="4"/>006 <text:s text:c="4"/>12810 <text:s text:c="2"/>143</text:p>
      <text:p text:style-name="P8">021 <text:s text:c="4"/>042 <text:s text:c="4"/>001 <text:s text:c="4"/>005 <text:s text:c="4"/>12810 <text:s text:c="2"/>143</text:p>
      <text:p text:style-name="P8">020 <text:s text:c="4"/>037 <text:s text:c="4"/>001 <text:s text:c="4"/>005 <text:s text:c="4"/>12810 <text:s text:c="2"/>143</text:p>
      <text:p text:style-name="P8">020 <text:s text:c="4"/>038 <text:s text:c="4"/>001 <text:s text:c="4"/>005 <text:s text:c="4"/>12810 <text:s text:c="2"/>143</text:p>
      <text:p text:style-name="P8">019 <text:s text:c="4"/>049 <text:s text:c="4"/>001 <text:s text:c="4"/>006 <text:s text:c="4"/>12810 <text:s text:c="2"/>143</text:p>
      <text:p text:style-name="P8">020 <text:s text:c="4"/>044 <text:s text:c="4"/>001 <text:s text:c="4"/>005 <text:s text:c="4"/>12810 <text:s text:c="2"/>143</text:p>
      <text:p text:style-name="P8">021 <text:s text:c="4"/>038 <text:s text:c="4"/>001 <text:s text:c="4"/>005 <text:s text:c="4"/>12810 <text:s text:c="2"/>143</text:p>
      <text:p text:style-name="P8">020 <text:s text:c="4"/>038 <text:s text:c="4"/>001 <text:s text:c="4"/>005 <text:s text:c="4"/>12810 <text:s text:c="2"/>143</text:p>
      <text:p text:style-name="P8">020 <text:s text:c="4"/>045 <text:s text:c="4"/>001 <text:s text:c="4"/>005 <text:s text:c="4"/>12810 <text:s text:c="2"/>143</text:p>
      <text:p text:style-name="P8">021 <text:s text:c="4"/>055 <text:s text:c="4"/>001 <text:s text:c="4"/>006 <text:s text:c="4"/>12810 <text:s text:c="2"/>143</text:p>
      <text:p text:style-name="P8">021 <text:s text:c="4"/>055 <text:s text:c="4"/>001 <text:s text:c="4"/>006 <text:s text:c="4"/>12810 <text:s text:c="2"/>143</text:p>
      <text:p text:style-name="P8">020 <text:s text:c="4"/>048 <text:s text:c="4"/>001 <text:s text:c="4"/>006 <text:s text:c="4"/>12810 <text:s text:c="2"/>143</text:p>
      <text:p text:style-name="P8">020 <text:s text:c="4"/>047 <text:s text:c="4"/>001 <text:s text:c="4"/>006 <text:s text:c="4"/>12810 <text:s text:c="2"/>143</text:p>
      <text:p text:style-name="P8">020 <text:s text:c="4"/>040 <text:s text:c="4"/>001 <text:s text:c="4"/>005 <text:s text:c="4"/>12810 <text:s text:c="2"/>143</text:p>
      <text:p text:style-name="P8">019 <text:s text:c="4"/>041 <text:s text:c="4"/>001 <text:s text:c="4"/>005 <text:s text:c="4"/>12810 <text:s text:c="2"/>143</text:p>
      <text:p text:style-name="P8">020 <text:s text:c="4"/>038 <text:s text:c="4"/>001 <text:s text:c="4"/>005 <text:s text:c="4"/>12810 <text:s text:c="2"/>143</text:p>
      <text:p text:style-name="P8">020 <text:s text:c="4"/>043 <text:s text:c="4"/>001 <text:s text:c="4"/>005 <text:s text:c="4"/>12810 <text:s text:c="2"/>143</text:p>
      <text:p text:style-name="P8">021 <text:s text:c="4"/>059 <text:s text:c="4"/>001 <text:s text:c="4"/>005 <text:s text:c="4"/>12810 <text:s text:c="2"/>143</text:p>
      <text:p text:style-name="P8">021 <text:s text:c="4"/>059 <text:s text:c="4"/>001 <text:s text:c="4"/>006 <text:s text:c="4"/>12810 <text:s text:c="2"/>143</text:p>
      <text:p text:style-name="P8">021 <text:s text:c="4"/>051 <text:s text:c="4"/>001 <text:s text:c="4"/>006 <text:s text:c="4"/>12810 <text:s text:c="2"/>143</text:p>
      <text:p text:style-name="P8">020 <text:s text:c="4"/>051 <text:s text:c="4"/>001 <text:s text:c="4"/>005 <text:s text:c="4"/>12810 <text:s text:c="2"/>143</text:p>
      <text:p text:style-name="P8">019 <text:s text:c="4"/>043 <text:s text:c="4"/>001 <text:s text:c="4"/>005 <text:s text:c="4"/>12810 <text:s text:c="2"/>143</text:p>
      <text:p text:style-name="P8">020 <text:s text:c="4"/>041 <text:s text:c="4"/>001 <text:s text:c="4"/>005 <text:s text:c="4"/>12810 <text:s text:c="2"/>143</text:p>
      <text:p text:style-name="P8">020 <text:s text:c="4"/>041 <text:s text:c="4"/>001 <text:s text:c="4"/>005 <text:s text:c="4"/>12810 <text:s text:c="2"/>143</text:p>
      <text:p text:style-name="P8">021 <text:s text:c="4"/>048 <text:s text:c="4"/>001 <text:s text:c="4"/>005 <text:s text:c="4"/>12810 <text:s text:c="2"/>143</text:p>
      <text:p text:style-name="P8"><text:soft-page-break/>020 <text:s text:c="4"/>048 <text:s text:c="4"/>001 <text:s text:c="4"/>005 <text:s text:c="4"/>12810 <text:s text:c="2"/>143</text:p>
      <text:p text:style-name="P8">020 <text:s text:c="4"/>059 <text:s text:c="4"/>001 <text:s text:c="4"/>005 <text:s text:c="4"/>12810 <text:s text:c="2"/>143</text:p>
      <text:p text:style-name="P8">020 <text:s text:c="4"/>062 <text:s text:c="4"/>001 <text:s text:c="4"/>006 <text:s text:c="4"/>12810 <text:s text:c="2"/>143</text:p>
      <text:p text:style-name="P8">018 <text:s text:c="4"/>059 <text:s text:c="4"/>001 <text:s text:c="4"/>006 <text:s text:c="4"/>12810 <text:s text:c="2"/>143</text:p>
      <text:p text:style-name="P8">016 <text:s text:c="4"/>047 <text:s text:c="4"/>001 <text:s text:c="4"/>005 <text:s text:c="4"/>12810 <text:s text:c="2"/>143</text:p>
      <text:p text:style-name="P8">016 <text:s text:c="4"/>046 <text:s text:c="4"/>001 <text:s text:c="4"/>005 <text:s text:c="4"/>12810 <text:s text:c="2"/>143</text:p>
      <text:p text:style-name="P8">016 <text:s text:c="4"/>041 <text:s text:c="4"/>001 <text:s text:c="4"/>005 <text:s text:c="4"/>12810 <text:s text:c="2"/>143</text:p>
      <text:p text:style-name="P8">016 <text:s text:c="4"/>040 <text:s text:c="4"/>001 <text:s text:c="4"/>005 <text:s text:c="4"/>12810 <text:s text:c="2"/>143</text:p>
      <text:p text:style-name="P8">015 <text:s text:c="4"/>041 <text:s text:c="4"/>001 <text:s text:c="4"/>005 <text:s text:c="4"/>12810 <text:s text:c="2"/>143</text:p>
      <text:p text:style-name="P8">017 <text:s text:c="4"/>060 <text:s text:c="4"/>001 <text:s text:c="4"/>006 <text:s text:c="4"/>12810 <text:s text:c="2"/>143</text:p>
      <text:p text:style-name="P8">016 <text:s text:c="4"/>050 <text:s text:c="4"/>001 <text:s text:c="4"/>006 <text:s text:c="4"/>12810 <text:s text:c="2"/>143</text:p>
      <text:p text:style-name="P8">017 <text:s text:c="4"/>042 <text:s text:c="4"/>001 <text:s text:c="4"/>005 <text:s text:c="4"/>12810 <text:s text:c="2"/>143</text:p>
      <text:p text:style-name="P8">017 <text:s text:c="4"/>041 <text:s text:c="4"/>001 <text:s text:c="4"/>005 <text:s text:c="4"/>12810 <text:s text:c="2"/>143</text:p>
      <text:p text:style-name="P8">017 <text:s text:c="4"/>037 <text:s text:c="4"/>001 <text:s text:c="4"/>005 <text:s text:c="4"/>12810 <text:s text:c="2"/>143</text:p>
      <text:p text:style-name="P8">017 <text:s text:c="4"/>037 <text:s text:c="4"/>001 <text:s text:c="4"/>005 <text:s text:c="4"/>12810 <text:s text:c="2"/>143</text:p>
      <text:p text:style-name="P8">017 <text:s text:c="4"/>042 <text:s text:c="4"/>001 <text:s text:c="4"/>005 <text:s text:c="4"/>12810 <text:s text:c="2"/>143</text:p>
      <text:p text:style-name="P8">017 <text:s text:c="4"/>050 <text:s text:c="4"/>001 <text:s text:c="4"/>005 <text:s text:c="4"/>12810 <text:s text:c="2"/>143</text:p>
      <text:p text:style-name="P8">016 <text:s text:c="4"/>049 <text:s text:c="4"/>001 <text:s text:c="4"/>005 <text:s text:c="4"/>12810 <text:s text:c="2"/>143</text:p>
      <text:p text:style-name="P8">016 <text:s text:c="4"/>052 <text:s text:c="4"/>001 <text:s text:c="4"/>005 <text:s text:c="4"/>12810 <text:s text:c="2"/>143</text:p>
      <text:p text:style-name="P8">017 <text:s text:c="4"/>051 <text:s text:c="4"/>001 <text:s text:c="4"/>005 <text:s text:c="4"/>12810 <text:s text:c="2"/>143</text:p>
      <text:p text:style-name="P8">016 <text:s text:c="4"/>042 <text:s text:c="4"/>001 <text:s text:c="4"/>005 <text:s text:c="4"/>12810 <text:s text:c="2"/>143</text:p>
      <text:p text:style-name="P8">016 <text:s text:c="4"/>037 <text:s text:c="4"/>001 <text:s text:c="4"/>005 <text:s text:c="4"/>12810 <text:s text:c="2"/>143</text:p>
      <text:p text:style-name="P8">016 <text:s text:c="4"/>037 <text:s text:c="4"/>001 <text:s text:c="4"/>005 <text:s text:c="4"/>12810 <text:s text:c="2"/>143</text:p>
      <text:p text:style-name="P8">016 <text:s text:c="4"/>038 <text:s text:c="4"/>001 <text:s text:c="4"/>005 <text:s text:c="4"/>12810 <text:s text:c="2"/>143</text:p>
      <text:p text:style-name="P8">016 <text:s text:c="4"/>038 <text:s text:c="4"/>001 <text:s text:c="4"/>005 <text:s text:c="4"/>12810 <text:s text:c="2"/>143</text:p>
      <text:p text:style-name="P8">016 <text:s text:c="4"/>046 <text:s text:c="4"/>001 <text:s text:c="4"/>005 <text:s text:c="4"/>12810 <text:s text:c="2"/>143</text:p>
      <text:p text:style-name="P8">016 <text:s text:c="4"/>056 <text:s text:c="4"/>001 <text:s text:c="4"/>005 <text:s text:c="4"/>12810 <text:s text:c="2"/>143</text:p>
      <text:p text:style-name="P8">016 <text:s text:c="4"/>056 <text:s text:c="4"/>001 <text:s text:c="4"/>005 <text:s text:c="4"/>12810 <text:s text:c="2"/>143</text:p>
      <text:p text:style-name="P8">015 <text:s text:c="4"/>047 <text:s text:c="4"/>001 <text:s text:c="4"/>005 <text:s text:c="4"/>12810 <text:s text:c="2"/>143</text:p>
      <text:p text:style-name="P8">014 <text:s text:c="4"/>047 <text:s text:c="4"/>001 <text:s text:c="4"/>005 <text:s text:c="4"/>12810 <text:s text:c="2"/>143</text:p>
      <text:p text:style-name="P8">014 <text:s text:c="4"/>040 <text:s text:c="4"/>001 <text:s text:c="4"/>005 <text:s text:c="4"/>12810 <text:s text:c="2"/>143</text:p>
      <text:p text:style-name="P8">013 <text:s text:c="4"/>037 <text:s text:c="4"/>001 <text:s text:c="4"/>005 <text:s text:c="4"/>12810 <text:s text:c="2"/>143</text:p>
      <text:p text:style-name="P8">014 <text:s text:c="4"/>037 <text:s text:c="4"/>001 <text:s text:c="4"/>005 <text:s text:c="4"/>12810 <text:s text:c="2"/>143</text:p>
      <text:p text:style-name="P8">014 <text:s text:c="4"/>049 <text:s text:c="4"/>001 <text:s text:c="4"/>005 <text:s text:c="4"/>12810 <text:s text:c="2"/>143</text:p>
      <text:p text:style-name="P8">013 <text:s text:c="4"/>050 <text:s text:c="4"/>001 <text:s text:c="4"/>005 <text:s text:c="4"/>12810 <text:s text:c="2"/>143</text:p>
      <text:p text:style-name="P8">014 <text:s text:c="4"/>055 <text:s text:c="4"/>001 <text:s text:c="4"/>005 <text:s text:c="4"/>12810 <text:s text:c="2"/>143</text:p>
      <text:p text:style-name="P8">012 <text:s text:c="4"/>055 <text:s text:c="4"/>001 <text:s text:c="4"/>005 <text:s text:c="4"/>12810 <text:s text:c="2"/>143</text:p>
      <text:p text:style-name="P8">012 <text:s text:c="4"/>045 <text:s text:c="4"/>001 <text:s text:c="4"/>005 <text:s text:c="4"/>12810 <text:s text:c="2"/>143</text:p>
      <text:p text:style-name="P8">011 <text:s text:c="4"/>039 <text:s text:c="4"/>001 <text:s text:c="4"/>005 <text:s text:c="4"/>12810 <text:s text:c="2"/>143</text:p>
      <text:p text:style-name="P8">012 <text:s text:c="4"/>039 <text:s text:c="4"/>001 <text:s text:c="4"/>004 <text:s text:c="4"/>12810 <text:s text:c="2"/>143</text:p>
      <text:p text:style-name="P8">011 <text:s text:c="4"/>037 <text:s text:c="4"/>001 <text:s text:c="4"/>004 <text:s text:c="4"/>12810 <text:s text:c="2"/>143</text:p>
      <text:p text:style-name="P8">012 <text:s text:c="4"/>037 <text:s text:c="4"/>001 <text:s text:c="4"/>004 <text:s text:c="4"/>12810 <text:s text:c="2"/>143</text:p>
      <text:p text:style-name="P8">012 <text:s text:c="4"/>044 <text:s text:c="4"/>001 <text:s text:c="4"/>004 <text:s text:c="4"/>12810 <text:s text:c="2"/>143</text:p>
      <text:p text:style-name="P8">013 <text:s text:c="4"/>053 <text:s text:c="4"/>001 <text:s text:c="4"/>005 <text:s text:c="4"/>12810 <text:s text:c="2"/>143</text:p>
      <text:p text:style-name="P8">013 <text:s text:c="4"/>053 <text:s text:c="4"/>001 <text:s text:c="4"/>005 <text:s text:c="4"/>12810 <text:s text:c="2"/>143</text:p>
      <text:p text:style-name="P8">012 <text:s text:c="4"/>047 <text:s text:c="4"/>001 <text:s text:c="4"/>005 <text:s text:c="4"/>12810 <text:s text:c="2"/>143</text:p>
      <text:p text:style-name="P8">011 <text:s text:c="4"/>047 <text:s text:c="4"/>001 <text:s text:c="4"/>005 <text:s text:c="4"/>12810 <text:s text:c="2"/>143</text:p>
      <text:p text:style-name="P8">012 <text:s text:c="4"/>039 <text:s text:c="4"/>001 <text:s text:c="4"/>005 <text:s text:c="4"/>12810 <text:s text:c="2"/>143</text:p>
      <text:p text:style-name="P8">011 <text:s text:c="4"/>035 <text:s text:c="4"/>001 <text:s text:c="4"/>004 <text:s text:c="4"/>12810 <text:s text:c="2"/>143</text:p>
      <text:p text:style-name="P8"><text:soft-page-break/>010 <text:s text:c="4"/>038 <text:s text:c="4"/>001 <text:s text:c="4"/>004 <text:s text:c="4"/>12810 <text:s text:c="2"/>143</text:p>
      <text:p text:style-name="P8">010 <text:s text:c="4"/>039 <text:s text:c="4"/>001 <text:s text:c="4"/>004 <text:s text:c="4"/>12810 <text:s text:c="2"/>143</text:p>
      <text:p text:style-name="P8">010 <text:s text:c="4"/>039 <text:s text:c="4"/>001 <text:s text:c="4"/>004 <text:s text:c="4"/>12810 <text:s text:c="2"/>143</text:p>
      <text:p text:style-name="P8">011 <text:s text:c="4"/>047 <text:s text:c="4"/>001 <text:s text:c="4"/>004 <text:s text:c="4"/>12810 <text:s text:c="2"/>143</text:p>
      <text:p text:style-name="P8">010 <text:s text:c="4"/>043 <text:s text:c="4"/>001 <text:s text:c="4"/>004 <text:s text:c="4"/>12810 <text:s text:c="2"/>143</text:p>
      <text:p text:style-name="P8">010 <text:s text:c="4"/>038 <text:s text:c="4"/>001 <text:s text:c="4"/>004 <text:s text:c="4"/>12810 <text:s text:c="2"/>143</text:p>
      <text:p text:style-name="P8">011 <text:s text:c="4"/>037 <text:s text:c="4"/>001 <text:s text:c="4"/>004 <text:s text:c="4"/>12810 <text:s text:c="2"/>143</text:p>
      <text:p text:style-name="P8">011 <text:s text:c="4"/>036 <text:s text:c="4"/>001 <text:s text:c="4"/>004 <text:s text:c="4"/>12810 <text:s text:c="2"/>143</text:p>
      <text:p text:style-name="P8">010 <text:s text:c="4"/>042 <text:s text:c="4"/>001 <text:s text:c="4"/>004 <text:s text:c="4"/>12810 <text:s text:c="2"/>143</text:p>
      <text:p text:style-name="P8">011 <text:s text:c="4"/>052 <text:s text:c="4"/>001 <text:s text:c="4"/>004 <text:s text:c="4"/>12810 <text:s text:c="2"/>143</text:p>
      <text:p text:style-name="P8">011 <text:s text:c="4"/>054 <text:s text:c="4"/>001 <text:s text:c="4"/>004 <text:s text:c="4"/>12810 <text:s text:c="2"/>143</text:p>
      <text:p text:style-name="P8">011 <text:s text:c="4"/>046 <text:s text:c="4"/>001 <text:s text:c="4"/>004 <text:s text:c="4"/>12810 <text:s text:c="2"/>143</text:p>
      <text:p text:style-name="P8">010 <text:s text:c="4"/>039 <text:s text:c="4"/>001 <text:s text:c="4"/>004 <text:s text:c="4"/>12810 <text:s text:c="2"/>143</text:p>
      <text:p text:style-name="P8">010 <text:s text:c="4"/>040 <text:s text:c="4"/>001 <text:s text:c="4"/>004 <text:s text:c="4"/>12810 <text:s text:c="2"/>143</text:p>
      <text:p text:style-name="P8">011 <text:s text:c="4"/>039 <text:s text:c="4"/>001 <text:s text:c="4"/>004 <text:s text:c="4"/>12810 <text:s text:c="2"/>143</text:p>
      <text:p text:style-name="P8">011 <text:s text:c="4"/>046 <text:s text:c="4"/>001 <text:s text:c="4"/>004 <text:s text:c="4"/>12810 <text:s text:c="2"/>143</text:p>
      <text:p text:style-name="P8">011 <text:s text:c="4"/>046 <text:s text:c="4"/>001 <text:s text:c="4"/>004 <text:s text:c="4"/>12810 <text:s text:c="2"/>143</text:p>
      <text:p text:style-name="P8">010 <text:s text:c="4"/>058 <text:s text:c="4"/>001 <text:s text:c="4"/>004 <text:s text:c="4"/>12810 <text:s text:c="2"/>143</text:p>
      <text:p text:style-name="P8">011 <text:s text:c="4"/>058 <text:s text:c="4"/>001 <text:s text:c="4"/>005 <text:s text:c="4"/>12810 <text:s text:c="2"/>143</text:p>
      <text:p text:style-name="P8">010 <text:s text:c="4"/>053 <text:s text:c="4"/>001 <text:s text:c="4"/>005 <text:s text:c="4"/>12810 <text:s text:c="2"/>143</text:p>
      <text:p text:style-name="P8">009 <text:s text:c="4"/>044 <text:s text:c="4"/>001 <text:s text:c="4"/>004 <text:s text:c="4"/>12810 <text:s text:c="2"/>143</text:p>
      <text:p text:style-name="P8">010 <text:s text:c="4"/>043 <text:s text:c="4"/>001 <text:s text:c="4"/>004 <text:s text:c="4"/>12810 <text:s text:c="2"/>143</text:p>
      <text:p text:style-name="P8">009 <text:s text:c="4"/>039 <text:s text:c="4"/>001 <text:s text:c="4"/>004 <text:s text:c="4"/>12810 <text:s text:c="2"/>143</text:p>
      <text:p text:style-name="P8">009 <text:s text:c="4"/>038 <text:s text:c="4"/>001 <text:s text:c="4"/>004 <text:s text:c="4"/>12810 <text:s text:c="2"/>143</text:p>
      <text:p text:style-name="P8">009 <text:s text:c="4"/>041 <text:s text:c="4"/>001 <text:s text:c="4"/>004 <text:s text:c="4"/>12810 <text:s text:c="2"/>143</text:p>
      <text:p text:style-name="P8">009 <text:s text:c="4"/>050 <text:s text:c="4"/>001 <text:s text:c="4"/>004 <text:s text:c="4"/>12810 <text:s text:c="2"/>143</text:p>
      <text:p text:style-name="P8">010 <text:s text:c="4"/>050 <text:s text:c="4"/>001 <text:s text:c="4"/>004 <text:s text:c="4"/>12810 <text:s text:c="2"/>143</text:p>
      <text:p text:style-name="P8">010 <text:s text:c="4"/>056 <text:s text:c="4"/>001 <text:s text:c="4"/>004 <text:s text:c="4"/>12810 <text:s text:c="2"/>143</text:p>
      <text:p text:style-name="P8">010 <text:s text:c="4"/>055 <text:s text:c="4"/>001 <text:s text:c="4"/>004 <text:s text:c="4"/>12810 <text:s text:c="2"/>143</text:p>
      <text:p text:style-name="P8">010 <text:s text:c="4"/>045 <text:s text:c="4"/>001 <text:s text:c="4"/>004 <text:s text:c="4"/>12810 <text:s text:c="2"/>143</text:p>
      <text:p text:style-name="P8">010 <text:s text:c="4"/>039 <text:s text:c="4"/>001 <text:s text:c="4"/>004 <text:s text:c="4"/>12810 <text:s text:c="2"/>143</text:p>
      <text:p text:style-name="P8">010 <text:s text:c="4"/>038 <text:s text:c="4"/>001 <text:s text:c="4"/>004 <text:s text:c="4"/>12810 <text:s text:c="2"/>143</text:p>
      <text:p text:style-name="P8">010 <text:s text:c="4"/>037 <text:s text:c="4"/>001 <text:s text:c="4"/>004 <text:s text:c="4"/>12810 <text:s text:c="2"/>143</text:p>
      <text:p text:style-name="P8">010 <text:s text:c="4"/>037 <text:s text:c="4"/>001 <text:s text:c="4"/>004 <text:s text:c="4"/>12810 <text:s text:c="2"/>143</text:p>
      <text:p text:style-name="P8">010 <text:s text:c="4"/>044 <text:s text:c="4"/>001 <text:s text:c="4"/>004 <text:s text:c="4"/>12810 <text:s text:c="2"/>143</text:p>
      <text:p text:style-name="P8">010 <text:s text:c="4"/>053 <text:s text:c="4"/>001 <text:s text:c="4"/>004 <text:s text:c="4"/>12810 <text:s text:c="2"/>143</text:p>
      <text:p text:style-name="P8">010 <text:s text:c="4"/>053 <text:s text:c="4"/>001 <text:s text:c="4"/>004 <text:s text:c="4"/>12810 <text:s text:c="2"/>143</text:p>
      <text:p text:style-name="P8">010 <text:s text:c="4"/>048 <text:s text:c="4"/>001 <text:s text:c="4"/>004 <text:s text:c="4"/>12810 <text:s text:c="2"/>143</text:p>
      <text:p text:style-name="P8">010 <text:s text:c="4"/>036 <text:s text:c="4"/>001 <text:s text:c="4"/>003 <text:s text:c="4"/>12810 <text:s text:c="2"/>143</text:p>
      <text:p text:style-name="P8">009 <text:s text:c="4"/>036 <text:s text:c="4"/>001 <text:s text:c="4"/>004 <text:s text:c="4"/>12810 <text:s text:c="2"/>143</text:p>
      <text:p text:style-name="P8">010 <text:s text:c="4"/>036 <text:s text:c="4"/>001 <text:s text:c="4"/>003 <text:s text:c="4"/>12810 <text:s text:c="2"/>143</text:p>
      <text:p text:style-name="P8">010 <text:s text:c="4"/>037 <text:s text:c="4"/>001 <text:s text:c="4"/>003 <text:s text:c="4"/>12810 <text:s text:c="2"/>143</text:p>
      <text:p text:style-name="P8">009 <text:s text:c="4"/>044 <text:s text:c="4"/>001 <text:s text:c="4"/>003 <text:s text:c="4"/>12810 <text:s text:c="2"/>143</text:p>
      <text:p text:style-name="P8">010 <text:s text:c="4"/>053 <text:s text:c="4"/>001 <text:s text:c="4"/>004 <text:s text:c="4"/>12810 <text:s text:c="2"/>143</text:p>
      <text:p text:style-name="P8">009 <text:s text:c="4"/>052 <text:s text:c="4"/>001 <text:s text:c="4"/>004 <text:s text:c="4"/>12810 <text:s text:c="2"/>143</text:p>
      <text:p text:style-name="P8">009 <text:s text:c="4"/>045 <text:s text:c="4"/>001 <text:s text:c="4"/>004 <text:s text:c="4"/>12810 <text:s text:c="2"/>143</text:p>
      <text:p text:style-name="P8">009 <text:s text:c="4"/>043 <text:s text:c="4"/>001 <text:s text:c="4"/>003 <text:s text:c="4"/>12810 <text:s text:c="2"/>143</text:p>
      <text:p text:style-name="P8">009 <text:s text:c="4"/>035 <text:s text:c="4"/>001 <text:s text:c="4"/>003 <text:s text:c="4"/>12810 <text:s text:c="2"/>143</text:p>
      <text:p text:style-name="P8">009 <text:s text:c="4"/>036 <text:s text:c="4"/>001 <text:s text:c="4"/>003 <text:s text:c="4"/>12810 <text:s text:c="2"/>143</text:p>
      <text:p text:style-name="P8"><text:soft-page-break/>009 <text:s text:c="4"/>043 <text:s text:c="4"/>001 <text:s text:c="4"/>003 <text:s text:c="4"/>12810 <text:s text:c="2"/>143</text:p>
      <text:p text:style-name="P8">009 <text:s text:c="4"/>047 <text:s text:c="4"/>001 <text:s text:c="4"/>003 <text:s text:c="4"/>12810 <text:s text:c="2"/>143</text:p>
      <text:p text:style-name="P8">008 <text:s text:c="4"/>045 <text:s text:c="4"/>001 <text:s text:c="4"/>003 <text:s text:c="4"/>12810 <text:s text:c="2"/>143</text:p>
      <text:p text:style-name="P8">008 <text:s text:c="4"/>035 <text:s text:c="4"/>001 <text:s text:c="4"/>003 <text:s text:c="4"/>12810 <text:s text:c="2"/>143</text:p>
      <text:p text:style-name="P8">008 <text:s text:c="4"/>034 <text:s text:c="4"/>001 <text:s text:c="4"/>003 <text:s text:c="4"/>12810 <text:s text:c="2"/>143</text:p>
      <text:p text:style-name="P8">008 <text:s text:c="4"/>029 <text:s text:c="4"/>001 <text:s text:c="4"/>003 <text:s text:c="4"/>12810 <text:s text:c="2"/>143</text:p>
      <text:p text:style-name="P8">008 <text:s text:c="4"/>028 <text:s text:c="4"/>001 <text:s text:c="4"/>003 <text:s text:c="4"/>12810 <text:s text:c="2"/>143</text:p>
      <text:p text:style-name="P8">008 <text:s text:c="4"/>028 <text:s text:c="4"/>001 <text:s text:c="4"/>003 <text:s text:c="4"/>12810 <text:s text:c="2"/>143</text:p>
      <text:p text:style-name="P8">008 <text:s text:c="4"/>032 <text:s text:c="4"/>001 <text:s text:c="4"/>003 <text:s text:c="4"/>12810 <text:s text:c="2"/>143</text:p>
      <text:p text:style-name="P8">007 <text:s text:c="4"/>031 <text:s text:c="4"/>001 <text:s text:c="4"/>003 <text:s text:c="4"/>12810 <text:s text:c="2"/>143</text:p>
      <text:p text:style-name="P8">008 <text:s text:c="4"/>034 <text:s text:c="4"/>001 <text:s text:c="4"/>003 <text:s text:c="4"/>12810 <text:s text:c="2"/>143</text:p>
      <text:p text:style-name="P8">008 <text:s text:c="4"/>028 <text:s text:c="4"/>001 <text:s text:c="4"/>003 <text:s text:c="4"/>12810 <text:s text:c="2"/>143</text:p>
      <text:p text:style-name="P8">007 <text:s text:c="4"/>027 <text:s text:c="4"/>001 <text:s text:c="4"/>003 <text:s text:c="4"/>12810 <text:s text:c="2"/>143</text:p>
      <text:p text:style-name="P8">008 <text:s text:c="4"/>023 <text:s text:c="4"/>001 <text:s text:c="4"/>003 <text:s text:c="4"/>12810 <text:s text:c="2"/>143</text:p>
      <text:p text:style-name="P8">006 <text:s text:c="4"/>021 <text:s text:c="4"/>001 <text:s text:c="4"/>003 <text:s text:c="4"/>12810 <text:s text:c="2"/>143</text:p>
      <text:p text:style-name="P8">006 <text:s text:c="4"/>020 <text:s text:c="4"/>001 <text:s text:c="4"/>003 <text:s text:c="4"/>12810 <text:s text:c="2"/>143</text:p>
      <text:p text:style-name="P8">006 <text:s text:c="4"/>018 <text:s text:c="4"/>001 <text:s text:c="4"/>003 <text:s text:c="4"/>12810 <text:s text:c="2"/>143</text:p>
      <text:p text:style-name="P8">006 <text:s text:c="4"/>018 <text:s text:c="4"/>001 <text:s text:c="4"/>003 <text:s text:c="4"/>12810 <text:s text:c="2"/>143</text:p>
      <text:p text:style-name="P8">005 <text:s text:c="4"/>017 <text:s text:c="4"/>001 <text:s text:c="4"/>003 <text:s text:c="4"/>12810 <text:s text:c="2"/>143</text:p>
      <text:p text:style-name="P8">005 <text:s text:c="4"/>017 <text:s text:c="4"/>001 <text:s text:c="4"/>003 <text:s text:c="4"/>12810 <text:s text:c="2"/>143</text:p>
      <text:p text:style-name="P8">005 <text:s text:c="4"/>017 <text:s text:c="4"/>001 <text:s text:c="4"/>003 <text:s text:c="4"/>12810 <text:s text:c="2"/>143</text:p>
      <text:p text:style-name="P8">005 <text:s text:c="4"/>018 <text:s text:c="4"/>001 <text:s text:c="4"/>003 <text:s text:c="4"/>12810 <text:s text:c="2"/>143</text:p>
      <text:p text:style-name="P8">005 <text:s text:c="4"/>016 <text:s text:c="4"/>001 <text:s text:c="4"/>003 <text:s text:c="4"/>12810 <text:s text:c="2"/>143</text:p>
      <text:p text:style-name="P8">004 <text:s text:c="4"/>015 <text:s text:c="4"/>001 <text:s text:c="4"/>002 <text:s text:c="4"/>12810 <text:s text:c="2"/>143</text:p>
      <text:p text:style-name="P8">005 <text:s text:c="4"/>013 <text:s text:c="4"/>001 <text:s text:c="4"/>002 <text:s text:c="4"/>12810 <text:s text:c="2"/>143</text:p>
      <text:p text:style-name="P8">005 <text:s text:c="4"/>012 <text:s text:c="4"/>001 <text:s text:c="4"/>002 <text:s text:c="4"/>12810 <text:s text:c="2"/>143</text:p>
      <text:p text:style-name="P8">004 <text:s text:c="4"/>011 <text:s text:c="4"/>001 <text:s text:c="4"/>002 <text:s text:c="4"/>12810 <text:s text:c="2"/>143</text:p>
      <text:p text:style-name="P8">004 <text:s text:c="4"/>011 <text:s text:c="4"/>001 <text:s text:c="4"/>002 <text:s text:c="4"/>12810 <text:s text:c="2"/>143</text:p>
      <text:p text:style-name="P8">004 <text:s text:c="4"/>010 <text:s text:c="4"/>001 <text:s text:c="4"/>002 <text:s text:c="4"/>12810 <text:s text:c="2"/>143</text:p>
      <text:p text:style-name="P8">004 <text:s text:c="4"/>010 <text:s text:c="4"/>001 <text:s text:c="4"/>002 <text:s text:c="4"/>12810 <text:s text:c="2"/>143</text:p>
      <text:p text:style-name="P8">004 <text:s text:c="4"/>009 <text:s text:c="4"/>001 <text:s text:c="4"/>002 <text:s text:c="4"/>12810 <text:s text:c="2"/>143</text:p>
      <text:p text:style-name="P8">004 <text:s text:c="4"/>009 <text:s text:c="4"/>001 <text:s text:c="4"/>002 <text:s text:c="4"/>12810 <text:s text:c="2"/>143</text:p>
      <text:p text:style-name="P8">004 <text:s text:c="4"/>008 <text:s text:c="4"/>001 <text:s text:c="4"/>002 <text:s text:c="4"/>12810 <text:s text:c="2"/>143</text:p>
      <text:p text:style-name="P8">003 <text:s text:c="4"/>007 <text:s text:c="4"/>001 <text:s text:c="4"/>002 <text:s text:c="4"/>12810 <text:s text:c="2"/>143</text:p>
      <text:p text:style-name="P8">003 <text:s text:c="4"/>007 <text:s text:c="4"/>001 <text:s text:c="4"/>002 <text:s text:c="4"/>12810 <text:s text:c="2"/>143</text:p>
      <text:p text:style-name="P8">003 <text:s text:c="4"/>006 <text:s text:c="4"/>001 <text:s text:c="4"/>002 <text:s text:c="4"/>12810 <text:s text:c="2"/>143</text:p>
      <text:p text:style-name="P8">002 <text:s text:c="4"/>006 <text:s text:c="4"/>001 <text:s text:c="4"/>002 <text:s text:c="4"/>12810 <text:s text:c="2"/>143</text:p>
      <text:p text:style-name="P8">002 <text:s text:c="4"/>006 <text:s text:c="4"/>001 <text:s text:c="4"/>002 <text:s text:c="4"/>12810 <text:s text:c="2"/>143</text:p>
      <text:p text:style-name="P8">003 <text:s text:c="4"/>005 <text:s text:c="4"/>001 <text:s text:c="4"/>002 <text:s text:c="4"/>12810 <text:s text:c="2"/>143</text:p>
      <text:p text:style-name="P8">001 <text:s text:c="4"/>005 <text:s text:c="4"/>001 <text:s text:c="4"/>002 <text:s text:c="4"/>12810 <text:s text:c="2"/>143</text:p>
      <text:p text:style-name="P8">002 <text:s text:c="4"/>005 <text:s text:c="4"/>001 <text:s text:c="4"/>002 <text:s text:c="4"/>12810 <text:s text:c="2"/>143</text:p>
      <text:p text:style-name="P8">000 <text:s text:c="4"/>004 <text:s text:c="4"/>001 <text:s text:c="4"/>002 <text:s text:c="4"/>12810 <text:s text:c="2"/>143</text:p>
      <text:p text:style-name="P8">000 <text:s text:c="4"/>004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<text:soft-page-break/>000 <text:s text:c="4"/>003 <text:s text:c="4"/>001 <text:s text:c="4"/>002 <text:s text:c="4"/>12810 <text:s text:c="2"/>143</text:p>
      <text:p text:style-name="P8">000 <text:s text:c="4"/>003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<text:soft-page-break/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>000 <text:s text:c="4"/>002 <text:s text:c="4"/>001 <text:s text:c="4"/>002 <text:s text:c="4"/>12810 <text:s text:c="2"/>143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0:50:17.194745568</meta:creation-date>
    <dc:date>2016-07-29T00:58:53.653222319</dc:date>
    <meta:editing-duration>PT8M36S</meta:editing-duration>
    <meta:editing-cycles>1</meta:editing-cycles>
    <meta:document-statistic meta:table-count="0" meta:image-count="0" meta:object-count="0" meta:page-count="156" meta:paragraph-count="7603" meta:word-count="45618" meta:character-count="327057" meta:non-whitespace-character-count="152196"/>
    <meta:generator>LibreOffice/5.1.3.2$Linux_X86_64 LibreOffice_project/10m0$Build-2</meta:generator>
  </office:meta>
</office:document-meta>
</file>